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MS Sans Serif" svg:font-family="&quot;MS Sans Serif&quot;"/>
    <style:font-face style:name="Times New Roman" svg:font-family="&quot;Times New Roman&quot;"/>
    <style:font-face style:name="Arial Baltic" svg:font-family="&quot;Arial Baltic&quot;"/>
  </office:font-face-decls>
  <office:automatic-styles>
    <style:style style:name="ce1" style:family="table-cell" style:parent-style-name="Default" style:data-style-name="N0"/>
    <style:style style:name="ce2" style:family="table-cell" style:parent-style-name="Normal_32_3" style:data-style-name="N0">
      <style:table-cell-properties style:vertical-align="automatic" fo:background-color="transparent"/>
    </style:style>
    <style:style style:name="ce3" style:family="table-cell" style:parent-style-name="Normal_32_3" style:data-style-name="N0">
      <style:table-cell-properties style:vertical-align="automatic" fo:background-color="transparent"/>
      <style:text-properties fo:font-size="14pt" style:font-size-asian="14pt" style:font-size-complex="14pt"/>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Normal_TAB3_3"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font-family-generic="swiss"/>
    </style:style>
    <style:style style:name="ce6" style:family="table-cell" style:parent-style-name="Normal_32_4" style:data-style-name="N36">
      <style:table-cell-properties style:vertical-align="automatic" fo:background-color="transparent"/>
      <style:text-properties style:font-name="Arial" style:font-name-asian="Arial" style:font-name-complex="Arial" style:font-family-generic="swiss"/>
    </style:style>
    <style:style style:name="ce7" style:family="table-cell" style:parent-style-name="Normal_TAB4-4_4.4a_32_-_32_Cod"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font-family-generic="swiss"/>
    </style:style>
    <style:style style:name="ce8" style:family="table-cell" style:parent-style-name="Normal_TAB4-4_4.4b_32_-_32_Haddock"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font-family-generic="swiss"/>
    </style:style>
    <style:style style:name="ce9" style:family="table-cell" style:parent-style-name="Normal_TAB4-4_4.4c_32_-_32_Shrimps_32_and_32_Prawns"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font-family-generic="swiss"/>
    </style:style>
    <style:style style:name="ce10" style:family="table-cell" style:parent-style-name="Normal_TAB4-4_4.4d_32_-_32_Tuna"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font-family-generic="swiss"/>
    </style:style>
    <style:style style:name="ce11" style:family="table-cell" style:parent-style-name="Normal_TAB4-4_4.4e_32_-_32_Mackerel"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font-family-generic="swiss"/>
    </style:style>
    <style:style style:name="ce12" style:family="table-cell" style:parent-style-name="Normal_32_4" style:data-style-name="N0">
      <style:table-cell-properties style:vertical-align="top" fo:background-color="transparent"/>
      <style:text-properties style:font-name="Arial" style:font-name-asian="Arial" style:font-name-complex="Arial" style:font-family-generic="swiss"/>
    </style:style>
    <style:style style:name="ce13" style:family="table-cell" style:parent-style-name="Normal_Table_32_4.6" style:data-style-name="N0">
      <style:table-cell-properties style:vertical-align="top" fo:background-color="transparent"/>
      <style:text-properties style:font-name="Arial" style:font-name-asian="Arial" style:font-name-complex="Arial" style:font-family-generic="swiss"/>
    </style:style>
    <style:style style:name="ce14" style:family="table-cell" style:parent-style-name="Default" style:data-style-name="N0">
      <style:table-cell-properties style:vertical-align="middle"/>
      <style:text-properties fo:font-size="11pt" style:font-size-asian="11pt" style:font-size-complex="11pt"/>
    </style:style>
    <style:style style:name="ce1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 style:family="table-cell" style:parent-style-name="Default" style:data-style-name="N1">
      <style:table-cell-properties style:vertical-align="automatic" style:repeat-content="false"/>
      <style:paragraph-properties fo:text-align="end" fo:margin-right="0cm"/>
    </style:style>
    <style:style style:name="ce17" style:family="table-cell" style:parent-style-name="Default" style:data-style-name="N1">
      <style:table-cell-properties style:vertical-align="automatic" style:repeat-content="false"/>
      <style:paragraph-properties fo:text-align="end" fo:margin-right="0cm"/>
      <style:text-properties fo:font-weight="bold" style:font-weight-asian="bold" style:font-weight-complex="bold"/>
    </style:style>
    <style:style style:name="ce18" style:family="table-cell" style:parent-style-name="Default" style:data-style-name="N0">
      <style:table-cell-properties fo:border-top="none" fo:border-bottom="2pt solid #000000" fo:border-left="none" fo:border-right="none"/>
      <style:text-properties fo:font-size="8pt" style:font-size-asian="8pt" style:font-size-complex="8pt" fo:font-weight="bold" style:font-weight-asian="bold" style:font-weight-complex="bold"/>
    </style:style>
    <style:style style:name="ce19" style:family="table-cell" style:parent-style-name="Default" style:data-style-name="N0">
      <style:table-cell-properties fo:border-top="none" fo:border-bottom="2pt solid #000000" fo:border-left="none" fo:border-right="none"/>
      <style:text-properties fo:font-size="8pt" style:font-size-asian="8pt" style:font-size-complex="8pt"/>
    </style:style>
    <style:style style:name="ce20" style:family="table-cell" style:parent-style-name="Default" style:data-style-name="N1">
      <style:table-cell-properties fo:border-top="none" fo:border-bottom="2pt solid #000000" fo:border-left="none" fo:border-right="none" style:vertical-align="automatic" style:repeat-content="false"/>
      <style:paragraph-properties fo:text-align="end" fo:margin-right="0cm"/>
      <style:text-properties fo:font-size="8pt" style:font-size-asian="8pt" style:font-size-complex="8pt"/>
    </style:style>
    <style:style style:name="ce21" style:family="table-cell" style:parent-style-name="Default" style:data-style-name="N1">
      <style:table-cell-properties style:vertical-align="automatic" style:repeat-content="false"/>
      <style:paragraph-properties fo:text-align="end" fo:margin-right="0cm"/>
      <style:text-properties fo:font-size="8pt" style:font-size-asian="8pt" style:font-size-complex="8pt"/>
    </style:style>
    <style:style style:name="ce22" style:family="table-cell" style:parent-style-name="Default" style:data-style-name="N0">
      <style:text-properties fo:font-size="8pt" style:font-size-asian="8pt" style:font-size-complex="8pt"/>
    </style:style>
    <style:style style:name="ce23" style:family="table-cell" style:parent-style-name="Default" style:data-style-name="N1">
      <style:table-cell-properties fo:border-top="2pt solid #000000" fo:border-bottom="thin solid #000000" fo:border-left="none" fo:border-right="none"/>
      <style:text-properties fo:font-size="8pt" style:font-size-asian="8pt" style:font-size-complex="8pt" fo:font-weight="bold" style:font-weight-asian="bold" style:font-weight-complex="bold"/>
    </style:style>
    <style:style style:name="ce24" style:family="table-cell" style:parent-style-name="Default" style:data-style-name="N1">
      <style:table-cell-properties fo:border-top="2pt solid #000000" fo:border-bottom="thin solid #000000" fo:border-left="none" fo:border-right="none" style:vertical-align="automatic" style:repeat-content="false"/>
      <style:paragraph-properties fo:text-align="end" fo:margin-right="0cm"/>
      <style:text-properties fo:font-size="8pt" style:font-size-asian="8pt" style:font-size-complex="8pt" fo:font-weight="bold" style:font-weight-asian="bold" style:font-weight-complex="bold"/>
    </style:style>
    <style:style style:name="ce25" style:family="table-cell" style:parent-style-name="Default" style:data-style-name="N1">
      <style:text-properties fo:font-size="8pt" style:font-size-asian="8pt" style:font-size-complex="8pt" fo:font-weight="bold" style:font-weight-asian="bold" style:font-weight-complex="bold"/>
    </style:style>
    <style:style style:name="ce26" style:family="table-cell" style:parent-style-name="Default" style:data-style-name="N0">
      <style:text-properties fo:font-size="8pt" style:font-size-asian="8pt" style:font-size-complex="8pt" fo:font-weight="bold" style:font-weight-asian="bold" style:font-weight-complex="bold"/>
    </style:style>
    <style:style style:name="ce27" style:family="table-cell" style:parent-style-name="Default" style:data-style-name="N1">
      <style:table-cell-properties style:vertical-align="automatic" fo:background-color="transparent" style:repeat-content="false"/>
      <style:paragraph-properties fo:text-align="end" fo:margin-right="0cm"/>
      <style:text-properties fo:font-size="8pt" style:font-size-asian="8pt" style:font-size-complex="8pt"/>
    </style:style>
    <style:style style:name="ce28" style:family="table-cell" style:parent-style-name="Default" style:data-style-name="N1">
      <style:table-cell-properties fo:border-top="thin solid #000000" fo:border-bottom="none"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29" style:family="table-cell" style:parent-style-name="Normal_Table4.1"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30" style:family="table-cell" style:parent-style-name="Default" style:data-style-name="N1">
      <style:table-cell-properties style:vertical-align="automatic" fo:background-color="transparent" style:repeat-content="false"/>
      <style:paragraph-properties fo:text-align="start" fo:margin-left="0cm"/>
      <style:text-properties fo:font-size="6pt" style:font-size-asian="6pt" style:font-size-complex="6pt" style:text-position="33%"/>
    </style:style>
    <style:style style:name="ce31" style:family="table-cell" style:parent-style-name="Default" style:data-style-name="N1">
      <style:text-properties fo:font-size="8pt" style:font-size-asian="8pt" style:font-size-complex="8pt"/>
    </style:style>
    <style:style style:name="ce32" style:family="table-cell" style:parent-style-name="Normal_Table4.1" style:data-style-name="N3">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33" style:family="table-cell" style:parent-style-name="Default" style:data-style-name="N3">
      <style:table-cell-properties fo:background-color="transparent"/>
      <style:text-properties fo:font-size="8pt" style:font-size-asian="8pt" style:font-size-complex="8pt"/>
    </style:style>
    <style:style style:name="ce34" style:family="table-cell" style:parent-style-name="Default" style:data-style-name="N3">
      <style:text-properties fo:font-size="8pt" style:font-size-asian="8pt" style:font-size-complex="8pt"/>
    </style:style>
    <style:style style:name="ce35" style:family="table-cell" style:parent-style-name="Default" style:data-style-name="N1">
      <style:table-cell-properties fo:background-color="transparent"/>
      <style:text-properties fo:font-size="8pt" style:font-size-asian="8pt" style:font-size-complex="8pt"/>
    </style:style>
    <style:style style:name="ce36" style:family="table-cell" style:parent-style-name="Default" style:data-style-name="N0">
      <style:table-cell-properties fo:border-top="none" fo:border-bottom="thin solid #000000" fo:border-left="none" fo:border-right="none"/>
      <style:text-properties fo:font-size="8pt" style:font-size-asian="8pt" style:font-size-complex="8pt" fo:font-weight="bold" style:font-weight-asian="bold" style:font-weight-complex="bold"/>
    </style:style>
    <style:style style:name="ce37" style:family="table-cell" style:parent-style-name="Default" style:data-style-name="N0">
      <style:table-cell-properties fo:border-top="none" fo:border-bottom="thin solid #000000" fo:border-left="none" fo:border-right="none"/>
      <style:text-properties fo:font-size="8pt" style:font-size-asian="8pt" style:font-size-complex="8pt"/>
    </style:style>
    <style:style style:name="ce38" style:family="table-cell" style:parent-style-name="Default" style:data-style-name="N1">
      <style:table-cell-properties fo:border-top="none" fo:border-bottom="thin solid #000000" fo:border-left="none" fo:border-right="none" style:vertical-align="automatic" style:repeat-content="false"/>
      <style:paragraph-properties fo:text-align="end" fo:margin-right="0cm"/>
      <style:text-properties fo:font-size="8pt" style:font-size-asian="8pt" style:font-size-complex="8pt"/>
    </style:style>
    <style:style style:name="ce39" style:family="table-cell" style:parent-style-name="Default" style:data-style-name="N1">
      <style:table-cell-properties fo:border-top="thin solid #000000" fo:border-bottom="thin solid #000000" fo:border-left="none" fo:border-right="none"/>
      <style:text-properties fo:font-size="8pt" style:font-size-asian="8pt" style:font-size-complex="8pt" fo:font-weight="bold" style:font-weight-asian="bold" style:font-weight-complex="bold"/>
    </style:style>
    <style:style style:name="ce40"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start" fo:margin-left="0cm"/>
      <style:text-properties fo:font-size="6pt" style:font-size-asian="6pt" style:font-size-complex="6pt" style:text-position="33%"/>
    </style:style>
    <style:style style:name="ce41"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start" fo:margin-left="0cm"/>
      <style:text-properties fo:font-size="6pt" style:font-size-asian="6pt" style:font-size-complex="6pt" fo:font-weight="bold" style:font-weight-asian="bold" style:font-weight-complex="bold" style:text-position="33%"/>
    </style:style>
    <style:style style:name="ce42" style:family="table-cell" style:parent-style-name="Default" style:data-style-name="N0">
      <style:table-cell-properties fo:background-color="transparent"/>
      <style:text-properties fo:font-size="8pt" style:font-size-asian="8pt" style:font-size-complex="8pt" fo:font-weight="bold" style:font-weight-asian="bold" style:font-weight-complex="bold"/>
    </style:style>
    <style:style style:name="ce43" style:family="table-cell" style:parent-style-name="Default" style:data-style-name="N0">
      <style:table-cell-properties fo:background-color="transparent"/>
      <style:text-properties fo:font-size="8pt" style:font-size-asian="8pt" style:font-size-complex="8pt"/>
    </style:style>
    <style:style style:name="ce44" style:family="table-cell" style:parent-style-name="Default"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45" style:family="table-cell" style:parent-style-name="Normal_Table4.1" style:data-style-name="N2">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46" style:family="table-cell" style:parent-style-name="Default" style:data-style-name="N1">
      <style:table-cell-properties fo:background-color="#FFFFFF"/>
      <style:text-properties fo:font-size="8pt" style:font-size-asian="8pt" style:font-size-complex="8pt"/>
    </style:style>
    <style:style style:name="ce47" style:family="table-cell" style:parent-style-name="Default" style:data-style-name="N1">
      <style:table-cell-properties fo:border-top="none" fo:border-bottom="2pt solid #000000" fo:border-left="none" fo:border-right="none"/>
      <style:text-properties fo:font-size="8pt" style:font-size-asian="8pt" style:font-size-complex="8pt"/>
    </style:style>
    <style:style style:name="ce48" style:family="table-cell" style:parent-style-name="Default" style:data-style-name="N1">
      <style:table-cell-properties fo:border-top="none" fo:border-bottom="2pt solid #000000" fo:border-left="none" fo:border-right="none" style:vertical-align="automatic" fo:background-color="transparent" style:repeat-content="false"/>
      <style:paragraph-properties fo:text-align="start" fo:margin-left="0cm"/>
      <style:text-properties fo:font-size="6pt" style:font-size-asian="6pt" style:font-size-complex="6pt" style:text-position="33%"/>
    </style:style>
    <style:style style:name="ce49" style:family="table-cell" style:parent-style-name="Default" style:data-style-name="N1">
      <style:table-cell-properties fo:border-top="none" fo:border-bottom="2pt solid #000000" fo:border-left="none" fo:border-right="none" fo:background-color="#FFFFFF"/>
      <style:text-properties fo:font-size="8pt" style:font-size-asian="8pt" style:font-size-complex="8pt"/>
    </style:style>
    <style:style style:name="ce50" style:family="table-cell" style:parent-style-name="Default" style:data-style-name="N1">
      <style:table-cell-properties fo:border-top="none" fo:border-bottom="2pt solid #000000" fo:border-left="none" fo:border-right="none" style:vertical-align="automatic" fo:background-color="#FFFFFF" style:repeat-content="false"/>
      <style:paragraph-properties fo:text-align="start" fo:margin-left="0cm"/>
      <style:text-properties fo:font-size="6pt" style:font-size-asian="6pt" style:font-size-complex="6pt" style:text-position="33%"/>
    </style:style>
    <style:style style:name="ce51"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52" style:family="table-cell" style:parent-style-name="Normal_TAB3_3"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53" style:family="table-cell" style:parent-style-name="Normal_TAB3_3" style:data-style-name="N0">
      <style:table-cell-properties style:vertical-align="automatic" fo:background-color="transparent"/>
      <style:text-properties style:font-name="Arial" style:font-name-asian="Arial" style:font-name-complex="Arial" style:font-family-generic="swiss"/>
    </style:style>
    <style:style style:name="ce54" style:family="table-cell" style:parent-style-name="Normal_TAB3_3"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55" style:family="table-cell" style:parent-style-name="Normal_TAB3_3" style:data-style-name="N37">
      <style:table-cell-properties style:vertical-align="automatic" fo:background-color="transparent" style:repeat-content="false"/>
      <style:paragraph-properties fo:text-align="end" fo:margin-right="0cm"/>
      <style:text-properties style:font-name="Arial" style:font-name-asian="Arial" style:font-name-complex="Arial" style:font-family-generic="swiss"/>
    </style:style>
    <style:style style:name="ce56" style:family="table-cell" style:parent-style-name="Normal_TAB3_3" style:data-style-name="N37">
      <style:table-cell-properties style:vertical-align="automatic" fo:background-color="transparent"/>
      <style:text-properties style:font-name="Arial" style:font-name-asian="Arial" style:font-name-complex="Arial" style:font-family-generic="swiss"/>
    </style:style>
    <style:style style:name="ce57" style:family="table-cell" style:parent-style-name="Normal_TAB3_3" style:data-style-name="N38">
      <style:table-cell-properties style:vertical-align="automatic" fo:background-color="transparent"/>
      <style:text-properties style:font-name="Arial" style:font-name-asian="Arial" style:font-name-complex="Arial" style:font-family-generic="swiss"/>
    </style:style>
    <style:style style:name="ce58" style:family="table-cell" style:parent-style-name="Normal_TAB3_3" style:data-style-name="N2">
      <style:table-cell-properties style:vertical-align="automatic" fo:background-color="transparent"/>
      <style:text-properties style:font-name="Arial" style:font-name-asian="Arial" style:font-name-complex="Arial" style:font-family-generic="swiss"/>
    </style:style>
    <style:style style:name="ce59" style:family="table-cell" style:parent-style-name="Normal_TAB3_3" style:data-style-name="N0">
      <style:table-cell-properties fo:border-top="none" fo:border-bottom="2pt solid #000000" fo:border-left="none"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60" style:family="table-cell" style:parent-style-name="Normal_TAB3_1" style:data-style-name="N39">
      <style:table-cell-properties style:vertical-align="automatic" fo:background-color="transparent"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61" style:family="table-cell" style:parent-style-name="Normal_TAB3_3" style:data-style-name="N37">
      <style:table-cell-properties fo:border-top="none" fo:border-bottom="2pt solid #000000" fo:border-left="none"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62" style:family="table-cell" style:parent-style-name="Normal_TAB3_3" style:data-style-name="N37">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63" style:family="table-cell" style:parent-style-name="Normal_TAB3_3" style:data-style-name="N38">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64" style:family="table-cell" style:parent-style-name="Normal_TAB3_3" style:data-style-name="N2">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65" style:family="table-cell" style:parent-style-name="Normal_TAB3_3" style:data-style-name="N0">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66" style:family="table-cell" style:parent-style-name="Normal_TAB3_3" style:data-style-name="N0">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67" style:family="table-cell" style:parent-style-name="Normal_TAB3_3" style:data-style-name="N39">
      <style:table-cell-properties fo:border-top="2pt solid #000000" fo:border-bottom="thin solid #000000" fo:border-left="none" fo:border-right="none"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68" style:family="table-cell" style:parent-style-name="Normal_TAB3_3" style:data-style-name="N37">
      <style:table-cell-properties fo:border-top="2pt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69" style:family="table-cell" style:parent-style-name="Normal_TAB3_3" style:data-style-name="N30">
      <style:table-cell-properties fo:border-top="none" fo:border-bottom="thin solid #000000" fo:border-left="none" fo:border-right="none"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70" style:family="table-cell" style:parent-style-name="Normal_TAB3_3" style:data-style-name="N30">
      <style:table-cell-properties fo:border-top="none" fo:border-bottom="thin solid #000000" fo:border-left="none"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71" style:family="table-cell" style:parent-style-name="Normal_TAB3_3" style:data-style-name="N3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72" style:family="table-cell" style:parent-style-name="Normal_TAB3_3"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73" style:family="table-cell" style:parent-style-name="Normal_TAB3_3"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74" style:family="table-cell" style:parent-style-name="Normal_TAB3_3"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75" style:family="table-cell" style:parent-style-name="Normal_TAB3_3" style:data-style-name="N30">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76" style:family="table-cell" style:parent-style-name="Normal_TAB3_3"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77" style:family="table-cell" style:parent-style-name="Normal_TAB3_3" style:data-style-name="N37">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78" style:family="table-cell" style:parent-style-name="Normal_TAB3_3" style:data-style-name="N38">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79" style:family="table-cell" style:parent-style-name="Normal_TAB3_3" style:data-style-name="N2">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80" style:family="table-cell" style:parent-style-name="Normal_TAB3_3"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81" style:family="table-cell" style:parent-style-name="Normal_TAB3_3" style:data-style-name="N37">
      <style:table-cell-properties style:vertical-align="automatic" fo:background-color="transparent" style:repeat-content="false"/>
      <style:paragraph-properties fo:text-align="start" fo:margin-left="0cm"/>
      <style:text-properties style:font-name="Arial" style:font-name-asian="Arial" style:font-name-complex="Arial" fo:font-size="6pt" style:font-size-asian="6pt" style:font-size-complex="6pt" style:text-position="33%" style:font-family-generic="swiss"/>
    </style:style>
    <style:style style:name="ce82" style:family="table-cell" style:parent-style-name="Default" style:data-style-name="N36">
      <style:table-cell-properties style:vertical-align="automatic" style:repeat-content="false"/>
      <style:paragraph-properties fo:text-align="start" fo:margin-left="0cm"/>
      <style:text-properties fo:font-size="6pt" style:font-size-asian="6pt" style:font-size-complex="6pt" style:text-position="33%"/>
    </style:style>
    <style:style style:name="ce83" style:family="table-cell" style:parent-style-name="Normal_TAB3_3" style:data-style-name="N44">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84" style:family="table-cell" style:parent-style-name="Normal_TAB3_3" style:data-style-name="N42">
      <style:table-cell-properties style:vertical-align="automatic" fo:background-color="transparent"/>
      <style:text-properties style:font-name="Arial Baltic" style:font-name-asian="Arial Baltic" style:font-name-complex="Arial Baltic"/>
    </style:style>
    <style:style style:name="ce85" style:family="table-cell" style:parent-style-name="Normal_TAB3_3" style:data-style-name="N37">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86" style:family="table-cell" style:parent-style-name="Normal_TAB3_3"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87" style:family="table-cell" style:parent-style-name="Normal_TAB3_3"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88" style:family="table-cell" style:parent-style-name="Normal_TAB3_3" style:data-style-name="N37">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89" style:family="table-cell" style:parent-style-name="Normal_TAB3_3" style:data-style-name="N37">
      <style:table-cell-properties fo:border-top="thin solid #000000"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6pt" style:font-size-asian="6pt" style:font-size-complex="6pt" style:text-position="33%" style:font-family-generic="swiss"/>
    </style:style>
    <style:style style:name="ce90" style:family="table-cell" style:parent-style-name="Default" style:data-style-name="N36">
      <style:table-cell-properties fo:border-top="thin solid #000000" fo:border-bottom="thin solid #000000" fo:border-left="none" fo:border-right="none" style:vertical-align="automatic" style:repeat-content="false"/>
      <style:paragraph-properties fo:text-align="start" fo:margin-left="0cm"/>
      <style:text-properties fo:font-size="6pt" style:font-size-asian="6pt" style:font-size-complex="6pt" style:text-position="33%"/>
    </style:style>
    <style:style style:name="ce91" style:family="table-cell" style:parent-style-name="Normal_TAB3_3" style:data-style-name="N42">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92" style:family="table-cell" style:parent-style-name="Normal_TAB3_3" style:data-style-name="N37">
      <style:table-cell-properties style:vertical-align="automatic" fo:background-color="transparent"/>
      <style:text-properties style:font-name="Arial Baltic" style:font-name-asian="Arial Baltic" style:font-name-complex="Arial Baltic"/>
    </style:style>
    <style:style style:name="ce93" style:family="table-cell" style:parent-style-name="Normal_TAB3_3" style:data-style-name="N37">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94" style:family="table-cell" style:parent-style-name="Normal_TAB3_3" style:data-style-name="N37">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95" style:family="table-cell" style:parent-style-name="Normal_TAB3_3" style:data-style-name="N0">
      <style:table-cell-properties fo:border-top="none" fo:border-bottom="2pt solid #000000" fo:border-left="none" fo:border-right="none"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96" style:family="table-cell" style:parent-style-name="Normal_TAB3_3" style:data-style-name="N37">
      <style:table-cell-properties fo:border-top="thin solid #000000" fo:border-bottom="2pt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97" style:family="table-cell" style:parent-style-name="Normal_TAB3_3" style:data-style-name="N37">
      <style:table-cell-properties fo:border-top="thin solid #000000" fo:border-bottom="2pt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6pt" style:font-size-asian="6pt" style:font-size-complex="6pt" style:text-position="33%" style:font-family-generic="swiss"/>
    </style:style>
    <style:style style:name="ce98" style:family="table-cell" style:parent-style-name="Default" style:data-style-name="N36">
      <style:table-cell-properties fo:border-top="thin solid #000000" fo:border-bottom="2pt solid #000000" fo:border-left="none" fo:border-right="none" style:vertical-align="automatic" style:repeat-content="false"/>
      <style:paragraph-properties fo:text-align="start" fo:margin-left="0cm"/>
      <style:text-properties fo:font-size="6pt" style:font-size-asian="6pt" style:font-size-complex="6pt" style:text-position="33%"/>
    </style:style>
    <style:style style:name="ce99" style:family="table-cell" style:parent-style-name="Normal_TAB3_3"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00" style:family="table-cell" style:parent-style-name="Default" style:data-style-name="N36">
      <style:text-properties fo:font-size="8pt" style:font-size-asian="8pt" style:font-size-complex="8pt"/>
    </style:style>
    <style:style style:name="ce101" style:family="table-cell" style:parent-style-name="Normal_TAB3_1" style:data-style-name="N0">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102" style:family="table-cell" style:parent-style-name="Normal_TAB3_3" style:data-style-name="N2">
      <style:table-cell-properties style:vertical-align="automatic" fo:background-color="transparent"/>
      <style:text-properties fo:color="#FF0000" style:font-name="Arial" style:font-name-asian="Arial" style:font-name-complex="Arial" fo:font-size="8pt" style:font-size-asian="8pt" style:font-size-complex="8pt" fo:font-weight="bold" style:font-weight-asian="bold" style:font-weight-complex="bold" style:font-family-generic="swiss"/>
    </style:style>
    <style:style style:name="ce103" style:family="table-cell" style:parent-style-name="Normal_TAB3_3" style:data-style-name="N2">
      <style:table-cell-properties style:vertical-align="automatic" fo:background-color="transparent"/>
      <style:text-properties fo:color="#FFFF00" style:font-name="Arial" style:font-name-asian="Arial" style:font-name-complex="Arial" fo:font-size="8pt" style:font-size-asian="8pt" style:font-size-complex="8pt" fo:font-weight="bold" style:font-weight-asian="bold" style:font-weight-complex="bold" style:font-family-generic="swiss"/>
    </style:style>
    <style:style style:name="ce104" style:family="table-cell" style:parent-style-name="Normal_TAB3_3" style:data-style-name="N37">
      <style:table-cell-properties style:vertical-align="automatic" fo:background-color="transparent" style:repeat-content="false"/>
      <style:paragraph-properties fo:text-align="end" fo:margin-right="0cm"/>
      <style:text-properties fo:color="#FF0000" style:font-name="Arial" style:font-name-asian="Arial" style:font-name-complex="Arial" fo:font-size="8pt" style:font-size-asian="8pt" style:font-size-complex="8pt" fo:font-weight="bold" style:font-weight-asian="bold" style:font-weight-complex="bold" style:font-family-generic="swiss"/>
    </style:style>
    <style:style style:name="ce105" style:family="table-cell" style:parent-style-name="Normal_TAB3_3" style:data-style-name="N37">
      <style:table-cell-properties style:vertical-align="automatic" fo:background-color="transparent" style:repeat-content="false"/>
      <style:paragraph-properties fo:text-align="end" fo:margin-right="0cm"/>
      <style:text-properties fo:color="#FFFF00" style:font-name="Arial" style:font-name-asian="Arial" style:font-name-complex="Arial" fo:font-size="8pt" style:font-size-asian="8pt" style:font-size-complex="8pt" fo:font-weight="bold" style:font-weight-asian="bold" style:font-weight-complex="bold" style:font-family-generic="swiss"/>
    </style:style>
    <style:style style:name="ce106" style:family="table-cell" style:parent-style-name="Normal_TAB3_3" style:data-style-name="N37">
      <style:table-cell-properties style:vertical-align="automatic" fo:background-color="transparent"/>
      <style:text-properties fo:color="#FFFF00" style:font-name="Arial" style:font-name-asian="Arial" style:font-name-complex="Arial" fo:font-size="8pt" style:font-size-asian="8pt" style:font-size-complex="8pt" fo:font-weight="bold" style:font-weight-asian="bold" style:font-weight-complex="bold" style:font-family-generic="swiss"/>
    </style:style>
    <style:style style:name="ce107" style:family="table-cell" style:parent-style-name="Normal_TAB3_3" style:data-style-name="N38">
      <style:table-cell-properties style:vertical-align="automatic" fo:background-color="transparent"/>
      <style:text-properties fo:color="#FFFF00" style:font-name="Arial" style:font-name-asian="Arial" style:font-name-complex="Arial" fo:font-size="8pt" style:font-size-asian="8pt" style:font-size-complex="8pt" fo:font-weight="bold" style:font-weight-asian="bold" style:font-weight-complex="bold" style:font-family-generic="swiss"/>
    </style:style>
    <style:style style:name="ce108" style:family="table-cell" style:parent-style-name="Normal_TAB3_3" style:data-style-name="N39">
      <style:table-cell-properties fo:border-top="2pt solid #000000" fo:border-bottom="thin solid #000000" fo:border-left="none" fo:border-right="none" style:vertical-align="automatic" fo:background-color="transparent"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09" style:family="table-cell" style:parent-style-name="Default" style:data-style-name="N36">
      <style:text-properties fo:font-weight="bold" style:font-weight-asian="bold" style:font-weight-complex="bold"/>
    </style:style>
    <style:style style:name="ce110" style:family="table-cell" style:parent-style-name="Normal_32_5" style:data-style-name="N36">
      <style:table-cell-properties style:vertical-align="automatic" fo:background-color="transparent"/>
      <style:text-properties style:font-name="Arial" style:font-name-asian="Arial" style:font-name-complex="Arial" style:font-family-generic="swiss"/>
    </style:style>
    <style:style style:name="ce111" style:family="table-cell" style:parent-style-name="Normal_32_5" style:data-style-name="N36">
      <style:table-cell-properties fo:border-top="none" fo:border-bottom="2pt solid #000000" fo:border-left="none"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112" style:family="table-cell" style:parent-style-name="Normal_32_5" style:data-style-name="N36">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113" style:family="table-cell" style:parent-style-name="Normal_32_5" style:data-style-name="N36">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14" style:family="table-cell" style:parent-style-name="Default" style:data-style-name="N36">
      <style:table-cell-properties fo:border-top="none" fo:border-bottom="thin solid #000000" fo:border-left="none" fo:border-right="none"/>
      <style:text-properties fo:font-size="8pt" style:font-size-asian="8pt" style:font-size-complex="8pt" fo:font-weight="bold" style:font-weight-asian="bold" style:font-weight-complex="bold"/>
    </style:style>
    <style:style style:name="ce115" style:family="table-cell" style:parent-style-name="Default" style:data-style-name="N36">
      <style:table-cell-properties fo:border-top="none" fo:border-bottom="thin solid #000000" fo:border-left="none" fo:border-right="none" style:vertical-align="automatic" style:repeat-content="false"/>
      <style:paragraph-properties fo:text-align="center"/>
      <style:text-properties fo:font-size="8pt" style:font-size-asian="8pt" style:font-size-complex="8pt" fo:font-weight="bold" style:font-weight-asian="bold" style:font-weight-complex="bold"/>
    </style:style>
    <style:style style:name="ce116" style:family="table-cell" style:parent-style-name="Default" style:data-style-name="N1">
      <style:table-cell-properties fo:border-top="none" fo:border-bottom="thin solid #000000" fo:border-left="none" fo:border-right="none"/>
      <style:text-properties fo:font-size="8pt" style:font-size-asian="8pt" style:font-size-complex="8pt" fo:font-weight="bold" style:font-weight-asian="bold" style:font-weight-complex="bold"/>
    </style:style>
    <style:style style:name="ce117" style:family="table-cell" style:parent-style-name="Default" style:data-style-name="N36">
      <style:text-properties fo:font-size="8pt" style:font-size-asian="8pt" style:font-size-complex="8pt" fo:font-weight="bold" style:font-weight-asian="bold" style:font-weight-complex="bold"/>
    </style:style>
    <style:style style:name="ce118" style:family="table-cell" style:parent-style-name="Default" style:data-style-name="N36">
      <style:table-cell-properties style:vertical-align="automatic" style:repeat-content="false"/>
      <style:paragraph-properties fo:text-align="start" fo:margin-left="0cm"/>
      <style:text-properties fo:font-size="6pt" style:font-size-asian="6pt" style:font-size-complex="6pt" fo:font-weight="bold" style:font-weight-asian="bold" style:font-weight-complex="bold" style:text-position="33%"/>
    </style:style>
    <style:style style:name="ce119" style:family="table-cell" style:parent-style-name="Normal_32_5" style:data-style-name="N0">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120" style:family="table-cell" style:parent-style-name="Default" style:data-style-name="N36">
      <style:table-cell-properties style:vertical-align="automatic" style:repeat-content="false"/>
      <style:paragraph-properties fo:text-align="end" fo:margin-right="0cm"/>
      <style:text-properties fo:font-size="8pt" style:font-size-asian="8pt" style:font-size-complex="8pt"/>
    </style:style>
    <style:style style:name="ce121" style:family="table-cell" style:parent-style-name="Default" style:data-style-name="N36">
      <style:table-cell-properties style:vertical-align="automatic" style:repeat-content="false"/>
      <style:paragraph-properties fo:text-align="end" fo:margin-right="0cm"/>
      <style:text-properties fo:font-size="8pt" style:font-size-asian="8pt" style:font-size-complex="8pt" fo:font-weight="bold" style:font-weight-asian="bold" style:font-weight-complex="bold"/>
    </style:style>
    <style:style style:name="ce122" style:family="table-cell" style:parent-style-name="Normal_32_5" style:data-style-name="N36">
      <style:table-cell-properties fo:border-top="none" fo:border-bottom="thin solid #000000" fo:border-left="none" fo:border-right="none"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23" style:family="table-cell" style:parent-style-name="Default" style:data-style-name="N36">
      <style:table-cell-properties fo:border-top="thin solid #000000" fo:border-bottom="thin solid #000000" fo:border-left="none" fo:border-right="none" style:vertical-align="automatic" style:repeat-content="false"/>
      <style:paragraph-properties fo:text-align="end" fo:margin-right="0cm"/>
      <style:text-properties fo:font-size="8pt" style:font-size-asian="8pt" style:font-size-complex="8pt" fo:font-weight="bold" style:font-weight-asian="bold" style:font-weight-complex="bold"/>
    </style:style>
    <style:style style:name="ce124" style:family="table-cell" style:parent-style-name="Normal_32_5" style:data-style-name="N36">
      <style:table-cell-properties fo:border-top="none" fo:border-bottom="thin solid #000000" fo:border-left="none"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125" style:family="table-cell" style:parent-style-name="Default" style:data-style-name="N36">
      <style:table-cell-properties fo:border-top="thin solid #000000" fo:border-bottom="thin solid #000000" fo:border-left="none" fo:border-right="none"/>
      <style:text-properties fo:font-size="8pt" style:font-size-asian="8pt" style:font-size-complex="8pt" fo:font-weight="bold" style:font-weight-asian="bold" style:font-weight-complex="bold"/>
    </style:style>
    <style:style style:name="ce126" style:family="table-cell" style:parent-style-name="Normal_32_5" style:data-style-name="N36">
      <style:table-cell-properties fo:border-top="none" fo:border-bottom="2pt solid #000000" fo:border-left="none" fo:border-right="none"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27" style:family="table-cell" style:parent-style-name="Default" style:data-style-name="N36">
      <style:table-cell-properties fo:border-top="none" fo:border-bottom="2pt solid #000000" fo:border-left="none" fo:border-right="none" style:vertical-align="automatic" style:repeat-content="false"/>
      <style:paragraph-properties fo:text-align="end" fo:margin-right="0cm"/>
      <style:text-properties fo:font-size="8pt" style:font-size-asian="8pt" style:font-size-complex="8pt" fo:font-weight="bold" style:font-weight-asian="bold" style:font-weight-complex="bold"/>
    </style:style>
    <style:style style:name="ce128" style:family="table-cell" style:parent-style-name="Default" style:data-style-name="N36">
      <style:table-cell-properties fo:border-top="thin solid #000000" fo:border-bottom="2pt solid #000000" fo:border-left="none" fo:border-right="none" style:vertical-align="automatic" style:repeat-content="false"/>
      <style:paragraph-properties fo:text-align="end" fo:margin-right="0cm"/>
      <style:text-properties fo:font-size="8pt" style:font-size-asian="8pt" style:font-size-complex="8pt" fo:font-weight="bold" style:font-weight-asian="bold" style:font-weight-complex="bold"/>
    </style:style>
    <style:style style:name="ce129" style:family="table-cell" style:parent-style-name="Normal_32_5" style:data-style-name="N36">
      <style:table-cell-properties style:vertical-align="automatic" fo:background-color="transparent"/>
      <style:text-properties style:font-name="Arial" style:font-name-asian="Arial" style:font-name-complex="Arial" fo:font-size="6pt" style:font-size-asian="6pt" style:font-size-complex="6pt" fo:font-weight="bold" style:font-weight-asian="bold" style:font-weight-complex="bold" style:font-family-generic="swiss"/>
    </style:style>
    <style:style style:name="ce130" style:family="table-cell" style:parent-style-name="Normal_32_5" style:data-style-name="N36">
      <style:table-cell-properties style:vertical-align="automatic" fo:background-color="transparent"/>
      <style:text-properties fo:color="#FF0000" style:font-name="Arial" style:font-name-asian="Arial" style:font-name-complex="Arial" fo:font-size="8pt" style:font-size-asian="8pt" style:font-size-complex="8pt" style:font-family-generic="swiss"/>
    </style:style>
    <style:style style:name="ce131" style:family="table-cell" style:parent-style-name="Default" style:data-style-name="N36">
      <style:table-cell-properties fo:border-top="2pt solid #000000" fo:border-bottom="none" fo:border-left="none" fo:border-right="none"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32" style:family="table-cell" style:parent-style-name="Default" style:data-style-name="N36">
      <style:table-cell-properties fo:border-top="2pt solid #000000" fo:border-bottom="thin solid #000000" fo:border-left="none" fo:border-right="none" style:vertical-align="automatic"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33" style:family="table-cell" style:parent-style-name="Default" style:data-style-name="N36">
      <style:table-cell-properties fo:border-top="none" fo:border-bottom="thin solid #000000" fo:border-left="none" fo:border-right="none"/>
      <style:text-properties fo:font-size="8pt" style:font-size-asian="8pt" style:font-size-complex="8pt"/>
    </style:style>
    <style:style style:name="ce134" style:family="table-cell" style:parent-style-name="Default" style:data-style-name="N36">
      <style:table-cell-properties style:vertical-align="automatic"/>
      <style:text-properties fo:font-size="8pt" style:font-size-asian="8pt" style:font-size-complex="8pt"/>
    </style:style>
    <style:style style:name="ce135" style:family="table-cell" style:parent-style-name="Default" style:data-style-name="N36">
      <style:table-cell-properties fo:background-color="#FFFFFF"/>
      <style:text-properties fo:font-size="8pt" style:font-size-asian="8pt" style:font-size-complex="8pt" fo:font-weight="bold" style:font-weight-asian="bold" style:font-weight-complex="bold"/>
    </style:style>
    <style:style style:name="ce136" style:family="table-cell" style:parent-style-name="Default" style:data-style-name="N36">
      <style:table-cell-properties style:vertical-align="automatic" fo:background-color="#FFFFFF" style:repeat-content="false"/>
      <style:paragraph-properties fo:text-align="end" fo:margin-right="0cm"/>
      <style:text-properties fo:font-size="8pt" style:font-size-asian="8pt" style:font-size-complex="8pt"/>
    </style:style>
    <style:style style:name="ce137" style:family="table-cell" style:parent-style-name="Default"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8pt" style:font-size-asian="8pt" style:font-size-complex="8pt" fo:font-weight="bold" style:font-weight-asian="bold" style:font-weight-complex="bold"/>
    </style:style>
    <style:style style:name="ce138" style:family="table-cell" style:parent-style-name="Default" style:data-style-name="N36">
      <style:table-cell-properties fo:background-color="#FFFFFF"/>
      <style:text-properties fo:font-size="8pt" style:font-size-asian="8pt" style:font-size-complex="8pt"/>
    </style:style>
    <style:style style:name="ce139" style:family="table-cell" style:parent-style-name="Default" style:data-style-name="N36">
      <style:table-cell-properties fo:background-color="transparent"/>
      <style:text-properties fo:font-size="8pt" style:font-size-asian="8pt" style:font-size-complex="8pt"/>
    </style:style>
    <style:style style:name="ce140" style:family="table-cell" style:parent-style-name="Default" style:data-style-name="N36">
      <style:table-cell-properties style:vertical-align="automatic" fo:background-color="transparent" style:repeat-content="false"/>
      <style:paragraph-properties fo:text-align="end" fo:margin-right="0cm"/>
      <style:text-properties fo:font-size="8pt" style:font-size-asian="8pt" style:font-size-complex="8pt"/>
    </style:style>
    <style:style style:name="ce141" style:family="table-cell" style:parent-style-name="Default" style:data-style-name="N36">
      <style:table-cell-properties fo:background-color="transparent"/>
      <style:text-properties fo:font-size="8pt" style:font-size-asian="8pt" style:font-size-complex="8pt" fo:font-weight="bold" style:font-weight-asian="bold" style:font-weight-complex="bold"/>
    </style:style>
    <style:style style:name="ce142"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43" style:family="table-cell" style:parent-style-name="Default" style:data-style-name="N36">
      <style:table-cell-properties fo:border-top="thin solid #000000" fo:border-bottom="thin solid #000000" fo:border-left="none" fo:border-right="none" fo:background-color="transparent"/>
      <style:text-properties fo:font-size="8pt" style:font-size-asian="8pt" style:font-size-complex="8pt" fo:font-weight="bold" style:font-weight-asian="bold" style:font-weight-complex="bold"/>
    </style:style>
    <style:style style:name="ce144" style:family="table-cell" style:parent-style-name="Default" style:data-style-name="N36">
      <style:table-cell-properties fo:border-top="none" fo:border-bottom="thin solid #000000" fo:border-left="none" fo:border-right="none" style:vertical-align="automatic" style:repeat-content="false"/>
      <style:paragraph-properties fo:text-align="end" fo:margin-right="0cm"/>
      <style:text-properties fo:font-size="8pt" style:font-size-asian="8pt" style:font-size-complex="8pt"/>
    </style:style>
    <style:style style:name="ce145" style:family="table-cell" style:parent-style-name="Default" style:data-style-name="N36">
      <style:table-cell-properties fo:border-top="thin solid #000000" fo:border-bottom="2pt solid #000000" fo:border-left="none" fo:border-right="none"/>
      <style:text-properties fo:font-size="8pt" style:font-size-asian="8pt" style:font-size-complex="8pt" fo:font-weight="bold" style:font-weight-asian="bold" style:font-weight-complex="bold"/>
    </style:style>
    <style:style style:name="ce146" style:family="table-cell" style:parent-style-name="Default" style:data-style-name="N36">
      <style:table-cell-properties fo:border-top="thin solid #000000" fo:border-bottom="2pt solid #000000" fo:border-left="none" fo:border-right="none" style:vertical-align="automatic" fo:background-color="#FFFFFF" style:repeat-content="false"/>
      <style:paragraph-properties fo:text-align="end" fo:margin-right="0cm"/>
      <style:text-properties fo:font-size="8pt" style:font-size-asian="8pt" style:font-size-complex="8pt" fo:font-weight="bold" style:font-weight-asian="bold" style:font-weight-complex="bold"/>
    </style:style>
    <style:style style:name="ce147" style:family="table-cell" style:parent-style-name="Normal_32_5" style:data-style-name="N36">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48" style:family="table-cell" style:parent-style-name="Normal_32_5" style:data-style-name="N36">
      <style:table-cell-properties style:vertical-align="automatic" fo:background-color="transparent"/>
      <style:text-properties fo:color="#FF0000" style:font-name="Arial" style:font-name-asian="Arial" style:font-name-complex="Arial" fo:font-size="8pt" style:font-size-asian="8pt" style:font-size-complex="8pt" fo:font-weight="bold" style:font-weight-asian="bold" style:font-weight-complex="bold" style:font-family-generic="swiss"/>
    </style:style>
    <style:style style:name="ce149" style:family="table-cell" style:parent-style-name="Normal_TAB3_3"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50" style:family="table-cell" style:parent-style-name="Normal_32_5" style:data-style-name="N0">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51" style:family="table-cell" style:parent-style-name="Normal_TAB3_3" style:data-style-name="N39">
      <style:table-cell-properties style:vertical-align="automatic" fo:background-color="transparent"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52" style:family="table-cell" style:parent-style-name="Normal_TAB3_3" style:data-style-name="N0">
      <style:table-cell-properties style:vertical-align="automatic" fo:background-color="transparent" style:repeat-content="false"/>
      <style:paragraph-properties fo:text-align="end" fo:margin-right="0cm"/>
      <style:text-properties style:font-name="Arial" style:font-name-asian="Arial" style:font-name-complex="Arial" style:font-family-generic="swiss"/>
    </style:style>
    <style:style style:name="ce153" style:family="table-cell" style:parent-style-name="Normal_TAB3_3" style:data-style-name="N39">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54" style:family="table-cell" style:parent-style-name="Normal_TAB3_3" style:data-style-name="N39">
      <style:table-cell-properties fo:border-top="none" fo:border-bottom="2pt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55" style:family="table-cell" style:parent-style-name="Normal_TAB3_3" style:data-style-name="N0">
      <style:table-cell-properties fo:border-top="none" fo:border-bottom="2pt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56" style:family="table-cell" style:parent-style-name="Normal_TAB3_3" style:data-style-name="N39">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57" style:family="table-cell" style:parent-style-name="Normal_TAB3_3" style:data-style-name="N1">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58" style:family="table-cell" style:parent-style-name="Normal_TAB3_3" style:data-style-name="N39">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59" style:family="table-cell" style:parent-style-name="Normal_TAB3_3"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60" style:family="table-cell" style:parent-style-name="Normal_TAB3_3"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61" style:family="table-cell" style:parent-style-name="Normal_TAB3_3" style:data-style-name="N39">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62" style:family="table-cell" style:parent-style-name="Normal_TAB3_3"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63" style:family="table-cell" style:parent-style-name="Normal_TAB3_3"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6pt" style:font-size-asian="6pt" style:font-size-complex="6pt" style:text-position="33%" style:font-family-generic="swiss"/>
    </style:style>
    <style:style style:name="ce164" style:family="table-cell" style:parent-style-name="Normal_TAB3_3"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6pt" style:font-size-asian="6pt" style:font-size-complex="6pt" style:text-position="33%" style:font-family-generic="swiss"/>
    </style:style>
    <style:style style:name="ce165" style:family="table-cell" style:parent-style-name="Normal_TAB3_3"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66" style:family="table-cell" style:parent-style-name="Normal_TAB3_3" style:data-style-name="N37">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6pt" style:font-size-asian="6pt" style:font-size-complex="6pt" style:text-position="33%" style:font-family-generic="swiss"/>
    </style:style>
    <style:style style:name="ce167" style:family="table-cell" style:parent-style-name="Normal_TAB3_3" style:data-style-name="N37">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6pt" style:font-size-asian="6pt" style:font-size-complex="6pt" style:text-position="33%" style:font-family-generic="swiss"/>
    </style:style>
    <style:style style:name="ce168" style:family="table-cell" style:parent-style-name="Normal_TAB3_3"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69" style:family="table-cell" style:parent-style-name="Normal_TAB3_3" style:data-style-name="N37">
      <style:table-cell-properties fo:border-top="thin solid #000000" fo:border-bottom="2pt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6pt" style:font-size-asian="6pt" style:font-size-complex="6pt" style:text-position="33%" style:font-family-generic="swiss"/>
    </style:style>
    <style:style style:name="ce170" style:family="table-cell" style:parent-style-name="Normal_TAB3_3" style:data-style-name="N37">
      <style:table-cell-properties fo:border-top="thin solid #000000"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6pt" style:font-size-asian="6pt" style:font-size-complex="6pt" style:text-position="33%" style:font-family-generic="swiss"/>
    </style:style>
    <style:style style:name="ce171" style:family="table-cell" style:parent-style-name="Normal_TAB3_3" style:data-style-name="N40">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72" style:family="table-cell" style:parent-style-name="Normal_TAB3_3" style:data-style-name="N40">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73" style:family="table-cell" style:parent-style-name="Normal_TAB3_3" style:data-style-name="N0">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74" style:family="table-cell" style:parent-style-name="Normal_TAB3_3" style:data-style-name="N2">
      <style:table-cell-properties style:vertical-align="automatic" fo:background-color="transparent" style:repeat-content="false"/>
      <style:paragraph-properties fo:text-align="end" fo:margin-right="0cm"/>
      <style:text-properties fo:color="#FF0000" style:font-name="Arial" style:font-name-asian="Arial" style:font-name-complex="Arial" fo:font-size="8pt" style:font-size-asian="8pt" style:font-size-complex="8pt" fo:font-weight="bold" style:font-weight-asian="bold" style:font-weight-complex="bold" style:font-family-generic="swiss"/>
    </style:style>
    <style:style style:name="ce175" style:family="table-cell" style:parent-style-name="Normal_TAB3_3" style:data-style-name="N2">
      <style:table-cell-properties style:vertical-align="automatic" fo:background-color="transparent" style:repeat-content="false"/>
      <style:paragraph-properties fo:text-align="end" fo:margin-right="0cm"/>
      <style:text-properties fo:color="#FFFF00" style:font-name="Arial" style:font-name-asian="Arial" style:font-name-complex="Arial" fo:font-size="8pt" style:font-size-asian="8pt" style:font-size-complex="8pt" fo:font-weight="bold" style:font-weight-asian="bold" style:font-weight-complex="bold" style:font-family-generic="swiss"/>
    </style:style>
    <style:style style:name="ce176" style:family="table-cell" style:parent-style-name="Normal_TAB3_3" style:data-style-name="N2">
      <style:table-cell-properties style:vertical-align="automatic" fo:background-color="#FFFFFF" style:repeat-content="false"/>
      <style:paragraph-properties fo:text-align="end" fo:margin-right="0cm"/>
      <style:text-properties fo:color="#FF0000" style:font-name="Arial" style:font-name-asian="Arial" style:font-name-complex="Arial" fo:font-size="8pt" style:font-size-asian="8pt" style:font-size-complex="8pt" fo:font-weight="bold" style:font-weight-asian="bold" style:font-weight-complex="bold" style:font-family-generic="swiss"/>
    </style:style>
    <style:style style:name="ce177" style:family="table-cell" style:parent-style-name="Normal_TAB3_3" style:data-style-name="N41">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78" style:family="table-cell" style:parent-style-name="Normal_TAB3_3" style:data-style-name="N13">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79" style:family="table-cell" style:parent-style-name="Normal_TAB3_3" style:data-style-name="N13">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80" style:family="table-cell" style:parent-style-name="Default" style:data-style-name="N36">
      <style:table-cell-properties fo:border-top="none" fo:border-bottom="thin solid #000000" fo:border-left="none" fo:border-right="none" style:vertical-align="automatic" style:repeat-content="false"/>
      <style:paragraph-properties fo:text-align="end" fo:margin-right="0cm"/>
      <style:text-properties fo:font-size="8pt" style:font-size-asian="8pt" style:font-size-complex="8pt" fo:font-weight="bold" style:font-weight-asian="bold" style:font-weight-complex="bold"/>
    </style:style>
    <style:style style:name="ce181" style:family="table-cell" style:parent-style-name="Default" style:data-style-name="N36">
      <style:table-cell-properties fo:border-top="thin solid #000000" fo:border-bottom="none" fo:border-left="none" fo:border-right="none"/>
      <style:text-properties fo:font-size="8pt" style:font-size-asian="8pt" style:font-size-complex="8pt" fo:font-weight="bold" style:font-weight-asian="bold" style:font-weight-complex="bold"/>
    </style:style>
    <style:style style:name="ce182" style:family="table-cell" style:parent-style-name="Default" style:data-style-name="N36">
      <style:table-cell-properties fo:border-top="none" fo:border-bottom="thin solid #000000" fo:border-left="none" fo:border-right="none" style:vertical-align="automatic"/>
      <style:text-properties fo:font-size="8pt" style:font-size-asian="8pt" style:font-size-complex="8pt" fo:font-weight="bold" style:font-weight-asian="bold" style:font-weight-complex="bold"/>
    </style:style>
    <style:style style:name="ce183" style:family="table-cell" style:parent-style-name="Normal_TAB3_3"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84" style:family="table-cell" style:parent-style-name="Normal_32_5" style:data-style-name="N38">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185" style:family="table-cell" style:parent-style-name="Normal_TAB4-4"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86" style:family="table-cell" style:parent-style-name="Normal_TAB4-4" style:data-style-name="N0">
      <style:table-cell-properties style:vertical-align="automatic" fo:background-color="transparent"/>
      <style:text-properties style:font-name="Arial" style:font-name-asian="Arial" style:font-name-complex="Arial" style:font-family-generic="swiss"/>
    </style:style>
    <style:style style:name="ce187" style:family="table-cell" style:parent-style-name="Normal_TAB4-4"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88" style:family="table-cell" style:parent-style-name="Normal_TAB4-4" style:data-style-name="N1">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89" style:family="table-cell" style:parent-style-name="Normal_TAB4-4" style:data-style-name="N0">
      <style:table-cell-properties style:vertical-align="automatic" fo:background-color="#FFFFFF"/>
      <style:text-properties style:font-name="Arial" style:font-name-asian="Arial" style:font-name-complex="Arial" style:font-family-generic="swiss"/>
    </style:style>
    <style:style style:name="ce190" style:family="table-cell" style:parent-style-name="Normal_TAB4-4" style:data-style-name="N0">
      <style:table-cell-properties style:vertical-align="automatic" fo:background-color="transparent"/>
      <style:text-properties style:font-name="MS Sans Serif" style:font-name-asian="MS Sans Serif" style:font-name-complex="MS Sans Serif"/>
    </style:style>
    <style:style style:name="ce191" style:family="table-cell" style:parent-style-name="Normal_TAB4-4" style:data-style-name="N0">
      <style:table-cell-properties style:vertical-align="automatic" fo:background-color="#FFFFFF"/>
      <style:text-properties style:font-name="MS Sans Serif" style:font-name-asian="MS Sans Serif" style:font-name-complex="MS Sans Serif"/>
    </style:style>
    <style:style style:name="ce192" style:family="table-cell" style:parent-style-name="Normal_TAB3_3"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93" style:family="table-cell" style:parent-style-name="Normal_TAB4-4" style:data-style-name="N0">
      <style:table-cell-properties fo:border-top="none" fo:border-bottom="2pt solid #000000" fo:border-left="none" fo:border-right="none" style:vertical-align="automatic" fo:background-color="#FFFFFF"/>
      <style:text-properties style:font-name="MS Sans Serif" style:font-name-asian="MS Sans Serif" style:font-name-complex="MS Sans Serif"/>
    </style:style>
    <style:style style:name="ce194" style:family="table-cell" style:parent-style-name="Normal_TAB3_3" style:data-style-name="N0">
      <style:table-cell-properties fo:border-top="2pt solid #000000" fo:border-bottom="none" fo:border-left="none"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195" style:family="table-cell" style:parent-style-name="Normal_TAB3_3" style:data-style-name="N39">
      <style:table-cell-properties fo:border-top="2pt solid #000000" fo:border-bottom="none" fo:border-left="none" fo:border-right="none" style:vertical-align="automatic" fo:background-color="#FFFFFF"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96" style:family="table-cell" style:parent-style-name="Normal_TAB3_3" style:data-style-name="N39">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97" style:family="table-cell" style:parent-style-name="Normal_TAB3_3" style:data-style-name="N39">
      <style:table-cell-properties style:vertical-align="automatic" fo:background-color="transparent"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98" style:family="table-cell" style:parent-style-name="Normal_TAB3_3"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99" style:family="table-cell" style:parent-style-name="Normal_TAB3_3" style:data-style-name="N1">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00" style:family="table-cell" style:parent-style-name="Normal_TAB3_3"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01" style:family="table-cell" style:parent-style-name="Normal_TAB4-4"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02" style:family="table-cell" style:parent-style-name="Normal_TAB4-4" style:data-style-name="N1">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03" style:family="table-cell" style:parent-style-name="Normal_TAB4-4" style:data-style-name="N0">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204" style:family="table-cell" style:parent-style-name="Normal_TAB4-4" style:data-style-name="N0">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205" style:family="table-cell" style:parent-style-name="Normal_TAB4-4"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06" style:family="table-cell" style:parent-style-name="Normal_TAB4-4"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07" style:family="table-cell" style:parent-style-name="Normal_Table4.1"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08" style:family="table-cell" style:parent-style-name="Default" style:data-style-name="N36">
      <style:table-cell-properties style:vertical-align="automatic" fo:background-color="#FFFFFF" style:repeat-content="false"/>
      <style:paragraph-properties fo:text-align="start" fo:margin-left="0cm"/>
      <style:text-properties fo:font-size="6pt" style:font-size-asian="6pt" style:font-size-complex="6pt" style:text-position="33%"/>
    </style:style>
    <style:style style:name="ce209" style:family="table-cell" style:parent-style-name="Normal_TAB4-4" style:data-style-name="N0">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10" style:family="table-cell" style:parent-style-name="Normal_Table4.1"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11" style:family="table-cell" style:parent-style-name="Normal_TAB4-4" style:data-style-name="N37">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212" style:family="table-cell" style:parent-style-name="Normal_TAB4-4" style:data-style-name="N37">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213" style:family="table-cell" style:parent-style-name="Normal_Table4.1" style:data-style-name="N37">
      <style:table-cell-properties fo:border-top="none" fo:border-bottom="thin solid #000000" fo:border-left="none"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214" style:family="table-cell" style:parent-style-name="Normal_Table4.1" style:data-style-name="N37">
      <style:table-cell-properties fo:border-top="none" fo:border-bottom="thin solid #000000" fo:border-left="none" fo:border-right="none" style:vertical-align="automatic" fo:background-color="#FFFFFF"/>
      <style:text-properties style:font-name="Arial" style:font-name-asian="Arial" style:font-name-complex="Arial" fo:font-size="8pt" style:font-size-asian="8pt" style:font-size-complex="8pt" style:font-family-generic="swiss"/>
    </style:style>
    <style:style style:name="ce215" style:family="table-cell" style:parent-style-name="Normal_TAB4-4" style:data-style-name="N37">
      <style:table-cell-properties fo:border-top="none" fo:border-bottom="thin solid #000000" fo:border-left="none" fo:border-right="none" style:vertical-align="automatic" fo:background-color="#FFFFFF"/>
      <style:text-properties style:font-name="Arial" style:font-name-asian="Arial" style:font-name-complex="Arial" fo:font-size="8pt" style:font-size-asian="8pt" style:font-size-complex="8pt" style:font-family-generic="swiss"/>
    </style:style>
    <style:style style:name="ce216" style:family="table-cell" style:parent-style-name="Normal_Table4.1" style:data-style-name="N37">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217" style:family="table-cell" style:parent-style-name="Normal_Table4.1" style:data-style-name="N37">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218" style:family="table-cell" style:parent-style-name="Normal_TAB4-4"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19" style:family="table-cell" style:parent-style-name="Normal_TAB4-4"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220" style:family="table-cell" style:parent-style-name="Normal_TAB4-4" style:data-style-name="N37">
      <style:table-cell-properties fo:border-top="none" fo:border-bottom="thin solid #000000" fo:border-left="none" fo:border-right="none"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21" style:family="table-cell" style:parent-style-name="Normal_TAB4-4" style:data-style-name="N37">
      <style:table-cell-properties fo:border-top="none" fo:border-bottom="thin solid #000000" fo:border-left="none" fo:border-right="none" style:vertical-align="automatic" fo:background-color="#FFFFFF"/>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22" style:family="table-cell" style:parent-style-name="Normal_TAB4-4" style:data-style-name="N37">
      <style:table-cell-properties fo:border-top="thin solid #000000" fo:border-bottom="thin solid #000000" fo:border-left="none" fo:border-right="none" style:vertical-align="automatic" fo:background-color="#FFFFFF"/>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23" style:family="table-cell" style:parent-style-name="Normal_TAB4-4" style:data-style-name="N37">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24" style:family="table-cell" style:parent-style-name="Normal_Table4.1" style:data-style-name="N2">
      <style:table-cell-properties style:vertical-align="automatic" fo:background-color="transparent"/>
      <style:text-properties fo:color="#FF0000" style:font-name="Arial" style:font-name-asian="Arial" style:font-name-complex="Arial" fo:font-size="8pt" style:font-size-asian="8pt" style:font-size-complex="8pt" style:font-family-generic="swiss"/>
    </style:style>
    <style:style style:name="ce225" style:family="table-cell" style:parent-style-name="Normal_TAB4-4" style:data-style-name="N1">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226" style:family="table-cell" style:parent-style-name="Normal_TAB4-4" style:data-style-name="N1">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227" style:family="table-cell" style:parent-style-name="Normal_TAB4-4" style:data-style-name="N2">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228" style:family="table-cell" style:parent-style-name="Normal_TAB4-4" style:data-style-name="N2">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229" style:family="table-cell" style:parent-style-name="Normal_TAB4-4" style:data-style-name="N42">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230" style:family="table-cell" style:parent-style-name="Normal_TAB3_3" style:data-style-name="N39">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31" style:family="table-cell" style:parent-style-name="Normal_TAB4-4" style:data-style-name="N0">
      <style:table-cell-properties fo:border-top="none" fo:border-bottom="2pt solid #000000" fo:border-left="none" fo:border-right="none" style:vertical-align="automatic" fo:background-color="transparent"/>
      <style:text-properties style:font-name="MS Sans Serif" style:font-name-asian="MS Sans Serif" style:font-name-complex="MS Sans Serif"/>
    </style:style>
    <style:style style:name="ce232" style:family="table-cell" style:parent-style-name="Normal_TAB3_3"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33" style:family="table-cell" style:parent-style-name="Normal_Table4.1" style:data-style-name="N2">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234" style:family="table-cell" style:parent-style-name="Normal_TAB4-4"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35" style:family="table-cell" style:parent-style-name="Normal_TAB3_3"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8pt" style:font-size-asian="8pt" style:font-size-complex="8pt" style:font-family-generic="swiss"/>
    </style:style>
    <style:style style:name="ce236" style:family="table-cell" style:parent-style-name="Normal_TAB3_3" style:data-style-name="N0">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237" style:family="table-cell" style:parent-style-name="Normal_TAB3_3"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38" style:family="table-cell" style:parent-style-name="Normal_TAB4-4" style:data-style-name="N0">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39" style:family="table-cell" style:parent-style-name="Normal_TAB4-4"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40" style:family="table-cell" style:parent-style-name="Normal_TAB4-4"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8pt" style:font-size-asian="8pt" style:font-size-complex="8pt" style:font-family-generic="swiss"/>
    </style:style>
    <style:style style:name="ce241" style:family="table-cell" style:parent-style-name="Normal_TAB4-4" style:data-style-name="N38">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242" style:family="table-cell" style:parent-style-name="Default" style:data-style-name="N36">
      <style:table-cell-properties fo:border-top="thin solid #000000" fo:border-bottom="none" fo:border-left="none" fo:border-right="none" style:vertical-align="automatic" style:repeat-content="false"/>
      <style:paragraph-properties fo:text-align="start" fo:margin-left="0cm"/>
      <style:text-properties fo:font-size="6pt" style:font-size-asian="6pt" style:font-size-complex="6pt" style:text-position="33%"/>
    </style:style>
    <style:style style:name="ce243" style:family="table-cell" style:parent-style-name="Default" style:data-style-name="N0">
      <style:table-cell-properties style:vertical-align="top" fo:background-color="transparent"/>
      <style:text-properties fo:font-weight="bold" style:font-weight-asian="bold" style:font-weight-complex="bold"/>
    </style:style>
    <style:style style:name="ce244" style:family="table-cell" style:parent-style-name="Default" style:data-style-name="N0">
      <style:table-cell-properties fo:background-color="transparent"/>
      <style:text-properties fo:font-weight="bold" style:font-weight-asian="bold" style:font-weight-complex="bold"/>
    </style:style>
    <style:style style:name="ce245" style:family="table-cell" style:parent-style-name="Default" style:data-style-name="N0">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246" style:family="table-cell" style:parent-style-name="Default" style:data-style-name="N42">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247" style:family="table-cell" style:parent-style-name="Normal_32_5"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ce248" style:family="table-cell" style:parent-style-name="Default" style:data-style-name="N0">
      <style:table-cell-properties style:vertical-align="top" fo:background-color="transparent"/>
      <style:text-properties fo:font-size="8pt" style:font-size-asian="8pt" style:font-size-complex="8pt"/>
    </style:style>
    <style:style style:name="ce249" style:family="table-cell" style:parent-style-name="Default" style:data-style-name="N0">
      <style:table-cell-properties style:vertical-align="top" fo:background-color="transparent" style:repeat-content="false"/>
      <style:paragraph-properties fo:text-align="end" fo:margin-right="0cm"/>
      <style:text-properties fo:font-size="8pt" style:font-size-asian="8pt" style:font-size-complex="8pt"/>
    </style:style>
    <style:style style:name="ce250" style:family="table-cell" style:parent-style-name="Default" style:data-style-name="N42">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51" style:family="table-cell" style:parent-style-name="Default" style:data-style-name="N42">
      <style:table-cell-properties fo:border-top="none" fo:border-bottom="2pt solid #000000" fo:border-left="none"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52" style:family="table-cell" style:parent-style-name="Default" style:data-style-name="N0">
      <style:table-cell-properties fo:border-top="2pt solid #000000" fo:border-bottom="thin solid #000000" fo:border-left="none" fo:border-right="none" style:vertical-align="top" fo:background-color="transparent"/>
      <style:text-properties fo:font-size="8pt" style:font-size-asian="8pt" style:font-size-complex="8pt"/>
    </style:style>
    <style:style style:name="ce253" style:family="table-cell" style:parent-style-name="Default" style:data-style-name="N0">
      <style:table-cell-properties fo:border-top="2pt solid #000000" fo:border-bottom="thin solid #000000" fo:border-left="none" fo:border-right="none" style:vertical-align="top" fo:wrap-option="wrap" fo:background-color="transparent"/>
      <style:text-properties fo:font-size="8pt" style:font-size-asian="8pt" style:font-size-complex="8pt"/>
    </style:style>
    <style:style style:name="ce254" style:family="table-cell" style:parent-style-name="Default" style:data-style-name="N0">
      <style:table-cell-properties fo:border-top="2pt solid #000000" fo:border-bottom="thin solid #000000" fo:border-left="none" fo:border-right="none" style:vertical-align="top"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55" style:family="table-cell" style:parent-style-name="Default" style:data-style-name="N0">
      <style:table-cell-properties style:vertical-align="top" fo:background-color="transparent"/>
      <style:text-properties fo:font-size="8pt" style:font-size-asian="8pt" style:font-size-complex="8pt" fo:font-weight="bold" style:font-weight-asian="bold" style:font-weight-complex="bold"/>
    </style:style>
    <style:style style:name="ce256" style:family="table-cell" style:parent-style-name="Default" style:data-style-name="N0">
      <style:table-cell-properties style:vertical-align="top" fo:wrap-option="wrap"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57" style:family="table-cell" style:parent-style-name="Default" style:data-style-name="N42">
      <style:table-cell-properties style:vertical-align="automatic" fo:background-color="transparent" style:repeat-content="false"/>
      <style:paragraph-properties fo:text-align="end" fo:margin-right="0cm"/>
      <style:text-properties style:font-name="MS Sans Serif" style:font-name-asian="MS Sans Serif" style:font-name-complex="MS Sans Serif"/>
    </style:style>
    <style:style style:name="ce258" style:family="table-cell" style:parent-style-name="Default" style:data-style-name="N0">
      <style:table-cell-properties style:vertical-align="top" fo:wrap-option="wrap" fo:background-color="transparent"/>
      <style:text-properties fo:font-size="8pt" style:font-size-asian="8pt" style:font-size-complex="8pt"/>
    </style:style>
    <style:style style:name="ce259" style:family="table-cell" style:parent-style-name="Normal_Sheet1" style:data-style-name="N1">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260" style:family="table-cell" style:parent-style-name="Normal_Sheet1"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61" style:family="table-cell" style:parent-style-name="Default" style:data-style-name="N3">
      <style:table-cell-properties style:vertical-align="top" fo:wrap-option="wrap" fo:background-color="transparent" style:repeat-content="false"/>
      <style:paragraph-properties fo:text-align="end" fo:margin-right="0cm"/>
      <style:text-properties fo:font-size="8pt" style:font-size-asian="8pt" style:font-size-complex="8pt"/>
    </style:style>
    <style:style style:name="ce262" style:family="table-cell" style:parent-style-name="Default" style:data-style-name="N3">
      <style:table-cell-properties style:vertical-align="automatic" fo:background-color="transparent" style:repeat-content="false"/>
      <style:paragraph-properties fo:text-align="end" fo:margin-right="0cm"/>
      <style:text-properties fo:font-size="8pt" style:font-size-asian="8pt" style:font-size-complex="8pt"/>
    </style:style>
    <style:style style:name="ce263" style:family="table-cell" style:parent-style-name="Default" style:data-style-name="N42">
      <style:table-cell-properties style:vertical-align="automatic" fo:background-color="transparent" style:repeat-content="false"/>
      <style:paragraph-properties fo:text-align="end" fo:margin-right="0cm"/>
      <style:text-properties fo:font-size="8pt" style:font-size-asian="8pt" style:font-size-complex="8pt"/>
    </style:style>
    <style:style style:name="ce264" style:family="table-cell" style:parent-style-name="Percent_32_2" style:data-style-name="N43">
      <style:table-cell-properties style:vertical-align="top" fo:wrap-option="wrap"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65" style:family="table-cell" style:parent-style-name="Normal_rpihist2" style:data-style-name="N42">
      <style:table-cell-properties style:vertical-align="automatic" fo:background-color="transparent" style:repeat-content="false"/>
      <style:paragraph-properties fo:text-align="end" fo:margin-right="0cm"/>
      <style:text-properties style:font-name="Times New Roman" style:font-name-asian="Times New Roman" style:font-name-complex="Times New Roman" style:font-family-generic="roman"/>
    </style:style>
    <style:style style:name="ce266" style:family="table-cell" style:parent-style-name="Default" style:data-style-name="N3">
      <style:table-cell-properties style:vertical-align="top" fo:background-color="transparent" style:repeat-content="false"/>
      <style:paragraph-properties fo:text-align="end" fo:margin-right="0cm"/>
      <style:text-properties fo:font-size="8pt" style:font-size-asian="8pt" style:font-size-complex="8pt"/>
    </style:style>
    <style:style style:name="ce267" style:family="table-cell" style:parent-style-name="Default" style:data-style-name="N43">
      <style:table-cell-properties style:vertical-align="top" fo:background-color="transparent" style:repeat-content="false"/>
      <style:paragraph-properties fo:text-align="end" fo:margin-right="0cm"/>
      <style:text-properties fo:font-size="8pt" style:font-size-asian="8pt" style:font-size-complex="8pt" fo:font-style="italic" style:font-style-asian="italic" style:font-style-complex="italic"/>
    </style:style>
    <style:style style:name="ce268" style:family="table-cell" style:parent-style-name="Default" style:data-style-name="N43">
      <style:table-cell-properties style:vertical-align="automatic" fo:background-color="transparent" style:repeat-content="false"/>
      <style:paragraph-properties fo:text-align="end" fo:margin-right="0cm"/>
      <style:text-properties fo:font-size="8pt" style:font-size-asian="8pt" style:font-size-complex="8pt" fo:font-style="italic" style:font-style-asian="italic" style:font-style-complex="italic"/>
    </style:style>
    <style:style style:name="ce269" style:family="table-cell" style:parent-style-name="Default" style:data-style-name="N43">
      <style:table-cell-properties style:vertical-align="automatic" fo:background-color="transparent" style:repeat-content="false"/>
      <style:paragraph-properties fo:text-align="end" fo:margin-right="0cm"/>
      <style:text-properties fo:font-size="8pt" style:font-size-asian="8pt" style:font-size-complex="8pt"/>
    </style:style>
    <style:style style:name="ce270" style:family="table-cell" style:parent-style-name="Default" style:data-style-name="N0">
      <style:table-cell-properties fo:border-top="none" fo:border-bottom="thin solid #000000" fo:border-left="none" fo:border-right="none" style:vertical-align="top" fo:background-color="transparent"/>
      <style:text-properties fo:font-size="8pt" style:font-size-asian="8pt" style:font-size-complex="8pt"/>
    </style:style>
    <style:style style:name="ce271" style:family="table-cell" style:parent-style-name="Default" style:data-style-name="N0">
      <style:table-cell-properties fo:border-top="none" fo:border-bottom="thin solid #000000" fo:border-left="none" fo:border-right="none" style:vertical-align="top" fo:wrap-option="wrap" fo:background-color="transparent"/>
      <style:text-properties fo:font-size="8pt" style:font-size-asian="8pt" style:font-size-complex="8pt"/>
    </style:style>
    <style:style style:name="ce272" style:family="table-cell" style:parent-style-name="Default" style:data-style-name="N43">
      <style:table-cell-properties fo:border-top="none" fo:border-bottom="thin solid #000000" fo:border-left="none" fo:border-right="none" style:vertical-align="top" fo:background-color="transparent" style:repeat-content="false"/>
      <style:paragraph-properties fo:text-align="end" fo:margin-right="0cm"/>
      <style:text-properties fo:font-size="8pt" style:font-size-asian="8pt" style:font-size-complex="8pt"/>
    </style:style>
    <style:style style:name="ce273" style:family="table-cell" style:parent-style-name="Normal_rpihist2" style:data-style-name="N42">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Times New Roman" style:font-name-asian="Times New Roman" style:font-name-complex="Times New Roman" style:font-family-generic="roman"/>
    </style:style>
    <style:style style:name="ce274" style:family="table-cell" style:parent-style-name="Default" style:data-style-name="N42">
      <style:table-cell-properties style:vertical-align="top" fo:background-color="#FFFFFF" style:repeat-content="false"/>
      <style:paragraph-properties fo:text-align="end" fo:margin-right="0cm"/>
      <style:text-properties fo:font-size="8pt" style:font-size-asian="8pt" style:font-size-complex="8pt"/>
    </style:style>
    <style:style style:name="ce275" style:family="table-cell" style:parent-style-name="Default" style:data-style-name="N42">
      <style:table-cell-properties style:vertical-align="top" fo:wrap-option="wrap" fo:background-color="#FFFFFF" style:repeat-content="false"/>
      <style:paragraph-properties fo:text-align="end" fo:margin-right="0cm"/>
      <style:text-properties fo:font-size="8pt" style:font-size-asian="8pt" style:font-size-complex="8pt"/>
    </style:style>
    <style:style style:name="ce276" style:family="table-cell" style:parent-style-name="Default" style:data-style-name="N0">
      <style:table-cell-properties style:vertical-align="top" fo:wrap-option="wrap" fo:background-color="transparent"/>
      <style:text-properties fo:font-size="8pt" style:font-size-asian="8pt" style:font-size-complex="8pt" fo:font-weight="bold" style:font-weight-asian="bold" style:font-weight-complex="bold"/>
    </style:style>
    <style:style style:name="ce277" style:family="table-cell" style:parent-style-name="Default" style:data-style-name="N42">
      <style:table-cell-properties style:vertical-align="top" fo:wrap-option="wrap" fo:background-color="#FFFFFF"/>
      <style:text-properties fo:font-size="8pt" style:font-size-asian="8pt" style:font-size-complex="8pt"/>
    </style:style>
    <style:style style:name="ce278" style:family="table-cell" style:parent-style-name="Default" style:data-style-name="N42">
      <style:table-cell-properties style:vertical-align="top" fo:wrap-option="wrap" fo:background-color="transparent"/>
      <style:text-properties fo:font-size="8pt" style:font-size-asian="8pt" style:font-size-complex="8pt"/>
    </style:style>
    <style:style style:name="ce279" style:family="table-cell" style:parent-style-name="Default" style:data-style-name="N42">
      <style:table-cell-properties style:vertical-align="top" fo:background-color="transparent" style:repeat-content="false"/>
      <style:paragraph-properties fo:text-align="end" fo:margin-right="0cm"/>
      <style:text-properties fo:font-size="8pt" style:font-size-asian="8pt" style:font-size-complex="8pt"/>
    </style:style>
    <style:style style:name="ce280" style:family="table-cell" style:parent-style-name="Default" style:data-style-name="N42">
      <style:table-cell-properties fo:border-top="none" fo:border-bottom="2pt solid #000000" fo:border-left="none" fo:border-right="none" style:vertical-align="top" fo:background-color="transparent" style:repeat-content="false"/>
      <style:paragraph-properties fo:text-align="end" fo:margin-right="0cm"/>
      <style:text-properties fo:font-size="8pt" style:font-size-asian="8pt" style:font-size-complex="8pt"/>
    </style:style>
    <style:style style:name="ce281" style:family="table-cell" style:parent-style-name="Normal_rpihist2" style:data-style-name="N42">
      <style:table-cell-properties style:vertical-align="automatic" fo:background-color="transparent"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82" style:family="table-cell" style:parent-style-name="Normal_32_5" style:data-style-name="N0">
      <style:table-cell-properties style:vertical-align="top" fo:background-color="transparent"/>
      <style:text-properties style:font-name="Arial" style:font-name-asian="Arial" style:font-name-complex="Arial" fo:font-size="8pt" style:font-size-asian="8pt" style:font-size-complex="8pt" style:font-family-generic="swiss"/>
    </style:style>
    <style:style style:name="ce283" style:family="table-cell" style:parent-style-name="Normal_32_5" style:data-style-name="N42">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84" style:family="table-cell" style:parent-style-name="Normal_32_5" style:data-style-name="N0">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285" style:family="table-cell" style:parent-style-name="Normal_32_5" style:data-style-name="N0">
      <style:table-cell-properties style:vertical-align="top"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86" style:family="table-cell" style:parent-style-name="Default" style:data-style-name="N0">
      <style:table-cell-properties fo:border-top="2pt solid #000000" fo:border-bottom="none" fo:border-left="none" fo:border-right="none" style:vertical-align="top" fo:wrap-option="wrap" fo:background-color="transparent" style:repeat-content="false"/>
      <style:paragraph-properties fo:text-align="start" fo:margin-left="0cm"/>
      <style:text-properties fo:font-size="8pt" style:font-size-asian="8pt" style:font-size-complex="8pt"/>
    </style:style>
    <style:style style:name="ce287" style:family="table-cell" style:parent-style-name="Default"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288" style:family="table-cell" style:parent-style-name="Default" style:data-style-name="N0">
      <style:table-cell-properties fo:background-color="transparent"/>
    </style:style>
    <style:style style:name="ce289" style:family="table-cell" style:parent-style-name="Normal_32_5" style:data-style-name="N0">
      <style:table-cell-properties style:vertical-align="top" fo:background-color="transparent"/>
      <style:text-properties style:font-name="Arial" style:font-name-asian="Arial" style:font-name-complex="Arial" fo:font-weight="bold" style:font-weight-asian="bold" style:font-weight-complex="bold" style:font-family-generic="swiss"/>
    </style:style>
    <style:style style:name="ce290" style:family="table-cell" style:parent-style-name="Normal_32_5" style:data-style-name="N0">
      <style:table-cell-properties style:vertical-align="top" fo:background-color="transparent"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291" style:family="table-cell" style:parent-style-name="Normal_32_5" style:data-style-name="N0">
      <style:table-cell-properties fo:border-top="none" fo:border-bottom="2pt solid #000000" fo:border-left="none"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292" style:family="table-cell" style:parent-style-name="Normal_32_5" style:data-style-name="N0">
      <style:table-cell-properties fo:border-top="2pt solid #000000" fo:border-bottom="thin solid #000000" fo:border-left="none" fo:border-right="none" style:vertical-align="top" fo:background-color="transparent"/>
      <style:text-properties style:font-name="Arial" style:font-name-asian="Arial" style:font-name-complex="Arial" fo:font-size="8pt" style:font-size-asian="8pt" style:font-size-complex="8pt" style:font-family-generic="swiss"/>
    </style:style>
    <style:style style:name="ce293" style:family="table-cell" style:parent-style-name="Normal_32_5" style:data-style-name="N0">
      <style:table-cell-properties fo:border-top="2pt solid #000000" fo:border-bottom="thin solid #000000" fo:border-left="none" fo:border-right="none" style:vertical-align="top" fo:wrap-option="wrap" fo:background-color="transparent"/>
      <style:text-properties style:font-name="Arial" style:font-name-asian="Arial" style:font-name-complex="Arial" fo:font-size="8pt" style:font-size-asian="8pt" style:font-size-complex="8pt" style:font-family-generic="swiss"/>
    </style:style>
    <style:style style:name="ce294" style:family="table-cell" style:parent-style-name="Normal_32_5" style:data-style-name="N0">
      <style:table-cell-properties fo:border-top="2pt solid #000000" fo:border-bottom="thin solid #000000" fo:border-left="none" fo:border-right="none" style:vertical-align="top"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95" style:family="table-cell" style:parent-style-name="Normal_Sheet1" style:data-style-name="N0">
      <style:table-cell-properties style:vertical-align="top"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96" style:family="table-cell" style:parent-style-name="Normal_32_5" style:data-style-name="N0">
      <style:table-cell-properties style:vertical-align="top"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97" style:family="table-cell" style:parent-style-name="Normal_32_5" style:data-style-name="N0">
      <style:table-cell-properties style:vertical-align="top" fo:wrap-option="wrap"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98" style:family="table-cell" style:parent-style-name="Normal_Sheet1" style:data-style-name="N0">
      <style:table-cell-properties style:vertical-align="top" fo:background-color="transparent"/>
      <style:text-properties style:font-name="Arial" style:font-name-asian="Arial" style:font-name-complex="Arial" fo:font-size="8pt" style:font-size-asian="8pt" style:font-size-complex="8pt" style:font-family-generic="swiss"/>
    </style:style>
    <style:style style:name="ce299" style:family="table-cell" style:parent-style-name="Normal_32_2_Table_32_4.6" style:data-style-name="N0">
      <style:table-cell-properties style:vertical-align="automatic" fo:background-color="transparent" style:repeat-content="false"/>
      <style:paragraph-properties fo:text-align="center"/>
      <style:text-properties style:font-name="Calibri" style:font-name-asian="Calibri" style:font-name-complex="Calibri" fo:font-size="11pt" style:font-size-asian="11pt" style:font-size-complex="11pt"/>
    </style:style>
    <style:style style:name="ce300" style:family="table-cell" style:parent-style-name="Normal_Sheet1" style:data-style-name="N1">
      <style:table-cell-properties style:vertical-align="top"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301" style:family="table-cell" style:parent-style-name="Normal_32_2_Table_32_4.6" style:data-style-name="N42">
      <style:table-cell-properties style:vertical-align="automatic" fo:background-color="transparent" style:repeat-content="false"/>
      <style:paragraph-properties fo:text-align="center"/>
      <style:text-properties style:font-name="Arial" style:font-name-asian="Arial" style:font-name-complex="Arial" fo:font-size="8pt" style:font-size-asian="8pt" style:font-size-complex="8pt"/>
    </style:style>
    <style:style style:name="ce302" style:family="table-cell" style:parent-style-name="Normal_Sheet1" style:data-style-name="N42">
      <style:table-cell-properties style:vertical-align="top"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303" style:family="table-cell" style:parent-style-name="Normal_Sheet1" style:data-style-name="N42">
      <style:table-cell-properties style:vertical-align="top" fo:background-color="transparent"/>
      <style:text-properties style:font-name="Arial" style:font-name-asian="Arial" style:font-name-complex="Arial" fo:font-size="8pt" style:font-size-asian="8pt" style:font-size-complex="8pt" style:font-family-generic="swiss"/>
    </style:style>
    <style:style style:name="ce304" style:family="table-cell" style:parent-style-name="Normal_Sheet1" style:data-style-name="N0">
      <style:table-cell-properties style:vertical-align="top" fo:wrap-option="wrap"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305" style:family="table-cell" style:parent-style-name="Normal_Sheet1" style:data-style-name="N3">
      <style:table-cell-properties style:vertical-align="top"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306" style:family="table-cell" style:parent-style-name="Normal_32_5" style:data-style-name="N0">
      <style:table-cell-properties style:vertical-align="automatic" fo:background-color="transparent"/>
      <style:text-properties style:font-name="MS Sans Serif" style:font-name-asian="MS Sans Serif" style:font-name-complex="MS Sans Serif"/>
    </style:style>
    <style:style style:name="ce307" style:family="table-cell" style:parent-style-name="Normal_Sheet1" style:data-style-name="N3">
      <style:table-cell-properties style:vertical-align="middle" fo:wrap-option="wrap"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308" style:family="table-cell" style:parent-style-name="Normal_32_5" style:data-style-name="N0">
      <style:table-cell-properties style:vertical-align="middle"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309" style:family="table-cell" style:parent-style-name="Normal_32_5" style:data-style-name="N43">
      <style:table-cell-properties style:vertical-align="top" fo:background-color="transparent" style:repeat-content="false"/>
      <style:paragraph-properties fo:text-align="end" fo:margin-right="0cm"/>
      <style:text-properties style:font-name="Arial" style:font-name-asian="Arial" style:font-name-complex="Arial" fo:font-size="8pt" style:font-size-asian="8pt" style:font-size-complex="8pt" fo:font-style="italic" style:font-style-asian="italic" style:font-style-complex="italic" style:font-family-generic="swiss"/>
    </style:style>
    <style:style style:name="ce310" style:family="table-cell" style:parent-style-name="Normal_Sheet1" style:data-style-name="N43">
      <style:table-cell-properties style:vertical-align="top"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311" style:family="table-cell" style:parent-style-name="Normal_32_5" style:data-style-name="N42">
      <style:table-cell-properties fo:border-top="none" fo:border-bottom="2pt solid #000000" fo:border-left="none" fo:border-right="none" style:vertical-align="top" fo:background-color="transparent"/>
      <style:text-properties style:font-name="Arial" style:font-name-asian="Arial" style:font-name-complex="Arial" fo:font-size="8pt" style:font-size-asian="8pt" style:font-size-complex="8pt" style:font-family-generic="swiss"/>
    </style:style>
    <style:style style:name="ce312" style:family="table-cell" style:parent-style-name="Normal_32_5" style:data-style-name="N42">
      <style:table-cell-properties fo:border-top="none" fo:border-bottom="2pt solid #000000" fo:border-left="none" fo:border-right="none" style:vertical-align="top" fo:wrap-option="wrap" fo:background-color="transparent"/>
      <style:text-properties style:font-name="Arial" style:font-name-asian="Arial" style:font-name-complex="Arial" fo:font-size="8pt" style:font-size-asian="8pt" style:font-size-complex="8pt" style:font-family-generic="swiss"/>
    </style:style>
    <style:style style:name="ce313" style:family="table-cell" style:parent-style-name="Normal_32_5" style:data-style-name="N0">
      <style:table-cell-properties fo:border-top="none" fo:border-bottom="2pt solid #000000" fo:border-left="none" fo:border-right="none" style:vertical-align="top" fo:background-color="transparent" style:repeat-content="false"/>
      <style:paragraph-properties fo:text-align="end" fo:margin-right="0cm"/>
      <style:text-properties style:font-name="Arial" style:font-name-asian="Arial" style:font-name-complex="Arial" fo:font-size="8pt" style:font-size-asian="8pt" style:font-size-complex="8pt" fo:font-style="italic" style:font-style-asian="italic" style:font-style-complex="italic" style:font-family-generic="swiss"/>
    </style:style>
    <style:style style:name="ce314" style:family="table-cell" style:parent-style-name="Normal_Sheet1" style:data-style-name="N42">
      <style:table-cell-properties style:vertical-align="top" fo:wrap-option="wrap"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315" style:family="table-cell" style:parent-style-name="Normal_32_5" style:data-style-name="N0">
      <style:table-cell-properties style:vertical-align="top" fo:wrap-option="wrap" fo:background-color="transparent" style:repeat-content="false"/>
      <style:paragraph-properties fo:text-align="justify"/>
      <style:text-properties style:font-name="Arial" style:font-name-asian="Arial" style:font-name-complex="Arial" fo:font-size="8pt" style:font-size-asian="8pt" style:font-size-complex="8pt" style:font-family-generic="swiss"/>
    </style:style>
    <style:style style:name="ce316" style:family="table-cell" style:parent-style-name="Normal_32_5" style:data-style-name="N0">
      <style:table-cell-properties style:vertical-align="top" fo:background-color="transparent" style:repeat-content="false"/>
      <style:paragraph-properties fo:text-align="justify"/>
      <style:text-properties style:font-name="Arial" style:font-name-asian="Arial" style:font-name-complex="Arial" fo:font-size="8pt" style:font-size-asian="8pt" style:font-size-complex="8pt" style:font-family-generic="swiss"/>
    </style:style>
    <style:style style:name="ce317" style:family="table-cell" style:parent-style-name="Normal_32_5" style:data-style-name="N0">
      <style:table-cell-properties style:vertical-align="top"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318" style:family="table-cell" style:parent-style-name="Normal_32_5" style:data-style-name="N0">
      <style:table-cell-properties style:vertical-align="automatic" fo:background-color="transparent" style:repeat-content="false"/>
      <style:paragraph-properties fo:text-align="start" fo:margin-left="0cm"/>
      <style:text-properties style:font-name="MS Sans Serif" style:font-name-asian="MS Sans Serif" style:font-name-complex="MS Sans Serif"/>
    </style:style>
    <style:style style:name="ce319" style:family="table-cell" style:parent-style-name="Normal_32_5" style:data-style-name="N0">
      <style:table-cell-properties style:vertical-align="automatic" fo:wrap-option="wrap" fo:background-color="transparent"/>
      <style:text-properties style:font-name="MS Sans Serif" style:font-name-asian="MS Sans Serif" style:font-name-complex="MS Sans Serif"/>
    </style:style>
    <style:style style:name="ce320" style:family="table-cell" style:parent-style-name="Normal_32_5" style:data-style-name="N0">
      <style:table-cell-properties fo:border-top="2pt solid #000000" fo:border-bottom="none" fo:border-left="none" fo:border-right="none" style:vertical-align="top"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321" style:family="table-cell" style:parent-style-name="Normal_32_5"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1.905cm"/>
    </style:style>
    <style:style style:name="co3" style:family="table-column">
      <style:table-column-properties fo:break-before="auto" style:column-width="0.635cm"/>
    </style:style>
    <style:style style:name="co4" style:family="table-column">
      <style:table-column-properties fo:break-before="auto" style:column-width="0.529166666666667cm"/>
    </style:style>
    <style:style style:name="co5" style:family="table-column">
      <style:table-column-properties fo:break-before="auto" style:column-width="3.36020833333333cm"/>
    </style:style>
    <style:style style:name="co6" style:family="table-column">
      <style:table-column-properties fo:break-before="auto" style:column-width="1.53458333333333cm"/>
    </style:style>
    <style:style style:name="co7" style:family="table-column">
      <style:table-column-properties fo:break-before="auto" style:column-width="1.05833333333333cm"/>
    </style:style>
    <style:style style:name="co8" style:family="table-column">
      <style:table-column-properties fo:break-before="auto" style:column-width="0.185208333333333cm"/>
    </style:style>
    <style:style style:name="co9" style:family="table-column">
      <style:table-column-properties fo:break-before="auto" style:column-width="0.873125cm"/>
    </style:style>
    <style:style style:name="co10" style:family="table-column">
      <style:table-column-properties fo:break-before="auto" style:column-width="0.238125cm"/>
    </style:style>
    <style:style style:name="co11" style:family="table-column">
      <style:table-column-properties fo:break-before="auto" style:column-width="0.899583333333333cm" style:use-optimal-column-width="true"/>
    </style:style>
    <style:style style:name="co12" style:family="table-column">
      <style:table-column-properties fo:break-before="auto" style:column-width="0.370416666666667cm"/>
    </style:style>
    <style:style style:name="co13" style:family="table-column">
      <style:table-column-properties fo:break-before="auto" style:column-width="0.211666666666667cm"/>
    </style:style>
    <style:style style:name="co14" style:family="table-column">
      <style:table-column-properties fo:break-before="auto" style:column-width="0.502708333333333cm"/>
    </style:style>
    <style:style style:name="co15" style:family="table-column">
      <style:table-column-properties fo:break-before="auto" style:column-width="2.75166666666667cm"/>
    </style:style>
    <style:style style:name="co16" style:family="table-column">
      <style:table-column-properties fo:break-before="auto" style:column-width="1.32291666666667cm"/>
    </style:style>
    <style:style style:name="co17" style:family="table-column">
      <style:table-column-properties fo:break-before="auto" style:column-width="0.3175cm"/>
    </style:style>
    <style:style style:name="co18" style:family="table-column">
      <style:table-column-properties fo:break-before="auto" style:column-width="1.13770833333333cm"/>
    </style:style>
    <style:style style:name="co19" style:family="table-column">
      <style:table-column-properties fo:break-before="auto" style:column-width="1.13770833333333cm" style:use-optimal-column-width="true"/>
    </style:style>
    <style:style style:name="co20" style:family="table-column">
      <style:table-column-properties fo:break-before="auto" style:column-width="1.08479166666667cm"/>
    </style:style>
    <style:style style:name="co21" style:family="table-column">
      <style:table-column-properties fo:break-before="auto" style:column-width="2.38125cm"/>
    </style:style>
    <style:style style:name="co22" style:family="table-column">
      <style:table-column-properties fo:break-before="auto" style:column-width="1.508125cm"/>
    </style:style>
    <style:style style:name="co23" style:family="table-column">
      <style:table-column-properties fo:break-before="auto" style:column-width="1.42875cm"/>
    </style:style>
    <style:style style:name="co24" style:family="table-column">
      <style:table-column-properties fo:break-before="auto" style:column-width="1.48166666666667cm" style:use-optimal-column-width="true"/>
    </style:style>
    <style:style style:name="co25" style:family="table-column">
      <style:table-column-properties fo:break-before="auto" style:column-width="2.96333333333333cm"/>
    </style:style>
    <style:style style:name="co26" style:family="table-column">
      <style:table-column-properties fo:break-before="auto" style:column-width="1.45520833333333cm" style:use-optimal-column-width="true"/>
    </style:style>
    <style:style style:name="co27" style:family="table-column">
      <style:table-column-properties fo:break-before="auto" style:column-width="1.40229166666667cm"/>
    </style:style>
    <style:style style:name="co28" style:family="table-column">
      <style:table-column-properties fo:break-before="auto" style:column-width="0.555625cm"/>
    </style:style>
    <style:style style:name="co29" style:family="table-column">
      <style:table-column-properties fo:break-before="auto" style:column-width="4.49791666666667cm"/>
    </style:style>
    <style:style style:name="co30" style:family="table-column">
      <style:table-column-properties fo:break-before="auto" style:column-width="0.582083333333333cm"/>
    </style:style>
    <style:style style:name="co31" style:family="table-column">
      <style:table-column-properties fo:break-before="auto" style:column-width="0.238125cm" style:use-optimal-column-width="true"/>
    </style:style>
    <style:style style:name="co32" style:family="table-column">
      <style:table-column-properties fo:break-before="auto" style:column-width="3.730625cm"/>
    </style:style>
    <style:style style:name="co33" style:family="table-column">
      <style:table-column-properties fo:break-before="auto" style:column-width="1.16416666666667cm"/>
    </style:style>
    <style:style style:name="co34" style:family="table-column">
      <style:table-column-properties fo:break-before="auto" style:column-width="3.91583333333333cm"/>
    </style:style>
    <style:style style:name="ro1" style:family="table-row">
      <style:table-row-properties style:row-height="12.75pt" style:use-optimal-row-height="true" fo:break-before="auto"/>
    </style:style>
    <style:style style:name="ro2" style:family="table-row">
      <style:table-row-properties style:row-height="18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false" fo:break-before="auto"/>
    </style:style>
    <style:style style:name="ro5" style:family="table-row">
      <style:table-row-properties style:row-height="11.25pt" style:use-optimal-row-height="true" fo:break-before="auto"/>
    </style:style>
    <style:style style:name="ro6" style:family="table-row">
      <style:table-row-properties style:row-height="14.25pt" style:use-optimal-row-height="false" fo:break-before="auto"/>
    </style:style>
    <style:style style:name="ro7" style:family="table-row">
      <style:table-row-properties style:row-height="12pt" style:use-optimal-row-height="false" fo:break-before="auto"/>
    </style:style>
    <style:style style:name="ro8" style:family="table-row">
      <style:table-row-properties style:row-height="10.5pt" style:use-optimal-row-height="false" fo:break-before="auto"/>
    </style:style>
    <style:style style:name="ro9" style:family="table-row">
      <style:table-row-properties style:row-height="11.85pt" style:use-optimal-row-height="false" fo:break-before="auto"/>
    </style:style>
    <style:style style:name="ro10" style:family="table-row">
      <style:table-row-properties style:row-height="11.25pt" style:use-optimal-row-height="false" fo:break-before="auto"/>
    </style:style>
    <style:style style:name="ro11" style:family="table-row">
      <style:table-row-properties style:row-height="12.75pt" style:use-optimal-row-height="false" fo:break-before="auto"/>
    </style:style>
    <style:style style:name="ro12" style:family="table-row">
      <style:table-row-properties style:row-height="6.95pt" style:use-optimal-row-height="false" fo:break-before="auto"/>
    </style:style>
    <style:style style:name="ro13" style:family="table-row">
      <style:table-row-properties style:row-height="6.75pt" style:use-optimal-row-height="false" fo:break-before="auto"/>
    </style:style>
    <style:style style:name="ro14" style:family="table-row">
      <style:table-row-properties style:row-height="11.45pt" style:use-optimal-row-height="false" fo:break-before="auto"/>
    </style:style>
    <style:style style:name="ro15" style:family="table-row">
      <style:table-row-properties style:row-height="10.35pt" style:use-optimal-row-height="false" fo:break-before="auto"/>
    </style:style>
    <style:style style:name="ro16" style:family="table-row">
      <style:table-row-properties style:row-height="9.75pt" style:use-optimal-row-height="false" fo:break-before="auto"/>
    </style:style>
    <style:style style:name="ro17" style:family="table-row">
      <style:table-row-properties style:row-height="12.95pt" style:use-optimal-row-height="false" fo:break-before="auto"/>
    </style:style>
    <style:style style:name="ro18" style:family="table-row">
      <style:table-row-properties style:row-height="13.5pt" style:use-optimal-row-height="true" fo:break-before="auto"/>
    </style:style>
    <style:style style:name="ro19" style:family="table-row">
      <style:table-row-properties style:row-height="12pt" style:use-optimal-row-height="true" fo:break-before="auto"/>
    </style:style>
    <style:style style:name="ro20" style:family="table-row">
      <style:table-row-properties style:row-height="6pt" style:use-optimal-row-height="false" fo:break-before="auto"/>
    </style:style>
    <style:style style:name="ro21" style:family="table-row">
      <style:table-row-properties style:row-height="29.25pt" style:use-optimal-row-height="false" fo:break-before="auto"/>
    </style:style>
    <style:style style:name="ro22" style:family="table-row">
      <style:table-row-properties style:row-height="22.5pt" style:use-optimal-row-height="false" fo:break-before="auto"/>
    </style:style>
    <style:style style:name="ro23" style:family="table-row">
      <style:table-row-properties style:row-height="17.25pt" style:use-optimal-row-height="false" fo:break-before="auto"/>
    </style:style>
    <style:style style:name="ro24" style:family="table-row">
      <style:table-row-properties style:row-height="30pt" style:use-optimal-row-height="false" fo:break-before="auto"/>
    </style:style>
    <style:style style:name="ro25" style:family="table-row">
      <style:table-row-properties style:row-height="34.5pt" style:use-optimal-row-height="false" fo:break-before="auto"/>
    </style:style>
    <style:style style:name="ro26" style:family="table-row">
      <style:table-row-properties style:row-height="4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mp1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1" table:number-columns-repeated="16382" table:default-cell-style-name="ce2"/>
        <table:table-row table:style-name="ro1">
          <table:table-cell table:number-columns-repeated="16384"/>
        </table:table-row>
        <table:table-row table:style-name="ro2">
          <table:table-cell/>
          <table:table-cell office:value-type="string" table:style-name="ce3">
            <text:p>This workbook contains tables relating to section 4 of UK Sea Fisheries Statistics 2019</text:p>
          </table:table-cell>
          <table:table-cell table:number-columns-repeated="16382" table:style-name="ce2"/>
        </table:table-row>
        <table:table-row table:number-rows-repeated="2" table:style-name="ro1">
          <table:table-cell table:number-columns-repeated="16384"/>
        </table:table-row>
        <table:table-row table:style-name="ro1">
          <table:table-cell/>
          <table:table-cell office:value-type="string" table:style-name="ce2">
            <text:p>Table 4.1</text:p>
          </table:table-cell>
          <table:table-cell office:value-type="string" table:style-name="ce4">
            <text:p>Fish trade flows for the UK: 2009 to 2019</text:p>
          </table:table-cell>
          <table:table-cell table:number-columns-repeated="16381" table:style-name="ce2"/>
        </table:table-row>
        <table:table-row table:style-name="ro1">
          <table:table-cell/>
          <table:table-cell office:value-type="string" table:style-name="ce2">
            <text:p>Table 4.2</text:p>
          </table:table-cell>
          <table:table-cell office:value-type="string" table:style-name="ce5">
            <text:p>Imports of fish, fish preparations, meals, flours and oils into the UK: 2015 to 2019</text:p>
          </table:table-cell>
          <table:table-cell table:number-columns-repeated="16381" table:style-name="ce2"/>
        </table:table-row>
        <table:table-row table:style-name="ro1">
          <table:table-cell/>
          <table:table-cell office:value-type="string" table:style-name="ce2">
            <text:p>Table 4.2a</text:p>
          </table:table-cell>
          <table:table-cell office:value-type="string" table:style-name="ce6">
            <text:p>Imports of fish and fish preparations into the UK by exporting country: 2018 to 2019</text:p>
          </table:table-cell>
          <table:table-cell table:number-columns-repeated="16381" table:style-name="ce2"/>
        </table:table-row>
        <table:table-row table:style-name="ro1">
          <table:table-cell/>
          <table:table-cell office:value-type="string" table:style-name="ce2">
            <text:p>Table 4.3</text:p>
          </table:table-cell>
          <table:table-cell office:value-type="string" table:style-name="ce5">
            <text:p>Exports of fish, fish preparations, meals, flours and oils from the UK: 2015 to 2019</text:p>
          </table:table-cell>
          <table:table-cell table:number-columns-repeated="16381" table:style-name="ce2"/>
        </table:table-row>
        <table:table-row table:style-name="ro1">
          <table:table-cell/>
          <table:table-cell office:value-type="string" table:style-name="ce2">
            <text:p>Table 4.3a</text:p>
          </table:table-cell>
          <table:table-cell office:value-type="string" table:style-name="ce6">
            <text:p>Exports of fish and fish preparations from the UK by importing country: 2018 to 2019</text:p>
          </table:table-cell>
          <table:table-cell table:number-columns-repeated="16381" table:style-name="ce2"/>
        </table:table-row>
        <table:table-row table:style-name="ro1">
          <table:table-cell/>
          <table:table-cell office:value-type="string" table:style-name="ce2">
            <text:p>Table 4.4a</text:p>
          </table:table-cell>
          <table:table-cell office:value-type="string" table:style-name="ce7">
            <text:p>Balance sheet for cod for the UK: 2015 to 2019</text:p>
          </table:table-cell>
          <table:table-cell table:number-columns-repeated="16381" table:style-name="ce2"/>
        </table:table-row>
        <table:table-row table:style-name="ro1">
          <table:table-cell/>
          <table:table-cell office:value-type="string" table:style-name="ce2">
            <text:p>Table 4.4b</text:p>
          </table:table-cell>
          <table:table-cell office:value-type="string" table:style-name="ce8">
            <text:p>Balance sheet for haddock for the UK: 2015 to 2019</text:p>
          </table:table-cell>
          <table:table-cell table:number-columns-repeated="16381" table:style-name="ce2"/>
        </table:table-row>
        <table:table-row table:style-name="ro1">
          <table:table-cell/>
          <table:table-cell office:value-type="string" table:style-name="ce2">
            <text:p>Table 4.4c</text:p>
          </table:table-cell>
          <table:table-cell office:value-type="string" table:style-name="ce9">
            <text:p>Balance sheet for shrimps and prawns for the UK: 2015 to 2019</text:p>
          </table:table-cell>
          <table:table-cell table:number-columns-repeated="16381" table:style-name="ce2"/>
        </table:table-row>
        <table:table-row table:style-name="ro1">
          <table:table-cell/>
          <table:table-cell office:value-type="string" table:style-name="ce2">
            <text:p>Table 4.4d</text:p>
          </table:table-cell>
          <table:table-cell office:value-type="string" table:style-name="ce10">
            <text:p>Balance sheet for tuna for the UK: 2015 to 2019</text:p>
          </table:table-cell>
          <table:table-cell table:number-columns-repeated="16381" table:style-name="ce2"/>
        </table:table-row>
        <table:table-row table:style-name="ro1">
          <table:table-cell/>
          <table:table-cell office:value-type="string" table:style-name="ce2">
            <text:p>Table 4.4e</text:p>
          </table:table-cell>
          <table:table-cell office:value-type="string" table:style-name="ce11">
            <text:p>Balance sheet for mackerel for the UK: 2015 to 2019</text:p>
          </table:table-cell>
          <table:table-cell table:number-columns-repeated="16381" table:style-name="ce2"/>
        </table:table-row>
        <table:table-row table:style-name="ro1">
          <table:table-cell/>
          <table:table-cell office:value-type="string" table:style-name="ce2">
            <text:p>Table 4.5</text:p>
          </table:table-cell>
          <table:table-cell office:value-type="string" table:style-name="ce12">
            <text:p>Household consumption and inflation: 2009 to 2019</text:p>
          </table:table-cell>
          <table:table-cell table:number-columns-repeated="16381" table:style-name="ce2"/>
        </table:table-row>
        <table:table-row table:style-name="ro1">
          <table:table-cell table:style-name="ce1"/>
          <table:table-cell office:value-type="string" table:style-name="ce2">
            <text:p>Table 4.6</text:p>
          </table:table-cell>
          <table:table-cell office:value-type="string" table:style-name="ce13">
            <text:p>GDP for fishing: 2009 to 2019</text:p>
          </table:table-cell>
          <table:table-cell table:style-name="ce2"/>
          <table:table-cell table:number-columns-repeated="16380" table:style-name="ce1"/>
        </table:table-row>
        <table:table-row table:number-rows-repeated="4" table:style-name="ro1">
          <table:table-cell table:number-columns-repeated="16384"/>
        </table:table-row>
        <table:table-row table:number-rows-repeated="14" table:style-name="ro3">
          <table:table-cell table:style-name="ce1"/>
          <table:table-cell table:style-name="ce2"/>
          <table:table-cell table:number-columns-repeated="2" table:style-name="ce14"/>
          <table:table-cell table:number-columns-repeated="16380" table:style-name="ce1"/>
        </table:table-row>
        <table:table-row table:number-rows-repeated="1048542" table:style-name="ro1">
          <table:table-cell table:number-columns-repeated="16384"/>
        </table:table-row>
      </table:table>
      <table:table table:name="Table_4_1" table:style-name="ta2">
        <table:table-column table:style-name="co3" table:default-cell-style-name="ce26"/>
        <table:table-column table:style-name="co4" table:default-cell-style-name="ce22"/>
        <table:table-column table:style-name="co5" table:default-cell-style-name="ce22"/>
        <table:table-column table:style-name="co6" table:default-cell-style-name="ce21"/>
        <table:table-column table:style-name="co7" table:number-columns-repeated="3" table:default-cell-style-name="ce31"/>
        <table:table-column table:style-name="co8" table:default-cell-style-name="ce22"/>
        <table:table-column table:style-name="co9" table:default-cell-style-name="ce22"/>
        <table:table-column table:style-name="co8" table:default-cell-style-name="ce22"/>
        <table:table-column table:style-name="co9" table:default-cell-style-name="ce22"/>
        <table:table-column table:style-name="co8" table:default-cell-style-name="ce22"/>
        <table:table-column table:style-name="co9" table:default-cell-style-name="ce22"/>
        <table:table-column table:style-name="co8" table:default-cell-style-name="ce22"/>
        <table:table-column table:style-name="co9" table:default-cell-style-name="ce31"/>
        <table:table-column table:style-name="co8" table:default-cell-style-name="ce31"/>
        <table:table-column table:style-name="co9" table:default-cell-style-name="ce31"/>
        <table:table-column table:style-name="co8" table:default-cell-style-name="ce22"/>
        <table:table-column table:style-name="co9" table:default-cell-style-name="ce22"/>
        <table:table-column table:style-name="co10" table:default-cell-style-name="ce22"/>
        <table:table-column table:style-name="co11" table:default-cell-style-name="ce22"/>
        <table:table-column table:style-name="co10" table:default-cell-style-name="ce22"/>
        <table:table-column table:style-name="co9" table:default-cell-style-name="ce22"/>
        <table:table-column table:style-name="co12" table:default-cell-style-name="ce22"/>
        <table:table-column table:style-name="co1" table:number-columns-repeated="16360" table:default-cell-style-name="ce22"/>
        <table:table-row table:style-name="ro4">
          <table:table-cell office:value-type="string" table:style-name="ce15">
            <text:p>TABLE 4.1 <text:s/>Fish trade flows for the UK: 2009 to 2019</text:p>
          </table:table-cell>
          <table:table-cell table:number-columns-repeated="2" table:style-name="ce1"/>
          <table:table-cell table:style-name="ce16"/>
          <table:table-cell table:number-columns-repeated="3" table:style-name="ce17"/>
          <table:table-cell table:number-columns-repeated="7" table:style-name="ce1"/>
          <table:table-cell table:number-columns-repeated="3" table:style-name="ce17"/>
          <table:table-cell table:number-columns-repeated="16367" table:style-name="ce1"/>
        </table:table-row>
        <table:table-row table:style-name="ro5">
          <table:table-cell table:style-name="ce18"/>
          <table:table-cell table:number-columns-repeated="2" table:style-name="ce19"/>
          <table:table-cell table:style-name="ce20"/>
          <table:table-cell table:number-columns-repeated="4" table:style-name="ce21"/>
          <table:table-cell table:style-name="ce20"/>
          <table:table-cell table:style-name="ce21"/>
          <table:table-cell table:style-name="ce20"/>
          <table:table-cell table:number-columns-repeated="4" table:style-name="ce21"/>
          <table:table-cell table:number-columns-repeated="2" table:style-name="ce20"/>
          <table:table-cell table:number-columns-repeated="16367" table:style-name="ce22"/>
        </table:table-row>
        <table:table-row table:style-name="ro6">
          <table:table-cell table:number-columns-repeated="3" table:style-name="ce23"/>
          <table:table-cell table:style-name="ce24"/>
          <table:table-cell office:value-type="float" office:value="2009" table:style-name="ce24">
            <text:p>2009</text:p>
          </table:table-cell>
          <table:table-cell office:value-type="float" office:value="2010" table:style-name="ce24">
            <text:p>2010</text:p>
          </table:table-cell>
          <table:table-cell office:value-type="float" office:value="2011" table:style-name="ce24">
            <text:p>2011</text:p>
          </table:table-cell>
          <table:table-cell table:style-name="ce24"/>
          <table:table-cell office:value-type="float" office:value="2012" table:style-name="ce24">
            <text:p>2012</text:p>
          </table:table-cell>
          <table:table-cell table:style-name="ce24"/>
          <table:table-cell office:value-type="float" office:value="2013" table:style-name="ce24">
            <text:p>2013</text:p>
          </table:table-cell>
          <table:table-cell table:style-name="ce24"/>
          <table:table-cell office:value-type="float" office:value="2014" table:style-name="ce24">
            <text:p>2014</text:p>
          </table:table-cell>
          <table:table-cell table:style-name="ce24"/>
          <table:table-cell office:value-type="float" office:value="2015" table:style-name="ce24">
            <text:p>2015</text:p>
          </table:table-cell>
          <table:table-cell table:style-name="ce24"/>
          <table:table-cell office:value-type="float" office:value="2016" table:style-name="ce24">
            <text:p>2016</text:p>
          </table:table-cell>
          <table:table-cell table:style-name="ce24"/>
          <table:table-cell office:value-type="float" office:value="2017" table:style-name="ce24">
            <text:p>2017</text:p>
          </table:table-cell>
          <table:table-cell table:style-name="ce24"/>
          <table:table-cell office:value-type="float" office:value="2018" table:style-name="ce24">
            <text:p>2018</text:p>
          </table:table-cell>
          <table:table-cell table:style-name="ce24"/>
          <table:table-cell office:value-type="float" office:value="2019" table:style-name="ce24">
            <text:p>2019</text:p>
          </table:table-cell>
          <table:table-cell table:number-columns-repeated="16361" table:style-name="ce25"/>
        </table:table-row>
        <table:table-row table:style-name="ro7">
          <table:table-cell table:number-columns-repeated="2" table:style-name="ce26"/>
          <table:table-cell table:style-name="ce22"/>
          <table:table-cell table:number-columns-repeated="2" table:style-name="ce21"/>
          <table:table-cell table:style-name="ce27"/>
          <table:table-cell table:number-columns-repeated="9" table:style-name="ce28"/>
          <table:table-cell table:number-columns-repeated="8" table:style-name="ce27"/>
          <table:table-cell table:number-columns-repeated="16361" table:style-name="ce22"/>
        </table:table-row>
        <table:table-row table:style-name="ro7">
          <table:table-cell office:value-type="string" table:style-name="ce26">
            <text:p>Imports<text:s/><text:span text:style-name="T1">(a)</text:span></text:p>
          </table:table-cell>
          <table:table-cell table:number-columns-repeated="2" table:style-name="ce22"/>
          <table:table-cell office:value-type="string" table:style-name="ce21">
            <text:p>('000 tonnes)</text:p>
          </table:table-cell>
          <table:table-cell office:value-type="float" office:value="720.62428400000033" table:style-name="ce29">
            <text:p>721</text:p>
          </table:table-cell>
          <table:table-cell office:value-type="float" office:value="703.84840400000007" table:style-name="ce27">
            <text:p>704</text:p>
          </table:table-cell>
          <table:table-cell office:value-type="float" office:value="720.23795300000018" table:style-name="ce27">
            <text:p>720</text:p>
          </table:table-cell>
          <table:table-cell table:style-name="ce30"/>
          <table:table-cell office:value-type="float" office:value="754.53816000000006" table:style-name="ce27">
            <text:p>755</text:p>
          </table:table-cell>
          <table:table-cell table:style-name="ce30"/>
          <table:table-cell office:value-type="float" office:value="739.36316499999987" table:style-name="ce27">
            <text:p>739</text:p>
          </table:table-cell>
          <table:table-cell table:style-name="ce30"/>
          <table:table-cell office:value-type="float" office:value="721.93463099999997" table:style-name="ce27">
            <text:p>722</text:p>
          </table:table-cell>
          <table:table-cell table:style-name="ce30"/>
          <table:table-cell office:value-type="float" office:value="680.44977400000005" table:style-name="ce27">
            <text:p>680</text:p>
          </table:table-cell>
          <table:table-cell table:style-name="ce30"/>
          <table:table-cell office:value-type="float" office:value="729.18474400000002" table:style-name="ce27">
            <text:p>729</text:p>
          </table:table-cell>
          <table:table-cell table:style-name="ce30"/>
          <table:table-cell office:value-type="float" office:value="704" table:style-name="ce27">
            <text:p>704</text:p>
          </table:table-cell>
          <table:table-cell table:style-name="ce30"/>
          <table:table-cell office:value-type="float" office:value="674.01316200000019" table:style-name="ce27">
            <text:p>674</text:p>
          </table:table-cell>
          <table:table-cell office:value-type="string" table:style-name="ce30">
            <text:p>R</text:p>
          </table:table-cell>
          <table:table-cell office:value-type="float" office:value="720.95179499999995" table:style-name="ce27">
            <text:p>721</text:p>
          </table:table-cell>
          <table:table-cell table:style-name="ce31"/>
          <table:table-cell table:number-columns-repeated="16360" table:style-name="ce22"/>
        </table:table-row>
        <table:table-row table:style-name="ro8">
          <table:table-cell table:style-name="ce26"/>
          <table:table-cell table:number-columns-repeated="2" table:style-name="ce22"/>
          <table:table-cell office:value-type="string" table:style-name="ce21">
            <text:p>(£ million)</text:p>
          </table:table-cell>
          <table:table-cell office:value-type="float" office:value="2177.158684999999" table:style-name="ce32">
            <text:p>2,177</text:p>
          </table:table-cell>
          <table:table-cell office:value-type="float" office:value="2254.6992739999996" table:style-name="ce33">
            <text:p>2,255</text:p>
          </table:table-cell>
          <table:table-cell office:value-type="float" office:value="2558.6201070000002" table:style-name="ce33">
            <text:p>2,559</text:p>
          </table:table-cell>
          <table:table-cell table:style-name="ce30"/>
          <table:table-cell office:value-type="float" office:value="2569.9964219999993" table:style-name="ce33">
            <text:p>2,570</text:p>
          </table:table-cell>
          <table:table-cell table:style-name="ce30"/>
          <table:table-cell office:value-type="float" office:value="2757.0002940000008" table:style-name="ce33">
            <text:p>2,757</text:p>
          </table:table-cell>
          <table:table-cell table:style-name="ce30"/>
          <table:table-cell office:value-type="float" office:value="2737.7831450000008" table:style-name="ce33">
            <text:p>2,738</text:p>
          </table:table-cell>
          <table:table-cell table:style-name="ce30"/>
          <table:table-cell office:value-type="float" office:value="2671.6208039999997" table:style-name="ce33">
            <text:p>2,672</text:p>
          </table:table-cell>
          <table:table-cell table:style-name="ce30"/>
          <table:table-cell office:value-type="float" office:value="3069.2533289999997" table:style-name="ce33">
            <text:p>3,069</text:p>
          </table:table-cell>
          <table:table-cell table:style-name="ce30"/>
          <table:table-cell office:value-type="float" office:value="3197" table:style-name="ce33">
            <text:p>3,197</text:p>
          </table:table-cell>
          <table:table-cell table:style-name="ce30"/>
          <table:table-cell office:value-type="float" office:value="3192.8326740000002" table:style-name="ce33">
            <text:p>3,193</text:p>
          </table:table-cell>
          <table:table-cell office:value-type="string" table:style-name="ce30">
            <text:p>R</text:p>
          </table:table-cell>
          <table:table-cell office:value-type="float" office:value="3457.2909109999996" table:style-name="ce33">
            <text:p>3,457</text:p>
          </table:table-cell>
          <table:table-cell table:style-name="ce31"/>
          <table:table-cell table:number-columns-repeated="16360" table:style-name="ce22"/>
        </table:table-row>
        <table:table-row table:style-name="ro8">
          <table:table-cell table:style-name="ce26"/>
          <table:table-cell table:number-columns-repeated="2" table:style-name="ce22"/>
          <table:table-cell table:style-name="ce21"/>
          <table:table-cell table:number-columns-repeated="16380" table:style-name="ce22"/>
        </table:table-row>
        <table:table-row table:style-name="ro9">
          <table:table-cell office:value-type="string" table:style-name="ce26">
            <text:p>Exports<text:span text:style-name="T1"><text:s/>(a)</text:span></text:p>
          </table:table-cell>
          <table:table-cell table:number-columns-repeated="2" table:style-name="ce22"/>
          <table:table-cell office:value-type="string" table:style-name="ce21">
            <text:p>('000 tonnes)</text:p>
          </table:table-cell>
          <table:table-cell office:value-type="float" office:value="479.67306399999995" table:style-name="ce29">
            <text:p>480</text:p>
          </table:table-cell>
          <table:table-cell office:value-type="float" office:value="516.72065299999997" table:style-name="ce27">
            <text:p>517</text:p>
          </table:table-cell>
          <table:table-cell office:value-type="float" office:value="436.12341899999996" table:style-name="ce27">
            <text:p>436</text:p>
          </table:table-cell>
          <table:table-cell table:style-name="ce30"/>
          <table:table-cell office:value-type="float" office:value="465.91143699999992" table:style-name="ce27">
            <text:p>466</text:p>
          </table:table-cell>
          <table:table-cell table:style-name="ce30"/>
          <table:table-cell office:value-type="float" office:value="452" table:style-name="ce27">
            <text:p>452</text:p>
          </table:table-cell>
          <table:table-cell table:style-name="ce30"/>
          <table:table-cell office:value-type="float" office:value="502" table:style-name="ce27">
            <text:p>502</text:p>
          </table:table-cell>
          <table:table-cell table:style-name="ce30"/>
          <table:table-cell office:value-type="float" office:value="442" table:style-name="ce27">
            <text:p>442</text:p>
          </table:table-cell>
          <table:table-cell table:style-name="ce30"/>
          <table:table-cell office:value-type="float" office:value="439.87370199999998" table:style-name="ce27">
            <text:p>440</text:p>
          </table:table-cell>
          <table:table-cell table:style-name="ce30"/>
          <table:table-cell office:value-type="float" office:value="459.99571299999997" table:style-name="ce33">
            <text:p>460</text:p>
          </table:table-cell>
          <table:table-cell table:style-name="ce30"/>
          <table:table-cell office:value-type="float" office:value="447.56500399999999" table:style-name="ce33">
            <text:p>448</text:p>
          </table:table-cell>
          <table:table-cell office:value-type="string" table:style-name="ce30">
            <text:p>R</text:p>
          </table:table-cell>
          <table:table-cell office:value-type="float" office:value="452.13052499999992" table:style-name="ce27">
            <text:p>452</text:p>
          </table:table-cell>
          <table:table-cell table:number-columns-repeated="16361" table:style-name="ce22"/>
        </table:table-row>
        <table:table-row table:style-name="ro8">
          <table:table-cell table:style-name="ce26"/>
          <table:table-cell table:number-columns-repeated="2" table:style-name="ce22"/>
          <table:table-cell office:value-type="string" table:style-name="ce21">
            <text:p>(£ million)</text:p>
          </table:table-cell>
          <table:table-cell office:value-type="float" office:value="1166.1371439999996" table:style-name="ce32">
            <text:p>1,166</text:p>
          </table:table-cell>
          <table:table-cell office:value-type="float" office:value="1345.7133249999997" table:style-name="ce33">
            <text:p>1,346</text:p>
          </table:table-cell>
          <table:table-cell office:value-type="float" office:value="1463.9492740000005" table:style-name="ce33">
            <text:p>1,464</text:p>
          </table:table-cell>
          <table:table-cell table:style-name="ce30"/>
          <table:table-cell office:value-type="float" office:value="1343.9194649999999" table:style-name="ce33">
            <text:p>1,344</text:p>
          </table:table-cell>
          <table:table-cell table:style-name="ce30"/>
          <table:table-cell office:value-type="float" office:value="1460" table:style-name="ce33">
            <text:p>1,460</text:p>
          </table:table-cell>
          <table:table-cell table:style-name="ce30"/>
          <table:table-cell office:value-type="float" office:value="1566" table:style-name="ce33">
            <text:p>1,566</text:p>
          </table:table-cell>
          <table:table-cell table:style-name="ce30"/>
          <table:table-cell office:value-type="float" office:value="1336.7061220000001" table:style-name="ce33">
            <text:p>1,337</text:p>
          </table:table-cell>
          <table:table-cell table:style-name="ce30"/>
          <table:table-cell office:value-type="float" office:value="1638.4037689999996" table:style-name="ce33">
            <text:p>1,638</text:p>
          </table:table-cell>
          <table:table-cell table:style-name="ce30"/>
          <table:table-cell office:value-type="float" office:value="1904" table:style-name="ce33">
            <text:p>1,904</text:p>
          </table:table-cell>
          <table:table-cell table:style-name="ce30"/>
          <table:table-cell office:value-type="float" office:value="1789.3001559999998" table:style-name="ce33">
            <text:p>1,789</text:p>
          </table:table-cell>
          <table:table-cell office:value-type="string" table:style-name="ce30">
            <text:p>R</text:p>
          </table:table-cell>
          <table:table-cell office:value-type="float" office:value="2003.6619130000004" table:style-name="ce33">
            <text:p>2,004</text:p>
          </table:table-cell>
          <table:table-cell table:number-columns-repeated="5" table:style-name="ce22"/>
          <table:table-cell table:number-columns-repeated="2" table:style-name="ce34"/>
          <table:table-cell table:style-name="ce22"/>
          <table:table-cell table:style-name="ce34"/>
          <table:table-cell table:style-name="ce22"/>
          <table:table-cell table:style-name="ce34"/>
          <table:table-cell table:style-name="ce22"/>
          <table:table-cell table:style-name="ce34"/>
          <table:table-cell table:number-columns-repeated="16348"/>
        </table:table-row>
        <table:table-row table:style-name="ro8">
          <table:table-cell table:style-name="ce26"/>
          <table:table-cell table:number-columns-repeated="2" table:style-name="ce22"/>
          <table:table-cell table:style-name="ce21"/>
          <table:table-cell table:number-columns-repeated="19" table:style-name="ce35"/>
          <table:table-cell table:number-columns-repeated="16361" table:style-name="ce22"/>
        </table:table-row>
        <table:table-row table:style-name="ro6">
          <table:table-cell office:value-type="string" table:style-name="ce36">
            <text:p>Crude trade gap</text:p>
          </table:table-cell>
          <table:table-cell table:number-columns-repeated="2" table:style-name="ce37"/>
          <table:table-cell office:value-type="string" table:style-name="ce38">
            <text:p>('000 tonnes)</text:p>
          </table:table-cell>
          <table:table-cell office:value-type="float" office:value="240.95122000000038" table:style-name="ce39">
            <text:p>241</text:p>
          </table:table-cell>
          <table:table-cell office:value-type="float" office:value="187.1277510000001" table:style-name="ce39">
            <text:p>187</text:p>
          </table:table-cell>
          <table:table-cell office:value-type="float" office:value="284.11453400000022" table:style-name="ce39">
            <text:p>284</text:p>
          </table:table-cell>
          <table:table-cell table:style-name="ce39"/>
          <table:table-cell office:value-type="float" office:value="288.62672300000014" table:style-name="ce39">
            <text:p>289</text:p>
          </table:table-cell>
          <table:table-cell table:style-name="ce39"/>
          <table:table-cell office:value-type="float" office:value="287.36316499999987" table:style-name="ce39">
            <text:p>287</text:p>
          </table:table-cell>
          <table:table-cell table:style-name="ce40"/>
          <table:table-cell office:value-type="float" office:value="219.93463099999997" table:style-name="ce39">
            <text:p>220</text:p>
          </table:table-cell>
          <table:table-cell table:style-name="ce41"/>
          <table:table-cell office:value-type="float" office:value="238.44977400000005" table:style-name="ce39">
            <text:p>238</text:p>
          </table:table-cell>
          <table:table-cell table:style-name="ce41"/>
          <table:table-cell office:value-type="float" office:value="289.31104200000004" table:style-name="ce39">
            <text:p>289</text:p>
          </table:table-cell>
          <table:table-cell table:style-name="ce39"/>
          <table:table-cell office:value-type="float" office:value="244.00428700000003" table:style-name="ce39">
            <text:p>244</text:p>
          </table:table-cell>
          <table:table-cell office:value-type="string" table:style-name="ce40">
            <text:p>R</text:p>
          </table:table-cell>
          <table:table-cell office:value-type="float" office:value="226.44815800000021" table:style-name="ce39">
            <text:p>226</text:p>
          </table:table-cell>
          <table:table-cell office:value-type="string" table:style-name="ce40">
            <text:p>R</text:p>
          </table:table-cell>
          <table:table-cell office:value-type="float" office:value="268.82127000000003" table:style-name="ce39">
            <text:p>269</text:p>
          </table:table-cell>
          <table:table-cell table:number-columns-repeated="16361" table:style-name="ce22"/>
        </table:table-row>
        <table:table-row table:style-name="ro8">
          <table:table-cell table:style-name="ce42"/>
          <table:table-cell table:number-columns-repeated="2" table:style-name="ce43"/>
          <table:table-cell table:style-name="ce44"/>
          <table:table-cell table:number-columns-repeated="19" table:style-name="ce45"/>
          <table:table-cell table:number-columns-repeated="16361" table:style-name="ce22"/>
        </table:table-row>
        <table:table-row table:style-name="ro10">
          <table:table-cell office:value-type="string" table:number-columns-spanned="4" table:number-rows-spanned="1" table:style-name="ce51">
            <text:p>Landings by UK vessels into the UK<text:span text:style-name="T1"><text:s/>(b) (c)</text:span></text:p>
          </table:table-cell>
          <table:covered-table-cell table:number-columns-repeated="3"/>
          <table:table-cell table:number-columns-repeated="2" table:style-name="ce22"/>
          <table:table-cell table:style-name="ce43"/>
          <table:table-cell table:number-columns-repeated="7" table:style-name="ce22"/>
          <table:table-cell table:style-name="ce43"/>
          <table:table-cell table:style-name="ce22"/>
          <table:table-cell table:number-columns-repeated="7" table:style-name="ce43"/>
          <table:table-cell table:number-columns-repeated="16361" table:style-name="ce22"/>
        </table:table-row>
        <table:table-row table:style-name="ro8">
          <table:table-cell table:style-name="ce26"/>
          <table:table-cell table:number-columns-repeated="2" table:style-name="ce22"/>
          <table:table-cell office:value-type="string" table:style-name="ce21">
            <text:p>('000 tonnes)</text:p>
          </table:table-cell>
          <table:table-cell office:value-type="float" office:value="359.91875849999741" table:style-name="ce31">
            <text:p>360</text:p>
          </table:table-cell>
          <table:table-cell office:value-type="float" office:value="378.67871609999946" table:style-name="ce31">
            <text:p>379</text:p>
          </table:table-cell>
          <table:table-cell office:value-type="float" office:value="371.87012229999959" table:style-name="ce31">
            <text:p>372</text:p>
          </table:table-cell>
          <table:table-cell table:style-name="ce30"/>
          <table:table-cell office:value-type="float" office:value="366.0383068999995" table:style-name="ce31">
            <text:p>366</text:p>
          </table:table-cell>
          <table:table-cell table:style-name="ce30"/>
          <table:table-cell office:value-type="float" office:value="379.013687799997" table:style-name="ce31">
            <text:p>379</text:p>
          </table:table-cell>
          <table:table-cell table:style-name="ce30"/>
          <table:table-cell office:value-type="float" office:value="422.42859919999796" table:style-name="ce31">
            <text:p>422</text:p>
          </table:table-cell>
          <table:table-cell table:style-name="ce30"/>
          <table:table-cell office:value-type="float" office:value="390.42457749999801" table:style-name="ce31">
            <text:p>390</text:p>
          </table:table-cell>
          <table:table-cell table:style-name="ce30"/>
          <table:table-cell office:value-type="float" office:value="412.72760969999899" table:style-name="ce46">
            <text:p>413</text:p>
          </table:table-cell>
          <table:table-cell table:style-name="ce30"/>
          <table:table-cell office:value-type="float" office:value="403.15718199999833" table:style-name="ce46">
            <text:p>403</text:p>
          </table:table-cell>
          <table:table-cell office:value-type="string" table:style-name="ce30">
            <text:p>R</text:p>
          </table:table-cell>
          <table:table-cell office:value-type="float" office:value="397.19472029999872" table:style-name="ce46">
            <text:p>397</text:p>
          </table:table-cell>
          <table:table-cell office:value-type="string" table:style-name="ce30">
            <text:p>R</text:p>
          </table:table-cell>
          <table:table-cell office:value-type="float" office:value="356.03826079999851" table:style-name="ce31">
            <text:p>356</text:p>
          </table:table-cell>
          <table:table-cell table:style-name="ce31"/>
          <table:table-cell table:number-columns-repeated="16360" table:style-name="ce22"/>
        </table:table-row>
        <table:table-row table:style-name="ro8">
          <table:table-cell table:style-name="ce18"/>
          <table:table-cell table:number-columns-repeated="2" table:style-name="ce19"/>
          <table:table-cell office:value-type="string" table:style-name="ce20">
            <text:p>(£ million)</text:p>
          </table:table-cell>
          <table:table-cell office:value-type="float" office:value="520.31693469628874" table:style-name="ce47">
            <text:p>520</text:p>
          </table:table-cell>
          <table:table-cell office:value-type="float" office:value="547.94035524209596" table:style-name="ce47">
            <text:p>548</text:p>
          </table:table-cell>
          <table:table-cell office:value-type="float" office:value="620.81668787714318" table:style-name="ce47">
            <text:p>621</text:p>
          </table:table-cell>
          <table:table-cell table:style-name="ce48"/>
          <table:table-cell office:value-type="float" office:value="568.20479925651114" table:style-name="ce47">
            <text:p>568</text:p>
          </table:table-cell>
          <table:table-cell table:style-name="ce48"/>
          <table:table-cell office:value-type="float" office:value="549.28995053976212" table:style-name="ce47">
            <text:p>549</text:p>
          </table:table-cell>
          <table:table-cell table:style-name="ce48"/>
          <table:table-cell office:value-type="float" office:value="614.80869705999498" table:style-name="ce47">
            <text:p>615</text:p>
          </table:table-cell>
          <table:table-cell table:style-name="ce48"/>
          <table:table-cell office:value-type="float" office:value="553.045642919991" table:style-name="ce47">
            <text:p>553</text:p>
          </table:table-cell>
          <table:table-cell table:style-name="ce48"/>
          <table:table-cell office:value-type="float" office:value="693.35768038465608" table:style-name="ce47">
            <text:p>693</text:p>
          </table:table-cell>
          <table:table-cell table:style-name="ce48"/>
          <table:table-cell office:value-type="float" office:value="728.40448826983879" table:style-name="ce49">
            <text:p>728</text:p>
          </table:table-cell>
          <table:table-cell office:value-type="string" table:style-name="ce50">
            <text:p>R</text:p>
          </table:table-cell>
          <table:table-cell office:value-type="float" office:value="740.32787997191269" table:style-name="ce49">
            <text:p>740</text:p>
          </table:table-cell>
          <table:table-cell office:value-type="string" table:style-name="ce50">
            <text:p>R</text:p>
          </table:table-cell>
          <table:table-cell office:value-type="float" office:value="762.29032046561019" table:style-name="ce49">
            <text:p>762</text:p>
          </table:table-cell>
          <table:table-cell table:style-name="ce31"/>
          <table:table-cell table:number-columns-repeated="16360" table:style-name="ce22"/>
        </table:table-row>
        <table:table-row table:style-name="ro8">
          <table:table-cell table:style-name="ce26"/>
          <table:table-cell table:number-columns-repeated="2" table:style-name="ce22"/>
          <table:table-cell table:style-name="ce21"/>
          <table:table-cell table:number-columns-repeated="16380" table:style-name="ce22"/>
        </table:table-row>
        <table:table-row table:style-name="ro8">
          <table:table-cell office:value-type="string" table:style-name="ce22">
            <text:p>(a)</text:p>
          </table:table-cell>
          <table:table-cell office:value-type="string" table:style-name="ce22">
            <text:p>Excludes fish products</text:p>
          </table:table-cell>
          <table:table-cell table:style-name="ce22"/>
          <table:table-cell table:style-name="ce21"/>
          <table:table-cell table:number-columns-repeated="3" table:style-name="ce31"/>
          <table:table-cell table:number-columns-repeated="7" table:style-name="ce22"/>
          <table:table-cell table:number-columns-repeated="3" table:style-name="ce31"/>
          <table:table-cell table:number-columns-repeated="16367" table:style-name="ce22"/>
        </table:table-row>
        <table:table-row table:style-name="ro8">
          <table:table-cell office:value-type="string" table:style-name="ce22">
            <text:p>(b)</text:p>
          </table:table-cell>
          <table:table-cell office:value-type="string" table:style-name="ce22">
            <text:p>Landings are given in terms of landed weight equivalent (i.e. head on, gutted for most species).</text:p>
          </table:table-cell>
          <table:table-cell table:style-name="ce22"/>
          <table:table-cell table:style-name="ce21"/>
          <table:table-cell table:number-columns-repeated="3" table:style-name="ce31"/>
          <table:table-cell table:number-columns-repeated="7" table:style-name="ce22"/>
          <table:table-cell table:number-columns-repeated="3" table:style-name="ce31"/>
          <table:table-cell table:number-columns-repeated="16367" table:style-name="ce22"/>
        </table:table-row>
        <table:table-row table:style-name="ro8">
          <table:table-cell office:value-type="string" table:style-name="ce22">
            <text:p>(c)</text:p>
          </table:table-cell>
          <table:table-cell office:value-type="string" table:style-name="ce22">
            <text:p>Landings include transhipments of mackerel.</text:p>
          </table:table-cell>
          <table:table-cell table:style-name="ce22"/>
          <table:table-cell table:style-name="ce21"/>
          <table:table-cell table:number-columns-repeated="3" table:style-name="ce31"/>
          <table:table-cell table:number-columns-repeated="7" table:style-name="ce22"/>
          <table:table-cell table:number-columns-repeated="3" table:style-name="ce31"/>
          <table:table-cell table:number-columns-repeated="16367" table:style-name="ce22"/>
        </table:table-row>
        <table:table-row table:style-name="ro8">
          <table:table-cell table:style-name="ce26"/>
          <table:table-cell table:number-columns-repeated="2" table:style-name="ce22"/>
          <table:table-cell table:style-name="ce21"/>
          <table:table-cell table:number-columns-repeated="3" table:style-name="ce31"/>
          <table:table-cell table:number-columns-repeated="7" table:style-name="ce22"/>
          <table:table-cell table:number-columns-repeated="3" table:style-name="ce31"/>
          <table:table-cell table:number-columns-repeated="2" table:style-name="ce22"/>
          <table:table-cell office:value-type="float" office:value="730.40437499999985" table:style-name="ce22">
            <text:p>730.404375</text:p>
          </table:table-cell>
          <table:table-cell table:number-columns-repeated="16364" table:style-name="ce22"/>
        </table:table-row>
        <table:table-row table:number-rows-repeated="7" table:style-name="ro8">
          <table:table-cell table:number-columns-repeated="16384"/>
        </table:table-row>
        <table:table-row table:style-name="ro8">
          <table:table-cell table:style-name="ce26"/>
          <table:table-cell table:number-columns-repeated="2" table:style-name="ce22"/>
          <table:table-cell table:style-name="ce21"/>
          <table:table-cell table:number-columns-repeated="3" table:style-name="ce31"/>
          <table:table-cell table:number-columns-repeated="7" table:style-name="ce22"/>
          <table:table-cell table:number-columns-repeated="3" table:style-name="ce31"/>
          <table:table-cell table:number-columns-repeated="3" table:style-name="ce22"/>
          <table:table-cell table:style-name="ce31"/>
          <table:table-cell table:number-columns-repeated="16363"/>
        </table:table-row>
        <table:table-row table:number-rows-repeated="1048548" table:style-name="ro8">
          <table:table-cell table:number-columns-repeated="16384"/>
        </table:table-row>
        <table:named-expressions>
          <table:named-range table:name="Print_Area" table:cell-range-address="Table_4_1.$A$1:Table_4_1.$W$19" table:base-cell-address="Table_4_1.$A$1"/>
        </table:named-expressions>
      </table:table>
      <table:table table:name="Table_4_2" table:style-name="ta3">
        <table:table-column table:style-name="co13" table:default-cell-style-name="ce65"/>
        <table:table-column table:style-name="co12" table:default-cell-style-name="ce65"/>
        <table:table-column table:style-name="co14" table:default-cell-style-name="ce65"/>
        <table:table-column table:style-name="co15" table:default-cell-style-name="ce65"/>
        <table:table-column table:style-name="co16" table:number-columns-repeated="3" table:default-cell-style-name="ce80" table:visibility="collapse"/>
        <table:table-column table:style-name="co17" table:default-cell-style-name="ce80" table:visibility="collapse"/>
        <table:table-column table:style-name="co18" table:default-cell-style-name="ce80"/>
        <table:table-column table:style-name="co10" table:default-cell-style-name="ce80"/>
        <table:table-column table:style-name="co18" table:default-cell-style-name="ce80"/>
        <table:table-column table:style-name="co10" table:default-cell-style-name="ce80"/>
        <table:table-column table:style-name="co18" table:default-cell-style-name="ce80"/>
        <table:table-column table:style-name="co10" table:default-cell-style-name="ce80"/>
        <table:table-column table:style-name="co18" table:default-cell-style-name="ce62"/>
        <table:table-column table:style-name="co10" table:default-cell-style-name="ce62"/>
        <table:table-column table:style-name="co18" table:default-cell-style-name="ce62"/>
        <table:table-column table:style-name="co10" table:default-cell-style-name="ce80"/>
        <table:table-column table:style-name="co16" table:default-cell-style-name="ce80" table:visibility="collapse"/>
        <table:table-column table:style-name="co16" table:number-columns-repeated="2" table:default-cell-style-name="ce62" table:visibility="collapse"/>
        <table:table-column table:style-name="co19" table:default-cell-style-name="ce62"/>
        <table:table-column table:style-name="co17" table:default-cell-style-name="ce62"/>
        <table:table-column table:style-name="co18" table:default-cell-style-name="ce62"/>
        <table:table-column table:style-name="co10" table:default-cell-style-name="ce62"/>
        <table:table-column table:style-name="co18" table:default-cell-style-name="ce62"/>
        <table:table-column table:style-name="co10" table:default-cell-style-name="ce62"/>
        <table:table-column table:style-name="co18" table:default-cell-style-name="ce62"/>
        <table:table-column table:style-name="co10" table:default-cell-style-name="ce62"/>
        <table:table-column table:style-name="co18" table:default-cell-style-name="ce62"/>
        <table:table-column table:style-name="co1" table:default-cell-style-name="ce63"/>
        <table:table-column table:style-name="co1" table:default-cell-style-name="ce64"/>
        <table:table-column table:style-name="co1" table:number-columns-repeated="16352" table:default-cell-style-name="ce65"/>
        <table:table-row table:style-name="ro4">
          <table:table-cell office:value-type="string" table:style-name="ce52">
            <text:p>TABLE 4.2 <text:s/>Imports of fish, fish preparations, meals, flours and oils into the UK: 2015 to 2019 (a)</text:p>
          </table:table-cell>
          <table:table-cell table:number-columns-repeated="3" table:style-name="ce53"/>
          <table:table-cell table:number-columns-repeated="5" table:style-name="ce54"/>
          <table:table-cell table:number-columns-repeated="5" table:style-name="ce55"/>
          <table:table-cell table:number-columns-repeated="3" table:style-name="ce56"/>
          <table:table-cell table:style-name="ce55"/>
          <table:table-cell table:style-name="ce54"/>
          <table:table-cell table:number-columns-repeated="11" table:style-name="ce56"/>
          <table:table-cell table:style-name="ce57"/>
          <table:table-cell table:style-name="ce58"/>
          <table:table-cell table:number-columns-repeated="16352" table:style-name="ce53"/>
        </table:table-row>
        <table:table-row table:style-name="ro11">
          <table:table-cell table:number-columns-repeated="4" table:style-name="ce59"/>
          <table:table-cell table:number-columns-repeated="10" table:style-name="ce60"/>
          <table:table-cell table:style-name="ce61"/>
          <table:table-cell table:number-columns-repeated="2" table:style-name="ce62"/>
          <table:table-cell table:number-columns-repeated="2" table:style-name="ce60"/>
          <table:table-cell table:number-columns-repeated="3" table:style-name="ce62"/>
          <table:table-cell table:style-name="ce61"/>
          <table:table-cell table:number-columns-repeated="3" table:style-name="ce62"/>
          <table:table-cell table:number-columns-repeated="2" table:style-name="ce61"/>
          <table:table-cell table:number-columns-repeated="2" table:style-name="ce62"/>
          <table:table-cell table:style-name="ce63"/>
          <table:table-cell table:style-name="ce64"/>
          <table:table-cell table:number-columns-repeated="16352" table:style-name="ce65"/>
        </table:table-row>
        <table:table-row table:style-name="ro11">
          <table:table-cell table:style-name="ce66"/>
          <table:table-cell table:number-columns-repeated="3" table:style-name="ce65"/>
          <table:table-cell office:value-type="string" table:style-name="ce67">
            <text:p>Quantity ('000 tonnes)</text:p>
          </table:table-cell>
          <table:table-cell office:value-type="string" table:style-name="ce67">
            <text:p>Quantity ('000 tonnes)</text:p>
          </table:table-cell>
          <table:table-cell table:number-columns-repeated="2" table:style-name="ce67"/>
          <table:table-cell office:value-type="string" table:number-columns-spanned="9" table:number-rows-spanned="1" table:style-name="ce108">
            <text:p>Quantity ('000 tonnes)</text:p>
          </table:table-cell>
          <table:covered-table-cell table:number-columns-repeated="8"/>
          <table:table-cell table:style-name="ce68"/>
          <table:table-cell office:value-type="string" table:style-name="ce67">
            <text:p>Value (£ million)</text:p>
          </table:table-cell>
          <table:table-cell office:value-type="string" table:style-name="ce67">
            <text:p>Value (£ million)</text:p>
          </table:table-cell>
          <table:table-cell table:style-name="ce67"/>
          <table:table-cell office:value-type="string" table:number-columns-spanned="9" table:number-rows-spanned="1" table:style-name="ce108">
            <text:p>Value (£ million)</text:p>
          </table:table-cell>
          <table:covered-table-cell table:number-columns-repeated="8"/>
          <table:table-cell table:style-name="ce63"/>
          <table:table-cell table:style-name="ce64"/>
          <table:table-cell table:number-columns-repeated="16352" table:style-name="ce65"/>
        </table:table-row>
        <table:table-row table:style-name="ro11">
          <table:table-cell table:style-name="ce69"/>
          <table:table-cell table:number-columns-repeated="3" table:style-name="ce70"/>
          <table:table-cell office:value-type="float" office:value="2009" table:style-name="ce71">
            <text:p>2009</text:p>
          </table:table-cell>
          <table:table-cell office:value-type="string" table:style-name="ce71">
            <text:p>2011</text:p>
          </table:table-cell>
          <table:table-cell office:value-type="string" table:style-name="ce71">
            <text:p>2012</text:p>
          </table:table-cell>
          <table:table-cell table:style-name="ce71"/>
          <table:table-cell office:value-type="string" table:style-name="ce72">
            <text:p>2015</text:p>
          </table:table-cell>
          <table:table-cell table:style-name="ce73"/>
          <table:table-cell office:value-type="string" table:style-name="ce72">
            <text:p>2016</text:p>
          </table:table-cell>
          <table:table-cell table:style-name="ce72"/>
          <table:table-cell office:value-type="string" table:style-name="ce72">
            <text:p>2017</text:p>
          </table:table-cell>
          <table:table-cell table:style-name="ce72"/>
          <table:table-cell office:value-type="string" table:style-name="ce72">
            <text:p>2018</text:p>
          </table:table-cell>
          <table:table-cell table:style-name="ce72"/>
          <table:table-cell office:value-type="string" table:style-name="ce72">
            <text:p>2019</text:p>
          </table:table-cell>
          <table:table-cell table:style-name="ce74"/>
          <table:table-cell office:value-type="float" office:value="2009" table:style-name="ce72">
            <text:p>2009</text:p>
          </table:table-cell>
          <table:table-cell office:value-type="string" table:style-name="ce72">
            <text:p>2011</text:p>
          </table:table-cell>
          <table:table-cell office:value-type="string" table:style-name="ce72">
            <text:p>2012</text:p>
          </table:table-cell>
          <table:table-cell office:value-type="string" table:style-name="ce72">
            <text:p>2015</text:p>
          </table:table-cell>
          <table:table-cell table:style-name="ce73"/>
          <table:table-cell office:value-type="string" table:style-name="ce72">
            <text:p>2016</text:p>
          </table:table-cell>
          <table:table-cell table:style-name="ce72"/>
          <table:table-cell office:value-type="string" table:style-name="ce72">
            <text:p>2017</text:p>
          </table:table-cell>
          <table:table-cell table:style-name="ce72"/>
          <table:table-cell office:value-type="string" table:style-name="ce72">
            <text:p>2018</text:p>
          </table:table-cell>
          <table:table-cell table:style-name="ce72"/>
          <table:table-cell office:value-type="string" table:style-name="ce72">
            <text:p>2019</text:p>
          </table:table-cell>
          <table:table-cell table:number-columns-repeated="16354" table:style-name="ce75"/>
        </table:table-row>
        <table:table-row table:style-name="ro11">
          <table:table-cell office:value-type="string" table:style-name="ce66">
            <text:p>Fish (excluding Shellfish)</text:p>
          </table:table-cell>
          <table:table-cell table:number-columns-repeated="3" table:style-name="ce66"/>
          <table:table-cell table:number-columns-repeated="10" table:style-name="ce76"/>
          <table:table-cell table:number-columns-repeated="3" table:style-name="ce77"/>
          <table:table-cell table:style-name="ce76"/>
          <table:table-cell table:number-columns-repeated="12" table:style-name="ce77"/>
          <table:table-cell table:style-name="ce78"/>
          <table:table-cell table:style-name="ce79"/>
          <table:table-cell table:number-columns-repeated="16352" table:style-name="ce66"/>
        </table:table-row>
        <table:table-row table:style-name="ro11">
          <table:table-cell table:number-columns-repeated="2" table:style-name="ce65"/>
          <table:table-cell table:number-columns-repeated="2" table:style-name="ce66"/>
          <table:table-cell table:number-columns-repeated="10" table:style-name="ce80"/>
          <table:table-cell table:number-columns-repeated="3" table:style-name="ce62"/>
          <table:table-cell table:style-name="ce80"/>
          <table:table-cell table:number-columns-repeated="12" table:style-name="ce62"/>
          <table:table-cell table:style-name="ce63"/>
          <table:table-cell table:style-name="ce64"/>
          <table:table-cell table:number-columns-repeated="16352" table:style-name="ce65"/>
        </table:table-row>
        <table:table-row table:style-name="ro11">
          <table:table-cell table:style-name="ce65"/>
          <table:table-cell office:value-type="string" table:style-name="ce65">
            <text:p>Bass<text:span text:style-name="T2"><text:s/></text:span></text:p>
          </table:table-cell>
          <table:table-cell table:number-columns-repeated="2" table:style-name="ce65"/>
          <table:table-cell office:value-type="float" office:value="5.1902509999999999" table:style-name="ce80">
            <text:p>5.2</text:p>
          </table:table-cell>
          <table:table-cell office:value-type="float" office:value="7.6085400000000005" table:style-name="ce80">
            <text:p>7.6</text:p>
          </table:table-cell>
          <table:table-cell office:value-type="float" office:value="8.3065919999999984" table:style-name="ce80">
            <text:p>8.3</text:p>
          </table:table-cell>
          <table:table-cell table:style-name="ce81"/>
          <table:table-cell office:value-type="float" office:value="8.4950299999999981" table:style-name="ce80">
            <text:p>8.5</text:p>
          </table:table-cell>
          <table:table-cell table:style-name="ce80"/>
          <table:table-cell office:value-type="float" office:value="8.5104930000000003" table:style-name="ce80">
            <text:p>8.5</text:p>
          </table:table-cell>
          <table:table-cell table:style-name="ce80"/>
          <table:table-cell office:value-type="float" office:value="8.9181879999999989" table:style-name="ce80">
            <text:p>8.9</text:p>
          </table:table-cell>
          <table:table-cell table:style-name="ce80"/>
          <table:table-cell office:value-type="float" office:value="9.3075530000000004" table:style-name="ce80">
            <text:p>9.3</text:p>
          </table:table-cell>
          <table:table-cell table:style-name="ce82"/>
          <table:table-cell office:value-type="float" office:value="9.509013999999997" table:style-name="ce80">
            <text:p>9.5</text:p>
          </table:table-cell>
          <table:table-cell table:style-name="ce80"/>
          <table:table-cell office:value-type="float" office:value="24.284696" table:style-name="ce80">
            <text:p>24.3</text:p>
          </table:table-cell>
          <table:table-cell office:value-type="float" office:value="36.226510000000012" table:style-name="ce80">
            <text:p>36.2</text:p>
          </table:table-cell>
          <table:table-cell office:value-type="float" office:value="34.840142999999998" table:style-name="ce80">
            <text:p>34.8</text:p>
          </table:table-cell>
          <table:table-cell office:value-type="float" office:value="35.503080000000004" table:style-name="ce80">
            <text:p>35.5</text:p>
          </table:table-cell>
          <table:table-cell table:style-name="ce80"/>
          <table:table-cell office:value-type="float" office:value="38.374985000000002" table:style-name="ce80">
            <text:p>38.4</text:p>
          </table:table-cell>
          <table:table-cell table:style-name="ce80"/>
          <table:table-cell office:value-type="float" office:value="37.290841000000007" table:style-name="ce80">
            <text:p>37.3</text:p>
          </table:table-cell>
          <table:table-cell table:style-name="ce80"/>
          <table:table-cell office:value-type="float" office:value="38.568358000000003" table:style-name="ce80">
            <text:p>38.6</text:p>
          </table:table-cell>
          <table:table-cell office:value-type="string" table:style-name="ce82">
            <text:p>R</text:p>
          </table:table-cell>
          <table:table-cell office:value-type="float" office:value="40.917219000000003" table:style-name="ce80">
            <text:p>40.9</text:p>
          </table:table-cell>
          <table:table-cell table:number-columns-repeated="2" table:style-name="ce65"/>
          <table:table-cell table:number-columns-repeated="2" table:style-name="ce83"/>
          <table:table-cell table:number-columns-repeated="16350"/>
        </table:table-row>
        <table:table-row table:style-name="ro11">
          <table:table-cell table:style-name="ce65"/>
          <table:table-cell office:value-type="string" table:style-name="ce65">
            <text:p>Blue Whiting<text:span text:style-name="T2"><text:s/></text:span></text:p>
          </table:table-cell>
          <table:table-cell table:number-columns-repeated="2" table:style-name="ce65"/>
          <table:table-cell office:value-type="float" office:value="6.6363719999999997" table:style-name="ce80">
            <text:p>6.6</text:p>
          </table:table-cell>
          <table:table-cell office:value-type="float" office:value="6.1740000000000003E-2" table:style-name="ce80">
            <text:p>0.1</text:p>
          </table:table-cell>
          <table:table-cell office:value-type="float" office:value="22.486674999999998" table:style-name="ce80">
            <text:p>22.5</text:p>
          </table:table-cell>
          <table:table-cell table:style-name="ce80"/>
          <table:table-cell office:value-type="float" office:value="4.0079999999999998E-2" table:style-name="ce80">
            <text:p>..</text:p>
          </table:table-cell>
          <table:table-cell table:style-name="ce80"/>
          <table:table-cell office:value-type="float" office:value="2.9651000000000004E-2" table:style-name="ce80">
            <text:p>..</text:p>
          </table:table-cell>
          <table:table-cell table:style-name="ce80"/>
          <table:table-cell office:value-type="float" office:value="0.33833400000000002" table:style-name="ce80">
            <text:p>0.3</text:p>
          </table:table-cell>
          <table:table-cell table:style-name="ce80"/>
          <table:table-cell office:value-type="float" office:value="1.4789999999999998E-3" table:style-name="ce80">
            <text:p>..</text:p>
          </table:table-cell>
          <table:table-cell table:style-name="ce82"/>
          <table:table-cell office:value-type="float" office:value="8.7999999999999998E-5" table:style-name="ce80">
            <text:p>..</text:p>
          </table:table-cell>
          <table:table-cell table:style-name="ce80"/>
          <table:table-cell office:value-type="float" office:value="1.2589939999999999" table:style-name="ce80">
            <text:p>1.3</text:p>
          </table:table-cell>
          <table:table-cell office:value-type="float" office:value="0.10146200000000001" table:style-name="ce80">
            <text:p>0.1</text:p>
          </table:table-cell>
          <table:table-cell office:value-type="float" office:value="6.403842" table:style-name="ce80">
            <text:p>6.4</text:p>
          </table:table-cell>
          <table:table-cell office:value-type="float" office:value="0.14634" table:style-name="ce80">
            <text:p>0.1</text:p>
          </table:table-cell>
          <table:table-cell table:style-name="ce80"/>
          <table:table-cell office:value-type="float" office:value="7.9501999999999989E-2" table:style-name="ce80">
            <text:p>0.1</text:p>
          </table:table-cell>
          <table:table-cell table:style-name="ce80"/>
          <table:table-cell office:value-type="float" office:value="0.13525199999999998" table:style-name="ce80">
            <text:p>0.1</text:p>
          </table:table-cell>
          <table:table-cell table:style-name="ce80"/>
          <table:table-cell office:value-type="float" office:value="1.338E-3" table:style-name="ce80">
            <text:p>..</text:p>
          </table:table-cell>
          <table:table-cell table:style-name="ce82"/>
          <table:table-cell office:value-type="float" office:value="4.5000000000000005E-3" table:style-name="ce80">
            <text:p>..</text:p>
          </table:table-cell>
          <table:table-cell table:number-columns-repeated="2" table:style-name="ce65"/>
          <table:table-cell table:number-columns-repeated="2" table:style-name="ce83"/>
          <table:table-cell table:number-columns-repeated="16350"/>
        </table:table-row>
        <table:table-row table:style-name="ro11">
          <table:table-cell table:style-name="ce65"/>
          <table:table-cell office:value-type="string" table:style-name="ce65">
            <text:p>Cod</text:p>
          </table:table-cell>
          <table:table-cell table:number-columns-repeated="2" table:style-name="ce65"/>
          <table:table-cell office:value-type="float" office:value="105.64500699999994" table:style-name="ce80">
            <text:p>105.6</text:p>
          </table:table-cell>
          <table:table-cell office:value-type="float" office:value="103.11190000000003" table:style-name="ce80">
            <text:p>103.1</text:p>
          </table:table-cell>
          <table:table-cell office:value-type="float" office:value="101.51548399999996" table:style-name="ce80">
            <text:p>101.5</text:p>
          </table:table-cell>
          <table:table-cell table:style-name="ce80"/>
          <table:table-cell office:value-type="float" office:value="115.36615800000003" table:style-name="ce80">
            <text:p>115.4</text:p>
          </table:table-cell>
          <table:table-cell table:style-name="ce80"/>
          <table:table-cell office:value-type="float" office:value="120.53921099999994" table:style-name="ce80">
            <text:p>120.5</text:p>
          </table:table-cell>
          <table:table-cell table:style-name="ce80"/>
          <table:table-cell office:value-type="float" office:value="109.96168199999997" table:style-name="ce80">
            <text:p>110.0</text:p>
          </table:table-cell>
          <table:table-cell table:style-name="ce80"/>
          <table:table-cell office:value-type="float" office:value="102.932096" table:style-name="ce80">
            <text:p>102.9</text:p>
          </table:table-cell>
          <table:table-cell office:value-type="string" table:style-name="ce82">
            <text:p>R</text:p>
          </table:table-cell>
          <table:table-cell office:value-type="float" office:value="105.54352599999997" table:style-name="ce80">
            <text:p>105.5</text:p>
          </table:table-cell>
          <table:table-cell table:style-name="ce80"/>
          <table:table-cell office:value-type="float" office:value="349.31792599999949" table:style-name="ce80">
            <text:p>349.3</text:p>
          </table:table-cell>
          <table:table-cell office:value-type="float" office:value="409.16354400000006" table:style-name="ce80">
            <text:p>409.2</text:p>
          </table:table-cell>
          <table:table-cell office:value-type="float" office:value="395.22797300000008" table:style-name="ce80">
            <text:p>395.2</text:p>
          </table:table-cell>
          <table:table-cell office:value-type="float" office:value="440.13997000000018" table:style-name="ce80">
            <text:p>440.1</text:p>
          </table:table-cell>
          <table:table-cell table:style-name="ce80"/>
          <table:table-cell office:value-type="float" office:value="491.05035600000014" table:style-name="ce80">
            <text:p>491.1</text:p>
          </table:table-cell>
          <table:table-cell table:style-name="ce80"/>
          <table:table-cell office:value-type="float" office:value="493.45077399999985" table:style-name="ce80">
            <text:p>493.5</text:p>
          </table:table-cell>
          <table:table-cell table:style-name="ce80"/>
          <table:table-cell office:value-type="float" office:value="495.40266199999996" table:style-name="ce80">
            <text:p>495.4</text:p>
          </table:table-cell>
          <table:table-cell office:value-type="string" table:style-name="ce82">
            <text:p>R</text:p>
          </table:table-cell>
          <table:table-cell office:value-type="float" office:value="571.67659499999968" table:style-name="ce80">
            <text:p>571.7</text:p>
          </table:table-cell>
          <table:table-cell table:number-columns-repeated="2" table:style-name="ce65"/>
          <table:table-cell table:number-columns-repeated="2" table:style-name="ce83"/>
          <table:table-cell table:number-columns-repeated="16350"/>
        </table:table-row>
        <table:table-row table:style-name="ro11">
          <table:table-cell table:style-name="ce65"/>
          <table:table-cell office:value-type="string" table:style-name="ce65">
            <text:p>Haddock</text:p>
          </table:table-cell>
          <table:table-cell table:number-columns-repeated="2" table:style-name="ce65"/>
          <table:table-cell office:value-type="float" office:value="66.882834999999986" table:style-name="ce80">
            <text:p>66.9</text:p>
          </table:table-cell>
          <table:table-cell office:value-type="float" office:value="59.180315" table:style-name="ce80">
            <text:p>59.2</text:p>
          </table:table-cell>
          <table:table-cell office:value-type="float" office:value="60.694571000000018" table:style-name="ce80">
            <text:p>60.7</text:p>
          </table:table-cell>
          <table:table-cell table:style-name="ce80"/>
          <table:table-cell office:value-type="float" office:value="41.006770000000003" table:style-name="ce80">
            <text:p>41.0</text:p>
          </table:table-cell>
          <table:table-cell table:style-name="ce80"/>
          <table:table-cell office:value-type="float" office:value="44.883903999999994" table:style-name="ce80">
            <text:p>44.9</text:p>
          </table:table-cell>
          <table:table-cell table:style-name="ce80"/>
          <table:table-cell office:value-type="float" office:value="46.993710000000007" table:style-name="ce80">
            <text:p>47.0</text:p>
          </table:table-cell>
          <table:table-cell table:style-name="ce80"/>
          <table:table-cell office:value-type="float" office:value="49.766066000000002" table:style-name="ce80">
            <text:p>49.8</text:p>
          </table:table-cell>
          <table:table-cell table:style-name="ce82"/>
          <table:table-cell office:value-type="float" office:value="51.075646999999989" table:style-name="ce80">
            <text:p>51.1</text:p>
          </table:table-cell>
          <table:table-cell table:style-name="ce80"/>
          <table:table-cell office:value-type="float" office:value="162.73987000000005" table:style-name="ce80">
            <text:p>162.7</text:p>
          </table:table-cell>
          <table:table-cell office:value-type="float" office:value="159.10376199999999" table:style-name="ce80">
            <text:p>159.1</text:p>
          </table:table-cell>
          <table:table-cell office:value-type="float" office:value="160.84654499999994" table:style-name="ce80">
            <text:p>160.8</text:p>
          </table:table-cell>
          <table:table-cell office:value-type="float" office:value="119.94636000000003" table:style-name="ce80">
            <text:p>119.9</text:p>
          </table:table-cell>
          <table:table-cell table:style-name="ce80"/>
          <table:table-cell office:value-type="float" office:value="113.742306" table:style-name="ce80">
            <text:p>113.7</text:p>
          </table:table-cell>
          <table:table-cell table:style-name="ce80"/>
          <table:table-cell office:value-type="float" office:value="129.89435499999999" table:style-name="ce80">
            <text:p>129.9</text:p>
          </table:table-cell>
          <table:table-cell table:style-name="ce80"/>
          <table:table-cell office:value-type="float" office:value="159.14996700000003" table:style-name="ce80">
            <text:p>159.1</text:p>
          </table:table-cell>
          <table:table-cell office:value-type="string" table:style-name="ce82">
            <text:p>R</text:p>
          </table:table-cell>
          <table:table-cell office:value-type="float" office:value="179.68493099999998" table:style-name="ce80">
            <text:p>179.7</text:p>
          </table:table-cell>
          <table:table-cell table:number-columns-repeated="2" table:style-name="ce65"/>
          <table:table-cell table:number-columns-repeated="2" table:style-name="ce83"/>
          <table:table-cell table:number-columns-repeated="16350"/>
        </table:table-row>
        <table:table-row table:style-name="ro11">
          <table:table-cell table:style-name="ce65"/>
          <table:table-cell office:value-type="string" table:style-name="ce65">
            <text:p>Hake</text:p>
          </table:table-cell>
          <table:table-cell table:number-columns-repeated="2" table:style-name="ce65"/>
          <table:table-cell office:value-type="float" office:value="5.1634910000000032" table:style-name="ce80">
            <text:p>5.2</text:p>
          </table:table-cell>
          <table:table-cell office:value-type="float" office:value="3.4692530000000001" table:style-name="ce80">
            <text:p>3.5</text:p>
          </table:table-cell>
          <table:table-cell office:value-type="float" office:value="3.0750569999999997" table:style-name="ce80">
            <text:p>3.1</text:p>
          </table:table-cell>
          <table:table-cell table:style-name="ce80"/>
          <table:table-cell office:value-type="float" office:value="3.1836399999999991" table:style-name="ce80">
            <text:p>3.2</text:p>
          </table:table-cell>
          <table:table-cell table:style-name="ce80"/>
          <table:table-cell office:value-type="float" office:value="3.5262930000000003" table:style-name="ce80">
            <text:p>3.5</text:p>
          </table:table-cell>
          <table:table-cell table:style-name="ce80"/>
          <table:table-cell office:value-type="float" office:value="2.5408489999999997" table:style-name="ce80">
            <text:p>2.5</text:p>
          </table:table-cell>
          <table:table-cell table:style-name="ce80"/>
          <table:table-cell office:value-type="float" office:value="2.7899500000000006" table:style-name="ce80">
            <text:p>2.8</text:p>
          </table:table-cell>
          <table:table-cell table:style-name="ce82"/>
          <table:table-cell office:value-type="float" office:value="2.6749939999999994" table:style-name="ce80">
            <text:p>2.7</text:p>
          </table:table-cell>
          <table:table-cell table:style-name="ce80"/>
          <table:table-cell office:value-type="float" office:value="10.524854999999995" table:style-name="ce80">
            <text:p>10.5</text:p>
          </table:table-cell>
          <table:table-cell office:value-type="float" office:value="8.5274009999999993" table:style-name="ce80">
            <text:p>8.5</text:p>
          </table:table-cell>
          <table:table-cell office:value-type="float" office:value="8.0748280000000001" table:style-name="ce80">
            <text:p>8.1</text:p>
          </table:table-cell>
          <table:table-cell office:value-type="float" office:value="9.3881500000000013" table:style-name="ce80">
            <text:p>9.4</text:p>
          </table:table-cell>
          <table:table-cell table:style-name="ce80"/>
          <table:table-cell office:value-type="float" office:value="10.368250000000002" table:style-name="ce80">
            <text:p>10.4</text:p>
          </table:table-cell>
          <table:table-cell table:style-name="ce80"/>
          <table:table-cell office:value-type="float" office:value="8.1642350000000015" table:style-name="ce80">
            <text:p>8.2</text:p>
          </table:table-cell>
          <table:table-cell table:style-name="ce80"/>
          <table:table-cell office:value-type="float" office:value="8.2034260000000003" table:style-name="ce80">
            <text:p>8.2</text:p>
          </table:table-cell>
          <table:table-cell table:style-name="ce82"/>
          <table:table-cell office:value-type="float" office:value="8.4398309999999981" table:style-name="ce80">
            <text:p>8.4</text:p>
          </table:table-cell>
          <table:table-cell table:number-columns-repeated="2" table:style-name="ce65"/>
          <table:table-cell table:number-columns-repeated="2" table:style-name="ce83"/>
          <table:table-cell table:number-columns-repeated="16350"/>
        </table:table-row>
        <table:table-row table:style-name="ro11">
          <table:table-cell table:style-name="ce65"/>
          <table:table-cell office:value-type="string" table:style-name="ce65">
            <text:p>Halibut</text:p>
          </table:table-cell>
          <table:table-cell table:number-columns-repeated="2" table:style-name="ce65"/>
          <table:table-cell office:value-type="float" office:value="3.0790600000000024" table:style-name="ce80">
            <text:p>3.1</text:p>
          </table:table-cell>
          <table:table-cell office:value-type="float" office:value="1.6793020000000003" table:style-name="ce80">
            <text:p>1.7</text:p>
          </table:table-cell>
          <table:table-cell office:value-type="float" office:value="1.578708" table:style-name="ce80">
            <text:p>1.6</text:p>
          </table:table-cell>
          <table:table-cell table:style-name="ce80"/>
          <table:table-cell office:value-type="float" office:value="0.98680100000000004" table:style-name="ce80">
            <text:p>1.0</text:p>
          </table:table-cell>
          <table:table-cell table:style-name="ce80"/>
          <table:table-cell office:value-type="float" office:value="1.0191050000000001" table:style-name="ce80">
            <text:p>1.0</text:p>
          </table:table-cell>
          <table:table-cell table:style-name="ce80"/>
          <table:table-cell office:value-type="float" office:value="1.2044359999999996" table:style-name="ce80">
            <text:p>1.2</text:p>
          </table:table-cell>
          <table:table-cell table:style-name="ce80"/>
          <table:table-cell office:value-type="float" office:value="1.1670209999999999" table:style-name="ce80">
            <text:p>1.2</text:p>
          </table:table-cell>
          <table:table-cell table:style-name="ce82"/>
          <table:table-cell office:value-type="float" office:value="1.2175830000000003" table:style-name="ce80">
            <text:p>1.2</text:p>
          </table:table-cell>
          <table:table-cell table:style-name="ce80"/>
          <table:table-cell office:value-type="float" office:value="10.725430000000005" table:style-name="ce80">
            <text:p>10.7</text:p>
          </table:table-cell>
          <table:table-cell office:value-type="float" office:value="8.7421690000000005" table:style-name="ce80">
            <text:p>8.7</text:p>
          </table:table-cell>
          <table:table-cell office:value-type="float" office:value="8.2506310000000003" table:style-name="ce80">
            <text:p>8.3</text:p>
          </table:table-cell>
          <table:table-cell office:value-type="float" office:value="6.0925139999999995" table:style-name="ce80">
            <text:p>6.1</text:p>
          </table:table-cell>
          <table:table-cell table:style-name="ce80"/>
          <table:table-cell office:value-type="float" office:value="6.8019789999999984" table:style-name="ce80">
            <text:p>6.8</text:p>
          </table:table-cell>
          <table:table-cell table:style-name="ce80"/>
          <table:table-cell office:value-type="float" office:value="7.5275689999999997" table:style-name="ce80">
            <text:p>7.5</text:p>
          </table:table-cell>
          <table:table-cell table:style-name="ce80"/>
          <table:table-cell office:value-type="float" office:value="7.2281409999999999" table:style-name="ce80">
            <text:p>7.2</text:p>
          </table:table-cell>
          <table:table-cell table:style-name="ce82"/>
          <table:table-cell office:value-type="float" office:value="7.9422799999999993" table:style-name="ce80">
            <text:p>7.9</text:p>
          </table:table-cell>
          <table:table-cell table:number-columns-repeated="2" table:style-name="ce65"/>
          <table:table-cell table:number-columns-repeated="2" table:style-name="ce83"/>
          <table:table-cell table:number-columns-repeated="16350"/>
        </table:table-row>
        <table:table-row table:style-name="ro11">
          <table:table-cell table:style-name="ce65"/>
          <table:table-cell office:value-type="string" table:style-name="ce65">
            <text:p>Herring</text:p>
          </table:table-cell>
          <table:table-cell table:number-columns-repeated="2" table:style-name="ce65"/>
          <table:table-cell office:value-type="float" office:value="8.6664579999999916" table:style-name="ce80">
            <text:p>8.7</text:p>
          </table:table-cell>
          <table:table-cell office:value-type="float" office:value="12.918867999999998" table:style-name="ce80">
            <text:p>12.9</text:p>
          </table:table-cell>
          <table:table-cell office:value-type="float" office:value="19.968528000000006" table:style-name="ce80">
            <text:p>20.0</text:p>
          </table:table-cell>
          <table:table-cell table:style-name="ce80"/>
          <table:table-cell office:value-type="float" office:value="9.4457519999999988" table:style-name="ce80">
            <text:p>9.4</text:p>
          </table:table-cell>
          <table:table-cell table:style-name="ce80"/>
          <table:table-cell office:value-type="float" office:value="10.175825999999997" table:style-name="ce80">
            <text:p>10.2</text:p>
          </table:table-cell>
          <table:table-cell table:style-name="ce80"/>
          <table:table-cell office:value-type="float" office:value="6.9931769999999993" table:style-name="ce80">
            <text:p>7.0</text:p>
          </table:table-cell>
          <table:table-cell table:style-name="ce80"/>
          <table:table-cell office:value-type="float" office:value="4.4623890000000008" table:style-name="ce80">
            <text:p>4.5</text:p>
          </table:table-cell>
          <table:table-cell office:value-type="string" table:style-name="ce82">
            <text:p>R</text:p>
          </table:table-cell>
          <table:table-cell office:value-type="float" office:value="5.6036630000000001" table:style-name="ce80">
            <text:p>5.6</text:p>
          </table:table-cell>
          <table:table-cell table:style-name="ce80"/>
          <table:table-cell office:value-type="float" office:value="12.272220000000013" table:style-name="ce80">
            <text:p>12.3</text:p>
          </table:table-cell>
          <table:table-cell office:value-type="float" office:value="17.886526000000003" table:style-name="ce80">
            <text:p>17.9</text:p>
          </table:table-cell>
          <table:table-cell office:value-type="float" office:value="24.195740000000001" table:style-name="ce80">
            <text:p>24.2</text:p>
          </table:table-cell>
          <table:table-cell office:value-type="float" office:value="15.120819999999998" table:style-name="ce80">
            <text:p>15.1</text:p>
          </table:table-cell>
          <table:table-cell table:style-name="ce80"/>
          <table:table-cell office:value-type="float" office:value="15.386918999999997" table:style-name="ce80">
            <text:p>15.4</text:p>
          </table:table-cell>
          <table:table-cell table:style-name="ce80"/>
          <table:table-cell office:value-type="float" office:value="13.257423999999999" table:style-name="ce80">
            <text:p>13.3</text:p>
          </table:table-cell>
          <table:table-cell table:style-name="ce80"/>
          <table:table-cell office:value-type="float" office:value="10.575135000000001" table:style-name="ce80">
            <text:p>10.6</text:p>
          </table:table-cell>
          <table:table-cell table:style-name="ce82"/>
          <table:table-cell office:value-type="float" office:value="10.619326999999998" table:style-name="ce80">
            <text:p>10.6</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Ling</text:p>
          </table:table-cell>
          <table:table-cell table:number-columns-repeated="2" table:style-name="ce65"/>
          <table:table-cell office:value-type="float" office:value="2.7261610000000003" table:style-name="ce80">
            <text:p>2.7</text:p>
          </table:table-cell>
          <table:table-cell office:value-type="float" office:value="1.9894370000000001" table:style-name="ce80">
            <text:p>2.0</text:p>
          </table:table-cell>
          <table:table-cell office:value-type="float" office:value="1.3149409999999999" table:style-name="ce80">
            <text:p>1.3</text:p>
          </table:table-cell>
          <table:table-cell table:style-name="ce80"/>
          <table:table-cell office:value-type="float" office:value="0.89237" table:style-name="ce80">
            <text:p>0.9</text:p>
          </table:table-cell>
          <table:table-cell table:style-name="ce80"/>
          <table:table-cell office:value-type="float" office:value="1.4758259999999999" table:style-name="ce80">
            <text:p>1.5</text:p>
          </table:table-cell>
          <table:table-cell table:style-name="ce80"/>
          <table:table-cell office:value-type="float" office:value="1.002216" table:style-name="ce80">
            <text:p>1.0</text:p>
          </table:table-cell>
          <table:table-cell table:style-name="ce80"/>
          <table:table-cell office:value-type="float" office:value="0.90744000000000002" table:style-name="ce80">
            <text:p>0.9</text:p>
          </table:table-cell>
          <table:table-cell table:style-name="ce82"/>
          <table:table-cell office:value-type="float" office:value="0.40962400000000004" table:style-name="ce80">
            <text:p>0.4</text:p>
          </table:table-cell>
          <table:table-cell table:style-name="ce80"/>
          <table:table-cell office:value-type="float" office:value="3.7888730000000015" table:style-name="ce80">
            <text:p>3.8</text:p>
          </table:table-cell>
          <table:table-cell office:value-type="float" office:value="2.8886620000000001" table:style-name="ce80">
            <text:p>2.9</text:p>
          </table:table-cell>
          <table:table-cell office:value-type="float" office:value="2.0797119999999993" table:style-name="ce80">
            <text:p>2.1</text:p>
          </table:table-cell>
          <table:table-cell office:value-type="float" office:value="1.27437" table:style-name="ce80">
            <text:p>1.3</text:p>
          </table:table-cell>
          <table:table-cell table:style-name="ce80"/>
          <table:table-cell office:value-type="float" office:value="2.1383030000000005" table:style-name="ce80">
            <text:p>2.1</text:p>
          </table:table-cell>
          <table:table-cell table:style-name="ce80"/>
          <table:table-cell office:value-type="float" office:value="1.5766199999999999" table:style-name="ce80">
            <text:p>1.6</text:p>
          </table:table-cell>
          <table:table-cell table:style-name="ce80"/>
          <table:table-cell office:value-type="float" office:value="1.525031" table:style-name="ce80">
            <text:p>1.5</text:p>
          </table:table-cell>
          <table:table-cell table:style-name="ce82"/>
          <table:table-cell office:value-type="float" office:value="0.77063300000000012" table:style-name="ce80">
            <text:p>0.8</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Mackerel</text:p>
          </table:table-cell>
          <table:table-cell table:number-columns-repeated="2" table:style-name="ce65"/>
          <table:table-cell office:value-type="float" office:value="32.005067000000004" table:style-name="ce80">
            <text:p>32.0</text:p>
          </table:table-cell>
          <table:table-cell office:value-type="float" office:value="33.486898999999987" table:style-name="ce80">
            <text:p>33.5</text:p>
          </table:table-cell>
          <table:table-cell office:value-type="float" office:value="49.010090000000034" table:style-name="ce80">
            <text:p>49.0</text:p>
          </table:table-cell>
          <table:table-cell table:style-name="ce80"/>
          <table:table-cell office:value-type="float" office:value="18.974322999999998" table:style-name="ce80">
            <text:p>19.0</text:p>
          </table:table-cell>
          <table:table-cell table:style-name="ce80"/>
          <table:table-cell office:value-type="float" office:value="18.977574999999991" table:style-name="ce80">
            <text:p>19.0</text:p>
          </table:table-cell>
          <table:table-cell table:style-name="ce80"/>
          <table:table-cell office:value-type="float" office:value="26.370460000000001" table:style-name="ce80">
            <text:p>26.4</text:p>
          </table:table-cell>
          <table:table-cell table:style-name="ce80"/>
          <table:table-cell office:value-type="float" office:value="14.014037000000009" table:style-name="ce80">
            <text:p>14.0</text:p>
          </table:table-cell>
          <table:table-cell table:style-name="ce82"/>
          <table:table-cell office:value-type="float" office:value="20.087605000000007" table:style-name="ce80">
            <text:p>20.1</text:p>
          </table:table-cell>
          <table:table-cell table:style-name="ce80"/>
          <table:table-cell office:value-type="float" office:value="44.577191999999982" table:style-name="ce80">
            <text:p>44.6</text:p>
          </table:table-cell>
          <table:table-cell office:value-type="float" office:value="63.966220999999976" table:style-name="ce80">
            <text:p>64.0</text:p>
          </table:table-cell>
          <table:table-cell office:value-type="float" office:value="77.853392000000014" table:style-name="ce80">
            <text:p>77.9</text:p>
          </table:table-cell>
          <table:table-cell office:value-type="float" office:value="38.869396999999992" table:style-name="ce80">
            <text:p>38.9</text:p>
          </table:table-cell>
          <table:table-cell table:style-name="ce80"/>
          <table:table-cell office:value-type="float" office:value="42.876603000000003" table:style-name="ce80">
            <text:p>42.9</text:p>
          </table:table-cell>
          <table:table-cell table:style-name="ce80"/>
          <table:table-cell office:value-type="float" office:value="52.329023999999983" table:style-name="ce80">
            <text:p>52.3</text:p>
          </table:table-cell>
          <table:table-cell table:style-name="ce80"/>
          <table:table-cell office:value-type="float" office:value="40.655903999999985" table:style-name="ce80">
            <text:p>40.7</text:p>
          </table:table-cell>
          <table:table-cell office:value-type="string" table:style-name="ce82">
            <text:p>R</text:p>
          </table:table-cell>
          <table:table-cell office:value-type="float" office:value="56.033790000000018" table:style-name="ce80">
            <text:p>56.0</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Megrim</text:p>
          </table:table-cell>
          <table:table-cell table:number-columns-repeated="2" table:style-name="ce65"/>
          <table:table-cell office:value-type="float" office:value="4.3072999999999993E-2" table:style-name="ce80">
            <text:p>..</text:p>
          </table:table-cell>
          <table:table-cell office:value-type="float" office:value="4.1593999999999992E-2" table:style-name="ce80">
            <text:p>..</text:p>
          </table:table-cell>
          <table:table-cell office:value-type="float" office:value="4.3465999999999998E-2" table:style-name="ce80">
            <text:p>..</text:p>
          </table:table-cell>
          <table:table-cell table:style-name="ce80"/>
          <table:table-cell office:value-type="float" office:value="7.8749999999999987E-2" table:style-name="ce80">
            <text:p>0.1</text:p>
          </table:table-cell>
          <table:table-cell table:style-name="ce80"/>
          <table:table-cell office:value-type="float" office:value="0.12632400000000002" table:style-name="ce80">
            <text:p>0.1</text:p>
          </table:table-cell>
          <table:table-cell table:style-name="ce80"/>
          <table:table-cell office:value-type="float" office:value="0.12521599999999999" table:style-name="ce80">
            <text:p>0.1</text:p>
          </table:table-cell>
          <table:table-cell table:style-name="ce80"/>
          <table:table-cell office:value-type="float" office:value="9.9875000000000005E-2" table:style-name="ce80">
            <text:p>0.1</text:p>
          </table:table-cell>
          <table:table-cell table:style-name="ce82"/>
          <table:table-cell office:value-type="float" office:value="2.0377999999999997E-2" table:style-name="ce80">
            <text:p>..</text:p>
          </table:table-cell>
          <table:table-cell table:style-name="ce80"/>
          <table:table-cell office:value-type="float" office:value="4.5397999999999994E-2" table:style-name="ce80">
            <text:p>..</text:p>
          </table:table-cell>
          <table:table-cell office:value-type="float" office:value="6.352300000000001E-2" table:style-name="ce80">
            <text:p>0.1</text:p>
          </table:table-cell>
          <table:table-cell office:value-type="float" office:value="6.8322000000000008E-2" table:style-name="ce80">
            <text:p>0.1</text:p>
          </table:table-cell>
          <table:table-cell office:value-type="float" office:value="0.16353000000000001" table:style-name="ce80">
            <text:p>0.2</text:p>
          </table:table-cell>
          <table:table-cell table:style-name="ce80"/>
          <table:table-cell office:value-type="float" office:value="0.30842799999999998" table:style-name="ce80">
            <text:p>0.3</text:p>
          </table:table-cell>
          <table:table-cell table:style-name="ce80"/>
          <table:table-cell office:value-type="float" office:value="0.35294999999999999" table:style-name="ce80">
            <text:p>0.4</text:p>
          </table:table-cell>
          <table:table-cell table:style-name="ce80"/>
          <table:table-cell office:value-type="float" office:value="0.33117799999999997" table:style-name="ce80">
            <text:p>0.3</text:p>
          </table:table-cell>
          <table:table-cell table:style-name="ce82"/>
          <table:table-cell office:value-type="float" office:value="6.5751999999999991E-2" table:style-name="ce80">
            <text:p>0.1</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Monks or Anglerfish</text:p>
          </table:table-cell>
          <table:table-cell table:number-columns-repeated="2" table:style-name="ce65"/>
          <table:table-cell office:value-type="float" office:value="2.6482450000000002" table:style-name="ce80">
            <text:p>2.6</text:p>
          </table:table-cell>
          <table:table-cell office:value-type="float" office:value="2.4755029999999993" table:style-name="ce80">
            <text:p>2.5</text:p>
          </table:table-cell>
          <table:table-cell office:value-type="float" office:value="2.553097999999999" table:style-name="ce80">
            <text:p>2.6</text:p>
          </table:table-cell>
          <table:table-cell table:style-name="ce80"/>
          <table:table-cell office:value-type="float" office:value="1.0648499999999999" table:style-name="ce80">
            <text:p>1.1</text:p>
          </table:table-cell>
          <table:table-cell table:style-name="ce80"/>
          <table:table-cell office:value-type="float" office:value="1.738623" table:style-name="ce80">
            <text:p>1.7</text:p>
          </table:table-cell>
          <table:table-cell table:style-name="ce80"/>
          <table:table-cell office:value-type="float" office:value="1.7047169999999998" table:style-name="ce80">
            <text:p>1.7</text:p>
          </table:table-cell>
          <table:table-cell table:style-name="ce80"/>
          <table:table-cell office:value-type="float" office:value="1.3576520000000005" table:style-name="ce80">
            <text:p>1.4</text:p>
          </table:table-cell>
          <table:table-cell table:style-name="ce82"/>
          <table:table-cell office:value-type="float" office:value="1.7298990000000003" table:style-name="ce80">
            <text:p>1.7</text:p>
          </table:table-cell>
          <table:table-cell table:style-name="ce80"/>
          <table:table-cell office:value-type="float" office:value="9.0409700000000015" table:style-name="ce80">
            <text:p>9.0</text:p>
          </table:table-cell>
          <table:table-cell office:value-type="float" office:value="8.8242050000000027" table:style-name="ce80">
            <text:p>8.8</text:p>
          </table:table-cell>
          <table:table-cell office:value-type="float" office:value="9.2773869999999992" table:style-name="ce80">
            <text:p>9.3</text:p>
          </table:table-cell>
          <table:table-cell office:value-type="float" office:value="3.5318100000000006" table:style-name="ce80">
            <text:p>3.5</text:p>
          </table:table-cell>
          <table:table-cell table:style-name="ce80"/>
          <table:table-cell office:value-type="float" office:value="5.624518000000001" table:style-name="ce80">
            <text:p>5.6</text:p>
          </table:table-cell>
          <table:table-cell table:style-name="ce80"/>
          <table:table-cell office:value-type="float" office:value="5.9130109999999991" table:style-name="ce80">
            <text:p>5.9</text:p>
          </table:table-cell>
          <table:table-cell table:style-name="ce80"/>
          <table:table-cell office:value-type="float" office:value="5.1390940000000009" table:style-name="ce80">
            <text:p>5.1</text:p>
          </table:table-cell>
          <table:table-cell office:value-type="string" table:style-name="ce82">
            <text:p>R</text:p>
          </table:table-cell>
          <table:table-cell office:value-type="float" office:value="6.9055220000000004" table:style-name="ce80">
            <text:p>6.9</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Plaice</text:p>
          </table:table-cell>
          <table:table-cell table:number-columns-repeated="2" table:style-name="ce65"/>
          <table:table-cell office:value-type="float" office:value="6.2989660000000027" table:style-name="ce80">
            <text:p>6.3</text:p>
          </table:table-cell>
          <table:table-cell office:value-type="float" office:value="4.5477310000000006" table:style-name="ce80">
            <text:p>4.5</text:p>
          </table:table-cell>
          <table:table-cell office:value-type="float" office:value="5.2508009999999992" table:style-name="ce80">
            <text:p>5.3</text:p>
          </table:table-cell>
          <table:table-cell table:style-name="ce80"/>
          <table:table-cell office:value-type="float" office:value="4.3532749999999991" table:style-name="ce80">
            <text:p>4.4</text:p>
          </table:table-cell>
          <table:table-cell table:style-name="ce80"/>
          <table:table-cell office:value-type="float" office:value="4.2384009999999996" table:style-name="ce80">
            <text:p>4.2</text:p>
          </table:table-cell>
          <table:table-cell table:style-name="ce80"/>
          <table:table-cell office:value-type="float" office:value="4.4898099999999994" table:style-name="ce80">
            <text:p>4.5</text:p>
          </table:table-cell>
          <table:table-cell table:style-name="ce80"/>
          <table:table-cell office:value-type="float" office:value="3.341987" table:style-name="ce80">
            <text:p>3.3</text:p>
          </table:table-cell>
          <table:table-cell table:style-name="ce82"/>
          <table:table-cell office:value-type="float" office:value="2.2968830000000002" table:style-name="ce80">
            <text:p>2.3</text:p>
          </table:table-cell>
          <table:table-cell table:style-name="ce80"/>
          <table:table-cell office:value-type="float" office:value="22.06114599999999" table:style-name="ce80">
            <text:p>22.1</text:p>
          </table:table-cell>
          <table:table-cell office:value-type="float" office:value="15.179696999999997" table:style-name="ce80">
            <text:p>15.2</text:p>
          </table:table-cell>
          <table:table-cell office:value-type="float" office:value="16.615525000000002" table:style-name="ce80">
            <text:p>16.6</text:p>
          </table:table-cell>
          <table:table-cell office:value-type="float" office:value="12.419800000000002" table:style-name="ce80">
            <text:p>12.4</text:p>
          </table:table-cell>
          <table:table-cell table:style-name="ce80"/>
          <table:table-cell office:value-type="float" office:value="12.429395000000001" table:style-name="ce80">
            <text:p>12.4</text:p>
          </table:table-cell>
          <table:table-cell table:style-name="ce80"/>
          <table:table-cell office:value-type="float" office:value="15.201597" table:style-name="ce80">
            <text:p>15.2</text:p>
          </table:table-cell>
          <table:table-cell table:style-name="ce80"/>
          <table:table-cell office:value-type="float" office:value="13.205850000000002" table:style-name="ce80">
            <text:p>13.2</text:p>
          </table:table-cell>
          <table:table-cell table:style-name="ce82"/>
          <table:table-cell office:value-type="float" office:value="9.9943069999999992" table:style-name="ce80">
            <text:p>10.0</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Pollack</text:p>
          </table:table-cell>
          <table:table-cell table:number-columns-repeated="2" table:style-name="ce65"/>
          <table:table-cell office:value-type="float" office:value="22.72023500000001" table:style-name="ce80">
            <text:p>22.7</text:p>
          </table:table-cell>
          <table:table-cell office:value-type="float" office:value="28.860678999999994" table:style-name="ce80">
            <text:p>28.9</text:p>
          </table:table-cell>
          <table:table-cell office:value-type="float" office:value="31.610203999999992" table:style-name="ce80">
            <text:p>31.6</text:p>
          </table:table-cell>
          <table:table-cell table:style-name="ce80"/>
          <table:table-cell office:value-type="float" office:value="29.325016000000002" table:style-name="ce80">
            <text:p>29.3</text:p>
          </table:table-cell>
          <table:table-cell table:style-name="ce80"/>
          <table:table-cell office:value-type="float" office:value="31.128390999999993" table:style-name="ce80">
            <text:p>31.1</text:p>
          </table:table-cell>
          <table:table-cell table:style-name="ce80"/>
          <table:table-cell office:value-type="float" office:value="29.829726999999998" table:style-name="ce80">
            <text:p>29.8</text:p>
          </table:table-cell>
          <table:table-cell table:style-name="ce80"/>
          <table:table-cell office:value-type="float" office:value="33.949005000000007" table:style-name="ce80">
            <text:p>33.9</text:p>
          </table:table-cell>
          <table:table-cell office:value-type="string" table:style-name="ce82">
            <text:p>R</text:p>
          </table:table-cell>
          <table:table-cell office:value-type="float" office:value="37.267937999999994" table:style-name="ce80">
            <text:p>37.3</text:p>
          </table:table-cell>
          <table:table-cell table:style-name="ce80"/>
          <table:table-cell office:value-type="float" office:value="47.241597999999989" table:style-name="ce80">
            <text:p>47.2</text:p>
          </table:table-cell>
          <table:table-cell office:value-type="float" office:value="55.740569000000015" table:style-name="ce80">
            <text:p>55.7</text:p>
          </table:table-cell>
          <table:table-cell office:value-type="float" office:value="59.677181000000004" table:style-name="ce80">
            <text:p>59.7</text:p>
          </table:table-cell>
          <table:table-cell office:value-type="float" office:value="57.781680000000016" table:style-name="ce80">
            <text:p>57.8</text:p>
          </table:table-cell>
          <table:table-cell table:style-name="ce80"/>
          <table:table-cell office:value-type="float" office:value="66.121870000000001" table:style-name="ce80">
            <text:p>66.1</text:p>
          </table:table-cell>
          <table:table-cell table:style-name="ce80"/>
          <table:table-cell office:value-type="float" office:value="63.434602999999996" table:style-name="ce80">
            <text:p>63.4</text:p>
          </table:table-cell>
          <table:table-cell table:style-name="ce80"/>
          <table:table-cell office:value-type="float" office:value="72.571959000000007" table:style-name="ce80">
            <text:p>72.6</text:p>
          </table:table-cell>
          <table:table-cell table:style-name="ce82"/>
          <table:table-cell office:value-type="float" office:value="101.50004600000001" table:style-name="ce80">
            <text:p>101.5</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Saithe</text:p>
          </table:table-cell>
          <table:table-cell table:number-columns-repeated="2" table:style-name="ce65"/>
          <table:table-cell office:value-type="float" office:value="2.8566619999999987" table:style-name="ce80">
            <text:p>2.9</text:p>
          </table:table-cell>
          <table:table-cell office:value-type="float" office:value="1.0920790000000002" table:style-name="ce80">
            <text:p>1.1</text:p>
          </table:table-cell>
          <table:table-cell office:value-type="float" office:value="3.3178799999999993" table:style-name="ce80">
            <text:p>3.3</text:p>
          </table:table-cell>
          <table:table-cell table:style-name="ce80"/>
          <table:table-cell office:value-type="float" office:value="2.0292700000000004" table:style-name="ce80">
            <text:p>2.0</text:p>
          </table:table-cell>
          <table:table-cell table:style-name="ce80"/>
          <table:table-cell office:value-type="float" office:value="2.8637450000000002" table:style-name="ce80">
            <text:p>2.9</text:p>
          </table:table-cell>
          <table:table-cell table:style-name="ce80"/>
          <table:table-cell office:value-type="float" office:value="2.6452109999999998" table:style-name="ce80">
            <text:p>2.6</text:p>
          </table:table-cell>
          <table:table-cell table:style-name="ce80"/>
          <table:table-cell office:value-type="float" office:value="2.6100400000000006" table:style-name="ce80">
            <text:p>2.6</text:p>
          </table:table-cell>
          <table:table-cell table:style-name="ce82"/>
          <table:table-cell office:value-type="float" office:value="1.8242019999999999" table:style-name="ce80">
            <text:p>1.8</text:p>
          </table:table-cell>
          <table:table-cell table:style-name="ce80"/>
          <table:table-cell office:value-type="float" office:value="1.6915559999999998" table:style-name="ce80">
            <text:p>1.7</text:p>
          </table:table-cell>
          <table:table-cell office:value-type="float" office:value="1.6416550000000003" table:style-name="ce80">
            <text:p>1.6</text:p>
          </table:table-cell>
          <table:table-cell office:value-type="float" office:value="9.9751230000000017" table:style-name="ce80">
            <text:p>10.0</text:p>
          </table:table-cell>
          <table:table-cell office:value-type="float" office:value="6.6173799999999998" table:style-name="ce80">
            <text:p>6.6</text:p>
          </table:table-cell>
          <table:table-cell table:style-name="ce80"/>
          <table:table-cell office:value-type="float" office:value="9.1714929999999981" table:style-name="ce80">
            <text:p>9.2</text:p>
          </table:table-cell>
          <table:table-cell table:style-name="ce80"/>
          <table:table-cell office:value-type="float" office:value="7.2315390000000015" table:style-name="ce80">
            <text:p>7.2</text:p>
          </table:table-cell>
          <table:table-cell table:style-name="ce80"/>
          <table:table-cell office:value-type="float" office:value="7.6548730000000003" table:style-name="ce80">
            <text:p>7.7</text:p>
          </table:table-cell>
          <table:table-cell table:style-name="ce82"/>
          <table:table-cell office:value-type="float" office:value="5.2653290000000004" table:style-name="ce80">
            <text:p>5.3</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Salmon<text:span text:style-name="T2"><text:s/>(b)</text:span></text:p>
          </table:table-cell>
          <table:table-cell table:number-columns-repeated="2" table:style-name="ce65"/>
          <table:table-cell office:value-type="float" office:value="60.36076000000007" table:style-name="ce80">
            <text:p>60.4</text:p>
          </table:table-cell>
          <table:table-cell office:value-type="float" office:value="62.492806999999985" table:style-name="ce80">
            <text:p>62.5</text:p>
          </table:table-cell>
          <table:table-cell office:value-type="float" office:value="69.862938999999983" table:style-name="ce80">
            <text:p>69.9</text:p>
          </table:table-cell>
          <table:table-cell table:style-name="ce81"/>
          <table:table-cell office:value-type="float" office:value="71.840867999999972" table:style-name="ce80">
            <text:p>71.8</text:p>
          </table:table-cell>
          <table:table-cell table:style-name="ce80"/>
          <table:table-cell office:value-type="float" office:value="85.806393" table:style-name="ce80">
            <text:p>85.8</text:p>
          </table:table-cell>
          <table:table-cell table:style-name="ce80"/>
          <table:table-cell office:value-type="float" office:value="74.046904000000012" table:style-name="ce80">
            <text:p>74.0</text:p>
          </table:table-cell>
          <table:table-cell table:style-name="ce80"/>
          <table:table-cell office:value-type="float" office:value="80.128978000000075" table:style-name="ce80">
            <text:p>80.1</text:p>
          </table:table-cell>
          <table:table-cell office:value-type="string" table:style-name="ce82">
            <text:p>R</text:p>
          </table:table-cell>
          <table:table-cell office:value-type="float" office:value="90.583473999999981" table:style-name="ce80">
            <text:p>90.6</text:p>
          </table:table-cell>
          <table:table-cell table:style-name="ce80"/>
          <table:table-cell office:value-type="float" office:value="230.20778400000003" table:style-name="ce80">
            <text:p>230.2</text:p>
          </table:table-cell>
          <table:table-cell office:value-type="float" office:value="275.81686699999983" table:style-name="ce80">
            <text:p>275.8</text:p>
          </table:table-cell>
          <table:table-cell office:value-type="float" office:value="292.82610799999998" table:style-name="ce80">
            <text:p>292.8</text:p>
          </table:table-cell>
          <table:table-cell office:value-type="float" office:value="345.75605999999988" table:style-name="ce80">
            <text:p>345.8</text:p>
          </table:table-cell>
          <table:table-cell table:style-name="ce80"/>
          <table:table-cell office:value-type="float" office:value="488.71820200000019" table:style-name="ce80">
            <text:p>488.7</text:p>
          </table:table-cell>
          <table:table-cell table:style-name="ce80"/>
          <table:table-cell office:value-type="float" office:value="489.53970399999974" table:style-name="ce80">
            <text:p>489.5</text:p>
          </table:table-cell>
          <table:table-cell table:style-name="ce80"/>
          <table:table-cell office:value-type="float" office:value="543.02687699999967" table:style-name="ce80">
            <text:p>543.0</text:p>
          </table:table-cell>
          <table:table-cell office:value-type="string" table:style-name="ce82">
            <text:p>R</text:p>
          </table:table-cell>
          <table:table-cell office:value-type="float" office:value="603.37736999999959" table:style-name="ce80">
            <text:p>603.4</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Sardines</text:p>
          </table:table-cell>
          <table:table-cell table:number-columns-repeated="2" table:style-name="ce65"/>
          <table:table-cell office:value-type="float" office:value="12.496526000000008" table:style-name="ce80">
            <text:p>12.5</text:p>
          </table:table-cell>
          <table:table-cell office:value-type="float" office:value="11.904033" table:style-name="ce80">
            <text:p>11.9</text:p>
          </table:table-cell>
          <table:table-cell office:value-type="float" office:value="14.358015000000004" table:style-name="ce80">
            <text:p>14.4</text:p>
          </table:table-cell>
          <table:table-cell table:style-name="ce80"/>
          <table:table-cell office:value-type="float" office:value="12.942067" table:style-name="ce80">
            <text:p>12.9</text:p>
          </table:table-cell>
          <table:table-cell table:style-name="ce80"/>
          <table:table-cell office:value-type="float" office:value="13.479740999999999" table:style-name="ce80">
            <text:p>13.5</text:p>
          </table:table-cell>
          <table:table-cell table:style-name="ce80"/>
          <table:table-cell office:value-type="float" office:value="13.829742999999999" table:style-name="ce80">
            <text:p>13.8</text:p>
          </table:table-cell>
          <table:table-cell table:style-name="ce80"/>
          <table:table-cell office:value-type="float" office:value="12.348813" table:style-name="ce80">
            <text:p>12.3</text:p>
          </table:table-cell>
          <table:table-cell office:value-type="string" table:style-name="ce82">
            <text:p>R</text:p>
          </table:table-cell>
          <table:table-cell office:value-type="float" office:value="13.359725000000001" table:style-name="ce80">
            <text:p>13.4</text:p>
          </table:table-cell>
          <table:table-cell table:style-name="ce80"/>
          <table:table-cell office:value-type="float" office:value="30.837353999999998" table:style-name="ce80">
            <text:p>30.8</text:p>
          </table:table-cell>
          <table:table-cell office:value-type="float" office:value="33.922617999999993" table:style-name="ce80">
            <text:p>33.9</text:p>
          </table:table-cell>
          <table:table-cell office:value-type="float" office:value="35.732863999999992" table:style-name="ce80">
            <text:p>35.7</text:p>
          </table:table-cell>
          <table:table-cell office:value-type="float" office:value="30.627369999999999" table:style-name="ce80">
            <text:p>30.6</text:p>
          </table:table-cell>
          <table:table-cell table:style-name="ce80"/>
          <table:table-cell office:value-type="float" office:value="34.414425000000001" table:style-name="ce80">
            <text:p>34.4</text:p>
          </table:table-cell>
          <table:table-cell table:style-name="ce80"/>
          <table:table-cell office:value-type="float" office:value="34.730007000000008" table:style-name="ce80">
            <text:p>34.7</text:p>
          </table:table-cell>
          <table:table-cell table:style-name="ce80"/>
          <table:table-cell office:value-type="float" office:value="33.550356999999998" table:style-name="ce80">
            <text:p>33.6</text:p>
          </table:table-cell>
          <table:table-cell table:style-name="ce82"/>
          <table:table-cell office:value-type="float" office:value="36.903581000000003" table:style-name="ce80">
            <text:p>36.9</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Sole</text:p>
          </table:table-cell>
          <table:table-cell table:number-columns-repeated="2" table:style-name="ce65"/>
          <table:table-cell office:value-type="float" office:value="0.226686" table:style-name="ce80">
            <text:p>0.2</text:p>
          </table:table-cell>
          <table:table-cell office:value-type="float" office:value="0.60941699999999999" table:style-name="ce80">
            <text:p>0.6</text:p>
          </table:table-cell>
          <table:table-cell office:value-type="float" office:value="0.31949400000000006" table:style-name="ce80">
            <text:p>0.3</text:p>
          </table:table-cell>
          <table:table-cell table:style-name="ce80"/>
          <table:table-cell office:value-type="float" office:value="0.41431999999999997" table:style-name="ce80">
            <text:p>0.4</text:p>
          </table:table-cell>
          <table:table-cell table:style-name="ce80"/>
          <table:table-cell office:value-type="float" office:value="0.51240700000000006" table:style-name="ce80">
            <text:p>0.5</text:p>
          </table:table-cell>
          <table:table-cell table:style-name="ce80"/>
          <table:table-cell office:value-type="float" office:value="0.27426900000000004" table:style-name="ce80">
            <text:p>0.3</text:p>
          </table:table-cell>
          <table:table-cell table:style-name="ce80"/>
          <table:table-cell office:value-type="float" office:value="0.32135899999999995" table:style-name="ce80">
            <text:p>0.3</text:p>
          </table:table-cell>
          <table:table-cell table:style-name="ce82"/>
          <table:table-cell office:value-type="float" office:value="0.41571700000000006" table:style-name="ce80">
            <text:p>0.4</text:p>
          </table:table-cell>
          <table:table-cell table:style-name="ce80"/>
          <table:table-cell office:value-type="float" office:value="0.96489999999999976" table:style-name="ce80">
            <text:p>1.0</text:p>
          </table:table-cell>
          <table:table-cell office:value-type="float" office:value="2.0635719999999997" table:style-name="ce80">
            <text:p>2.1</text:p>
          </table:table-cell>
          <table:table-cell office:value-type="float" office:value="1.2660249999999997" table:style-name="ce80">
            <text:p>1.3</text:p>
          </table:table-cell>
          <table:table-cell office:value-type="float" office:value="2.8296899999999998" table:style-name="ce80">
            <text:p>2.8</text:p>
          </table:table-cell>
          <table:table-cell table:style-name="ce80"/>
          <table:table-cell office:value-type="float" office:value="3.7804799999999998" table:style-name="ce80">
            <text:p>3.8</text:p>
          </table:table-cell>
          <table:table-cell table:style-name="ce80"/>
          <table:table-cell office:value-type="float" office:value="2.1838160000000002" table:style-name="ce80">
            <text:p>2.2</text:p>
          </table:table-cell>
          <table:table-cell table:style-name="ce80"/>
          <table:table-cell office:value-type="float" office:value="2.6345339999999999" table:style-name="ce80">
            <text:p>2.6</text:p>
          </table:table-cell>
          <table:table-cell table:style-name="ce82"/>
          <table:table-cell office:value-type="float" office:value="3.418304" table:style-name="ce80">
            <text:p>3.4</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Trout<text:span text:style-name="T2"><text:s/>(b)</text:span></text:p>
          </table:table-cell>
          <table:table-cell table:number-columns-repeated="2" table:style-name="ce65"/>
          <table:table-cell office:value-type="float" office:value="8.4254300000000022" table:style-name="ce80">
            <text:p>8.4</text:p>
          </table:table-cell>
          <table:table-cell office:value-type="float" office:value="9.163810999999999" table:style-name="ce80">
            <text:p>9.2</text:p>
          </table:table-cell>
          <table:table-cell office:value-type="float" office:value="6.8590399999999994" table:style-name="ce80">
            <text:p>6.9</text:p>
          </table:table-cell>
          <table:table-cell table:style-name="ce80"/>
          <table:table-cell office:value-type="float" office:value="10.370260999999999" table:style-name="ce80">
            <text:p>10.4</text:p>
          </table:table-cell>
          <table:table-cell table:style-name="ce80"/>
          <table:table-cell office:value-type="float" office:value="12.247805000000001" table:style-name="ce80">
            <text:p>12.2</text:p>
          </table:table-cell>
          <table:table-cell table:style-name="ce80"/>
          <table:table-cell office:value-type="float" office:value="12.036563000000001" table:style-name="ce80">
            <text:p>12.0</text:p>
          </table:table-cell>
          <table:table-cell table:style-name="ce80"/>
          <table:table-cell office:value-type="float" office:value="9.3614439999999988" table:style-name="ce80">
            <text:p>9.4</text:p>
          </table:table-cell>
          <table:table-cell table:style-name="ce82"/>
          <table:table-cell office:value-type="float" office:value="11.904543" table:style-name="ce80">
            <text:p>11.9</text:p>
          </table:table-cell>
          <table:table-cell table:style-name="ce80"/>
          <table:table-cell office:value-type="float" office:value="36.561853000000006" table:style-name="ce80">
            <text:p>36.6</text:p>
          </table:table-cell>
          <table:table-cell office:value-type="float" office:value="51.870491000000001" table:style-name="ce80">
            <text:p>51.9</text:p>
          </table:table-cell>
          <table:table-cell office:value-type="float" office:value="38.61232600000001" table:style-name="ce80">
            <text:p>38.6</text:p>
          </table:table-cell>
          <table:table-cell office:value-type="float" office:value="55.42454" table:style-name="ce80">
            <text:p>55.4</text:p>
          </table:table-cell>
          <table:table-cell table:style-name="ce80"/>
          <table:table-cell office:value-type="float" office:value="66.180780999999982" table:style-name="ce80">
            <text:p>66.2</text:p>
          </table:table-cell>
          <table:table-cell table:style-name="ce80"/>
          <table:table-cell office:value-type="float" office:value="81.363553999999993" table:style-name="ce80">
            <text:p>81.4</text:p>
          </table:table-cell>
          <table:table-cell table:style-name="ce80"/>
          <table:table-cell office:value-type="float" office:value="59.737658999999994" table:style-name="ce80">
            <text:p>59.7</text:p>
          </table:table-cell>
          <table:table-cell office:value-type="string" table:style-name="ce82">
            <text:p>R</text:p>
          </table:table-cell>
          <table:table-cell office:value-type="float" office:value="77.617332000000005" table:style-name="ce80">
            <text:p>77.6</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Tuna</text:p>
          </table:table-cell>
          <table:table-cell table:number-columns-repeated="2" table:style-name="ce65"/>
          <table:table-cell office:value-type="float" office:value="97.751293000000118" table:style-name="ce80">
            <text:p>97.8</text:p>
          </table:table-cell>
          <table:table-cell office:value-type="float" office:value="97.965260000000029" table:style-name="ce80">
            <text:p>98.0</text:p>
          </table:table-cell>
          <table:table-cell office:value-type="float" office:value="89.672190999999998" table:style-name="ce80">
            <text:p>89.7</text:p>
          </table:table-cell>
          <table:table-cell table:style-name="ce80"/>
          <table:table-cell office:value-type="float" office:value="118.95763300000004" table:style-name="ce80">
            <text:p>119.0</text:p>
          </table:table-cell>
          <table:table-cell table:style-name="ce80"/>
          <table:table-cell office:value-type="float" office:value="122.6878160000001" table:style-name="ce80">
            <text:p>122.7</text:p>
          </table:table-cell>
          <table:table-cell table:style-name="ce80"/>
          <table:table-cell office:value-type="float" office:value="114.11750800000002" table:style-name="ce80">
            <text:p>114.1</text:p>
          </table:table-cell>
          <table:table-cell table:style-name="ce80"/>
          <table:table-cell office:value-type="float" office:value="109.52118500000003" table:style-name="ce80">
            <text:p>109.5</text:p>
          </table:table-cell>
          <table:table-cell table:style-name="ce82"/>
          <table:table-cell office:value-type="float" office:value="110.29656499999999" table:style-name="ce80">
            <text:p>110.3</text:p>
          </table:table-cell>
          <table:table-cell table:style-name="ce80"/>
          <table:table-cell office:value-type="float" office:value="239.23421300000004" table:style-name="ce80">
            <text:p>239.2</text:p>
          </table:table-cell>
          <table:table-cell office:value-type="float" office:value="267.99308600000001" table:style-name="ce80">
            <text:p>268.0</text:p>
          </table:table-cell>
          <table:table-cell office:value-type="float" office:value="290.87318999999985" table:style-name="ce80">
            <text:p>290.9</text:p>
          </table:table-cell>
          <table:table-cell office:value-type="float" office:value="357.38401799999968" table:style-name="ce80">
            <text:p>357.4</text:p>
          </table:table-cell>
          <table:table-cell table:style-name="ce80"/>
          <table:table-cell office:value-type="float" office:value="390.76523500000002" table:style-name="ce80">
            <text:p>390.8</text:p>
          </table:table-cell>
          <table:table-cell table:style-name="ce80"/>
          <table:table-cell office:value-type="float" office:value="428.60368099999994" table:style-name="ce80">
            <text:p>428.6</text:p>
          </table:table-cell>
          <table:table-cell table:style-name="ce80"/>
          <table:table-cell office:value-type="float" office:value="437.68741499999987" table:style-name="ce80">
            <text:p>437.7</text:p>
          </table:table-cell>
          <table:table-cell office:value-type="string" table:style-name="ce82">
            <text:p>R</text:p>
          </table:table-cell>
          <table:table-cell office:value-type="float" office:value="439.90978899999988" table:style-name="ce80">
            <text:p>439.9</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Whiting</text:p>
          </table:table-cell>
          <table:table-cell table:number-columns-repeated="2" table:style-name="ce65"/>
          <table:table-cell office:value-type="float" office:value="1.3071239999999995" table:style-name="ce80">
            <text:p>1.3</text:p>
          </table:table-cell>
          <table:table-cell office:value-type="float" office:value="1.2085060000000001" table:style-name="ce80">
            <text:p>1.2</text:p>
          </table:table-cell>
          <table:table-cell office:value-type="float" office:value="0.62377700000000003" table:style-name="ce80">
            <text:p>0.6</text:p>
          </table:table-cell>
          <table:table-cell table:style-name="ce80"/>
          <table:table-cell office:value-type="float" office:value="2.6416189999999999" table:style-name="ce80">
            <text:p>2.6</text:p>
          </table:table-cell>
          <table:table-cell table:style-name="ce80"/>
          <table:table-cell office:value-type="float" office:value="3.9168909999999992" table:style-name="ce80">
            <text:p>3.9</text:p>
          </table:table-cell>
          <table:table-cell table:style-name="ce80"/>
          <table:table-cell office:value-type="float" office:value="4.3720109999999988" table:style-name="ce80">
            <text:p>4.4</text:p>
          </table:table-cell>
          <table:table-cell table:style-name="ce80"/>
          <table:table-cell office:value-type="float" office:value="2.0779139999999998" table:style-name="ce80">
            <text:p>2.1</text:p>
          </table:table-cell>
          <table:table-cell table:style-name="ce82"/>
          <table:table-cell office:value-type="float" office:value="1.0326569999999999" table:style-name="ce80">
            <text:p>1.0</text:p>
          </table:table-cell>
          <table:table-cell table:style-name="ce80"/>
          <table:table-cell office:value-type="float" office:value="1.917948" table:style-name="ce80">
            <text:p>1.9</text:p>
          </table:table-cell>
          <table:table-cell office:value-type="float" office:value="1.7135189999999998" table:style-name="ce80">
            <text:p>1.7</text:p>
          </table:table-cell>
          <table:table-cell office:value-type="float" office:value="0.74543999999999999" table:style-name="ce80">
            <text:p>0.7</text:p>
          </table:table-cell>
          <table:table-cell office:value-type="float" office:value="2.1746350000000003" table:style-name="ce80">
            <text:p>2.2</text:p>
          </table:table-cell>
          <table:table-cell table:style-name="ce80"/>
          <table:table-cell office:value-type="float" office:value="3.2551269999999999" table:style-name="ce80">
            <text:p>3.3</text:p>
          </table:table-cell>
          <table:table-cell table:style-name="ce80"/>
          <table:table-cell office:value-type="float" office:value="4.2409799999999995" table:style-name="ce80">
            <text:p>4.2</text:p>
          </table:table-cell>
          <table:table-cell table:style-name="ce80"/>
          <table:table-cell office:value-type="float" office:value="2.3075170000000003" table:style-name="ce80">
            <text:p>2.3</text:p>
          </table:table-cell>
          <table:table-cell table:style-name="ce82"/>
          <table:table-cell office:value-type="float" office:value="1.1057839999999999" table:style-name="ce80">
            <text:p>1.1</text:p>
          </table:table-cell>
          <table:table-cell table:number-columns-repeated="2" table:style-name="ce65"/>
          <table:table-cell table:style-name="ce83"/>
          <table:table-cell table:style-name="ce84"/>
          <table:table-cell table:number-columns-repeated="16350"/>
        </table:table-row>
        <table:table-row table:style-name="ro11">
          <table:table-cell table:style-name="ce65"/>
          <table:table-cell office:value-type="string" table:style-name="ce65">
            <text:p>Other Fish<text:span text:style-name="T2"><text:s/>(c)</text:span></text:p>
          </table:table-cell>
          <table:table-cell table:number-columns-repeated="2" table:style-name="ce65"/>
          <table:table-cell office:value-type="float" office:value="154.54753200000013" table:style-name="ce80">
            <text:p>154.5</text:p>
          </table:table-cell>
          <table:table-cell office:value-type="float" office:value="153.07629999999997" table:style-name="ce80">
            <text:p>153.1</text:p>
          </table:table-cell>
          <table:table-cell office:value-type="float" office:value="145.96182300000001" table:style-name="ce80">
            <text:p>146.0</text:p>
          </table:table-cell>
          <table:table-cell table:style-name="ce81"/>
          <table:table-cell office:value-type="float" office:value="117.74458099999994" table:style-name="ce80">
            <text:p>117.7</text:p>
          </table:table-cell>
          <table:table-cell table:style-name="ce80"/>
          <table:table-cell office:value-type="float" office:value="122.99032299999995" table:style-name="ce80">
            <text:p>123.0</text:p>
          </table:table-cell>
          <table:table-cell table:style-name="ce80"/>
          <table:table-cell office:value-type="float" office:value="128.74487200000004" table:style-name="ce80">
            <text:p>128.7</text:p>
          </table:table-cell>
          <table:table-cell table:style-name="ce80"/>
          <table:table-cell office:value-type="float" office:value="119.02101500000011" table:style-name="ce80">
            <text:p>119.0</text:p>
          </table:table-cell>
          <table:table-cell office:value-type="string" table:style-name="ce82">
            <text:p>R</text:p>
          </table:table-cell>
          <table:table-cell office:value-type="float" office:value="125.84420900000005" table:style-name="ce80">
            <text:p>125.8</text:p>
          </table:table-cell>
          <table:table-cell table:style-name="ce80"/>
          <table:table-cell office:value-type="float" office:value="435.79985200000027" table:style-name="ce80">
            <text:p>435.8</text:p>
          </table:table-cell>
          <table:table-cell office:value-type="float" office:value="480.93839600000024" table:style-name="ce80">
            <text:p>480.9</text:p>
          </table:table-cell>
          <table:table-cell office:value-type="float" office:value="473.7217030000001" table:style-name="ce80">
            <text:p>473.7</text:p>
          </table:table-cell>
          <table:table-cell office:value-type="float" office:value="368.28124599999995" table:style-name="ce80">
            <text:p>368.3</text:p>
          </table:table-cell>
          <table:table-cell table:style-name="ce85"/>
          <table:table-cell office:value-type="float" office:value="421.73039599999947" table:style-name="ce80">
            <text:p>421.7</text:p>
          </table:table-cell>
          <table:table-cell table:style-name="ce80"/>
          <table:table-cell office:value-type="float" office:value="452.8010979999998" table:style-name="ce80">
            <text:p>452.8</text:p>
          </table:table-cell>
          <table:table-cell table:style-name="ce80"/>
          <table:table-cell office:value-type="float" office:value="423.61116600000037" table:style-name="ce80">
            <text:p>423.6</text:p>
          </table:table-cell>
          <table:table-cell office:value-type="string" table:style-name="ce82">
            <text:p>R</text:p>
          </table:table-cell>
          <table:table-cell office:value-type="float" office:value="462.4771940000004" table:style-name="ce80">
            <text:p>462.5</text:p>
          </table:table-cell>
          <table:table-cell table:number-columns-repeated="2" table:style-name="ce65"/>
          <table:table-cell table:style-name="ce83"/>
          <table:table-cell table:style-name="ce84"/>
          <table:table-cell table:number-columns-repeated="16350"/>
        </table:table-row>
        <table:table-row table:style-name="ro11">
          <table:table-cell table:style-name="ce86"/>
          <table:table-cell office:value-type="string" table:style-name="ce86">
            <text:p>Total</text:p>
          </table:table-cell>
          <table:table-cell table:number-columns-repeated="2" table:style-name="ce87"/>
          <table:table-cell office:value-type="float" office:value="605.67723400000023" table:style-name="ce88">
            <text:p>605.7</text:p>
          </table:table-cell>
          <table:table-cell office:value-type="float" office:value="596.94397400000014" table:style-name="ce88">
            <text:p>596.9</text:p>
          </table:table-cell>
          <table:table-cell office:value-type="float" office:value="638.38337400000012" table:style-name="ce88">
            <text:p>638.4</text:p>
          </table:table-cell>
          <table:table-cell table:style-name="ce89"/>
          <table:table-cell office:value-type="float" office:value="570.15343400000006" table:style-name="ce88">
            <text:p>570.2</text:p>
          </table:table-cell>
          <table:table-cell table:style-name="ce88"/>
          <table:table-cell office:value-type="float" office:value="610.87474400000008" table:style-name="ce88">
            <text:p>610.9</text:p>
          </table:table-cell>
          <table:table-cell table:style-name="ce88"/>
          <table:table-cell office:value-type="float" office:value="590.53960300000006" table:style-name="ce88">
            <text:p>590.5</text:p>
          </table:table-cell>
          <table:table-cell table:style-name="ce88"/>
          <table:table-cell office:value-type="float" office:value="559.48729800000024" table:style-name="ce88">
            <text:p>559.5</text:p>
          </table:table-cell>
          <table:table-cell office:value-type="string" table:style-name="ce90">
            <text:p>R</text:p>
          </table:table-cell>
          <table:table-cell office:value-type="float" office:value="592.69793399999992" table:style-name="ce88">
            <text:p>592.7</text:p>
          </table:table-cell>
          <table:table-cell table:style-name="ce88"/>
          <table:table-cell office:value-type="float" office:value="1675.0946279999998" table:style-name="ce88">
            <text:p>1,675.1</text:p>
          </table:table-cell>
          <table:table-cell office:value-type="float" office:value="1902.3744550000001" table:style-name="ce88">
            <text:p>1,902.4</text:p>
          </table:table-cell>
          <table:table-cell office:value-type="float" office:value="1947.1639999999998" table:style-name="ce88">
            <text:p>1,947.2</text:p>
          </table:table-cell>
          <table:table-cell office:value-type="float" office:value="1909.4727600000001" table:style-name="ce88">
            <text:p>1,909.5</text:p>
          </table:table-cell>
          <table:table-cell table:style-name="ce88"/>
          <table:table-cell office:value-type="float" office:value="2223.3195529999998" table:style-name="ce88">
            <text:p>2,223.3</text:p>
          </table:table-cell>
          <table:table-cell table:style-name="ce88"/>
          <table:table-cell office:value-type="float" office:value="2329.2226339999997" table:style-name="ce88">
            <text:p>2,329.2</text:p>
          </table:table-cell>
          <table:table-cell table:style-name="ce88"/>
          <table:table-cell office:value-type="float" office:value="2362.7684410000002" table:style-name="ce88">
            <text:p>2,362.8</text:p>
          </table:table-cell>
          <table:table-cell office:value-type="string" table:style-name="ce90">
            <text:p>R</text:p>
          </table:table-cell>
          <table:table-cell office:value-type="float" office:value="2624.6294159999998" table:style-name="ce88">
            <text:p>2,624.6</text:p>
          </table:table-cell>
          <table:table-cell table:style-name="ce65"/>
          <table:table-cell table:style-name="ce66"/>
          <table:table-cell table:style-name="ce83"/>
          <table:table-cell table:style-name="ce84"/>
          <table:table-cell table:number-columns-repeated="16350"/>
        </table:table-row>
        <table:table-row table:style-name="ro11">
          <table:table-cell office:value-type="string" table:style-name="ce66">
            <text:p>Shellfish (Crustaceans and Molluscs)</text:p>
          </table:table-cell>
          <table:table-cell table:number-columns-repeated="3" table:style-name="ce66"/>
          <table:table-cell table:number-columns-repeated="11" table:style-name="ce80"/>
          <table:table-cell table:style-name="ce82"/>
          <table:table-cell table:number-columns-repeated="12" table:style-name="ce80"/>
          <table:table-cell table:style-name="ce82"/>
          <table:table-cell table:style-name="ce80"/>
          <table:table-cell table:style-name="ce63"/>
          <table:table-cell table:style-name="ce66"/>
          <table:table-cell table:style-name="ce83"/>
          <table:table-cell table:style-name="ce84"/>
          <table:table-cell table:number-columns-repeated="16350"/>
        </table:table-row>
        <table:table-row table:style-name="ro11">
          <table:table-cell table:number-columns-repeated="4" table:style-name="ce65"/>
          <table:table-cell table:number-columns-repeated="11" table:style-name="ce80"/>
          <table:table-cell table:style-name="ce82"/>
          <table:table-cell table:number-columns-repeated="12" table:style-name="ce80"/>
          <table:table-cell table:style-name="ce82"/>
          <table:table-cell table:style-name="ce80"/>
          <table:table-cell table:style-name="ce63"/>
          <table:table-cell table:style-name="ce65"/>
          <table:table-cell table:style-name="ce83"/>
          <table:table-cell table:style-name="ce84"/>
          <table:table-cell table:number-columns-repeated="16350"/>
        </table:table-row>
        <table:table-row table:style-name="ro11">
          <table:table-cell table:style-name="ce65"/>
          <table:table-cell office:value-type="string" table:style-name="ce65">
            <text:p>Crabs</text:p>
          </table:table-cell>
          <table:table-cell table:number-columns-repeated="2" table:style-name="ce66"/>
          <table:table-cell office:value-type="float" office:value="2.2563580000000019" table:style-name="ce80">
            <text:p>2.3</text:p>
          </table:table-cell>
          <table:table-cell office:value-type="float" office:value="2.6546349999999994" table:style-name="ce80">
            <text:p>2.7</text:p>
          </table:table-cell>
          <table:table-cell office:value-type="float" office:value="2.6169219999999989" table:style-name="ce80">
            <text:p>2.6</text:p>
          </table:table-cell>
          <table:table-cell table:style-name="ce80"/>
          <table:table-cell office:value-type="float" office:value="2.1848400000000003" table:style-name="ce80">
            <text:p>2.2</text:p>
          </table:table-cell>
          <table:table-cell table:style-name="ce80"/>
          <table:table-cell office:value-type="float" office:value="2.8320299999999996" table:style-name="ce80">
            <text:p>2.8</text:p>
          </table:table-cell>
          <table:table-cell table:style-name="ce80"/>
          <table:table-cell office:value-type="float" office:value="2.882842000000001" table:style-name="ce80">
            <text:p>2.9</text:p>
          </table:table-cell>
          <table:table-cell table:style-name="ce80"/>
          <table:table-cell office:value-type="float" office:value="3.8715610000000003" table:style-name="ce80">
            <text:p>3.9</text:p>
          </table:table-cell>
          <table:table-cell table:style-name="ce82"/>
          <table:table-cell office:value-type="float" office:value="3.1707990000000015" table:style-name="ce80">
            <text:p>3.2</text:p>
          </table:table-cell>
          <table:table-cell table:style-name="ce80"/>
          <table:table-cell office:value-type="float" office:value="14.578774000000008" table:style-name="ce80">
            <text:p>14.6</text:p>
          </table:table-cell>
          <table:table-cell office:value-type="float" office:value="15.914227999999998" table:style-name="ce80">
            <text:p>15.9</text:p>
          </table:table-cell>
          <table:table-cell office:value-type="float" office:value="15.279915000000001" table:style-name="ce80">
            <text:p>15.3</text:p>
          </table:table-cell>
          <table:table-cell office:value-type="float" office:value="18.431969999999993" table:style-name="ce80">
            <text:p>18.4</text:p>
          </table:table-cell>
          <table:table-cell table:style-name="ce80"/>
          <table:table-cell office:value-type="float" office:value="19.881498999999994" table:style-name="ce80">
            <text:p>19.9</text:p>
          </table:table-cell>
          <table:table-cell table:style-name="ce80"/>
          <table:table-cell office:value-type="float" office:value="20.474878000000007" table:style-name="ce80">
            <text:p>20.5</text:p>
          </table:table-cell>
          <table:table-cell table:style-name="ce80"/>
          <table:table-cell office:value-type="float" office:value="23.560450000000003" table:style-name="ce80">
            <text:p>23.6</text:p>
          </table:table-cell>
          <table:table-cell table:style-name="ce82"/>
          <table:table-cell office:value-type="float" office:value="27.386423999999991" table:style-name="ce80">
            <text:p>27.4</text:p>
          </table:table-cell>
          <table:table-cell table:style-name="ce91"/>
          <table:table-cell table:style-name="ce65"/>
          <table:table-cell table:style-name="ce83"/>
          <table:table-cell table:style-name="ce84"/>
          <table:table-cell table:number-columns-repeated="16350" table:style-name="ce66"/>
        </table:table-row>
        <table:table-row table:style-name="ro11">
          <table:table-cell table:style-name="ce65"/>
          <table:table-cell office:value-type="string" table:style-name="ce65">
            <text:p>Lobsters<text:span text:style-name="T2"><text:s/></text:span></text:p>
          </table:table-cell>
          <table:table-cell table:number-columns-repeated="2" table:style-name="ce65"/>
          <table:table-cell office:value-type="float" office:value="1.9342830000000002" table:style-name="ce80">
            <text:p>1.9</text:p>
          </table:table-cell>
          <table:table-cell office:value-type="float" office:value="1.309439" table:style-name="ce80">
            <text:p>1.3</text:p>
          </table:table-cell>
          <table:table-cell office:value-type="float" office:value="2.6150410000000002" table:style-name="ce80">
            <text:p>2.6</text:p>
          </table:table-cell>
          <table:table-cell table:style-name="ce80"/>
          <table:table-cell office:value-type="float" office:value="2.9836900000000006" table:style-name="ce80">
            <text:p>3.0</text:p>
          </table:table-cell>
          <table:table-cell table:style-name="ce80"/>
          <table:table-cell office:value-type="float" office:value="2.7361810000000002" table:style-name="ce80">
            <text:p>2.7</text:p>
          </table:table-cell>
          <table:table-cell table:style-name="ce80"/>
          <table:table-cell office:value-type="float" office:value="2.1228069999999999" table:style-name="ce80">
            <text:p>2.1</text:p>
          </table:table-cell>
          <table:table-cell table:style-name="ce80"/>
          <table:table-cell office:value-type="float" office:value="2.016499" table:style-name="ce80">
            <text:p>2.0</text:p>
          </table:table-cell>
          <table:table-cell table:style-name="ce82"/>
          <table:table-cell office:value-type="float" office:value="2.0007060000000001" table:style-name="ce80">
            <text:p>2.0</text:p>
          </table:table-cell>
          <table:table-cell table:style-name="ce80"/>
          <table:table-cell office:value-type="float" office:value="14.791688999999996" table:style-name="ce80">
            <text:p>14.8</text:p>
          </table:table-cell>
          <table:table-cell office:value-type="float" office:value="13.190530000000003" table:style-name="ce80">
            <text:p>13.2</text:p>
          </table:table-cell>
          <table:table-cell office:value-type="float" office:value="19.732158000000002" table:style-name="ce80">
            <text:p>19.7</text:p>
          </table:table-cell>
          <table:table-cell office:value-type="float" office:value="35.858449999999998" table:style-name="ce80">
            <text:p>35.9</text:p>
          </table:table-cell>
          <table:table-cell table:style-name="ce80"/>
          <table:table-cell office:value-type="float" office:value="37.567985000000007" table:style-name="ce80">
            <text:p>37.6</text:p>
          </table:table-cell>
          <table:table-cell table:style-name="ce80"/>
          <table:table-cell office:value-type="float" office:value="31.325133000000001" table:style-name="ce80">
            <text:p>31.3</text:p>
          </table:table-cell>
          <table:table-cell table:style-name="ce80"/>
          <table:table-cell office:value-type="float" office:value="30.562653000000001" table:style-name="ce80">
            <text:p>30.6</text:p>
          </table:table-cell>
          <table:table-cell table:style-name="ce82"/>
          <table:table-cell office:value-type="float" office:value="32.436408" table:style-name="ce80">
            <text:p>32.4</text:p>
          </table:table-cell>
          <table:table-cell table:style-name="ce91"/>
          <table:table-cell table:style-name="ce65"/>
          <table:table-cell table:style-name="ce83"/>
          <table:table-cell table:style-name="ce84"/>
          <table:table-cell table:number-columns-repeated="16350"/>
        </table:table-row>
        <table:table-row table:style-name="ro11">
          <table:table-cell table:style-name="ce65"/>
          <table:table-cell office:value-type="string" table:style-name="ce65">
            <text:p>Mussels</text:p>
          </table:table-cell>
          <table:table-cell table:number-columns-repeated="2" table:style-name="ce65"/>
          <table:table-cell office:value-type="float" office:value="5.9225519999999996" table:style-name="ce80">
            <text:p>5.9</text:p>
          </table:table-cell>
          <table:table-cell office:value-type="float" office:value="7.1496890000000004" table:style-name="ce80">
            <text:p>7.1</text:p>
          </table:table-cell>
          <table:table-cell office:value-type="float" office:value="6.1601450000000018" table:style-name="ce80">
            <text:p>6.2</text:p>
          </table:table-cell>
          <table:table-cell table:style-name="ce81"/>
          <table:table-cell office:value-type="float" office:value="5.1146399999999996" table:style-name="ce80">
            <text:p>5.1</text:p>
          </table:table-cell>
          <table:table-cell table:style-name="ce80"/>
          <table:table-cell office:value-type="float" office:value="5.4830399999999999" table:style-name="ce80">
            <text:p>5.5</text:p>
          </table:table-cell>
          <table:table-cell table:style-name="ce80"/>
          <table:table-cell office:value-type="float" office:value="4.2501929999999994" table:style-name="ce80">
            <text:p>4.3</text:p>
          </table:table-cell>
          <table:table-cell table:style-name="ce80"/>
          <table:table-cell office:value-type="float" office:value="5.838099999999999" table:style-name="ce80">
            <text:p>5.8</text:p>
          </table:table-cell>
          <table:table-cell table:style-name="ce82"/>
          <table:table-cell office:value-type="float" office:value="5.6468740000000031" table:style-name="ce80">
            <text:p>5.6</text:p>
          </table:table-cell>
          <table:table-cell table:style-name="ce80"/>
          <table:table-cell office:value-type="float" office:value="14.539568000000001" table:style-name="ce80">
            <text:p>14.5</text:p>
          </table:table-cell>
          <table:table-cell office:value-type="float" office:value="17.159954000000003" table:style-name="ce80">
            <text:p>17.2</text:p>
          </table:table-cell>
          <table:table-cell office:value-type="float" office:value="14.971103000000003" table:style-name="ce80">
            <text:p>15.0</text:p>
          </table:table-cell>
          <table:table-cell office:value-type="float" office:value="13.929100000000004" table:style-name="ce80">
            <text:p>13.9</text:p>
          </table:table-cell>
          <table:table-cell table:style-name="ce80"/>
          <table:table-cell office:value-type="float" office:value="15.346921999999999" table:style-name="ce80">
            <text:p>15.3</text:p>
          </table:table-cell>
          <table:table-cell table:style-name="ce80"/>
          <table:table-cell office:value-type="float" office:value="14.606615999999999" table:style-name="ce80">
            <text:p>14.6</text:p>
          </table:table-cell>
          <table:table-cell table:style-name="ce80"/>
          <table:table-cell office:value-type="float" office:value="14.629502000000002" table:style-name="ce80">
            <text:p>14.6</text:p>
          </table:table-cell>
          <table:table-cell table:style-name="ce82"/>
          <table:table-cell office:value-type="float" office:value="14.768784999999996" table:style-name="ce80">
            <text:p>14.8</text:p>
          </table:table-cell>
          <table:table-cell table:style-name="ce91"/>
          <table:table-cell table:style-name="ce65"/>
          <table:table-cell table:style-name="ce83"/>
          <table:table-cell table:style-name="ce84"/>
          <table:table-cell table:number-columns-repeated="16350"/>
        </table:table-row>
        <table:table-row table:style-name="ro11">
          <table:table-cell table:style-name="ce65"/>
          <table:table-cell office:value-type="string" table:style-name="ce65">
            <text:p>Nephrops</text:p>
          </table:table-cell>
          <table:table-cell table:number-columns-repeated="2" table:style-name="ce65"/>
          <table:table-cell office:value-type="float" office:value="3.1500310000000002" table:style-name="ce80">
            <text:p>3.2</text:p>
          </table:table-cell>
          <table:table-cell office:value-type="float" office:value="3.1728049999999999" table:style-name="ce80">
            <text:p>3.2</text:p>
          </table:table-cell>
          <table:table-cell office:value-type="float" office:value="2.004864" table:style-name="ce80">
            <text:p>2.0</text:p>
          </table:table-cell>
          <table:table-cell table:style-name="ce80"/>
          <table:table-cell office:value-type="float" office:value="2.999952" table:style-name="ce80">
            <text:p>3.0</text:p>
          </table:table-cell>
          <table:table-cell table:style-name="ce80"/>
          <table:table-cell office:value-type="float" office:value="3.0093439999999996" table:style-name="ce80">
            <text:p>3.0</text:p>
          </table:table-cell>
          <table:table-cell table:style-name="ce80"/>
          <table:table-cell office:value-type="float" office:value="2.5734190000000003" table:style-name="ce80">
            <text:p>2.6</text:p>
          </table:table-cell>
          <table:table-cell table:style-name="ce80"/>
          <table:table-cell office:value-type="float" office:value="2.6259950000000001" table:style-name="ce80">
            <text:p>2.6</text:p>
          </table:table-cell>
          <table:table-cell table:style-name="ce82"/>
          <table:table-cell office:value-type="float" office:value="2.9767919999999997" table:style-name="ce80">
            <text:p>3.0</text:p>
          </table:table-cell>
          <table:table-cell table:style-name="ce80"/>
          <table:table-cell office:value-type="float" office:value="6.865032000000002" table:style-name="ce80">
            <text:p>6.9</text:p>
          </table:table-cell>
          <table:table-cell office:value-type="float" office:value="9.0475979999999989" table:style-name="ce80">
            <text:p>9.0</text:p>
          </table:table-cell>
          <table:table-cell office:value-type="float" office:value="5.500807" table:style-name="ce80">
            <text:p>5.5</text:p>
          </table:table-cell>
          <table:table-cell office:value-type="float" office:value="10.622506000000001" table:style-name="ce80">
            <text:p>10.6</text:p>
          </table:table-cell>
          <table:table-cell table:style-name="ce80"/>
          <table:table-cell office:value-type="float" office:value="10.270046999999998" table:style-name="ce80">
            <text:p>10.3</text:p>
          </table:table-cell>
          <table:table-cell table:style-name="ce80"/>
          <table:table-cell office:value-type="float" office:value="10.031473" table:style-name="ce80">
            <text:p>10.0</text:p>
          </table:table-cell>
          <table:table-cell table:style-name="ce80"/>
          <table:table-cell office:value-type="float" office:value="11.935362" table:style-name="ce80">
            <text:p>11.9</text:p>
          </table:table-cell>
          <table:table-cell office:value-type="string" table:style-name="ce82">
            <text:p>R</text:p>
          </table:table-cell>
          <table:table-cell office:value-type="float" office:value="15.196753999999999" table:style-name="ce80">
            <text:p>15.2</text:p>
          </table:table-cell>
          <table:table-cell table:style-name="ce91"/>
          <table:table-cell table:style-name="ce65"/>
          <table:table-cell table:style-name="ce83"/>
          <table:table-cell table:style-name="ce84"/>
          <table:table-cell table:number-columns-repeated="16350"/>
        </table:table-row>
        <table:table-row table:style-name="ro11">
          <table:table-cell table:style-name="ce65"/>
          <table:table-cell office:value-type="string" table:style-name="ce65">
            <text:p>Scallops</text:p>
          </table:table-cell>
          <table:table-cell table:number-columns-repeated="2" table:style-name="ce65"/>
          <table:table-cell office:value-type="float" office:value="3.772698000000001" table:style-name="ce80">
            <text:p>3.8</text:p>
          </table:table-cell>
          <table:table-cell office:value-type="float" office:value="2.2316989999999999" table:style-name="ce80">
            <text:p>2.2</text:p>
          </table:table-cell>
          <table:table-cell office:value-type="float" office:value="1.5270919999999999" table:style-name="ce80">
            <text:p>1.5</text:p>
          </table:table-cell>
          <table:table-cell table:style-name="ce80"/>
          <table:table-cell office:value-type="float" office:value="2.3628400000000003" table:style-name="ce80">
            <text:p>2.4</text:p>
          </table:table-cell>
          <table:table-cell table:style-name="ce80"/>
          <table:table-cell office:value-type="float" office:value="3.6962490000000003" table:style-name="ce80">
            <text:p>3.7</text:p>
          </table:table-cell>
          <table:table-cell table:style-name="ce80"/>
          <table:table-cell office:value-type="float" office:value="1.3232519999999999" table:style-name="ce80">
            <text:p>1.3</text:p>
          </table:table-cell>
          <table:table-cell table:style-name="ce80"/>
          <table:table-cell office:value-type="float" office:value="1.2521829999999998" table:style-name="ce80">
            <text:p>1.3</text:p>
          </table:table-cell>
          <table:table-cell table:style-name="ce82"/>
          <table:table-cell office:value-type="float" office:value="1.1881210000000002" table:style-name="ce80">
            <text:p>1.2</text:p>
          </table:table-cell>
          <table:table-cell table:style-name="ce80"/>
          <table:table-cell office:value-type="float" office:value="26.819785999999997" table:style-name="ce80">
            <text:p>26.8</text:p>
          </table:table-cell>
          <table:table-cell office:value-type="float" office:value="23.430739999999997" table:style-name="ce80">
            <text:p>23.4</text:p>
          </table:table-cell>
          <table:table-cell office:value-type="float" office:value="15.859575" table:style-name="ce80">
            <text:p>15.9</text:p>
          </table:table-cell>
          <table:table-cell office:value-type="float" office:value="27.620150000000002" table:style-name="ce80">
            <text:p>27.6</text:p>
          </table:table-cell>
          <table:table-cell table:style-name="ce80"/>
          <table:table-cell office:value-type="float" office:value="41.383901000000009" table:style-name="ce80">
            <text:p>41.4</text:p>
          </table:table-cell>
          <table:table-cell table:style-name="ce80"/>
          <table:table-cell office:value-type="float" office:value="20.278547" table:style-name="ce80">
            <text:p>20.3</text:p>
          </table:table-cell>
          <table:table-cell table:style-name="ce80"/>
          <table:table-cell office:value-type="float" office:value="19.659677000000002" table:style-name="ce80">
            <text:p>19.7</text:p>
          </table:table-cell>
          <table:table-cell table:style-name="ce82"/>
          <table:table-cell office:value-type="float" office:value="18.515297" table:style-name="ce80">
            <text:p>18.5</text:p>
          </table:table-cell>
          <table:table-cell table:style-name="ce91"/>
          <table:table-cell table:style-name="ce65"/>
          <table:table-cell table:style-name="ce83"/>
          <table:table-cell table:style-name="ce84"/>
          <table:table-cell table:number-columns-repeated="16350"/>
        </table:table-row>
        <table:table-row table:style-name="ro11">
          <table:table-cell table:style-name="ce65"/>
          <table:table-cell office:value-type="string" table:style-name="ce65">
            <text:p>Shrimps and Prawns</text:p>
          </table:table-cell>
          <table:table-cell table:number-columns-repeated="2" table:style-name="ce66"/>
          <table:table-cell office:value-type="float" office:value="84.888730000000081" table:style-name="ce80">
            <text:p>84.9</text:p>
          </table:table-cell>
          <table:table-cell office:value-type="float" office:value="90.378133999999989" table:style-name="ce80">
            <text:p>90.4</text:p>
          </table:table-cell>
          <table:table-cell office:value-type="float" office:value="85.775139999999993" table:style-name="ce80">
            <text:p>85.8</text:p>
          </table:table-cell>
          <table:table-cell table:style-name="ce81"/>
          <table:table-cell office:value-type="float" office:value="77.366792999999987" table:style-name="ce80">
            <text:p>77.4</text:p>
          </table:table-cell>
          <table:table-cell table:style-name="ce80"/>
          <table:table-cell office:value-type="float" office:value="81.793581000000003" table:style-name="ce80">
            <text:p>81.8</text:p>
          </table:table-cell>
          <table:table-cell table:style-name="ce80"/>
          <table:table-cell office:value-type="float" office:value="81.02240500000002" table:style-name="ce80">
            <text:p>81.0</text:p>
          </table:table-cell>
          <table:table-cell table:style-name="ce80"/>
          <table:table-cell office:value-type="float" office:value="80.222623999999939" table:style-name="ce80">
            <text:p>80.2</text:p>
          </table:table-cell>
          <table:table-cell table:style-name="ce82"/>
          <table:table-cell office:value-type="float" office:value="78.223209999999995" table:style-name="ce80">
            <text:p>78.2</text:p>
          </table:table-cell>
          <table:table-cell table:style-name="ce80"/>
          <table:table-cell office:value-type="float" office:value="390.03467599999925" table:style-name="ce80">
            <text:p>390.0</text:p>
          </table:table-cell>
          <table:table-cell office:value-type="float" office:value="526.43870100000004" table:style-name="ce80">
            <text:p>526.4</text:p>
          </table:table-cell>
          <table:table-cell office:value-type="float" office:value="503.64202499999976" table:style-name="ce80">
            <text:p>503.6</text:p>
          </table:table-cell>
          <table:table-cell office:value-type="float" office:value="593.57410999999956" table:style-name="ce80">
            <text:p>593.6</text:p>
          </table:table-cell>
          <table:table-cell table:style-name="ce80"/>
          <table:table-cell office:value-type="float" office:value="644.48722699999985" table:style-name="ce80">
            <text:p>644.5</text:p>
          </table:table-cell>
          <table:table-cell table:style-name="ce80"/>
          <table:table-cell office:value-type="float" office:value="684.13374599999997" table:style-name="ce80">
            <text:p>684.1</text:p>
          </table:table-cell>
          <table:table-cell table:style-name="ce80"/>
          <table:table-cell office:value-type="float" office:value="640.43058699999972" table:style-name="ce80">
            <text:p>640.4</text:p>
          </table:table-cell>
          <table:table-cell office:value-type="string" table:style-name="ce82">
            <text:p>R</text:p>
          </table:table-cell>
          <table:table-cell office:value-type="float" office:value="633.31763699999976" table:style-name="ce80">
            <text:p>633.3</text:p>
          </table:table-cell>
          <table:table-cell table:style-name="ce91"/>
          <table:table-cell table:style-name="ce65"/>
          <table:table-cell table:number-columns-repeated="2" table:style-name="ce92"/>
          <table:table-cell table:number-columns-repeated="16350" table:style-name="ce66"/>
        </table:table-row>
        <table:table-row table:style-name="ro11">
          <table:table-cell table:style-name="ce65"/>
          <table:table-cell office:value-type="string" table:style-name="ce65">
            <text:p>Squid<text:span text:style-name="T2"><text:s/></text:span></text:p>
          </table:table-cell>
          <table:table-cell table:number-columns-repeated="2" table:style-name="ce65"/>
          <table:table-cell office:value-type="float" office:value="5.7590699999999915" table:style-name="ce80">
            <text:p>5.8</text:p>
          </table:table-cell>
          <table:table-cell office:value-type="float" office:value="8.2612829999999988" table:style-name="ce80">
            <text:p>8.3</text:p>
          </table:table-cell>
          <table:table-cell office:value-type="float" office:value="8.0391329999999996" table:style-name="ce80">
            <text:p>8.0</text:p>
          </table:table-cell>
          <table:table-cell table:style-name="ce80"/>
          <table:table-cell office:value-type="float" office:value="6.344462" table:style-name="ce80">
            <text:p>6.3</text:p>
          </table:table-cell>
          <table:table-cell table:style-name="ce80"/>
          <table:table-cell office:value-type="float" office:value="5.9595779999999996" table:style-name="ce80">
            <text:p>6.0</text:p>
          </table:table-cell>
          <table:table-cell table:style-name="ce80"/>
          <table:table-cell office:value-type="float" office:value="9.3440790000000025" table:style-name="ce80">
            <text:p>9.3</text:p>
          </table:table-cell>
          <table:table-cell table:style-name="ce80"/>
          <table:table-cell office:value-type="float" office:value="7.0922550000000069" table:style-name="ce80">
            <text:p>7.1</text:p>
          </table:table-cell>
          <table:table-cell table:style-name="ce82"/>
          <table:table-cell office:value-type="float" office:value="24.16781099999999" table:style-name="ce80">
            <text:p>24.2</text:p>
          </table:table-cell>
          <table:table-cell table:style-name="ce80"/>
          <table:table-cell office:value-type="float" office:value="9.8875870000000035" table:style-name="ce80">
            <text:p>9.9</text:p>
          </table:table-cell>
          <table:table-cell office:value-type="float" office:value="21.478222999999996" table:style-name="ce80">
            <text:p>21.5</text:p>
          </table:table-cell>
          <table:table-cell office:value-type="float" office:value="19.335708" table:style-name="ce80">
            <text:p>19.3</text:p>
          </table:table-cell>
          <table:table-cell office:value-type="float" office:value="14.018480000000006" table:style-name="ce80">
            <text:p>14.0</text:p>
          </table:table-cell>
          <table:table-cell table:style-name="ce80"/>
          <table:table-cell office:value-type="float" office:value="19.817550999999998" table:style-name="ce80">
            <text:p>19.8</text:p>
          </table:table-cell>
          <table:table-cell table:style-name="ce80"/>
          <table:table-cell office:value-type="float" office:value="39.707302999999989" table:style-name="ce80">
            <text:p>39.7</text:p>
          </table:table-cell>
          <table:table-cell table:style-name="ce80"/>
          <table:table-cell office:value-type="float" office:value="29.81654099999999" table:style-name="ce80">
            <text:p>29.8</text:p>
          </table:table-cell>
          <table:table-cell table:style-name="ce82"/>
          <table:table-cell office:value-type="float" office:value="34.569352999999992" table:style-name="ce80">
            <text:p>34.6</text:p>
          </table:table-cell>
          <table:table-cell table:style-name="ce91"/>
          <table:table-cell table:style-name="ce65"/>
          <table:table-cell table:style-name="ce83"/>
          <table:table-cell table:style-name="ce84"/>
          <table:table-cell table:number-columns-repeated="16350"/>
        </table:table-row>
        <table:table-row table:style-name="ro11">
          <table:table-cell table:style-name="ce65"/>
          <table:table-cell office:value-type="string" table:style-name="ce65">
            <text:p>Other Crustaceans</text:p>
          </table:table-cell>
          <table:table-cell table:number-columns-repeated="2" table:style-name="ce65"/>
          <table:table-cell office:value-type="float" office:value="2.42" table:style-name="ce80">
            <text:p>2.4</text:p>
          </table:table-cell>
          <table:table-cell office:value-type="float" office:value="1.9818760000000002" table:style-name="ce80">
            <text:p>2.0</text:p>
          </table:table-cell>
          <table:table-cell office:value-type="float" office:value="2.0214340000000002" table:style-name="ce80">
            <text:p>2.0</text:p>
          </table:table-cell>
          <table:table-cell table:style-name="ce81"/>
          <table:table-cell office:value-type="float" office:value="2.9701710000000006" table:style-name="ce80">
            <text:p>3.0</text:p>
          </table:table-cell>
          <table:table-cell table:style-name="ce80"/>
          <table:table-cell office:value-type="float" office:value="2.3182479999999996" table:style-name="ce80">
            <text:p>2.3</text:p>
          </table:table-cell>
          <table:table-cell table:style-name="ce80"/>
          <table:table-cell office:value-type="float" office:value="1.5185349999999995" table:style-name="ce80">
            <text:p>1.5</text:p>
          </table:table-cell>
          <table:table-cell table:style-name="ce80"/>
          <table:table-cell office:value-type="float" office:value="2.6298210000000006" table:style-name="ce80">
            <text:p>2.6</text:p>
          </table:table-cell>
          <table:table-cell table:style-name="ce82"/>
          <table:table-cell office:value-type="float" office:value="1.7677569999999998" table:style-name="ce80">
            <text:p>1.8</text:p>
          </table:table-cell>
          <table:table-cell table:style-name="ce80"/>
          <table:table-cell office:value-type="float" office:value="10.466958000000004" table:style-name="ce80">
            <text:p>10.5</text:p>
          </table:table-cell>
          <table:table-cell office:value-type="float" office:value="10.729090000000003" table:style-name="ce80">
            <text:p>10.7</text:p>
          </table:table-cell>
          <table:table-cell office:value-type="float" office:value="10.605711999999999" table:style-name="ce80">
            <text:p>10.6</text:p>
          </table:table-cell>
          <table:table-cell office:value-type="float" office:value="22.960064000000003" table:style-name="ce80">
            <text:p>23.0</text:p>
          </table:table-cell>
          <table:table-cell table:style-name="ce80"/>
          <table:table-cell office:value-type="float" office:value="20.926895000000002" table:style-name="ce80">
            <text:p>20.9</text:p>
          </table:table-cell>
          <table:table-cell table:style-name="ce80"/>
          <table:table-cell office:value-type="float" office:value="14.713113000000002" table:style-name="ce80">
            <text:p>14.7</text:p>
          </table:table-cell>
          <table:table-cell table:style-name="ce80"/>
          <table:table-cell office:value-type="float" office:value="24.359405000000006" table:style-name="ce80">
            <text:p>24.4</text:p>
          </table:table-cell>
          <table:table-cell table:style-name="ce82"/>
          <table:table-cell office:value-type="float" office:value="17.505300000000005" table:style-name="ce80">
            <text:p>17.5</text:p>
          </table:table-cell>
          <table:table-cell table:style-name="ce91"/>
          <table:table-cell table:style-name="ce65"/>
          <table:table-cell table:style-name="ce83"/>
          <table:table-cell table:style-name="ce84"/>
          <table:table-cell table:number-columns-repeated="16350"/>
        </table:table-row>
        <table:table-row table:style-name="ro11">
          <table:table-cell table:style-name="ce66"/>
          <table:table-cell office:value-type="string" table:style-name="ce65">
            <text:p>Other Molluscs</text:p>
          </table:table-cell>
          <table:table-cell table:number-columns-repeated="2" table:style-name="ce65"/>
          <table:table-cell office:value-type="float" office:value="4.8433280000000067" table:style-name="ce80">
            <text:p>4.8</text:p>
          </table:table-cell>
          <table:table-cell office:value-type="float" office:value="6.1544189999999999" table:style-name="ce80">
            <text:p>6.2</text:p>
          </table:table-cell>
          <table:table-cell office:value-type="float" office:value="5.3950149999999981" table:style-name="ce80">
            <text:p>5.4</text:p>
          </table:table-cell>
          <table:table-cell table:style-name="ce80"/>
          <table:table-cell office:value-type="float" office:value="7.968951999999998" table:style-name="ce80">
            <text:p>8.0</text:p>
          </table:table-cell>
          <table:table-cell table:style-name="ce80"/>
          <table:table-cell office:value-type="float" office:value="10.481748999999999" table:style-name="ce80">
            <text:p>10.5</text:p>
          </table:table-cell>
          <table:table-cell table:style-name="ce80"/>
          <table:table-cell office:value-type="float" office:value="8.6072790000000001" table:style-name="ce80">
            <text:p>8.6</text:p>
          </table:table-cell>
          <table:table-cell table:style-name="ce80"/>
          <table:table-cell office:value-type="float" office:value="8.9768259999999955" table:style-name="ce80">
            <text:p>9.0</text:p>
          </table:table-cell>
          <table:table-cell table:style-name="ce82"/>
          <table:table-cell office:value-type="float" office:value="9.1117910000000073" table:style-name="ce80">
            <text:p>9.1</text:p>
          </table:table-cell>
          <table:table-cell table:style-name="ce80"/>
          <table:table-cell office:value-type="float" office:value="14.079986999999992" table:style-name="ce80">
            <text:p>14.1</text:p>
          </table:table-cell>
          <table:table-cell office:value-type="float" office:value="18.856588000000016" table:style-name="ce80">
            <text:p>18.9</text:p>
          </table:table-cell>
          <table:table-cell office:value-type="float" office:value="17.905418999999988" table:style-name="ce80">
            <text:p>17.9</text:p>
          </table:table-cell>
          <table:table-cell office:value-type="float" office:value="25.133213999999995" table:style-name="ce80">
            <text:p>25.1</text:p>
          </table:table-cell>
          <table:table-cell table:style-name="ce80"/>
          <table:table-cell office:value-type="float" office:value="36.251748999999982" table:style-name="ce80">
            <text:p>36.3</text:p>
          </table:table-cell>
          <table:table-cell table:style-name="ce80"/>
          <table:table-cell office:value-type="float" office:value="32.692581999999987" table:style-name="ce80">
            <text:p>32.7</text:p>
          </table:table-cell>
          <table:table-cell table:style-name="ce80"/>
          <table:table-cell office:value-type="float" office:value="35.110056" table:style-name="ce80">
            <text:p>35.1</text:p>
          </table:table-cell>
          <table:table-cell office:value-type="string" table:style-name="ce82">
            <text:p>R</text:p>
          </table:table-cell>
          <table:table-cell office:value-type="float" office:value="38.965537000000019" table:style-name="ce80">
            <text:p>39.0</text:p>
          </table:table-cell>
          <table:table-cell table:style-name="ce91"/>
          <table:table-cell table:style-name="ce65"/>
          <table:table-cell table:number-columns-repeated="2" table:style-name="ce83"/>
          <table:table-cell table:number-columns-repeated="16350"/>
        </table:table-row>
        <table:table-row table:style-name="ro11">
          <table:table-cell table:style-name="ce86"/>
          <table:table-cell office:value-type="string" table:style-name="ce86">
            <text:p>Total</text:p>
          </table:table-cell>
          <table:table-cell table:number-columns-repeated="2" table:style-name="ce87"/>
          <table:table-cell office:value-type="float" office:value="114.94705000000008" table:style-name="ce88">
            <text:p>114.9</text:p>
          </table:table-cell>
          <table:table-cell office:value-type="float" office:value="123.29397899999999" table:style-name="ce88">
            <text:p>123.3</text:p>
          </table:table-cell>
          <table:table-cell office:value-type="float" office:value="116.154786" table:style-name="ce88">
            <text:p>116.2</text:p>
          </table:table-cell>
          <table:table-cell table:style-name="ce89"/>
          <table:table-cell office:value-type="float" office:value="110.29633999999999" table:style-name="ce88">
            <text:p>110.3</text:p>
          </table:table-cell>
          <table:table-cell table:style-name="ce88"/>
          <table:table-cell office:value-type="float" office:value="118.30999999999999" table:style-name="ce88">
            <text:p>118.3</text:p>
          </table:table-cell>
          <table:table-cell table:style-name="ce88"/>
          <table:table-cell office:value-type="float" office:value="113.64481100000003" table:style-name="ce88">
            <text:p>113.6</text:p>
          </table:table-cell>
          <table:table-cell table:style-name="ce88"/>
          <table:table-cell office:value-type="float" office:value="114.52586399999996" table:style-name="ce88">
            <text:p>114.5</text:p>
          </table:table-cell>
          <table:table-cell office:value-type="string" table:style-name="ce90">
            <text:p>R</text:p>
          </table:table-cell>
          <table:table-cell office:value-type="float" office:value="128.253861" table:style-name="ce88">
            <text:p>128.3</text:p>
          </table:table-cell>
          <table:table-cell table:style-name="ce88"/>
          <table:table-cell office:value-type="float" office:value="502.06405699999925" table:style-name="ce88">
            <text:p>502.1</text:p>
          </table:table-cell>
          <table:table-cell office:value-type="float" office:value="656.24565200000006" table:style-name="ce88">
            <text:p>656.2</text:p>
          </table:table-cell>
          <table:table-cell office:value-type="float" office:value="622.83242199999972" table:style-name="ce88">
            <text:p>622.8</text:p>
          </table:table-cell>
          <table:table-cell office:value-type="float" office:value="762.14804399999946" table:style-name="ce88">
            <text:p>762.1</text:p>
          </table:table-cell>
          <table:table-cell table:style-name="ce88"/>
          <table:table-cell office:value-type="float" office:value="845.93377599999985" table:style-name="ce88">
            <text:p>845.9</text:p>
          </table:table-cell>
          <table:table-cell table:style-name="ce88"/>
          <table:table-cell office:value-type="float" office:value="867.963391" table:style-name="ce88">
            <text:p>868.0</text:p>
          </table:table-cell>
          <table:table-cell table:style-name="ce88"/>
          <table:table-cell office:value-type="float" office:value="830.06423299999983" table:style-name="ce88">
            <text:p>830.1</text:p>
          </table:table-cell>
          <table:table-cell office:value-type="string" table:style-name="ce90">
            <text:p>R</text:p>
          </table:table-cell>
          <table:table-cell office:value-type="float" office:value="832.66149499999983" table:style-name="ce88">
            <text:p>832.7</text:p>
          </table:table-cell>
          <table:table-cell table:style-name="ce91"/>
          <table:table-cell table:style-name="ce66"/>
          <table:table-cell table:number-columns-repeated="2" table:style-name="ce83"/>
          <table:table-cell table:number-columns-repeated="16350"/>
        </table:table-row>
        <table:table-row table:style-name="ro11">
          <table:table-cell table:number-columns-repeated="2" table:style-name="ce66"/>
          <table:table-cell table:number-columns-repeated="2" table:style-name="ce65"/>
          <table:table-cell table:number-columns-repeated="6" table:style-name="ce88"/>
          <table:table-cell table:number-columns-repeated="4" table:style-name="ce76"/>
          <table:table-cell table:style-name="ce80"/>
          <table:table-cell table:style-name="ce82"/>
          <table:table-cell table:style-name="ce80"/>
          <table:table-cell table:style-name="ce76"/>
          <table:table-cell table:number-columns-repeated="10" table:style-name="ce80"/>
          <table:table-cell table:style-name="ce82"/>
          <table:table-cell table:style-name="ce80"/>
          <table:table-cell table:style-name="ce63"/>
          <table:table-cell table:style-name="ce66"/>
          <table:table-cell table:number-columns-repeated="2" table:style-name="ce83"/>
          <table:table-cell table:number-columns-repeated="16350"/>
        </table:table-row>
        <table:table-row table:style-name="ro11">
          <table:table-cell office:value-type="string" table:style-name="ce86">
            <text:p>Total Imports of Fish</text:p>
          </table:table-cell>
          <table:table-cell table:number-columns-repeated="3" table:style-name="ce87"/>
          <table:table-cell office:value-type="float" office:value="720.62428400000033" table:style-name="ce93">
            <text:p>720.6</text:p>
          </table:table-cell>
          <table:table-cell office:value-type="float" office:value="720.23795300000018" table:style-name="ce93">
            <text:p>720.2</text:p>
          </table:table-cell>
          <table:table-cell office:value-type="float" office:value="754.53816000000006" table:style-name="ce93">
            <text:p>754.5</text:p>
          </table:table-cell>
          <table:table-cell table:style-name="ce89"/>
          <table:table-cell office:value-type="float" office:value="680.44977400000005" table:style-name="ce93">
            <text:p>680.4</text:p>
          </table:table-cell>
          <table:table-cell table:style-name="ce93"/>
          <table:table-cell office:value-type="float" office:value="729.18474400000002" table:style-name="ce88">
            <text:p>729.2</text:p>
          </table:table-cell>
          <table:table-cell table:style-name="ce88"/>
          <table:table-cell office:value-type="float" office:value="704.18441400000006" table:style-name="ce88">
            <text:p>704.2</text:p>
          </table:table-cell>
          <table:table-cell table:style-name="ce88"/>
          <table:table-cell office:value-type="float" office:value="674.01316200000019" table:style-name="ce88">
            <text:p>674.0</text:p>
          </table:table-cell>
          <table:table-cell office:value-type="string" table:style-name="ce90">
            <text:p>R</text:p>
          </table:table-cell>
          <table:table-cell office:value-type="float" office:value="720.95179499999995" table:style-name="ce88">
            <text:p>721.0</text:p>
          </table:table-cell>
          <table:table-cell table:style-name="ce88"/>
          <table:table-cell office:value-type="float" office:value="2177.158684999999" table:style-name="ce88">
            <text:p>2,177.2</text:p>
          </table:table-cell>
          <table:table-cell office:value-type="float" office:value="2558.6201070000002" table:style-name="ce88">
            <text:p>2,558.6</text:p>
          </table:table-cell>
          <table:table-cell office:value-type="float" office:value="2569.9964219999993" table:style-name="ce88">
            <text:p>2,570.0</text:p>
          </table:table-cell>
          <table:table-cell office:value-type="float" office:value="2671.6208039999997" table:style-name="ce88">
            <text:p>2,671.6</text:p>
          </table:table-cell>
          <table:table-cell table:style-name="ce88"/>
          <table:table-cell office:value-type="float" office:value="3069.2533289999997" table:style-name="ce88">
            <text:p>3,069.3</text:p>
          </table:table-cell>
          <table:table-cell table:style-name="ce88"/>
          <table:table-cell office:value-type="float" office:value="3197.186025" table:style-name="ce88">
            <text:p>3,197.2</text:p>
          </table:table-cell>
          <table:table-cell table:style-name="ce88"/>
          <table:table-cell office:value-type="float" office:value="3192.8326740000002" table:style-name="ce88">
            <text:p>3,192.8</text:p>
          </table:table-cell>
          <table:table-cell office:value-type="string" table:style-name="ce90">
            <text:p>R</text:p>
          </table:table-cell>
          <table:table-cell office:value-type="float" office:value="3457.2909109999996" table:style-name="ce88">
            <text:p>3,457.3</text:p>
          </table:table-cell>
          <table:table-cell table:style-name="ce63"/>
          <table:table-cell table:style-name="ce65"/>
          <table:table-cell table:number-columns-repeated="2" table:style-name="ce83"/>
          <table:table-cell table:number-columns-repeated="16350"/>
        </table:table-row>
        <table:table-row table:style-name="ro11">
          <table:table-cell office:value-type="string" table:style-name="ce66">
            <text:p>Fish Products</text:p>
          </table:table-cell>
          <table:table-cell table:number-columns-repeated="3" table:style-name="ce66"/>
          <table:table-cell table:number-columns-repeated="11" table:style-name="ce80"/>
          <table:table-cell table:style-name="ce82"/>
          <table:table-cell table:number-columns-repeated="12" table:style-name="ce80"/>
          <table:table-cell table:style-name="ce82"/>
          <table:table-cell table:style-name="ce80"/>
          <table:table-cell table:style-name="ce63"/>
          <table:table-cell table:style-name="ce66"/>
          <table:table-cell table:number-columns-repeated="2" table:style-name="ce83"/>
          <table:table-cell table:number-columns-repeated="16350"/>
        </table:table-row>
        <table:table-row table:style-name="ro11">
          <table:table-cell table:number-columns-repeated="4" table:style-name="ce65"/>
          <table:table-cell table:number-columns-repeated="10" table:style-name="ce80"/>
          <table:table-cell table:style-name="ce76"/>
          <table:table-cell table:style-name="ce82"/>
          <table:table-cell table:style-name="ce76"/>
          <table:table-cell table:style-name="ce80"/>
          <table:table-cell table:number-columns-repeated="10" table:style-name="ce76"/>
          <table:table-cell table:style-name="ce82"/>
          <table:table-cell table:style-name="ce76"/>
          <table:table-cell table:style-name="ce63"/>
          <table:table-cell table:style-name="ce65"/>
          <table:table-cell table:number-columns-repeated="2" table:style-name="ce83"/>
          <table:table-cell table:number-columns-repeated="16350" table:style-name="ce66"/>
        </table:table-row>
        <table:table-row table:style-name="ro11">
          <table:table-cell table:style-name="ce65"/>
          <table:table-cell office:value-type="string" table:style-name="ce65">
            <text:p>Meals and Flours</text:p>
          </table:table-cell>
          <table:table-cell table:number-columns-repeated="2" table:style-name="ce65"/>
          <table:table-cell office:value-type="float" office:value="114.52996099999994" table:style-name="ce80">
            <text:p>114.5</text:p>
          </table:table-cell>
          <table:table-cell office:value-type="float" office:value="84.126221999999999" table:style-name="ce80">
            <text:p>84.1</text:p>
          </table:table-cell>
          <table:table-cell office:value-type="float" office:value="74.295554999999993" table:style-name="ce80">
            <text:p>74.3</text:p>
          </table:table-cell>
          <table:table-cell table:style-name="ce81"/>
          <table:table-cell office:value-type="float" office:value="63.375169999999997" table:style-name="ce80">
            <text:p>63.4</text:p>
          </table:table-cell>
          <table:table-cell table:style-name="ce80"/>
          <table:table-cell office:value-type="float" office:value="77.499798999999996" table:style-name="ce80">
            <text:p>77.5</text:p>
          </table:table-cell>
          <table:table-cell table:style-name="ce80"/>
          <table:table-cell office:value-type="float" office:value="83.090823999999984" table:style-name="ce80">
            <text:p>83.1</text:p>
          </table:table-cell>
          <table:table-cell table:style-name="ce80"/>
          <table:table-cell office:value-type="float" office:value="95.243863999999959" table:style-name="ce80">
            <text:p>95.2</text:p>
          </table:table-cell>
          <table:table-cell office:value-type="string" table:style-name="ce82">
            <text:p>R</text:p>
          </table:table-cell>
          <table:table-cell office:value-type="float" office:value="107.88303500000001" table:style-name="ce80">
            <text:p>107.9</text:p>
          </table:table-cell>
          <table:table-cell table:style-name="ce80"/>
          <table:table-cell office:value-type="float" office:value="76.589347000000004" table:style-name="ce80">
            <text:p>76.6</text:p>
          </table:table-cell>
          <table:table-cell office:value-type="float" office:value="84.564880000000002" table:style-name="ce80">
            <text:p>84.6</text:p>
          </table:table-cell>
          <table:table-cell office:value-type="float" office:value="72.743661000000003" table:style-name="ce80">
            <text:p>72.7</text:p>
          </table:table-cell>
          <table:table-cell office:value-type="float" office:value="70.532259999999994" table:style-name="ce80">
            <text:p>70.5</text:p>
          </table:table-cell>
          <table:table-cell table:style-name="ce80"/>
          <table:table-cell office:value-type="float" office:value="97.803739000000007" table:style-name="ce80">
            <text:p>97.8</text:p>
          </table:table-cell>
          <table:table-cell table:style-name="ce80"/>
          <table:table-cell office:value-type="float" office:value="95.731346000000016" table:style-name="ce80">
            <text:p>95.7</text:p>
          </table:table-cell>
          <table:table-cell table:style-name="ce80"/>
          <table:table-cell office:value-type="float" office:value="118.02575400000001" table:style-name="ce80">
            <text:p>118.0</text:p>
          </table:table-cell>
          <table:table-cell office:value-type="string" table:style-name="ce82">
            <text:p>R</text:p>
          </table:table-cell>
          <table:table-cell office:value-type="float" office:value="139.98812199999998" table:style-name="ce80">
            <text:p>140.0</text:p>
          </table:table-cell>
          <table:table-cell table:style-name="ce63"/>
          <table:table-cell table:style-name="ce65"/>
          <table:table-cell table:number-columns-repeated="2" table:style-name="ce83"/>
          <table:table-cell table:number-columns-repeated="16350"/>
        </table:table-row>
        <table:table-row table:style-name="ro11">
          <table:table-cell table:style-name="ce65"/>
          <table:table-cell office:value-type="string" table:style-name="ce65">
            <text:p>Oils</text:p>
          </table:table-cell>
          <table:table-cell table:number-columns-repeated="2" table:style-name="ce65"/>
          <table:table-cell office:value-type="float" office:value="47.618545999999952" table:style-name="ce80">
            <text:p>47.6</text:p>
          </table:table-cell>
          <table:table-cell office:value-type="float" office:value="22.573264000000002" table:style-name="ce80">
            <text:p>22.6</text:p>
          </table:table-cell>
          <table:table-cell office:value-type="float" office:value="26.838921999999997" table:style-name="ce80">
            <text:p>26.8</text:p>
          </table:table-cell>
          <table:table-cell table:style-name="ce81"/>
          <table:table-cell office:value-type="float" office:value="29.004375000000003" table:style-name="ce80">
            <text:p>29.0</text:p>
          </table:table-cell>
          <table:table-cell table:style-name="ce80"/>
          <table:table-cell office:value-type="float" office:value="22.420536999999992" table:style-name="ce80">
            <text:p>22.4</text:p>
          </table:table-cell>
          <table:table-cell table:style-name="ce80"/>
          <table:table-cell office:value-type="float" office:value="21.239087000000001" table:style-name="ce80">
            <text:p>21.2</text:p>
          </table:table-cell>
          <table:table-cell table:style-name="ce80"/>
          <table:table-cell office:value-type="float" office:value="27.457398000000001" table:style-name="ce80">
            <text:p>27.5</text:p>
          </table:table-cell>
          <table:table-cell table:style-name="ce82"/>
          <table:table-cell office:value-type="float" office:value="25.455168999999998" table:style-name="ce80">
            <text:p>25.5</text:p>
          </table:table-cell>
          <table:table-cell table:style-name="ce80"/>
          <table:table-cell office:value-type="float" office:value="42.954186999999962" table:style-name="ce80">
            <text:p>43.0</text:p>
          </table:table-cell>
          <table:table-cell office:value-type="float" office:value="31.452843999999999" table:style-name="ce80">
            <text:p>31.5</text:p>
          </table:table-cell>
          <table:table-cell office:value-type="float" office:value="38.762533000000005" table:style-name="ce80">
            <text:p>38.8</text:p>
          </table:table-cell>
          <table:table-cell office:value-type="float" office:value="41.138860000000001" table:style-name="ce80">
            <text:p>41.1</text:p>
          </table:table-cell>
          <table:table-cell table:style-name="ce80"/>
          <table:table-cell office:value-type="float" office:value="47.791605000000004" table:style-name="ce80">
            <text:p>47.8</text:p>
          </table:table-cell>
          <table:table-cell table:style-name="ce80"/>
          <table:table-cell office:value-type="float" office:value="38.69595300000001" table:style-name="ce80">
            <text:p>38.7</text:p>
          </table:table-cell>
          <table:table-cell table:style-name="ce80"/>
          <table:table-cell office:value-type="float" office:value="41.538507999999993" table:style-name="ce80">
            <text:p>41.5</text:p>
          </table:table-cell>
          <table:table-cell office:value-type="string" table:style-name="ce82">
            <text:p>R</text:p>
          </table:table-cell>
          <table:table-cell office:value-type="float" office:value="37.519003000000005" table:style-name="ce80">
            <text:p>37.5</text:p>
          </table:table-cell>
          <table:table-cell table:style-name="ce63"/>
          <table:table-cell table:style-name="ce65"/>
          <table:table-cell table:number-columns-repeated="2" table:style-name="ce83"/>
          <table:table-cell table:number-columns-repeated="16350"/>
        </table:table-row>
        <table:table-row table:style-name="ro11">
          <table:table-cell table:style-name="ce86"/>
          <table:table-cell office:value-type="string" table:style-name="ce86">
            <text:p>Total</text:p>
          </table:table-cell>
          <table:table-cell table:number-columns-repeated="2" table:style-name="ce87"/>
          <table:table-cell office:value-type="float" office:value="162.14850699999988" table:style-name="ce88">
            <text:p>162.1</text:p>
          </table:table-cell>
          <table:table-cell office:value-type="float" office:value="106.69948600000001" table:style-name="ce88">
            <text:p>106.7</text:p>
          </table:table-cell>
          <table:table-cell office:value-type="float" office:value="101.13447699999999" table:style-name="ce88">
            <text:p>101.1</text:p>
          </table:table-cell>
          <table:table-cell table:style-name="ce89"/>
          <table:table-cell office:value-type="float" office:value="92.379545000000007" table:style-name="ce88">
            <text:p>92.4</text:p>
          </table:table-cell>
          <table:table-cell table:style-name="ce88"/>
          <table:table-cell office:value-type="float" office:value="99.920335999999992" table:style-name="ce88">
            <text:p>99.9</text:p>
          </table:table-cell>
          <table:table-cell table:style-name="ce88"/>
          <table:table-cell office:value-type="float" office:value="104.32991099999998" table:style-name="ce88">
            <text:p>104.3</text:p>
          </table:table-cell>
          <table:table-cell table:style-name="ce88"/>
          <table:table-cell office:value-type="float" office:value="122.70126199999996" table:style-name="ce88">
            <text:p>122.7</text:p>
          </table:table-cell>
          <table:table-cell table:style-name="ce90"/>
          <table:table-cell office:value-type="float" office:value="133.33820400000002" table:style-name="ce88">
            <text:p>133.3</text:p>
          </table:table-cell>
          <table:table-cell table:style-name="ce88"/>
          <table:table-cell office:value-type="float" office:value="119.54353399999997" table:style-name="ce88">
            <text:p>119.5</text:p>
          </table:table-cell>
          <table:table-cell office:value-type="float" office:value="116.017724" table:style-name="ce88">
            <text:p>116.0</text:p>
          </table:table-cell>
          <table:table-cell office:value-type="float" office:value="111.50619400000001" table:style-name="ce88">
            <text:p>111.5</text:p>
          </table:table-cell>
          <table:table-cell office:value-type="float" office:value="111.67112" table:style-name="ce88">
            <text:p>111.7</text:p>
          </table:table-cell>
          <table:table-cell table:style-name="ce88"/>
          <table:table-cell office:value-type="float" office:value="145.59534400000001" table:style-name="ce88">
            <text:p>145.6</text:p>
          </table:table-cell>
          <table:table-cell table:style-name="ce88"/>
          <table:table-cell office:value-type="float" office:value="134.42729900000003" table:style-name="ce88">
            <text:p>134.4</text:p>
          </table:table-cell>
          <table:table-cell table:style-name="ce88"/>
          <table:table-cell office:value-type="float" office:value="159.56426199999999" table:style-name="ce88">
            <text:p>159.6</text:p>
          </table:table-cell>
          <table:table-cell table:style-name="ce90"/>
          <table:table-cell office:value-type="float" office:value="177.50712499999997" table:style-name="ce88">
            <text:p>177.5</text:p>
          </table:table-cell>
          <table:table-cell table:style-name="ce63"/>
          <table:table-cell table:style-name="ce64"/>
          <table:table-cell table:number-columns-repeated="2" table:style-name="ce83"/>
          <table:table-cell table:number-columns-repeated="16350"/>
        </table:table-row>
        <table:table-row table:style-name="ro11">
          <table:table-cell table:number-columns-repeated="2" table:style-name="ce66"/>
          <table:table-cell table:number-columns-repeated="2" table:style-name="ce65"/>
          <table:table-cell table:number-columns-repeated="10" table:style-name="ce76"/>
          <table:table-cell table:style-name="ce80"/>
          <table:table-cell table:style-name="ce82"/>
          <table:table-cell table:style-name="ce80"/>
          <table:table-cell table:style-name="ce76"/>
          <table:table-cell table:number-columns-repeated="4" table:style-name="ce80"/>
          <table:table-cell table:style-name="ce94"/>
          <table:table-cell table:number-columns-repeated="5" table:style-name="ce80"/>
          <table:table-cell table:style-name="ce82"/>
          <table:table-cell table:style-name="ce80"/>
          <table:table-cell table:style-name="ce63"/>
          <table:table-cell table:style-name="ce64"/>
          <table:table-cell table:number-columns-repeated="2" table:style-name="ce83"/>
          <table:table-cell table:number-columns-repeated="16350"/>
        </table:table-row>
        <table:table-row table:style-name="ro11">
          <table:table-cell office:value-type="string" table:style-name="ce66">
            <text:p>Total Imports</text:p>
          </table:table-cell>
          <table:table-cell table:style-name="ce66"/>
          <table:table-cell table:style-name="ce65"/>
          <table:table-cell table:style-name="ce66"/>
          <table:table-cell table:number-columns-repeated="11" table:style-name="ce80"/>
          <table:table-cell table:style-name="ce82"/>
          <table:table-cell table:number-columns-repeated="12" table:style-name="ce80"/>
          <table:table-cell table:style-name="ce82"/>
          <table:table-cell table:style-name="ce80"/>
          <table:table-cell table:style-name="ce63"/>
          <table:table-cell table:style-name="ce64"/>
          <table:table-cell table:number-columns-repeated="2" table:style-name="ce83"/>
          <table:table-cell table:number-columns-repeated="16350"/>
        </table:table-row>
        <table:table-row table:style-name="ro11">
          <table:table-cell office:value-type="string" table:style-name="ce95">
            <text:p>(inc. fish products)</text:p>
          </table:table-cell>
          <table:table-cell table:style-name="ce95"/>
          <table:table-cell table:style-name="ce59"/>
          <table:table-cell table:style-name="ce95"/>
          <table:table-cell office:value-type="float" office:value="882.77279100000021" table:style-name="ce96">
            <text:p>882.8</text:p>
          </table:table-cell>
          <table:table-cell office:value-type="float" office:value="826.93743900000015" table:style-name="ce96">
            <text:p>826.9</text:p>
          </table:table-cell>
          <table:table-cell office:value-type="float" office:value="855.67263700000012" table:style-name="ce96">
            <text:p>855.7</text:p>
          </table:table-cell>
          <table:table-cell table:style-name="ce97"/>
          <table:table-cell office:value-type="float" office:value="772.82931900000005" table:style-name="ce96">
            <text:p>772.8</text:p>
          </table:table-cell>
          <table:table-cell table:style-name="ce96"/>
          <table:table-cell office:value-type="float" office:value="829.10508000000004" table:style-name="ce96">
            <text:p>829.1</text:p>
          </table:table-cell>
          <table:table-cell table:style-name="ce96"/>
          <table:table-cell office:value-type="float" office:value="808.5143250000001" table:style-name="ce96">
            <text:p>808.5</text:p>
          </table:table-cell>
          <table:table-cell table:style-name="ce96"/>
          <table:table-cell office:value-type="float" office:value="796.71442400000012" table:style-name="ce96">
            <text:p>796.7</text:p>
          </table:table-cell>
          <table:table-cell office:value-type="string" table:style-name="ce98">
            <text:p>R</text:p>
          </table:table-cell>
          <table:table-cell office:value-type="float" office:value="854.28999899999997" table:style-name="ce96">
            <text:p>854.3</text:p>
          </table:table-cell>
          <table:table-cell table:style-name="ce96"/>
          <table:table-cell office:value-type="float" office:value="2296.7022189999989" table:style-name="ce96">
            <text:p>2,296.7</text:p>
          </table:table-cell>
          <table:table-cell office:value-type="float" office:value="2674.637831" table:style-name="ce96">
            <text:p>2,674.6</text:p>
          </table:table-cell>
          <table:table-cell office:value-type="float" office:value="2681.5026159999998" table:style-name="ce96">
            <text:p>2,681.5</text:p>
          </table:table-cell>
          <table:table-cell office:value-type="float" office:value="2783.2919239999997" table:style-name="ce96">
            <text:p>2,783.3</text:p>
          </table:table-cell>
          <table:table-cell table:style-name="ce96"/>
          <table:table-cell office:value-type="float" office:value="3214.8486729999995" table:style-name="ce96">
            <text:p>3,214.8</text:p>
          </table:table-cell>
          <table:table-cell table:style-name="ce96"/>
          <table:table-cell office:value-type="float" office:value="3331.6133239999999" table:style-name="ce96">
            <text:p>3,331.6</text:p>
          </table:table-cell>
          <table:table-cell table:style-name="ce96"/>
          <table:table-cell office:value-type="float" office:value="3352.3969360000001" table:style-name="ce96">
            <text:p>3,352.4</text:p>
          </table:table-cell>
          <table:table-cell office:value-type="string" table:style-name="ce98">
            <text:p>R</text:p>
          </table:table-cell>
          <table:table-cell office:value-type="float" office:value="3634.7980359999997" table:style-name="ce96">
            <text:p>3,634.8</text:p>
          </table:table-cell>
          <table:table-cell table:style-name="ce63"/>
          <table:table-cell table:style-name="ce64"/>
          <table:table-cell table:number-columns-repeated="2" table:style-name="ce83"/>
          <table:table-cell table:number-columns-repeated="16350"/>
        </table:table-row>
        <table:table-row table:style-name="ro11">
          <table:table-cell office:value-type="string" table:style-name="ce65">
            <text:p>Source: <text:s/>H.M. Revenue and Customs</text:p>
          </table:table-cell>
          <table:table-cell table:number-columns-repeated="3" table:style-name="ce65"/>
          <table:table-cell table:number-columns-repeated="18" table:style-name="ce80"/>
          <table:table-cell table:number-columns-repeated="2" table:style-name="ce68"/>
          <table:table-cell table:number-columns-repeated="6" table:style-name="ce80"/>
          <table:table-cell table:style-name="ce63"/>
          <table:table-cell table:style-name="ce64"/>
          <table:table-cell table:number-columns-repeated="16352" table:style-name="ce65"/>
        </table:table-row>
        <table:table-row table:style-name="ro11">
          <table:table-cell table:number-columns-repeated="4" table:style-name="ce65"/>
          <table:table-cell table:number-columns-repeated="13" table:style-name="ce80"/>
          <table:table-cell table:number-columns-repeated="2" table:style-name="ce99"/>
          <table:table-cell table:style-name="ce65"/>
          <table:table-cell table:style-name="ce99"/>
          <table:table-cell table:style-name="ce80"/>
          <table:table-cell table:style-name="ce99"/>
          <table:table-cell table:number-columns-repeated="7" table:style-name="ce80"/>
          <table:table-cell table:style-name="ce63"/>
          <table:table-cell table:style-name="ce64"/>
          <table:table-cell table:number-columns-repeated="16352" table:style-name="ce65"/>
        </table:table-row>
        <table:table-row table:style-name="ro11">
          <table:table-cell office:value-type="string" table:style-name="ce100">
            <text:p>(a) 2019 data are provisional.</text:p>
          </table:table-cell>
          <table:table-cell table:style-name="ce100"/>
          <table:table-cell table:number-columns-repeated="2" table:style-name="ce65"/>
          <table:table-cell table:number-columns-repeated="26" table:style-name="ce80"/>
          <table:table-cell table:style-name="ce63"/>
          <table:table-cell table:style-name="ce64"/>
          <table:table-cell table:number-columns-repeated="16352" table:style-name="ce65"/>
        </table:table-row>
        <table:table-row table:style-name="ro11">
          <table:table-cell office:value-type="string" table:style-name="ce65">
            <text:p>(b) Freshwater species.</text:p>
          </table:table-cell>
          <table:table-cell table:number-columns-repeated="3" table:style-name="ce65"/>
          <table:table-cell table:number-columns-repeated="26" table:style-name="ce80"/>
          <table:table-cell table:style-name="ce63"/>
          <table:table-cell table:style-name="ce64"/>
          <table:table-cell table:number-columns-repeated="16352" table:style-name="ce65"/>
        </table:table-row>
        <table:table-row table:style-name="ro11">
          <table:table-cell office:value-type="string" table:style-name="ce65">
            <text:p>(c) Includes other freshwater species.</text:p>
          </table:table-cell>
          <table:table-cell table:number-columns-repeated="2" table:style-name="ce65"/>
          <table:table-cell table:number-columns-repeated="2" table:style-name="ce80"/>
          <table:table-cell table:number-columns-repeated="9" table:style-name="ce77"/>
          <table:table-cell table:number-columns-repeated="3" table:style-name="ce76"/>
          <table:table-cell table:number-columns-repeated="2" table:style-name="ce77"/>
          <table:table-cell table:number-columns-repeated="11" table:style-name="ce76"/>
          <table:table-cell table:style-name="ce63"/>
          <table:table-cell table:style-name="ce64"/>
          <table:table-cell table:number-columns-repeated="16352" table:style-name="ce66"/>
        </table:table-row>
        <table:table-row table:style-name="ro11">
          <table:table-cell table:number-columns-repeated="4" table:style-name="ce66"/>
          <table:table-cell table:number-columns-repeated="10" table:style-name="ce77"/>
          <table:table-cell table:number-columns-repeated="3" table:style-name="ce80"/>
          <table:table-cell table:number-columns-repeated="2" table:style-name="ce77"/>
          <table:table-cell table:number-columns-repeated="11" table:style-name="ce80"/>
          <table:table-cell table:style-name="ce63"/>
          <table:table-cell table:style-name="ce64"/>
          <table:table-cell table:number-columns-repeated="16352" table:style-name="ce66"/>
        </table:table-row>
        <table:table-row table:style-name="ro11">
          <table:table-cell table:number-columns-repeated="4" table:style-name="ce66"/>
          <table:table-cell table:number-columns-repeated="10" table:style-name="ce77"/>
          <table:table-cell table:number-columns-repeated="3" table:style-name="ce76"/>
          <table:table-cell table:number-columns-repeated="2" table:style-name="ce77"/>
          <table:table-cell table:number-columns-repeated="11" table:style-name="ce76"/>
          <table:table-cell table:style-name="ce63"/>
          <table:table-cell table:style-name="ce64"/>
          <table:table-cell table:number-columns-repeated="16352" table:style-name="ce66"/>
        </table:table-row>
        <table:table-row table:style-name="ro11">
          <table:table-cell table:style-name="ce101"/>
          <table:table-cell table:number-columns-repeated="3" table:style-name="ce65"/>
          <table:table-cell table:number-columns-repeated="10" table:style-name="ce80"/>
          <table:table-cell table:number-columns-repeated="3" table:style-name="ce62"/>
          <table:table-cell table:number-columns-repeated="2" table:style-name="ce80"/>
          <table:table-cell table:number-columns-repeated="11" table:style-name="ce62"/>
          <table:table-cell table:style-name="ce63"/>
          <table:table-cell table:style-name="ce64"/>
          <table:table-cell table:number-columns-repeated="16352" table:style-name="ce65"/>
        </table:table-row>
        <table:table-row table:number-rows-repeated="4" table:style-name="ro11">
          <table:table-cell table:number-columns-repeated="16384"/>
        </table:table-row>
        <table:table-row table:style-name="ro7">
          <table:table-cell table:style-name="ce102"/>
          <table:table-cell table:number-columns-repeated="3" table:style-name="ce103"/>
          <table:table-cell table:number-columns-repeated="5" table:style-name="ce104"/>
          <table:table-cell table:number-columns-repeated="5" table:style-name="ce105"/>
          <table:table-cell table:number-columns-repeated="3" table:style-name="ce106"/>
          <table:table-cell table:style-name="ce105"/>
          <table:table-cell table:style-name="ce104"/>
          <table:table-cell table:number-columns-repeated="11" table:style-name="ce106"/>
          <table:table-cell table:style-name="ce107"/>
          <table:table-cell table:number-columns-repeated="16353" table:style-name="ce103"/>
        </table:table-row>
        <table:table-row table:number-rows-repeated="1048513" table:style-name="ro11">
          <table:table-cell table:number-columns-repeated="16384"/>
        </table:table-row>
        <table:named-expressions>
          <table:named-range table:name="Print_Area" table:cell-range-address="Table_4_2.$A$1:Table_4_2.$AD$55" table:base-cell-address="Table_4_2.$A$1"/>
        </table:named-expressions>
      </table:table>
      <table:table table:name="Table_4_2a_-_Quantity" table:style-name="ta4">
        <table:table-column table:style-name="co20" table:default-cell-style-name="ce112"/>
        <table:table-column table:style-name="co21" table:default-cell-style-name="ce112"/>
        <table:table-column table:style-name="co22" table:default-cell-style-name="ce112"/>
        <table:table-column table:style-name="co8" table:default-cell-style-name="ce112"/>
        <table:table-column table:style-name="co16" table:default-cell-style-name="ce112"/>
        <table:table-column table:style-name="co22" table:default-cell-style-name="ce112"/>
        <table:table-column table:style-name="co8" table:default-cell-style-name="ce112"/>
        <table:table-column table:style-name="co16" table:default-cell-style-name="ce112"/>
        <table:table-column table:style-name="co22" table:default-cell-style-name="ce112"/>
        <table:table-column table:style-name="co8" table:default-cell-style-name="ce112"/>
        <table:table-column table:style-name="co16" table:default-cell-style-name="ce112"/>
        <table:table-column table:style-name="co2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default-cell-style-name="ce112"/>
        <table:table-column table:style-name="co23" table:number-columns-repeated="16343" table:default-cell-style-name="ce112"/>
        <table:table-row table:style-name="ro4">
          <table:table-cell office:value-type="string" table:style-name="ce109">
            <text:p>TABLE 4.2a <text:s text:c="2"/>Imports of fish and fish preparations into the UK by exporting country: 2018 to 2019 (a)</text:p>
          </table:table-cell>
          <table:table-cell table:number-columns-repeated="16383" table:style-name="ce110"/>
        </table:table-row>
        <table:table-row table:style-name="ro10">
          <table:table-cell table:number-columns-repeated="14" table:style-name="ce111"/>
          <table:table-cell table:number-columns-repeated="16370" table:style-name="ce112"/>
        </table:table-row>
        <table:table-row table:style-name="ro10">
          <table:table-cell table:number-columns-repeated="2" table:style-name="ce112"/>
          <table:table-cell office:value-type="string" table:number-columns-spanned="3" table:number-rows-spanned="1" table:style-name="ce131">
            <text:p>Cod</text:p>
          </table:table-cell>
          <table:covered-table-cell table:number-columns-repeated="2"/>
          <table:table-cell office:value-type="string" table:number-columns-spanned="3" table:number-rows-spanned="1" table:style-name="ce131">
            <text:p>Haddock</text:p>
          </table:table-cell>
          <table:covered-table-cell table:number-columns-repeated="2"/>
          <table:table-cell office:value-type="string" table:number-columns-spanned="3" table:number-rows-spanned="1" table:style-name="ce131">
            <text:p>Mackerel</text:p>
          </table:table-cell>
          <table:covered-table-cell table:number-columns-repeated="2"/>
          <table:table-cell office:value-type="string" table:number-columns-spanned="3" table:number-rows-spanned="1" table:style-name="ce131">
            <text:p>Salmon</text:p>
          </table:table-cell>
          <table:covered-table-cell table:number-columns-repeated="2"/>
          <table:table-cell office:value-type="string" table:number-columns-spanned="3" table:number-rows-spanned="1" table:style-name="ce131">
            <text:p>Sardines</text:p>
          </table:table-cell>
          <table:covered-table-cell table:number-columns-repeated="2"/>
          <table:table-cell office:value-type="string" table:number-columns-spanned="3" table:number-rows-spanned="1" table:style-name="ce131">
            <text:p>Tuna</text:p>
          </table:table-cell>
          <table:covered-table-cell table:number-columns-repeated="2"/>
          <table:table-cell office:value-type="string" table:number-columns-spanned="3" table:number-rows-spanned="1" table:style-name="ce131">
            <text:p>Other Fish</text:p>
          </table:table-cell>
          <table:covered-table-cell table:number-columns-repeated="2"/>
          <table:table-cell office:value-type="string" table:number-columns-spanned="3" table:number-rows-spanned="2" table:style-name="ce132">
            <text:p>Total Fish (excl. Shellfish)</text:p>
          </table:table-cell>
          <table:covered-table-cell table:number-columns-repeated="2"/>
          <table:table-cell office:value-type="string" table:number-columns-spanned="3" table:number-rows-spanned="1" table:style-name="ce131">
            <text:p>Mussels</text:p>
          </table:table-cell>
          <table:covered-table-cell table:number-columns-repeated="2"/>
          <table:table-cell office:value-type="string" table:number-columns-spanned="3" table:number-rows-spanned="1" table:style-name="ce131">
            <text:p>Shrimps &amp; Prawns</text:p>
          </table:table-cell>
          <table:covered-table-cell table:number-columns-repeated="2"/>
          <table:table-cell office:value-type="string" table:number-columns-spanned="3" table:number-rows-spanned="1" table:style-name="ce131">
            <text:p>Other Shellfish</text:p>
          </table:table-cell>
          <table:covered-table-cell table:number-columns-repeated="2"/>
          <table:table-cell office:value-type="string" table:number-columns-spanned="3" table:number-rows-spanned="1" table:style-name="ce131">
            <text:p>Total Shellfish</text:p>
          </table:table-cell>
          <table:covered-table-cell table:number-columns-repeated="2"/>
          <table:table-cell office:value-type="string" table:number-columns-spanned="3" table:number-rows-spanned="1" table:style-name="ce131">
            <text:p>Total All Fish</text:p>
          </table:table-cell>
          <table:covered-table-cell table:number-columns-repeated="2"/>
          <table:table-cell table:number-columns-repeated="16343"/>
        </table:table-row>
        <table:table-row table:style-name="ro10">
          <table:table-cell office:value-type="string" table:style-name="ce113">
            <text:p>Quantity (tonnes)</text:p>
          </table:table-cell>
          <table:table-cell table:style-name="ce112"/>
          <table:table-cell table:number-columns-repeated="12" table:style-name="ce114"/>
          <table:table-cell table:number-columns-repeated="9" table:style-name="ce115"/>
          <table:covered-table-cell/>
          <table:covered-table-cell table:number-columns-repeated="2"/>
          <table:table-cell table:number-columns-repeated="15" table:style-name="ce115"/>
          <table:table-cell table:number-columns-repeated="16343"/>
        </table:table-row>
        <table:table-row table:style-name="ro10">
          <table:table-cell table:number-columns-repeated="2" table:style-name="ce112"/>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table:number-columns-repeated="16343"/>
        </table:table-row>
        <table:table-row table:style-name="ro10">
          <table:table-cell office:value-type="string" table:style-name="ce113">
            <text:p>EU</text:p>
          </table:table-cell>
          <table:table-cell table:style-name="ce112"/>
          <table:table-cell table:number-columns-repeated="12" table:style-name="ce100"/>
          <table:table-cell table:number-columns-repeated="2" table:style-name="ce117"/>
          <table:table-cell table:number-columns-repeated="7" table:style-name="ce100"/>
          <table:table-cell table:number-columns-repeated="3" table:style-name="ce117"/>
          <table:table-cell table:number-columns-repeated="6" table:style-name="ce100"/>
          <table:table-cell table:style-name="ce117"/>
          <table:table-cell table:style-name="ce82"/>
          <table:table-cell table:number-columns-repeated="2" table:style-name="ce117"/>
          <table:table-cell table:style-name="ce118"/>
          <table:table-cell table:number-columns-repeated="2" table:style-name="ce117"/>
          <table:table-cell table:style-name="ce118"/>
          <table:table-cell table:style-name="ce117"/>
          <table:table-cell table:number-columns-repeated="16343"/>
        </table:table-row>
        <table:table-row table:style-name="ro10">
          <table:table-cell table:style-name="ce112"/>
          <table:table-cell office:value-type="string" table:style-name="ce119">
            <text:p>Belgium</text:p>
          </table:table-cell>
          <table:table-cell office:value-type="float" office:value="0.33699999999999997" table:style-name="ce120"/>
          <table:table-cell table:style-name="ce82"/>
          <table:table-cell office:value-type="float" office:value="9.875" table:style-name="ce120">
            <text:p>10</text:p>
          </table:table-cell>
          <table:table-cell office:value-type="float" office:value="0.879" table:style-name="ce120">
            <text:p>1</text:p>
          </table:table-cell>
          <table:table-cell table:style-name="ce82"/>
          <table:table-cell office:value-type="float" office:value="0" table:style-name="ce120">
            <text:p>-</text:p>
          </table:table-cell>
          <table:table-cell office:value-type="float" office:value="0.53900000000000003" table:style-name="ce120">
            <text:p>1</text:p>
          </table:table-cell>
          <table:table-cell table:style-name="ce82"/>
          <table:table-cell office:value-type="float" office:value="0" table:style-name="ce120">
            <text:p>-</text:p>
          </table:table-cell>
          <table:table-cell office:value-type="float" office:value="292.76700000000005" table:style-name="ce120">
            <text:p>293</text:p>
          </table:table-cell>
          <table:table-cell table:style-name="ce82"/>
          <table:table-cell office:value-type="float" office:value="682.48099999999999" table:style-name="ce120">
            <text:p>682</text:p>
          </table:table-cell>
          <table:table-cell office:value-type="float" office:value="0" table:style-name="ce120">
            <text:p>-</text:p>
          </table:table-cell>
          <table:table-cell table:style-name="ce82"/>
          <table:table-cell office:value-type="float" office:value="0.93200000000000005" table:style-name="ce120">
            <text:p>1</text:p>
          </table:table-cell>
          <table:table-cell office:value-type="float" office:value="5.3519999999999994" table:style-name="ce120">
            <text:p>5</text:p>
          </table:table-cell>
          <table:table-cell table:style-name="ce82"/>
          <table:table-cell office:value-type="float" office:value="51.75" table:style-name="ce120">
            <text:p>52</text:p>
          </table:table-cell>
          <table:table-cell office:value-type="float" office:value="2012.4570000000001" table:style-name="ce120">
            <text:p>2,012</text:p>
          </table:table-cell>
          <table:table-cell office:value-type="string" table:style-name="ce82">
            <text:p>R</text:p>
          </table:table-cell>
          <table:table-cell office:value-type="float" office:value="2333.4290000000001" table:style-name="ce120">
            <text:p>2,333</text:p>
          </table:table-cell>
          <table:table-cell office:value-type="float" office:value="2312.3310000000001" table:style-name="ce121">
            <text:p>2,312</text:p>
          </table:table-cell>
          <table:table-cell office:value-type="string" table:style-name="ce82">
            <text:p>R</text:p>
          </table:table-cell>
          <table:table-cell office:value-type="float" office:value="3078.4670000000001" table:style-name="ce121">
            <text:p>3,078</text:p>
          </table:table-cell>
          <table:table-cell office:value-type="float" office:value="11.508000000000001" table:style-name="ce120">
            <text:p>12</text:p>
          </table:table-cell>
          <table:table-cell table:style-name="ce82"/>
          <table:table-cell office:value-type="float" office:value="4.056" table:style-name="ce120">
            <text:p>4</text:p>
          </table:table-cell>
          <table:table-cell office:value-type="float" office:value="660.48699999999997" table:style-name="ce120">
            <text:p>660</text:p>
          </table:table-cell>
          <table:table-cell office:value-type="string" table:style-name="ce82">
            <text:p>R</text:p>
          </table:table-cell>
          <table:table-cell office:value-type="float" office:value="631.73099999999999" table:style-name="ce120">
            <text:p>632</text:p>
          </table:table-cell>
          <table:table-cell office:value-type="float" office:value="135.97" table:style-name="ce120">
            <text:p>136</text:p>
          </table:table-cell>
          <table:table-cell table:style-name="ce82"/>
          <table:table-cell office:value-type="float" office:value="1048.5030000000002" table:style-name="ce120">
            <text:p>1,049</text:p>
          </table:table-cell>
          <table:table-cell office:value-type="float" office:value="807.96500000000003" table:style-name="ce120">
            <text:p>808</text:p>
          </table:table-cell>
          <table:table-cell office:value-type="string" table:style-name="ce82">
            <text:p>R</text:p>
          </table:table-cell>
          <table:table-cell office:value-type="float" office:value="1684.2900000000002" table:style-name="ce120">
            <text:p>1,684</text:p>
          </table:table-cell>
          <table:table-cell office:value-type="float" office:value="3120.2960000000003" table:style-name="ce121">
            <text:p>3,120</text:p>
          </table:table-cell>
          <table:table-cell office:value-type="string" table:style-name="ce82">
            <text:p>R</text:p>
          </table:table-cell>
          <table:table-cell office:value-type="float" office:value="4762.7570000000005" table:style-name="ce121">
            <text:p>4,763</text:p>
          </table:table-cell>
          <table:table-cell table:number-columns-repeated="16343"/>
        </table:table-row>
        <table:table-row table:style-name="ro10">
          <table:table-cell table:style-name="ce112"/>
          <table:table-cell office:value-type="string" table:style-name="ce112">
            <text:p>Denmark</text:p>
          </table:table-cell>
          <table:table-cell office:value-type="float" office:value="9247.3820000000014" table:style-name="ce120">
            <text:p>9,247</text:p>
          </table:table-cell>
          <table:table-cell office:value-type="string" table:style-name="ce82">
            <text:p>R</text:p>
          </table:table-cell>
          <table:table-cell office:value-type="float" office:value="6292.857" table:style-name="ce120">
            <text:p>6,293</text:p>
          </table:table-cell>
          <table:table-cell office:value-type="float" office:value="3897.74" table:style-name="ce120">
            <text:p>3,898</text:p>
          </table:table-cell>
          <table:table-cell office:value-type="string" table:style-name="ce82">
            <text:p>R</text:p>
          </table:table-cell>
          <table:table-cell office:value-type="float" office:value="4824.4560000000001" table:style-name="ce120">
            <text:p>4,824</text:p>
          </table:table-cell>
          <table:table-cell office:value-type="float" office:value="4254.192" table:style-name="ce120">
            <text:p>4,254</text:p>
          </table:table-cell>
          <table:table-cell office:value-type="string" table:style-name="ce82">
            <text:p>R</text:p>
          </table:table-cell>
          <table:table-cell office:value-type="float" office:value="6074.2460000000001" table:style-name="ce120">
            <text:p>6,074</text:p>
          </table:table-cell>
          <table:table-cell office:value-type="float" office:value="6505.5929999999998" table:style-name="ce120">
            <text:p>6,506</text:p>
          </table:table-cell>
          <table:table-cell office:value-type="string" table:style-name="ce82">
            <text:p>R</text:p>
          </table:table-cell>
          <table:table-cell office:value-type="float" office:value="3383.5349999999999" table:style-name="ce120">
            <text:p>3,384</text:p>
          </table:table-cell>
          <table:table-cell office:value-type="float" office:value="6.4080000000000004" table:style-name="ce120">
            <text:p>6</text:p>
          </table:table-cell>
          <table:table-cell table:style-name="ce82"/>
          <table:table-cell office:value-type="float" office:value="4.3769999999999998" table:style-name="ce120">
            <text:p>4</text:p>
          </table:table-cell>
          <table:table-cell office:value-type="float" office:value="53.311000000000007" table:style-name="ce120">
            <text:p>53</text:p>
          </table:table-cell>
          <table:table-cell table:style-name="ce82"/>
          <table:table-cell office:value-type="float" office:value="17.044999999999998" table:style-name="ce120">
            <text:p>17</text:p>
          </table:table-cell>
          <table:table-cell office:value-type="float" office:value="6209.4860000000008" table:style-name="ce120">
            <text:p>6,209</text:p>
          </table:table-cell>
          <table:table-cell office:value-type="string" table:style-name="ce82">
            <text:p>R</text:p>
          </table:table-cell>
          <table:table-cell office:value-type="float" office:value="7099.907000000002" table:style-name="ce120">
            <text:p>7,100</text:p>
          </table:table-cell>
          <table:table-cell office:value-type="float" office:value="30174.112000000005" table:style-name="ce121">
            <text:p>30,174</text:p>
          </table:table-cell>
          <table:table-cell office:value-type="string" table:style-name="ce82">
            <text:p>R</text:p>
          </table:table-cell>
          <table:table-cell office:value-type="float" office:value="27696.423000000003" table:style-name="ce121">
            <text:p>27,696</text:p>
          </table:table-cell>
          <table:table-cell office:value-type="float" office:value="1378.0259999999998" table:style-name="ce120">
            <text:p>1,378</text:p>
          </table:table-cell>
          <table:table-cell table:style-name="ce82"/>
          <table:table-cell office:value-type="float" office:value="1669.2589999999998" table:style-name="ce120">
            <text:p>1,669</text:p>
          </table:table-cell>
          <table:table-cell office:value-type="float" office:value="8853.4150000000009" table:style-name="ce120">
            <text:p>8,853</text:p>
          </table:table-cell>
          <table:table-cell office:value-type="string" table:style-name="ce82">
            <text:p>R</text:p>
          </table:table-cell>
          <table:table-cell office:value-type="float" office:value="7477.9480000000003" table:style-name="ce120">
            <text:p>7,478</text:p>
          </table:table-cell>
          <table:table-cell office:value-type="float" office:value="2177.9640000000004" table:style-name="ce120">
            <text:p>2,178</text:p>
          </table:table-cell>
          <table:table-cell office:value-type="string" table:style-name="ce82">
            <text:p>R</text:p>
          </table:table-cell>
          <table:table-cell office:value-type="float" office:value="2227.6759999999999" table:style-name="ce120">
            <text:p>2,228</text:p>
          </table:table-cell>
          <table:table-cell office:value-type="float" office:value="12409.405000000001" table:style-name="ce120">
            <text:p>12,409</text:p>
          </table:table-cell>
          <table:table-cell office:value-type="string" table:style-name="ce82">
            <text:p>R</text:p>
          </table:table-cell>
          <table:table-cell office:value-type="float" office:value="11374.883" table:style-name="ce120">
            <text:p>11,375</text:p>
          </table:table-cell>
          <table:table-cell office:value-type="float" office:value="42583.517000000007" table:style-name="ce121">
            <text:p>42,584</text:p>
          </table:table-cell>
          <table:table-cell office:value-type="string" table:style-name="ce82">
            <text:p>R</text:p>
          </table:table-cell>
          <table:table-cell office:value-type="float" office:value="39071.306000000004" table:style-name="ce121">
            <text:p>39,071</text:p>
          </table:table-cell>
          <table:table-cell table:number-columns-repeated="16343"/>
        </table:table-row>
        <table:table-row table:style-name="ro10">
          <table:table-cell table:style-name="ce112"/>
          <table:table-cell office:value-type="string" table:style-name="ce112">
            <text:p>France</text:p>
          </table:table-cell>
          <table:table-cell office:value-type="float" office:value="770.20600000000002" table:style-name="ce120">
            <text:p>770</text:p>
          </table:table-cell>
          <table:table-cell office:value-type="string" table:style-name="ce82">
            <text:p>R</text:p>
          </table:table-cell>
          <table:table-cell office:value-type="float" office:value="810.54600000000005" table:style-name="ce120">
            <text:p>811</text:p>
          </table:table-cell>
          <table:table-cell office:value-type="float" office:value="119.77799999999999" table:style-name="ce120">
            <text:p>120</text:p>
          </table:table-cell>
          <table:table-cell table:style-name="ce82"/>
          <table:table-cell office:value-type="float" office:value="318.173" table:style-name="ce120">
            <text:p>318</text:p>
          </table:table-cell>
          <table:table-cell office:value-type="float" office:value="36.981999999999999" table:style-name="ce120">
            <text:p>37</text:p>
          </table:table-cell>
          <table:table-cell table:style-name="ce82"/>
          <table:table-cell office:value-type="float" office:value="67.727000000000004" table:style-name="ce120">
            <text:p>68</text:p>
          </table:table-cell>
          <table:table-cell office:value-type="float" office:value="1434.1460000000002" table:style-name="ce120">
            <text:p>1,434</text:p>
          </table:table-cell>
          <table:table-cell office:value-type="string" table:style-name="ce82">
            <text:p>R</text:p>
          </table:table-cell>
          <table:table-cell office:value-type="float" office:value="1109.404" table:style-name="ce120">
            <text:p>1,109</text:p>
          </table:table-cell>
          <table:table-cell office:value-type="float" office:value="18.62" table:style-name="ce120">
            <text:p>19</text:p>
          </table:table-cell>
          <table:table-cell table:style-name="ce82"/>
          <table:table-cell office:value-type="float" office:value="11.808" table:style-name="ce120">
            <text:p>12</text:p>
          </table:table-cell>
          <table:table-cell office:value-type="float" office:value="1268.3040000000001" table:style-name="ce120">
            <text:p>1,268</text:p>
          </table:table-cell>
          <table:table-cell office:value-type="string" table:style-name="ce82">
            <text:p>R</text:p>
          </table:table-cell>
          <table:table-cell office:value-type="float" office:value="1909.953" table:style-name="ce120">
            <text:p>1,910</text:p>
          </table:table-cell>
          <table:table-cell office:value-type="float" office:value="1836.3879999999999" table:style-name="ce120">
            <text:p>1,836</text:p>
          </table:table-cell>
          <table:table-cell office:value-type="string" table:style-name="ce82">
            <text:p>R</text:p>
          </table:table-cell>
          <table:table-cell office:value-type="float" office:value="2697.3959999999997" table:style-name="ce120">
            <text:p>2,697</text:p>
          </table:table-cell>
          <table:table-cell office:value-type="float" office:value="5484.424" table:style-name="ce121">
            <text:p>5,484</text:p>
          </table:table-cell>
          <table:table-cell office:value-type="string" table:style-name="ce82">
            <text:p>R</text:p>
          </table:table-cell>
          <table:table-cell office:value-type="float" office:value="6925.0070000000005" table:style-name="ce121">
            <text:p>6,925</text:p>
          </table:table-cell>
          <table:table-cell office:value-type="float" office:value="1305.366" table:style-name="ce120">
            <text:p>1,305</text:p>
          </table:table-cell>
          <table:table-cell office:value-type="string" table:style-name="ce82">
            <text:p>R</text:p>
          </table:table-cell>
          <table:table-cell office:value-type="float" office:value="750.32600000000002" table:style-name="ce120">
            <text:p>750</text:p>
          </table:table-cell>
          <table:table-cell office:value-type="float" office:value="1299.23" table:style-name="ce120">
            <text:p>1,299</text:p>
          </table:table-cell>
          <table:table-cell office:value-type="string" table:style-name="ce82">
            <text:p>R</text:p>
          </table:table-cell>
          <table:table-cell office:value-type="float" office:value="1131.376" table:style-name="ce120">
            <text:p>1,131</text:p>
          </table:table-cell>
          <table:table-cell office:value-type="float" office:value="2263.273000000001" table:style-name="ce120">
            <text:p>2,263</text:p>
          </table:table-cell>
          <table:table-cell office:value-type="string" table:style-name="ce82">
            <text:p>R</text:p>
          </table:table-cell>
          <table:table-cell office:value-type="float" office:value="2342.0270000000005" table:style-name="ce120">
            <text:p>2,342</text:p>
          </table:table-cell>
          <table:table-cell office:value-type="float" office:value="4867.8690000000006" table:style-name="ce120">
            <text:p>4,868</text:p>
          </table:table-cell>
          <table:table-cell office:value-type="string" table:style-name="ce82">
            <text:p>R</text:p>
          </table:table-cell>
          <table:table-cell office:value-type="float" office:value="4223.7290000000003" table:style-name="ce120">
            <text:p>4,224</text:p>
          </table:table-cell>
          <table:table-cell office:value-type="float" office:value="10352.293000000001" table:style-name="ce121">
            <text:p>10,352</text:p>
          </table:table-cell>
          <table:table-cell office:value-type="string" table:style-name="ce82">
            <text:p>R</text:p>
          </table:table-cell>
          <table:table-cell office:value-type="float" office:value="11148.736000000001" table:style-name="ce121">
            <text:p>11,149</text:p>
          </table:table-cell>
          <table:table-cell table:number-columns-repeated="16343"/>
        </table:table-row>
        <table:table-row table:style-name="ro10">
          <table:table-cell table:style-name="ce112"/>
          <table:table-cell office:value-type="string" table:style-name="ce112">
            <text:p>Germany</text:p>
          </table:table-cell>
          <table:table-cell office:value-type="float" office:value="6645.5199999999995" table:style-name="ce120">
            <text:p>6,646</text:p>
          </table:table-cell>
          <table:table-cell office:value-type="string" table:style-name="ce82">
            <text:p>R</text:p>
          </table:table-cell>
          <table:table-cell office:value-type="float" office:value="7772.1909999999998" table:style-name="ce120">
            <text:p>7,772</text:p>
          </table:table-cell>
          <table:table-cell office:value-type="float" office:value="414.46799999999996" table:style-name="ce120">
            <text:p>414</text:p>
          </table:table-cell>
          <table:table-cell office:value-type="string" table:style-name="ce82">
            <text:p>R</text:p>
          </table:table-cell>
          <table:table-cell office:value-type="float" office:value="303.21900000000005" table:style-name="ce120">
            <text:p>303</text:p>
          </table:table-cell>
          <table:table-cell office:value-type="float" office:value="1530.3049999999998" table:style-name="ce120">
            <text:p>1,530</text:p>
          </table:table-cell>
          <table:table-cell office:value-type="string" table:style-name="ce82">
            <text:p>R</text:p>
          </table:table-cell>
          <table:table-cell office:value-type="float" office:value="1817.2159999999999" table:style-name="ce120">
            <text:p>1,817</text:p>
          </table:table-cell>
          <table:table-cell office:value-type="float" office:value="2073.7330000000002" table:style-name="ce120">
            <text:p>2,074</text:p>
          </table:table-cell>
          <table:table-cell table:style-name="ce82"/>
          <table:table-cell office:value-type="float" office:value="2378.4839999999999" table:style-name="ce120">
            <text:p>2,378</text:p>
          </table:table-cell>
          <table:table-cell office:value-type="float" office:value="391.90600000000001" table:style-name="ce120">
            <text:p>392</text:p>
          </table:table-cell>
          <table:table-cell table:style-name="ce82"/>
          <table:table-cell office:value-type="float" office:value="2019.124" table:style-name="ce120">
            <text:p>2,019</text:p>
          </table:table-cell>
          <table:table-cell office:value-type="float" office:value="2548.3290000000002" table:style-name="ce120">
            <text:p>2,548</text:p>
          </table:table-cell>
          <table:table-cell office:value-type="string" table:style-name="ce82">
            <text:p>R</text:p>
          </table:table-cell>
          <table:table-cell office:value-type="float" office:value="6933.5710000000008" table:style-name="ce120">
            <text:p>6,934</text:p>
          </table:table-cell>
          <table:table-cell office:value-type="float" office:value="33648.188000000002" table:style-name="ce120">
            <text:p>33,648</text:p>
          </table:table-cell>
          <table:table-cell office:value-type="string" table:style-name="ce82">
            <text:p>R</text:p>
          </table:table-cell>
          <table:table-cell office:value-type="float" office:value="35189.681999999986" table:style-name="ce120">
            <text:p>35,190</text:p>
          </table:table-cell>
          <table:table-cell office:value-type="float" office:value="47252.449000000001" table:style-name="ce121">
            <text:p>47,252</text:p>
          </table:table-cell>
          <table:table-cell office:value-type="string" table:style-name="ce82">
            <text:p>R</text:p>
          </table:table-cell>
          <table:table-cell office:value-type="float" office:value="56413.486999999986" table:style-name="ce121">
            <text:p>56,413</text:p>
          </table:table-cell>
          <table:table-cell office:value-type="float" office:value="0" table:style-name="ce120">
            <text:p>-</text:p>
          </table:table-cell>
          <table:table-cell table:style-name="ce82"/>
          <table:table-cell office:value-type="float" office:value="2.52" table:style-name="ce120">
            <text:p>3</text:p>
          </table:table-cell>
          <table:table-cell office:value-type="float" office:value="1006.72" table:style-name="ce120">
            <text:p>1,007</text:p>
          </table:table-cell>
          <table:table-cell table:style-name="ce82"/>
          <table:table-cell office:value-type="float" office:value="779.43700000000013" table:style-name="ce120">
            <text:p>779</text:p>
          </table:table-cell>
          <table:table-cell office:value-type="float" office:value="951.87799999999993" table:style-name="ce120">
            <text:p>952</text:p>
          </table:table-cell>
          <table:table-cell table:style-name="ce82"/>
          <table:table-cell office:value-type="float" office:value="1065.8989999999999" table:style-name="ce120">
            <text:p>1,066</text:p>
          </table:table-cell>
          <table:table-cell office:value-type="float" office:value="1958.598" table:style-name="ce120">
            <text:p>1,959</text:p>
          </table:table-cell>
          <table:table-cell table:style-name="ce82"/>
          <table:table-cell office:value-type="float" office:value="1847.856" table:style-name="ce120">
            <text:p>1,848</text:p>
          </table:table-cell>
          <table:table-cell office:value-type="float" office:value="49211.046999999999" table:style-name="ce121">
            <text:p>49,211</text:p>
          </table:table-cell>
          <table:table-cell office:value-type="string" table:style-name="ce82">
            <text:p>R</text:p>
          </table:table-cell>
          <table:table-cell office:value-type="float" office:value="58261.342999999986" table:style-name="ce121">
            <text:p>58,261</text:p>
          </table:table-cell>
          <table:table-cell table:number-columns-repeated="16343"/>
        </table:table-row>
        <table:table-row table:style-name="ro10">
          <table:table-cell table:style-name="ce112"/>
          <table:table-cell office:value-type="string" table:style-name="ce112">
            <text:p>Greece</text:p>
          </table:table-cell>
          <table:table-cell office:value-type="float" office:value="0.13800000000000001" table:style-name="ce120"/>
          <table:table-cell table:style-name="ce82"/>
          <table:table-cell office:value-type="float" office:value="0" table:style-name="ce120">
            <text:p>-</text:p>
          </table:table-cell>
          <table:table-cell office:value-type="float" office:value="0.14599999999999999" table:style-name="ce120"/>
          <table:table-cell table:style-name="ce82"/>
          <table:table-cell office:value-type="float" office:value="0" table:style-name="ce120">
            <text:p>-</text:p>
          </table:table-cell>
          <table:table-cell office:value-type="float" office:value="1.891" table:style-name="ce120">
            <text:p>2</text:p>
          </table:table-cell>
          <table:table-cell table:style-name="ce82"/>
          <table:table-cell office:value-type="float" office:value="1" table:style-name="ce120">
            <text:p>1</text:p>
          </table:table-cell>
          <table:table-cell office:value-type="float" office:value="0.23500000000000001" table:style-name="ce120"/>
          <table:table-cell table:style-name="ce82"/>
          <table:table-cell office:value-type="float" office:value="40.649000000000001" table:style-name="ce120">
            <text:p>41</text:p>
          </table:table-cell>
          <table:table-cell office:value-type="float" office:value="6.2029999999999994" table:style-name="ce120">
            <text:p>6</text:p>
          </table:table-cell>
          <table:table-cell table:style-name="ce82"/>
          <table:table-cell office:value-type="float" office:value="0.17" table:style-name="ce120"/>
          <table:table-cell office:value-type="float" office:value="0.26" table:style-name="ce120"/>
          <table:table-cell table:style-name="ce82"/>
          <table:table-cell office:value-type="float" office:value="121.23" table:style-name="ce120">
            <text:p>121</text:p>
          </table:table-cell>
          <table:table-cell office:value-type="float" office:value="2340.3519999999994" table:style-name="ce120">
            <text:p>2,340</text:p>
          </table:table-cell>
          <table:table-cell office:value-type="string" table:style-name="ce82">
            <text:p>R</text:p>
          </table:table-cell>
          <table:table-cell office:value-type="float" office:value="3260.8430000000008" table:style-name="ce120">
            <text:p>3,261</text:p>
          </table:table-cell>
          <table:table-cell office:value-type="float" office:value="2349.2249999999995" table:style-name="ce121">
            <text:p>2,349</text:p>
          </table:table-cell>
          <table:table-cell office:value-type="string" table:style-name="ce82">
            <text:p>R</text:p>
          </table:table-cell>
          <table:table-cell office:value-type="float" office:value="3423.8920000000007" table:style-name="ce121">
            <text:p>3,42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183" table:style-name="ce120"/>
          <table:table-cell table:style-name="ce82"/>
          <table:table-cell office:value-type="float" office:value="0" table:style-name="ce120">
            <text:p>-</text:p>
          </table:table-cell>
          <table:table-cell office:value-type="float" office:value="37.628999999999998" table:style-name="ce120">
            <text:p>38</text:p>
          </table:table-cell>
          <table:table-cell table:style-name="ce82"/>
          <table:table-cell office:value-type="float" office:value="54.62" table:style-name="ce120">
            <text:p>55</text:p>
          </table:table-cell>
          <table:table-cell office:value-type="float" office:value="37.811999999999998" table:style-name="ce120">
            <text:p>38</text:p>
          </table:table-cell>
          <table:table-cell table:style-name="ce82"/>
          <table:table-cell office:value-type="float" office:value="54.62" table:style-name="ce120">
            <text:p>55</text:p>
          </table:table-cell>
          <table:table-cell office:value-type="float" office:value="2387.0369999999994" table:style-name="ce121">
            <text:p>2,387</text:p>
          </table:table-cell>
          <table:table-cell office:value-type="string" table:style-name="ce82">
            <text:p>R</text:p>
          </table:table-cell>
          <table:table-cell office:value-type="float" office:value="3478.5120000000006" table:style-name="ce121">
            <text:p>3,479</text:p>
          </table:table-cell>
          <table:table-cell table:number-columns-repeated="16343"/>
        </table:table-row>
        <table:table-row table:style-name="ro10">
          <table:table-cell table:style-name="ce112"/>
          <table:table-cell office:value-type="string" table:style-name="ce112">
            <text:p>Ireland</text:p>
          </table:table-cell>
          <table:table-cell office:value-type="float" office:value="540.54700000000003" table:style-name="ce120">
            <text:p>541</text:p>
          </table:table-cell>
          <table:table-cell office:value-type="string" table:style-name="ce82">
            <text:p>R</text:p>
          </table:table-cell>
          <table:table-cell office:value-type="float" office:value="357.041" table:style-name="ce120">
            <text:p>357</text:p>
          </table:table-cell>
          <table:table-cell office:value-type="float" office:value="1250.797" table:style-name="ce120">
            <text:p>1,251</text:p>
          </table:table-cell>
          <table:table-cell office:value-type="string" table:style-name="ce82">
            <text:p>R</text:p>
          </table:table-cell>
          <table:table-cell office:value-type="float" office:value="913.80600000000004" table:style-name="ce120">
            <text:p>914</text:p>
          </table:table-cell>
          <table:table-cell office:value-type="float" office:value="462.96499999999997" table:style-name="ce120">
            <text:p>463</text:p>
          </table:table-cell>
          <table:table-cell table:style-name="ce82"/>
          <table:table-cell office:value-type="float" office:value="1930.2570000000001" table:style-name="ce120">
            <text:p>1,930</text:p>
          </table:table-cell>
          <table:table-cell office:value-type="float" office:value="1147.6520000000003" table:style-name="ce120">
            <text:p>1,148</text:p>
          </table:table-cell>
          <table:table-cell office:value-type="string" table:style-name="ce82">
            <text:p>R</text:p>
          </table:table-cell>
          <table:table-cell office:value-type="float" office:value="1543.989" table:style-name="ce120">
            <text:p>1,544</text:p>
          </table:table-cell>
          <table:table-cell office:value-type="float" office:value="1.2010000000000001" table:style-name="ce120">
            <text:p>1</text:p>
          </table:table-cell>
          <table:table-cell table:style-name="ce82"/>
          <table:table-cell office:value-type="float" office:value="4.7290000000000001" table:style-name="ce120">
            <text:p>5</text:p>
          </table:table-cell>
          <table:table-cell office:value-type="float" office:value="208.38" table:style-name="ce120">
            <text:p>208</text:p>
          </table:table-cell>
          <table:table-cell office:value-type="string" table:style-name="ce82">
            <text:p>R</text:p>
          </table:table-cell>
          <table:table-cell office:value-type="float" office:value="217.78199999999998" table:style-name="ce120">
            <text:p>218</text:p>
          </table:table-cell>
          <table:table-cell office:value-type="float" office:value="4199.706000000001" table:style-name="ce120">
            <text:p>4,200</text:p>
          </table:table-cell>
          <table:table-cell office:value-type="string" table:style-name="ce82">
            <text:p>R</text:p>
          </table:table-cell>
          <table:table-cell office:value-type="float" office:value="4034.877" table:style-name="ce120">
            <text:p>4,035</text:p>
          </table:table-cell>
          <table:table-cell office:value-type="float" office:value="7811.2480000000014" table:style-name="ce121">
            <text:p>7,811</text:p>
          </table:table-cell>
          <table:table-cell office:value-type="string" table:style-name="ce82">
            <text:p>R</text:p>
          </table:table-cell>
          <table:table-cell office:value-type="float" office:value="9002.4810000000016" table:style-name="ce121">
            <text:p>9,002</text:p>
          </table:table-cell>
          <table:table-cell office:value-type="float" office:value="336.96100000000001" table:style-name="ce120">
            <text:p>337</text:p>
          </table:table-cell>
          <table:table-cell table:style-name="ce82"/>
          <table:table-cell office:value-type="float" office:value="527.81500000000005" table:style-name="ce120">
            <text:p>528</text:p>
          </table:table-cell>
          <table:table-cell office:value-type="float" office:value="607.21300000000008" table:style-name="ce120">
            <text:p>607</text:p>
          </table:table-cell>
          <table:table-cell office:value-type="string" table:style-name="ce82">
            <text:p>R</text:p>
          </table:table-cell>
          <table:table-cell office:value-type="float" office:value="317.988" table:style-name="ce120">
            <text:p>318</text:p>
          </table:table-cell>
          <table:table-cell office:value-type="float" office:value="3752.1560000000013" table:style-name="ce120">
            <text:p>3,752</text:p>
          </table:table-cell>
          <table:table-cell office:value-type="string" table:style-name="ce82">
            <text:p>R</text:p>
          </table:table-cell>
          <table:table-cell office:value-type="float" office:value="3219.248" table:style-name="ce120">
            <text:p>3,219</text:p>
          </table:table-cell>
          <table:table-cell office:value-type="float" office:value="4696.3300000000017" table:style-name="ce120">
            <text:p>4,696</text:p>
          </table:table-cell>
          <table:table-cell office:value-type="string" table:style-name="ce82">
            <text:p>R</text:p>
          </table:table-cell>
          <table:table-cell office:value-type="float" office:value="4065.0509999999999" table:style-name="ce120">
            <text:p>4,065</text:p>
          </table:table-cell>
          <table:table-cell office:value-type="float" office:value="12507.578000000003" table:style-name="ce121">
            <text:p>12,508</text:p>
          </table:table-cell>
          <table:table-cell office:value-type="string" table:style-name="ce82">
            <text:p>R</text:p>
          </table:table-cell>
          <table:table-cell office:value-type="float" office:value="13067.532000000001" table:style-name="ce121">
            <text:p>13,068</text:p>
          </table:table-cell>
          <table:table-cell table:number-columns-repeated="16343"/>
        </table:table-row>
        <table:table-row table:style-name="ro10">
          <table:table-cell table:style-name="ce112"/>
          <table:table-cell office:value-type="string" table:style-name="ce112">
            <text:p>Italy</text:p>
          </table:table-cell>
          <table:table-cell office:value-type="float" office:value="204.42" table:style-name="ce120">
            <text:p>204</text:p>
          </table:table-cell>
          <table:table-cell office:value-type="string" table:style-name="ce82">
            <text:p>R</text:p>
          </table:table-cell>
          <table:table-cell office:value-type="float" office:value="114.676" table:style-name="ce120">
            <text:p>115</text:p>
          </table:table-cell>
          <table:table-cell office:value-type="float" office:value="0.06" table:style-name="ce120"/>
          <table:table-cell table:style-name="ce82"/>
          <table:table-cell office:value-type="float" office:value="0" table:style-name="ce120">
            <text:p>-</text:p>
          </table:table-cell>
          <table:table-cell office:value-type="float" office:value="3.105" table:style-name="ce120">
            <text:p>3</text:p>
          </table:table-cell>
          <table:table-cell table:style-name="ce82"/>
          <table:table-cell office:value-type="float" office:value="2.2549999999999999" table:style-name="ce120">
            <text:p>2</text:p>
          </table:table-cell>
          <table:table-cell office:value-type="float" office:value="13.943000000000001" table:style-name="ce120">
            <text:p>14</text:p>
          </table:table-cell>
          <table:table-cell table:style-name="ce82"/>
          <table:table-cell office:value-type="float" office:value="70.402000000000001" table:style-name="ce120">
            <text:p>70</text:p>
          </table:table-cell>
          <table:table-cell office:value-type="float" office:value="1.091" table:style-name="ce120">
            <text:p>1</text:p>
          </table:table-cell>
          <table:table-cell table:style-name="ce82"/>
          <table:table-cell office:value-type="float" office:value="1.1910000000000001" table:style-name="ce120">
            <text:p>1</text:p>
          </table:table-cell>
          <table:table-cell office:value-type="float" office:value="185.78000000000003" table:style-name="ce120">
            <text:p>186</text:p>
          </table:table-cell>
          <table:table-cell table:style-name="ce82"/>
          <table:table-cell office:value-type="float" office:value="261.99" table:style-name="ce120">
            <text:p>262</text:p>
          </table:table-cell>
          <table:table-cell office:value-type="float" office:value="618.10199999999998" table:style-name="ce120">
            <text:p>618</text:p>
          </table:table-cell>
          <table:table-cell office:value-type="string" table:style-name="ce82">
            <text:p>R</text:p>
          </table:table-cell>
          <table:table-cell office:value-type="float" office:value="878.13399999999979" table:style-name="ce120">
            <text:p>878</text:p>
          </table:table-cell>
          <table:table-cell office:value-type="float" office:value="1026.501" table:style-name="ce121">
            <text:p>1,027</text:p>
          </table:table-cell>
          <table:table-cell office:value-type="string" table:style-name="ce82">
            <text:p>R</text:p>
          </table:table-cell>
          <table:table-cell office:value-type="float" office:value="1328.6479999999997" table:style-name="ce121">
            <text:p>1,329</text:p>
          </table:table-cell>
          <table:table-cell office:value-type="float" office:value="19.292999999999999" table:style-name="ce120">
            <text:p>19</text:p>
          </table:table-cell>
          <table:table-cell table:style-name="ce82"/>
          <table:table-cell office:value-type="float" office:value="20.131" table:style-name="ce120">
            <text:p>20</text:p>
          </table:table-cell>
          <table:table-cell office:value-type="float" office:value="46.601000000000006" table:style-name="ce120">
            <text:p>47</text:p>
          </table:table-cell>
          <table:table-cell table:style-name="ce82"/>
          <table:table-cell office:value-type="float" office:value="18.206999999999997" table:style-name="ce120">
            <text:p>18</text:p>
          </table:table-cell>
          <table:table-cell office:value-type="float" office:value="128.821" table:style-name="ce120">
            <text:p>129</text:p>
          </table:table-cell>
          <table:table-cell table:style-name="ce82"/>
          <table:table-cell office:value-type="float" office:value="184.21" table:style-name="ce120">
            <text:p>184</text:p>
          </table:table-cell>
          <table:table-cell office:value-type="float" office:value="194.715" table:style-name="ce120">
            <text:p>195</text:p>
          </table:table-cell>
          <table:table-cell table:style-name="ce82"/>
          <table:table-cell office:value-type="float" office:value="222.548" table:style-name="ce120">
            <text:p>223</text:p>
          </table:table-cell>
          <table:table-cell office:value-type="float" office:value="1221.2159999999999" table:style-name="ce121">
            <text:p>1,221</text:p>
          </table:table-cell>
          <table:table-cell office:value-type="string" table:style-name="ce82">
            <text:p>R</text:p>
          </table:table-cell>
          <table:table-cell office:value-type="float" office:value="1551.1959999999997" table:style-name="ce121">
            <text:p>1,551</text:p>
          </table:table-cell>
          <table:table-cell table:number-columns-repeated="16343"/>
        </table:table-row>
        <table:table-row table:style-name="ro10">
          <table:table-cell table:style-name="ce112"/>
          <table:table-cell office:value-type="string" table:style-name="ce112">
            <text:p>Netherlands</text:p>
          </table:table-cell>
          <table:table-cell office:value-type="float" office:value="476.31899999999996" table:style-name="ce120">
            <text:p>476</text:p>
          </table:table-cell>
          <table:table-cell office:value-type="string" table:style-name="ce82">
            <text:p>R</text:p>
          </table:table-cell>
          <table:table-cell office:value-type="float" office:value="294.858" table:style-name="ce120">
            <text:p>295</text:p>
          </table:table-cell>
          <table:table-cell office:value-type="float" office:value="110.47" table:style-name="ce120">
            <text:p>110</text:p>
          </table:table-cell>
          <table:table-cell office:value-type="string" table:style-name="ce82">
            <text:p>R</text:p>
          </table:table-cell>
          <table:table-cell office:value-type="float" office:value="101.816" table:style-name="ce120">
            <text:p>102</text:p>
          </table:table-cell>
          <table:table-cell office:value-type="float" office:value="2904.8489999999997" table:style-name="ce120">
            <text:p>2,905</text:p>
          </table:table-cell>
          <table:table-cell table:style-name="ce82"/>
          <table:table-cell office:value-type="float" office:value="5604.6930000000002" table:style-name="ce120">
            <text:p>5,605</text:p>
          </table:table-cell>
          <table:table-cell office:value-type="float" office:value="1413.7930000000001" table:style-name="ce120">
            <text:p>1,414</text:p>
          </table:table-cell>
          <table:table-cell office:value-type="string" table:style-name="ce82">
            <text:p>R</text:p>
          </table:table-cell>
          <table:table-cell office:value-type="float" office:value="990.76299999999992" table:style-name="ce120">
            <text:p>991</text:p>
          </table:table-cell>
          <table:table-cell office:value-type="float" office:value="62.329000000000001" table:style-name="ce120">
            <text:p>62</text:p>
          </table:table-cell>
          <table:table-cell office:value-type="string" table:style-name="ce82">
            <text:p>R</text:p>
          </table:table-cell>
          <table:table-cell office:value-type="float" office:value="58.314999999999998" table:style-name="ce120">
            <text:p>58</text:p>
          </table:table-cell>
          <table:table-cell office:value-type="float" office:value="1477.9159999999997" table:style-name="ce120">
            <text:p>1,478</text:p>
          </table:table-cell>
          <table:table-cell office:value-type="string" table:style-name="ce82">
            <text:p>R</text:p>
          </table:table-cell>
          <table:table-cell office:value-type="float" office:value="3607.0230000000001" table:style-name="ce120">
            <text:p>3,607</text:p>
          </table:table-cell>
          <table:table-cell office:value-type="float" office:value="14673.558000000003" table:style-name="ce120">
            <text:p>14,674</text:p>
          </table:table-cell>
          <table:table-cell office:value-type="string" table:style-name="ce82">
            <text:p>R</text:p>
          </table:table-cell>
          <table:table-cell office:value-type="float" office:value="13635.084000000008" table:style-name="ce120">
            <text:p>13,635</text:p>
          </table:table-cell>
          <table:table-cell office:value-type="float" office:value="21119.234000000004" table:style-name="ce121">
            <text:p>21,119</text:p>
          </table:table-cell>
          <table:table-cell office:value-type="string" table:style-name="ce82">
            <text:p>R</text:p>
          </table:table-cell>
          <table:table-cell office:value-type="float" office:value="24292.552000000011" table:style-name="ce121">
            <text:p>24,293</text:p>
          </table:table-cell>
          <table:table-cell office:value-type="float" office:value="449.97399999999999" table:style-name="ce120">
            <text:p>450</text:p>
          </table:table-cell>
          <table:table-cell table:style-name="ce82"/>
          <table:table-cell office:value-type="float" office:value="501.60700000000003" table:style-name="ce120">
            <text:p>502</text:p>
          </table:table-cell>
          <table:table-cell office:value-type="float" office:value="2086.8250000000003" table:style-name="ce120">
            <text:p>2,087</text:p>
          </table:table-cell>
          <table:table-cell office:value-type="string" table:style-name="ce82">
            <text:p>R</text:p>
          </table:table-cell>
          <table:table-cell office:value-type="float" office:value="1252.261" table:style-name="ce120">
            <text:p>1,252</text:p>
          </table:table-cell>
          <table:table-cell office:value-type="float" office:value="967.21699999999998" table:style-name="ce120">
            <text:p>967</text:p>
          </table:table-cell>
          <table:table-cell office:value-type="string" table:style-name="ce82">
            <text:p>R</text:p>
          </table:table-cell>
          <table:table-cell office:value-type="float" office:value="965.14400000000023" table:style-name="ce120">
            <text:p>965</text:p>
          </table:table-cell>
          <table:table-cell office:value-type="float" office:value="3504.0160000000005" table:style-name="ce120">
            <text:p>3,504</text:p>
          </table:table-cell>
          <table:table-cell office:value-type="string" table:style-name="ce82">
            <text:p>R</text:p>
          </table:table-cell>
          <table:table-cell office:value-type="float" office:value="2719.0120000000002" table:style-name="ce120">
            <text:p>2,719</text:p>
          </table:table-cell>
          <table:table-cell office:value-type="float" office:value="24623.250000000004" table:style-name="ce121">
            <text:p>24,623</text:p>
          </table:table-cell>
          <table:table-cell office:value-type="string" table:style-name="ce82">
            <text:p>R</text:p>
          </table:table-cell>
          <table:table-cell office:value-type="float" office:value="27011.564000000009" table:style-name="ce121">
            <text:p>27,012</text:p>
          </table:table-cell>
          <table:table-cell table:number-columns-repeated="16343"/>
        </table:table-row>
        <table:table-row table:style-name="ro10">
          <table:table-cell table:style-name="ce112"/>
          <table:table-cell office:value-type="string" table:style-name="ce112">
            <text:p>Portugal</text:p>
          </table:table-cell>
          <table:table-cell office:value-type="float" office:value="55.922999999999995" table:style-name="ce120">
            <text:p>56</text:p>
          </table:table-cell>
          <table:table-cell table:style-name="ce82"/>
          <table:table-cell office:value-type="float" office:value="131.292" table:style-name="ce120">
            <text:p>13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69.923" table:style-name="ce120">
            <text:p>470</text:p>
          </table:table-cell>
          <table:table-cell table:style-name="ce82"/>
          <table:table-cell office:value-type="float" office:value="415.88900000000001" table:style-name="ce120">
            <text:p>416</text:p>
          </table:table-cell>
          <table:table-cell office:value-type="float" office:value="29.033999999999999" table:style-name="ce120">
            <text:p>29</text:p>
          </table:table-cell>
          <table:table-cell table:style-name="ce82"/>
          <table:table-cell office:value-type="float" office:value="73.052999999999997" table:style-name="ce120">
            <text:p>73</text:p>
          </table:table-cell>
          <table:table-cell office:value-type="float" office:value="1081.6080000000002" table:style-name="ce120">
            <text:p>1,082</text:p>
          </table:table-cell>
          <table:table-cell office:value-type="string" table:style-name="ce82">
            <text:p>R</text:p>
          </table:table-cell>
          <table:table-cell office:value-type="float" office:value="1080.2350000000001" table:style-name="ce120">
            <text:p>1,080</text:p>
          </table:table-cell>
          <table:table-cell office:value-type="float" office:value="2517.721" table:style-name="ce120">
            <text:p>2,518</text:p>
          </table:table-cell>
          <table:table-cell office:value-type="string" table:style-name="ce82">
            <text:p>R</text:p>
          </table:table-cell>
          <table:table-cell office:value-type="float" office:value="3027.6299999999997" table:style-name="ce120">
            <text:p>3,028</text:p>
          </table:table-cell>
          <table:table-cell office:value-type="float" office:value="175.06700000000001" table:style-name="ce120">
            <text:p>175</text:p>
          </table:table-cell>
          <table:table-cell table:style-name="ce82"/>
          <table:table-cell office:value-type="float" office:value="310.56900000000002" table:style-name="ce120">
            <text:p>311</text:p>
          </table:table-cell>
          <table:table-cell office:value-type="float" office:value="4329.2760000000007" table:style-name="ce121">
            <text:p>4,329</text:p>
          </table:table-cell>
          <table:table-cell office:value-type="string" table:style-name="ce82">
            <text:p>R</text:p>
          </table:table-cell>
          <table:table-cell office:value-type="float" office:value="5038.6680000000006" table:style-name="ce121">
            <text:p>5,039</text:p>
          </table:table-cell>
          <table:table-cell office:value-type="float" office:value="4.4450000000000003" table:style-name="ce120">
            <text:p>4</text:p>
          </table:table-cell>
          <table:table-cell table:style-name="ce82"/>
          <table:table-cell office:value-type="float" office:value="7.0789999999999997" table:style-name="ce120">
            <text:p>7</text:p>
          </table:table-cell>
          <table:table-cell office:value-type="float" office:value="28.111000000000001" table:style-name="ce120">
            <text:p>28</text:p>
          </table:table-cell>
          <table:table-cell table:style-name="ce82"/>
          <table:table-cell office:value-type="float" office:value="63.756999999999998" table:style-name="ce120">
            <text:p>64</text:p>
          </table:table-cell>
          <table:table-cell office:value-type="float" office:value="93.077000000000012" table:style-name="ce120">
            <text:p>93</text:p>
          </table:table-cell>
          <table:table-cell table:style-name="ce82"/>
          <table:table-cell office:value-type="float" office:value="366.29499999999996" table:style-name="ce120">
            <text:p>366</text:p>
          </table:table-cell>
          <table:table-cell office:value-type="float" office:value="125.63300000000001" table:style-name="ce120">
            <text:p>126</text:p>
          </table:table-cell>
          <table:table-cell table:style-name="ce82"/>
          <table:table-cell office:value-type="float" office:value="437.13099999999997" table:style-name="ce120">
            <text:p>437</text:p>
          </table:table-cell>
          <table:table-cell office:value-type="float" office:value="4454.9090000000006" table:style-name="ce121">
            <text:p>4,455</text:p>
          </table:table-cell>
          <table:table-cell office:value-type="string" table:style-name="ce82">
            <text:p>R</text:p>
          </table:table-cell>
          <table:table-cell office:value-type="float" office:value="5475.7990000000009" table:style-name="ce121">
            <text:p>5,476</text:p>
          </table:table-cell>
          <table:table-cell table:number-columns-repeated="16343"/>
        </table:table-row>
        <table:table-row table:style-name="ro10">
          <table:table-cell table:style-name="ce112"/>
          <table:table-cell office:value-type="string" table:style-name="ce112">
            <text:p>Spain</text:p>
          </table:table-cell>
          <table:table-cell office:value-type="float" office:value="787.40899999999999" table:style-name="ce120">
            <text:p>787</text:p>
          </table:table-cell>
          <table:table-cell office:value-type="string" table:style-name="ce82">
            <text:p>R</text:p>
          </table:table-cell>
          <table:table-cell office:value-type="float" office:value="399.59199999999998" table:style-name="ce120">
            <text:p>400</text:p>
          </table:table-cell>
          <table:table-cell office:value-type="float" office:value="9.5129999999999999" table:style-name="ce120">
            <text:p>10</text:p>
          </table:table-cell>
          <table:table-cell table:style-name="ce82"/>
          <table:table-cell office:value-type="float" office:value="0" table:style-name="ce120">
            <text:p>-</text:p>
          </table:table-cell>
          <table:table-cell office:value-type="float" office:value="121.318" table:style-name="ce120">
            <text:p>121</text:p>
          </table:table-cell>
          <table:table-cell office:value-type="string" table:style-name="ce82">
            <text:p>R</text:p>
          </table:table-cell>
          <table:table-cell office:value-type="float" office:value="11.876000000000001" table:style-name="ce120">
            <text:p>12</text:p>
          </table:table-cell>
          <table:table-cell office:value-type="float" office:value="1.9330000000000001" table:style-name="ce120">
            <text:p>2</text:p>
          </table:table-cell>
          <table:table-cell table:style-name="ce82"/>
          <table:table-cell office:value-type="float" office:value="6.2549999999999999" table:style-name="ce120">
            <text:p>6</text:p>
          </table:table-cell>
          <table:table-cell office:value-type="float" office:value="133.999" table:style-name="ce120">
            <text:p>134</text:p>
          </table:table-cell>
          <table:table-cell table:style-name="ce82"/>
          <table:table-cell office:value-type="float" office:value="156.27699999999999" table:style-name="ce120">
            <text:p>156</text:p>
          </table:table-cell>
          <table:table-cell office:value-type="float" office:value="6667.4609999999993" table:style-name="ce120">
            <text:p>6,667</text:p>
          </table:table-cell>
          <table:table-cell office:value-type="string" table:style-name="ce82">
            <text:p>R</text:p>
          </table:table-cell>
          <table:table-cell office:value-type="float" office:value="11514.028000000002" table:style-name="ce120">
            <text:p>11,514</text:p>
          </table:table-cell>
          <table:table-cell office:value-type="float" office:value="2017.6379999999995" table:style-name="ce120">
            <text:p>2,018</text:p>
          </table:table-cell>
          <table:table-cell office:value-type="string" table:style-name="ce82">
            <text:p>R</text:p>
          </table:table-cell>
          <table:table-cell office:value-type="float" office:value="1779.6020000000003" table:style-name="ce120">
            <text:p>1,780</text:p>
          </table:table-cell>
          <table:table-cell office:value-type="float" office:value="9739.2709999999988" table:style-name="ce121">
            <text:p>9,739</text:p>
          </table:table-cell>
          <table:table-cell office:value-type="string" table:style-name="ce82">
            <text:p>R</text:p>
          </table:table-cell>
          <table:table-cell office:value-type="float" office:value="13867.630000000003" table:style-name="ce121">
            <text:p>13,868</text:p>
          </table:table-cell>
          <table:table-cell office:value-type="float" office:value="114.858" table:style-name="ce120">
            <text:p>115</text:p>
          </table:table-cell>
          <table:table-cell table:style-name="ce82"/>
          <table:table-cell office:value-type="float" office:value="149.87100000000001" table:style-name="ce120">
            <text:p>150</text:p>
          </table:table-cell>
          <table:table-cell office:value-type="float" office:value="973.94500000000005" table:style-name="ce120">
            <text:p>974</text:p>
          </table:table-cell>
          <table:table-cell table:style-name="ce82"/>
          <table:table-cell office:value-type="float" office:value="1007.662" table:style-name="ce120">
            <text:p>1,008</text:p>
          </table:table-cell>
          <table:table-cell office:value-type="float" office:value="2418.6260000000079" table:style-name="ce120">
            <text:p>2,419</text:p>
          </table:table-cell>
          <table:table-cell office:value-type="string" table:style-name="ce82">
            <text:p>R</text:p>
          </table:table-cell>
          <table:table-cell office:value-type="float" office:value="16782.455000000002" table:style-name="ce120">
            <text:p>16,782</text:p>
          </table:table-cell>
          <table:table-cell office:value-type="float" office:value="3507.4290000000083" table:style-name="ce120">
            <text:p>3,507</text:p>
          </table:table-cell>
          <table:table-cell office:value-type="string" table:style-name="ce82">
            <text:p>R</text:p>
          </table:table-cell>
          <table:table-cell office:value-type="float" office:value="17939.988000000001" table:style-name="ce120">
            <text:p>17,940</text:p>
          </table:table-cell>
          <table:table-cell office:value-type="float" office:value="13246.700000000008" table:style-name="ce121">
            <text:p>13,247</text:p>
          </table:table-cell>
          <table:table-cell office:value-type="string" table:style-name="ce82">
            <text:p>R</text:p>
          </table:table-cell>
          <table:table-cell office:value-type="float" office:value="31807.618000000002" table:style-name="ce121">
            <text:p>31,808</text:p>
          </table:table-cell>
          <table:table-cell table:number-columns-repeated="16343"/>
        </table:table-row>
        <table:table-row table:style-name="ro10">
          <table:table-cell table:style-name="ce112"/>
          <table:table-cell office:value-type="string" table:style-name="ce112">
            <text:p>Sweden</text:p>
          </table:table-cell>
          <table:table-cell office:value-type="float" office:value="540.11599999999999" table:style-name="ce120">
            <text:p>540</text:p>
          </table:table-cell>
          <table:table-cell table:style-name="ce82"/>
          <table:table-cell office:value-type="float" office:value="659.94600000000003" table:style-name="ce120">
            <text:p>660</text:p>
          </table:table-cell>
          <table:table-cell office:value-type="float" office:value="467.60699999999997" table:style-name="ce120">
            <text:p>468</text:p>
          </table:table-cell>
          <table:table-cell office:value-type="string" table:style-name="ce82">
            <text:p>R</text:p>
          </table:table-cell>
          <table:table-cell office:value-type="float" office:value="695.29500000000007" table:style-name="ce120">
            <text:p>695</text:p>
          </table:table-cell>
          <table:table-cell office:value-type="float" office:value="1225.6469999999999" table:style-name="ce120">
            <text:p>1,226</text:p>
          </table:table-cell>
          <table:table-cell table:style-name="ce82"/>
          <table:table-cell office:value-type="float" office:value="1064.56" table:style-name="ce120">
            <text:p>1,065</text:p>
          </table:table-cell>
          <table:table-cell office:value-type="float" office:value="31914.913000000004" table:style-name="ce120">
            <text:p>31,915</text:p>
          </table:table-cell>
          <table:table-cell office:value-type="string" table:style-name="ce82">
            <text:p>R</text:p>
          </table:table-cell>
          <table:table-cell office:value-type="float" office:value="36933.610999999997" table:style-name="ce120">
            <text:p>36,93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362.4959999999999" table:style-name="ce120">
            <text:p>1,362</text:p>
          </table:table-cell>
          <table:table-cell office:value-type="string" table:style-name="ce82">
            <text:p>R</text:p>
          </table:table-cell>
          <table:table-cell office:value-type="float" office:value="3533.6580000000008" table:style-name="ce120">
            <text:p>3,534</text:p>
          </table:table-cell>
          <table:table-cell office:value-type="float" office:value="35510.779000000002" table:style-name="ce121">
            <text:p>35,511</text:p>
          </table:table-cell>
          <table:table-cell office:value-type="string" table:style-name="ce82">
            <text:p>R</text:p>
          </table:table-cell>
          <table:table-cell office:value-type="float" office:value="42887.07" table:style-name="ce121">
            <text:p>42,887</text:p>
          </table:table-cell>
          <table:table-cell office:value-type="float" office:value="0" table:style-name="ce120">
            <text:p>-</text:p>
          </table:table-cell>
          <table:table-cell table:style-name="ce82"/>
          <table:table-cell office:value-type="float" office:value="6.0000000000000001E-3" table:style-name="ce120"/>
          <table:table-cell office:value-type="float" office:value="98.974999999999994" table:style-name="ce120">
            <text:p>99</text:p>
          </table:table-cell>
          <table:table-cell table:style-name="ce82"/>
          <table:table-cell office:value-type="float" office:value="55.034999999999997" table:style-name="ce120">
            <text:p>55</text:p>
          </table:table-cell>
          <table:table-cell office:value-type="float" office:value="22.452000000000002" table:style-name="ce120">
            <text:p>22</text:p>
          </table:table-cell>
          <table:table-cell table:style-name="ce82"/>
          <table:table-cell office:value-type="float" office:value="47.369" table:style-name="ce120">
            <text:p>47</text:p>
          </table:table-cell>
          <table:table-cell office:value-type="float" office:value="121.42699999999999" table:style-name="ce120">
            <text:p>121</text:p>
          </table:table-cell>
          <table:table-cell table:style-name="ce82"/>
          <table:table-cell office:value-type="float" office:value="102.41" table:style-name="ce120">
            <text:p>102</text:p>
          </table:table-cell>
          <table:table-cell office:value-type="float" office:value="35632.206000000006" table:style-name="ce121">
            <text:p>35,632</text:p>
          </table:table-cell>
          <table:table-cell office:value-type="string" table:style-name="ce82">
            <text:p>R</text:p>
          </table:table-cell>
          <table:table-cell office:value-type="float" office:value="42989.48" table:style-name="ce121">
            <text:p>42,989</text:p>
          </table:table-cell>
          <table:table-cell table:number-columns-repeated="16343"/>
        </table:table-row>
        <table:table-row table:style-name="ro10">
          <table:table-cell table:style-name="ce112"/>
          <table:table-cell office:value-type="string" table:style-name="ce112">
            <text:p>Other EU 15</text:p>
          </table:table-cell>
          <table:table-cell office:value-type="float" office:value="7.1999999999999995E-2" table:style-name="ce120"/>
          <table:table-cell table:style-name="ce82"/>
          <table:table-cell office:value-type="float" office:value="0" table:style-name="ce120">
            <text:p>-</text:p>
          </table:table-cell>
          <table:table-cell office:value-type="float" office:value="0.184" table:style-name="ce120"/>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1.08" table:style-name="ce120">
            <text:p>1</text:p>
          </table:table-cell>
          <table:table-cell office:value-type="float" office:value="591.15700000000004" table:style-name="ce120">
            <text:p>591</text:p>
          </table:table-cell>
          <table:table-cell table:style-name="ce82"/>
          <table:table-cell office:value-type="float" office:value="3887.5810000000001" table:style-name="ce120">
            <text:p>3,88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3.805" table:style-name="ce120">
            <text:p>14</text:p>
          </table:table-cell>
          <table:table-cell table:style-name="ce82"/>
          <table:table-cell office:value-type="float" office:value="0" table:style-name="ce120">
            <text:p>-</text:p>
          </table:table-cell>
          <table:table-cell office:value-type="float" office:value="0.157" table:style-name="ce120"/>
          <table:table-cell table:style-name="ce82"/>
          <table:table-cell office:value-type="float" office:value="6.7230000000000008" table:style-name="ce120">
            <text:p>7</text:p>
          </table:table-cell>
          <table:table-cell office:value-type="float" office:value="605.375" table:style-name="ce121">
            <text:p>605</text:p>
          </table:table-cell>
          <table:table-cell table:style-name="ce82"/>
          <table:table-cell office:value-type="float" office:value="3895.384" table:style-name="ce121">
            <text:p>3,895</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9.5739999999999998" table:style-name="ce120">
            <text:p>10</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9.5739999999999998" table:style-name="ce120">
            <text:p>10</text:p>
          </table:table-cell>
          <table:table-cell table:style-name="ce82"/>
          <table:table-cell office:value-type="float" office:value="0" table:style-name="ce120">
            <text:p>-</text:p>
          </table:table-cell>
          <table:table-cell office:value-type="float" office:value="614.94899999999996" table:style-name="ce121">
            <text:p>615</text:p>
          </table:table-cell>
          <table:table-cell table:style-name="ce82"/>
          <table:table-cell office:value-type="float" office:value="3895.384" table:style-name="ce121">
            <text:p>3,895</text:p>
          </table:table-cell>
          <table:table-cell table:number-columns-repeated="16343"/>
        </table:table-row>
        <table:table-row table:style-name="ro10">
          <table:table-cell table:style-name="ce113"/>
          <table:table-cell office:value-type="string" table:style-name="ce122">
            <text:p>Total EU 15</text:p>
          </table:table-cell>
          <table:table-cell office:value-type="float" office:value="19268.388999999996" table:style-name="ce123">
            <text:p>19,268</text:p>
          </table:table-cell>
          <table:table-cell office:value-type="string" table:style-name="ce90">
            <text:p>R</text:p>
          </table:table-cell>
          <table:table-cell office:value-type="float" office:value="16842.874" table:style-name="ce123">
            <text:p>16,843</text:p>
          </table:table-cell>
          <table:table-cell office:value-type="float" office:value="6271.6419999999998" table:style-name="ce123">
            <text:p>6,272</text:p>
          </table:table-cell>
          <table:table-cell office:value-type="string" table:style-name="ce90">
            <text:p>R</text:p>
          </table:table-cell>
          <table:table-cell office:value-type="float" office:value="7156.7650000000003" table:style-name="ce123">
            <text:p>7,157</text:p>
          </table:table-cell>
          <table:table-cell office:value-type="float" office:value="11011.716" table:style-name="ce123">
            <text:p>11,012</text:p>
          </table:table-cell>
          <table:table-cell office:value-type="string" table:style-name="ce90">
            <text:p>R</text:p>
          </table:table-cell>
          <table:table-cell office:value-type="float" office:value="16990.799000000003" table:style-name="ce123">
            <text:p>16,991</text:p>
          </table:table-cell>
          <table:table-cell office:value-type="float" office:value="45418.899000000005" table:style-name="ce123">
            <text:p>45,419</text:p>
          </table:table-cell>
          <table:table-cell office:value-type="string" table:style-name="ce90">
            <text:p>R</text:p>
          </table:table-cell>
          <table:table-cell office:value-type="float" office:value="51100.206999999995" table:style-name="ce123">
            <text:p>51,100</text:p>
          </table:table-cell>
          <table:table-cell office:value-type="float" office:value="1703.3650000000002" table:style-name="ce123">
            <text:p>1,703</text:p>
          </table:table-cell>
          <table:table-cell office:value-type="string" table:style-name="ce90">
            <text:p>R</text:p>
          </table:table-cell>
          <table:table-cell office:value-type="float" office:value="3337.1580000000004" table:style-name="ce123">
            <text:p>3,337</text:p>
          </table:table-cell>
          <table:table-cell office:value-type="float" office:value="14946.618999999999" table:style-name="ce123">
            <text:p>14,947</text:p>
          </table:table-cell>
          <table:table-cell office:value-type="string" table:style-name="ce90">
            <text:p>R</text:p>
          </table:table-cell>
          <table:table-cell office:value-type="float" office:value="27662.002" table:style-name="ce123">
            <text:p>27,662</text:p>
          </table:table-cell>
          <table:table-cell office:value-type="float" office:value="69093.595000000001" table:style-name="ce123">
            <text:p>69,094</text:p>
          </table:table-cell>
          <table:table-cell office:value-type="string" table:style-name="ce90">
            <text:p>R</text:p>
          </table:table-cell>
          <table:table-cell office:value-type="float" office:value="74759.903999999995" table:style-name="ce123">
            <text:p>74,760</text:p>
          </table:table-cell>
          <table:table-cell office:value-type="float" office:value="167714.22500000003" table:style-name="ce123">
            <text:p>167,714</text:p>
          </table:table-cell>
          <table:table-cell office:value-type="string" table:style-name="ce90">
            <text:p>R</text:p>
          </table:table-cell>
          <table:table-cell office:value-type="float" office:value="197849.709" table:style-name="ce123">
            <text:p>197,850</text:p>
          </table:table-cell>
          <table:table-cell office:value-type="float" office:value="3620.4310000000005" table:style-name="ce123">
            <text:p>3,620</text:p>
          </table:table-cell>
          <table:table-cell office:value-type="string" table:style-name="ce90">
            <text:p>R</text:p>
          </table:table-cell>
          <table:table-cell office:value-type="float" office:value="3632.6699999999996" table:style-name="ce123">
            <text:p>3,633</text:p>
          </table:table-cell>
          <table:table-cell office:value-type="float" office:value="15671.279000000002" table:style-name="ce123">
            <text:p>15,671</text:p>
          </table:table-cell>
          <table:table-cell office:value-type="string" table:style-name="ce90">
            <text:p>R</text:p>
          </table:table-cell>
          <table:table-cell office:value-type="float" office:value="12735.402" table:style-name="ce123">
            <text:p>12,735</text:p>
          </table:table-cell>
          <table:table-cell office:value-type="float" office:value="12949.063000000009" table:style-name="ce123">
            <text:p>12,949</text:p>
          </table:table-cell>
          <table:table-cell office:value-type="string" table:style-name="ce90">
            <text:p>R</text:p>
          </table:table-cell>
          <table:table-cell office:value-type="float" office:value="28303.446" table:style-name="ce123">
            <text:p>28,303</text:p>
          </table:table-cell>
          <table:table-cell office:value-type="float" office:value="32240.773000000012" table:style-name="ce123">
            <text:p>32,241</text:p>
          </table:table-cell>
          <table:table-cell office:value-type="string" table:style-name="ce90">
            <text:p>R</text:p>
          </table:table-cell>
          <table:table-cell office:value-type="float" office:value="44671.518000000004" table:style-name="ce123">
            <text:p>44,672</text:p>
          </table:table-cell>
          <table:table-cell office:value-type="float" office:value="199954.99800000005" table:style-name="ce123">
            <text:p>199,955</text:p>
          </table:table-cell>
          <table:table-cell office:value-type="string" table:style-name="ce90">
            <text:p>R</text:p>
          </table:table-cell>
          <table:table-cell office:value-type="float" office:value="242521.22700000001" table:style-name="ce123">
            <text:p>242,521</text:p>
          </table:table-cell>
          <table:table-cell table:number-columns-repeated="16343" table:style-name="ce113"/>
        </table:table-row>
        <table:table-row table:style-name="ro12">
          <table:table-cell table:number-columns-repeated="2" table:style-name="ce112"/>
          <table:table-cell table:number-columns-repeated="21" table:style-name="ce100"/>
          <table:table-cell table:style-name="ce117"/>
          <table:table-cell table:style-name="ce100"/>
          <table:table-cell table:style-name="ce117"/>
          <table:table-cell table:number-columns-repeated="12" table:style-name="ce100"/>
          <table:table-cell table:style-name="ce117"/>
          <table:table-cell table:style-name="ce100"/>
          <table:table-cell table:style-name="ce117"/>
          <table:table-cell table:number-columns-repeated="16343"/>
        </table:table-row>
        <table:table-row table:style-name="ro10">
          <table:table-cell table:style-name="ce112"/>
          <table:table-cell office:value-type="string" table:style-name="ce112">
            <text:p>Cypru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0" table:style-name="ce121">
            <text:p>-</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0" table:style-name="ce121">
            <text:p>-</text:p>
          </table:table-cell>
          <table:table-cell table:number-columns-repeated="16343"/>
        </table:table-row>
        <table:table-row table:style-name="ro10">
          <table:table-cell table:style-name="ce112"/>
          <table:table-cell office:value-type="string" table:style-name="ce112">
            <text:p>Latvia</text:p>
          </table:table-cell>
          <table:table-cell office:value-type="float" office:value="3.1459999999999999" table:style-name="ce120">
            <text:p>3</text:p>
          </table:table-cell>
          <table:table-cell table:style-name="ce82"/>
          <table:table-cell office:value-type="float" office:value="903.35900000000004" table:style-name="ce120">
            <text:p>903</text:p>
          </table:table-cell>
          <table:table-cell office:value-type="float" office:value="0" table:style-name="ce120">
            <text:p>-</text:p>
          </table:table-cell>
          <table:table-cell table:style-name="ce82"/>
          <table:table-cell office:value-type="float" office:value="11.093" table:style-name="ce120">
            <text:p>11</text:p>
          </table:table-cell>
          <table:table-cell office:value-type="float" office:value="1007.9059999999999" table:style-name="ce120">
            <text:p>1,008</text:p>
          </table:table-cell>
          <table:table-cell table:style-name="ce82"/>
          <table:table-cell office:value-type="float" office:value="1407.8909999999998" table:style-name="ce120">
            <text:p>1,40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9.6820000000000004" table:style-name="ce120">
            <text:p>10</text:p>
          </table:table-cell>
          <table:table-cell table:style-name="ce82"/>
          <table:table-cell office:value-type="float" office:value="19.378" table:style-name="ce120">
            <text:p>19</text:p>
          </table:table-cell>
          <table:table-cell office:value-type="float" office:value="1.3320000000000001" table:style-name="ce120">
            <text:p>1</text:p>
          </table:table-cell>
          <table:table-cell table:style-name="ce82"/>
          <table:table-cell office:value-type="float" office:value="190.59799999999998" table:style-name="ce120">
            <text:p>191</text:p>
          </table:table-cell>
          <table:table-cell office:value-type="float" office:value="202.94400000000002" table:style-name="ce120">
            <text:p>203</text:p>
          </table:table-cell>
          <table:table-cell table:style-name="ce82"/>
          <table:table-cell office:value-type="float" office:value="382.29300000000001" table:style-name="ce120">
            <text:p>382</text:p>
          </table:table-cell>
          <table:table-cell office:value-type="float" office:value="1225.01" table:style-name="ce121">
            <text:p>1,225</text:p>
          </table:table-cell>
          <table:table-cell table:style-name="ce82"/>
          <table:table-cell office:value-type="float" office:value="2914.6120000000001" table:style-name="ce121">
            <text:p>2,915</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1.9830000000000001" table:style-name="ce100">
            <text:p>2</text:p>
          </table:table-cell>
          <table:table-cell table:style-name="ce82"/>
          <table:table-cell office:value-type="float" office:value="1.7890000000000001" table:style-name="ce100">
            <text:p>2</text:p>
          </table:table-cell>
          <table:table-cell office:value-type="float" office:value="1.9830000000000001" table:style-name="ce120">
            <text:p>2</text:p>
          </table:table-cell>
          <table:table-cell table:style-name="ce82"/>
          <table:table-cell office:value-type="float" office:value="1.7890000000000001" table:style-name="ce120">
            <text:p>2</text:p>
          </table:table-cell>
          <table:table-cell office:value-type="float" office:value="1226.9929999999999" table:style-name="ce121">
            <text:p>1,227</text:p>
          </table:table-cell>
          <table:table-cell table:style-name="ce82"/>
          <table:table-cell office:value-type="float" office:value="2916.4010000000003" table:style-name="ce121">
            <text:p>2,916</text:p>
          </table:table-cell>
          <table:table-cell table:number-columns-repeated="16343"/>
        </table:table-row>
        <table:table-row table:style-name="ro10">
          <table:table-cell table:style-name="ce112"/>
          <table:table-cell office:value-type="string" table:style-name="ce112">
            <text:p>Lithuania</text:p>
          </table:table-cell>
          <table:table-cell office:value-type="float" office:value="1302.606" table:style-name="ce120">
            <text:p>1,303</text:p>
          </table:table-cell>
          <table:table-cell table:style-name="ce82"/>
          <table:table-cell office:value-type="float" office:value="853.93899999999996" table:style-name="ce120">
            <text:p>854</text:p>
          </table:table-cell>
          <table:table-cell office:value-type="float" office:value="14.798" table:style-name="ce120">
            <text:p>15</text:p>
          </table:table-cell>
          <table:table-cell table:style-name="ce82"/>
          <table:table-cell office:value-type="float" office:value="5.5380000000000003" table:style-name="ce120">
            <text:p>6</text:p>
          </table:table-cell>
          <table:table-cell office:value-type="float" office:value="120.259" table:style-name="ce120">
            <text:p>120</text:p>
          </table:table-cell>
          <table:table-cell table:style-name="ce82"/>
          <table:table-cell office:value-type="float" office:value="104.727" table:style-name="ce120">
            <text:p>105</text:p>
          </table:table-cell>
          <table:table-cell office:value-type="float" office:value="432.82799999999997" table:style-name="ce120">
            <text:p>433</text:p>
          </table:table-cell>
          <table:table-cell table:style-name="ce82"/>
          <table:table-cell office:value-type="float" office:value="1370.7339999999999" table:style-name="ce120">
            <text:p>1,37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3149999999999999" table:style-name="ce120">
            <text:p>1</text:p>
          </table:table-cell>
          <table:table-cell table:style-name="ce82"/>
          <table:table-cell office:value-type="float" office:value="0.85599999999999998" table:style-name="ce120">
            <text:p>1</text:p>
          </table:table-cell>
          <table:table-cell office:value-type="float" office:value="6105.723" table:style-name="ce120">
            <text:p>6,106</text:p>
          </table:table-cell>
          <table:table-cell table:style-name="ce82"/>
          <table:table-cell office:value-type="float" office:value="6788.9490000000005" table:style-name="ce120">
            <text:p>6,789</text:p>
          </table:table-cell>
          <table:table-cell office:value-type="float" office:value="7977.5290000000005" table:style-name="ce121">
            <text:p>7,978</text:p>
          </table:table-cell>
          <table:table-cell table:style-name="ce82"/>
          <table:table-cell office:value-type="float" office:value="9124.7430000000004" table:style-name="ce121">
            <text:p>9,125</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128.125" table:style-name="ce100">
            <text:p>128</text:p>
          </table:table-cell>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128.125" table:style-name="ce120">
            <text:p>128</text:p>
          </table:table-cell>
          <table:table-cell table:style-name="ce82"/>
          <table:table-cell office:value-type="float" office:value="0" table:style-name="ce120">
            <text:p>-</text:p>
          </table:table-cell>
          <table:table-cell office:value-type="float" office:value="8105.6540000000005" table:style-name="ce121">
            <text:p>8,106</text:p>
          </table:table-cell>
          <table:table-cell table:style-name="ce82"/>
          <table:table-cell office:value-type="float" office:value="9124.7430000000004" table:style-name="ce121">
            <text:p>9,125</text:p>
          </table:table-cell>
          <table:table-cell table:number-columns-repeated="16343"/>
        </table:table-row>
        <table:table-row table:style-name="ro10">
          <table:table-cell table:style-name="ce112"/>
          <table:table-cell office:value-type="string" table:style-name="ce112">
            <text:p>Poland</text:p>
          </table:table-cell>
          <table:table-cell office:value-type="float" office:value="1906.92" table:style-name="ce120">
            <text:p>1,907</text:p>
          </table:table-cell>
          <table:table-cell table:style-name="ce82"/>
          <table:table-cell office:value-type="float" office:value="1501.9659999999999" table:style-name="ce120">
            <text:p>1,502</text:p>
          </table:table-cell>
          <table:table-cell office:value-type="float" office:value="938.69399999999996" table:style-name="ce120">
            <text:p>939</text:p>
          </table:table-cell>
          <table:table-cell table:style-name="ce82"/>
          <table:table-cell office:value-type="float" office:value="715.75900000000001" table:style-name="ce120">
            <text:p>716</text:p>
          </table:table-cell>
          <table:table-cell office:value-type="float" office:value="928.42399999999998" table:style-name="ce120">
            <text:p>928</text:p>
          </table:table-cell>
          <table:table-cell office:value-type="string" table:style-name="ce82">
            <text:p>R</text:p>
          </table:table-cell>
          <table:table-cell office:value-type="float" office:value="601.14800000000002" table:style-name="ce120">
            <text:p>601</text:p>
          </table:table-cell>
          <table:table-cell office:value-type="float" office:value="1124.79" table:style-name="ce120">
            <text:p>1,125</text:p>
          </table:table-cell>
          <table:table-cell office:value-type="string" table:style-name="ce82">
            <text:p>R</text:p>
          </table:table-cell>
          <table:table-cell office:value-type="float" office:value="1429.0820000000001" table:style-name="ce120">
            <text:p>1,429</text:p>
          </table:table-cell>
          <table:table-cell office:value-type="float" office:value="43.792999999999999" table:style-name="ce120">
            <text:p>44</text:p>
          </table:table-cell>
          <table:table-cell table:style-name="ce82"/>
          <table:table-cell office:value-type="float" office:value="19.956" table:style-name="ce120">
            <text:p>20</text:p>
          </table:table-cell>
          <table:table-cell office:value-type="float" office:value="111.548" table:style-name="ce120">
            <text:p>112</text:p>
          </table:table-cell>
          <table:table-cell table:style-name="ce82"/>
          <table:table-cell office:value-type="float" office:value="51.394999999999996" table:style-name="ce120">
            <text:p>51</text:p>
          </table:table-cell>
          <table:table-cell office:value-type="float" office:value="13072.566000000001" table:style-name="ce120">
            <text:p>13,073</text:p>
          </table:table-cell>
          <table:table-cell office:value-type="string" table:style-name="ce82">
            <text:p>R</text:p>
          </table:table-cell>
          <table:table-cell office:value-type="float" office:value="12522.363000000001" table:style-name="ce120">
            <text:p>12,522</text:p>
          </table:table-cell>
          <table:table-cell office:value-type="float" office:value="18126.735000000001" table:style-name="ce121">
            <text:p>18,127</text:p>
          </table:table-cell>
          <table:table-cell office:value-type="string" table:style-name="ce82">
            <text:p>R</text:p>
          </table:table-cell>
          <table:table-cell office:value-type="float" office:value="16841.669000000002" table:style-name="ce121">
            <text:p>16,842</text:p>
          </table:table-cell>
          <table:table-cell office:value-type="float" office:value="2.5000000000000001E-2" table:style-name="ce100"/>
          <table:table-cell table:style-name="ce82"/>
          <table:table-cell office:value-type="float" office:value="2E-3" table:style-name="ce100"/>
          <table:table-cell office:value-type="float" office:value="9.2999999999999999E-2" table:style-name="ce100"/>
          <table:table-cell table:style-name="ce82"/>
          <table:table-cell office:value-type="float" office:value="1.389" table:style-name="ce100">
            <text:p>1</text:p>
          </table:table-cell>
          <table:table-cell office:value-type="float" office:value="4.3999999999999997E-2" table:style-name="ce100"/>
          <table:table-cell table:style-name="ce82"/>
          <table:table-cell office:value-type="float" office:value="3.843" table:style-name="ce100">
            <text:p>4</text:p>
          </table:table-cell>
          <table:table-cell office:value-type="float" office:value="0.16200000000000001" table:style-name="ce120"/>
          <table:table-cell table:style-name="ce82"/>
          <table:table-cell office:value-type="float" office:value="5.234" table:style-name="ce120">
            <text:p>5</text:p>
          </table:table-cell>
          <table:table-cell office:value-type="float" office:value="18126.897000000001" table:style-name="ce121">
            <text:p>18,127</text:p>
          </table:table-cell>
          <table:table-cell office:value-type="string" table:style-name="ce82">
            <text:p>R</text:p>
          </table:table-cell>
          <table:table-cell office:value-type="float" office:value="16846.903000000002" table:style-name="ce121">
            <text:p>16,847</text:p>
          </table:table-cell>
          <table:table-cell table:number-columns-repeated="16343"/>
        </table:table-row>
        <table:table-row table:style-name="ro10">
          <table:table-cell table:style-name="ce112"/>
          <table:table-cell office:value-type="string" table:style-name="ce112">
            <text:p>Romania</text:p>
          </table:table-cell>
          <table:table-cell office:value-type="float" office:value="30.629000000000001" table:style-name="ce120">
            <text:p>31</text:p>
          </table:table-cell>
          <table:table-cell table:style-name="ce82"/>
          <table:table-cell office:value-type="float" office:value="21.137" table:style-name="ce120">
            <text:p>2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74.950999999999993" table:style-name="ce120">
            <text:p>75</text:p>
          </table:table-cell>
          <table:table-cell table:style-name="ce82"/>
          <table:table-cell office:value-type="float" office:value="98.822000000000017" table:style-name="ce120">
            <text:p>99</text:p>
          </table:table-cell>
          <table:table-cell office:value-type="float" office:value="0.34700000000000003" table:style-name="ce120"/>
          <table:table-cell table:style-name="ce82"/>
          <table:table-cell office:value-type="float" office:value="0.13700000000000001" table:style-name="ce120"/>
          <table:table-cell office:value-type="float" office:value="0.72099999999999997" table:style-name="ce120">
            <text:p>1</text:p>
          </table:table-cell>
          <table:table-cell table:style-name="ce82"/>
          <table:table-cell office:value-type="float" office:value="0.39400000000000002" table:style-name="ce120"/>
          <table:table-cell office:value-type="float" office:value="0.47800000000000004" table:style-name="ce120"/>
          <table:table-cell table:style-name="ce82"/>
          <table:table-cell office:value-type="float" office:value="3.4049999999999998" table:style-name="ce120">
            <text:p>3</text:p>
          </table:table-cell>
          <table:table-cell office:value-type="float" office:value="382.72800000000001" table:style-name="ce120">
            <text:p>383</text:p>
          </table:table-cell>
          <table:table-cell office:value-type="string" table:style-name="ce82">
            <text:p>R</text:p>
          </table:table-cell>
          <table:table-cell office:value-type="float" office:value="361.94600000000003" table:style-name="ce120">
            <text:p>362</text:p>
          </table:table-cell>
          <table:table-cell office:value-type="float" office:value="489.85399999999998" table:style-name="ce121">
            <text:p>490</text:p>
          </table:table-cell>
          <table:table-cell office:value-type="string" table:style-name="ce82">
            <text:p>R</text:p>
          </table:table-cell>
          <table:table-cell office:value-type="float" office:value="485.84100000000007" table:style-name="ce121">
            <text:p>486</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89.85399999999998" table:style-name="ce121">
            <text:p>490</text:p>
          </table:table-cell>
          <table:table-cell office:value-type="string" table:style-name="ce82">
            <text:p>R</text:p>
          </table:table-cell>
          <table:table-cell office:value-type="float" office:value="485.84100000000007" table:style-name="ce121">
            <text:p>486</text:p>
          </table:table-cell>
          <table:table-cell table:number-columns-repeated="16343"/>
        </table:table-row>
        <table:table-row table:style-name="ro10">
          <table:table-cell table:style-name="ce112"/>
          <table:table-cell office:value-type="string" table:style-name="ce112">
            <text:p>Other EU 28</text:p>
          </table:table-cell>
          <table:table-cell office:value-type="float" office:value="0" table:style-name="ce120">
            <text:p>-</text:p>
          </table:table-cell>
          <table:table-cell table:style-name="ce82"/>
          <table:table-cell office:value-type="float" office:value="167.11199999999999" table:style-name="ce120">
            <text:p>167</text:p>
          </table:table-cell>
          <table:table-cell office:value-type="float" office:value="0" table:style-name="ce120">
            <text:p>-</text:p>
          </table:table-cell>
          <table:table-cell table:style-name="ce82"/>
          <table:table-cell office:value-type="float" office:value="20.32" table:style-name="ce120">
            <text:p>20</text:p>
          </table:table-cell>
          <table:table-cell office:value-type="float" office:value="29.708000000000002" table:style-name="ce120">
            <text:p>30</text:p>
          </table:table-cell>
          <table:table-cell table:style-name="ce82"/>
          <table:table-cell office:value-type="float" office:value="1.6459999999999999" table:style-name="ce120">
            <text:p>2</text:p>
          </table:table-cell>
          <table:table-cell office:value-type="float" office:value="7.4600000000000009" table:style-name="ce120">
            <text:p>7</text:p>
          </table:table-cell>
          <table:table-cell table:style-name="ce82"/>
          <table:table-cell office:value-type="float" office:value="6.0580000000000007" table:style-name="ce120">
            <text:p>6</text:p>
          </table:table-cell>
          <table:table-cell office:value-type="float" office:value="0.24099999999999999" table:style-name="ce120"/>
          <table:table-cell table:style-name="ce82"/>
          <table:table-cell office:value-type="float" office:value="3.3580000000000001" table:style-name="ce120">
            <text:p>3</text:p>
          </table:table-cell>
          <table:table-cell office:value-type="float" office:value="4.3860000000000001" table:style-name="ce120">
            <text:p>4</text:p>
          </table:table-cell>
          <table:table-cell table:style-name="ce82"/>
          <table:table-cell office:value-type="float" office:value="4.077" table:style-name="ce120">
            <text:p>4</text:p>
          </table:table-cell>
          <table:table-cell office:value-type="float" office:value="539.83800000000008" table:style-name="ce120">
            <text:p>540</text:p>
          </table:table-cell>
          <table:table-cell table:style-name="ce82"/>
          <table:table-cell office:value-type="float" office:value="501.51700000000005" table:style-name="ce120">
            <text:p>502</text:p>
          </table:table-cell>
          <table:table-cell office:value-type="float" office:value="581.63300000000004" table:style-name="ce121">
            <text:p>582</text:p>
          </table:table-cell>
          <table:table-cell table:style-name="ce82"/>
          <table:table-cell office:value-type="float" office:value="704.08799999999997" table:style-name="ce121">
            <text:p>704</text:p>
          </table:table-cell>
          <table:table-cell office:value-type="float" office:value="3.1E-2" table:style-name="ce100"/>
          <table:table-cell table:style-name="ce82"/>
          <table:table-cell office:value-type="float" office:value="7.3999999999999996E-2" table:style-name="ce100"/>
          <table:table-cell office:value-type="float" office:value="5.6000000000000001E-2" table:style-name="ce100"/>
          <table:table-cell table:style-name="ce82"/>
          <table:table-cell office:value-type="float" office:value="1E-3" table:style-name="ce100"/>
          <table:table-cell office:value-type="float" office:value="0.19199999999999998" table:style-name="ce100"/>
          <table:table-cell table:style-name="ce82"/>
          <table:table-cell office:value-type="float" office:value="0.76800000000000002" table:style-name="ce100">
            <text:p>1</text:p>
          </table:table-cell>
          <table:table-cell office:value-type="float" office:value="0.27899999999999997" table:style-name="ce120"/>
          <table:table-cell table:style-name="ce82"/>
          <table:table-cell office:value-type="float" office:value="0.84299999999999997" table:style-name="ce120">
            <text:p>1</text:p>
          </table:table-cell>
          <table:table-cell office:value-type="float" office:value="581.91200000000003" table:style-name="ce121">
            <text:p>582</text:p>
          </table:table-cell>
          <table:table-cell table:style-name="ce82"/>
          <table:table-cell office:value-type="float" office:value="704.93099999999993" table:style-name="ce121">
            <text:p>705</text:p>
          </table:table-cell>
          <table:table-cell table:number-columns-repeated="16343"/>
        </table:table-row>
        <table:table-row table:style-name="ro10">
          <table:table-cell office:value-type="string" table:style-name="ce122">
            <text:p>Total EU 28</text:p>
          </table:table-cell>
          <table:table-cell table:style-name="ce124"/>
          <table:table-cell office:value-type="float" office:value="22511.689999999995" table:style-name="ce123">
            <text:p>22,512</text:p>
          </table:table-cell>
          <table:table-cell office:value-type="string" table:style-name="ce90">
            <text:p>R</text:p>
          </table:table-cell>
          <table:table-cell office:value-type="float" office:value="20290.386999999999" table:style-name="ce123">
            <text:p>20,290</text:p>
          </table:table-cell>
          <table:table-cell office:value-type="float" office:value="7225.134" table:style-name="ce123">
            <text:p>7,225</text:p>
          </table:table-cell>
          <table:table-cell office:value-type="string" table:style-name="ce90">
            <text:p>R</text:p>
          </table:table-cell>
          <table:table-cell office:value-type="float" office:value="7909.4750000000004" table:style-name="ce123">
            <text:p>7,909</text:p>
          </table:table-cell>
          <table:table-cell office:value-type="float" office:value="13172.964" table:style-name="ce123">
            <text:p>13,173</text:p>
          </table:table-cell>
          <table:table-cell office:value-type="string" table:style-name="ce90">
            <text:p>R</text:p>
          </table:table-cell>
          <table:table-cell office:value-type="float" office:value="19205.033000000003" table:style-name="ce123">
            <text:p>19,205</text:p>
          </table:table-cell>
          <table:table-cell office:value-type="float" office:value="46984.324000000008" table:style-name="ce123">
            <text:p>46,984</text:p>
          </table:table-cell>
          <table:table-cell office:value-type="string" table:style-name="ce90">
            <text:p>R</text:p>
          </table:table-cell>
          <table:table-cell office:value-type="float" office:value="53906.217999999993" table:style-name="ce123">
            <text:p>53,906</text:p>
          </table:table-cell>
          <table:table-cell office:value-type="float" office:value="1757.8020000000001" table:style-name="ce123">
            <text:p>1,758</text:p>
          </table:table-cell>
          <table:table-cell office:value-type="string" table:style-name="ce90">
            <text:p>R</text:p>
          </table:table-cell>
          <table:table-cell office:value-type="float" office:value="3380.2440000000001" table:style-name="ce123">
            <text:p>3,380</text:p>
          </table:table-cell>
          <table:table-cell office:value-type="float" office:value="15065.677999999998" table:style-name="ce123">
            <text:p>15,066</text:p>
          </table:table-cell>
          <table:table-cell office:value-type="string" table:style-name="ce90">
            <text:p>R</text:p>
          </table:table-cell>
          <table:table-cell office:value-type="float" office:value="27912.332999999999" table:style-name="ce123">
            <text:p>27,912</text:p>
          </table:table-cell>
          <table:table-cell office:value-type="float" office:value="89397.394" table:style-name="ce123">
            <text:p>89,397</text:p>
          </table:table-cell>
          <table:table-cell office:value-type="string" table:style-name="ce90">
            <text:p>R</text:p>
          </table:table-cell>
          <table:table-cell office:value-type="float" office:value="95316.971999999994" table:style-name="ce123">
            <text:p>95,317</text:p>
          </table:table-cell>
          <table:table-cell office:value-type="float" office:value="196114.98600000003" table:style-name="ce123">
            <text:p>196,115</text:p>
          </table:table-cell>
          <table:table-cell office:value-type="string" table:style-name="ce90">
            <text:p>R</text:p>
          </table:table-cell>
          <table:table-cell office:value-type="float" office:value="227920.66200000001" table:style-name="ce123">
            <text:p>227,921</text:p>
          </table:table-cell>
          <table:table-cell office:value-type="float" office:value="3620.4870000000005" table:style-name="ce123">
            <text:p>3,620</text:p>
          </table:table-cell>
          <table:table-cell office:value-type="string" table:style-name="ce90">
            <text:p>R</text:p>
          </table:table-cell>
          <table:table-cell office:value-type="float" office:value="3632.7459999999996" table:style-name="ce123">
            <text:p>3,633</text:p>
          </table:table-cell>
          <table:table-cell office:value-type="float" office:value="15799.553000000002" table:style-name="ce123">
            <text:p>15,800</text:p>
          </table:table-cell>
          <table:table-cell office:value-type="string" table:style-name="ce90">
            <text:p>R</text:p>
          </table:table-cell>
          <table:table-cell office:value-type="float" office:value="12736.791999999999" table:style-name="ce123">
            <text:p>12,737</text:p>
          </table:table-cell>
          <table:table-cell office:value-type="float" office:value="12951.282000000008" table:style-name="ce123">
            <text:p>12,951</text:p>
          </table:table-cell>
          <table:table-cell office:value-type="string" table:style-name="ce90">
            <text:p>R</text:p>
          </table:table-cell>
          <table:table-cell office:value-type="float" office:value="28309.846000000001" table:style-name="ce123">
            <text:p>28,310</text:p>
          </table:table-cell>
          <table:table-cell office:value-type="float" office:value="32371.322000000011" table:style-name="ce123">
            <text:p>32,371</text:p>
          </table:table-cell>
          <table:table-cell office:value-type="string" table:style-name="ce90">
            <text:p>R</text:p>
          </table:table-cell>
          <table:table-cell office:value-type="float" office:value="44679.384000000005" table:style-name="ce123">
            <text:p>44,679</text:p>
          </table:table-cell>
          <table:table-cell office:value-type="float" office:value="228486.30800000005" table:style-name="ce123">
            <text:p>228,486</text:p>
          </table:table-cell>
          <table:table-cell office:value-type="string" table:style-name="ce90">
            <text:p>R</text:p>
          </table:table-cell>
          <table:table-cell office:value-type="float" office:value="272600.04600000003" table:style-name="ce123">
            <text:p>272,600</text:p>
          </table:table-cell>
          <table:table-cell table:number-columns-repeated="16343"/>
        </table:table-row>
        <table:table-row table:style-name="ro13">
          <table:table-cell table:style-name="ce113"/>
          <table:table-cell table:style-name="ce112"/>
          <table:table-cell table:number-columns-repeated="21" table:style-name="ce100"/>
          <table:table-cell table:style-name="ce117"/>
          <table:table-cell table:style-name="ce100"/>
          <table:table-cell table:style-name="ce117"/>
          <table:table-cell table:number-columns-repeated="12" table:style-name="ce100"/>
          <table:table-cell table:style-name="ce117"/>
          <table:table-cell table:style-name="ce100"/>
          <table:table-cell table:style-name="ce117"/>
          <table:table-cell table:number-columns-repeated="16343"/>
        </table:table-row>
        <table:table-row table:style-name="ro10">
          <table:table-cell office:value-type="string" table:style-name="ce113">
            <text:p>EFTA</text:p>
          </table:table-cell>
          <table:table-cell table:style-name="ce112"/>
          <table:table-cell table:number-columns-repeated="21" table:style-name="ce100"/>
          <table:table-cell table:style-name="ce117"/>
          <table:table-cell table:style-name="ce100"/>
          <table:table-cell table:style-name="ce117"/>
          <table:table-cell table:number-columns-repeated="12" table:style-name="ce100"/>
          <table:table-cell table:style-name="ce117"/>
          <table:table-cell table:style-name="ce100"/>
          <table:table-cell table:style-name="ce117"/>
          <table:table-cell table:number-columns-repeated="16343"/>
        </table:table-row>
        <table:table-row table:style-name="ro10">
          <table:table-cell table:style-name="ce112"/>
          <table:table-cell office:value-type="string" table:style-name="ce112">
            <text:p>Iceland</text:p>
          </table:table-cell>
          <table:table-cell office:value-type="float" office:value="27521.937999999998" table:style-name="ce120">
            <text:p>27,522</text:p>
          </table:table-cell>
          <table:table-cell table:style-name="ce82"/>
          <table:table-cell office:value-type="float" office:value="24721.757000000001" table:style-name="ce120">
            <text:p>24,722</text:p>
          </table:table-cell>
          <table:table-cell office:value-type="float" office:value="11914.608999999999" table:style-name="ce120">
            <text:p>11,915</text:p>
          </table:table-cell>
          <table:table-cell table:style-name="ce82"/>
          <table:table-cell office:value-type="float" office:value="14893.119000000001" table:style-name="ce120">
            <text:p>14,893</text:p>
          </table:table-cell>
          <table:table-cell office:value-type="float" office:value="145.75300000000001" table:style-name="ce120">
            <text:p>146</text:p>
          </table:table-cell>
          <table:table-cell table:style-name="ce82"/>
          <table:table-cell office:value-type="float" office:value="252.863" table:style-name="ce120">
            <text:p>253</text:p>
          </table:table-cell>
          <table:table-cell office:value-type="float" office:value="2009.2669999999998" table:style-name="ce120">
            <text:p>2,009</text:p>
          </table:table-cell>
          <table:table-cell table:style-name="ce82"/>
          <table:table-cell office:value-type="float" office:value="3695.038" table:style-name="ce120">
            <text:p>3,695</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3373.422000000002" table:style-name="ce120">
            <text:p>13,373</text:p>
          </table:table-cell>
          <table:table-cell table:style-name="ce82"/>
          <table:table-cell office:value-type="float" office:value="8283.0479999999989" table:style-name="ce120">
            <text:p>8,283</text:p>
          </table:table-cell>
          <table:table-cell office:value-type="float" office:value="54964.989000000001" table:style-name="ce121">
            <text:p>54,965</text:p>
          </table:table-cell>
          <table:table-cell table:style-name="ce82"/>
          <table:table-cell office:value-type="float" office:value="51845.824999999997" table:style-name="ce121">
            <text:p>51,84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573.2740000000003" table:style-name="ce120">
            <text:p>6,573</text:p>
          </table:table-cell>
          <table:table-cell table:style-name="ce82"/>
          <table:table-cell office:value-type="float" office:value="6246.4430000000002" table:style-name="ce120">
            <text:p>6,246</text:p>
          </table:table-cell>
          <table:table-cell office:value-type="float" office:value="74.932000000000002" table:style-name="ce120">
            <text:p>75</text:p>
          </table:table-cell>
          <table:table-cell table:style-name="ce82"/>
          <table:table-cell office:value-type="float" office:value="83.35" table:style-name="ce120">
            <text:p>83</text:p>
          </table:table-cell>
          <table:table-cell office:value-type="float" office:value="6648.2060000000001" table:style-name="ce120">
            <text:p>6,648</text:p>
          </table:table-cell>
          <table:table-cell table:style-name="ce82"/>
          <table:table-cell office:value-type="float" office:value="6329.7930000000006" table:style-name="ce120">
            <text:p>6,330</text:p>
          </table:table-cell>
          <table:table-cell office:value-type="float" office:value="61613.195" table:style-name="ce121">
            <text:p>61,613</text:p>
          </table:table-cell>
          <table:table-cell table:style-name="ce82"/>
          <table:table-cell office:value-type="float" office:value="58175.617999999995" table:style-name="ce121">
            <text:p>58,176</text:p>
          </table:table-cell>
          <table:table-cell table:number-columns-repeated="16343"/>
        </table:table-row>
        <table:table-row table:style-name="ro10">
          <table:table-cell table:style-name="ce112"/>
          <table:table-cell office:value-type="string" table:style-name="ce112">
            <text:p>Norway</text:p>
          </table:table-cell>
          <table:table-cell office:value-type="float" office:value="12181.355" table:style-name="ce120">
            <text:p>12,181</text:p>
          </table:table-cell>
          <table:table-cell table:style-name="ce82"/>
          <table:table-cell office:value-type="float" office:value="14834.135999999995" table:style-name="ce120">
            <text:p>14,834</text:p>
          </table:table-cell>
          <table:table-cell office:value-type="float" office:value="16796.861999999997" table:style-name="ce120">
            <text:p>16,797</text:p>
          </table:table-cell>
          <table:table-cell table:style-name="ce82"/>
          <table:table-cell office:value-type="float" office:value="13574.491" table:style-name="ce120">
            <text:p>13,574</text:p>
          </table:table-cell>
          <table:table-cell office:value-type="float" office:value="152.22999999999999" table:style-name="ce120">
            <text:p>152</text:p>
          </table:table-cell>
          <table:table-cell table:style-name="ce82"/>
          <table:table-cell office:value-type="float" office:value="102.63500000000001" table:style-name="ce120">
            <text:p>103</text:p>
          </table:table-cell>
          <table:table-cell office:value-type="float" office:value="1524.4239999999998" table:style-name="ce120">
            <text:p>1,524</text:p>
          </table:table-cell>
          <table:table-cell table:style-name="ce82"/>
          <table:table-cell office:value-type="float" office:value="1829.8009999999999" table:style-name="ce120">
            <text:p>1,83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115.0959999999995" table:style-name="ce120">
            <text:p>2,115</text:p>
          </table:table-cell>
          <table:table-cell table:style-name="ce82"/>
          <table:table-cell office:value-type="float" office:value="3961.5939999999991" table:style-name="ce120">
            <text:p>3,962</text:p>
          </table:table-cell>
          <table:table-cell office:value-type="float" office:value="32769.966999999997" table:style-name="ce121">
            <text:p>32,770</text:p>
          </table:table-cell>
          <table:table-cell table:style-name="ce82"/>
          <table:table-cell office:value-type="float" office:value="34302.656999999992" table:style-name="ce121">
            <text:p>34,30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415.1859999999999" table:style-name="ce120">
            <text:p>1,415</text:p>
          </table:table-cell>
          <table:table-cell table:style-name="ce82"/>
          <table:table-cell office:value-type="float" office:value="2660.8979999999997" table:style-name="ce120">
            <text:p>2,661</text:p>
          </table:table-cell>
          <table:table-cell office:value-type="float" office:value="287.322" table:style-name="ce120">
            <text:p>287</text:p>
          </table:table-cell>
          <table:table-cell table:style-name="ce82"/>
          <table:table-cell office:value-type="float" office:value="81.600999999999999" table:style-name="ce120">
            <text:p>82</text:p>
          </table:table-cell>
          <table:table-cell office:value-type="float" office:value="1702.5079999999998" table:style-name="ce120">
            <text:p>1,703</text:p>
          </table:table-cell>
          <table:table-cell table:style-name="ce82"/>
          <table:table-cell office:value-type="float" office:value="2742.4989999999998" table:style-name="ce120">
            <text:p>2,742</text:p>
          </table:table-cell>
          <table:table-cell office:value-type="float" office:value="34472.474999999999" table:style-name="ce121">
            <text:p>34,472</text:p>
          </table:table-cell>
          <table:table-cell table:style-name="ce82"/>
          <table:table-cell office:value-type="float" office:value="37045.155999999988" table:style-name="ce121">
            <text:p>37,045</text:p>
          </table:table-cell>
          <table:table-cell table:number-columns-repeated="16343"/>
        </table:table-row>
        <table:table-row table:style-name="ro10">
          <table:table-cell table:style-name="ce112"/>
          <table:table-cell office:value-type="string" table:style-name="ce112">
            <text:p>Other EFT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9.018999999999998" table:style-name="ce120">
            <text:p>19</text:p>
          </table:table-cell>
          <table:table-cell table:style-name="ce82"/>
          <table:table-cell office:value-type="float" office:value="150.56200000000001" table:style-name="ce120">
            <text:p>15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56400000000000006" table:style-name="ce120">
            <text:p>1</text:p>
          </table:table-cell>
          <table:table-cell office:value-type="float" office:value="19.018999999999998" table:style-name="ce121">
            <text:p>19</text:p>
          </table:table-cell>
          <table:table-cell table:style-name="ce82"/>
          <table:table-cell office:value-type="float" office:value="151.126" table:style-name="ce121">
            <text:p>151</text:p>
          </table:table-cell>
          <table:table-cell office:value-type="float" office:value="0" table:style-name="ce120">
            <text:p>-</text:p>
          </table:table-cell>
          <table:table-cell table:style-name="ce82"/>
          <table:table-cell office:value-type="float" office:value="0.192" table:style-name="ce120"/>
          <table:table-cell office:value-type="float" office:value="0" table:style-name="ce120">
            <text:p>-</text:p>
          </table:table-cell>
          <table:table-cell table:style-name="ce82"/>
          <table:table-cell office:value-type="float" office:value="11.52" table:style-name="ce120">
            <text:p>1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11.712" table:style-name="ce120">
            <text:p>12</text:p>
          </table:table-cell>
          <table:table-cell office:value-type="float" office:value="19.018999999999998" table:style-name="ce121">
            <text:p>19</text:p>
          </table:table-cell>
          <table:table-cell table:style-name="ce82"/>
          <table:table-cell office:value-type="float" office:value="162.83799999999999" table:style-name="ce121">
            <text:p>163</text:p>
          </table:table-cell>
          <table:table-cell table:number-columns-repeated="16343"/>
        </table:table-row>
        <table:table-row table:style-name="ro10">
          <table:table-cell office:value-type="string" table:style-name="ce122">
            <text:p>Total</text:p>
          </table:table-cell>
          <table:table-cell table:style-name="ce122"/>
          <table:table-cell office:value-type="float" office:value="39703.292999999998" table:style-name="ce123">
            <text:p>39,703</text:p>
          </table:table-cell>
          <table:table-cell table:style-name="ce90"/>
          <table:table-cell office:value-type="float" office:value="39555.892999999996" table:style-name="ce123">
            <text:p>39,556</text:p>
          </table:table-cell>
          <table:table-cell office:value-type="float" office:value="28711.470999999998" table:style-name="ce123">
            <text:p>28,711</text:p>
          </table:table-cell>
          <table:table-cell table:style-name="ce90"/>
          <table:table-cell office:value-type="float" office:value="28467.61" table:style-name="ce123">
            <text:p>28,468</text:p>
          </table:table-cell>
          <table:table-cell office:value-type="float" office:value="297.983" table:style-name="ce123">
            <text:p>298</text:p>
          </table:table-cell>
          <table:table-cell table:style-name="ce90"/>
          <table:table-cell office:value-type="float" office:value="355.49799999999999" table:style-name="ce123">
            <text:p>355</text:p>
          </table:table-cell>
          <table:table-cell office:value-type="float" office:value="3552.7099999999996" table:style-name="ce123">
            <text:p>3,553</text:p>
          </table:table-cell>
          <table:table-cell table:style-name="ce90"/>
          <table:table-cell office:value-type="float" office:value="5675.4009999999998" table:style-name="ce123">
            <text:p>5,675</text:p>
          </table:table-cell>
          <table:table-cell office:value-type="float" office:value="0" table:style-name="ce123">
            <text:p>-</text:p>
          </table:table-cell>
          <table:table-cell table:style-name="ce90"/>
          <table:table-cell office:value-type="float" office:value="0" table:style-name="ce123">
            <text:p>-</text:p>
          </table:table-cell>
          <table:table-cell office:value-type="float" office:value="0" table:style-name="ce123">
            <text:p>-</text:p>
          </table:table-cell>
          <table:table-cell table:style-name="ce90"/>
          <table:table-cell office:value-type="float" office:value="0" table:style-name="ce123">
            <text:p>-</text:p>
          </table:table-cell>
          <table:table-cell office:value-type="float" office:value="15488.518000000002" table:style-name="ce123">
            <text:p>15,489</text:p>
          </table:table-cell>
          <table:table-cell table:style-name="ce90"/>
          <table:table-cell office:value-type="float" office:value="12245.205999999998" table:style-name="ce123">
            <text:p>12,245</text:p>
          </table:table-cell>
          <table:table-cell office:value-type="float" office:value="87753.975000000006" table:style-name="ce123">
            <text:p>87,754</text:p>
          </table:table-cell>
          <table:table-cell table:style-name="ce90"/>
          <table:table-cell office:value-type="float" office:value="86299.607999999993" table:style-name="ce123">
            <text:p>86,300</text:p>
          </table:table-cell>
          <table:table-cell office:value-type="float" office:value="0" table:style-name="ce123">
            <text:p>-</text:p>
          </table:table-cell>
          <table:table-cell table:style-name="ce90"/>
          <table:table-cell office:value-type="float" office:value="0.192" table:style-name="ce123"/>
          <table:table-cell office:value-type="float" office:value="7988.46" table:style-name="ce123">
            <text:p>7,988</text:p>
          </table:table-cell>
          <table:table-cell table:style-name="ce90"/>
          <table:table-cell office:value-type="float" office:value="8918.8610000000008" table:style-name="ce123">
            <text:p>8,919</text:p>
          </table:table-cell>
          <table:table-cell office:value-type="float" office:value="362.25400000000002" table:style-name="ce123">
            <text:p>362</text:p>
          </table:table-cell>
          <table:table-cell table:style-name="ce90"/>
          <table:table-cell office:value-type="float" office:value="164.95099999999999" table:style-name="ce123">
            <text:p>165</text:p>
          </table:table-cell>
          <table:table-cell office:value-type="float" office:value="8350.7139999999999" table:style-name="ce123">
            <text:p>8,351</text:p>
          </table:table-cell>
          <table:table-cell table:style-name="ce90"/>
          <table:table-cell office:value-type="float" office:value="9084.0040000000008" table:style-name="ce123">
            <text:p>9,084</text:p>
          </table:table-cell>
          <table:table-cell office:value-type="float" office:value="96104.688999999998" table:style-name="ce123">
            <text:p>96,105</text:p>
          </table:table-cell>
          <table:table-cell table:style-name="ce90"/>
          <table:table-cell office:value-type="float" office:value="95383.611999999979" table:style-name="ce123">
            <text:p>95,384</text:p>
          </table:table-cell>
          <table:table-cell table:number-columns-repeated="16343" table:style-name="ce113"/>
        </table:table-row>
        <table:table-row table:style-name="ro12">
          <table:table-cell table:number-columns-repeated="2" table:style-name="ce113"/>
          <table:table-cell table:number-columns-repeated="39" table:style-name="ce117"/>
          <table:table-cell table:number-columns-repeated="16343" table:style-name="ce113"/>
        </table:table-row>
        <table:table-row table:style-name="ro10">
          <table:table-cell office:value-type="string" table:style-name="ce113">
            <text:p>OTHER COUNTRIES</text:p>
          </table:table-cell>
          <table:table-cell table:style-name="ce112"/>
          <table:table-cell table:number-columns-repeated="21" table:style-name="ce100"/>
          <table:table-cell table:style-name="ce117"/>
          <table:table-cell table:style-name="ce100"/>
          <table:table-cell table:style-name="ce117"/>
          <table:table-cell table:number-columns-repeated="12" table:style-name="ce100"/>
          <table:table-cell table:style-name="ce117"/>
          <table:table-cell table:style-name="ce100"/>
          <table:table-cell table:style-name="ce117"/>
          <table:table-cell table:number-columns-repeated="16343"/>
        </table:table-row>
        <table:table-row table:style-name="ro10">
          <table:table-cell table:style-name="ce113"/>
          <table:table-cell office:value-type="string" table:style-name="ce112">
            <text:p>Bangladesh</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7.35" table:style-name="ce120">
            <text:p>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53.8120000000001" table:style-name="ce120">
            <text:p>1,554</text:p>
          </table:table-cell>
          <table:table-cell table:style-name="ce82"/>
          <table:table-cell office:value-type="float" office:value="1410.6880000000001" table:style-name="ce120">
            <text:p>1,411</text:p>
          </table:table-cell>
          <table:table-cell office:value-type="float" office:value="1553.8120000000001" table:style-name="ce121">
            <text:p>1,554</text:p>
          </table:table-cell>
          <table:table-cell table:style-name="ce82"/>
          <table:table-cell office:value-type="float" office:value="1418.038" table:style-name="ce121">
            <text:p>1,41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048.7840000000001" table:style-name="ce120">
            <text:p>4,049</text:p>
          </table:table-cell>
          <table:table-cell table:style-name="ce82"/>
          <table:table-cell office:value-type="float" office:value="4339.5289999999995" table:style-name="ce120">
            <text:p>4,340</text:p>
          </table:table-cell>
          <table:table-cell office:value-type="float" office:value="961.31500000000005" table:style-name="ce120">
            <text:p>961</text:p>
          </table:table-cell>
          <table:table-cell table:style-name="ce82"/>
          <table:table-cell office:value-type="float" office:value="410.435" table:style-name="ce120">
            <text:p>410</text:p>
          </table:table-cell>
          <table:table-cell office:value-type="float" office:value="5010.0990000000002" table:style-name="ce120">
            <text:p>5,010</text:p>
          </table:table-cell>
          <table:table-cell table:style-name="ce82"/>
          <table:table-cell office:value-type="float" office:value="4749.9639999999999" table:style-name="ce120">
            <text:p>4,750</text:p>
          </table:table-cell>
          <table:table-cell office:value-type="float" office:value="6563.9110000000001" table:style-name="ce121">
            <text:p>6,564</text:p>
          </table:table-cell>
          <table:table-cell table:style-name="ce82"/>
          <table:table-cell office:value-type="float" office:value="6168.0020000000004" table:style-name="ce121">
            <text:p>6,168</text:p>
          </table:table-cell>
          <table:table-cell table:number-columns-repeated="16343"/>
        </table:table-row>
        <table:table-row table:style-name="ro10">
          <table:table-cell table:style-name="ce112"/>
          <table:table-cell office:value-type="string" table:style-name="ce112">
            <text:p>Cameroon</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60.170999999999999" table:style-name="ce120">
            <text:p>6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06" table:style-name="ce120"/>
          <table:table-cell table:style-name="ce82"/>
          <table:table-cell office:value-type="float" office:value="0" table:style-name="ce120">
            <text:p>-</text:p>
          </table:table-cell>
          <table:table-cell office:value-type="float" office:value="0.06" table:style-name="ce121"/>
          <table:table-cell table:style-name="ce82"/>
          <table:table-cell office:value-type="float" office:value="60.170999999999999" table:style-name="ce121">
            <text:p>6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06" table:style-name="ce121"/>
          <table:table-cell table:style-name="ce82"/>
          <table:table-cell office:value-type="float" office:value="60.170999999999999" table:style-name="ce121">
            <text:p>60</text:p>
          </table:table-cell>
          <table:table-cell table:number-columns-repeated="16343"/>
        </table:table-row>
        <table:table-row table:style-name="ro10">
          <table:table-cell table:style-name="ce112"/>
          <table:table-cell office:value-type="string" table:style-name="ce112">
            <text:p>Canada</text:p>
          </table:table-cell>
          <table:table-cell office:value-type="float" office:value="1739.317" table:style-name="ce120">
            <text:p>1,739</text:p>
          </table:table-cell>
          <table:table-cell table:style-name="ce82"/>
          <table:table-cell office:value-type="float" office:value="1132.183" table:style-name="ce120">
            <text:p>1,132</text:p>
          </table:table-cell>
          <table:table-cell office:value-type="float" office:value="69.126999999999995" table:style-name="ce120">
            <text:p>69</text:p>
          </table:table-cell>
          <table:table-cell table:style-name="ce82"/>
          <table:table-cell office:value-type="float" office:value="10.695" table:style-name="ce120">
            <text:p>1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307.3859999999995" table:style-name="ce120">
            <text:p>4,307</text:p>
          </table:table-cell>
          <table:table-cell table:style-name="ce82"/>
          <table:table-cell office:value-type="float" office:value="2096.951" table:style-name="ce120">
            <text:p>2,09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3.178000000000001" table:style-name="ce120">
            <text:p>23</text:p>
          </table:table-cell>
          <table:table-cell table:style-name="ce82"/>
          <table:table-cell office:value-type="float" office:value="0" table:style-name="ce120">
            <text:p>-</text:p>
          </table:table-cell>
          <table:table-cell office:value-type="float" office:value="600.3649999999999" table:style-name="ce120">
            <text:p>600</text:p>
          </table:table-cell>
          <table:table-cell table:style-name="ce82"/>
          <table:table-cell office:value-type="float" office:value="377.97499999999997" table:style-name="ce120">
            <text:p>378</text:p>
          </table:table-cell>
          <table:table-cell office:value-type="float" office:value="6739.3729999999996" table:style-name="ce121">
            <text:p>6,739</text:p>
          </table:table-cell>
          <table:table-cell table:style-name="ce82"/>
          <table:table-cell office:value-type="float" office:value="3617.8039999999996" table:style-name="ce121">
            <text:p>3,61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114.357" table:style-name="ce120">
            <text:p>4,114</text:p>
          </table:table-cell>
          <table:table-cell table:style-name="ce82"/>
          <table:table-cell office:value-type="float" office:value="2741.6" table:style-name="ce120">
            <text:p>2,742</text:p>
          </table:table-cell>
          <table:table-cell office:value-type="float" office:value="1656.7929999999997" table:style-name="ce120">
            <text:p>1,657</text:p>
          </table:table-cell>
          <table:table-cell table:style-name="ce82"/>
          <table:table-cell office:value-type="float" office:value="1477.24" table:style-name="ce120">
            <text:p>1,477</text:p>
          </table:table-cell>
          <table:table-cell office:value-type="float" office:value="5771.15" table:style-name="ce120">
            <text:p>5,771</text:p>
          </table:table-cell>
          <table:table-cell table:style-name="ce82"/>
          <table:table-cell office:value-type="float" office:value="4218.84" table:style-name="ce120">
            <text:p>4,219</text:p>
          </table:table-cell>
          <table:table-cell office:value-type="float" office:value="12510.522999999999" table:style-name="ce121">
            <text:p>12,511</text:p>
          </table:table-cell>
          <table:table-cell table:style-name="ce82"/>
          <table:table-cell office:value-type="float" office:value="7836.6440000000002" table:style-name="ce121">
            <text:p>7,837</text:p>
          </table:table-cell>
          <table:table-cell table:number-columns-repeated="16343"/>
        </table:table-row>
        <table:table-row table:style-name="ro10">
          <table:table-cell table:style-name="ce112"/>
          <table:table-cell office:value-type="string" table:style-name="ce112">
            <text:p>China</text:p>
          </table:table-cell>
          <table:table-cell office:value-type="float" office:value="21594.48" table:style-name="ce120">
            <text:p>21,594</text:p>
          </table:table-cell>
          <table:table-cell table:style-name="ce82"/>
          <table:table-cell office:value-type="float" office:value="25087.579999999998" table:style-name="ce120">
            <text:p>25,088</text:p>
          </table:table-cell>
          <table:table-cell office:value-type="float" office:value="5824.3469999999998" table:style-name="ce120">
            <text:p>5,824</text:p>
          </table:table-cell>
          <table:table-cell table:style-name="ce82"/>
          <table:table-cell office:value-type="float" office:value="6493.741" table:style-name="ce120">
            <text:p>6,494</text:p>
          </table:table-cell>
          <table:table-cell office:value-type="float" office:value="521.50099999999998" table:style-name="ce120">
            <text:p>522</text:p>
          </table:table-cell>
          <table:table-cell table:style-name="ce82"/>
          <table:table-cell office:value-type="float" office:value="402.15499999999997" table:style-name="ce120">
            <text:p>402</text:p>
          </table:table-cell>
          <table:table-cell office:value-type="float" office:value="42.173999999999999" table:style-name="ce120">
            <text:p>42</text:p>
          </table:table-cell>
          <table:table-cell table:style-name="ce82"/>
          <table:table-cell office:value-type="float" office:value="40.486000000000004" table:style-name="ce120">
            <text:p>4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7208.362999999994" table:style-name="ce120">
            <text:p>27,208</text:p>
          </table:table-cell>
          <table:table-cell table:style-name="ce82"/>
          <table:table-cell office:value-type="float" office:value="34092.499999999993" table:style-name="ce120">
            <text:p>34,093</text:p>
          </table:table-cell>
          <table:table-cell office:value-type="float" office:value="55190.864999999991" table:style-name="ce121">
            <text:p>55,191</text:p>
          </table:table-cell>
          <table:table-cell table:style-name="ce82"/>
          <table:table-cell office:value-type="float" office:value="66116.461999999985" table:style-name="ce121">
            <text:p>66,11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457.473" table:style-name="ce120">
            <text:p>1,457</text:p>
          </table:table-cell>
          <table:table-cell table:style-name="ce82"/>
          <table:table-cell office:value-type="float" office:value="855.69299999999998" table:style-name="ce120">
            <text:p>856</text:p>
          </table:table-cell>
          <table:table-cell office:value-type="float" office:value="5914.2039999999997" table:style-name="ce120">
            <text:p>5,914</text:p>
          </table:table-cell>
          <table:table-cell table:style-name="ce82"/>
          <table:table-cell office:value-type="float" office:value="6670.9569999999994" table:style-name="ce120">
            <text:p>6,671</text:p>
          </table:table-cell>
          <table:table-cell office:value-type="float" office:value="7371.6769999999997" table:style-name="ce120">
            <text:p>7,372</text:p>
          </table:table-cell>
          <table:table-cell table:style-name="ce82"/>
          <table:table-cell office:value-type="float" office:value="7526.65" table:style-name="ce120">
            <text:p>7,527</text:p>
          </table:table-cell>
          <table:table-cell office:value-type="float" office:value="62562.541999999987" table:style-name="ce121">
            <text:p>62,563</text:p>
          </table:table-cell>
          <table:table-cell table:style-name="ce82"/>
          <table:table-cell office:value-type="float" office:value="73643.111999999979" table:style-name="ce121">
            <text:p>73,643</text:p>
          </table:table-cell>
          <table:table-cell table:number-columns-repeated="16343"/>
        </table:table-row>
        <table:table-row table:style-name="ro10">
          <table:table-cell table:style-name="ce112"/>
          <table:table-cell office:value-type="string" table:style-name="ce112">
            <text:p>Ecuador</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649.216" table:style-name="ce120">
            <text:p>15,649</text:p>
          </table:table-cell>
          <table:table-cell table:style-name="ce82"/>
          <table:table-cell office:value-type="float" office:value="12071.75" table:style-name="ce120">
            <text:p>12,072</text:p>
          </table:table-cell>
          <table:table-cell office:value-type="float" office:value="25.8" table:style-name="ce120">
            <text:p>26</text:p>
          </table:table-cell>
          <table:table-cell table:style-name="ce82"/>
          <table:table-cell office:value-type="float" office:value="20.190000000000001" table:style-name="ce120">
            <text:p>20</text:p>
          </table:table-cell>
          <table:table-cell office:value-type="float" office:value="15675.016" table:style-name="ce121">
            <text:p>15,675</text:p>
          </table:table-cell>
          <table:table-cell table:style-name="ce82"/>
          <table:table-cell office:value-type="float" office:value="12091.94" table:style-name="ce121">
            <text:p>12,09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176.2270000000003" table:style-name="ce120">
            <text:p>3,176</text:p>
          </table:table-cell>
          <table:table-cell table:style-name="ce82"/>
          <table:table-cell office:value-type="float" office:value="3799.6" table:style-name="ce120">
            <text:p>3,800</text:p>
          </table:table-cell>
          <table:table-cell office:value-type="float" office:value="0" table:style-name="ce120">
            <text:p>-</text:p>
          </table:table-cell>
          <table:table-cell table:style-name="ce82"/>
          <table:table-cell office:value-type="float" office:value="50" table:style-name="ce120">
            <text:p>50</text:p>
          </table:table-cell>
          <table:table-cell office:value-type="float" office:value="3176.2270000000003" table:style-name="ce120">
            <text:p>3,176</text:p>
          </table:table-cell>
          <table:table-cell table:style-name="ce82"/>
          <table:table-cell office:value-type="float" office:value="3849.6" table:style-name="ce120">
            <text:p>3,850</text:p>
          </table:table-cell>
          <table:table-cell office:value-type="float" office:value="18851.242999999999" table:style-name="ce121">
            <text:p>18,851</text:p>
          </table:table-cell>
          <table:table-cell table:style-name="ce82"/>
          <table:table-cell office:value-type="float" office:value="15941.54" table:style-name="ce121">
            <text:p>15,942</text:p>
          </table:table-cell>
          <table:table-cell table:number-columns-repeated="16343"/>
        </table:table-row>
        <table:table-row table:style-name="ro10">
          <table:table-cell table:style-name="ce112"/>
          <table:table-cell office:value-type="string" table:style-name="ce112">
            <text:p>Egypt</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717000000000001" table:style-name="ce120">
            <text:p>16</text:p>
          </table:table-cell>
          <table:table-cell table:style-name="ce82"/>
          <table:table-cell office:value-type="float" office:value="14.983000000000001" table:style-name="ce120">
            <text:p>15</text:p>
          </table:table-cell>
          <table:table-cell office:value-type="float" office:value="15.717000000000001" table:style-name="ce121">
            <text:p>16</text:p>
          </table:table-cell>
          <table:table-cell table:style-name="ce82"/>
          <table:table-cell office:value-type="float" office:value="14.983000000000001" table:style-name="ce121">
            <text:p>15</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717000000000001" table:style-name="ce121">
            <text:p>16</text:p>
          </table:table-cell>
          <table:table-cell table:style-name="ce82"/>
          <table:table-cell office:value-type="float" office:value="14.983000000000001" table:style-name="ce121">
            <text:p>15</text:p>
          </table:table-cell>
          <table:table-cell table:number-columns-repeated="16343"/>
        </table:table-row>
        <table:table-row table:style-name="ro10">
          <table:table-cell table:style-name="ce112"/>
          <table:table-cell office:value-type="string" table:style-name="ce112">
            <text:p>Faroe Islands</text:p>
          </table:table-cell>
          <table:table-cell office:value-type="float" office:value="5819.4070000000002" table:style-name="ce120">
            <text:p>5,819</text:p>
          </table:table-cell>
          <table:table-cell table:style-name="ce82"/>
          <table:table-cell office:value-type="float" office:value="8188.28" table:style-name="ce120">
            <text:p>8,188</text:p>
          </table:table-cell>
          <table:table-cell office:value-type="float" office:value="4526.4040000000005" table:style-name="ce120">
            <text:p>4,526</text:p>
          </table:table-cell>
          <table:table-cell table:style-name="ce82"/>
          <table:table-cell office:value-type="float" office:value="5828.5280000000002" table:style-name="ce120">
            <text:p>5,82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0370.539000000001" table:style-name="ce120">
            <text:p>20,371</text:p>
          </table:table-cell>
          <table:table-cell table:style-name="ce82"/>
          <table:table-cell office:value-type="float" office:value="24454.05" table:style-name="ce120">
            <text:p>24,45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142.9739999999988" table:style-name="ce120">
            <text:p>3,143</text:p>
          </table:table-cell>
          <table:table-cell table:style-name="ce82"/>
          <table:table-cell office:value-type="float" office:value="3031.8370000000009" table:style-name="ce120">
            <text:p>3,032</text:p>
          </table:table-cell>
          <table:table-cell office:value-type="float" office:value="33859.324000000001" table:style-name="ce121">
            <text:p>33,859</text:p>
          </table:table-cell>
          <table:table-cell table:style-name="ce82"/>
          <table:table-cell office:value-type="float" office:value="41502.695" table:style-name="ce121">
            <text:p>41,50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20899999999999999" table:style-name="ce120"/>
          <table:table-cell office:value-type="float" office:value="0" table:style-name="ce120">
            <text:p>-</text:p>
          </table:table-cell>
          <table:table-cell table:style-name="ce82"/>
          <table:table-cell office:value-type="float" office:value="0.20899999999999999" table:style-name="ce120"/>
          <table:table-cell office:value-type="float" office:value="33859.324000000001" table:style-name="ce121">
            <text:p>33,859</text:p>
          </table:table-cell>
          <table:table-cell table:style-name="ce82"/>
          <table:table-cell office:value-type="float" office:value="41502.904000000002" table:style-name="ce121">
            <text:p>41,503</text:p>
          </table:table-cell>
          <table:table-cell table:number-columns-repeated="16343"/>
        </table:table-row>
        <table:table-row table:style-name="ro10">
          <table:table-cell table:style-name="ce112"/>
          <table:table-cell office:value-type="string" table:style-name="ce112">
            <text:p>Ghan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182" table:style-name="ce120"/>
          <table:table-cell office:value-type="float" office:value="0" table:style-name="ce120">
            <text:p>-</text:p>
          </table:table-cell>
          <table:table-cell table:style-name="ce82"/>
          <table:table-cell office:value-type="float" office:value="0.19500000000000001" table:style-name="ce120"/>
          <table:table-cell office:value-type="float" office:value="0" table:style-name="ce120">
            <text:p>-</text:p>
          </table:table-cell>
          <table:table-cell table:style-name="ce82"/>
          <table:table-cell office:value-type="float" office:value="17.481999999999999" table:style-name="ce120">
            <text:p>17</text:p>
          </table:table-cell>
          <table:table-cell office:value-type="float" office:value="11966.624999999998" table:style-name="ce120">
            <text:p>11,967</text:p>
          </table:table-cell>
          <table:table-cell table:style-name="ce82"/>
          <table:table-cell office:value-type="float" office:value="10709.707" table:style-name="ce120">
            <text:p>10,710</text:p>
          </table:table-cell>
          <table:table-cell office:value-type="float" office:value="5.0419999999999998" table:style-name="ce120">
            <text:p>5</text:p>
          </table:table-cell>
          <table:table-cell table:style-name="ce82"/>
          <table:table-cell office:value-type="float" office:value="3.3220000000000001" table:style-name="ce120">
            <text:p>3</text:p>
          </table:table-cell>
          <table:table-cell office:value-type="float" office:value="11971.666999999998" table:style-name="ce121">
            <text:p>11,972</text:p>
          </table:table-cell>
          <table:table-cell table:style-name="ce82"/>
          <table:table-cell office:value-type="float" office:value="10730.888000000001" table:style-name="ce121">
            <text:p>10,73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1971.666999999998" table:style-name="ce121">
            <text:p>11,972</text:p>
          </table:table-cell>
          <table:table-cell table:style-name="ce82"/>
          <table:table-cell office:value-type="float" office:value="10730.888000000001" table:style-name="ce121">
            <text:p>10,731</text:p>
          </table:table-cell>
          <table:table-cell table:number-columns-repeated="16343"/>
        </table:table-row>
        <table:table-row table:style-name="ro10">
          <table:table-cell table:style-name="ce112"/>
          <table:table-cell office:value-type="string" table:style-name="ce112">
            <text:p>Hondura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0" table:style-name="ce121">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627.9570000000003" table:style-name="ce120">
            <text:p>3,628</text:p>
          </table:table-cell>
          <table:table-cell table:style-name="ce82"/>
          <table:table-cell office:value-type="float" office:value="3731.6790000000001" table:style-name="ce120">
            <text:p>3,73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627.9570000000003" table:style-name="ce120">
            <text:p>3,628</text:p>
          </table:table-cell>
          <table:table-cell table:style-name="ce82"/>
          <table:table-cell office:value-type="float" office:value="3731.6790000000001" table:style-name="ce120">
            <text:p>3,732</text:p>
          </table:table-cell>
          <table:table-cell office:value-type="float" office:value="3627.9570000000003" table:style-name="ce121">
            <text:p>3,628</text:p>
          </table:table-cell>
          <table:table-cell table:style-name="ce82"/>
          <table:table-cell office:value-type="float" office:value="3731.6790000000001" table:style-name="ce121">
            <text:p>3,732</text:p>
          </table:table-cell>
          <table:table-cell table:number-columns-repeated="16343"/>
        </table:table-row>
        <table:table-row table:style-name="ro10">
          <table:table-cell table:style-name="ce112"/>
          <table:table-cell office:value-type="string" table:style-name="ce112">
            <text:p>Indi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3340000000000001" table:style-name="ce120">
            <text:p>1</text:p>
          </table:table-cell>
          <table:table-cell table:style-name="ce82"/>
          <table:table-cell office:value-type="float" office:value="17.52" table:style-name="ce120">
            <text:p>1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1.646000000000001" table:style-name="ce120">
            <text:p>12</text:p>
          </table:table-cell>
          <table:table-cell table:style-name="ce82"/>
          <table:table-cell office:value-type="float" office:value="39.570999999999998" table:style-name="ce120">
            <text:p>40</text:p>
          </table:table-cell>
          <table:table-cell office:value-type="float" office:value="174.72300000000001" table:style-name="ce120">
            <text:p>175</text:p>
          </table:table-cell>
          <table:table-cell table:style-name="ce82"/>
          <table:table-cell office:value-type="float" office:value="120.78" table:style-name="ce120">
            <text:p>121</text:p>
          </table:table-cell>
          <table:table-cell office:value-type="float" office:value="2769.4190000000003" table:style-name="ce120">
            <text:p>2,769</text:p>
          </table:table-cell>
          <table:table-cell table:style-name="ce82"/>
          <table:table-cell office:value-type="float" office:value="2337.6220000000003" table:style-name="ce120">
            <text:p>2,338</text:p>
          </table:table-cell>
          <table:table-cell office:value-type="float" office:value="2957.1220000000003" table:style-name="ce121">
            <text:p>2,957</text:p>
          </table:table-cell>
          <table:table-cell table:style-name="ce82"/>
          <table:table-cell office:value-type="float" office:value="2515.4930000000004" table:style-name="ce121">
            <text:p>2,515</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3054.748" table:style-name="ce120">
            <text:p>13,055</text:p>
          </table:table-cell>
          <table:table-cell table:style-name="ce82"/>
          <table:table-cell office:value-type="float" office:value="13496.793000000001" table:style-name="ce120">
            <text:p>13,497</text:p>
          </table:table-cell>
          <table:table-cell office:value-type="float" office:value="1079.5989999999999" table:style-name="ce120">
            <text:p>1,080</text:p>
          </table:table-cell>
          <table:table-cell table:style-name="ce82"/>
          <table:table-cell office:value-type="float" office:value="1243.94" table:style-name="ce120">
            <text:p>1,244</text:p>
          </table:table-cell>
          <table:table-cell office:value-type="float" office:value="14134.347" table:style-name="ce120">
            <text:p>14,134</text:p>
          </table:table-cell>
          <table:table-cell table:style-name="ce82"/>
          <table:table-cell office:value-type="float" office:value="14740.733000000002" table:style-name="ce120">
            <text:p>14,741</text:p>
          </table:table-cell>
          <table:table-cell office:value-type="float" office:value="17091.469000000001" table:style-name="ce121">
            <text:p>17,091</text:p>
          </table:table-cell>
          <table:table-cell table:style-name="ce82"/>
          <table:table-cell office:value-type="float" office:value="17256.226000000002" table:style-name="ce121">
            <text:p>17,256</text:p>
          </table:table-cell>
          <table:table-cell table:number-columns-repeated="16343"/>
        </table:table-row>
        <table:table-row table:style-name="ro10">
          <table:table-cell table:style-name="ce112"/>
          <table:table-cell office:value-type="string" table:style-name="ce112">
            <text:p>Indonesia</text:p>
          </table:table-cell>
          <table:table-cell office:value-type="float" office:value="1.06" table:style-name="ce120">
            <text:p>1</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7.61" table:style-name="ce120">
            <text:p>18</text:p>
          </table:table-cell>
          <table:table-cell table:style-name="ce82"/>
          <table:table-cell office:value-type="float" office:value="75.888000000000005" table:style-name="ce120">
            <text:p>76</text:p>
          </table:table-cell>
          <table:table-cell office:value-type="float" office:value="6188.442" table:style-name="ce120">
            <text:p>6,188</text:p>
          </table:table-cell>
          <table:table-cell table:style-name="ce82"/>
          <table:table-cell office:value-type="float" office:value="3517.2270000000003" table:style-name="ce120">
            <text:p>3,517</text:p>
          </table:table-cell>
          <table:table-cell office:value-type="float" office:value="806.82799999999997" table:style-name="ce120">
            <text:p>807</text:p>
          </table:table-cell>
          <table:table-cell table:style-name="ce82"/>
          <table:table-cell office:value-type="float" office:value="979.23000000000013" table:style-name="ce120">
            <text:p>979</text:p>
          </table:table-cell>
          <table:table-cell office:value-type="float" office:value="7013.9400000000005" table:style-name="ce121">
            <text:p>7,014</text:p>
          </table:table-cell>
          <table:table-cell table:style-name="ce82"/>
          <table:table-cell office:value-type="float" office:value="4572.3450000000003" table:style-name="ce121">
            <text:p>4,57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358.5230000000001" table:style-name="ce120">
            <text:p>2,359</text:p>
          </table:table-cell>
          <table:table-cell table:style-name="ce82"/>
          <table:table-cell office:value-type="float" office:value="2842.3289999999997" table:style-name="ce120">
            <text:p>2,842</text:p>
          </table:table-cell>
          <table:table-cell office:value-type="float" office:value="459.88799999999998" table:style-name="ce120">
            <text:p>460</text:p>
          </table:table-cell>
          <table:table-cell table:style-name="ce82"/>
          <table:table-cell office:value-type="float" office:value="533.93600000000004" table:style-name="ce120">
            <text:p>534</text:p>
          </table:table-cell>
          <table:table-cell office:value-type="float" office:value="2818.4110000000001" table:style-name="ce120">
            <text:p>2,818</text:p>
          </table:table-cell>
          <table:table-cell table:style-name="ce82"/>
          <table:table-cell office:value-type="float" office:value="3376.2649999999999" table:style-name="ce120">
            <text:p>3,376</text:p>
          </table:table-cell>
          <table:table-cell office:value-type="float" office:value="9832.3510000000006" table:style-name="ce121">
            <text:p>9,832</text:p>
          </table:table-cell>
          <table:table-cell table:style-name="ce82"/>
          <table:table-cell office:value-type="float" office:value="7948.6100000000006" table:style-name="ce121">
            <text:p>7,949</text:p>
          </table:table-cell>
          <table:table-cell table:number-columns-repeated="16343"/>
        </table:table-row>
        <table:table-row table:style-name="ro10">
          <table:table-cell table:style-name="ce112"/>
          <table:table-cell office:value-type="string" table:style-name="ce112">
            <text:p>Japan</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37.321" table:style-name="ce120">
            <text:p>137</text:p>
          </table:table-cell>
          <table:table-cell table:style-name="ce82"/>
          <table:table-cell office:value-type="float" office:value="120.15600000000001" table:style-name="ce120">
            <text:p>120</text:p>
          </table:table-cell>
          <table:table-cell office:value-type="float" office:value="149.70100000000002" table:style-name="ce120">
            <text:p>150</text:p>
          </table:table-cell>
          <table:table-cell table:style-name="ce82"/>
          <table:table-cell office:value-type="float" office:value="120.44100000000002" table:style-name="ce120">
            <text:p>120</text:p>
          </table:table-cell>
          <table:table-cell office:value-type="float" office:value="287.02200000000005" table:style-name="ce121">
            <text:p>287</text:p>
          </table:table-cell>
          <table:table-cell table:style-name="ce82"/>
          <table:table-cell office:value-type="float" office:value="240.59700000000004" table:style-name="ce121">
            <text:p>241</text:p>
          </table:table-cell>
          <table:table-cell office:value-type="float" office:value="0" table:style-name="ce120">
            <text:p>-</text:p>
          </table:table-cell>
          <table:table-cell table:style-name="ce82"/>
          <table:table-cell office:value-type="float" office:value="20" table:style-name="ce120">
            <text:p>20</text:p>
          </table:table-cell>
          <table:table-cell office:value-type="float" office:value="0" table:style-name="ce120">
            <text:p>-</text:p>
          </table:table-cell>
          <table:table-cell table:style-name="ce82"/>
          <table:table-cell office:value-type="float" office:value="17.100000000000001" table:style-name="ce120">
            <text:p>17</text:p>
          </table:table-cell>
          <table:table-cell office:value-type="float" office:value="44.19" table:style-name="ce120">
            <text:p>44</text:p>
          </table:table-cell>
          <table:table-cell table:style-name="ce82"/>
          <table:table-cell office:value-type="float" office:value="6.41" table:style-name="ce120">
            <text:p>6</text:p>
          </table:table-cell>
          <table:table-cell office:value-type="float" office:value="44.19" table:style-name="ce120">
            <text:p>44</text:p>
          </table:table-cell>
          <table:table-cell table:style-name="ce82"/>
          <table:table-cell office:value-type="float" office:value="43.510000000000005" table:style-name="ce120">
            <text:p>44</text:p>
          </table:table-cell>
          <table:table-cell office:value-type="float" office:value="331.21200000000005" table:style-name="ce121">
            <text:p>331</text:p>
          </table:table-cell>
          <table:table-cell table:style-name="ce82"/>
          <table:table-cell office:value-type="float" office:value="284.10700000000003" table:style-name="ce121">
            <text:p>284</text:p>
          </table:table-cell>
          <table:table-cell table:number-columns-repeated="16343"/>
        </table:table-row>
        <table:table-row table:style-name="ro10">
          <table:table-cell table:style-name="ce112"/>
          <table:table-cell office:value-type="string" table:style-name="ce112">
            <text:p>Mauritiu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927.311000000002" table:style-name="ce120">
            <text:p>15,927</text:p>
          </table:table-cell>
          <table:table-cell table:style-name="ce82"/>
          <table:table-cell office:value-type="float" office:value="15415.974" table:style-name="ce120">
            <text:p>15,416</text:p>
          </table:table-cell>
          <table:table-cell office:value-type="float" office:value="112.21" table:style-name="ce120">
            <text:p>112</text:p>
          </table:table-cell>
          <table:table-cell table:style-name="ce82"/>
          <table:table-cell office:value-type="float" office:value="61.415999999999997" table:style-name="ce120">
            <text:p>61</text:p>
          </table:table-cell>
          <table:table-cell office:value-type="float" office:value="16039.521000000001" table:style-name="ce121">
            <text:p>16,040</text:p>
          </table:table-cell>
          <table:table-cell table:style-name="ce82"/>
          <table:table-cell office:value-type="float" office:value="15477.39" table:style-name="ce121">
            <text:p>15,47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6039.521000000001" table:style-name="ce121">
            <text:p>16,040</text:p>
          </table:table-cell>
          <table:table-cell table:style-name="ce82"/>
          <table:table-cell office:value-type="float" office:value="15477.39" table:style-name="ce121">
            <text:p>15,477</text:p>
          </table:table-cell>
          <table:table-cell table:number-columns-repeated="16343"/>
        </table:table-row>
        <table:table-row table:style-name="ro10">
          <table:table-cell table:style-name="ce112"/>
          <table:table-cell office:value-type="string" table:style-name="ce112">
            <text:p>Nigeri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4289999999999998" table:style-name="ce120">
            <text:p>3</text:p>
          </table:table-cell>
          <table:table-cell table:style-name="ce82"/>
          <table:table-cell office:value-type="float" office:value="3.7559999999999998" table:style-name="ce120">
            <text:p>4</text:p>
          </table:table-cell>
          <table:table-cell office:value-type="float" office:value="3.4289999999999998" table:style-name="ce121">
            <text:p>3</text:p>
          </table:table-cell>
          <table:table-cell table:style-name="ce82"/>
          <table:table-cell office:value-type="float" office:value="3.7559999999999998" table:style-name="ce121">
            <text:p>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1" table:style-name="ce120"/>
          <table:table-cell table:style-name="ce82"/>
          <table:table-cell office:value-type="float" office:value="0.56000000000000005" table:style-name="ce120">
            <text:p>1</text:p>
          </table:table-cell>
          <table:table-cell office:value-type="float" office:value="0.1" table:style-name="ce120"/>
          <table:table-cell table:style-name="ce82"/>
          <table:table-cell office:value-type="float" office:value="0.56000000000000005" table:style-name="ce120">
            <text:p>1</text:p>
          </table:table-cell>
          <table:table-cell office:value-type="float" office:value="3.5289999999999999" table:style-name="ce121">
            <text:p>4</text:p>
          </table:table-cell>
          <table:table-cell table:style-name="ce82"/>
          <table:table-cell office:value-type="float" office:value="4.3159999999999998" table:style-name="ce121">
            <text:p>4</text:p>
          </table:table-cell>
          <table:table-cell table:number-columns-repeated="16343"/>
        </table:table-row>
        <table:table-row table:style-name="ro10">
          <table:table-cell table:style-name="ce112"/>
          <table:table-cell office:value-type="string" table:style-name="ce112">
            <text:p>Philippine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5249999999999999" table:style-name="ce120">
            <text:p>3</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9.847000000000001" table:style-name="ce120">
            <text:p>30</text:p>
          </table:table-cell>
          <table:table-cell table:style-name="ce82"/>
          <table:table-cell office:value-type="float" office:value="88.984999999999999" table:style-name="ce120">
            <text:p>89</text:p>
          </table:table-cell>
          <table:table-cell office:value-type="float" office:value="15104.169" table:style-name="ce120">
            <text:p>15,104</text:p>
          </table:table-cell>
          <table:table-cell table:style-name="ce82"/>
          <table:table-cell office:value-type="float" office:value="11320.151" table:style-name="ce120">
            <text:p>11,320</text:p>
          </table:table-cell>
          <table:table-cell office:value-type="float" office:value="136.37" table:style-name="ce120">
            <text:p>136</text:p>
          </table:table-cell>
          <table:table-cell table:style-name="ce82"/>
          <table:table-cell office:value-type="float" office:value="196.80900000000003" table:style-name="ce120">
            <text:p>197</text:p>
          </table:table-cell>
          <table:table-cell office:value-type="float" office:value="15272.911" table:style-name="ce121">
            <text:p>15,273</text:p>
          </table:table-cell>
          <table:table-cell table:style-name="ce82"/>
          <table:table-cell office:value-type="float" office:value="11605.945" table:style-name="ce121">
            <text:p>11,60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79.13900000000001" table:style-name="ce120">
            <text:p>79</text:p>
          </table:table-cell>
          <table:table-cell table:style-name="ce82"/>
          <table:table-cell office:value-type="float" office:value="172.33199999999999" table:style-name="ce120">
            <text:p>172</text:p>
          </table:table-cell>
          <table:table-cell office:value-type="float" office:value="0.749" table:style-name="ce120">
            <text:p>1</text:p>
          </table:table-cell>
          <table:table-cell table:style-name="ce82"/>
          <table:table-cell office:value-type="float" office:value="1.7510000000000001" table:style-name="ce120">
            <text:p>2</text:p>
          </table:table-cell>
          <table:table-cell office:value-type="float" office:value="79.888000000000005" table:style-name="ce120">
            <text:p>80</text:p>
          </table:table-cell>
          <table:table-cell table:style-name="ce82"/>
          <table:table-cell office:value-type="float" office:value="174.083" table:style-name="ce120">
            <text:p>174</text:p>
          </table:table-cell>
          <table:table-cell office:value-type="float" office:value="15352.799000000001" table:style-name="ce121">
            <text:p>15,353</text:p>
          </table:table-cell>
          <table:table-cell table:style-name="ce82"/>
          <table:table-cell office:value-type="float" office:value="11780.028" table:style-name="ce121">
            <text:p>11,780</text:p>
          </table:table-cell>
          <table:table-cell table:number-columns-repeated="16343"/>
        </table:table-row>
        <table:table-row table:style-name="ro10">
          <table:table-cell table:style-name="ce112"/>
          <table:table-cell office:value-type="string" table:style-name="ce112">
            <text:p>Russia</text:p>
          </table:table-cell>
          <table:table-cell office:value-type="float" office:value="9292.5159999999996" table:style-name="ce120">
            <text:p>9,293</text:p>
          </table:table-cell>
          <table:table-cell table:style-name="ce82"/>
          <table:table-cell office:value-type="float" office:value="8831.6080000000002" table:style-name="ce120">
            <text:p>8,832</text:p>
          </table:table-cell>
          <table:table-cell office:value-type="float" office:value="3066.0729999999999" table:style-name="ce120">
            <text:p>3,066</text:p>
          </table:table-cell>
          <table:table-cell table:style-name="ce82"/>
          <table:table-cell office:value-type="float" office:value="2284.5169999999998" table:style-name="ce120">
            <text:p>2,285</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0.260000000000002" table:style-name="ce120">
            <text:p>20</text:p>
          </table:table-cell>
          <table:table-cell table:style-name="ce82"/>
          <table:table-cell office:value-type="float" office:value="0.504" table:style-name="ce120">
            <text:p>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82.5240000000001" table:style-name="ce120">
            <text:p>1,583</text:p>
          </table:table-cell>
          <table:table-cell table:style-name="ce82"/>
          <table:table-cell office:value-type="float" office:value="3261.6329999999998" table:style-name="ce120">
            <text:p>3,262</text:p>
          </table:table-cell>
          <table:table-cell office:value-type="float" office:value="13961.373" table:style-name="ce121">
            <text:p>13,961</text:p>
          </table:table-cell>
          <table:table-cell table:style-name="ce82"/>
          <table:table-cell office:value-type="float" office:value="14378.262000000001" table:style-name="ce121">
            <text:p>14,37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47.2" table:style-name="ce120">
            <text:p>4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47.2" table:style-name="ce120">
            <text:p>47</text:p>
          </table:table-cell>
          <table:table-cell office:value-type="float" office:value="13961.373" table:style-name="ce121">
            <text:p>13,961</text:p>
          </table:table-cell>
          <table:table-cell table:style-name="ce82"/>
          <table:table-cell office:value-type="float" office:value="14425.462000000001" table:style-name="ce121">
            <text:p>14,425</text:p>
          </table:table-cell>
          <table:table-cell table:number-columns-repeated="16343"/>
        </table:table-row>
        <table:table-row table:style-name="ro10">
          <table:table-cell table:style-name="ce112"/>
          <table:table-cell office:value-type="string" table:style-name="ce112">
            <text:p>Seychelle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3.722" table:style-name="ce120">
            <text:p>14</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903.186" table:style-name="ce120">
            <text:p>15,903</text:p>
          </table:table-cell>
          <table:table-cell table:style-name="ce82"/>
          <table:table-cell office:value-type="float" office:value="13903.727999999999" table:style-name="ce120">
            <text:p>13,904</text:p>
          </table:table-cell>
          <table:table-cell office:value-type="float" office:value="63.823999999999998" table:style-name="ce120">
            <text:p>64</text:p>
          </table:table-cell>
          <table:table-cell table:style-name="ce82"/>
          <table:table-cell office:value-type="float" office:value="104.35300000000001" table:style-name="ce120">
            <text:p>104</text:p>
          </table:table-cell>
          <table:table-cell office:value-type="float" office:value="15980.732" table:style-name="ce121">
            <text:p>15,981</text:p>
          </table:table-cell>
          <table:table-cell table:style-name="ce82"/>
          <table:table-cell office:value-type="float" office:value="14008.080999999998" table:style-name="ce121">
            <text:p>14,00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980.732" table:style-name="ce121">
            <text:p>15,981</text:p>
          </table:table-cell>
          <table:table-cell table:style-name="ce82"/>
          <table:table-cell office:value-type="float" office:value="14008.080999999998" table:style-name="ce121">
            <text:p>14,008</text:p>
          </table:table-cell>
          <table:table-cell table:number-columns-repeated="16343"/>
        </table:table-row>
        <table:table-row table:style-name="ro10">
          <table:table-cell table:style-name="ce112"/>
          <table:table-cell office:value-type="string" table:style-name="ce112">
            <text:p>South Korea</text:p>
          </table:table-cell>
          <table:table-cell office:value-type="float" office:value="164.029" table:style-name="ce120">
            <text:p>164</text:p>
          </table:table-cell>
          <table:table-cell table:style-name="ce82"/>
          <table:table-cell office:value-type="float" office:value="31.524999999999999" table:style-name="ce120">
            <text:p>32</text:p>
          </table:table-cell>
          <table:table-cell office:value-type="float" office:value="36.585999999999999" table:style-name="ce120">
            <text:p>37</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95599999999999996" table:style-name="ce120">
            <text:p>1</text:p>
          </table:table-cell>
          <table:table-cell office:value-type="float" office:value="54.432000000000002" table:style-name="ce120">
            <text:p>54</text:p>
          </table:table-cell>
          <table:table-cell table:style-name="ce82"/>
          <table:table-cell office:value-type="float" office:value="37.533999999999999" table:style-name="ce120">
            <text:p>3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10.283" table:style-name="ce120">
            <text:p>110</text:p>
          </table:table-cell>
          <table:table-cell table:style-name="ce82"/>
          <table:table-cell office:value-type="float" office:value="498.25400000000002" table:style-name="ce120">
            <text:p>498</text:p>
          </table:table-cell>
          <table:table-cell office:value-type="float" office:value="142.31199999999998" table:style-name="ce120">
            <text:p>142</text:p>
          </table:table-cell>
          <table:table-cell table:style-name="ce82"/>
          <table:table-cell office:value-type="float" office:value="117.46899999999999" table:style-name="ce120">
            <text:p>117</text:p>
          </table:table-cell>
          <table:table-cell office:value-type="float" office:value="507.64200000000005" table:style-name="ce121">
            <text:p>508</text:p>
          </table:table-cell>
          <table:table-cell table:style-name="ce82"/>
          <table:table-cell office:value-type="float" office:value="685.73800000000006" table:style-name="ce121">
            <text:p>686</text:p>
          </table:table-cell>
          <table:table-cell office:value-type="float" office:value="28.855" table:style-name="ce120">
            <text:p>29</text:p>
          </table:table-cell>
          <table:table-cell table:style-name="ce82"/>
          <table:table-cell office:value-type="float" office:value="22.62" table:style-name="ce120">
            <text:p>23</text:p>
          </table:table-cell>
          <table:table-cell office:value-type="float" office:value="0.92" table:style-name="ce120">
            <text:p>1</text:p>
          </table:table-cell>
          <table:table-cell table:style-name="ce82"/>
          <table:table-cell office:value-type="float" office:value="3.4550000000000001" table:style-name="ce120">
            <text:p>3</text:p>
          </table:table-cell>
          <table:table-cell office:value-type="float" office:value="153.98500000000001" table:style-name="ce120">
            <text:p>154</text:p>
          </table:table-cell>
          <table:table-cell table:style-name="ce82"/>
          <table:table-cell office:value-type="float" office:value="151.00700000000001" table:style-name="ce120">
            <text:p>151</text:p>
          </table:table-cell>
          <table:table-cell office:value-type="float" office:value="183.76" table:style-name="ce120">
            <text:p>184</text:p>
          </table:table-cell>
          <table:table-cell table:style-name="ce82"/>
          <table:table-cell office:value-type="float" office:value="177.08200000000002" table:style-name="ce120">
            <text:p>177</text:p>
          </table:table-cell>
          <table:table-cell office:value-type="float" office:value="691.40200000000004" table:style-name="ce121">
            <text:p>691</text:p>
          </table:table-cell>
          <table:table-cell table:style-name="ce82"/>
          <table:table-cell office:value-type="float" office:value="862.82" table:style-name="ce121">
            <text:p>863</text:p>
          </table:table-cell>
          <table:table-cell table:number-columns-repeated="16343"/>
        </table:table-row>
        <table:table-row table:style-name="ro10">
          <table:table-cell table:style-name="ce112"/>
          <table:table-cell office:value-type="string" table:style-name="ce112">
            <text:p>Thailand</text:p>
          </table:table-cell>
          <table:table-cell office:value-type="float" office:value="16.228999999999999" table:style-name="ce120">
            <text:p>16</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5.006999999999998" table:style-name="ce120">
            <text:p>55</text:p>
          </table:table-cell>
          <table:table-cell table:style-name="ce82"/>
          <table:table-cell office:value-type="float" office:value="12.106" table:style-name="ce120">
            <text:p>12</text:p>
          </table:table-cell>
          <table:table-cell office:value-type="float" office:value="2087.5680000000002" table:style-name="ce120">
            <text:p>2,088</text:p>
          </table:table-cell>
          <table:table-cell table:style-name="ce82"/>
          <table:table-cell office:value-type="float" office:value="2016.114" table:style-name="ce120">
            <text:p>2,016</text:p>
          </table:table-cell>
          <table:table-cell office:value-type="float" office:value="3543.6970000000006" table:style-name="ce120">
            <text:p>3,544</text:p>
          </table:table-cell>
          <table:table-cell table:style-name="ce82"/>
          <table:table-cell office:value-type="float" office:value="3832.473" table:style-name="ce120">
            <text:p>3,832</text:p>
          </table:table-cell>
          <table:table-cell office:value-type="float" office:value="2979.1229999999996" table:style-name="ce120">
            <text:p>2,979</text:p>
          </table:table-cell>
          <table:table-cell table:style-name="ce82"/>
          <table:table-cell office:value-type="float" office:value="2459.0500000000002" table:style-name="ce120">
            <text:p>2,459</text:p>
          </table:table-cell>
          <table:table-cell office:value-type="float" office:value="8681.6239999999998" table:style-name="ce121">
            <text:p>8,682</text:p>
          </table:table-cell>
          <table:table-cell table:style-name="ce82"/>
          <table:table-cell office:value-type="float" office:value="8319.7430000000004" table:style-name="ce121">
            <text:p>8,320</text:p>
          </table:table-cell>
          <table:table-cell office:value-type="float" office:value="21.006" table:style-name="ce120">
            <text:p>21</text:p>
          </table:table-cell>
          <table:table-cell table:style-name="ce82"/>
          <table:table-cell office:value-type="float" office:value="0" table:style-name="ce120">
            <text:p>-</text:p>
          </table:table-cell>
          <table:table-cell office:value-type="float" office:value="3155.4259999999999" table:style-name="ce120">
            <text:p>3,155</text:p>
          </table:table-cell>
          <table:table-cell table:style-name="ce82"/>
          <table:table-cell office:value-type="float" office:value="3691.8079999999995" table:style-name="ce120">
            <text:p>3,692</text:p>
          </table:table-cell>
          <table:table-cell office:value-type="float" office:value="404.17800000000005" table:style-name="ce120">
            <text:p>404</text:p>
          </table:table-cell>
          <table:table-cell table:style-name="ce82"/>
          <table:table-cell office:value-type="float" office:value="403.68900000000002" table:style-name="ce120">
            <text:p>404</text:p>
          </table:table-cell>
          <table:table-cell office:value-type="float" office:value="3580.6099999999997" table:style-name="ce120">
            <text:p>3,581</text:p>
          </table:table-cell>
          <table:table-cell table:style-name="ce82"/>
          <table:table-cell office:value-type="float" office:value="4095.4969999999994" table:style-name="ce120">
            <text:p>4,095</text:p>
          </table:table-cell>
          <table:table-cell office:value-type="float" office:value="12262.234" table:style-name="ce121">
            <text:p>12,262</text:p>
          </table:table-cell>
          <table:table-cell table:style-name="ce82"/>
          <table:table-cell office:value-type="float" office:value="12415.24" table:style-name="ce121">
            <text:p>12,415</text:p>
          </table:table-cell>
          <table:table-cell table:number-columns-repeated="16343"/>
        </table:table-row>
        <table:table-row table:style-name="ro10">
          <table:table-cell table:style-name="ce112"/>
          <table:table-cell office:value-type="string" table:style-name="ce112">
            <text:p>U.S.A.</text:p>
          </table:table-cell>
          <table:table-cell office:value-type="float" office:value="17.023" table:style-name="ce120">
            <text:p>17</text:p>
          </table:table-cell>
          <table:table-cell table:style-name="ce82"/>
          <table:table-cell office:value-type="float" office:value="218.39100000000002" table:style-name="ce120">
            <text:p>218</text:p>
          </table:table-cell>
          <table:table-cell office:value-type="float" office:value="221.464" table:style-name="ce120">
            <text:p>221</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728.424" table:style-name="ce120">
            <text:p>4,728</text:p>
          </table:table-cell>
          <table:table-cell table:style-name="ce82"/>
          <table:table-cell office:value-type="float" office:value="4170.424" table:style-name="ce120">
            <text:p>4,170</text:p>
          </table:table-cell>
          <table:table-cell office:value-type="float" office:value="14.282999999999999" table:style-name="ce120">
            <text:p>14</text:p>
          </table:table-cell>
          <table:table-cell table:style-name="ce82"/>
          <table:table-cell office:value-type="float" office:value="5.4" table:style-name="ce120">
            <text:p>5</text:p>
          </table:table-cell>
          <table:table-cell office:value-type="float" office:value="68.325999999999993" table:style-name="ce120">
            <text:p>68</text:p>
          </table:table-cell>
          <table:table-cell table:style-name="ce82"/>
          <table:table-cell office:value-type="float" office:value="57.942999999999998" table:style-name="ce120">
            <text:p>58</text:p>
          </table:table-cell>
          <table:table-cell office:value-type="float" office:value="8948.2439999999988" table:style-name="ce120">
            <text:p>8,948</text:p>
          </table:table-cell>
          <table:table-cell table:style-name="ce82"/>
          <table:table-cell office:value-type="float" office:value="6690.3290000000006" table:style-name="ce120">
            <text:p>6,690</text:p>
          </table:table-cell>
          <table:table-cell office:value-type="float" office:value="13997.763999999999" table:style-name="ce121">
            <text:p>13,998</text:p>
          </table:table-cell>
          <table:table-cell table:style-name="ce82"/>
          <table:table-cell office:value-type="float" office:value="11142.487000000001" table:style-name="ce121">
            <text:p>11,142</text:p>
          </table:table-cell>
          <table:table-cell office:value-type="float" office:value="7.54" table:style-name="ce120">
            <text:p>8</text:p>
          </table:table-cell>
          <table:table-cell table:style-name="ce82"/>
          <table:table-cell office:value-type="float" office:value="0" table:style-name="ce120">
            <text:p>-</text:p>
          </table:table-cell>
          <table:table-cell office:value-type="float" office:value="83.507000000000005" table:style-name="ce120">
            <text:p>84</text:p>
          </table:table-cell>
          <table:table-cell table:style-name="ce82"/>
          <table:table-cell office:value-type="float" office:value="48.435000000000002" table:style-name="ce120">
            <text:p>48</text:p>
          </table:table-cell>
          <table:table-cell office:value-type="float" office:value="984.6640000000001" table:style-name="ce120">
            <text:p>985</text:p>
          </table:table-cell>
          <table:table-cell table:style-name="ce82"/>
          <table:table-cell office:value-type="float" office:value="1008.298" table:style-name="ce120">
            <text:p>1,008</text:p>
          </table:table-cell>
          <table:table-cell office:value-type="float" office:value="1075.711" table:style-name="ce120">
            <text:p>1,076</text:p>
          </table:table-cell>
          <table:table-cell table:style-name="ce82"/>
          <table:table-cell office:value-type="float" office:value="1056.7329999999999" table:style-name="ce120">
            <text:p>1,057</text:p>
          </table:table-cell>
          <table:table-cell office:value-type="float" office:value="15073.474999999999" table:style-name="ce121">
            <text:p>15,073</text:p>
          </table:table-cell>
          <table:table-cell table:style-name="ce82"/>
          <table:table-cell office:value-type="float" office:value="12199.220000000001" table:style-name="ce121">
            <text:p>12,199</text:p>
          </table:table-cell>
          <table:table-cell table:number-columns-repeated="16343"/>
        </table:table-row>
        <table:table-row table:style-name="ro10">
          <table:table-cell table:style-name="ce112"/>
          <table:table-cell office:value-type="string" table:style-name="ce112">
            <text:p>U.A.E.</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1.54" table:style-name="ce120">
            <text:p>2</text:p>
          </table:table-cell>
          <table:table-cell office:value-type="float" office:value="0" table:style-name="ce121">
            <text:p>-</text:p>
          </table:table-cell>
          <table:table-cell table:style-name="ce82"/>
          <table:table-cell office:value-type="float" office:value="1.54" table:style-name="ce121">
            <text:p>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1.54" table:style-name="ce121">
            <text:p>2</text:p>
          </table:table-cell>
          <table:table-cell table:number-columns-repeated="16343"/>
        </table:table-row>
        <table:table-row table:style-name="ro10">
          <table:table-cell table:style-name="ce112"/>
          <table:table-cell office:value-type="string" table:style-name="ce112">
            <text:p>Ukraine</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0" table:style-name="ce121">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0" table:style-name="ce121">
            <text:p>-</text:p>
          </table:table-cell>
          <table:table-cell table:number-columns-repeated="16343"/>
        </table:table-row>
        <table:table-row table:style-name="ro10">
          <table:table-cell table:style-name="ce112"/>
          <table:table-cell office:value-type="string" table:style-name="ce112">
            <text:p>Vietnam</text:p>
          </table:table-cell>
          <table:table-cell office:value-type="float" office:value="2022.7829999999999" table:style-name="ce120">
            <text:p>2,023</text:p>
          </table:table-cell>
          <table:table-cell table:style-name="ce82"/>
          <table:table-cell office:value-type="float" office:value="1732.5139999999999" table:style-name="ce120">
            <text:p>1,733</text:p>
          </table:table-cell>
          <table:table-cell office:value-type="float" office:value="79.010000000000005" table:style-name="ce120">
            <text:p>79</text:p>
          </table:table-cell>
          <table:table-cell table:style-name="ce82"/>
          <table:table-cell office:value-type="float" office:value="20.724" table:style-name="ce120">
            <text:p>21</text:p>
          </table:table-cell>
          <table:table-cell office:value-type="float" office:value="16.353999999999999" table:style-name="ce120">
            <text:p>16</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213.0409999999999" table:style-name="ce120">
            <text:p>1,213</text:p>
          </table:table-cell>
          <table:table-cell table:style-name="ce82"/>
          <table:table-cell office:value-type="float" office:value="1033.1089999999999" table:style-name="ce120">
            <text:p>1,033</text:p>
          </table:table-cell>
          <table:table-cell office:value-type="float" office:value="12354.037" table:style-name="ce120">
            <text:p>12,354</text:p>
          </table:table-cell>
          <table:table-cell table:style-name="ce82"/>
          <table:table-cell office:value-type="float" office:value="14492.570000000002" table:style-name="ce120">
            <text:p>14,493</text:p>
          </table:table-cell>
          <table:table-cell office:value-type="float" office:value="15685.225" table:style-name="ce121">
            <text:p>15,685</text:p>
          </table:table-cell>
          <table:table-cell table:style-name="ce82"/>
          <table:table-cell office:value-type="float" office:value="17278.917000000001" table:style-name="ce121">
            <text:p>17,27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8928.165999999997" table:style-name="ce120">
            <text:p>18,928</text:p>
          </table:table-cell>
          <table:table-cell table:style-name="ce82"/>
          <table:table-cell office:value-type="float" office:value="18783.905000000002" table:style-name="ce120">
            <text:p>18,784</text:p>
          </table:table-cell>
          <table:table-cell office:value-type="float" office:value="1620.2549999999997" table:style-name="ce120">
            <text:p>1,620</text:p>
          </table:table-cell>
          <table:table-cell table:style-name="ce82"/>
          <table:table-cell office:value-type="float" office:value="1859.991" table:style-name="ce120">
            <text:p>1,860</text:p>
          </table:table-cell>
          <table:table-cell office:value-type="float" office:value="20548.420999999998" table:style-name="ce120">
            <text:p>20,548</text:p>
          </table:table-cell>
          <table:table-cell table:style-name="ce82"/>
          <table:table-cell office:value-type="float" office:value="20643.896000000001" table:style-name="ce120">
            <text:p>20,644</text:p>
          </table:table-cell>
          <table:table-cell office:value-type="float" office:value="36233.646000000001" table:style-name="ce121">
            <text:p>36,234</text:p>
          </table:table-cell>
          <table:table-cell table:style-name="ce82"/>
          <table:table-cell office:value-type="float" office:value="37922.813000000002" table:style-name="ce121">
            <text:p>37,923</text:p>
          </table:table-cell>
          <table:table-cell table:number-columns-repeated="16343"/>
        </table:table-row>
        <table:table-row table:style-name="ro10">
          <table:table-cell table:style-name="ce112"/>
          <table:table-cell office:value-type="string" table:style-name="ce112">
            <text:p>Others</text:p>
          </table:table-cell>
          <table:table-cell office:value-type="float" office:value="50.268999999999998" table:style-name="ce120">
            <text:p>50</text:p>
          </table:table-cell>
          <table:table-cell table:style-name="ce82"/>
          <table:table-cell office:value-type="float" office:value="475.16499999999996" table:style-name="ce120">
            <text:p>475</text:p>
          </table:table-cell>
          <table:table-cell office:value-type="float" office:value="6.45" table:style-name="ce120">
            <text:p>6</text:p>
          </table:table-cell>
          <table:table-cell table:style-name="ce82"/>
          <table:table-cell office:value-type="float" office:value="60.356999999999999" table:style-name="ce120">
            <text:p>60</text:p>
          </table:table-cell>
          <table:table-cell office:value-type="float" office:value="1.3759999999999999" table:style-name="ce120">
            <text:p>1</text:p>
          </table:table-cell>
          <table:table-cell table:style-name="ce82"/>
          <table:table-cell office:value-type="float" office:value="106.261" table:style-name="ce120">
            <text:p>106</text:p>
          </table:table-cell>
          <table:table-cell office:value-type="float" office:value="0" table:style-name="ce120">
            <text:p>-</text:p>
          </table:table-cell>
          <table:table-cell table:style-name="ce82"/>
          <table:table-cell office:value-type="float" office:value="122.084" table:style-name="ce120">
            <text:p>122</text:p>
          </table:table-cell>
          <table:table-cell office:value-type="float" office:value="8430.0569999999989" table:style-name="ce120">
            <text:p>8,430</text:p>
          </table:table-cell>
          <table:table-cell table:style-name="ce82"/>
          <table:table-cell office:value-type="float" office:value="7736.0410000000002" table:style-name="ce120">
            <text:p>7,736</text:p>
          </table:table-cell>
          <table:table-cell office:value-type="float" office:value="8445.9890000000014" table:style-name="ce120">
            <text:p>8,446</text:p>
          </table:table-cell>
          <table:table-cell table:style-name="ce82"/>
          <table:table-cell office:value-type="float" office:value="9782.98" table:style-name="ce120">
            <text:p>9,783</text:p>
          </table:table-cell>
          <table:table-cell office:value-type="float" office:value="23290.056999999986" table:style-name="ce120">
            <text:p>23,290</text:p>
          </table:table-cell>
          <table:table-cell table:style-name="ce82"/>
          <table:table-cell office:value-type="float" office:value="24411.500999999993" table:style-name="ce120">
            <text:p>24,412</text:p>
          </table:table-cell>
          <table:table-cell office:value-type="float" office:value="40224.197999999989" table:style-name="ce121">
            <text:p>40,224</text:p>
          </table:table-cell>
          <table:table-cell table:style-name="ce82"/>
          <table:table-cell office:value-type="float" office:value="42694.388999999996" table:style-name="ce121">
            <text:p>42,694</text:p>
          </table:table-cell>
          <table:table-cell office:value-type="float" office:value="2160.212" table:style-name="ce120">
            <text:p>2,160</text:p>
          </table:table-cell>
          <table:table-cell table:style-name="ce82"/>
          <table:table-cell office:value-type="float" office:value="1971.316" table:style-name="ce120">
            <text:p>1,971</text:p>
          </table:table-cell>
          <table:table-cell office:value-type="float" office:value="2349.384" table:style-name="ce120">
            <text:p>2,349</text:p>
          </table:table-cell>
          <table:table-cell table:style-name="ce82"/>
          <table:table-cell office:value-type="float" office:value="1996.0990000000002" table:style-name="ce120">
            <text:p>1,996</text:p>
          </table:table-cell>
          <table:table-cell office:value-type="float" office:value="1871.6840000000002" table:style-name="ce120">
            <text:p>1,872</text:p>
          </table:table-cell>
          <table:table-cell table:style-name="ce82"/>
          <table:table-cell office:value-type="float" office:value="2090.5570000000002" table:style-name="ce120">
            <text:p>2,091</text:p>
          </table:table-cell>
          <table:table-cell office:value-type="float" office:value="6381.2800000000007" table:style-name="ce120">
            <text:p>6,381</text:p>
          </table:table-cell>
          <table:table-cell table:style-name="ce82"/>
          <table:table-cell office:value-type="float" office:value="6057.9720000000007" table:style-name="ce120">
            <text:p>6,058</text:p>
          </table:table-cell>
          <table:table-cell office:value-type="float" office:value="46605.477999999988" table:style-name="ce121">
            <text:p>46,605</text:p>
          </table:table-cell>
          <table:table-cell table:style-name="ce82"/>
          <table:table-cell office:value-type="float" office:value="48752.360999999997" table:style-name="ce121">
            <text:p>48,752</text:p>
          </table:table-cell>
          <table:table-cell table:number-columns-repeated="16343"/>
        </table:table-row>
        <table:table-row table:style-name="ro10">
          <table:table-cell office:value-type="string" table:style-name="ce122">
            <text:p>Total</text:p>
          </table:table-cell>
          <table:table-cell table:style-name="ce122"/>
          <table:table-cell office:value-type="float" office:value="40717.113000000005" table:style-name="ce123">
            <text:p>40,717</text:p>
          </table:table-cell>
          <table:table-cell table:style-name="ce90"/>
          <table:table-cell office:value-type="float" office:value="45697.246000000006" table:style-name="ce123">
            <text:p>45,697</text:p>
          </table:table-cell>
          <table:table-cell office:value-type="float" office:value="13829.461000000001" table:style-name="ce123">
            <text:p>13,829</text:p>
          </table:table-cell>
          <table:table-cell table:style-name="ce90"/>
          <table:table-cell office:value-type="float" office:value="14698.562" table:style-name="ce123">
            <text:p>14,699</text:p>
          </table:table-cell>
          <table:table-cell office:value-type="float" office:value="543.08999999999992" table:style-name="ce123">
            <text:p>543</text:p>
          </table:table-cell>
          <table:table-cell table:style-name="ce90"/>
          <table:table-cell office:value-type="float" office:value="527.07399999999996" table:style-name="ce123">
            <text:p>527</text:p>
          </table:table-cell>
          <table:table-cell office:value-type="float" office:value="29591.944000000003" table:style-name="ce123">
            <text:p>29,592</text:p>
          </table:table-cell>
          <table:table-cell table:style-name="ce90"/>
          <table:table-cell office:value-type="float" office:value="31001.854999999996" table:style-name="ce123">
            <text:p>31,002</text:p>
          </table:table-cell>
          <table:table-cell office:value-type="float" office:value="10591.010999999999" table:style-name="ce123">
            <text:p>10,591</text:p>
          </table:table-cell>
          <table:table-cell table:style-name="ce90"/>
          <table:table-cell office:value-type="float" office:value="9979.4809999999998" table:style-name="ce123">
            <text:p>9,979</text:p>
          </table:table-cell>
          <table:table-cell office:value-type="float" office:value="94455.506999999998" table:style-name="ce123">
            <text:p>94,456</text:p>
          </table:table-cell>
          <table:table-cell table:style-name="ce90"/>
          <table:table-cell office:value-type="float" office:value="82384.231999999989" table:style-name="ce123">
            <text:p>82,384</text:p>
          </table:table-cell>
          <table:table-cell office:value-type="float" office:value="85890.210999999981" table:style-name="ce123">
            <text:p>85,890</text:p>
          </table:table-cell>
          <table:table-cell table:style-name="ce90"/>
          <table:table-cell office:value-type="float" office:value="94189.213999999993" table:style-name="ce123">
            <text:p>94,189</text:p>
          </table:table-cell>
          <table:table-cell office:value-type="float" office:value="275618.33699999994" table:style-name="ce123">
            <text:p>275,618</text:p>
          </table:table-cell>
          <table:table-cell table:style-name="ce90"/>
          <table:table-cell office:value-type="float" office:value="278477.66399999999" table:style-name="ce123">
            <text:p>278,478</text:p>
          </table:table-cell>
          <table:table-cell office:value-type="float" office:value="2217.6129999999998" table:style-name="ce123">
            <text:p>2,218</text:p>
          </table:table-cell>
          <table:table-cell table:style-name="ce90"/>
          <table:table-cell office:value-type="float" office:value="2013.9360000000001" table:style-name="ce123">
            <text:p>2,014</text:p>
          </table:table-cell>
          <table:table-cell office:value-type="float" office:value="56434.610999999997" table:style-name="ce123">
            <text:p>56,435</text:p>
          </table:table-cell>
          <table:table-cell table:style-name="ce90"/>
          <table:table-cell office:value-type="float" office:value="56567.557000000001" table:style-name="ce123">
            <text:p>56,568</text:p>
          </table:table-cell>
          <table:table-cell office:value-type="float" office:value="15151.604000000003" table:style-name="ce123">
            <text:p>15,152</text:p>
          </table:table-cell>
          <table:table-cell table:style-name="ce90"/>
          <table:table-cell office:value-type="float" office:value="15908.980000000001" table:style-name="ce123">
            <text:p>15,909</text:p>
          </table:table-cell>
          <table:table-cell office:value-type="float" office:value="73803.828000000009" table:style-name="ce123">
            <text:p>73,804</text:p>
          </table:table-cell>
          <table:table-cell table:style-name="ce90"/>
          <table:table-cell office:value-type="float" office:value="74490.472999999984" table:style-name="ce123">
            <text:p>74,490</text:p>
          </table:table-cell>
          <table:table-cell office:value-type="float" office:value="349422.16499999998" table:style-name="ce123">
            <text:p>349,422</text:p>
          </table:table-cell>
          <table:table-cell table:style-name="ce90"/>
          <table:table-cell office:value-type="float" office:value="352968.13699999993" table:style-name="ce123">
            <text:p>352,968</text:p>
          </table:table-cell>
          <table:table-cell table:number-columns-repeated="16343" table:style-name="ce113"/>
        </table:table-row>
        <table:table-row table:style-name="ro10">
          <table:table-cell table:number-columns-repeated="2" table:style-name="ce113"/>
          <table:table-cell table:number-columns-repeated="21" table:style-name="ce125"/>
          <table:table-cell table:style-name="ce117"/>
          <table:table-cell table:style-name="ce125"/>
          <table:table-cell table:number-columns-repeated="2" table:style-name="ce117"/>
          <table:table-cell table:style-name="ce125"/>
          <table:table-cell table:number-columns-repeated="2" table:style-name="ce117"/>
          <table:table-cell table:style-name="ce125"/>
          <table:table-cell table:number-columns-repeated="2" table:style-name="ce117"/>
          <table:table-cell table:style-name="ce125"/>
          <table:table-cell table:number-columns-repeated="2" table:style-name="ce117"/>
          <table:table-cell table:style-name="ce125"/>
          <table:table-cell table:number-columns-repeated="2" table:style-name="ce117"/>
          <table:table-cell table:style-name="ce125"/>
          <table:table-cell table:style-name="ce117"/>
          <table:table-cell table:number-columns-repeated="16343" table:style-name="ce113"/>
        </table:table-row>
        <table:table-row table:style-name="ro10">
          <table:table-cell office:value-type="string" table:style-name="ce126">
            <text:p>ALL COUNTRIES</text:p>
          </table:table-cell>
          <table:table-cell table:style-name="ce126"/>
          <table:table-cell office:value-type="float" office:value="102932.09599999999" table:style-name="ce127">
            <text:p>102,932</text:p>
          </table:table-cell>
          <table:table-cell office:value-type="string" table:style-name="ce98">
            <text:p>R</text:p>
          </table:table-cell>
          <table:table-cell office:value-type="float" office:value="105543.52600000001" table:style-name="ce127">
            <text:p>105,544</text:p>
          </table:table-cell>
          <table:table-cell office:value-type="float" office:value="49766.065999999999" table:style-name="ce127">
            <text:p>49,766</text:p>
          </table:table-cell>
          <table:table-cell office:value-type="string" table:style-name="ce98">
            <text:p>R</text:p>
          </table:table-cell>
          <table:table-cell office:value-type="float" office:value="51075.646999999997" table:style-name="ce127">
            <text:p>51,076</text:p>
          </table:table-cell>
          <table:table-cell office:value-type="float" office:value="14014.037" table:style-name="ce127">
            <text:p>14,014</text:p>
          </table:table-cell>
          <table:table-cell office:value-type="string" table:style-name="ce98">
            <text:p>R</text:p>
          </table:table-cell>
          <table:table-cell office:value-type="float" office:value="20087.605000000003" table:style-name="ce127">
            <text:p>20,088</text:p>
          </table:table-cell>
          <table:table-cell office:value-type="float" office:value="80128.978000000003" table:style-name="ce127">
            <text:p>80,129</text:p>
          </table:table-cell>
          <table:table-cell office:value-type="string" table:style-name="ce98">
            <text:p>R</text:p>
          </table:table-cell>
          <table:table-cell office:value-type="float" office:value="90583.473999999987" table:style-name="ce127">
            <text:p>90,583</text:p>
          </table:table-cell>
          <table:table-cell office:value-type="float" office:value="12348.812999999998" table:style-name="ce127">
            <text:p>12,349</text:p>
          </table:table-cell>
          <table:table-cell office:value-type="string" table:style-name="ce98">
            <text:p>R</text:p>
          </table:table-cell>
          <table:table-cell office:value-type="float" office:value="13359.725" table:style-name="ce127">
            <text:p>13,360</text:p>
          </table:table-cell>
          <table:table-cell office:value-type="float" office:value="109521.185" table:style-name="ce127">
            <text:p>109,521</text:p>
          </table:table-cell>
          <table:table-cell office:value-type="string" table:style-name="ce98">
            <text:p>R</text:p>
          </table:table-cell>
          <table:table-cell office:value-type="float" office:value="110296.56499999999" table:style-name="ce127">
            <text:p>110,297</text:p>
          </table:table-cell>
          <table:table-cell office:value-type="float" office:value="190776.12299999996" table:style-name="ce127">
            <text:p>190,776</text:p>
          </table:table-cell>
          <table:table-cell office:value-type="string" table:style-name="ce98">
            <text:p>R</text:p>
          </table:table-cell>
          <table:table-cell office:value-type="float" office:value="201751.39199999999" table:style-name="ce127">
            <text:p>201,751</text:p>
          </table:table-cell>
          <table:table-cell office:value-type="float" office:value="559487.29799999995" table:style-name="ce128">
            <text:p>559,487</text:p>
          </table:table-cell>
          <table:table-cell office:value-type="string" table:style-name="ce98">
            <text:p>R</text:p>
          </table:table-cell>
          <table:table-cell office:value-type="float" office:value="592697.93400000001" table:style-name="ce128">
            <text:p>592,698</text:p>
          </table:table-cell>
          <table:table-cell office:value-type="float" office:value="5838.1" table:style-name="ce128">
            <text:p>5,838</text:p>
          </table:table-cell>
          <table:table-cell office:value-type="string" table:style-name="ce98">
            <text:p>R</text:p>
          </table:table-cell>
          <table:table-cell office:value-type="float" office:value="5646.8739999999998" table:style-name="ce128">
            <text:p>5,647</text:p>
          </table:table-cell>
          <table:table-cell office:value-type="float" office:value="80222.623999999996" table:style-name="ce128">
            <text:p>80,223</text:p>
          </table:table-cell>
          <table:table-cell office:value-type="string" table:style-name="ce98">
            <text:p>R</text:p>
          </table:table-cell>
          <table:table-cell office:value-type="float" office:value="78223.209999999992" table:style-name="ce128">
            <text:p>78,223</text:p>
          </table:table-cell>
          <table:table-cell office:value-type="float" office:value="28465.140000000014" table:style-name="ce128">
            <text:p>28,465</text:p>
          </table:table-cell>
          <table:table-cell office:value-type="string" table:style-name="ce98">
            <text:p>R</text:p>
          </table:table-cell>
          <table:table-cell office:value-type="float" office:value="44383.777000000002" table:style-name="ce128">
            <text:p>44,384</text:p>
          </table:table-cell>
          <table:table-cell office:value-type="float" office:value="114525.86400000002" table:style-name="ce128">
            <text:p>114,526</text:p>
          </table:table-cell>
          <table:table-cell office:value-type="string" table:style-name="ce98">
            <text:p>R</text:p>
          </table:table-cell>
          <table:table-cell office:value-type="float" office:value="128253.86099999999" table:style-name="ce128">
            <text:p>128,254</text:p>
          </table:table-cell>
          <table:table-cell office:value-type="float" office:value="674013.16200000001" table:style-name="ce128">
            <text:p>674,013</text:p>
          </table:table-cell>
          <table:table-cell office:value-type="string" table:style-name="ce98">
            <text:p>R</text:p>
          </table:table-cell>
          <table:table-cell office:value-type="float" office:value="720951.79499999993" table:style-name="ce128">
            <text:p>720,952</text:p>
          </table:table-cell>
          <table:table-cell table:number-columns-repeated="16343" table:style-name="ce113"/>
        </table:table-row>
        <table:table-row table:style-name="ro14">
          <table:table-cell office:value-type="string" table:style-name="ce112">
            <text:p>Source: <text:s/>H.M. Revenue and Customs</text:p>
          </table:table-cell>
          <table:table-cell table:number-columns-repeated="13" table:style-name="ce112"/>
          <table:table-cell table:number-columns-repeated="3" table:style-name="ce113"/>
          <table:table-cell table:number-columns-repeated="6" table:style-name="ce112"/>
          <table:table-cell table:number-columns-repeated="3" table:style-name="ce113"/>
          <table:table-cell table:number-columns-repeated="6" table:style-name="ce112"/>
          <table:table-cell table:number-columns-repeated="4" table:style-name="ce113"/>
          <table:table-cell table:style-name="ce112"/>
          <table:table-cell table:number-columns-repeated="4" table:style-name="ce113"/>
          <table:table-cell table:number-columns-repeated="16343"/>
        </table:table-row>
        <table:table-row table:style-name="ro10">
          <table:table-cell table:number-columns-repeated="14" table:style-name="ce112"/>
          <table:table-cell table:number-columns-repeated="3" table:style-name="ce113"/>
          <table:table-cell table:number-columns-repeated="6" table:style-name="ce112"/>
          <table:table-cell table:number-columns-repeated="3" table:style-name="ce113"/>
          <table:table-cell table:number-columns-repeated="6" table:style-name="ce112"/>
          <table:table-cell table:number-columns-repeated="7" table:style-name="ce113"/>
          <table:table-cell table:number-columns-repeated="2" table:style-name="ce129"/>
          <table:table-cell table:number-columns-repeated="16343"/>
        </table:table-row>
        <table:table-row table:style-name="ro15">
          <table:table-cell office:value-type="string" table:style-name="ce112">
            <text:p>(a) 2017 data are provisional.</text:p>
          </table:table-cell>
          <table:table-cell table:number-columns-repeated="13" table:style-name="ce112"/>
          <table:table-cell table:number-columns-repeated="3" table:style-name="ce113"/>
          <table:table-cell table:number-columns-repeated="6" table:style-name="ce112"/>
          <table:table-cell table:number-columns-repeated="3" table:style-name="ce113"/>
          <table:table-cell table:number-columns-repeated="6" table:style-name="ce112"/>
          <table:table-cell table:number-columns-repeated="9" table:style-name="ce113"/>
          <table:table-cell table:number-columns-repeated="16343"/>
        </table:table-row>
        <table:table-row table:style-name="ro16">
          <table:table-cell table:number-columns-repeated="14" table:style-name="ce112"/>
          <table:table-cell table:number-columns-repeated="3" table:style-name="ce113"/>
          <table:table-cell table:number-columns-repeated="6" table:style-name="ce112"/>
          <table:table-cell table:number-columns-repeated="3" table:style-name="ce113"/>
          <table:table-cell table:number-columns-repeated="16358" table:style-name="ce112"/>
        </table:table-row>
        <table:table-row table:style-name="ro10">
          <table:table-cell table:number-columns-repeated="14" table:style-name="ce112"/>
          <table:table-cell table:number-columns-repeated="3" table:style-name="ce113"/>
          <table:table-cell table:number-columns-repeated="6" table:style-name="ce112"/>
          <table:table-cell table:number-columns-repeated="3" table:style-name="ce113"/>
          <table:table-cell table:number-columns-repeated="16358" table:style-name="ce112"/>
        </table:table-row>
        <table:table-row table:style-name="ro10">
          <table:table-cell table:number-columns-repeated="14" table:style-name="ce130"/>
          <table:table-cell table:number-columns-repeated="3" table:style-name="ce113"/>
          <table:table-cell table:number-columns-repeated="6" table:style-name="ce112"/>
          <table:table-cell table:number-columns-repeated="3" table:style-name="ce113"/>
          <table:table-cell table:number-columns-repeated="16358" table:style-name="ce130"/>
        </table:table-row>
        <table:table-row table:number-rows-repeated="7" table:style-name="ro10">
          <table:table-cell table:number-columns-repeated="14" table:style-name="ce112"/>
          <table:table-cell table:number-columns-repeated="3" table:style-name="ce113"/>
          <table:table-cell table:number-columns-repeated="6" table:style-name="ce112"/>
          <table:table-cell table:number-columns-repeated="3" table:style-name="ce113"/>
          <table:table-cell table:number-columns-repeated="16358" table:style-name="ce112"/>
        </table:table-row>
        <table:table-row table:number-rows-repeated="1048501" table:style-name="ro10">
          <table:table-cell table:number-columns-repeated="16384"/>
        </table:table-row>
        <table:named-expressions>
          <table:named-expression table:name="Data" table:expression="of:=OFFSET([.#REF!];1;0;COUNTA([.#REF!])-1;4)" table:base-cell-address="Contents.$A$1"/>
          <table:named-range table:name="Print_Area" table:cell-range-address="Table_4_2a_-_Quantity.$A$1:Table_4_2a_-_Quantity.$O$65" table:base-cell-address="Table_4_2a_-_Quantity.$A$1"/>
        </table:named-expressions>
      </table:table>
      <table:table table:name="Table_4_2a_-_Value" table:style-name="ta5">
        <table:table-column table:style-name="co20" table:default-cell-style-name="ce112"/>
        <table:table-column table:style-name="co21" table:default-cell-style-name="ce112"/>
        <table:table-column table:style-name="co22" table:default-cell-style-name="ce112"/>
        <table:table-column table:style-name="co8" table:default-cell-style-name="ce112"/>
        <table:table-column table:style-name="co16" table:default-cell-style-name="ce112"/>
        <table:table-column table:style-name="co22" table:default-cell-style-name="ce112"/>
        <table:table-column table:style-name="co8" table:default-cell-style-name="ce112"/>
        <table:table-column table:style-name="co22" table:number-columns-repeated="2" table:default-cell-style-name="ce112"/>
        <table:table-column table:style-name="co8" table:default-cell-style-name="ce112"/>
        <table:table-column table:style-name="co16" table:default-cell-style-name="ce112"/>
        <table:table-column table:style-name="co2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default-cell-style-name="ce112"/>
        <table:table-column table:style-name="co24" table:default-cell-style-name="ce112"/>
        <table:table-column table:style-name="co8" table:default-cell-style-name="ce112"/>
        <table:table-column table:style-name="co24" table:default-cell-style-name="ce112"/>
        <table:table-column table:style-name="co16"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default-cell-style-name="ce112"/>
        <table:table-column table:style-name="co24" table:default-cell-style-name="ce112"/>
        <table:table-column table:style-name="co8" table:default-cell-style-name="ce112"/>
        <table:table-column table:style-name="co24" table:default-cell-style-name="ce112"/>
        <table:table-column table:style-name="co23" table:number-columns-repeated="16343" table:default-cell-style-name="ce112"/>
        <table:table-row table:style-name="ro4">
          <table:table-cell office:value-type="string" table:style-name="ce109">
            <text:p>TABLE 4.2a <text:s text:c="2"/>Imports of fish and fish preparations into the UK by exporting country: 2018 to 2019 (a)</text:p>
          </table:table-cell>
          <table:table-cell table:number-columns-repeated="16383" table:style-name="ce110"/>
        </table:table-row>
        <table:table-row table:style-name="ro10">
          <table:table-cell table:number-columns-repeated="14" table:style-name="ce111"/>
          <table:table-cell table:number-columns-repeated="16370" table:style-name="ce112"/>
        </table:table-row>
        <table:table-row table:style-name="ro10">
          <table:table-cell table:number-columns-repeated="2" table:style-name="ce112"/>
          <table:table-cell office:value-type="string" table:number-columns-spanned="3" table:number-rows-spanned="1" table:style-name="ce131">
            <text:p>Cod</text:p>
          </table:table-cell>
          <table:covered-table-cell table:number-columns-repeated="2"/>
          <table:table-cell office:value-type="string" table:number-columns-spanned="3" table:number-rows-spanned="1" table:style-name="ce131">
            <text:p>Haddock</text:p>
          </table:table-cell>
          <table:covered-table-cell table:number-columns-repeated="2"/>
          <table:table-cell office:value-type="string" table:number-columns-spanned="3" table:number-rows-spanned="1" table:style-name="ce131">
            <text:p>Mackerel</text:p>
          </table:table-cell>
          <table:covered-table-cell table:number-columns-repeated="2"/>
          <table:table-cell office:value-type="string" table:number-columns-spanned="3" table:number-rows-spanned="1" table:style-name="ce131">
            <text:p>Salmon</text:p>
          </table:table-cell>
          <table:covered-table-cell table:number-columns-repeated="2"/>
          <table:table-cell office:value-type="string" table:number-columns-spanned="3" table:number-rows-spanned="1" table:style-name="ce131">
            <text:p>Sardines</text:p>
          </table:table-cell>
          <table:covered-table-cell table:number-columns-repeated="2"/>
          <table:table-cell office:value-type="string" table:number-columns-spanned="3" table:number-rows-spanned="1" table:style-name="ce131">
            <text:p>Tuna</text:p>
          </table:table-cell>
          <table:covered-table-cell table:number-columns-repeated="2"/>
          <table:table-cell office:value-type="string" table:number-columns-spanned="3" table:number-rows-spanned="1" table:style-name="ce131">
            <text:p>Other Fish</text:p>
          </table:table-cell>
          <table:covered-table-cell table:number-columns-repeated="2"/>
          <table:table-cell office:value-type="string" table:number-columns-spanned="3" table:number-rows-spanned="2" table:style-name="ce132">
            <text:p>Total Fish (excl. Shellfish)</text:p>
          </table:table-cell>
          <table:covered-table-cell table:number-columns-repeated="2"/>
          <table:table-cell office:value-type="string" table:number-columns-spanned="3" table:number-rows-spanned="1" table:style-name="ce131">
            <text:p>Mussels</text:p>
          </table:table-cell>
          <table:covered-table-cell table:number-columns-repeated="2"/>
          <table:table-cell office:value-type="string" table:number-columns-spanned="3" table:number-rows-spanned="1" table:style-name="ce131">
            <text:p>Shrimps &amp; Prawns</text:p>
          </table:table-cell>
          <table:covered-table-cell table:number-columns-repeated="2"/>
          <table:table-cell office:value-type="string" table:number-columns-spanned="3" table:number-rows-spanned="1" table:style-name="ce131">
            <text:p>Other Shellfish</text:p>
          </table:table-cell>
          <table:covered-table-cell table:number-columns-repeated="2"/>
          <table:table-cell office:value-type="string" table:number-columns-spanned="3" table:number-rows-spanned="1" table:style-name="ce131">
            <text:p>Total Shellfish</text:p>
          </table:table-cell>
          <table:covered-table-cell table:number-columns-repeated="2"/>
          <table:table-cell office:value-type="string" table:number-columns-spanned="3" table:number-rows-spanned="1" table:style-name="ce131">
            <text:p>Total All Fish</text:p>
          </table:table-cell>
          <table:covered-table-cell table:number-columns-repeated="2"/>
          <table:table-cell table:number-columns-repeated="16343"/>
        </table:table-row>
        <table:table-row table:style-name="ro10">
          <table:table-cell office:value-type="string" table:style-name="ce113">
            <text:p>Value (£ '000)</text:p>
          </table:table-cell>
          <table:table-cell table:style-name="ce112"/>
          <table:table-cell table:number-columns-repeated="9" table:style-name="ce114"/>
          <table:table-cell table:number-columns-repeated="3" table:style-name="ce133"/>
          <table:table-cell table:number-columns-repeated="9" table:style-name="ce115"/>
          <table:covered-table-cell/>
          <table:covered-table-cell table:number-columns-repeated="2"/>
          <table:table-cell table:number-columns-repeated="15" table:style-name="ce115"/>
          <table:table-cell table:number-columns-repeated="16343"/>
        </table:table-row>
        <table:table-row table:style-name="ro10">
          <table:table-cell table:number-columns-repeated="2" table:style-name="ce124"/>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7" table:style-name="ce116">
            <text:p>2017</text:p>
          </table:table-cell>
          <table:table-cell table:style-name="ce116"/>
          <table:table-cell office:value-type="float" office:value="2018" table:style-name="ce116">
            <text:p>2018</text:p>
          </table:table-cell>
          <table:table-cell office:value-type="float" office:value="2017" table:style-name="ce116">
            <text:p>2017</text:p>
          </table:table-cell>
          <table:table-cell table:style-name="ce116"/>
          <table:table-cell office:value-type="float" office:value="2018" table:style-name="ce116">
            <text:p>2018</text:p>
          </table:table-cell>
          <table:table-cell office:value-type="float" office:value="2017" table:style-name="ce116">
            <text:p>2017</text:p>
          </table:table-cell>
          <table:table-cell table:style-name="ce116"/>
          <table:table-cell office:value-type="float" office:value="2018" table:style-name="ce116">
            <text:p>2018</text:p>
          </table:table-cell>
          <table:table-cell office:value-type="float" office:value="2017" table:style-name="ce116">
            <text:p>2017</text:p>
          </table:table-cell>
          <table:table-cell table:style-name="ce116"/>
          <table:table-cell office:value-type="float" office:value="2018" table:style-name="ce116">
            <text:p>2018</text:p>
          </table:table-cell>
          <table:table-cell office:value-type="float" office:value="2017" table:style-name="ce116">
            <text:p>2017</text:p>
          </table:table-cell>
          <table:table-cell table:style-name="ce116"/>
          <table:table-cell office:value-type="float" office:value="2018" table:style-name="ce116">
            <text:p>2018</text:p>
          </table:table-cell>
          <table:table-cell table:number-columns-repeated="16343"/>
        </table:table-row>
        <table:table-row table:style-name="ro10">
          <table:table-cell office:value-type="string" table:style-name="ce113">
            <text:p>EU</text:p>
          </table:table-cell>
          <table:table-cell table:style-name="ce112"/>
          <table:table-cell table:number-columns-repeated="12" table:style-name="ce100"/>
          <table:table-cell table:number-columns-repeated="3" table:style-name="ce117"/>
          <table:table-cell table:number-columns-repeated="3" table:style-name="ce100"/>
          <table:table-cell table:number-columns-repeated="3" table:style-name="ce134"/>
          <table:table-cell table:number-columns-repeated="9" table:style-name="ce100"/>
          <table:table-cell table:style-name="ce117"/>
          <table:table-cell table:style-name="ce118"/>
          <table:table-cell table:style-name="ce135"/>
          <table:table-cell table:style-name="ce117"/>
          <table:table-cell table:style-name="ce118"/>
          <table:table-cell table:number-columns-repeated="2" table:style-name="ce117"/>
          <table:table-cell table:style-name="ce118"/>
          <table:table-cell table:style-name="ce117"/>
          <table:table-cell table:number-columns-repeated="16343"/>
        </table:table-row>
        <table:table-row table:style-name="ro10">
          <table:table-cell table:style-name="ce112"/>
          <table:table-cell office:value-type="string" table:style-name="ce119">
            <text:p>Belgium</text:p>
          </table:table-cell>
          <table:table-cell office:value-type="float" office:value="2.4689999999999999" table:style-name="ce120">
            <text:p>2</text:p>
          </table:table-cell>
          <table:table-cell table:style-name="ce82"/>
          <table:table-cell office:value-type="float" office:value="107.416" table:style-name="ce120">
            <text:p>107</text:p>
          </table:table-cell>
          <table:table-cell office:value-type="float" office:value="2.1280000000000001" table:style-name="ce120">
            <text:p>2</text:p>
          </table:table-cell>
          <table:table-cell table:style-name="ce82"/>
          <table:table-cell office:value-type="float" office:value="0" table:style-name="ce120">
            <text:p>-</text:p>
          </table:table-cell>
          <table:table-cell office:value-type="float" office:value="0.59799999999999998" table:style-name="ce120">
            <text:p>1</text:p>
          </table:table-cell>
          <table:table-cell table:style-name="ce82"/>
          <table:table-cell office:value-type="float" office:value="0" table:style-name="ce120">
            <text:p>-</text:p>
          </table:table-cell>
          <table:table-cell office:value-type="float" office:value="1464.3480000000002" table:style-name="ce120">
            <text:p>1,464</text:p>
          </table:table-cell>
          <table:table-cell office:value-type="string" table:style-name="ce82">
            <text:p>R</text:p>
          </table:table-cell>
          <table:table-cell office:value-type="float" office:value="8942.6550000000007" table:style-name="ce120">
            <text:p>8,943</text:p>
          </table:table-cell>
          <table:table-cell office:value-type="float" office:value="0" table:style-name="ce120">
            <text:p>-</text:p>
          </table:table-cell>
          <table:table-cell table:style-name="ce82"/>
          <table:table-cell office:value-type="float" office:value="2.6819999999999999" table:style-name="ce120">
            <text:p>3</text:p>
          </table:table-cell>
          <table:table-cell office:value-type="float" office:value="76.906999999999996" table:style-name="ce120">
            <text:p>77</text:p>
          </table:table-cell>
          <table:table-cell table:style-name="ce82"/>
          <table:table-cell office:value-type="float" office:value="428.88199999999995" table:style-name="ce120">
            <text:p>429</text:p>
          </table:table-cell>
          <table:table-cell office:value-type="float" office:value="6307.4770000000008" table:style-name="ce120">
            <text:p>6,307</text:p>
          </table:table-cell>
          <table:table-cell office:value-type="string" table:style-name="ce82">
            <text:p>R</text:p>
          </table:table-cell>
          <table:table-cell office:value-type="float" office:value="7852.6540000000005" table:style-name="ce120">
            <text:p>7,853</text:p>
          </table:table-cell>
          <table:table-cell office:value-type="float" office:value="7853.9270000000006" table:style-name="ce117">
            <text:p>7,854</text:p>
          </table:table-cell>
          <table:table-cell office:value-type="string" table:style-name="ce82">
            <text:p>R</text:p>
          </table:table-cell>
          <table:table-cell office:value-type="float" office:value="17334.289000000001" table:style-name="ce117">
            <text:p>17,334</text:p>
          </table:table-cell>
          <table:table-cell office:value-type="float" office:value="49.328000000000003" table:style-name="ce120">
            <text:p>49</text:p>
          </table:table-cell>
          <table:table-cell table:style-name="ce82"/>
          <table:table-cell office:value-type="float" office:value="21.097000000000001" table:style-name="ce120">
            <text:p>21</text:p>
          </table:table-cell>
          <table:table-cell office:value-type="float" office:value="5773.4220000000005" table:style-name="ce120">
            <text:p>5,773</text:p>
          </table:table-cell>
          <table:table-cell office:value-type="string" table:style-name="ce82">
            <text:p>R</text:p>
          </table:table-cell>
          <table:table-cell office:value-type="float" office:value="4808.1869999999999" table:style-name="ce120">
            <text:p>4,808</text:p>
          </table:table-cell>
          <table:table-cell office:value-type="float" office:value="906.14100000000008" table:style-name="ce120">
            <text:p>906</text:p>
          </table:table-cell>
          <table:table-cell office:value-type="string" table:style-name="ce82">
            <text:p>R</text:p>
          </table:table-cell>
          <table:table-cell office:value-type="float" office:value="2202.1240000000003" table:style-name="ce136">
            <text:p>2,202</text:p>
          </table:table-cell>
          <table:table-cell office:value-type="float" office:value="6728.8910000000005" table:style-name="ce120">
            <text:p>6,729</text:p>
          </table:table-cell>
          <table:table-cell office:value-type="string" table:style-name="ce82">
            <text:p>R</text:p>
          </table:table-cell>
          <table:table-cell office:value-type="float" office:value="7031.4079999999994" table:style-name="ce120">
            <text:p>7,031</text:p>
          </table:table-cell>
          <table:table-cell office:value-type="float" office:value="14582.818000000001" table:style-name="ce121">
            <text:p>14,583</text:p>
          </table:table-cell>
          <table:table-cell office:value-type="string" table:style-name="ce82">
            <text:p>R</text:p>
          </table:table-cell>
          <table:table-cell office:value-type="float" office:value="24365.697" table:style-name="ce121">
            <text:p>24,366</text:p>
          </table:table-cell>
          <table:table-cell table:number-columns-repeated="16343"/>
        </table:table-row>
        <table:table-row table:style-name="ro10">
          <table:table-cell table:style-name="ce112"/>
          <table:table-cell office:value-type="string" table:style-name="ce112">
            <text:p>Denmark</text:p>
          </table:table-cell>
          <table:table-cell office:value-type="float" office:value="37800.171999999999" table:style-name="ce120">
            <text:p>37,800</text:p>
          </table:table-cell>
          <table:table-cell office:value-type="string" table:style-name="ce82">
            <text:p>R</text:p>
          </table:table-cell>
          <table:table-cell office:value-type="float" office:value="32054.600999999999" table:style-name="ce120">
            <text:p>32,055</text:p>
          </table:table-cell>
          <table:table-cell office:value-type="float" office:value="9851.4359999999997" table:style-name="ce120">
            <text:p>9,851</text:p>
          </table:table-cell>
          <table:table-cell office:value-type="string" table:style-name="ce82">
            <text:p>R</text:p>
          </table:table-cell>
          <table:table-cell office:value-type="float" office:value="13562.777999999998" table:style-name="ce120">
            <text:p>13,563</text:p>
          </table:table-cell>
          <table:table-cell office:value-type="float" office:value="16712.067999999999" table:style-name="ce120">
            <text:p>16,712</text:p>
          </table:table-cell>
          <table:table-cell office:value-type="string" table:style-name="ce82">
            <text:p>R</text:p>
          </table:table-cell>
          <table:table-cell office:value-type="float" office:value="20856.812000000002" table:style-name="ce120">
            <text:p>20,857</text:p>
          </table:table-cell>
          <table:table-cell office:value-type="float" office:value="38752.355000000003" table:style-name="ce120">
            <text:p>38,752</text:p>
          </table:table-cell>
          <table:table-cell office:value-type="string" table:style-name="ce82">
            <text:p>R</text:p>
          </table:table-cell>
          <table:table-cell office:value-type="float" office:value="19175.169000000002" table:style-name="ce120">
            <text:p>19,175</text:p>
          </table:table-cell>
          <table:table-cell office:value-type="float" office:value="34.277999999999999" table:style-name="ce120">
            <text:p>34</text:p>
          </table:table-cell>
          <table:table-cell table:style-name="ce82"/>
          <table:table-cell office:value-type="float" office:value="23.044" table:style-name="ce120">
            <text:p>23</text:p>
          </table:table-cell>
          <table:table-cell office:value-type="float" office:value="336.46599999999995" table:style-name="ce120">
            <text:p>336</text:p>
          </table:table-cell>
          <table:table-cell office:value-type="string" table:style-name="ce82">
            <text:p>R</text:p>
          </table:table-cell>
          <table:table-cell office:value-type="float" office:value="148.70600000000002" table:style-name="ce120">
            <text:p>149</text:p>
          </table:table-cell>
          <table:table-cell office:value-type="float" office:value="20642.424000000006" table:style-name="ce120">
            <text:p>20,642</text:p>
          </table:table-cell>
          <table:table-cell office:value-type="string" table:style-name="ce82">
            <text:p>R</text:p>
          </table:table-cell>
          <table:table-cell office:value-type="float" office:value="30580.172000000002" table:style-name="ce120">
            <text:p>30,580</text:p>
          </table:table-cell>
          <table:table-cell office:value-type="float" office:value="124129.19900000002" table:style-name="ce117">
            <text:p>124,129</text:p>
          </table:table-cell>
          <table:table-cell office:value-type="string" table:style-name="ce82">
            <text:p>R</text:p>
          </table:table-cell>
          <table:table-cell office:value-type="float" office:value="116401.28200000002" table:style-name="ce117">
            <text:p>116,401</text:p>
          </table:table-cell>
          <table:table-cell office:value-type="float" office:value="1727.6500000000003" table:style-name="ce120">
            <text:p>1,728</text:p>
          </table:table-cell>
          <table:table-cell office:value-type="string" table:style-name="ce82">
            <text:p>R</text:p>
          </table:table-cell>
          <table:table-cell office:value-type="float" office:value="2128.64" table:style-name="ce120">
            <text:p>2,129</text:p>
          </table:table-cell>
          <table:table-cell office:value-type="float" office:value="66112.717000000004" table:style-name="ce120">
            <text:p>66,113</text:p>
          </table:table-cell>
          <table:table-cell office:value-type="string" table:style-name="ce82">
            <text:p>R</text:p>
          </table:table-cell>
          <table:table-cell office:value-type="float" office:value="56521.223000000005" table:style-name="ce120">
            <text:p>56,521</text:p>
          </table:table-cell>
          <table:table-cell office:value-type="float" office:value="16140.485000000002" table:style-name="ce120">
            <text:p>16,140</text:p>
          </table:table-cell>
          <table:table-cell office:value-type="string" table:style-name="ce82">
            <text:p>R</text:p>
          </table:table-cell>
          <table:table-cell office:value-type="float" office:value="15163.356999999998" table:style-name="ce136">
            <text:p>15,163</text:p>
          </table:table-cell>
          <table:table-cell office:value-type="float" office:value="83980.851999999999" table:style-name="ce120">
            <text:p>83,981</text:p>
          </table:table-cell>
          <table:table-cell office:value-type="string" table:style-name="ce82">
            <text:p>R</text:p>
          </table:table-cell>
          <table:table-cell office:value-type="float" office:value="73813.22" table:style-name="ce120">
            <text:p>73,813</text:p>
          </table:table-cell>
          <table:table-cell office:value-type="float" office:value="208110.05100000004" table:style-name="ce121">
            <text:p>208,110</text:p>
          </table:table-cell>
          <table:table-cell office:value-type="string" table:style-name="ce82">
            <text:p>R</text:p>
          </table:table-cell>
          <table:table-cell office:value-type="float" office:value="190214.50200000004" table:style-name="ce121">
            <text:p>190,215</text:p>
          </table:table-cell>
          <table:table-cell table:number-columns-repeated="16343"/>
        </table:table-row>
        <table:table-row table:style-name="ro10">
          <table:table-cell table:style-name="ce112"/>
          <table:table-cell office:value-type="string" table:style-name="ce112">
            <text:p>France</text:p>
          </table:table-cell>
          <table:table-cell office:value-type="float" office:value="4510.1329999999998" table:style-name="ce120">
            <text:p>4,510</text:p>
          </table:table-cell>
          <table:table-cell office:value-type="string" table:style-name="ce82">
            <text:p>R</text:p>
          </table:table-cell>
          <table:table-cell office:value-type="float" office:value="4806.7889999999989" table:style-name="ce120">
            <text:p>4,807</text:p>
          </table:table-cell>
          <table:table-cell office:value-type="float" office:value="295.911" table:style-name="ce120">
            <text:p>296</text:p>
          </table:table-cell>
          <table:table-cell office:value-type="string" table:style-name="ce82">
            <text:p>R</text:p>
          </table:table-cell>
          <table:table-cell office:value-type="float" office:value="790.74700000000007" table:style-name="ce120">
            <text:p>791</text:p>
          </table:table-cell>
          <table:table-cell office:value-type="float" office:value="128.40700000000001" table:style-name="ce120">
            <text:p>128</text:p>
          </table:table-cell>
          <table:table-cell office:value-type="string" table:style-name="ce82">
            <text:p>R</text:p>
          </table:table-cell>
          <table:table-cell office:value-type="float" office:value="249.92399999999998" table:style-name="ce120">
            <text:p>250</text:p>
          </table:table-cell>
          <table:table-cell office:value-type="float" office:value="9649.7109999999993" table:style-name="ce120">
            <text:p>9,650</text:p>
          </table:table-cell>
          <table:table-cell office:value-type="string" table:style-name="ce82">
            <text:p>R</text:p>
          </table:table-cell>
          <table:table-cell office:value-type="float" office:value="7055.7209999999995" table:style-name="ce120">
            <text:p>7,056</text:p>
          </table:table-cell>
          <table:table-cell office:value-type="float" office:value="84.826999999999998" table:style-name="ce120">
            <text:p>85</text:p>
          </table:table-cell>
          <table:table-cell table:style-name="ce82"/>
          <table:table-cell office:value-type="float" office:value="59.983999999999995" table:style-name="ce120">
            <text:p>60</text:p>
          </table:table-cell>
          <table:table-cell office:value-type="float" office:value="9778.5169999999998" table:style-name="ce120">
            <text:p>9,779</text:p>
          </table:table-cell>
          <table:table-cell office:value-type="string" table:style-name="ce82">
            <text:p>R</text:p>
          </table:table-cell>
          <table:table-cell office:value-type="float" office:value="14498.454999999998" table:style-name="ce120">
            <text:p>14,498</text:p>
          </table:table-cell>
          <table:table-cell office:value-type="float" office:value="14934.723999999997" table:style-name="ce120">
            <text:p>14,935</text:p>
          </table:table-cell>
          <table:table-cell office:value-type="string" table:style-name="ce82">
            <text:p>R</text:p>
          </table:table-cell>
          <table:table-cell office:value-type="float" office:value="17384.059000000005" table:style-name="ce120">
            <text:p>17,384</text:p>
          </table:table-cell>
          <table:table-cell office:value-type="float" office:value="39382.229999999996" table:style-name="ce117">
            <text:p>39,382</text:p>
          </table:table-cell>
          <table:table-cell office:value-type="string" table:style-name="ce82">
            <text:p>R</text:p>
          </table:table-cell>
          <table:table-cell office:value-type="float" office:value="44845.679000000004" table:style-name="ce117">
            <text:p>44,846</text:p>
          </table:table-cell>
          <table:table-cell office:value-type="float" office:value="3716.3719999999998" table:style-name="ce120">
            <text:p>3,716</text:p>
          </table:table-cell>
          <table:table-cell office:value-type="string" table:style-name="ce82">
            <text:p>R</text:p>
          </table:table-cell>
          <table:table-cell office:value-type="float" office:value="2432.877" table:style-name="ce120">
            <text:p>2,433</text:p>
          </table:table-cell>
          <table:table-cell office:value-type="float" office:value="10837.486000000001" table:style-name="ce120">
            <text:p>10,837</text:p>
          </table:table-cell>
          <table:table-cell office:value-type="string" table:style-name="ce82">
            <text:p>R</text:p>
          </table:table-cell>
          <table:table-cell office:value-type="float" office:value="9144.2430000000004" table:style-name="ce120">
            <text:p>9,144</text:p>
          </table:table-cell>
          <table:table-cell office:value-type="float" office:value="15191.595000000001" table:style-name="ce120">
            <text:p>15,192</text:p>
          </table:table-cell>
          <table:table-cell office:value-type="string" table:style-name="ce82">
            <text:p>R</text:p>
          </table:table-cell>
          <table:table-cell office:value-type="float" office:value="16114.222999999996" table:style-name="ce136">
            <text:p>16,114</text:p>
          </table:table-cell>
          <table:table-cell office:value-type="float" office:value="29745.453000000001" table:style-name="ce120">
            <text:p>29,745</text:p>
          </table:table-cell>
          <table:table-cell office:value-type="string" table:style-name="ce82">
            <text:p>R</text:p>
          </table:table-cell>
          <table:table-cell office:value-type="float" office:value="27691.342999999997" table:style-name="ce120">
            <text:p>27,691</text:p>
          </table:table-cell>
          <table:table-cell office:value-type="float" office:value="69127.68299999999" table:style-name="ce121">
            <text:p>69,128</text:p>
          </table:table-cell>
          <table:table-cell office:value-type="string" table:style-name="ce82">
            <text:p>R</text:p>
          </table:table-cell>
          <table:table-cell office:value-type="float" office:value="72537.021999999997" table:style-name="ce121">
            <text:p>72,537</text:p>
          </table:table-cell>
          <table:table-cell table:number-columns-repeated="16343"/>
        </table:table-row>
        <table:table-row table:style-name="ro10">
          <table:table-cell table:style-name="ce112"/>
          <table:table-cell office:value-type="string" table:style-name="ce112">
            <text:p>Germany</text:p>
          </table:table-cell>
          <table:table-cell office:value-type="float" office:value="31872.801999999996" table:style-name="ce120">
            <text:p>31,873</text:p>
          </table:table-cell>
          <table:table-cell office:value-type="string" table:style-name="ce82">
            <text:p>R</text:p>
          </table:table-cell>
          <table:table-cell office:value-type="float" office:value="49261.474000000002" table:style-name="ce120">
            <text:p>49,261</text:p>
          </table:table-cell>
          <table:table-cell office:value-type="float" office:value="1651.0320000000002" table:style-name="ce120">
            <text:p>1,651</text:p>
          </table:table-cell>
          <table:table-cell office:value-type="string" table:style-name="ce82">
            <text:p>R</text:p>
          </table:table-cell>
          <table:table-cell office:value-type="float" office:value="1720.374" table:style-name="ce120">
            <text:p>1,720</text:p>
          </table:table-cell>
          <table:table-cell office:value-type="float" office:value="5728.5469999999996" table:style-name="ce120">
            <text:p>5,729</text:p>
          </table:table-cell>
          <table:table-cell office:value-type="string" table:style-name="ce82">
            <text:p>R</text:p>
          </table:table-cell>
          <table:table-cell office:value-type="float" office:value="9328.4639999999999" table:style-name="ce120">
            <text:p>9,328</text:p>
          </table:table-cell>
          <table:table-cell office:value-type="float" office:value="28070.731" table:style-name="ce120">
            <text:p>28,071</text:p>
          </table:table-cell>
          <table:table-cell office:value-type="string" table:style-name="ce82">
            <text:p>R</text:p>
          </table:table-cell>
          <table:table-cell office:value-type="float" office:value="27793.069000000003" table:style-name="ce120">
            <text:p>27,793</text:p>
          </table:table-cell>
          <table:table-cell office:value-type="float" office:value="1042.7179999999998" table:style-name="ce120">
            <text:p>1,043</text:p>
          </table:table-cell>
          <table:table-cell table:style-name="ce82"/>
          <table:table-cell office:value-type="float" office:value="5518.9180000000006" table:style-name="ce120">
            <text:p>5,519</text:p>
          </table:table-cell>
          <table:table-cell office:value-type="float" office:value="8553.2250000000022" table:style-name="ce120">
            <text:p>8,553</text:p>
          </table:table-cell>
          <table:table-cell office:value-type="string" table:style-name="ce82">
            <text:p>R</text:p>
          </table:table-cell>
          <table:table-cell office:value-type="float" office:value="27380.607" table:style-name="ce120">
            <text:p>27,381</text:p>
          </table:table-cell>
          <table:table-cell office:value-type="float" office:value="98826.282999999996" table:style-name="ce120">
            <text:p>98,826</text:p>
          </table:table-cell>
          <table:table-cell office:value-type="string" table:style-name="ce82">
            <text:p>R</text:p>
          </table:table-cell>
          <table:table-cell office:value-type="float" office:value="112457.20099999999" table:style-name="ce120">
            <text:p>112,457</text:p>
          </table:table-cell>
          <table:table-cell office:value-type="float" office:value="175745.33799999999" table:style-name="ce117">
            <text:p>175,745</text:p>
          </table:table-cell>
          <table:table-cell office:value-type="string" table:style-name="ce82">
            <text:p>R</text:p>
          </table:table-cell>
          <table:table-cell office:value-type="float" office:value="233460.10700000002" table:style-name="ce117">
            <text:p>233,460</text:p>
          </table:table-cell>
          <table:table-cell office:value-type="float" office:value="0" table:style-name="ce120">
            <text:p>-</text:p>
          </table:table-cell>
          <table:table-cell table:style-name="ce82"/>
          <table:table-cell office:value-type="float" office:value="9.2360000000000007" table:style-name="ce120">
            <text:p>9</text:p>
          </table:table-cell>
          <table:table-cell office:value-type="float" office:value="8182.2389999999996" table:style-name="ce120">
            <text:p>8,182</text:p>
          </table:table-cell>
          <table:table-cell office:value-type="string" table:style-name="ce82">
            <text:p>R</text:p>
          </table:table-cell>
          <table:table-cell office:value-type="float" office:value="6724.6730000000007" table:style-name="ce120">
            <text:p>6,725</text:p>
          </table:table-cell>
          <table:table-cell office:value-type="float" office:value="2994.2999999999997" table:style-name="ce120">
            <text:p>2,994</text:p>
          </table:table-cell>
          <table:table-cell office:value-type="string" table:style-name="ce82">
            <text:p>R</text:p>
          </table:table-cell>
          <table:table-cell office:value-type="float" office:value="3442.8060000000005" table:style-name="ce136">
            <text:p>3,443</text:p>
          </table:table-cell>
          <table:table-cell office:value-type="float" office:value="11176.538999999999" table:style-name="ce120">
            <text:p>11,177</text:p>
          </table:table-cell>
          <table:table-cell office:value-type="string" table:style-name="ce82">
            <text:p>R</text:p>
          </table:table-cell>
          <table:table-cell office:value-type="float" office:value="10176.715" table:style-name="ce120">
            <text:p>10,177</text:p>
          </table:table-cell>
          <table:table-cell office:value-type="float" office:value="186921.87699999998" table:style-name="ce121">
            <text:p>186,922</text:p>
          </table:table-cell>
          <table:table-cell office:value-type="string" table:style-name="ce82">
            <text:p>R</text:p>
          </table:table-cell>
          <table:table-cell office:value-type="float" office:value="243636.82200000001" table:style-name="ce121">
            <text:p>243,637</text:p>
          </table:table-cell>
          <table:table-cell table:number-columns-repeated="16343"/>
        </table:table-row>
        <table:table-row table:style-name="ro10">
          <table:table-cell table:style-name="ce112"/>
          <table:table-cell office:value-type="string" table:style-name="ce112">
            <text:p>Greece</text:p>
          </table:table-cell>
          <table:table-cell office:value-type="float" office:value="1.018" table:style-name="ce120">
            <text:p>1</text:p>
          </table:table-cell>
          <table:table-cell table:style-name="ce82"/>
          <table:table-cell office:value-type="float" office:value="0" table:style-name="ce120">
            <text:p>-</text:p>
          </table:table-cell>
          <table:table-cell office:value-type="float" office:value="0.68799999999999994" table:style-name="ce120">
            <text:p>1</text:p>
          </table:table-cell>
          <table:table-cell table:style-name="ce82"/>
          <table:table-cell office:value-type="float" office:value="0" table:style-name="ce120">
            <text:p>-</text:p>
          </table:table-cell>
          <table:table-cell office:value-type="float" office:value="7.7320000000000002" table:style-name="ce120">
            <text:p>8</text:p>
          </table:table-cell>
          <table:table-cell table:style-name="ce82"/>
          <table:table-cell office:value-type="float" office:value="3.4140000000000001" table:style-name="ce120">
            <text:p>3</text:p>
          </table:table-cell>
          <table:table-cell office:value-type="float" office:value="2.6829999999999998" table:style-name="ce120">
            <text:p>3</text:p>
          </table:table-cell>
          <table:table-cell table:style-name="ce82"/>
          <table:table-cell office:value-type="float" office:value="222.87100000000001" table:style-name="ce120">
            <text:p>223</text:p>
          </table:table-cell>
          <table:table-cell office:value-type="float" office:value="23.097000000000001" table:style-name="ce120">
            <text:p>23</text:p>
          </table:table-cell>
          <table:table-cell table:style-name="ce82"/>
          <table:table-cell office:value-type="float" office:value="1.151" table:style-name="ce120">
            <text:p>1</text:p>
          </table:table-cell>
          <table:table-cell office:value-type="float" office:value="4.194" table:style-name="ce120">
            <text:p>4</text:p>
          </table:table-cell>
          <table:table-cell table:style-name="ce82"/>
          <table:table-cell office:value-type="float" office:value="130.20699999999999" table:style-name="ce120">
            <text:p>130</text:p>
          </table:table-cell>
          <table:table-cell office:value-type="float" office:value="6081.4489999999978" table:style-name="ce120">
            <text:p>6,081</text:p>
          </table:table-cell>
          <table:table-cell office:value-type="string" table:style-name="ce82">
            <text:p>R</text:p>
          </table:table-cell>
          <table:table-cell office:value-type="float" office:value="9236.0540000000019" table:style-name="ce120">
            <text:p>9,236</text:p>
          </table:table-cell>
          <table:table-cell office:value-type="float" office:value="6120.8609999999981" table:style-name="ce117">
            <text:p>6,121</text:p>
          </table:table-cell>
          <table:table-cell office:value-type="string" table:style-name="ce82">
            <text:p>R</text:p>
          </table:table-cell>
          <table:table-cell office:value-type="float" office:value="9593.6970000000019" table:style-name="ce117">
            <text:p>9,59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9969999999999999" table:style-name="ce120">
            <text:p>5</text:p>
          </table:table-cell>
          <table:table-cell table:style-name="ce82"/>
          <table:table-cell office:value-type="float" office:value="0" table:style-name="ce120">
            <text:p>-</text:p>
          </table:table-cell>
          <table:table-cell office:value-type="float" office:value="287.34500000000003" table:style-name="ce120">
            <text:p>287</text:p>
          </table:table-cell>
          <table:table-cell table:style-name="ce82"/>
          <table:table-cell office:value-type="float" office:value="395.60200000000003" table:style-name="ce136">
            <text:p>396</text:p>
          </table:table-cell>
          <table:table-cell office:value-type="float" office:value="292.34200000000004" table:style-name="ce120">
            <text:p>292</text:p>
          </table:table-cell>
          <table:table-cell table:style-name="ce82"/>
          <table:table-cell office:value-type="float" office:value="395.60200000000003" table:style-name="ce120">
            <text:p>396</text:p>
          </table:table-cell>
          <table:table-cell office:value-type="float" office:value="6413.2029999999977" table:style-name="ce121">
            <text:p>6,413</text:p>
          </table:table-cell>
          <table:table-cell office:value-type="string" table:style-name="ce82">
            <text:p>R</text:p>
          </table:table-cell>
          <table:table-cell office:value-type="float" office:value="9989.2990000000027" table:style-name="ce121">
            <text:p>9,989</text:p>
          </table:table-cell>
          <table:table-cell table:number-columns-repeated="16343"/>
        </table:table-row>
        <table:table-row table:style-name="ro10">
          <table:table-cell table:style-name="ce112"/>
          <table:table-cell office:value-type="string" table:style-name="ce112">
            <text:p>Ireland</text:p>
          </table:table-cell>
          <table:table-cell office:value-type="float" office:value="2156.5460000000003" table:style-name="ce120">
            <text:p>2,157</text:p>
          </table:table-cell>
          <table:table-cell office:value-type="string" table:style-name="ce82">
            <text:p>R</text:p>
          </table:table-cell>
          <table:table-cell office:value-type="float" office:value="2019.4710000000002" table:style-name="ce120">
            <text:p>2,019</text:p>
          </table:table-cell>
          <table:table-cell office:value-type="float" office:value="2582.2049999999999" table:style-name="ce120">
            <text:p>2,582</text:p>
          </table:table-cell>
          <table:table-cell office:value-type="string" table:style-name="ce82">
            <text:p>R</text:p>
          </table:table-cell>
          <table:table-cell office:value-type="float" office:value="1845.335" table:style-name="ce120">
            <text:p>1,845</text:p>
          </table:table-cell>
          <table:table-cell office:value-type="float" office:value="1381.7259999999999" table:style-name="ce120">
            <text:p>1,382</text:p>
          </table:table-cell>
          <table:table-cell office:value-type="string" table:style-name="ce82">
            <text:p>R</text:p>
          </table:table-cell>
          <table:table-cell office:value-type="float" office:value="2963.9059999999995" table:style-name="ce120">
            <text:p>2,964</text:p>
          </table:table-cell>
          <table:table-cell office:value-type="float" office:value="11236.649000000001" table:style-name="ce120">
            <text:p>11,237</text:p>
          </table:table-cell>
          <table:table-cell office:value-type="string" table:style-name="ce82">
            <text:p>R</text:p>
          </table:table-cell>
          <table:table-cell office:value-type="float" office:value="16079.883000000002" table:style-name="ce120">
            <text:p>16,080</text:p>
          </table:table-cell>
          <table:table-cell office:value-type="float" office:value="5.67" table:style-name="ce120">
            <text:p>6</text:p>
          </table:table-cell>
          <table:table-cell table:style-name="ce82"/>
          <table:table-cell office:value-type="float" office:value="59.396999999999998" table:style-name="ce120">
            <text:p>59</text:p>
          </table:table-cell>
          <table:table-cell office:value-type="float" office:value="1280.6539999999998" table:style-name="ce120">
            <text:p>1,281</text:p>
          </table:table-cell>
          <table:table-cell office:value-type="string" table:style-name="ce82">
            <text:p>R</text:p>
          </table:table-cell>
          <table:table-cell office:value-type="float" office:value="992.20000000000016" table:style-name="ce120">
            <text:p>992</text:p>
          </table:table-cell>
          <table:table-cell office:value-type="float" office:value="9887.7620000000006" table:style-name="ce120">
            <text:p>9,888</text:p>
          </table:table-cell>
          <table:table-cell office:value-type="string" table:style-name="ce82">
            <text:p>R</text:p>
          </table:table-cell>
          <table:table-cell office:value-type="float" office:value="9706.3060000000005" table:style-name="ce120">
            <text:p>9,706</text:p>
          </table:table-cell>
          <table:table-cell office:value-type="float" office:value="28531.212" table:style-name="ce117">
            <text:p>28,531</text:p>
          </table:table-cell>
          <table:table-cell office:value-type="string" table:style-name="ce82">
            <text:p>R</text:p>
          </table:table-cell>
          <table:table-cell office:value-type="float" office:value="33666.498000000007" table:style-name="ce117">
            <text:p>33,666</text:p>
          </table:table-cell>
          <table:table-cell office:value-type="float" office:value="574.93399999999997" table:style-name="ce120">
            <text:p>575</text:p>
          </table:table-cell>
          <table:table-cell office:value-type="string" table:style-name="ce82">
            <text:p>R</text:p>
          </table:table-cell>
          <table:table-cell office:value-type="float" office:value="908.90100000000007" table:style-name="ce120">
            <text:p>909</text:p>
          </table:table-cell>
          <table:table-cell office:value-type="float" office:value="3227.0160000000005" table:style-name="ce120">
            <text:p>3,227</text:p>
          </table:table-cell>
          <table:table-cell office:value-type="string" table:style-name="ce82">
            <text:p>R</text:p>
          </table:table-cell>
          <table:table-cell office:value-type="float" office:value="2514.8789999999999" table:style-name="ce120">
            <text:p>2,515</text:p>
          </table:table-cell>
          <table:table-cell office:value-type="float" office:value="13806.068000000005" table:style-name="ce120">
            <text:p>13,806</text:p>
          </table:table-cell>
          <table:table-cell office:value-type="string" table:style-name="ce82">
            <text:p>R</text:p>
          </table:table-cell>
          <table:table-cell office:value-type="float" office:value="16295.132000000003" table:style-name="ce136">
            <text:p>16,295</text:p>
          </table:table-cell>
          <table:table-cell office:value-type="float" office:value="17608.018000000007" table:style-name="ce120">
            <text:p>17,608</text:p>
          </table:table-cell>
          <table:table-cell office:value-type="string" table:style-name="ce82">
            <text:p>R</text:p>
          </table:table-cell>
          <table:table-cell office:value-type="float" office:value="19718.912000000004" table:style-name="ce120">
            <text:p>19,719</text:p>
          </table:table-cell>
          <table:table-cell office:value-type="float" office:value="46139.23000000001" table:style-name="ce121">
            <text:p>46,139</text:p>
          </table:table-cell>
          <table:table-cell office:value-type="string" table:style-name="ce82">
            <text:p>R</text:p>
          </table:table-cell>
          <table:table-cell office:value-type="float" office:value="53385.410000000011" table:style-name="ce121">
            <text:p>53,385</text:p>
          </table:table-cell>
          <table:table-cell table:number-columns-repeated="16343"/>
        </table:table-row>
        <table:table-row table:style-name="ro10">
          <table:table-cell table:style-name="ce112"/>
          <table:table-cell office:value-type="string" table:style-name="ce112">
            <text:p>Italy</text:p>
          </table:table-cell>
          <table:table-cell office:value-type="float" office:value="1673.0530000000003" table:style-name="ce120">
            <text:p>1,673</text:p>
          </table:table-cell>
          <table:table-cell office:value-type="string" table:style-name="ce82">
            <text:p>R</text:p>
          </table:table-cell>
          <table:table-cell office:value-type="float" office:value="1178.52" table:style-name="ce120">
            <text:p>1,179</text:p>
          </table:table-cell>
          <table:table-cell office:value-type="float" office:value="0.34200000000000003" table:style-name="ce120"/>
          <table:table-cell table:style-name="ce82"/>
          <table:table-cell office:value-type="float" office:value="0" table:style-name="ce120">
            <text:p>-</text:p>
          </table:table-cell>
          <table:table-cell office:value-type="float" office:value="28.516000000000002" table:style-name="ce120">
            <text:p>29</text:p>
          </table:table-cell>
          <table:table-cell table:style-name="ce82"/>
          <table:table-cell office:value-type="float" office:value="4.6300000000000008" table:style-name="ce120">
            <text:p>5</text:p>
          </table:table-cell>
          <table:table-cell office:value-type="float" office:value="110.21899999999999" table:style-name="ce120">
            <text:p>110</text:p>
          </table:table-cell>
          <table:table-cell table:style-name="ce82"/>
          <table:table-cell office:value-type="float" office:value="165.31399999999999" table:style-name="ce120">
            <text:p>165</text:p>
          </table:table-cell>
          <table:table-cell office:value-type="float" office:value="7.1020000000000003" table:style-name="ce120">
            <text:p>7</text:p>
          </table:table-cell>
          <table:table-cell table:style-name="ce82"/>
          <table:table-cell office:value-type="float" office:value="8.3190000000000008" table:style-name="ce120">
            <text:p>8</text:p>
          </table:table-cell>
          <table:table-cell office:value-type="float" office:value="1425.7040000000002" table:style-name="ce120">
            <text:p>1,426</text:p>
          </table:table-cell>
          <table:table-cell office:value-type="string" table:style-name="ce82">
            <text:p>R</text:p>
          </table:table-cell>
          <table:table-cell office:value-type="float" office:value="2134.3179999999998" table:style-name="ce120">
            <text:p>2,134</text:p>
          </table:table-cell>
          <table:table-cell office:value-type="float" office:value="3880.7860000000005" table:style-name="ce120">
            <text:p>3,881</text:p>
          </table:table-cell>
          <table:table-cell office:value-type="string" table:style-name="ce82">
            <text:p>R</text:p>
          </table:table-cell>
          <table:table-cell office:value-type="float" office:value="4502.3099999999995" table:style-name="ce120">
            <text:p>4,502</text:p>
          </table:table-cell>
          <table:table-cell office:value-type="float" office:value="7125.7220000000016" table:style-name="ce117">
            <text:p>7,126</text:p>
          </table:table-cell>
          <table:table-cell office:value-type="string" table:style-name="ce82">
            <text:p>R</text:p>
          </table:table-cell>
          <table:table-cell office:value-type="float" office:value="7993.4109999999991" table:style-name="ce117">
            <text:p>7,993</text:p>
          </table:table-cell>
          <table:table-cell office:value-type="float" office:value="316.79599999999999" table:style-name="ce120">
            <text:p>317</text:p>
          </table:table-cell>
          <table:table-cell table:style-name="ce82"/>
          <table:table-cell office:value-type="float" office:value="338.72299999999996" table:style-name="ce120">
            <text:p>339</text:p>
          </table:table-cell>
          <table:table-cell office:value-type="float" office:value="342.04599999999999" table:style-name="ce120">
            <text:p>342</text:p>
          </table:table-cell>
          <table:table-cell table:style-name="ce82"/>
          <table:table-cell office:value-type="float" office:value="206.68700000000001" table:style-name="ce120">
            <text:p>207</text:p>
          </table:table-cell>
          <table:table-cell office:value-type="float" office:value="1032.125" table:style-name="ce120">
            <text:p>1,032</text:p>
          </table:table-cell>
          <table:table-cell office:value-type="string" table:style-name="ce82">
            <text:p>R</text:p>
          </table:table-cell>
          <table:table-cell office:value-type="float" office:value="1393.213" table:style-name="ce136">
            <text:p>1,393</text:p>
          </table:table-cell>
          <table:table-cell office:value-type="float" office:value="1690.9670000000001" table:style-name="ce120">
            <text:p>1,691</text:p>
          </table:table-cell>
          <table:table-cell office:value-type="string" table:style-name="ce82">
            <text:p>R</text:p>
          </table:table-cell>
          <table:table-cell office:value-type="float" office:value="1938.623" table:style-name="ce120">
            <text:p>1,939</text:p>
          </table:table-cell>
          <table:table-cell office:value-type="float" office:value="8816.6890000000021" table:style-name="ce121">
            <text:p>8,817</text:p>
          </table:table-cell>
          <table:table-cell office:value-type="string" table:style-name="ce82">
            <text:p>R</text:p>
          </table:table-cell>
          <table:table-cell office:value-type="float" office:value="9932.0339999999997" table:style-name="ce121">
            <text:p>9,932</text:p>
          </table:table-cell>
          <table:table-cell table:number-columns-repeated="16343"/>
        </table:table-row>
        <table:table-row table:style-name="ro10">
          <table:table-cell table:style-name="ce112"/>
          <table:table-cell office:value-type="string" table:style-name="ce112">
            <text:p>Netherlands</text:p>
          </table:table-cell>
          <table:table-cell office:value-type="float" office:value="2571.3649999999998" table:style-name="ce120">
            <text:p>2,571</text:p>
          </table:table-cell>
          <table:table-cell office:value-type="string" table:style-name="ce82">
            <text:p>R</text:p>
          </table:table-cell>
          <table:table-cell office:value-type="float" office:value="1579.171" table:style-name="ce120">
            <text:p>1,579</text:p>
          </table:table-cell>
          <table:table-cell office:value-type="float" office:value="336.19899999999996" table:style-name="ce120">
            <text:p>336</text:p>
          </table:table-cell>
          <table:table-cell office:value-type="string" table:style-name="ce82">
            <text:p>R</text:p>
          </table:table-cell>
          <table:table-cell office:value-type="float" office:value="398.59199999999998" table:style-name="ce120">
            <text:p>399</text:p>
          </table:table-cell>
          <table:table-cell office:value-type="float" office:value="3390.5939999999996" table:style-name="ce120">
            <text:p>3,391</text:p>
          </table:table-cell>
          <table:table-cell table:style-name="ce82"/>
          <table:table-cell office:value-type="float" office:value="7851.0830000000005" table:style-name="ce120">
            <text:p>7,851</text:p>
          </table:table-cell>
          <table:table-cell office:value-type="float" office:value="9471.4220000000005" table:style-name="ce120">
            <text:p>9,471</text:p>
          </table:table-cell>
          <table:table-cell office:value-type="string" table:style-name="ce82">
            <text:p>R</text:p>
          </table:table-cell>
          <table:table-cell office:value-type="float" office:value="6598" table:style-name="ce120">
            <text:p>6,598</text:p>
          </table:table-cell>
          <table:table-cell office:value-type="float" office:value="238.35300000000001" table:style-name="ce120">
            <text:p>238</text:p>
          </table:table-cell>
          <table:table-cell office:value-type="string" table:style-name="ce82">
            <text:p>R</text:p>
          </table:table-cell>
          <table:table-cell office:value-type="float" office:value="232.268" table:style-name="ce120">
            <text:p>232</text:p>
          </table:table-cell>
          <table:table-cell office:value-type="float" office:value="7077.6569999999992" table:style-name="ce120">
            <text:p>7,078</text:p>
          </table:table-cell>
          <table:table-cell office:value-type="string" table:style-name="ce82">
            <text:p>R</text:p>
          </table:table-cell>
          <table:table-cell office:value-type="float" office:value="17132.857" table:style-name="ce120">
            <text:p>17,133</text:p>
          </table:table-cell>
          <table:table-cell office:value-type="float" office:value="70533.38400000002" table:style-name="ce120">
            <text:p>70,533</text:p>
          </table:table-cell>
          <table:table-cell office:value-type="string" table:style-name="ce82">
            <text:p>R</text:p>
          </table:table-cell>
          <table:table-cell office:value-type="float" office:value="62943.19200000001" table:style-name="ce120">
            <text:p>62,943</text:p>
          </table:table-cell>
          <table:table-cell office:value-type="float" office:value="93618.974000000017" table:style-name="ce117">
            <text:p>93,619</text:p>
          </table:table-cell>
          <table:table-cell office:value-type="string" table:style-name="ce82">
            <text:p>R</text:p>
          </table:table-cell>
          <table:table-cell office:value-type="float" office:value="96735.163000000015" table:style-name="ce117">
            <text:p>96,735</text:p>
          </table:table-cell>
          <table:table-cell office:value-type="float" office:value="774.697" table:style-name="ce120">
            <text:p>775</text:p>
          </table:table-cell>
          <table:table-cell office:value-type="string" table:style-name="ce82">
            <text:p>R</text:p>
          </table:table-cell>
          <table:table-cell office:value-type="float" office:value="916.50300000000004" table:style-name="ce120">
            <text:p>917</text:p>
          </table:table-cell>
          <table:table-cell office:value-type="float" office:value="22751.054999999997" table:style-name="ce120">
            <text:p>22,751</text:p>
          </table:table-cell>
          <table:table-cell office:value-type="string" table:style-name="ce82">
            <text:p>R</text:p>
          </table:table-cell>
          <table:table-cell office:value-type="float" office:value="12640.183999999999" table:style-name="ce120">
            <text:p>12,640</text:p>
          </table:table-cell>
          <table:table-cell office:value-type="float" office:value="8967.1340000000018" table:style-name="ce120">
            <text:p>8,967</text:p>
          </table:table-cell>
          <table:table-cell office:value-type="string" table:style-name="ce82">
            <text:p>R</text:p>
          </table:table-cell>
          <table:table-cell office:value-type="float" office:value="8820.9360000000033" table:style-name="ce136">
            <text:p>8,821</text:p>
          </table:table-cell>
          <table:table-cell office:value-type="float" office:value="32492.885999999999" table:style-name="ce120">
            <text:p>32,493</text:p>
          </table:table-cell>
          <table:table-cell office:value-type="string" table:style-name="ce82">
            <text:p>R</text:p>
          </table:table-cell>
          <table:table-cell office:value-type="float" office:value="22377.623000000003" table:style-name="ce120">
            <text:p>22,378</text:p>
          </table:table-cell>
          <table:table-cell office:value-type="float" office:value="126111.86000000002" table:style-name="ce121">
            <text:p>126,112</text:p>
          </table:table-cell>
          <table:table-cell office:value-type="string" table:style-name="ce82">
            <text:p>R</text:p>
          </table:table-cell>
          <table:table-cell office:value-type="float" office:value="119112.78600000002" table:style-name="ce121">
            <text:p>119,113</text:p>
          </table:table-cell>
          <table:table-cell table:number-columns-repeated="16343"/>
        </table:table-row>
        <table:table-row table:style-name="ro10">
          <table:table-cell table:style-name="ce112"/>
          <table:table-cell office:value-type="string" table:style-name="ce112">
            <text:p>Portugal</text:p>
          </table:table-cell>
          <table:table-cell office:value-type="float" office:value="383.90800000000002" table:style-name="ce120">
            <text:p>384</text:p>
          </table:table-cell>
          <table:table-cell office:value-type="string" table:style-name="ce82">
            <text:p>R</text:p>
          </table:table-cell>
          <table:table-cell office:value-type="float" office:value="800.75800000000004" table:style-name="ce120">
            <text:p>80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949.1019999999999" table:style-name="ce120">
            <text:p>1,949</text:p>
          </table:table-cell>
          <table:table-cell office:value-type="string" table:style-name="ce82">
            <text:p>R</text:p>
          </table:table-cell>
          <table:table-cell office:value-type="float" office:value="1209.1110000000001" table:style-name="ce120">
            <text:p>1,209</text:p>
          </table:table-cell>
          <table:table-cell office:value-type="float" office:value="62.863999999999997" table:style-name="ce120">
            <text:p>63</text:p>
          </table:table-cell>
          <table:table-cell table:style-name="ce82"/>
          <table:table-cell office:value-type="float" office:value="214.81399999999999" table:style-name="ce120">
            <text:p>215</text:p>
          </table:table-cell>
          <table:table-cell office:value-type="float" office:value="5163.83" table:style-name="ce120">
            <text:p>5,164</text:p>
          </table:table-cell>
          <table:table-cell office:value-type="string" table:style-name="ce82">
            <text:p>R</text:p>
          </table:table-cell>
          <table:table-cell office:value-type="float" office:value="4950.0869999999995" table:style-name="ce120">
            <text:p>4,950</text:p>
          </table:table-cell>
          <table:table-cell office:value-type="float" office:value="12058.009" table:style-name="ce120">
            <text:p>12,058</text:p>
          </table:table-cell>
          <table:table-cell office:value-type="string" table:style-name="ce82">
            <text:p>R</text:p>
          </table:table-cell>
          <table:table-cell office:value-type="float" office:value="13573.124" table:style-name="ce120">
            <text:p>13,573</text:p>
          </table:table-cell>
          <table:table-cell office:value-type="float" office:value="576.9380000000001" table:style-name="ce120">
            <text:p>577</text:p>
          </table:table-cell>
          <table:table-cell table:style-name="ce82"/>
          <table:table-cell office:value-type="float" office:value="1027.6400000000001" table:style-name="ce120">
            <text:p>1,028</text:p>
          </table:table-cell>
          <table:table-cell office:value-type="float" office:value="20194.650999999998" table:style-name="ce117">
            <text:p>20,195</text:p>
          </table:table-cell>
          <table:table-cell office:value-type="string" table:style-name="ce82">
            <text:p>R</text:p>
          </table:table-cell>
          <table:table-cell office:value-type="float" office:value="21775.534" table:style-name="ce117">
            <text:p>21,776</text:p>
          </table:table-cell>
          <table:table-cell office:value-type="float" office:value="12.101000000000001" table:style-name="ce120">
            <text:p>12</text:p>
          </table:table-cell>
          <table:table-cell table:style-name="ce82"/>
          <table:table-cell office:value-type="float" office:value="26.536000000000001" table:style-name="ce120">
            <text:p>27</text:p>
          </table:table-cell>
          <table:table-cell office:value-type="float" office:value="163.83199999999999" table:style-name="ce120">
            <text:p>164</text:p>
          </table:table-cell>
          <table:table-cell table:style-name="ce82"/>
          <table:table-cell office:value-type="float" office:value="426.17999999999995" table:style-name="ce120">
            <text:p>426</text:p>
          </table:table-cell>
          <table:table-cell office:value-type="float" office:value="446.596" table:style-name="ce120">
            <text:p>447</text:p>
          </table:table-cell>
          <table:table-cell table:style-name="ce82"/>
          <table:table-cell office:value-type="float" office:value="2003.626" table:style-name="ce136">
            <text:p>2,004</text:p>
          </table:table-cell>
          <table:table-cell office:value-type="float" office:value="622.529" table:style-name="ce120">
            <text:p>623</text:p>
          </table:table-cell>
          <table:table-cell table:style-name="ce82"/>
          <table:table-cell office:value-type="float" office:value="2456.3420000000001" table:style-name="ce120">
            <text:p>2,456</text:p>
          </table:table-cell>
          <table:table-cell office:value-type="float" office:value="20817.179999999997" table:style-name="ce121">
            <text:p>20,817</text:p>
          </table:table-cell>
          <table:table-cell office:value-type="string" table:style-name="ce82">
            <text:p>R</text:p>
          </table:table-cell>
          <table:table-cell office:value-type="float" office:value="24231.876" table:style-name="ce121">
            <text:p>24,232</text:p>
          </table:table-cell>
          <table:table-cell table:number-columns-repeated="16343"/>
        </table:table-row>
        <table:table-row table:style-name="ro10">
          <table:table-cell table:style-name="ce112"/>
          <table:table-cell office:value-type="string" table:style-name="ce112">
            <text:p>Spain</text:p>
          </table:table-cell>
          <table:table-cell office:value-type="float" office:value="3848.4389999999999" table:style-name="ce120">
            <text:p>3,848</text:p>
          </table:table-cell>
          <table:table-cell office:value-type="string" table:style-name="ce82">
            <text:p>R</text:p>
          </table:table-cell>
          <table:table-cell office:value-type="float" office:value="2354.6859999999997" table:style-name="ce120">
            <text:p>2,355</text:p>
          </table:table-cell>
          <table:table-cell office:value-type="float" office:value="40.894999999999996" table:style-name="ce120">
            <text:p>41</text:p>
          </table:table-cell>
          <table:table-cell table:style-name="ce82"/>
          <table:table-cell office:value-type="float" office:value="0" table:style-name="ce120">
            <text:p>-</text:p>
          </table:table-cell>
          <table:table-cell office:value-type="float" office:value="250.68799999999999" table:style-name="ce120">
            <text:p>251</text:p>
          </table:table-cell>
          <table:table-cell office:value-type="string" table:style-name="ce82">
            <text:p>R</text:p>
          </table:table-cell>
          <table:table-cell office:value-type="float" office:value="34.919999999999995" table:style-name="ce120">
            <text:p>35</text:p>
          </table:table-cell>
          <table:table-cell office:value-type="float" office:value="36.979999999999997" table:style-name="ce120">
            <text:p>37</text:p>
          </table:table-cell>
          <table:table-cell table:style-name="ce82"/>
          <table:table-cell office:value-type="float" office:value="53.414999999999999" table:style-name="ce120">
            <text:p>53</text:p>
          </table:table-cell>
          <table:table-cell office:value-type="float" office:value="475.39599999999996" table:style-name="ce120">
            <text:p>475</text:p>
          </table:table-cell>
          <table:table-cell table:style-name="ce82"/>
          <table:table-cell office:value-type="float" office:value="564.31100000000004" table:style-name="ce120">
            <text:p>564</text:p>
          </table:table-cell>
          <table:table-cell office:value-type="float" office:value="34663.235999999997" table:style-name="ce120">
            <text:p>34,663</text:p>
          </table:table-cell>
          <table:table-cell office:value-type="string" table:style-name="ce82">
            <text:p>R</text:p>
          </table:table-cell>
          <table:table-cell office:value-type="float" office:value="46373.24700000001" table:style-name="ce120">
            <text:p>46,373</text:p>
          </table:table-cell>
          <table:table-cell office:value-type="float" office:value="15856.849999999999" table:style-name="ce120">
            <text:p>15,857</text:p>
          </table:table-cell>
          <table:table-cell office:value-type="string" table:style-name="ce82">
            <text:p>R</text:p>
          </table:table-cell>
          <table:table-cell office:value-type="float" office:value="13826.039000000002" table:style-name="ce120">
            <text:p>13,826</text:p>
          </table:table-cell>
          <table:table-cell office:value-type="float" office:value="55172.483999999997" table:style-name="ce117">
            <text:p>55,172</text:p>
          </table:table-cell>
          <table:table-cell office:value-type="string" table:style-name="ce82">
            <text:p>R</text:p>
          </table:table-cell>
          <table:table-cell office:value-type="float" office:value="63206.618000000017" table:style-name="ce117">
            <text:p>63,207</text:p>
          </table:table-cell>
          <table:table-cell office:value-type="float" office:value="340.38099999999997" table:style-name="ce120">
            <text:p>340</text:p>
          </table:table-cell>
          <table:table-cell office:value-type="string" table:style-name="ce82">
            <text:p>R</text:p>
          </table:table-cell>
          <table:table-cell office:value-type="float" office:value="438.73400000000004" table:style-name="ce120">
            <text:p>439</text:p>
          </table:table-cell>
          <table:table-cell office:value-type="float" office:value="7840.0109999999986" table:style-name="ce120">
            <text:p>7,840</text:p>
          </table:table-cell>
          <table:table-cell office:value-type="string" table:style-name="ce82">
            <text:p>R</text:p>
          </table:table-cell>
          <table:table-cell office:value-type="float" office:value="8236.7569999999996" table:style-name="ce120">
            <text:p>8,237</text:p>
          </table:table-cell>
          <table:table-cell office:value-type="float" office:value="11617.734" table:style-name="ce120">
            <text:p>11,618</text:p>
          </table:table-cell>
          <table:table-cell office:value-type="string" table:style-name="ce82">
            <text:p>R</text:p>
          </table:table-cell>
          <table:table-cell office:value-type="float" office:value="10574.399000000001" table:style-name="ce136">
            <text:p>10,574</text:p>
          </table:table-cell>
          <table:table-cell office:value-type="float" office:value="19798.126" table:style-name="ce120">
            <text:p>19,798</text:p>
          </table:table-cell>
          <table:table-cell office:value-type="string" table:style-name="ce82">
            <text:p>R</text:p>
          </table:table-cell>
          <table:table-cell office:value-type="float" office:value="19249.89" table:style-name="ce120">
            <text:p>19,250</text:p>
          </table:table-cell>
          <table:table-cell office:value-type="float" office:value="74970.61" table:style-name="ce121">
            <text:p>74,971</text:p>
          </table:table-cell>
          <table:table-cell office:value-type="string" table:style-name="ce82">
            <text:p>R</text:p>
          </table:table-cell>
          <table:table-cell office:value-type="float" office:value="82456.508000000016" table:style-name="ce121">
            <text:p>82,457</text:p>
          </table:table-cell>
          <table:table-cell table:number-columns-repeated="16343"/>
        </table:table-row>
        <table:table-row table:style-name="ro10">
          <table:table-cell table:style-name="ce112"/>
          <table:table-cell office:value-type="string" table:style-name="ce112">
            <text:p>Sweden</text:p>
          </table:table-cell>
          <table:table-cell office:value-type="float" office:value="2066.3030000000003" table:style-name="ce120">
            <text:p>2,066</text:p>
          </table:table-cell>
          <table:table-cell office:value-type="string" table:style-name="ce82">
            <text:p>R</text:p>
          </table:table-cell>
          <table:table-cell office:value-type="float" office:value="2617.1689999999999" table:style-name="ce120">
            <text:p>2,617</text:p>
          </table:table-cell>
          <table:table-cell office:value-type="float" office:value="880.55" table:style-name="ce120">
            <text:p>881</text:p>
          </table:table-cell>
          <table:table-cell office:value-type="string" table:style-name="ce82">
            <text:p>R</text:p>
          </table:table-cell>
          <table:table-cell office:value-type="float" office:value="1750.92" table:style-name="ce120">
            <text:p>1,751</text:p>
          </table:table-cell>
          <table:table-cell office:value-type="float" office:value="1527.3030000000001" table:style-name="ce120">
            <text:p>1,527</text:p>
          </table:table-cell>
          <table:table-cell table:style-name="ce82"/>
          <table:table-cell office:value-type="float" office:value="1398.2090000000001" table:style-name="ce120">
            <text:p>1,398</text:p>
          </table:table-cell>
          <table:table-cell office:value-type="float" office:value="188107.82200000001" table:style-name="ce120">
            <text:p>188,108</text:p>
          </table:table-cell>
          <table:table-cell office:value-type="string" table:style-name="ce82">
            <text:p>R</text:p>
          </table:table-cell>
          <table:table-cell office:value-type="float" office:value="210587.72899999999" table:style-name="ce120">
            <text:p>210,58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7571.2339999999986" table:style-name="ce120">
            <text:p>7,571</text:p>
          </table:table-cell>
          <table:table-cell office:value-type="string" table:style-name="ce82">
            <text:p>R</text:p>
          </table:table-cell>
          <table:table-cell office:value-type="float" office:value="15746.550999999999" table:style-name="ce120">
            <text:p>15,747</text:p>
          </table:table-cell>
          <table:table-cell office:value-type="float" office:value="200153.212" table:style-name="ce117">
            <text:p>200,153</text:p>
          </table:table-cell>
          <table:table-cell office:value-type="string" table:style-name="ce82">
            <text:p>R</text:p>
          </table:table-cell>
          <table:table-cell office:value-type="float" office:value="232100.57800000001" table:style-name="ce117">
            <text:p>232,101</text:p>
          </table:table-cell>
          <table:table-cell office:value-type="float" office:value="0" table:style-name="ce120">
            <text:p>-</text:p>
          </table:table-cell>
          <table:table-cell table:style-name="ce82"/>
          <table:table-cell office:value-type="float" office:value="4.2999999999999997E-2" table:style-name="ce120"/>
          <table:table-cell office:value-type="float" office:value="859.35700000000008" table:style-name="ce120">
            <text:p>859</text:p>
          </table:table-cell>
          <table:table-cell table:style-name="ce82"/>
          <table:table-cell office:value-type="float" office:value="540.37599999999998" table:style-name="ce120">
            <text:p>540</text:p>
          </table:table-cell>
          <table:table-cell office:value-type="float" office:value="116.05800000000001" table:style-name="ce120">
            <text:p>116</text:p>
          </table:table-cell>
          <table:table-cell table:style-name="ce82"/>
          <table:table-cell office:value-type="float" office:value="301.80999999999995" table:style-name="ce136">
            <text:p>302</text:p>
          </table:table-cell>
          <table:table-cell office:value-type="float" office:value="975.41500000000008" table:style-name="ce120">
            <text:p>975</text:p>
          </table:table-cell>
          <table:table-cell table:style-name="ce82"/>
          <table:table-cell office:value-type="float" office:value="842.22899999999993" table:style-name="ce120">
            <text:p>842</text:p>
          </table:table-cell>
          <table:table-cell office:value-type="float" office:value="201128.62700000001" table:style-name="ce121">
            <text:p>201,129</text:p>
          </table:table-cell>
          <table:table-cell office:value-type="string" table:style-name="ce82">
            <text:p>R</text:p>
          </table:table-cell>
          <table:table-cell office:value-type="float" office:value="232942.807" table:style-name="ce121">
            <text:p>232,943</text:p>
          </table:table-cell>
          <table:table-cell table:number-columns-repeated="16343"/>
        </table:table-row>
        <table:table-row table:style-name="ro10">
          <table:table-cell table:style-name="ce112"/>
          <table:table-cell office:value-type="string" table:style-name="ce112">
            <text:p>Other EU 15</text:p>
          </table:table-cell>
          <table:table-cell office:value-type="float" office:value="0.53300000000000003" table:style-name="ce120">
            <text:p>1</text:p>
          </table:table-cell>
          <table:table-cell table:style-name="ce82"/>
          <table:table-cell office:value-type="float" office:value="0" table:style-name="ce120">
            <text:p>-</text:p>
          </table:table-cell>
          <table:table-cell office:value-type="float" office:value="1.052" table:style-name="ce120">
            <text:p>1</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5.2270000000000003" table:style-name="ce120">
            <text:p>5</text:p>
          </table:table-cell>
          <table:table-cell office:value-type="float" office:value="3157.5309999999999" table:style-name="ce120">
            <text:p>3,158</text:p>
          </table:table-cell>
          <table:table-cell table:style-name="ce82"/>
          <table:table-cell office:value-type="float" office:value="25029.018" table:style-name="ce120">
            <text:p>25,02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1.948" table:style-name="ce120">
            <text:p>52</text:p>
          </table:table-cell>
          <table:table-cell table:style-name="ce82"/>
          <table:table-cell office:value-type="float" office:value="0" table:style-name="ce120">
            <text:p>-</text:p>
          </table:table-cell>
          <table:table-cell office:value-type="float" office:value="9.5779999999999994" table:style-name="ce120">
            <text:p>10</text:p>
          </table:table-cell>
          <table:table-cell table:style-name="ce82"/>
          <table:table-cell office:value-type="float" office:value="29.321000000000002" table:style-name="ce120">
            <text:p>29</text:p>
          </table:table-cell>
          <table:table-cell office:value-type="float" office:value="3220.6419999999998" table:style-name="ce117">
            <text:p>3,221</text:p>
          </table:table-cell>
          <table:table-cell table:style-name="ce82"/>
          <table:table-cell office:value-type="float" office:value="25063.565999999999" table:style-name="ce117">
            <text:p>25,06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9.886000000000003" table:style-name="ce120">
            <text:p>40</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39.886000000000003" table:style-name="ce120">
            <text:p>40</text:p>
          </table:table-cell>
          <table:table-cell table:style-name="ce82"/>
          <table:table-cell office:value-type="float" office:value="0" table:style-name="ce120">
            <text:p>-</text:p>
          </table:table-cell>
          <table:table-cell office:value-type="float" office:value="3260.5279999999998" table:style-name="ce121">
            <text:p>3,261</text:p>
          </table:table-cell>
          <table:table-cell table:style-name="ce82"/>
          <table:table-cell office:value-type="float" office:value="25063.565999999999" table:style-name="ce121">
            <text:p>25,064</text:p>
          </table:table-cell>
          <table:table-cell table:number-columns-repeated="16343"/>
        </table:table-row>
        <table:table-row table:style-name="ro10">
          <table:table-cell table:style-name="ce113"/>
          <table:table-cell office:value-type="string" table:style-name="ce122">
            <text:p>Total EU 15</text:p>
          </table:table-cell>
          <table:table-cell office:value-type="float" office:value="86886.740999999995" table:style-name="ce123">
            <text:p>86,887</text:p>
          </table:table-cell>
          <table:table-cell office:value-type="string" table:style-name="ce90">
            <text:p>R</text:p>
          </table:table-cell>
          <table:table-cell office:value-type="float" office:value="96780.055000000008" table:style-name="ce123">
            <text:p>96,780</text:p>
          </table:table-cell>
          <table:table-cell office:value-type="float" office:value="15642.438000000002" table:style-name="ce123">
            <text:p>15,642</text:p>
          </table:table-cell>
          <table:table-cell office:value-type="string" table:style-name="ce90">
            <text:p>R</text:p>
          </table:table-cell>
          <table:table-cell office:value-type="float" office:value="20068.745999999999" table:style-name="ce123">
            <text:p>20,069</text:p>
          </table:table-cell>
          <table:table-cell office:value-type="float" office:value="31105.280999999995" table:style-name="ce123">
            <text:p>31,105</text:p>
          </table:table-cell>
          <table:table-cell office:value-type="string" table:style-name="ce90">
            <text:p>R</text:p>
          </table:table-cell>
          <table:table-cell office:value-type="float" office:value="43905.7" table:style-name="ce123">
            <text:p>43,906</text:p>
          </table:table-cell>
          <table:table-cell office:value-type="float" office:value="290123.31500000006" table:style-name="ce123">
            <text:p>290,123</text:p>
          </table:table-cell>
          <table:table-cell office:value-type="string" table:style-name="ce90">
            <text:p>R</text:p>
          </table:table-cell>
          <table:table-cell office:value-type="float" office:value="321917.658" table:style-name="ce123">
            <text:p>321,918</text:p>
          </table:table-cell>
          <table:table-cell office:value-type="float" office:value="7075.2709999999997" table:style-name="ce123">
            <text:p>7,075</text:p>
          </table:table-cell>
          <table:table-cell office:value-type="string" table:style-name="ce90">
            <text:p>R</text:p>
          </table:table-cell>
          <table:table-cell office:value-type="float" office:value="11420.161" table:style-name="ce123">
            <text:p>11,420</text:p>
          </table:table-cell>
          <table:table-cell office:value-type="float" office:value="75306.516999999993" table:style-name="ce123">
            <text:p>75,307</text:p>
          </table:table-cell>
          <table:table-cell office:value-type="string" table:style-name="ce90">
            <text:p>R</text:p>
          </table:table-cell>
          <table:table-cell office:value-type="float" office:value="122792.603" table:style-name="ce123">
            <text:p>122,793</text:p>
          </table:table-cell>
          <table:table-cell office:value-type="float" office:value="255108.889" table:style-name="ce123">
            <text:p>255,109</text:p>
          </table:table-cell>
          <table:table-cell office:value-type="string" table:style-name="ce90">
            <text:p>R</text:p>
          </table:table-cell>
          <table:table-cell office:value-type="float" office:value="285291.49900000001" table:style-name="ce123">
            <text:p>285,291</text:p>
          </table:table-cell>
          <table:table-cell office:value-type="float" office:value="761248.45200000005" table:style-name="ce125">
            <text:p>761,248</text:p>
          </table:table-cell>
          <table:table-cell office:value-type="string" table:style-name="ce90">
            <text:p>R</text:p>
          </table:table-cell>
          <table:table-cell office:value-type="float" office:value="902176.42200000014" table:style-name="ce125">
            <text:p>902,176</text:p>
          </table:table-cell>
          <table:table-cell office:value-type="float" office:value="7512.2590000000009" table:style-name="ce123">
            <text:p>7,512</text:p>
          </table:table-cell>
          <table:table-cell office:value-type="string" table:style-name="ce90">
            <text:p>R</text:p>
          </table:table-cell>
          <table:table-cell office:value-type="float" office:value="7221.2899999999991" table:style-name="ce123">
            <text:p>7,221</text:p>
          </table:table-cell>
          <table:table-cell office:value-type="float" office:value="126134.06400000001" table:style-name="ce123">
            <text:p>126,134</text:p>
          </table:table-cell>
          <table:table-cell office:value-type="string" table:style-name="ce90">
            <text:p>R</text:p>
          </table:table-cell>
          <table:table-cell office:value-type="float" office:value="101763.389" table:style-name="ce123">
            <text:p>101,763</text:p>
          </table:table-cell>
          <table:table-cell office:value-type="float" office:value="71505.58100000002" table:style-name="ce123">
            <text:p>71,506</text:p>
          </table:table-cell>
          <table:table-cell office:value-type="string" table:style-name="ce90">
            <text:p>R</text:p>
          </table:table-cell>
          <table:table-cell office:value-type="float" office:value="76707.228000000003" table:style-name="ce137">
            <text:p>76,707</text:p>
          </table:table-cell>
          <table:table-cell office:value-type="float" office:value="205151.90400000001" table:style-name="ce123">
            <text:p>205,152</text:p>
          </table:table-cell>
          <table:table-cell office:value-type="string" table:style-name="ce90">
            <text:p>R</text:p>
          </table:table-cell>
          <table:table-cell office:value-type="float" office:value="185691.90699999995" table:style-name="ce123">
            <text:p>185,692</text:p>
          </table:table-cell>
          <table:table-cell office:value-type="float" office:value="966400.35600000003" table:style-name="ce123">
            <text:p>966,400</text:p>
          </table:table-cell>
          <table:table-cell office:value-type="string" table:style-name="ce90">
            <text:p>R</text:p>
          </table:table-cell>
          <table:table-cell office:value-type="float" office:value="1087868.3290000004" table:style-name="ce123">
            <text:p>1,087,868</text:p>
          </table:table-cell>
          <table:table-cell table:number-columns-repeated="16343" table:style-name="ce113"/>
        </table:table-row>
        <table:table-row table:style-name="ro12">
          <table:table-cell table:number-columns-repeated="2" table:style-name="ce112"/>
          <table:table-cell table:style-name="ce117"/>
          <table:table-cell table:style-name="ce100"/>
          <table:table-cell table:number-columns-repeated="2" table:style-name="ce117"/>
          <table:table-cell table:style-name="ce100"/>
          <table:table-cell table:style-name="ce117"/>
          <table:table-cell table:number-columns-repeated="2" table:style-name="ce100"/>
          <table:table-cell table:style-name="ce117"/>
          <table:table-cell table:number-columns-repeated="2" table:style-name="ce100"/>
          <table:table-cell table:number-columns-repeated="2" table:style-name="ce117"/>
          <table:table-cell table:style-name="ce100"/>
          <table:table-cell table:number-columns-repeated="2" table:style-name="ce117"/>
          <table:table-cell table:style-name="ce100"/>
          <table:table-cell table:number-columns-repeated="2" table:style-name="ce117"/>
          <table:table-cell table:style-name="ce100"/>
          <table:table-cell table:style-name="ce117"/>
          <table:table-cell table:number-columns-repeated="11" table:style-name="ce100"/>
          <table:table-cell table:style-name="ce138"/>
          <table:table-cell table:number-columns-repeated="3" table:style-name="ce100"/>
          <table:table-cell table:style-name="ce117"/>
          <table:table-cell table:style-name="ce100"/>
          <table:table-cell table:style-name="ce117"/>
          <table:table-cell table:number-columns-repeated="16343"/>
        </table:table-row>
        <table:table-row table:style-name="ro10">
          <table:table-cell table:style-name="ce112"/>
          <table:table-cell office:value-type="string" table:style-name="ce112">
            <text:p>Cyprus</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20">
            <text:p>-</text:p>
          </table:table-cell>
          <table:table-cell table:style-name="ce82"/>
          <table:table-cell office:value-type="float" office:value="0" table:style-name="ce100">
            <text:p>-</text:p>
          </table:table-cell>
          <table:table-cell office:value-type="float" office:value="0" table:style-name="ce120">
            <text:p>-</text:p>
          </table:table-cell>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17">
            <text:p>-</text:p>
          </table:table-cell>
          <table:table-cell table:style-name="ce82"/>
          <table:table-cell office:value-type="float" office:value="0" table:style-name="ce117">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0" table:style-name="ce121">
            <text:p>-</text:p>
          </table:table-cell>
          <table:table-cell table:number-columns-repeated="16343"/>
        </table:table-row>
        <table:table-row table:style-name="ro10">
          <table:table-cell table:style-name="ce112"/>
          <table:table-cell office:value-type="string" table:style-name="ce112">
            <text:p>Latvia</text:p>
          </table:table-cell>
          <table:table-cell office:value-type="float" office:value="10.507999999999999" table:style-name="ce100">
            <text:p>11</text:p>
          </table:table-cell>
          <table:table-cell table:style-name="ce82"/>
          <table:table-cell office:value-type="float" office:value="4509.3769999999995" table:style-name="ce100">
            <text:p>4,509</text:p>
          </table:table-cell>
          <table:table-cell office:value-type="float" office:value="0" table:style-name="ce100">
            <text:p>-</text:p>
          </table:table-cell>
          <table:table-cell table:style-name="ce82"/>
          <table:table-cell office:value-type="float" office:value="37.124000000000002" table:style-name="ce100">
            <text:p>37</text:p>
          </table:table-cell>
          <table:table-cell office:value-type="float" office:value="3413.2220000000002" table:style-name="ce120">
            <text:p>3,413</text:p>
          </table:table-cell>
          <table:table-cell office:value-type="string" table:style-name="ce82">
            <text:p>R</text:p>
          </table:table-cell>
          <table:table-cell office:value-type="float" office:value="6660.9759999999997" table:style-name="ce100">
            <text:p>6,661</text:p>
          </table:table-cell>
          <table:table-cell office:value-type="float" office:value="0" table:style-name="ce120">
            <text:p>-</text:p>
          </table:table-cell>
          <table:table-cell table:style-name="ce82"/>
          <table:table-cell office:value-type="float" office:value="0" table:style-name="ce100">
            <text:p>-</text:p>
          </table:table-cell>
          <table:table-cell office:value-type="float" office:value="23.545000000000002" table:style-name="ce100">
            <text:p>24</text:p>
          </table:table-cell>
          <table:table-cell table:style-name="ce82"/>
          <table:table-cell office:value-type="float" office:value="109.43199999999999" table:style-name="ce100">
            <text:p>109</text:p>
          </table:table-cell>
          <table:table-cell office:value-type="float" office:value="2.355" table:style-name="ce100">
            <text:p>2</text:p>
          </table:table-cell>
          <table:table-cell table:style-name="ce82"/>
          <table:table-cell office:value-type="float" office:value="1163.51" table:style-name="ce100">
            <text:p>1,164</text:p>
          </table:table-cell>
          <table:table-cell office:value-type="float" office:value="699.12599999999998" table:style-name="ce100">
            <text:p>699</text:p>
          </table:table-cell>
          <table:table-cell table:style-name="ce82"/>
          <table:table-cell office:value-type="float" office:value="1093.7139999999999" table:style-name="ce100">
            <text:p>1,094</text:p>
          </table:table-cell>
          <table:table-cell office:value-type="float" office:value="4148.7560000000003" table:style-name="ce117">
            <text:p>4,149</text:p>
          </table:table-cell>
          <table:table-cell table:style-name="ce82"/>
          <table:table-cell office:value-type="float" office:value="13574.133" table:style-name="ce117">
            <text:p>13,57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3.975999999999999" table:style-name="ce120">
            <text:p>34</text:p>
          </table:table-cell>
          <table:table-cell table:style-name="ce82"/>
          <table:table-cell office:value-type="float" office:value="25.496000000000002" table:style-name="ce136">
            <text:p>25</text:p>
          </table:table-cell>
          <table:table-cell office:value-type="float" office:value="33.975999999999999" table:style-name="ce120">
            <text:p>34</text:p>
          </table:table-cell>
          <table:table-cell table:style-name="ce82"/>
          <table:table-cell office:value-type="float" office:value="25.496000000000002" table:style-name="ce120">
            <text:p>25</text:p>
          </table:table-cell>
          <table:table-cell office:value-type="float" office:value="4182.732" table:style-name="ce121">
            <text:p>4,183</text:p>
          </table:table-cell>
          <table:table-cell table:style-name="ce82"/>
          <table:table-cell office:value-type="float" office:value="13599.628999999999" table:style-name="ce121">
            <text:p>13,600</text:p>
          </table:table-cell>
          <table:table-cell table:number-columns-repeated="16343"/>
        </table:table-row>
        <table:table-row table:style-name="ro10">
          <table:table-cell table:style-name="ce112"/>
          <table:table-cell office:value-type="string" table:style-name="ce112">
            <text:p>Lithuania</text:p>
          </table:table-cell>
          <table:table-cell office:value-type="float" office:value="9392.5509999999995" table:style-name="ce139">
            <text:p>9,393</text:p>
          </table:table-cell>
          <table:table-cell office:value-type="string" table:style-name="ce82">
            <text:p>R</text:p>
          </table:table-cell>
          <table:table-cell office:value-type="float" office:value="6102.4780000000001" table:style-name="ce139">
            <text:p>6,102</text:p>
          </table:table-cell>
          <table:table-cell office:value-type="float" office:value="65.971999999999994" table:style-name="ce139">
            <text:p>66</text:p>
          </table:table-cell>
          <table:table-cell table:style-name="ce82"/>
          <table:table-cell office:value-type="float" office:value="22.959" table:style-name="ce139">
            <text:p>23</text:p>
          </table:table-cell>
          <table:table-cell office:value-type="float" office:value="564.66200000000003" table:style-name="ce140">
            <text:p>565</text:p>
          </table:table-cell>
          <table:table-cell table:style-name="ce82"/>
          <table:table-cell office:value-type="float" office:value="519.67900000000009" table:style-name="ce139">
            <text:p>520</text:p>
          </table:table-cell>
          <table:table-cell office:value-type="float" office:value="4954.8310000000001" table:style-name="ce140">
            <text:p>4,955</text:p>
          </table:table-cell>
          <table:table-cell table:style-name="ce82"/>
          <table:table-cell office:value-type="float" office:value="10499.575999999999" table:style-name="ce139">
            <text:p>10,500</text:p>
          </table:table-cell>
          <table:table-cell office:value-type="float" office:value="0" table:style-name="ce139">
            <text:p>-</text:p>
          </table:table-cell>
          <table:table-cell table:style-name="ce82"/>
          <table:table-cell office:value-type="float" office:value="0" table:style-name="ce139">
            <text:p>-</text:p>
          </table:table-cell>
          <table:table-cell office:value-type="float" office:value="21.827999999999999" table:style-name="ce139">
            <text:p>22</text:p>
          </table:table-cell>
          <table:table-cell table:style-name="ce82"/>
          <table:table-cell office:value-type="float" office:value="8.5060000000000002" table:style-name="ce139">
            <text:p>9</text:p>
          </table:table-cell>
          <table:table-cell office:value-type="float" office:value="15606.147999999999" table:style-name="ce139">
            <text:p>15,606</text:p>
          </table:table-cell>
          <table:table-cell table:style-name="ce82"/>
          <table:table-cell office:value-type="float" office:value="17123.352999999999" table:style-name="ce139">
            <text:p>17,123</text:p>
          </table:table-cell>
          <table:table-cell office:value-type="float" office:value="30605.991999999998" table:style-name="ce141">
            <text:p>30,606</text:p>
          </table:table-cell>
          <table:table-cell office:value-type="string" table:style-name="ce82">
            <text:p>R</text:p>
          </table:table-cell>
          <table:table-cell office:value-type="float" office:value="34276.550999999999" table:style-name="ce141">
            <text:p>34,27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69.07100000000003" table:style-name="ce120">
            <text:p>369</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369.07100000000003" table:style-name="ce120">
            <text:p>369</text:p>
          </table:table-cell>
          <table:table-cell table:style-name="ce82"/>
          <table:table-cell office:value-type="float" office:value="0" table:style-name="ce120">
            <text:p>-</text:p>
          </table:table-cell>
          <table:table-cell office:value-type="float" office:value="30975.062999999998" table:style-name="ce121">
            <text:p>30,975</text:p>
          </table:table-cell>
          <table:table-cell office:value-type="string" table:style-name="ce82">
            <text:p>R</text:p>
          </table:table-cell>
          <table:table-cell office:value-type="float" office:value="34276.550999999999" table:style-name="ce121">
            <text:p>34,277</text:p>
          </table:table-cell>
          <table:table-cell table:number-columns-repeated="16343"/>
        </table:table-row>
        <table:table-row table:style-name="ro10">
          <table:table-cell table:style-name="ce112"/>
          <table:table-cell office:value-type="string" table:style-name="ce112">
            <text:p>Poland</text:p>
          </table:table-cell>
          <table:table-cell office:value-type="float" office:value="10837.573" table:style-name="ce139">
            <text:p>10,838</text:p>
          </table:table-cell>
          <table:table-cell table:style-name="ce82"/>
          <table:table-cell office:value-type="float" office:value="7542.5109999999995" table:style-name="ce139">
            <text:p>7,543</text:p>
          </table:table-cell>
          <table:table-cell office:value-type="float" office:value="4883.8379999999997" table:style-name="ce139">
            <text:p>4,884</text:p>
          </table:table-cell>
          <table:table-cell table:style-name="ce82"/>
          <table:table-cell office:value-type="float" office:value="3882.2269999999999" table:style-name="ce139">
            <text:p>3,882</text:p>
          </table:table-cell>
          <table:table-cell office:value-type="float" office:value="3827.3459999999995" table:style-name="ce140">
            <text:p>3,827</text:p>
          </table:table-cell>
          <table:table-cell office:value-type="string" table:style-name="ce82">
            <text:p>R</text:p>
          </table:table-cell>
          <table:table-cell office:value-type="float" office:value="2847.6620000000003" table:style-name="ce139">
            <text:p>2,848</text:p>
          </table:table-cell>
          <table:table-cell office:value-type="float" office:value="22974.395" table:style-name="ce140">
            <text:p>22,974</text:p>
          </table:table-cell>
          <table:table-cell office:value-type="string" table:style-name="ce82">
            <text:p>R</text:p>
          </table:table-cell>
          <table:table-cell office:value-type="float" office:value="11922.815000000001" table:style-name="ce139">
            <text:p>11,923</text:p>
          </table:table-cell>
          <table:table-cell office:value-type="float" office:value="154.988" table:style-name="ce139">
            <text:p>155</text:p>
          </table:table-cell>
          <table:table-cell table:style-name="ce82"/>
          <table:table-cell office:value-type="float" office:value="77.573000000000008" table:style-name="ce139">
            <text:p>78</text:p>
          </table:table-cell>
          <table:table-cell office:value-type="float" office:value="311.73600000000005" table:style-name="ce139">
            <text:p>312</text:p>
          </table:table-cell>
          <table:table-cell table:style-name="ce82"/>
          <table:table-cell office:value-type="float" office:value="191.38300000000004" table:style-name="ce139">
            <text:p>191</text:p>
          </table:table-cell>
          <table:table-cell office:value-type="float" office:value="44453.042000000009" table:style-name="ce139">
            <text:p>44,453</text:p>
          </table:table-cell>
          <table:table-cell office:value-type="string" table:style-name="ce82">
            <text:p>R</text:p>
          </table:table-cell>
          <table:table-cell office:value-type="float" office:value="45060.485000000001" table:style-name="ce139">
            <text:p>45,060</text:p>
          </table:table-cell>
          <table:table-cell office:value-type="float" office:value="87442.918000000005" table:style-name="ce141">
            <text:p>87,443</text:p>
          </table:table-cell>
          <table:table-cell office:value-type="string" table:style-name="ce82">
            <text:p>R</text:p>
          </table:table-cell>
          <table:table-cell office:value-type="float" office:value="71524.656000000003" table:style-name="ce141">
            <text:p>71,525</text:p>
          </table:table-cell>
          <table:table-cell office:value-type="float" office:value="0.13300000000000001" table:style-name="ce120"/>
          <table:table-cell table:style-name="ce82"/>
          <table:table-cell office:value-type="float" office:value="1.2999999999999999E-2" table:style-name="ce120"/>
          <table:table-cell office:value-type="float" office:value="0.99" table:style-name="ce120">
            <text:p>1</text:p>
          </table:table-cell>
          <table:table-cell table:style-name="ce82"/>
          <table:table-cell office:value-type="float" office:value="10.856" table:style-name="ce120">
            <text:p>11</text:p>
          </table:table-cell>
          <table:table-cell office:value-type="float" office:value="0.17599999999999999" table:style-name="ce120"/>
          <table:table-cell table:style-name="ce82"/>
          <table:table-cell office:value-type="float" office:value="23.698999999999998" table:style-name="ce136">
            <text:p>24</text:p>
          </table:table-cell>
          <table:table-cell office:value-type="float" office:value="1.2989999999999999" table:style-name="ce120">
            <text:p>1</text:p>
          </table:table-cell>
          <table:table-cell table:style-name="ce82"/>
          <table:table-cell office:value-type="float" office:value="34.567999999999998" table:style-name="ce120">
            <text:p>35</text:p>
          </table:table-cell>
          <table:table-cell office:value-type="float" office:value="87444.217000000004" table:style-name="ce121">
            <text:p>87,444</text:p>
          </table:table-cell>
          <table:table-cell office:value-type="string" table:style-name="ce82">
            <text:p>R</text:p>
          </table:table-cell>
          <table:table-cell office:value-type="float" office:value="71559.224000000002" table:style-name="ce121">
            <text:p>71,559</text:p>
          </table:table-cell>
          <table:table-cell table:number-columns-repeated="16343"/>
        </table:table-row>
        <table:table-row table:style-name="ro10">
          <table:table-cell table:style-name="ce112"/>
          <table:table-cell office:value-type="string" table:style-name="ce112">
            <text:p>Romania</text:p>
          </table:table-cell>
          <table:table-cell office:value-type="float" office:value="86.644999999999996" table:style-name="ce100">
            <text:p>87</text:p>
          </table:table-cell>
          <table:table-cell office:value-type="string" table:style-name="ce82">
            <text:p>R</text:p>
          </table:table-cell>
          <table:table-cell office:value-type="float" office:value="35.033999999999999" table:style-name="ce100">
            <text:p>35</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91.088999999999999" table:style-name="ce120">
            <text:p>91</text:p>
          </table:table-cell>
          <table:table-cell table:style-name="ce82"/>
          <table:table-cell office:value-type="float" office:value="158.42000000000002" table:style-name="ce100">
            <text:p>158</text:p>
          </table:table-cell>
          <table:table-cell office:value-type="float" office:value="0.84599999999999997" table:style-name="ce120">
            <text:p>1</text:p>
          </table:table-cell>
          <table:table-cell table:style-name="ce82"/>
          <table:table-cell office:value-type="float" office:value="0.53" table:style-name="ce100">
            <text:p>1</text:p>
          </table:table-cell>
          <table:table-cell office:value-type="float" office:value="2.226" table:style-name="ce100">
            <text:p>2</text:p>
          </table:table-cell>
          <table:table-cell table:style-name="ce82"/>
          <table:table-cell office:value-type="float" office:value="1.194" table:style-name="ce100">
            <text:p>1</text:p>
          </table:table-cell>
          <table:table-cell office:value-type="float" office:value="3.6139999999999999" table:style-name="ce100">
            <text:p>4</text:p>
          </table:table-cell>
          <table:table-cell table:style-name="ce82"/>
          <table:table-cell office:value-type="float" office:value="11.682" table:style-name="ce100">
            <text:p>12</text:p>
          </table:table-cell>
          <table:table-cell office:value-type="float" office:value="723.77399999999989" table:style-name="ce100">
            <text:p>724</text:p>
          </table:table-cell>
          <table:table-cell office:value-type="string" table:style-name="ce82">
            <text:p>R</text:p>
          </table:table-cell>
          <table:table-cell office:value-type="float" office:value="608.39100000000008" table:style-name="ce100">
            <text:p>608</text:p>
          </table:table-cell>
          <table:table-cell office:value-type="float" office:value="908.19399999999985" table:style-name="ce117">
            <text:p>908</text:p>
          </table:table-cell>
          <table:table-cell office:value-type="string" table:style-name="ce82">
            <text:p>R</text:p>
          </table:table-cell>
          <table:table-cell office:value-type="float" office:value="815.25100000000009" table:style-name="ce117">
            <text:p>815</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908.19399999999985" table:style-name="ce121">
            <text:p>908</text:p>
          </table:table-cell>
          <table:table-cell office:value-type="string" table:style-name="ce82">
            <text:p>R</text:p>
          </table:table-cell>
          <table:table-cell office:value-type="float" office:value="815.25100000000009" table:style-name="ce121">
            <text:p>815</text:p>
          </table:table-cell>
          <table:table-cell table:number-columns-repeated="16343"/>
        </table:table-row>
        <table:table-row table:style-name="ro10">
          <table:table-cell table:style-name="ce112"/>
          <table:table-cell office:value-type="string" table:style-name="ce112">
            <text:p>Other EU 28</text:p>
          </table:table-cell>
          <table:table-cell office:value-type="float" office:value="0" table:style-name="ce139">
            <text:p>-</text:p>
          </table:table-cell>
          <table:table-cell table:style-name="ce82"/>
          <table:table-cell office:value-type="float" office:value="744.01800000000003" table:style-name="ce139">
            <text:p>744</text:p>
          </table:table-cell>
          <table:table-cell office:value-type="float" office:value="0" table:style-name="ce139">
            <text:p>-</text:p>
          </table:table-cell>
          <table:table-cell table:style-name="ce82"/>
          <table:table-cell office:value-type="float" office:value="98.007999999999996" table:style-name="ce139">
            <text:p>98</text:p>
          </table:table-cell>
          <table:table-cell office:value-type="float" office:value="43.081999999999994" table:style-name="ce140">
            <text:p>43</text:p>
          </table:table-cell>
          <table:table-cell table:style-name="ce82"/>
          <table:table-cell office:value-type="float" office:value="12.266" table:style-name="ce139">
            <text:p>12</text:p>
          </table:table-cell>
          <table:table-cell office:value-type="float" office:value="45.246999999999993" table:style-name="ce140">
            <text:p>45</text:p>
          </table:table-cell>
          <table:table-cell table:style-name="ce82"/>
          <table:table-cell office:value-type="float" office:value="59.911000000000001" table:style-name="ce139">
            <text:p>60</text:p>
          </table:table-cell>
          <table:table-cell office:value-type="float" office:value="2.4530000000000003" table:style-name="ce139">
            <text:p>2</text:p>
          </table:table-cell>
          <table:table-cell table:style-name="ce82"/>
          <table:table-cell office:value-type="float" office:value="26.04" table:style-name="ce139">
            <text:p>26</text:p>
          </table:table-cell>
          <table:table-cell office:value-type="float" office:value="56.546999999999997" table:style-name="ce139">
            <text:p>57</text:p>
          </table:table-cell>
          <table:table-cell table:style-name="ce82"/>
          <table:table-cell office:value-type="float" office:value="30.863" table:style-name="ce139">
            <text:p>31</text:p>
          </table:table-cell>
          <table:table-cell office:value-type="float" office:value="1171.3770000000002" table:style-name="ce139">
            <text:p>1,171</text:p>
          </table:table-cell>
          <table:table-cell office:value-type="string" table:style-name="ce82">
            <text:p>R</text:p>
          </table:table-cell>
          <table:table-cell office:value-type="float" office:value="671.80700000000002" table:style-name="ce139">
            <text:p>672</text:p>
          </table:table-cell>
          <table:table-cell office:value-type="float" office:value="1318.7060000000001" table:style-name="ce141">
            <text:p>1,319</text:p>
          </table:table-cell>
          <table:table-cell table:style-name="ce82"/>
          <table:table-cell office:value-type="float" office:value="1642.913" table:style-name="ce141">
            <text:p>1,643</text:p>
          </table:table-cell>
          <table:table-cell office:value-type="float" office:value="0.45500000000000002" table:style-name="ce120"/>
          <table:table-cell table:style-name="ce82"/>
          <table:table-cell office:value-type="float" office:value="1.071" table:style-name="ce120">
            <text:p>1</text:p>
          </table:table-cell>
          <table:table-cell office:value-type="float" office:value="0.42399999999999999" table:style-name="ce120"/>
          <table:table-cell table:style-name="ce82"/>
          <table:table-cell office:value-type="float" office:value="8.0000000000000002E-3" table:style-name="ce120"/>
          <table:table-cell office:value-type="float" office:value="2.5349999999999997" table:style-name="ce120">
            <text:p>3</text:p>
          </table:table-cell>
          <table:table-cell table:style-name="ce82"/>
          <table:table-cell office:value-type="float" office:value="11.383000000000001" table:style-name="ce136">
            <text:p>11</text:p>
          </table:table-cell>
          <table:table-cell office:value-type="float" office:value="3.4139999999999997" table:style-name="ce120">
            <text:p>3</text:p>
          </table:table-cell>
          <table:table-cell table:style-name="ce82"/>
          <table:table-cell office:value-type="float" office:value="12.462000000000002" table:style-name="ce120">
            <text:p>12</text:p>
          </table:table-cell>
          <table:table-cell office:value-type="float" office:value="1322.1200000000001" table:style-name="ce121">
            <text:p>1,322</text:p>
          </table:table-cell>
          <table:table-cell office:value-type="string" table:style-name="ce82">
            <text:p>R</text:p>
          </table:table-cell>
          <table:table-cell office:value-type="float" office:value="1655.375" table:style-name="ce121">
            <text:p>1,655</text:p>
          </table:table-cell>
          <table:table-cell table:number-columns-repeated="16343"/>
        </table:table-row>
        <table:table-row table:style-name="ro10">
          <table:table-cell office:value-type="string" table:style-name="ce122">
            <text:p>Total EU 28</text:p>
          </table:table-cell>
          <table:table-cell table:style-name="ce124"/>
          <table:table-cell office:value-type="float" office:value="107214.018" table:style-name="ce142">
            <text:p>107,214</text:p>
          </table:table-cell>
          <table:table-cell office:value-type="string" table:style-name="ce90">
            <text:p>R</text:p>
          </table:table-cell>
          <table:table-cell office:value-type="float" office:value="115713.473" table:style-name="ce142">
            <text:p>115,713</text:p>
          </table:table-cell>
          <table:table-cell office:value-type="float" office:value="20592.248" table:style-name="ce142">
            <text:p>20,592</text:p>
          </table:table-cell>
          <table:table-cell office:value-type="string" table:style-name="ce90">
            <text:p>R</text:p>
          </table:table-cell>
          <table:table-cell office:value-type="float" office:value="24109.063999999998" table:style-name="ce142">
            <text:p>24,109</text:p>
          </table:table-cell>
          <table:table-cell office:value-type="float" office:value="39044.681999999993" table:style-name="ce142">
            <text:p>39,045</text:p>
          </table:table-cell>
          <table:table-cell office:value-type="string" table:style-name="ce90">
            <text:p>R</text:p>
          </table:table-cell>
          <table:table-cell office:value-type="float" office:value="54104.702999999994" table:style-name="ce142">
            <text:p>54,105</text:p>
          </table:table-cell>
          <table:table-cell office:value-type="float" office:value="318098.63400000008" table:style-name="ce142">
            <text:p>318,099</text:p>
          </table:table-cell>
          <table:table-cell office:value-type="string" table:style-name="ce90">
            <text:p>R</text:p>
          </table:table-cell>
          <table:table-cell office:value-type="float" office:value="344400.49" table:style-name="ce142">
            <text:p>344,400</text:p>
          </table:table-cell>
          <table:table-cell office:value-type="float" office:value="7258.4830000000002" table:style-name="ce142">
            <text:p>7,258</text:p>
          </table:table-cell>
          <table:table-cell office:value-type="string" table:style-name="ce90">
            <text:p>R</text:p>
          </table:table-cell>
          <table:table-cell office:value-type="float" office:value="11634.4" table:style-name="ce142">
            <text:p>11,634</text:p>
          </table:table-cell>
          <table:table-cell office:value-type="float" office:value="75702.596999999994" table:style-name="ce142">
            <text:p>75,703</text:p>
          </table:table-cell>
          <table:table-cell office:value-type="string" table:style-name="ce90">
            <text:p>R</text:p>
          </table:table-cell>
          <table:table-cell office:value-type="float" office:value="124198.54700000001" table:style-name="ce142">
            <text:p>124,199</text:p>
          </table:table-cell>
          <table:table-cell office:value-type="float" office:value="317762.35600000003" table:style-name="ce142">
            <text:p>317,762</text:p>
          </table:table-cell>
          <table:table-cell office:value-type="string" table:style-name="ce90">
            <text:p>R</text:p>
          </table:table-cell>
          <table:table-cell office:value-type="float" office:value="349849.24900000001" table:style-name="ce142">
            <text:p>349,849</text:p>
          </table:table-cell>
          <table:table-cell office:value-type="float" office:value="885673.01800000004" table:style-name="ce143">
            <text:p>885,673</text:p>
          </table:table-cell>
          <table:table-cell office:value-type="string" table:style-name="ce90">
            <text:p>R</text:p>
          </table:table-cell>
          <table:table-cell office:value-type="float" office:value="1024009.9260000001" table:style-name="ce143">
            <text:p>1,024,010</text:p>
          </table:table-cell>
          <table:table-cell office:value-type="float" office:value="7512.8470000000007" table:style-name="ce123">
            <text:p>7,513</text:p>
          </table:table-cell>
          <table:table-cell office:value-type="string" table:style-name="ce90">
            <text:p>R</text:p>
          </table:table-cell>
          <table:table-cell office:value-type="float" office:value="7222.3739999999989" table:style-name="ce123">
            <text:p>7,222</text:p>
          </table:table-cell>
          <table:table-cell office:value-type="float" office:value="126504.54900000001" table:style-name="ce123">
            <text:p>126,505</text:p>
          </table:table-cell>
          <table:table-cell office:value-type="string" table:style-name="ce90">
            <text:p>R</text:p>
          </table:table-cell>
          <table:table-cell office:value-type="float" office:value="101774.253" table:style-name="ce123">
            <text:p>101,774</text:p>
          </table:table-cell>
          <table:table-cell office:value-type="float" office:value="71542.268000000025" table:style-name="ce123">
            <text:p>71,542</text:p>
          </table:table-cell>
          <table:table-cell office:value-type="string" table:style-name="ce90">
            <text:p>R</text:p>
          </table:table-cell>
          <table:table-cell office:value-type="float" office:value="76767.805999999997" table:style-name="ce137">
            <text:p>76,768</text:p>
          </table:table-cell>
          <table:table-cell office:value-type="float" office:value="205559.66400000002" table:style-name="ce123">
            <text:p>205,560</text:p>
          </table:table-cell>
          <table:table-cell office:value-type="string" table:style-name="ce90">
            <text:p>R</text:p>
          </table:table-cell>
          <table:table-cell office:value-type="float" office:value="185764.43299999996" table:style-name="ce123">
            <text:p>185,764</text:p>
          </table:table-cell>
          <table:table-cell office:value-type="float" office:value="1091232.682" table:style-name="ce123">
            <text:p>1,091,233</text:p>
          </table:table-cell>
          <table:table-cell office:value-type="string" table:style-name="ce90">
            <text:p>R</text:p>
          </table:table-cell>
          <table:table-cell office:value-type="float" office:value="1209774.3590000004" table:style-name="ce123">
            <text:p>1,209,774</text:p>
          </table:table-cell>
          <table:table-cell table:number-columns-repeated="16343"/>
        </table:table-row>
        <table:table-row table:style-name="ro13">
          <table:table-cell table:style-name="ce113"/>
          <table:table-cell table:style-name="ce112"/>
          <table:table-cell table:style-name="ce141"/>
          <table:table-cell table:style-name="ce100"/>
          <table:table-cell table:number-columns-repeated="2" table:style-name="ce141"/>
          <table:table-cell table:style-name="ce100"/>
          <table:table-cell table:style-name="ce141"/>
          <table:table-cell table:style-name="ce139"/>
          <table:table-cell table:style-name="ce100"/>
          <table:table-cell table:style-name="ce141"/>
          <table:table-cell table:style-name="ce139"/>
          <table:table-cell table:style-name="ce100"/>
          <table:table-cell table:number-columns-repeated="2" table:style-name="ce141"/>
          <table:table-cell table:style-name="ce100"/>
          <table:table-cell table:number-columns-repeated="2" table:style-name="ce141"/>
          <table:table-cell table:style-name="ce100"/>
          <table:table-cell table:number-columns-repeated="2" table:style-name="ce141"/>
          <table:table-cell table:style-name="ce100"/>
          <table:table-cell table:number-columns-repeated="2" table:style-name="ce141"/>
          <table:table-cell table:style-name="ce100"/>
          <table:table-cell table:style-name="ce141"/>
          <table:table-cell table:number-columns-repeated="8" table:style-name="ce100"/>
          <table:table-cell table:style-name="ce138"/>
          <table:table-cell table:number-columns-repeated="3" table:style-name="ce100"/>
          <table:table-cell table:style-name="ce117"/>
          <table:table-cell table:style-name="ce100"/>
          <table:table-cell table:style-name="ce117"/>
          <table:table-cell table:number-columns-repeated="16343"/>
        </table:table-row>
        <table:table-row table:style-name="ro10">
          <table:table-cell office:value-type="string" table:style-name="ce113">
            <text:p>EFTA</text:p>
          </table:table-cell>
          <table:table-cell table:style-name="ce112"/>
          <table:table-cell table:style-name="ce141"/>
          <table:table-cell table:style-name="ce100"/>
          <table:table-cell table:number-columns-repeated="2" table:style-name="ce141"/>
          <table:table-cell table:style-name="ce100"/>
          <table:table-cell table:style-name="ce141"/>
          <table:table-cell table:style-name="ce139"/>
          <table:table-cell table:style-name="ce100"/>
          <table:table-cell table:style-name="ce141"/>
          <table:table-cell table:style-name="ce139"/>
          <table:table-cell table:style-name="ce100"/>
          <table:table-cell table:number-columns-repeated="2" table:style-name="ce141"/>
          <table:table-cell table:style-name="ce100"/>
          <table:table-cell table:number-columns-repeated="2" table:style-name="ce141"/>
          <table:table-cell table:style-name="ce100"/>
          <table:table-cell table:number-columns-repeated="2" table:style-name="ce141"/>
          <table:table-cell table:style-name="ce100"/>
          <table:table-cell table:number-columns-repeated="2" table:style-name="ce141"/>
          <table:table-cell table:style-name="ce100"/>
          <table:table-cell table:style-name="ce141"/>
          <table:table-cell table:number-columns-repeated="8" table:style-name="ce100"/>
          <table:table-cell table:style-name="ce138"/>
          <table:table-cell table:number-columns-repeated="3" table:style-name="ce100"/>
          <table:table-cell table:style-name="ce117"/>
          <table:table-cell table:style-name="ce100"/>
          <table:table-cell table:style-name="ce117"/>
          <table:table-cell table:number-columns-repeated="16343"/>
        </table:table-row>
        <table:table-row table:style-name="ro10">
          <table:table-cell table:style-name="ce112"/>
          <table:table-cell office:value-type="string" table:style-name="ce112">
            <text:p>Iceland</text:p>
          </table:table-cell>
          <table:table-cell office:value-type="float" office:value="163232.65000000002" table:style-name="ce140">
            <text:p>163,233</text:p>
          </table:table-cell>
          <table:table-cell table:style-name="ce82"/>
          <table:table-cell office:value-type="float" office:value="155163.478" table:style-name="ce140">
            <text:p>155,163</text:p>
          </table:table-cell>
          <table:table-cell office:value-type="float" office:value="46030.095999999998" table:style-name="ce140">
            <text:p>46,030</text:p>
          </table:table-cell>
          <table:table-cell table:style-name="ce82"/>
          <table:table-cell office:value-type="float" office:value="62766.722000000002" table:style-name="ce140">
            <text:p>62,767</text:p>
          </table:table-cell>
          <table:table-cell office:value-type="float" office:value="334.14599999999996" table:style-name="ce140">
            <text:p>334</text:p>
          </table:table-cell>
          <table:table-cell table:style-name="ce82"/>
          <table:table-cell office:value-type="float" office:value="667.86" table:style-name="ce140">
            <text:p>668</text:p>
          </table:table-cell>
          <table:table-cell office:value-type="float" office:value="10794.668" table:style-name="ce140">
            <text:p>10,795</text:p>
          </table:table-cell>
          <table:table-cell table:style-name="ce82"/>
          <table:table-cell office:value-type="float" office:value="19732.343000000001" table:style-name="ce140">
            <text:p>19,732</text:p>
          </table:table-cell>
          <table:table-cell office:value-type="float" office:value="0" table:style-name="ce140">
            <text:p>-</text:p>
          </table:table-cell>
          <table:table-cell table:style-name="ce82"/>
          <table:table-cell office:value-type="float" office:value="0" table:style-name="ce140">
            <text:p>-</text:p>
          </table:table-cell>
          <table:table-cell office:value-type="float" office:value="0" table:style-name="ce140">
            <text:p>-</text:p>
          </table:table-cell>
          <table:table-cell table:style-name="ce82"/>
          <table:table-cell office:value-type="float" office:value="0" table:style-name="ce140">
            <text:p>-</text:p>
          </table:table-cell>
          <table:table-cell office:value-type="float" office:value="40617.079999999994" table:style-name="ce140">
            <text:p>40,617</text:p>
          </table:table-cell>
          <table:table-cell table:style-name="ce82"/>
          <table:table-cell office:value-type="float" office:value="31572.648999999998" table:style-name="ce140">
            <text:p>31,573</text:p>
          </table:table-cell>
          <table:table-cell office:value-type="float" office:value="261008.64000000001" table:style-name="ce141">
            <text:p>261,009</text:p>
          </table:table-cell>
          <table:table-cell table:style-name="ce82"/>
          <table:table-cell office:value-type="float" office:value="269903.05199999997" table:style-name="ce141">
            <text:p>269,90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0877.918999999994" table:style-name="ce120">
            <text:p>50,878</text:p>
          </table:table-cell>
          <table:table-cell table:style-name="ce82"/>
          <table:table-cell office:value-type="float" office:value="47309.384000000005" table:style-name="ce120">
            <text:p>47,309</text:p>
          </table:table-cell>
          <table:table-cell office:value-type="float" office:value="632.149" table:style-name="ce120">
            <text:p>632</text:p>
          </table:table-cell>
          <table:table-cell table:style-name="ce82"/>
          <table:table-cell office:value-type="float" office:value="743.61699999999996" table:style-name="ce136">
            <text:p>744</text:p>
          </table:table-cell>
          <table:table-cell office:value-type="float" office:value="51510.067999999992" table:style-name="ce120">
            <text:p>51,510</text:p>
          </table:table-cell>
          <table:table-cell table:style-name="ce82"/>
          <table:table-cell office:value-type="float" office:value="48053.001000000004" table:style-name="ce120">
            <text:p>48,053</text:p>
          </table:table-cell>
          <table:table-cell office:value-type="float" office:value="312518.70799999998" table:style-name="ce121">
            <text:p>312,519</text:p>
          </table:table-cell>
          <table:table-cell table:style-name="ce82"/>
          <table:table-cell office:value-type="float" office:value="317956.05299999996" table:style-name="ce121">
            <text:p>317,956</text:p>
          </table:table-cell>
          <table:table-cell table:number-columns-repeated="16343"/>
        </table:table-row>
        <table:table-row table:style-name="ro10">
          <table:table-cell table:style-name="ce112"/>
          <table:table-cell office:value-type="string" table:style-name="ce112">
            <text:p>Norway</text:p>
          </table:table-cell>
          <table:table-cell office:value-type="float" office:value="51971.711999999992" table:style-name="ce140">
            <text:p>51,972</text:p>
          </table:table-cell>
          <table:table-cell table:style-name="ce82"/>
          <table:table-cell office:value-type="float" office:value="67008.639999999999" table:style-name="ce140">
            <text:p>67,009</text:p>
          </table:table-cell>
          <table:table-cell office:value-type="float" office:value="51008.131000000001" table:style-name="ce140">
            <text:p>51,008</text:p>
          </table:table-cell>
          <table:table-cell table:style-name="ce82"/>
          <table:table-cell office:value-type="float" office:value="44282.863999999994" table:style-name="ce140">
            <text:p>44,283</text:p>
          </table:table-cell>
          <table:table-cell office:value-type="float" office:value="222.762" table:style-name="ce140">
            <text:p>223</text:p>
          </table:table-cell>
          <table:table-cell table:style-name="ce82"/>
          <table:table-cell office:value-type="float" office:value="228.54499999999999" table:style-name="ce140">
            <text:p>229</text:p>
          </table:table-cell>
          <table:table-cell office:value-type="float" office:value="8658.9179999999997" table:style-name="ce140">
            <text:p>8,659</text:p>
          </table:table-cell>
          <table:table-cell table:style-name="ce82"/>
          <table:table-cell office:value-type="float" office:value="15668.314" table:style-name="ce140">
            <text:p>15,668</text:p>
          </table:table-cell>
          <table:table-cell office:value-type="float" office:value="0" table:style-name="ce140">
            <text:p>-</text:p>
          </table:table-cell>
          <table:table-cell table:style-name="ce82"/>
          <table:table-cell office:value-type="float" office:value="0" table:style-name="ce140">
            <text:p>-</text:p>
          </table:table-cell>
          <table:table-cell office:value-type="float" office:value="0" table:style-name="ce140">
            <text:p>-</text:p>
          </table:table-cell>
          <table:table-cell table:style-name="ce82"/>
          <table:table-cell office:value-type="float" office:value="0" table:style-name="ce140">
            <text:p>-</text:p>
          </table:table-cell>
          <table:table-cell office:value-type="float" office:value="4401.1119999999983" table:style-name="ce140">
            <text:p>4,401</text:p>
          </table:table-cell>
          <table:table-cell table:style-name="ce82"/>
          <table:table-cell office:value-type="float" office:value="9616.5430000000015" table:style-name="ce140">
            <text:p>9,617</text:p>
          </table:table-cell>
          <table:table-cell office:value-type="float" office:value="116262.63499999999" table:style-name="ce141">
            <text:p>116,263</text:p>
          </table:table-cell>
          <table:table-cell table:style-name="ce82"/>
          <table:table-cell office:value-type="float" office:value="136804.90599999999" table:style-name="ce141">
            <text:p>136,805</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1061.995000000001" table:style-name="ce120">
            <text:p>11,062</text:p>
          </table:table-cell>
          <table:table-cell table:style-name="ce82"/>
          <table:table-cell office:value-type="float" office:value="20970.203999999998" table:style-name="ce120">
            <text:p>20,970</text:p>
          </table:table-cell>
          <table:table-cell office:value-type="float" office:value="1660.6980000000005" table:style-name="ce120">
            <text:p>1,661</text:p>
          </table:table-cell>
          <table:table-cell table:style-name="ce82"/>
          <table:table-cell office:value-type="float" office:value="956.32400000000007" table:style-name="ce136">
            <text:p>956</text:p>
          </table:table-cell>
          <table:table-cell office:value-type="float" office:value="12722.693000000001" table:style-name="ce120">
            <text:p>12,723</text:p>
          </table:table-cell>
          <table:table-cell table:style-name="ce82"/>
          <table:table-cell office:value-type="float" office:value="21926.527999999998" table:style-name="ce120">
            <text:p>21,927</text:p>
          </table:table-cell>
          <table:table-cell office:value-type="float" office:value="128985.32799999999" table:style-name="ce121">
            <text:p>128,985</text:p>
          </table:table-cell>
          <table:table-cell table:style-name="ce82"/>
          <table:table-cell office:value-type="float" office:value="158731.43399999998" table:style-name="ce121">
            <text:p>158,731</text:p>
          </table:table-cell>
          <table:table-cell table:number-columns-repeated="16343"/>
        </table:table-row>
        <table:table-row table:style-name="ro10">
          <table:table-cell table:style-name="ce112"/>
          <table:table-cell office:value-type="string" table:style-name="ce112">
            <text:p>Other EFTA</text:p>
          </table:table-cell>
          <table:table-cell office:value-type="float" office:value="0" table:style-name="ce144">
            <text:p>-</text:p>
          </table:table-cell>
          <table:table-cell table:style-name="ce82"/>
          <table:table-cell office:value-type="float" office:value="0" table:style-name="ce144">
            <text:p>-</text:p>
          </table:table-cell>
          <table:table-cell office:value-type="float" office:value="0" table:style-name="ce144">
            <text:p>-</text:p>
          </table:table-cell>
          <table:table-cell table:style-name="ce82"/>
          <table:table-cell office:value-type="float" office:value="0" table:style-name="ce144">
            <text:p>-</text:p>
          </table:table-cell>
          <table:table-cell office:value-type="float" office:value="0" table:style-name="ce120">
            <text:p>-</text:p>
          </table:table-cell>
          <table:table-cell table:style-name="ce82"/>
          <table:table-cell office:value-type="float" office:value="0" table:style-name="ce144">
            <text:p>-</text:p>
          </table:table-cell>
          <table:table-cell office:value-type="float" office:value="890.81399999999996" table:style-name="ce120">
            <text:p>891</text:p>
          </table:table-cell>
          <table:table-cell table:style-name="ce82"/>
          <table:table-cell office:value-type="float" office:value="919.43399999999997" table:style-name="ce144">
            <text:p>919</text:p>
          </table:table-cell>
          <table:table-cell office:value-type="float" office:value="0" table:style-name="ce144">
            <text:p>-</text:p>
          </table:table-cell>
          <table:table-cell table:style-name="ce82"/>
          <table:table-cell office:value-type="float" office:value="0" table:style-name="ce144">
            <text:p>-</text:p>
          </table:table-cell>
          <table:table-cell office:value-type="float" office:value="0" table:style-name="ce144">
            <text:p>-</text:p>
          </table:table-cell>
          <table:table-cell table:style-name="ce82"/>
          <table:table-cell office:value-type="float" office:value="0" table:style-name="ce144">
            <text:p>-</text:p>
          </table:table-cell>
          <table:table-cell office:value-type="float" office:value="0" table:style-name="ce144">
            <text:p>-</text:p>
          </table:table-cell>
          <table:table-cell table:style-name="ce82"/>
          <table:table-cell office:value-type="float" office:value="22.769000000000002" table:style-name="ce144">
            <text:p>23</text:p>
          </table:table-cell>
          <table:table-cell office:value-type="float" office:value="890.81399999999996" table:style-name="ce117">
            <text:p>891</text:p>
          </table:table-cell>
          <table:table-cell table:style-name="ce82"/>
          <table:table-cell office:value-type="float" office:value="942.20299999999997" table:style-name="ce117">
            <text:p>942</text:p>
          </table:table-cell>
          <table:table-cell office:value-type="float" office:value="0" table:style-name="ce120">
            <text:p>-</text:p>
          </table:table-cell>
          <table:table-cell table:style-name="ce82"/>
          <table:table-cell office:value-type="float" office:value="13.226000000000001" table:style-name="ce120">
            <text:p>13</text:p>
          </table:table-cell>
          <table:table-cell office:value-type="float" office:value="0" table:style-name="ce120">
            <text:p>-</text:p>
          </table:table-cell>
          <table:table-cell table:style-name="ce82"/>
          <table:table-cell office:value-type="float" office:value="121.221" table:style-name="ce120">
            <text:p>121</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0" table:style-name="ce120">
            <text:p>-</text:p>
          </table:table-cell>
          <table:table-cell table:style-name="ce82"/>
          <table:table-cell office:value-type="float" office:value="134.447" table:style-name="ce120">
            <text:p>134</text:p>
          </table:table-cell>
          <table:table-cell office:value-type="float" office:value="890.81399999999996" table:style-name="ce121">
            <text:p>891</text:p>
          </table:table-cell>
          <table:table-cell table:style-name="ce82"/>
          <table:table-cell office:value-type="float" office:value="1076.6500000000001" table:style-name="ce121">
            <text:p>1,077</text:p>
          </table:table-cell>
          <table:table-cell table:number-columns-repeated="16343"/>
        </table:table-row>
        <table:table-row table:style-name="ro10">
          <table:table-cell office:value-type="string" table:style-name="ce122">
            <text:p>Total</text:p>
          </table:table-cell>
          <table:table-cell table:style-name="ce122"/>
          <table:table-cell office:value-type="float" office:value="215204.36200000002" table:style-name="ce123">
            <text:p>215,204</text:p>
          </table:table-cell>
          <table:table-cell table:style-name="ce90"/>
          <table:table-cell office:value-type="float" office:value="222172.11800000002" table:style-name="ce123">
            <text:p>222,172</text:p>
          </table:table-cell>
          <table:table-cell office:value-type="float" office:value="97038.226999999999" table:style-name="ce123">
            <text:p>97,038</text:p>
          </table:table-cell>
          <table:table-cell table:style-name="ce90"/>
          <table:table-cell office:value-type="float" office:value="107049.586" table:style-name="ce123">
            <text:p>107,050</text:p>
          </table:table-cell>
          <table:table-cell office:value-type="float" office:value="556.9079999999999" table:style-name="ce123">
            <text:p>557</text:p>
          </table:table-cell>
          <table:table-cell table:style-name="ce90"/>
          <table:table-cell office:value-type="float" office:value="896.40499999999997" table:style-name="ce123">
            <text:p>896</text:p>
          </table:table-cell>
          <table:table-cell office:value-type="float" office:value="20344.399999999998" table:style-name="ce123">
            <text:p>20,344</text:p>
          </table:table-cell>
          <table:table-cell table:style-name="ce90"/>
          <table:table-cell office:value-type="float" office:value="36320.091" table:style-name="ce123">
            <text:p>36,320</text:p>
          </table:table-cell>
          <table:table-cell office:value-type="float" office:value="0" table:style-name="ce123">
            <text:p>-</text:p>
          </table:table-cell>
          <table:table-cell table:style-name="ce90"/>
          <table:table-cell office:value-type="float" office:value="0" table:style-name="ce123">
            <text:p>-</text:p>
          </table:table-cell>
          <table:table-cell office:value-type="float" office:value="0" table:style-name="ce123">
            <text:p>-</text:p>
          </table:table-cell>
          <table:table-cell table:style-name="ce90"/>
          <table:table-cell office:value-type="float" office:value="0" table:style-name="ce123">
            <text:p>-</text:p>
          </table:table-cell>
          <table:table-cell office:value-type="float" office:value="45018.191999999995" table:style-name="ce123">
            <text:p>45,018</text:p>
          </table:table-cell>
          <table:table-cell table:style-name="ce90"/>
          <table:table-cell office:value-type="float" office:value="41211.960999999996" table:style-name="ce123">
            <text:p>41,212</text:p>
          </table:table-cell>
          <table:table-cell office:value-type="float" office:value="378162.08900000004" table:style-name="ce125">
            <text:p>378,162</text:p>
          </table:table-cell>
          <table:table-cell table:style-name="ce90"/>
          <table:table-cell office:value-type="float" office:value="407650.16099999996" table:style-name="ce125">
            <text:p>407,650</text:p>
          </table:table-cell>
          <table:table-cell office:value-type="float" office:value="0" table:style-name="ce123">
            <text:p>-</text:p>
          </table:table-cell>
          <table:table-cell table:style-name="ce90"/>
          <table:table-cell office:value-type="float" office:value="13.226000000000001" table:style-name="ce123">
            <text:p>13</text:p>
          </table:table-cell>
          <table:table-cell office:value-type="float" office:value="61939.913999999997" table:style-name="ce123">
            <text:p>61,940</text:p>
          </table:table-cell>
          <table:table-cell table:style-name="ce90"/>
          <table:table-cell office:value-type="float" office:value="68400.809000000008" table:style-name="ce123">
            <text:p>68,401</text:p>
          </table:table-cell>
          <table:table-cell office:value-type="float" office:value="2292.8470000000007" table:style-name="ce123">
            <text:p>2,293</text:p>
          </table:table-cell>
          <table:table-cell table:style-name="ce90"/>
          <table:table-cell office:value-type="float" office:value="1699.941" table:style-name="ce137">
            <text:p>1,700</text:p>
          </table:table-cell>
          <table:table-cell office:value-type="float" office:value="64232.760999999991" table:style-name="ce123">
            <text:p>64,233</text:p>
          </table:table-cell>
          <table:table-cell table:style-name="ce90"/>
          <table:table-cell office:value-type="float" office:value="70113.97600000001" table:style-name="ce123">
            <text:p>70,114</text:p>
          </table:table-cell>
          <table:table-cell office:value-type="float" office:value="442394.85" table:style-name="ce123">
            <text:p>442,395</text:p>
          </table:table-cell>
          <table:table-cell table:style-name="ce90"/>
          <table:table-cell office:value-type="float" office:value="477764.13699999999" table:style-name="ce123">
            <text:p>477,764</text:p>
          </table:table-cell>
          <table:table-cell table:number-columns-repeated="16343" table:style-name="ce113"/>
        </table:table-row>
        <table:table-row table:style-name="ro12">
          <table:table-cell table:number-columns-repeated="2" table:style-name="ce113"/>
          <table:table-cell table:number-columns-repeated="32" table:style-name="ce117"/>
          <table:table-cell table:style-name="ce135"/>
          <table:table-cell table:number-columns-repeated="6" table:style-name="ce117"/>
          <table:table-cell table:number-columns-repeated="16343" table:style-name="ce113"/>
        </table:table-row>
        <table:table-row table:style-name="ro10">
          <table:table-cell office:value-type="string" table:style-name="ce113">
            <text:p>OTHER COUNTRIES</text:p>
          </table:table-cell>
          <table:table-cell table:style-name="ce112"/>
          <table:table-cell table:style-name="ce117"/>
          <table:table-cell table:style-name="ce100"/>
          <table:table-cell table:number-columns-repeated="2" table:style-name="ce117"/>
          <table:table-cell table:style-name="ce100"/>
          <table:table-cell table:style-name="ce117"/>
          <table:table-cell table:number-columns-repeated="2" table:style-name="ce100"/>
          <table:table-cell table:style-name="ce117"/>
          <table:table-cell table:number-columns-repeated="2" table:style-name="ce100"/>
          <table:table-cell table:number-columns-repeated="2" table:style-name="ce117"/>
          <table:table-cell table:style-name="ce100"/>
          <table:table-cell table:number-columns-repeated="2" table:style-name="ce117"/>
          <table:table-cell table:style-name="ce100"/>
          <table:table-cell table:number-columns-repeated="2" table:style-name="ce117"/>
          <table:table-cell table:style-name="ce100"/>
          <table:table-cell table:number-columns-repeated="2" table:style-name="ce117"/>
          <table:table-cell table:style-name="ce100"/>
          <table:table-cell table:style-name="ce117"/>
          <table:table-cell table:number-columns-repeated="8" table:style-name="ce100"/>
          <table:table-cell table:style-name="ce138"/>
          <table:table-cell table:number-columns-repeated="3" table:style-name="ce100"/>
          <table:table-cell table:style-name="ce117"/>
          <table:table-cell table:style-name="ce100"/>
          <table:table-cell table:style-name="ce117"/>
          <table:table-cell table:number-columns-repeated="16343"/>
        </table:table-row>
        <table:table-row table:style-name="ro10">
          <table:table-cell table:style-name="ce113"/>
          <table:table-cell office:value-type="string" table:style-name="ce112">
            <text:p>Bangladesh</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36.994999999999997" table:style-name="ce120">
            <text:p>3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384.4219999999996" table:style-name="ce120">
            <text:p>6,384</text:p>
          </table:table-cell>
          <table:table-cell table:style-name="ce82"/>
          <table:table-cell office:value-type="float" office:value="5706.38" table:style-name="ce120">
            <text:p>5,706</text:p>
          </table:table-cell>
          <table:table-cell office:value-type="float" office:value="6384.4219999999996" table:style-name="ce117">
            <text:p>6,384</text:p>
          </table:table-cell>
          <table:table-cell table:style-name="ce82"/>
          <table:table-cell office:value-type="float" office:value="5743.375" table:style-name="ce117">
            <text:p>5,74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7206.848999999995" table:style-name="ce120">
            <text:p>37,207</text:p>
          </table:table-cell>
          <table:table-cell table:style-name="ce82"/>
          <table:table-cell office:value-type="float" office:value="52141.694999999992" table:style-name="ce120">
            <text:p>52,142</text:p>
          </table:table-cell>
          <table:table-cell office:value-type="float" office:value="6510.7160000000003" table:style-name="ce120">
            <text:p>6,511</text:p>
          </table:table-cell>
          <table:table-cell table:style-name="ce82"/>
          <table:table-cell office:value-type="float" office:value="3293.5510000000004" table:style-name="ce136">
            <text:p>3,294</text:p>
          </table:table-cell>
          <table:table-cell office:value-type="float" office:value="43717.564999999995" table:style-name="ce120">
            <text:p>43,718</text:p>
          </table:table-cell>
          <table:table-cell table:style-name="ce82"/>
          <table:table-cell office:value-type="float" office:value="55435.245999999992" table:style-name="ce120">
            <text:p>55,435</text:p>
          </table:table-cell>
          <table:table-cell office:value-type="float" office:value="50101.986999999994" table:style-name="ce121">
            <text:p>50,102</text:p>
          </table:table-cell>
          <table:table-cell table:style-name="ce82"/>
          <table:table-cell office:value-type="float" office:value="61178.620999999992" table:style-name="ce121">
            <text:p>61,179</text:p>
          </table:table-cell>
          <table:table-cell table:number-columns-repeated="16343"/>
        </table:table-row>
        <table:table-row table:style-name="ro10">
          <table:table-cell table:style-name="ce112"/>
          <table:table-cell office:value-type="string" table:style-name="ce112">
            <text:p>Cameroon</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241.62899999999999" table:style-name="ce120">
            <text:p>24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0590000000000002" table:style-name="ce120">
            <text:p>3</text:p>
          </table:table-cell>
          <table:table-cell table:style-name="ce82"/>
          <table:table-cell office:value-type="float" office:value="0" table:style-name="ce120">
            <text:p>-</text:p>
          </table:table-cell>
          <table:table-cell office:value-type="float" office:value="3.0590000000000002" table:style-name="ce117">
            <text:p>3</text:p>
          </table:table-cell>
          <table:table-cell table:style-name="ce82"/>
          <table:table-cell office:value-type="float" office:value="241.62899999999999" table:style-name="ce117">
            <text:p>24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0590000000000002" table:style-name="ce121">
            <text:p>3</text:p>
          </table:table-cell>
          <table:table-cell table:style-name="ce82"/>
          <table:table-cell office:value-type="float" office:value="241.62899999999999" table:style-name="ce121">
            <text:p>242</text:p>
          </table:table-cell>
          <table:table-cell table:number-columns-repeated="16343"/>
        </table:table-row>
        <table:table-row table:style-name="ro10">
          <table:table-cell table:style-name="ce112"/>
          <table:table-cell office:value-type="string" table:style-name="ce112">
            <text:p>Canada</text:p>
          </table:table-cell>
          <table:table-cell office:value-type="float" office:value="6074.9210000000003" table:style-name="ce120">
            <text:p>6,075</text:p>
          </table:table-cell>
          <table:table-cell table:style-name="ce82"/>
          <table:table-cell office:value-type="float" office:value="4107.29" table:style-name="ce120">
            <text:p>4,107</text:p>
          </table:table-cell>
          <table:table-cell office:value-type="float" office:value="292.35399999999998" table:style-name="ce120">
            <text:p>292</text:p>
          </table:table-cell>
          <table:table-cell table:style-name="ce82"/>
          <table:table-cell office:value-type="float" office:value="54.411999999999999" table:style-name="ce120">
            <text:p>5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4667.572" table:style-name="ce120">
            <text:p>34,668</text:p>
          </table:table-cell>
          <table:table-cell table:style-name="ce82"/>
          <table:table-cell office:value-type="float" office:value="23308.764000000003" table:style-name="ce120">
            <text:p>23,30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88.763999999999996" table:style-name="ce120">
            <text:p>89</text:p>
          </table:table-cell>
          <table:table-cell table:style-name="ce82"/>
          <table:table-cell office:value-type="float" office:value="0" table:style-name="ce120">
            <text:p>-</text:p>
          </table:table-cell>
          <table:table-cell office:value-type="float" office:value="5213.7789999999995" table:style-name="ce120">
            <text:p>5,214</text:p>
          </table:table-cell>
          <table:table-cell table:style-name="ce82"/>
          <table:table-cell office:value-type="float" office:value="4195.2349999999997" table:style-name="ce120">
            <text:p>4,195</text:p>
          </table:table-cell>
          <table:table-cell office:value-type="float" office:value="46337.390000000007" table:style-name="ce117">
            <text:p>46,337</text:p>
          </table:table-cell>
          <table:table-cell table:style-name="ce82"/>
          <table:table-cell office:value-type="float" office:value="31665.701000000005" table:style-name="ce117">
            <text:p>31,66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4774.960999999996" table:style-name="ce120">
            <text:p>34,775</text:p>
          </table:table-cell>
          <table:table-cell table:style-name="ce82"/>
          <table:table-cell office:value-type="float" office:value="26055.48" table:style-name="ce120">
            <text:p>26,055</text:p>
          </table:table-cell>
          <table:table-cell office:value-type="float" office:value="23758.823" table:style-name="ce120">
            <text:p>23,759</text:p>
          </table:table-cell>
          <table:table-cell table:style-name="ce82"/>
          <table:table-cell office:value-type="float" office:value="23192.039000000001" table:style-name="ce136">
            <text:p>23,192</text:p>
          </table:table-cell>
          <table:table-cell office:value-type="float" office:value="58533.784" table:style-name="ce120">
            <text:p>58,534</text:p>
          </table:table-cell>
          <table:table-cell table:style-name="ce82"/>
          <table:table-cell office:value-type="float" office:value="49247.519" table:style-name="ce120">
            <text:p>49,248</text:p>
          </table:table-cell>
          <table:table-cell office:value-type="float" office:value="104871.174" table:style-name="ce121">
            <text:p>104,871</text:p>
          </table:table-cell>
          <table:table-cell table:style-name="ce82"/>
          <table:table-cell office:value-type="float" office:value="80913.22" table:style-name="ce121">
            <text:p>80,913</text:p>
          </table:table-cell>
          <table:table-cell table:number-columns-repeated="16343"/>
        </table:table-row>
        <table:table-row table:style-name="ro10">
          <table:table-cell table:style-name="ce112"/>
          <table:table-cell office:value-type="string" table:style-name="ce112">
            <text:p>China</text:p>
          </table:table-cell>
          <table:table-cell office:value-type="float" office:value="81227.384000000005" table:style-name="ce120">
            <text:p>81,227</text:p>
          </table:table-cell>
          <table:table-cell table:style-name="ce82"/>
          <table:table-cell office:value-type="float" office:value="123649.667" table:style-name="ce120">
            <text:p>123,650</text:p>
          </table:table-cell>
          <table:table-cell office:value-type="float" office:value="15103.671" table:style-name="ce120">
            <text:p>15,104</text:p>
          </table:table-cell>
          <table:table-cell table:style-name="ce82"/>
          <table:table-cell office:value-type="float" office:value="21334.339" table:style-name="ce120">
            <text:p>21,334</text:p>
          </table:table-cell>
          <table:table-cell office:value-type="float" office:value="980.50099999999998" table:style-name="ce120">
            <text:p>981</text:p>
          </table:table-cell>
          <table:table-cell table:style-name="ce82"/>
          <table:table-cell office:value-type="float" office:value="878.75600000000009" table:style-name="ce120">
            <text:p>879</text:p>
          </table:table-cell>
          <table:table-cell office:value-type="float" office:value="130.74100000000001" table:style-name="ce120">
            <text:p>131</text:p>
          </table:table-cell>
          <table:table-cell table:style-name="ce82"/>
          <table:table-cell office:value-type="float" office:value="114.114" table:style-name="ce120">
            <text:p>11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70629.296000000017" table:style-name="ce120">
            <text:p>70,629</text:p>
          </table:table-cell>
          <table:table-cell table:style-name="ce82"/>
          <table:table-cell office:value-type="float" office:value="101782.79400000004" table:style-name="ce120">
            <text:p>101,783</text:p>
          </table:table-cell>
          <table:table-cell office:value-type="float" office:value="168071.59300000002" table:style-name="ce117">
            <text:p>168,072</text:p>
          </table:table-cell>
          <table:table-cell table:style-name="ce82"/>
          <table:table-cell office:value-type="float" office:value="247759.67000000004" table:style-name="ce117">
            <text:p>247,76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9530.1139999999996" table:style-name="ce120">
            <text:p>9,530</text:p>
          </table:table-cell>
          <table:table-cell table:style-name="ce82"/>
          <table:table-cell office:value-type="float" office:value="5320.2479999999996" table:style-name="ce120">
            <text:p>5,320</text:p>
          </table:table-cell>
          <table:table-cell office:value-type="float" office:value="29812.201999999994" table:style-name="ce120">
            <text:p>29,812</text:p>
          </table:table-cell>
          <table:table-cell table:style-name="ce82"/>
          <table:table-cell office:value-type="float" office:value="30181.024999999998" table:style-name="ce136">
            <text:p>30,181</text:p>
          </table:table-cell>
          <table:table-cell office:value-type="float" office:value="39342.315999999992" table:style-name="ce120">
            <text:p>39,342</text:p>
          </table:table-cell>
          <table:table-cell table:style-name="ce82"/>
          <table:table-cell office:value-type="float" office:value="35501.273000000001" table:style-name="ce120">
            <text:p>35,501</text:p>
          </table:table-cell>
          <table:table-cell office:value-type="float" office:value="207413.90900000001" table:style-name="ce121">
            <text:p>207,414</text:p>
          </table:table-cell>
          <table:table-cell table:style-name="ce82"/>
          <table:table-cell office:value-type="float" office:value="283260.94300000003" table:style-name="ce121">
            <text:p>283,261</text:p>
          </table:table-cell>
          <table:table-cell table:number-columns-repeated="16343"/>
        </table:table-row>
        <table:table-row table:style-name="ro10">
          <table:table-cell table:style-name="ce112"/>
          <table:table-cell office:value-type="string" table:style-name="ce112">
            <text:p>Ecuador</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7347.428" table:style-name="ce120">
            <text:p>57,347</text:p>
          </table:table-cell>
          <table:table-cell table:style-name="ce82"/>
          <table:table-cell office:value-type="float" office:value="43218.828999999998" table:style-name="ce120">
            <text:p>43,219</text:p>
          </table:table-cell>
          <table:table-cell office:value-type="float" office:value="34.426000000000002" table:style-name="ce120">
            <text:p>34</text:p>
          </table:table-cell>
          <table:table-cell table:style-name="ce82"/>
          <table:table-cell office:value-type="float" office:value="28.815999999999999" table:style-name="ce120">
            <text:p>29</text:p>
          </table:table-cell>
          <table:table-cell office:value-type="float" office:value="57381.853999999999" table:style-name="ce117">
            <text:p>57,382</text:p>
          </table:table-cell>
          <table:table-cell table:style-name="ce82"/>
          <table:table-cell office:value-type="float" office:value="43247.644999999997" table:style-name="ce117">
            <text:p>43,24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0400.214" table:style-name="ce120">
            <text:p>20,400</text:p>
          </table:table-cell>
          <table:table-cell table:style-name="ce82"/>
          <table:table-cell office:value-type="float" office:value="24034.072" table:style-name="ce120">
            <text:p>24,034</text:p>
          </table:table-cell>
          <table:table-cell office:value-type="float" office:value="0" table:style-name="ce120">
            <text:p>-</text:p>
          </table:table-cell>
          <table:table-cell table:style-name="ce82"/>
          <table:table-cell office:value-type="float" office:value="67.128" table:style-name="ce136">
            <text:p>67</text:p>
          </table:table-cell>
          <table:table-cell office:value-type="float" office:value="20400.214" table:style-name="ce120">
            <text:p>20,400</text:p>
          </table:table-cell>
          <table:table-cell table:style-name="ce82"/>
          <table:table-cell office:value-type="float" office:value="24101.200000000001" table:style-name="ce120">
            <text:p>24,101</text:p>
          </table:table-cell>
          <table:table-cell office:value-type="float" office:value="77782.067999999999" table:style-name="ce121">
            <text:p>77,782</text:p>
          </table:table-cell>
          <table:table-cell table:style-name="ce82"/>
          <table:table-cell office:value-type="float" office:value="67348.845000000001" table:style-name="ce121">
            <text:p>67,349</text:p>
          </table:table-cell>
          <table:table-cell table:number-columns-repeated="16343"/>
        </table:table-row>
        <table:table-row table:style-name="ro10">
          <table:table-cell table:style-name="ce112"/>
          <table:table-cell office:value-type="string" table:style-name="ce112">
            <text:p>Egypt</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10.952" table:style-name="ce120">
            <text:p>111</text:p>
          </table:table-cell>
          <table:table-cell table:style-name="ce82"/>
          <table:table-cell office:value-type="float" office:value="78.572999999999993" table:style-name="ce120">
            <text:p>79</text:p>
          </table:table-cell>
          <table:table-cell office:value-type="float" office:value="110.952" table:style-name="ce117">
            <text:p>111</text:p>
          </table:table-cell>
          <table:table-cell table:style-name="ce82"/>
          <table:table-cell office:value-type="float" office:value="78.572999999999993" table:style-name="ce117">
            <text:p>7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10.952" table:style-name="ce121">
            <text:p>111</text:p>
          </table:table-cell>
          <table:table-cell table:style-name="ce82"/>
          <table:table-cell office:value-type="float" office:value="78.572999999999993" table:style-name="ce121">
            <text:p>79</text:p>
          </table:table-cell>
          <table:table-cell table:number-columns-repeated="16343"/>
        </table:table-row>
        <table:table-row table:style-name="ro10">
          <table:table-cell table:style-name="ce112"/>
          <table:table-cell office:value-type="string" table:style-name="ce112">
            <text:p>Faroe Islands</text:p>
          </table:table-cell>
          <table:table-cell office:value-type="float" office:value="28216.545999999998" table:style-name="ce120">
            <text:p>28,217</text:p>
          </table:table-cell>
          <table:table-cell table:style-name="ce82"/>
          <table:table-cell office:value-type="float" office:value="41162.072" table:style-name="ce120">
            <text:p>41,162</text:p>
          </table:table-cell>
          <table:table-cell office:value-type="float" office:value="12448.339" table:style-name="ce120">
            <text:p>12,448</text:p>
          </table:table-cell>
          <table:table-cell table:style-name="ce82"/>
          <table:table-cell office:value-type="float" office:value="16121.034" table:style-name="ce120">
            <text:p>16,12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44168.17599999998" table:style-name="ce120">
            <text:p>144,168</text:p>
          </table:table-cell>
          <table:table-cell table:style-name="ce82"/>
          <table:table-cell office:value-type="float" office:value="169943.49100000001" table:style-name="ce120">
            <text:p>169,94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0339.852999999999" table:style-name="ce120">
            <text:p>10,340</text:p>
          </table:table-cell>
          <table:table-cell table:style-name="ce82"/>
          <table:table-cell office:value-type="float" office:value="11825.647999999997" table:style-name="ce120">
            <text:p>11,826</text:p>
          </table:table-cell>
          <table:table-cell office:value-type="float" office:value="195172.91399999999" table:style-name="ce117">
            <text:p>195,173</text:p>
          </table:table-cell>
          <table:table-cell table:style-name="ce82"/>
          <table:table-cell office:value-type="float" office:value="239052.245" table:style-name="ce117">
            <text:p>239,05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2.1339999999999999" table:style-name="ce136">
            <text:p>2</text:p>
          </table:table-cell>
          <table:table-cell office:value-type="float" office:value="0" table:style-name="ce120">
            <text:p>-</text:p>
          </table:table-cell>
          <table:table-cell table:style-name="ce82"/>
          <table:table-cell office:value-type="float" office:value="2.1339999999999999" table:style-name="ce120">
            <text:p>2</text:p>
          </table:table-cell>
          <table:table-cell office:value-type="float" office:value="195172.91399999999" table:style-name="ce121">
            <text:p>195,173</text:p>
          </table:table-cell>
          <table:table-cell table:style-name="ce82"/>
          <table:table-cell office:value-type="float" office:value="239054.37899999999" table:style-name="ce121">
            <text:p>239,054</text:p>
          </table:table-cell>
          <table:table-cell table:number-columns-repeated="16343"/>
        </table:table-row>
        <table:table-row table:style-name="ro10">
          <table:table-cell table:style-name="ce112"/>
          <table:table-cell office:value-type="string" table:style-name="ce112">
            <text:p>Ghan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1.5740000000000001" table:style-name="ce120">
            <text:p>2</text:p>
          </table:table-cell>
          <table:table-cell office:value-type="float" office:value="0" table:style-name="ce120">
            <text:p>-</text:p>
          </table:table-cell>
          <table:table-cell table:style-name="ce82"/>
          <table:table-cell office:value-type="float" office:value="1.0960000000000001" table:style-name="ce120">
            <text:p>1</text:p>
          </table:table-cell>
          <table:table-cell office:value-type="float" office:value="0" table:style-name="ce120">
            <text:p>-</text:p>
          </table:table-cell>
          <table:table-cell table:style-name="ce82"/>
          <table:table-cell office:value-type="float" office:value="67.105999999999995" table:style-name="ce120">
            <text:p>67</text:p>
          </table:table-cell>
          <table:table-cell office:value-type="float" office:value="50328.74" table:style-name="ce120">
            <text:p>50,329</text:p>
          </table:table-cell>
          <table:table-cell table:style-name="ce82"/>
          <table:table-cell office:value-type="float" office:value="44887.216" table:style-name="ce120">
            <text:p>44,887</text:p>
          </table:table-cell>
          <table:table-cell office:value-type="float" office:value="36.074999999999996" table:style-name="ce120">
            <text:p>36</text:p>
          </table:table-cell>
          <table:table-cell table:style-name="ce82"/>
          <table:table-cell office:value-type="float" office:value="24.559000000000005" table:style-name="ce120">
            <text:p>25</text:p>
          </table:table-cell>
          <table:table-cell office:value-type="float" office:value="50364.814999999995" table:style-name="ce117">
            <text:p>50,365</text:p>
          </table:table-cell>
          <table:table-cell table:style-name="ce82"/>
          <table:table-cell office:value-type="float" office:value="44981.550999999999" table:style-name="ce117">
            <text:p>44,98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0364.814999999995" table:style-name="ce121">
            <text:p>50,365</text:p>
          </table:table-cell>
          <table:table-cell table:style-name="ce82"/>
          <table:table-cell office:value-type="float" office:value="44981.550999999999" table:style-name="ce121">
            <text:p>44,982</text:p>
          </table:table-cell>
          <table:table-cell table:number-columns-repeated="16343"/>
        </table:table-row>
        <table:table-row table:style-name="ro10">
          <table:table-cell table:style-name="ce112"/>
          <table:table-cell office:value-type="string" table:style-name="ce112">
            <text:p>Hondura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17">
            <text:p>-</text:p>
          </table:table-cell>
          <table:table-cell table:style-name="ce82"/>
          <table:table-cell office:value-type="float" office:value="0" table:style-name="ce117">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4009.097000000002" table:style-name="ce120">
            <text:p>34,009</text:p>
          </table:table-cell>
          <table:table-cell table:style-name="ce82"/>
          <table:table-cell office:value-type="float" office:value="36756.733999999997" table:style-name="ce120">
            <text:p>36,757</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34009.097000000002" table:style-name="ce120">
            <text:p>34,009</text:p>
          </table:table-cell>
          <table:table-cell table:style-name="ce82"/>
          <table:table-cell office:value-type="float" office:value="36756.733999999997" table:style-name="ce120">
            <text:p>36,757</text:p>
          </table:table-cell>
          <table:table-cell office:value-type="float" office:value="34009.097000000002" table:style-name="ce121">
            <text:p>34,009</text:p>
          </table:table-cell>
          <table:table-cell table:style-name="ce82"/>
          <table:table-cell office:value-type="float" office:value="36756.733999999997" table:style-name="ce121">
            <text:p>36,757</text:p>
          </table:table-cell>
          <table:table-cell table:number-columns-repeated="16343"/>
        </table:table-row>
        <table:table-row table:style-name="ro10">
          <table:table-cell table:style-name="ce112"/>
          <table:table-cell office:value-type="string" table:style-name="ce112">
            <text:p>Indi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6989999999999998" table:style-name="ce120">
            <text:p>3</text:p>
          </table:table-cell>
          <table:table-cell table:style-name="ce82"/>
          <table:table-cell office:value-type="float" office:value="29.564" table:style-name="ce120">
            <text:p>3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7.748000000000001" table:style-name="ce120">
            <text:p>18</text:p>
          </table:table-cell>
          <table:table-cell table:style-name="ce82"/>
          <table:table-cell office:value-type="float" office:value="59.383000000000003" table:style-name="ce120">
            <text:p>59</text:p>
          </table:table-cell>
          <table:table-cell office:value-type="float" office:value="514.16600000000005" table:style-name="ce120">
            <text:p>514</text:p>
          </table:table-cell>
          <table:table-cell table:style-name="ce82"/>
          <table:table-cell office:value-type="float" office:value="370.87100000000004" table:style-name="ce120">
            <text:p>371</text:p>
          </table:table-cell>
          <table:table-cell office:value-type="float" office:value="8229.1960000000017" table:style-name="ce120">
            <text:p>8,229</text:p>
          </table:table-cell>
          <table:table-cell table:style-name="ce82"/>
          <table:table-cell office:value-type="float" office:value="6633.2960000000012" table:style-name="ce120">
            <text:p>6,633</text:p>
          </table:table-cell>
          <table:table-cell office:value-type="float" office:value="8763.8090000000011" table:style-name="ce117">
            <text:p>8,764</text:p>
          </table:table-cell>
          <table:table-cell table:style-name="ce82"/>
          <table:table-cell office:value-type="float" office:value="7093.1140000000014" table:style-name="ce117">
            <text:p>7,09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91482.867999999988" table:style-name="ce120">
            <text:p>91,483</text:p>
          </table:table-cell>
          <table:table-cell table:style-name="ce82"/>
          <table:table-cell office:value-type="float" office:value="92818.23" table:style-name="ce120">
            <text:p>92,818</text:p>
          </table:table-cell>
          <table:table-cell office:value-type="float" office:value="4506.9399999999996" table:style-name="ce120">
            <text:p>4,507</text:p>
          </table:table-cell>
          <table:table-cell table:style-name="ce82"/>
          <table:table-cell office:value-type="float" office:value="4390.2250000000004" table:style-name="ce136">
            <text:p>4,390</text:p>
          </table:table-cell>
          <table:table-cell office:value-type="float" office:value="95989.80799999999" table:style-name="ce120">
            <text:p>95,990</text:p>
          </table:table-cell>
          <table:table-cell table:style-name="ce82"/>
          <table:table-cell office:value-type="float" office:value="97208.455000000002" table:style-name="ce120">
            <text:p>97,208</text:p>
          </table:table-cell>
          <table:table-cell office:value-type="float" office:value="104753.617" table:style-name="ce121">
            <text:p>104,754</text:p>
          </table:table-cell>
          <table:table-cell table:style-name="ce82"/>
          <table:table-cell office:value-type="float" office:value="104301.569" table:style-name="ce121">
            <text:p>104,302</text:p>
          </table:table-cell>
          <table:table-cell table:number-columns-repeated="16343"/>
        </table:table-row>
        <table:table-row table:style-name="ro10">
          <table:table-cell table:style-name="ce112"/>
          <table:table-cell office:value-type="string" table:style-name="ce112">
            <text:p>Indonesia</text:p>
          </table:table-cell>
          <table:table-cell office:value-type="float" office:value="6.89" table:style-name="ce120">
            <text:p>7</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0.507000000000001" table:style-name="ce120">
            <text:p>21</text:p>
          </table:table-cell>
          <table:table-cell table:style-name="ce82"/>
          <table:table-cell office:value-type="float" office:value="88.635000000000005" table:style-name="ce120">
            <text:p>89</text:p>
          </table:table-cell>
          <table:table-cell office:value-type="float" office:value="21012.870999999999" table:style-name="ce120">
            <text:p>21,013</text:p>
          </table:table-cell>
          <table:table-cell table:style-name="ce82"/>
          <table:table-cell office:value-type="float" office:value="10866.919" table:style-name="ce120">
            <text:p>10,867</text:p>
          </table:table-cell>
          <table:table-cell office:value-type="float" office:value="3762.5130000000004" table:style-name="ce120">
            <text:p>3,763</text:p>
          </table:table-cell>
          <table:table-cell table:style-name="ce82"/>
          <table:table-cell office:value-type="float" office:value="4802.1459999999988" table:style-name="ce120">
            <text:p>4,802</text:p>
          </table:table-cell>
          <table:table-cell office:value-type="float" office:value="24802.780999999999" table:style-name="ce117">
            <text:p>24,803</text:p>
          </table:table-cell>
          <table:table-cell table:style-name="ce82"/>
          <table:table-cell office:value-type="float" office:value="15757.699999999999" table:style-name="ce117">
            <text:p>15,75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885.911" table:style-name="ce120">
            <text:p>15,886</text:p>
          </table:table-cell>
          <table:table-cell table:style-name="ce82"/>
          <table:table-cell office:value-type="float" office:value="18889.803" table:style-name="ce120">
            <text:p>18,890</text:p>
          </table:table-cell>
          <table:table-cell office:value-type="float" office:value="5202.223" table:style-name="ce120">
            <text:p>5,202</text:p>
          </table:table-cell>
          <table:table-cell table:style-name="ce82"/>
          <table:table-cell office:value-type="float" office:value="6240.1050000000014" table:style-name="ce136">
            <text:p>6,240</text:p>
          </table:table-cell>
          <table:table-cell office:value-type="float" office:value="21088.133999999998" table:style-name="ce120">
            <text:p>21,088</text:p>
          </table:table-cell>
          <table:table-cell table:style-name="ce82"/>
          <table:table-cell office:value-type="float" office:value="25129.908000000003" table:style-name="ce120">
            <text:p>25,130</text:p>
          </table:table-cell>
          <table:table-cell office:value-type="float" office:value="45890.914999999994" table:style-name="ce121">
            <text:p>45,891</text:p>
          </table:table-cell>
          <table:table-cell table:style-name="ce82"/>
          <table:table-cell office:value-type="float" office:value="40887.608" table:style-name="ce121">
            <text:p>40,888</text:p>
          </table:table-cell>
          <table:table-cell table:number-columns-repeated="16343"/>
        </table:table-row>
        <table:table-row table:style-name="ro10">
          <table:table-cell table:style-name="ce112"/>
          <table:table-cell office:value-type="string" table:style-name="ce112">
            <text:p>Japan</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47.81999999999994" table:style-name="ce120">
            <text:p>648</text:p>
          </table:table-cell>
          <table:table-cell table:style-name="ce82"/>
          <table:table-cell office:value-type="float" office:value="525.16499999999996" table:style-name="ce120">
            <text:p>525</text:p>
          </table:table-cell>
          <table:table-cell office:value-type="float" office:value="3005.5259999999998" table:style-name="ce120">
            <text:p>3,006</text:p>
          </table:table-cell>
          <table:table-cell table:style-name="ce82"/>
          <table:table-cell office:value-type="float" office:value="3238.3470000000002" table:style-name="ce120">
            <text:p>3,238</text:p>
          </table:table-cell>
          <table:table-cell office:value-type="float" office:value="3653.3459999999995" table:style-name="ce117">
            <text:p>3,653</text:p>
          </table:table-cell>
          <table:table-cell table:style-name="ce82"/>
          <table:table-cell office:value-type="float" office:value="3763.5120000000002" table:style-name="ce117">
            <text:p>3,764</text:p>
          </table:table-cell>
          <table:table-cell office:value-type="float" office:value="0" table:style-name="ce120">
            <text:p>-</text:p>
          </table:table-cell>
          <table:table-cell table:style-name="ce82"/>
          <table:table-cell office:value-type="float" office:value="95" table:style-name="ce120">
            <text:p>95</text:p>
          </table:table-cell>
          <table:table-cell office:value-type="float" office:value="0" table:style-name="ce120">
            <text:p>-</text:p>
          </table:table-cell>
          <table:table-cell table:style-name="ce82"/>
          <table:table-cell office:value-type="float" office:value="111.902" table:style-name="ce120">
            <text:p>112</text:p>
          </table:table-cell>
          <table:table-cell office:value-type="float" office:value="787.00900000000001" table:style-name="ce120">
            <text:p>787</text:p>
          </table:table-cell>
          <table:table-cell table:style-name="ce82"/>
          <table:table-cell office:value-type="float" office:value="210.23599999999999" table:style-name="ce136">
            <text:p>210</text:p>
          </table:table-cell>
          <table:table-cell office:value-type="float" office:value="787.00900000000001" table:style-name="ce120">
            <text:p>787</text:p>
          </table:table-cell>
          <table:table-cell table:style-name="ce82"/>
          <table:table-cell office:value-type="float" office:value="417.13799999999998" table:style-name="ce120">
            <text:p>417</text:p>
          </table:table-cell>
          <table:table-cell office:value-type="float" office:value="4440.3549999999996" table:style-name="ce121">
            <text:p>4,440</text:p>
          </table:table-cell>
          <table:table-cell table:style-name="ce82"/>
          <table:table-cell office:value-type="float" office:value="4180.6500000000005" table:style-name="ce121">
            <text:p>4,181</text:p>
          </table:table-cell>
          <table:table-cell table:number-columns-repeated="16343"/>
        </table:table-row>
        <table:table-row table:style-name="ro10">
          <table:table-cell table:style-name="ce112"/>
          <table:table-cell office:value-type="string" table:style-name="ce112">
            <text:p>Mauritiu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8852.444000000003" table:style-name="ce120">
            <text:p>58,852</text:p>
          </table:table-cell>
          <table:table-cell table:style-name="ce82"/>
          <table:table-cell office:value-type="float" office:value="55471.938000000002" table:style-name="ce120">
            <text:p>55,472</text:p>
          </table:table-cell>
          <table:table-cell office:value-type="float" office:value="668.57" table:style-name="ce120">
            <text:p>669</text:p>
          </table:table-cell>
          <table:table-cell table:style-name="ce82"/>
          <table:table-cell office:value-type="float" office:value="390.36" table:style-name="ce120">
            <text:p>390</text:p>
          </table:table-cell>
          <table:table-cell office:value-type="float" office:value="59521.014000000003" table:style-name="ce117">
            <text:p>59,521</text:p>
          </table:table-cell>
          <table:table-cell table:style-name="ce82"/>
          <table:table-cell office:value-type="float" office:value="55862.298000000003" table:style-name="ce117">
            <text:p>55,86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9521.014000000003" table:style-name="ce121">
            <text:p>59,521</text:p>
          </table:table-cell>
          <table:table-cell table:style-name="ce82"/>
          <table:table-cell office:value-type="float" office:value="55862.298000000003" table:style-name="ce121">
            <text:p>55,862</text:p>
          </table:table-cell>
          <table:table-cell table:number-columns-repeated="16343"/>
        </table:table-row>
        <table:table-row table:style-name="ro10">
          <table:table-cell table:style-name="ce112"/>
          <table:table-cell office:value-type="string" table:style-name="ce112">
            <text:p>Nigeri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3.640999999999998" table:style-name="ce120">
            <text:p>54</text:p>
          </table:table-cell>
          <table:table-cell table:style-name="ce82"/>
          <table:table-cell office:value-type="float" office:value="65.197000000000003" table:style-name="ce120">
            <text:p>65</text:p>
          </table:table-cell>
          <table:table-cell office:value-type="float" office:value="53.640999999999998" table:style-name="ce117">
            <text:p>54</text:p>
          </table:table-cell>
          <table:table-cell table:style-name="ce82"/>
          <table:table-cell office:value-type="float" office:value="65.197000000000003" table:style-name="ce117">
            <text:p>65</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1779999999999999" table:style-name="ce120">
            <text:p>1</text:p>
          </table:table-cell>
          <table:table-cell table:style-name="ce82"/>
          <table:table-cell office:value-type="float" office:value="5.2949999999999999" table:style-name="ce136">
            <text:p>5</text:p>
          </table:table-cell>
          <table:table-cell office:value-type="float" office:value="1.1779999999999999" table:style-name="ce120">
            <text:p>1</text:p>
          </table:table-cell>
          <table:table-cell table:style-name="ce82"/>
          <table:table-cell office:value-type="float" office:value="5.2949999999999999" table:style-name="ce120">
            <text:p>5</text:p>
          </table:table-cell>
          <table:table-cell office:value-type="float" office:value="54.818999999999996" table:style-name="ce121">
            <text:p>55</text:p>
          </table:table-cell>
          <table:table-cell table:style-name="ce82"/>
          <table:table-cell office:value-type="float" office:value="70.492000000000004" table:style-name="ce121">
            <text:p>70</text:p>
          </table:table-cell>
          <table:table-cell table:number-columns-repeated="16343"/>
        </table:table-row>
        <table:table-row table:style-name="ro10">
          <table:table-cell table:style-name="ce112"/>
          <table:table-cell office:value-type="string" table:style-name="ce112">
            <text:p>Philippine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7.5810000000000004" table:style-name="ce120">
            <text:p>8</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7.581000000000003" table:style-name="ce120">
            <text:p>48</text:p>
          </table:table-cell>
          <table:table-cell table:style-name="ce82"/>
          <table:table-cell office:value-type="float" office:value="156.75299999999999" table:style-name="ce120">
            <text:p>157</text:p>
          </table:table-cell>
          <table:table-cell office:value-type="float" office:value="55281.737999999998" table:style-name="ce120">
            <text:p>55,282</text:p>
          </table:table-cell>
          <table:table-cell table:style-name="ce82"/>
          <table:table-cell office:value-type="float" office:value="40853.217000000004" table:style-name="ce120">
            <text:p>40,853</text:p>
          </table:table-cell>
          <table:table-cell office:value-type="float" office:value="693.57699999999977" table:style-name="ce120">
            <text:p>694</text:p>
          </table:table-cell>
          <table:table-cell table:style-name="ce82"/>
          <table:table-cell office:value-type="float" office:value="959.63499999999999" table:style-name="ce120">
            <text:p>960</text:p>
          </table:table-cell>
          <table:table-cell office:value-type="float" office:value="56030.476999999992" table:style-name="ce117">
            <text:p>56,030</text:p>
          </table:table-cell>
          <table:table-cell table:style-name="ce82"/>
          <table:table-cell office:value-type="float" office:value="41969.605000000003" table:style-name="ce117">
            <text:p>41,97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77.721" table:style-name="ce120">
            <text:p>578</text:p>
          </table:table-cell>
          <table:table-cell table:style-name="ce82"/>
          <table:table-cell office:value-type="float" office:value="1088.2619999999999" table:style-name="ce120">
            <text:p>1,088</text:p>
          </table:table-cell>
          <table:table-cell office:value-type="float" office:value="7.6680000000000001" table:style-name="ce120">
            <text:p>8</text:p>
          </table:table-cell>
          <table:table-cell table:style-name="ce82"/>
          <table:table-cell office:value-type="float" office:value="29.613" table:style-name="ce136">
            <text:p>30</text:p>
          </table:table-cell>
          <table:table-cell office:value-type="float" office:value="585.38900000000001" table:style-name="ce120">
            <text:p>585</text:p>
          </table:table-cell>
          <table:table-cell table:style-name="ce82"/>
          <table:table-cell office:value-type="float" office:value="1117.875" table:style-name="ce120">
            <text:p>1,118</text:p>
          </table:table-cell>
          <table:table-cell office:value-type="float" office:value="56615.865999999995" table:style-name="ce121">
            <text:p>56,616</text:p>
          </table:table-cell>
          <table:table-cell table:style-name="ce82"/>
          <table:table-cell office:value-type="float" office:value="43087.48" table:style-name="ce121">
            <text:p>43,087</text:p>
          </table:table-cell>
          <table:table-cell table:number-columns-repeated="16343"/>
        </table:table-row>
        <table:table-row table:style-name="ro10">
          <table:table-cell table:style-name="ce112"/>
          <table:table-cell office:value-type="string" table:style-name="ce112">
            <text:p>Russia</text:p>
          </table:table-cell>
          <table:table-cell office:value-type="float" office:value="46183.627999999997" table:style-name="ce120">
            <text:p>46,184</text:p>
          </table:table-cell>
          <table:table-cell table:style-name="ce82"/>
          <table:table-cell office:value-type="float" office:value="50697.832000000002" table:style-name="ce120">
            <text:p>50,698</text:p>
          </table:table-cell>
          <table:table-cell office:value-type="float" office:value="12701.297" table:style-name="ce120">
            <text:p>12,701</text:p>
          </table:table-cell>
          <table:table-cell table:style-name="ce82"/>
          <table:table-cell office:value-type="float" office:value="10532.439" table:style-name="ce120">
            <text:p>10,53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73.150000000000006" table:style-name="ce120">
            <text:p>73</text:p>
          </table:table-cell>
          <table:table-cell table:style-name="ce82"/>
          <table:table-cell office:value-type="float" office:value="2.0209999999999999" table:style-name="ce120">
            <text:p>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479.3049999999994" table:style-name="ce120">
            <text:p>4,479</text:p>
          </table:table-cell>
          <table:table-cell table:style-name="ce82"/>
          <table:table-cell office:value-type="float" office:value="9400.7900000000027" table:style-name="ce120">
            <text:p>9,401</text:p>
          </table:table-cell>
          <table:table-cell office:value-type="float" office:value="63437.38" table:style-name="ce117">
            <text:p>63,437</text:p>
          </table:table-cell>
          <table:table-cell table:style-name="ce82"/>
          <table:table-cell office:value-type="float" office:value="70633.082000000009" table:style-name="ce117">
            <text:p>70,63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315.84199999999998" table:style-name="ce120">
            <text:p>316</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0" table:style-name="ce120">
            <text:p>-</text:p>
          </table:table-cell>
          <table:table-cell table:style-name="ce82"/>
          <table:table-cell office:value-type="float" office:value="315.84199999999998" table:style-name="ce120">
            <text:p>316</text:p>
          </table:table-cell>
          <table:table-cell office:value-type="float" office:value="63437.38" table:style-name="ce121">
            <text:p>63,437</text:p>
          </table:table-cell>
          <table:table-cell table:style-name="ce82"/>
          <table:table-cell office:value-type="float" office:value="70948.924000000014" table:style-name="ce121">
            <text:p>70,949</text:p>
          </table:table-cell>
          <table:table-cell table:number-columns-repeated="16343"/>
        </table:table-row>
        <table:table-row table:style-name="ro10">
          <table:table-cell table:style-name="ce112"/>
          <table:table-cell office:value-type="string" table:style-name="ce112">
            <text:p>Seychelle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93.26" table:style-name="ce120">
            <text:p>93</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4891.726999999999" table:style-name="ce120">
            <text:p>64,892</text:p>
          </table:table-cell>
          <table:table-cell table:style-name="ce82"/>
          <table:table-cell office:value-type="float" office:value="58664.612000000008" table:style-name="ce120">
            <text:p>58,665</text:p>
          </table:table-cell>
          <table:table-cell office:value-type="float" office:value="544.13199999999995" table:style-name="ce120">
            <text:p>544</text:p>
          </table:table-cell>
          <table:table-cell table:style-name="ce82"/>
          <table:table-cell office:value-type="float" office:value="923.86500000000001" table:style-name="ce120">
            <text:p>924</text:p>
          </table:table-cell>
          <table:table-cell office:value-type="float" office:value="65529.118999999999" table:style-name="ce117">
            <text:p>65,529</text:p>
          </table:table-cell>
          <table:table-cell table:style-name="ce82"/>
          <table:table-cell office:value-type="float" office:value="59588.477000000006" table:style-name="ce117">
            <text:p>59,58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5529.118999999999" table:style-name="ce121">
            <text:p>65,529</text:p>
          </table:table-cell>
          <table:table-cell table:style-name="ce82"/>
          <table:table-cell office:value-type="float" office:value="59588.477000000006" table:style-name="ce121">
            <text:p>59,588</text:p>
          </table:table-cell>
          <table:table-cell table:number-columns-repeated="16343"/>
        </table:table-row>
        <table:table-row table:style-name="ro10">
          <table:table-cell table:style-name="ce112"/>
          <table:table-cell office:value-type="string" table:style-name="ce112">
            <text:p>South Korea</text:p>
          </table:table-cell>
          <table:table-cell office:value-type="float" office:value="896.13599999999997" table:style-name="ce120">
            <text:p>896</text:p>
          </table:table-cell>
          <table:table-cell table:style-name="ce82"/>
          <table:table-cell office:value-type="float" office:value="212.018" table:style-name="ce120">
            <text:p>212</text:p>
          </table:table-cell>
          <table:table-cell office:value-type="float" office:value="180.83600000000001" table:style-name="ce120">
            <text:p>181</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3.6240000000000001" table:style-name="ce120">
            <text:p>4</text:p>
          </table:table-cell>
          <table:table-cell office:value-type="float" office:value="343.26499999999999" table:style-name="ce120">
            <text:p>343</text:p>
          </table:table-cell>
          <table:table-cell table:style-name="ce82"/>
          <table:table-cell office:value-type="float" office:value="262.101" table:style-name="ce120">
            <text:p>26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64.0450000000001" table:style-name="ce120">
            <text:p>1,564</text:p>
          </table:table-cell>
          <table:table-cell table:style-name="ce82"/>
          <table:table-cell office:value-type="float" office:value="5322.8700000000008" table:style-name="ce120">
            <text:p>5,323</text:p>
          </table:table-cell>
          <table:table-cell office:value-type="float" office:value="469.065" table:style-name="ce120">
            <text:p>469</text:p>
          </table:table-cell>
          <table:table-cell table:style-name="ce82"/>
          <table:table-cell office:value-type="float" office:value="467.89500000000004" table:style-name="ce120">
            <text:p>468</text:p>
          </table:table-cell>
          <table:table-cell office:value-type="float" office:value="3453.3470000000002" table:style-name="ce117">
            <text:p>3,453</text:p>
          </table:table-cell>
          <table:table-cell table:style-name="ce82"/>
          <table:table-cell office:value-type="float" office:value="6268.5080000000016" table:style-name="ce117">
            <text:p>6,269</text:p>
          </table:table-cell>
          <table:table-cell office:value-type="float" office:value="172.131" table:style-name="ce120">
            <text:p>172</text:p>
          </table:table-cell>
          <table:table-cell table:style-name="ce82"/>
          <table:table-cell office:value-type="float" office:value="145.82300000000001" table:style-name="ce120">
            <text:p>146</text:p>
          </table:table-cell>
          <table:table-cell office:value-type="float" office:value="5.2489999999999997" table:style-name="ce120">
            <text:p>5</text:p>
          </table:table-cell>
          <table:table-cell table:style-name="ce82"/>
          <table:table-cell office:value-type="float" office:value="14.318" table:style-name="ce120">
            <text:p>14</text:p>
          </table:table-cell>
          <table:table-cell office:value-type="float" office:value="989.36199999999997" table:style-name="ce120">
            <text:p>989</text:p>
          </table:table-cell>
          <table:table-cell table:style-name="ce82"/>
          <table:table-cell office:value-type="float" office:value="1145.0219999999999" table:style-name="ce136">
            <text:p>1,145</text:p>
          </table:table-cell>
          <table:table-cell office:value-type="float" office:value="1166.742" table:style-name="ce120">
            <text:p>1,167</text:p>
          </table:table-cell>
          <table:table-cell table:style-name="ce82"/>
          <table:table-cell office:value-type="float" office:value="1305.163" table:style-name="ce120">
            <text:p>1,305</text:p>
          </table:table-cell>
          <table:table-cell office:value-type="float" office:value="4620.0889999999999" table:style-name="ce121">
            <text:p>4,620</text:p>
          </table:table-cell>
          <table:table-cell table:style-name="ce82"/>
          <table:table-cell office:value-type="float" office:value="7573.6710000000021" table:style-name="ce121">
            <text:p>7,574</text:p>
          </table:table-cell>
          <table:table-cell table:number-columns-repeated="16343"/>
        </table:table-row>
        <table:table-row table:style-name="ro10">
          <table:table-cell table:style-name="ce112"/>
          <table:table-cell office:value-type="string" table:style-name="ce112">
            <text:p>Thailand</text:p>
          </table:table-cell>
          <table:table-cell office:value-type="float" office:value="91.094999999999999" table:style-name="ce120">
            <text:p>91</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37.14499999999998" table:style-name="ce120">
            <text:p>337</text:p>
          </table:table-cell>
          <table:table-cell table:style-name="ce82"/>
          <table:table-cell office:value-type="float" office:value="38.768999999999998" table:style-name="ce120">
            <text:p>39</text:p>
          </table:table-cell>
          <table:table-cell office:value-type="float" office:value="3674.549" table:style-name="ce120">
            <text:p>3,675</text:p>
          </table:table-cell>
          <table:table-cell table:style-name="ce82"/>
          <table:table-cell office:value-type="float" office:value="3544.165" table:style-name="ce120">
            <text:p>3,544</text:p>
          </table:table-cell>
          <table:table-cell office:value-type="float" office:value="15649.314000000004" table:style-name="ce120">
            <text:p>15,649</text:p>
          </table:table-cell>
          <table:table-cell table:style-name="ce82"/>
          <table:table-cell office:value-type="float" office:value="17679.389000000003" table:style-name="ce120">
            <text:p>17,679</text:p>
          </table:table-cell>
          <table:table-cell office:value-type="float" office:value="6621.2559999999994" table:style-name="ce120">
            <text:p>6,621</text:p>
          </table:table-cell>
          <table:table-cell table:style-name="ce82"/>
          <table:table-cell office:value-type="float" office:value="6353.6970000000001" table:style-name="ce120">
            <text:p>6,354</text:p>
          </table:table-cell>
          <table:table-cell office:value-type="float" office:value="26373.359000000004" table:style-name="ce117">
            <text:p>26,373</text:p>
          </table:table-cell>
          <table:table-cell table:style-name="ce82"/>
          <table:table-cell office:value-type="float" office:value="27616.020000000004" table:style-name="ce117">
            <text:p>27,616</text:p>
          </table:table-cell>
          <table:table-cell office:value-type="float" office:value="106.855" table:style-name="ce120">
            <text:p>107</text:p>
          </table:table-cell>
          <table:table-cell table:style-name="ce82"/>
          <table:table-cell office:value-type="float" office:value="0" table:style-name="ce120">
            <text:p>-</text:p>
          </table:table-cell>
          <table:table-cell office:value-type="float" office:value="28526.925999999999" table:style-name="ce120">
            <text:p>28,527</text:p>
          </table:table-cell>
          <table:table-cell table:style-name="ce82"/>
          <table:table-cell office:value-type="float" office:value="32673.203000000001" table:style-name="ce120">
            <text:p>32,673</text:p>
          </table:table-cell>
          <table:table-cell office:value-type="float" office:value="2582.422" table:style-name="ce120">
            <text:p>2,582</text:p>
          </table:table-cell>
          <table:table-cell table:style-name="ce82"/>
          <table:table-cell office:value-type="float" office:value="2897.9029999999993" table:style-name="ce136">
            <text:p>2,898</text:p>
          </table:table-cell>
          <table:table-cell office:value-type="float" office:value="31216.202999999998" table:style-name="ce120">
            <text:p>31,216</text:p>
          </table:table-cell>
          <table:table-cell table:style-name="ce82"/>
          <table:table-cell office:value-type="float" office:value="35571.106" table:style-name="ce120">
            <text:p>35,571</text:p>
          </table:table-cell>
          <table:table-cell office:value-type="float" office:value="57589.562000000005" table:style-name="ce121">
            <text:p>57,590</text:p>
          </table:table-cell>
          <table:table-cell table:style-name="ce82"/>
          <table:table-cell office:value-type="float" office:value="63187.126000000004" table:style-name="ce121">
            <text:p>63,187</text:p>
          </table:table-cell>
          <table:table-cell table:number-columns-repeated="16343"/>
        </table:table-row>
        <table:table-row table:style-name="ro10">
          <table:table-cell table:style-name="ce112"/>
          <table:table-cell office:value-type="string" table:style-name="ce112">
            <text:p>U.S.A.</text:p>
          </table:table-cell>
          <table:table-cell office:value-type="float" office:value="64.804999999999993" table:style-name="ce120">
            <text:p>65</text:p>
          </table:table-cell>
          <table:table-cell table:style-name="ce82"/>
          <table:table-cell office:value-type="float" office:value="835.16600000000005" table:style-name="ce120">
            <text:p>835</text:p>
          </table:table-cell>
          <table:table-cell office:value-type="float" office:value="566.14300000000003" table:style-name="ce120">
            <text:p>566</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4770.534000000003" table:style-name="ce120">
            <text:p>24,771</text:p>
          </table:table-cell>
          <table:table-cell table:style-name="ce82"/>
          <table:table-cell office:value-type="float" office:value="28275.148000000001" table:style-name="ce120">
            <text:p>28,275</text:p>
          </table:table-cell>
          <table:table-cell office:value-type="float" office:value="70.510000000000005" table:style-name="ce120">
            <text:p>71</text:p>
          </table:table-cell>
          <table:table-cell table:style-name="ce82"/>
          <table:table-cell office:value-type="float" office:value="17.567" table:style-name="ce120">
            <text:p>18</text:p>
          </table:table-cell>
          <table:table-cell office:value-type="float" office:value="189.98500000000001" table:style-name="ce120">
            <text:p>190</text:p>
          </table:table-cell>
          <table:table-cell table:style-name="ce82"/>
          <table:table-cell office:value-type="float" office:value="145.30000000000001" table:style-name="ce120">
            <text:p>145</text:p>
          </table:table-cell>
          <table:table-cell office:value-type="float" office:value="28165.503000000004" table:style-name="ce120">
            <text:p>28,166</text:p>
          </table:table-cell>
          <table:table-cell table:style-name="ce82"/>
          <table:table-cell office:value-type="float" office:value="26641.811999999998" table:style-name="ce120">
            <text:p>26,642</text:p>
          </table:table-cell>
          <table:table-cell office:value-type="float" office:value="53827.48000000001" table:style-name="ce117">
            <text:p>53,827</text:p>
          </table:table-cell>
          <table:table-cell table:style-name="ce82"/>
          <table:table-cell office:value-type="float" office:value="55914.993000000002" table:style-name="ce117">
            <text:p>55,915</text:p>
          </table:table-cell>
          <table:table-cell office:value-type="float" office:value="46.841000000000001" table:style-name="ce120">
            <text:p>47</text:p>
          </table:table-cell>
          <table:table-cell table:style-name="ce82"/>
          <table:table-cell office:value-type="float" office:value="0" table:style-name="ce120">
            <text:p>-</text:p>
          </table:table-cell>
          <table:table-cell office:value-type="float" office:value="803.1" table:style-name="ce120">
            <text:p>803</text:p>
          </table:table-cell>
          <table:table-cell table:style-name="ce82"/>
          <table:table-cell office:value-type="float" office:value="405.81299999999999" table:style-name="ce120">
            <text:p>406</text:p>
          </table:table-cell>
          <table:table-cell office:value-type="float" office:value="11059.186" table:style-name="ce120">
            <text:p>11,059</text:p>
          </table:table-cell>
          <table:table-cell table:style-name="ce82"/>
          <table:table-cell office:value-type="float" office:value="13227.021999999997" table:style-name="ce136">
            <text:p>13,227</text:p>
          </table:table-cell>
          <table:table-cell office:value-type="float" office:value="11909.127" table:style-name="ce120">
            <text:p>11,909</text:p>
          </table:table-cell>
          <table:table-cell table:style-name="ce82"/>
          <table:table-cell office:value-type="float" office:value="13632.834999999997" table:style-name="ce120">
            <text:p>13,633</text:p>
          </table:table-cell>
          <table:table-cell office:value-type="float" office:value="65736.607000000018" table:style-name="ce121">
            <text:p>65,737</text:p>
          </table:table-cell>
          <table:table-cell table:style-name="ce82"/>
          <table:table-cell office:value-type="float" office:value="69547.827999999994" table:style-name="ce121">
            <text:p>69,548</text:p>
          </table:table-cell>
          <table:table-cell table:number-columns-repeated="16343"/>
        </table:table-row>
        <table:table-row table:style-name="ro10">
          <table:table-cell table:style-name="ce112"/>
          <table:table-cell office:value-type="string" table:style-name="ce112">
            <text:p>U.A.E.</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4.62" table:style-name="ce120">
            <text:p>5</text:p>
          </table:table-cell>
          <table:table-cell office:value-type="float" office:value="0" table:style-name="ce117">
            <text:p>-</text:p>
          </table:table-cell>
          <table:table-cell table:style-name="ce82"/>
          <table:table-cell office:value-type="float" office:value="4.62" table:style-name="ce117">
            <text:p>5</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4.62" table:style-name="ce121">
            <text:p>5</text:p>
          </table:table-cell>
          <table:table-cell table:number-columns-repeated="16343"/>
        </table:table-row>
        <table:table-row table:style-name="ro10">
          <table:table-cell table:style-name="ce112"/>
          <table:table-cell office:value-type="string" table:style-name="ce112">
            <text:p>Ukraine</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17">
            <text:p>-</text:p>
          </table:table-cell>
          <table:table-cell table:style-name="ce82"/>
          <table:table-cell office:value-type="float" office:value="0" table:style-name="ce117">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36">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0" table:style-name="ce121">
            <text:p>-</text:p>
          </table:table-cell>
          <table:table-cell table:number-columns-repeated="16343"/>
        </table:table-row>
        <table:table-row table:style-name="ro10">
          <table:table-cell table:style-name="ce112"/>
          <table:table-cell office:value-type="string" table:style-name="ce112">
            <text:p>Vietnam</text:p>
          </table:table-cell>
          <table:table-cell office:value-type="float" office:value="9968.1400000000012" table:style-name="ce120">
            <text:p>9,968</text:p>
          </table:table-cell>
          <table:table-cell table:style-name="ce82"/>
          <table:table-cell office:value-type="float" office:value="10176.69" table:style-name="ce120">
            <text:p>10,177</text:p>
          </table:table-cell>
          <table:table-cell office:value-type="float" office:value="195.22300000000001" table:style-name="ce120">
            <text:p>195</text:p>
          </table:table-cell>
          <table:table-cell table:style-name="ce82"/>
          <table:table-cell office:value-type="float" office:value="116.779" table:style-name="ce120">
            <text:p>117</text:p>
          </table:table-cell>
          <table:table-cell office:value-type="float" office:value="59.587000000000003" table:style-name="ce120">
            <text:p>60</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913.1760000000004" table:style-name="ce120">
            <text:p>4,913</text:p>
          </table:table-cell>
          <table:table-cell table:style-name="ce82"/>
          <table:table-cell office:value-type="float" office:value="4802.6149999999998" table:style-name="ce120">
            <text:p>4,803</text:p>
          </table:table-cell>
          <table:table-cell office:value-type="float" office:value="36497.962999999989" table:style-name="ce120">
            <text:p>36,498</text:p>
          </table:table-cell>
          <table:table-cell table:style-name="ce82"/>
          <table:table-cell office:value-type="float" office:value="46233.498000000007" table:style-name="ce120">
            <text:p>46,233</text:p>
          </table:table-cell>
          <table:table-cell office:value-type="float" office:value="51634.088999999993" table:style-name="ce117">
            <text:p>51,634</text:p>
          </table:table-cell>
          <table:table-cell table:style-name="ce82"/>
          <table:table-cell office:value-type="float" office:value="61329.582000000009" table:style-name="ce117">
            <text:p>61,33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60384.49099999998" table:style-name="ce120">
            <text:p>160,384</text:p>
          </table:table-cell>
          <table:table-cell table:style-name="ce82"/>
          <table:table-cell office:value-type="float" office:value="157072.36299999998" table:style-name="ce120">
            <text:p>157,072</text:p>
          </table:table-cell>
          <table:table-cell office:value-type="float" office:value="6842.4510000000009" table:style-name="ce120">
            <text:p>6,842</text:p>
          </table:table-cell>
          <table:table-cell table:style-name="ce82"/>
          <table:table-cell office:value-type="float" office:value="8087.3249999999998" table:style-name="ce136">
            <text:p>8,087</text:p>
          </table:table-cell>
          <table:table-cell office:value-type="float" office:value="167226.94199999998" table:style-name="ce120">
            <text:p>167,227</text:p>
          </table:table-cell>
          <table:table-cell table:style-name="ce82"/>
          <table:table-cell office:value-type="float" office:value="165159.68799999999" table:style-name="ce120">
            <text:p>165,160</text:p>
          </table:table-cell>
          <table:table-cell office:value-type="float" office:value="218861.03099999996" table:style-name="ce121">
            <text:p>218,861</text:p>
          </table:table-cell>
          <table:table-cell table:style-name="ce82"/>
          <table:table-cell office:value-type="float" office:value="226489.27000000002" table:style-name="ce121">
            <text:p>226,489</text:p>
          </table:table-cell>
          <table:table-cell table:number-columns-repeated="16343"/>
        </table:table-row>
        <table:table-row table:style-name="ro10">
          <table:table-cell table:style-name="ce112"/>
          <table:table-cell office:value-type="string" table:style-name="ce112">
            <text:p>Others</text:p>
          </table:table-cell>
          <table:table-cell office:value-type="float" office:value="254.73699999999999" table:style-name="ce120">
            <text:p>255</text:p>
          </table:table-cell>
          <table:table-cell table:style-name="ce82"/>
          <table:table-cell office:value-type="float" office:value="2950.2690000000002" table:style-name="ce120">
            <text:p>2,950</text:p>
          </table:table-cell>
          <table:table-cell office:value-type="float" office:value="31.629000000000001" table:style-name="ce120">
            <text:p>32</text:p>
          </table:table-cell>
          <table:table-cell table:style-name="ce82"/>
          <table:table-cell office:value-type="float" office:value="367.27799999999996" table:style-name="ce120">
            <text:p>367</text:p>
          </table:table-cell>
          <table:table-cell office:value-type="float" office:value="3.9460000000000002" table:style-name="ce120">
            <text:p>4</text:p>
          </table:table-cell>
          <table:table-cell table:style-name="ce82"/>
          <table:table-cell office:value-type="float" office:value="119.164" table:style-name="ce120">
            <text:p>119</text:p>
          </table:table-cell>
          <table:table-cell office:value-type="float" office:value="0" table:style-name="ce120">
            <text:p>-</text:p>
          </table:table-cell>
          <table:table-cell table:style-name="ce82"/>
          <table:table-cell office:value-type="float" office:value="432.661" table:style-name="ce120">
            <text:p>433</text:p>
          </table:table-cell>
          <table:table-cell office:value-type="float" office:value="22460.978999999999" table:style-name="ce120">
            <text:p>22,461</text:p>
          </table:table-cell>
          <table:table-cell table:style-name="ce82"/>
          <table:table-cell office:value-type="float" office:value="21335.572" table:style-name="ce120">
            <text:p>21,336</text:p>
          </table:table-cell>
          <table:table-cell office:value-type="float" office:value="30702.600000000002" table:style-name="ce120">
            <text:p>30,703</text:p>
          </table:table-cell>
          <table:table-cell table:style-name="ce82"/>
          <table:table-cell office:value-type="float" office:value="32902.301000000007" table:style-name="ce120">
            <text:p>32,902</text:p>
          </table:table-cell>
          <table:table-cell office:value-type="float" office:value="104572.60199999998" table:style-name="ce120">
            <text:p>104,573</text:p>
          </table:table-cell>
          <table:table-cell table:style-name="ce82"/>
          <table:table-cell office:value-type="float" office:value="116224.98700000001" table:style-name="ce120">
            <text:p>116,225</text:p>
          </table:table-cell>
          <table:table-cell office:value-type="float" office:value="158026.49299999999" table:style-name="ce117">
            <text:p>158,026</text:p>
          </table:table-cell>
          <table:table-cell table:style-name="ce82"/>
          <table:table-cell office:value-type="float" office:value="174332.23200000002" table:style-name="ce117">
            <text:p>174,332</text:p>
          </table:table-cell>
          <table:table-cell office:value-type="float" office:value="6790.8280000000004" table:style-name="ce120">
            <text:p>6,791</text:p>
          </table:table-cell>
          <table:table-cell table:style-name="ce82"/>
          <table:table-cell office:value-type="float" office:value="7292.3620000000001" table:style-name="ce120">
            <text:p>7,292</text:p>
          </table:table-cell>
          <table:table-cell office:value-type="float" office:value="18398.622999999992" table:style-name="ce120">
            <text:p>18,399</text:p>
          </table:table-cell>
          <table:table-cell table:style-name="ce82"/>
          <table:table-cell office:value-type="float" office:value="15444.61" table:style-name="ce120">
            <text:p>15,445</text:p>
          </table:table-cell>
          <table:table-cell office:value-type="float" office:value="9108.8490000000002" table:style-name="ce120">
            <text:p>9,109</text:p>
          </table:table-cell>
          <table:table-cell table:style-name="ce82"/>
          <table:table-cell office:value-type="float" office:value="13138.702999999998" table:style-name="ce136">
            <text:p>13,139</text:p>
          </table:table-cell>
          <table:table-cell office:value-type="float" office:value="34298.299999999996" table:style-name="ce120">
            <text:p>34,298</text:p>
          </table:table-cell>
          <table:table-cell table:style-name="ce82"/>
          <table:table-cell office:value-type="float" office:value="35875.675000000003" table:style-name="ce120">
            <text:p>35,876</text:p>
          </table:table-cell>
          <table:table-cell office:value-type="float" office:value="192324.79299999998" table:style-name="ce121">
            <text:p>192,325</text:p>
          </table:table-cell>
          <table:table-cell table:style-name="ce82"/>
          <table:table-cell office:value-type="float" office:value="210207.90700000001" table:style-name="ce121">
            <text:p>210,208</text:p>
          </table:table-cell>
          <table:table-cell table:number-columns-repeated="16343"/>
        </table:table-row>
        <table:table-row table:style-name="ro10">
          <table:table-cell office:value-type="string" table:style-name="ce122">
            <text:p>Total</text:p>
          </table:table-cell>
          <table:table-cell table:style-name="ce122"/>
          <table:table-cell office:value-type="float" office:value="172984.28200000001" table:style-name="ce123">
            <text:p>172,984</text:p>
          </table:table-cell>
          <table:table-cell table:style-name="ce90"/>
          <table:table-cell office:value-type="float" office:value="233791.00399999999" table:style-name="ce123">
            <text:p>233,791</text:p>
          </table:table-cell>
          <table:table-cell office:value-type="float" office:value="41519.491999999998" table:style-name="ce123">
            <text:p>41,519</text:p>
          </table:table-cell>
          <table:table-cell table:style-name="ce90"/>
          <table:table-cell office:value-type="float" office:value="48526.281000000003" table:style-name="ce123">
            <text:p>48,526</text:p>
          </table:table-cell>
          <table:table-cell office:value-type="float" office:value="1054.3139999999999" table:style-name="ce123">
            <text:p>1,054</text:p>
          </table:table-cell>
          <table:table-cell table:style-name="ce90"/>
          <table:table-cell office:value-type="float" office:value="1032.682" table:style-name="ce123">
            <text:p>1,033</text:p>
          </table:table-cell>
          <table:table-cell office:value-type="float" office:value="204583.84299999999" table:style-name="ce123">
            <text:p>204,584</text:p>
          </table:table-cell>
          <table:table-cell table:style-name="ce90"/>
          <table:table-cell office:value-type="float" office:value="222656.78900000002" table:style-name="ce123">
            <text:p>222,657</text:p>
          </table:table-cell>
          <table:table-cell office:value-type="float" office:value="26291.874" table:style-name="ce123">
            <text:p>26,292</text:p>
          </table:table-cell>
          <table:table-cell table:style-name="ce90"/>
          <table:table-cell office:value-type="float" office:value="25269.181" table:style-name="ce123">
            <text:p>25,269</text:p>
          </table:table-cell>
          <table:table-cell office:value-type="float" office:value="361984.81799999997" table:style-name="ce123">
            <text:p>361,985</text:p>
          </table:table-cell>
          <table:table-cell table:style-name="ce90"/>
          <table:table-cell office:value-type="float" office:value="315711.24199999997" table:style-name="ce123">
            <text:p>315,711</text:p>
          </table:table-cell>
          <table:table-cell office:value-type="float" office:value="290514.71100000001" table:style-name="ce123">
            <text:p>290,515</text:p>
          </table:table-cell>
          <table:table-cell table:style-name="ce90"/>
          <table:table-cell office:value-type="float" office:value="345982.15" table:style-name="ce123">
            <text:p>345,982</text:p>
          </table:table-cell>
          <table:table-cell office:value-type="float" office:value="1098933.3339999998" table:style-name="ce125">
            <text:p>1,098,933</text:p>
          </table:table-cell>
          <table:table-cell table:style-name="ce90"/>
          <table:table-cell office:value-type="float" office:value="1192969.3290000001" table:style-name="ce125">
            <text:p>1,192,969</text:p>
          </table:table-cell>
          <table:table-cell office:value-type="float" office:value="7116.6550000000007" table:style-name="ce123">
            <text:p>7,117</text:p>
          </table:table-cell>
          <table:table-cell table:style-name="ce90"/>
          <table:table-cell office:value-type="float" office:value="7533.1850000000004" table:style-name="ce123">
            <text:p>7,533</text:p>
          </table:table-cell>
          <table:table-cell office:value-type="float" office:value="451986.12399999995" table:style-name="ce123">
            <text:p>451,986</text:p>
          </table:table-cell>
          <table:table-cell table:style-name="ce90"/>
          <table:table-cell office:value-type="float" office:value="463142.57499999995" table:style-name="ce123">
            <text:p>463,143</text:p>
          </table:table-cell>
          <table:table-cell office:value-type="float" office:value="101169.02900000001" table:style-name="ce123">
            <text:p>101,169</text:p>
          </table:table-cell>
          <table:table-cell office:value-type="float" office:value="0" table:style-name="ce123">
            <text:p>-</text:p>
          </table:table-cell>
          <table:table-cell office:value-type="float" office:value="106107.32599999999" table:style-name="ce137">
            <text:p>106,107</text:p>
          </table:table-cell>
          <table:table-cell office:value-type="float" office:value="560271.80800000008" table:style-name="ce123">
            <text:p>560,272</text:p>
          </table:table-cell>
          <table:table-cell table:style-name="ce90"/>
          <table:table-cell office:value-type="float" office:value="576783.08600000001" table:style-name="ce123">
            <text:p>576,783</text:p>
          </table:table-cell>
          <table:table-cell office:value-type="float" office:value="1659205.1419999998" table:style-name="ce123">
            <text:p>1,659,205</text:p>
          </table:table-cell>
          <table:table-cell table:style-name="ce90"/>
          <table:table-cell office:value-type="float" office:value="1769752.415" table:style-name="ce123">
            <text:p>1,769,752</text:p>
          </table:table-cell>
          <table:table-cell table:number-columns-repeated="16343" table:style-name="ce113"/>
        </table:table-row>
        <table:table-row table:style-name="ro10">
          <table:table-cell table:number-columns-repeated="2" table:style-name="ce113"/>
          <table:table-cell table:style-name="ce117"/>
          <table:table-cell office:value-type="float" office:value="0" table:formula="of:=[.#REF!]" table:style-name="ce125">
            <text:p>#REF!</text:p>
          </table:table-cell>
          <table:table-cell table:number-columns-repeated="2" table:style-name="ce117"/>
          <table:table-cell office:value-type="float" office:value="0" table:formula="of:=[.#REF!]" table:style-name="ce125">
            <text:p>#REF!</text:p>
          </table:table-cell>
          <table:table-cell table:style-name="ce117"/>
          <table:table-cell table:style-name="ce125"/>
          <table:table-cell office:value-type="float" office:value="0" table:formula="of:=[.#REF!]" table:style-name="ce125">
            <text:p>#REF!</text:p>
          </table:table-cell>
          <table:table-cell table:number-columns-repeated="2" table:style-name="ce117"/>
          <table:table-cell office:value-type="float" office:value="0" table:formula="of:=[.#REF!]" table:style-name="ce125">
            <text:p>#REF!</text:p>
          </table:table-cell>
          <table:table-cell table:number-columns-repeated="2" table:style-name="ce117"/>
          <table:table-cell table:style-name="ce125"/>
          <table:table-cell table:number-columns-repeated="2" table:style-name="ce117"/>
          <table:table-cell table:style-name="ce125"/>
          <table:table-cell table:number-columns-repeated="2" table:style-name="ce117"/>
          <table:table-cell table:style-name="ce125"/>
          <table:table-cell table:number-columns-repeated="2" table:style-name="ce117"/>
          <table:table-cell table:style-name="ce125"/>
          <table:table-cell table:number-columns-repeated="2" table:style-name="ce117"/>
          <table:table-cell table:style-name="ce125"/>
          <table:table-cell table:number-columns-repeated="2" table:style-name="ce117"/>
          <table:table-cell table:style-name="ce125"/>
          <table:table-cell table:number-columns-repeated="2" table:style-name="ce117"/>
          <table:table-cell table:style-name="ce125"/>
          <table:table-cell table:style-name="ce135"/>
          <table:table-cell table:style-name="ce117"/>
          <table:table-cell table:style-name="ce125"/>
          <table:table-cell table:number-columns-repeated="2" table:style-name="ce117"/>
          <table:table-cell table:style-name="ce125"/>
          <table:table-cell table:style-name="ce117"/>
          <table:table-cell table:number-columns-repeated="16343" table:style-name="ce113"/>
        </table:table-row>
        <table:table-row table:style-name="ro10">
          <table:table-cell office:value-type="string" table:style-name="ce126">
            <text:p>ALL COUNTRIES</text:p>
          </table:table-cell>
          <table:table-cell table:style-name="ce126"/>
          <table:table-cell office:value-type="float" office:value="495402.66200000001" table:style-name="ce128">
            <text:p>495,403</text:p>
          </table:table-cell>
          <table:table-cell office:value-type="string" table:style-name="ce98">
            <text:p>R</text:p>
          </table:table-cell>
          <table:table-cell office:value-type="float" office:value="571676.59499999997" table:style-name="ce128">
            <text:p>571,677</text:p>
          </table:table-cell>
          <table:table-cell office:value-type="float" office:value="159149.967" table:style-name="ce128">
            <text:p>159,150</text:p>
          </table:table-cell>
          <table:table-cell office:value-type="string" table:style-name="ce98">
            <text:p>R</text:p>
          </table:table-cell>
          <table:table-cell office:value-type="float" office:value="179684.93099999998" table:style-name="ce128">
            <text:p>179,685</text:p>
          </table:table-cell>
          <table:table-cell office:value-type="float" office:value="40655.903999999995" table:style-name="ce127">
            <text:p>40,656</text:p>
          </table:table-cell>
          <table:table-cell office:value-type="string" table:style-name="ce98">
            <text:p>R</text:p>
          </table:table-cell>
          <table:table-cell office:value-type="float" office:value="56033.789999999994" table:style-name="ce128">
            <text:p>56,034</text:p>
          </table:table-cell>
          <table:table-cell office:value-type="float" office:value="543026.87700000009" table:style-name="ce128">
            <text:p>543,027</text:p>
          </table:table-cell>
          <table:table-cell office:value-type="string" table:style-name="ce98">
            <text:p>R</text:p>
          </table:table-cell>
          <table:table-cell office:value-type="float" office:value="603377.37" table:style-name="ce128">
            <text:p>603,377</text:p>
          </table:table-cell>
          <table:table-cell office:value-type="float" office:value="33550.357000000004" table:style-name="ce128">
            <text:p>33,550</text:p>
          </table:table-cell>
          <table:table-cell office:value-type="string" table:style-name="ce98">
            <text:p>R</text:p>
          </table:table-cell>
          <table:table-cell office:value-type="float" office:value="36903.580999999998" table:style-name="ce128">
            <text:p>36,904</text:p>
          </table:table-cell>
          <table:table-cell office:value-type="float" office:value="437687.41499999998" table:style-name="ce128">
            <text:p>437,687</text:p>
          </table:table-cell>
          <table:table-cell office:value-type="string" table:style-name="ce98">
            <text:p>R</text:p>
          </table:table-cell>
          <table:table-cell office:value-type="float" office:value="439909.78899999999" table:style-name="ce128">
            <text:p>439,910</text:p>
          </table:table-cell>
          <table:table-cell office:value-type="float" office:value="653295.25900000008" table:style-name="ce128">
            <text:p>653,295</text:p>
          </table:table-cell>
          <table:table-cell office:value-type="string" table:style-name="ce98">
            <text:p>R</text:p>
          </table:table-cell>
          <table:table-cell office:value-type="float" office:value="737043.3600000001" table:style-name="ce128">
            <text:p>737,043</text:p>
          </table:table-cell>
          <table:table-cell office:value-type="float" office:value="2362768.4409999996" table:style-name="ce145">
            <text:p>2,362,768</text:p>
          </table:table-cell>
          <table:table-cell office:value-type="string" table:style-name="ce98">
            <text:p>R</text:p>
          </table:table-cell>
          <table:table-cell office:value-type="float" office:value="2624629.4160000002" table:style-name="ce145">
            <text:p>2,624,629</text:p>
          </table:table-cell>
          <table:table-cell office:value-type="float" office:value="14629.502" table:style-name="ce128">
            <text:p>14,630</text:p>
          </table:table-cell>
          <table:table-cell office:value-type="string" table:style-name="ce98">
            <text:p>R</text:p>
          </table:table-cell>
          <table:table-cell office:value-type="float" office:value="14768.785" table:style-name="ce128">
            <text:p>14,769</text:p>
          </table:table-cell>
          <table:table-cell office:value-type="float" office:value="640430.58699999994" table:style-name="ce128">
            <text:p>640,431</text:p>
          </table:table-cell>
          <table:table-cell office:value-type="string" table:style-name="ce98">
            <text:p>R</text:p>
          </table:table-cell>
          <table:table-cell office:value-type="float" office:value="633317.63699999999" table:style-name="ce128">
            <text:p>633,318</text:p>
          </table:table-cell>
          <table:table-cell office:value-type="float" office:value="175004.14400000003" table:style-name="ce128">
            <text:p>175,004</text:p>
          </table:table-cell>
          <table:table-cell office:value-type="string" table:style-name="ce98">
            <text:p>R</text:p>
          </table:table-cell>
          <table:table-cell office:value-type="float" office:value="184575.07299999997" table:style-name="ce146">
            <text:p>184,575</text:p>
          </table:table-cell>
          <table:table-cell office:value-type="float" office:value="830064.23300000001" table:style-name="ce128">
            <text:p>830,064</text:p>
          </table:table-cell>
          <table:table-cell office:value-type="string" table:style-name="ce98">
            <text:p>R</text:p>
          </table:table-cell>
          <table:table-cell office:value-type="float" office:value="832661.495" table:style-name="ce128">
            <text:p>832,661</text:p>
          </table:table-cell>
          <table:table-cell office:value-type="float" office:value="3192832.6739999996" table:style-name="ce128">
            <text:p>3,192,833</text:p>
          </table:table-cell>
          <table:table-cell office:value-type="string" table:style-name="ce98">
            <text:p>R</text:p>
          </table:table-cell>
          <table:table-cell office:value-type="float" office:value="3457290.9110000003" table:style-name="ce128">
            <text:p>3,457,291</text:p>
          </table:table-cell>
          <table:table-cell table:number-columns-repeated="16343" table:style-name="ce113"/>
        </table:table-row>
        <table:table-row table:style-name="ro17">
          <table:table-cell office:value-type="string" table:style-name="ce112">
            <text:p>Source: <text:s/>H.M. Revenue and Customs</text:p>
          </table:table-cell>
          <table:table-cell table:number-columns-repeated="13" table:style-name="ce112"/>
          <table:table-cell table:number-columns-repeated="3" table:style-name="ce113"/>
          <table:table-cell table:number-columns-repeated="15" table:style-name="ce112"/>
          <table:table-cell table:number-columns-repeated="2" table:style-name="ce113"/>
          <table:table-cell table:style-name="ce147"/>
          <table:table-cell table:number-columns-repeated="6" table:style-name="ce113"/>
          <table:table-cell table:number-columns-repeated="16343"/>
        </table:table-row>
        <table:table-row table:style-name="ro10">
          <table:table-cell table:number-columns-repeated="14" table:style-name="ce112"/>
          <table:table-cell table:number-columns-repeated="3" table:style-name="ce113"/>
          <table:table-cell table:number-columns-repeated="15" table:style-name="ce112"/>
          <table:table-cell table:number-columns-repeated="2" table:style-name="ce113"/>
          <table:table-cell table:style-name="ce147"/>
          <table:table-cell table:number-columns-repeated="6" table:style-name="ce113"/>
          <table:table-cell table:number-columns-repeated="16343"/>
        </table:table-row>
        <table:table-row table:style-name="ro10">
          <table:table-cell office:value-type="string" table:style-name="ce112">
            <text:p>(a) 2017 data are provisional.</text:p>
          </table:table-cell>
          <table:table-cell table:number-columns-repeated="13" table:style-name="ce112"/>
          <table:table-cell table:number-columns-repeated="3" table:style-name="ce148"/>
          <table:table-cell table:number-columns-repeated="9" table:style-name="ce130"/>
          <table:table-cell table:number-columns-repeated="6" table:style-name="ce112"/>
          <table:table-cell table:number-columns-repeated="2" table:style-name="ce113"/>
          <table:table-cell table:style-name="ce147"/>
          <table:table-cell table:number-columns-repeated="2" table:style-name="ce113"/>
          <table:table-cell table:style-name="ce149"/>
          <table:table-cell table:number-columns-repeated="3" table:style-name="ce113"/>
          <table:table-cell table:number-columns-repeated="16343"/>
        </table:table-row>
        <table:table-row table:style-name="ro10">
          <table:table-cell table:number-columns-repeated="14" table:style-name="ce112"/>
          <table:table-cell table:number-columns-repeated="3" table:style-name="ce113"/>
          <table:table-cell table:number-columns-repeated="8" table:style-name="ce112"/>
          <table:table-cell table:style-name="ce130"/>
          <table:table-cell table:number-columns-repeated="6" table:style-name="ce112"/>
          <table:table-cell table:number-columns-repeated="2" table:style-name="ce113"/>
          <table:table-cell table:style-name="ce147"/>
          <table:table-cell table:number-columns-repeated="5" table:style-name="ce113"/>
          <table:table-cell table:style-name="ce149"/>
          <table:table-cell table:number-columns-repeated="16343"/>
        </table:table-row>
        <table:table-row table:style-name="ro10">
          <table:table-cell table:number-columns-repeated="14" table:style-name="ce112"/>
          <table:table-cell table:number-columns-repeated="3" table:style-name="ce113"/>
          <table:table-cell table:number-columns-repeated="15" table:style-name="ce112"/>
          <table:table-cell table:number-columns-repeated="2" table:style-name="ce113"/>
          <table:table-cell table:style-name="ce147"/>
          <table:table-cell table:number-columns-repeated="5" table:style-name="ce113"/>
          <table:table-cell table:style-name="ce150"/>
          <table:table-cell table:number-columns-repeated="16343"/>
        </table:table-row>
        <table:table-row table:number-rows-repeated="3" table:style-name="ro10">
          <table:table-cell table:number-columns-repeated="14" table:style-name="ce112"/>
          <table:table-cell table:number-columns-repeated="3" table:style-name="ce113"/>
          <table:table-cell table:number-columns-repeated="15" table:style-name="ce112"/>
          <table:table-cell table:number-columns-repeated="2" table:style-name="ce113"/>
          <table:table-cell table:style-name="ce147"/>
          <table:table-cell table:number-columns-repeated="6" table:style-name="ce113"/>
          <table:table-cell table:number-columns-repeated="16343"/>
        </table:table-row>
        <table:table-row table:number-rows-repeated="4" table:style-name="ro10">
          <table:table-cell table:number-columns-repeated="32" table:style-name="ce112"/>
          <table:table-cell table:number-columns-repeated="2" table:style-name="ce113"/>
          <table:table-cell table:style-name="ce147"/>
          <table:table-cell table:number-columns-repeated="6" table:style-name="ce113"/>
          <table:table-cell table:number-columns-repeated="16343"/>
        </table:table-row>
        <table:table-row table:number-rows-repeated="1048502" table:style-name="ro10">
          <table:table-cell table:number-columns-repeated="16384"/>
        </table:table-row>
        <table:named-expressions>
          <table:named-expression table:name="Data" table:expression="of:=OFFSET([.#REF!];1;0;COUNTA([.#REF!])-1;4)" table:base-cell-address="Contents.$A$1"/>
          <table:named-range table:name="Print_Area" table:cell-range-address="Table_4_2a_-_Value.$A$1:Table_4_2a_-_Value.$O$65" table:base-cell-address="Table_4_2a_-_Value.$A$1"/>
        </table:named-expressions>
      </table:table>
      <table:table table:name="Table_4_3" table:style-name="ta6">
        <table:table-column table:style-name="co13" table:default-cell-style-name="ce65"/>
        <table:table-column table:style-name="co12" table:default-cell-style-name="ce65"/>
        <table:table-column table:style-name="co14" table:default-cell-style-name="ce65"/>
        <table:table-column table:style-name="co25" table:default-cell-style-name="ce65"/>
        <table:table-column table:style-name="co16" table:number-columns-repeated="2" table:default-cell-style-name="ce161" table:visibility="collapse"/>
        <table:table-column table:style-name="co16" table:default-cell-style-name="ce161"/>
        <table:table-column table:style-name="co8" table:default-cell-style-name="ce161"/>
        <table:table-column table:style-name="co18" table:default-cell-style-name="ce161"/>
        <table:table-column table:style-name="co10" table:default-cell-style-name="ce99"/>
        <table:table-column table:style-name="co18" table:default-cell-style-name="ce99"/>
        <table:table-column table:style-name="co10" table:default-cell-style-name="ce99"/>
        <table:table-column table:style-name="co18" table:default-cell-style-name="ce99"/>
        <table:table-column table:style-name="co10" table:default-cell-style-name="ce99"/>
        <table:table-column table:style-name="co18" table:default-cell-style-name="ce99"/>
        <table:table-column table:style-name="co10" table:default-cell-style-name="ce99"/>
        <table:table-column table:style-name="co16" table:number-columns-repeated="2" table:default-cell-style-name="ce161" table:visibility="collapse"/>
        <table:table-column table:style-name="co16" table:default-cell-style-name="ce161"/>
        <table:table-column table:style-name="co8" table:default-cell-style-name="ce161"/>
        <table:table-column table:style-name="co19" table:default-cell-style-name="ce161"/>
        <table:table-column table:style-name="co8" table:default-cell-style-name="ce161"/>
        <table:table-column table:style-name="co18" table:default-cell-style-name="ce161"/>
        <table:table-column table:style-name="co8" table:default-cell-style-name="ce161"/>
        <table:table-column table:style-name="co18" table:default-cell-style-name="ce161"/>
        <table:table-column table:style-name="co8" table:default-cell-style-name="ce162"/>
        <table:table-column table:style-name="co18" table:default-cell-style-name="ce161"/>
        <table:table-column table:style-name="co1" table:number-columns-repeated="2" table:default-cell-style-name="ce63"/>
        <table:table-column table:style-name="co1" table:default-cell-style-name="ce64"/>
        <table:table-column table:style-name="co1" table:number-columns-repeated="16354" table:default-cell-style-name="ce65"/>
        <table:table-row table:style-name="ro4">
          <table:table-cell office:value-type="string" table:style-name="ce52">
            <text:p>TABLE 4.3 <text:s/>Exports of fish, fish preparations, meals, flours and oils from the UK: 2015 to 2019 (a)</text:p>
          </table:table-cell>
          <table:table-cell table:number-columns-repeated="3" table:style-name="ce53"/>
          <table:table-cell table:number-columns-repeated="5" table:style-name="ce151"/>
          <table:table-cell table:number-columns-repeated="7" table:style-name="ce152"/>
          <table:table-cell table:number-columns-repeated="9" table:style-name="ce151"/>
          <table:table-cell table:style-name="ce153"/>
          <table:table-cell table:style-name="ce151"/>
          <table:table-cell table:number-columns-repeated="2" table:style-name="ce57"/>
          <table:table-cell table:style-name="ce58"/>
          <table:table-cell table:number-columns-repeated="16354" table:style-name="ce53"/>
        </table:table-row>
        <table:table-row table:style-name="ro11">
          <table:table-cell table:number-columns-repeated="4" table:style-name="ce59"/>
          <table:table-cell table:number-columns-repeated="5" table:style-name="ce154"/>
          <table:table-cell table:number-columns-repeated="7" table:style-name="ce155"/>
          <table:table-cell table:number-columns-repeated="9" table:style-name="ce154"/>
          <table:table-cell table:style-name="ce156"/>
          <table:table-cell table:style-name="ce154"/>
          <table:table-cell table:number-columns-repeated="2" table:style-name="ce63"/>
          <table:table-cell table:style-name="ce64"/>
          <table:table-cell table:number-columns-repeated="16354"/>
        </table:table-row>
        <table:table-row table:style-name="ro11">
          <table:table-cell table:style-name="ce66"/>
          <table:table-cell table:number-columns-repeated="3" table:style-name="ce65"/>
          <table:table-cell office:value-type="string" table:style-name="ce67">
            <text:p>Quantity ('000 tonnes)</text:p>
          </table:table-cell>
          <table:table-cell table:style-name="ce67"/>
          <table:table-cell office:value-type="string" table:number-columns-spanned="9" table:number-rows-spanned="1" table:style-name="ce108">
            <text:p>Quantity ('000 tonnes)</text:p>
          </table:table-cell>
          <table:covered-table-cell table:number-columns-repeated="8"/>
          <table:table-cell table:style-name="ce99"/>
          <table:table-cell table:number-columns-repeated="2" table:style-name="ce67"/>
          <table:table-cell office:value-type="string" table:number-columns-spanned="9" table:number-rows-spanned="1" table:style-name="ce108">
            <text:p>Value (£ million)</text:p>
          </table:table-cell>
          <table:covered-table-cell table:number-columns-repeated="8"/>
          <table:table-cell table:number-columns-repeated="2" table:style-name="ce63"/>
          <table:table-cell table:style-name="ce64"/>
          <table:table-cell table:number-columns-repeated="16354"/>
        </table:table-row>
        <table:table-row table:style-name="ro11">
          <table:table-cell table:style-name="ce86"/>
          <table:table-cell table:number-columns-repeated="3" table:style-name="ce87"/>
          <table:table-cell office:value-type="float" office:value="2011" table:style-name="ce72">
            <text:p>2011</text:p>
          </table:table-cell>
          <table:table-cell office:value-type="float" office:value="2012" table:style-name="ce72">
            <text:p>2012</text:p>
          </table:table-cell>
          <table:table-cell office:value-type="float" office:value="2015" table:style-name="ce72">
            <text:p>2015</text:p>
          </table:table-cell>
          <table:table-cell table:style-name="ce72"/>
          <table:table-cell office:value-type="float" office:value="2016" table:style-name="ce72">
            <text:p>2016</text:p>
          </table:table-cell>
          <table:table-cell table:style-name="ce73"/>
          <table:table-cell office:value-type="float" office:value="2017" table:style-name="ce72">
            <text:p>2017</text:p>
          </table:table-cell>
          <table:table-cell table:style-name="ce72"/>
          <table:table-cell office:value-type="float" office:value="2018" table:style-name="ce72">
            <text:p>2018</text:p>
          </table:table-cell>
          <table:table-cell table:style-name="ce72"/>
          <table:table-cell office:value-type="float" office:value="2019" table:style-name="ce72">
            <text:p>2019</text:p>
          </table:table-cell>
          <table:table-cell table:style-name="ce74"/>
          <table:table-cell office:value-type="float" office:value="2015" table:style-name="ce72">
            <text:p>2015</text:p>
          </table:table-cell>
          <table:table-cell table:style-name="ce72"/>
          <table:table-cell office:value-type="float" office:value="2016" table:style-name="ce72">
            <text:p>2016</text:p>
          </table:table-cell>
          <table:table-cell table:style-name="ce72"/>
          <table:table-cell office:value-type="float" office:value="2017" table:style-name="ce72">
            <text:p>2017</text:p>
          </table:table-cell>
          <table:table-cell table:style-name="ce72"/>
          <table:table-cell office:value-type="float" office:value="2018" table:style-name="ce72">
            <text:p>2018</text:p>
          </table:table-cell>
          <table:table-cell table:style-name="ce72"/>
          <table:table-cell office:value-type="float" office:value="2019" table:style-name="ce72">
            <text:p>2019</text:p>
          </table:table-cell>
          <table:table-cell table:style-name="ce157"/>
          <table:table-cell office:value-type="float" office:value="2018" table:style-name="ce72">
            <text:p>2018</text:p>
          </table:table-cell>
          <table:table-cell table:number-columns-repeated="2" table:style-name="ce63"/>
          <table:table-cell table:style-name="ce64"/>
          <table:table-cell table:number-columns-repeated="16354"/>
        </table:table-row>
        <table:table-row table:style-name="ro11">
          <table:table-cell office:value-type="string" table:style-name="ce66">
            <text:p>Fish (excluding Shellfish)</text:p>
          </table:table-cell>
          <table:table-cell table:number-columns-repeated="3" table:style-name="ce66"/>
          <table:table-cell table:number-columns-repeated="5" table:style-name="ce158"/>
          <table:table-cell table:number-columns-repeated="7" table:style-name="ce159"/>
          <table:table-cell table:number-columns-repeated="9" table:style-name="ce158"/>
          <table:table-cell table:style-name="ce160"/>
          <table:table-cell table:style-name="ce158"/>
          <table:table-cell table:number-columns-repeated="2" table:style-name="ce78"/>
          <table:table-cell table:style-name="ce79"/>
          <table:table-cell table:number-columns-repeated="16354" table:style-name="ce66"/>
        </table:table-row>
        <table:table-row table:style-name="ro11">
          <table:table-cell table:number-columns-repeated="2" table:style-name="ce65"/>
          <table:table-cell table:number-columns-repeated="2" table:style-name="ce66"/>
          <table:table-cell table:number-columns-repeated="5" table:style-name="ce161"/>
          <table:table-cell table:number-columns-repeated="7" table:style-name="ce99"/>
          <table:table-cell table:number-columns-repeated="9" table:style-name="ce161"/>
          <table:table-cell table:style-name="ce162"/>
          <table:table-cell table:style-name="ce161"/>
          <table:table-cell table:number-columns-repeated="2" table:style-name="ce63"/>
          <table:table-cell table:style-name="ce64"/>
          <table:table-cell table:number-columns-repeated="16354"/>
        </table:table-row>
        <table:table-row table:style-name="ro11">
          <table:table-cell table:style-name="ce65"/>
          <table:table-cell office:value-type="string" table:style-name="ce65">
            <text:p>Bass</text:p>
          </table:table-cell>
          <table:table-cell table:number-columns-repeated="2" table:style-name="ce65"/>
          <table:table-cell office:value-type="float" office:value="0.4693500000000001" table:style-name="ce80">
            <text:p>0.5</text:p>
          </table:table-cell>
          <table:table-cell office:value-type="float" office:value="0.49736999999999998" table:style-name="ce80">
            <text:p>0.5</text:p>
          </table:table-cell>
          <table:table-cell office:value-type="float" office:value="0.35190099999999985" table:style-name="ce80">
            <text:p>0.4</text:p>
          </table:table-cell>
          <table:table-cell table:style-name="ce80"/>
          <table:table-cell office:value-type="float" office:value="0.34299400000000013" table:style-name="ce80">
            <text:p>0.3</text:p>
          </table:table-cell>
          <table:table-cell table:style-name="ce80"/>
          <table:table-cell office:value-type="float" office:value="0.265901" table:style-name="ce80">
            <text:p>0.3</text:p>
          </table:table-cell>
          <table:table-cell table:style-name="ce163"/>
          <table:table-cell office:value-type="float" office:value="0.280775" table:style-name="ce80">
            <text:p>0.3</text:p>
          </table:table-cell>
          <table:table-cell table:style-name="ce163"/>
          <table:table-cell office:value-type="float" office:value="0.302651" table:style-name="ce80">
            <text:p>0.3</text:p>
          </table:table-cell>
          <table:table-cell table:style-name="ce80"/>
          <table:table-cell office:value-type="float" office:value="2.6455700000000002" table:style-name="ce80">
            <text:p>2.6</text:p>
          </table:table-cell>
          <table:table-cell table:style-name="ce80"/>
          <table:table-cell office:value-type="float" office:value="3.1238989999999998" table:style-name="ce80">
            <text:p>3.1</text:p>
          </table:table-cell>
          <table:table-cell table:style-name="ce80"/>
          <table:table-cell office:value-type="float" office:value="2.5868740000000003" table:style-name="ce80">
            <text:p>2.6</text:p>
          </table:table-cell>
          <table:table-cell table:style-name="ce80"/>
          <table:table-cell office:value-type="float" office:value="2.5960530000000008" table:style-name="ce80">
            <text:p>2.6</text:p>
          </table:table-cell>
          <table:table-cell table:style-name="ce163"/>
          <table:table-cell office:value-type="float" office:value="2.7601939999999998" table:style-name="ce80">
            <text:p>2.8</text:p>
          </table:table-cell>
          <table:table-cell table:style-name="ce164"/>
          <table:table-cell office:value-type="float" office:value="2.5994660000000005" table:style-name="ce80">
            <text:p>2.6</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Blue Whiting</text:p>
          </table:table-cell>
          <table:table-cell table:number-columns-repeated="2" table:style-name="ce65"/>
          <table:table-cell office:value-type="float" office:value="3.202728" table:style-name="ce80">
            <text:p>3.2</text:p>
          </table:table-cell>
          <table:table-cell office:value-type="float" office:value="26.658706000000002" table:style-name="ce80">
            <text:p>26.7</text:p>
          </table:table-cell>
          <table:table-cell office:value-type="float" office:value="1.84416" table:style-name="ce80">
            <text:p>1.8</text:p>
          </table:table-cell>
          <table:table-cell table:style-name="ce80"/>
          <table:table-cell office:value-type="float" office:value="2.6903529999999996" table:style-name="ce80">
            <text:p>2.7</text:p>
          </table:table-cell>
          <table:table-cell table:style-name="ce80"/>
          <table:table-cell office:value-type="float" office:value="0.44769100000000001" table:style-name="ce80">
            <text:p>0.4</text:p>
          </table:table-cell>
          <table:table-cell table:style-name="ce163"/>
          <table:table-cell office:value-type="float" office:value="11.004281000000001" table:style-name="ce80">
            <text:p>11.0</text:p>
          </table:table-cell>
          <table:table-cell table:style-name="ce163"/>
          <table:table-cell office:value-type="float" office:value="21.726765" table:style-name="ce80">
            <text:p>21.7</text:p>
          </table:table-cell>
          <table:table-cell table:style-name="ce80"/>
          <table:table-cell office:value-type="float" office:value="0.56269999999999998" table:style-name="ce80">
            <text:p>0.6</text:p>
          </table:table-cell>
          <table:table-cell table:style-name="ce80"/>
          <table:table-cell office:value-type="float" office:value="1.0040910000000001" table:style-name="ce80">
            <text:p>1.0</text:p>
          </table:table-cell>
          <table:table-cell table:style-name="ce80"/>
          <table:table-cell office:value-type="float" office:value="0.157162" table:style-name="ce80">
            <text:p>0.2</text:p>
          </table:table-cell>
          <table:table-cell table:style-name="ce80"/>
          <table:table-cell office:value-type="float" office:value="3.4861399999999994" table:style-name="ce80">
            <text:p>3.5</text:p>
          </table:table-cell>
          <table:table-cell table:style-name="ce163"/>
          <table:table-cell office:value-type="float" office:value="6.6138100000000009" table:style-name="ce80">
            <text:p>6.6</text:p>
          </table:table-cell>
          <table:table-cell table:style-name="ce164"/>
          <table:table-cell office:value-type="float" office:value="3.4914639999999997" table:style-name="ce80">
            <text:p>3.5</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Cod</text:p>
          </table:table-cell>
          <table:table-cell table:number-columns-repeated="2" table:style-name="ce65"/>
          <table:table-cell office:value-type="float" office:value="34.78817999999999" table:style-name="ce80">
            <text:p>34.8</text:p>
          </table:table-cell>
          <table:table-cell office:value-type="float" office:value="20.160706000000008" table:style-name="ce80">
            <text:p>20.2</text:p>
          </table:table-cell>
          <table:table-cell office:value-type="float" office:value="16.003884000000003" table:style-name="ce80">
            <text:p>16.0</text:p>
          </table:table-cell>
          <table:table-cell table:style-name="ce81"/>
          <table:table-cell office:value-type="float" office:value="17.180968" table:style-name="ce80">
            <text:p>17.2</text:p>
          </table:table-cell>
          <table:table-cell table:style-name="ce80"/>
          <table:table-cell office:value-type="float" office:value="16.732865" table:style-name="ce80">
            <text:p>16.7</text:p>
          </table:table-cell>
          <table:table-cell table:style-name="ce163"/>
          <table:table-cell office:value-type="float" office:value="14.439173999999998" table:style-name="ce80">
            <text:p>14.4</text:p>
          </table:table-cell>
          <table:table-cell office:value-type="string" table:style-name="ce163">
            <text:p>R</text:p>
          </table:table-cell>
          <table:table-cell office:value-type="float" office:value="12.046646999999997" table:style-name="ce80">
            <text:p>12.0</text:p>
          </table:table-cell>
          <table:table-cell table:style-name="ce80"/>
          <table:table-cell office:value-type="float" office:value="53.066890000000029" table:style-name="ce80">
            <text:p>53.1</text:p>
          </table:table-cell>
          <table:table-cell table:style-name="ce80"/>
          <table:table-cell office:value-type="float" office:value="58.85269899999998" table:style-name="ce80">
            <text:p>58.9</text:p>
          </table:table-cell>
          <table:table-cell table:style-name="ce81"/>
          <table:table-cell office:value-type="float" office:value="63.217221000000031" table:style-name="ce80">
            <text:p>63.2</text:p>
          </table:table-cell>
          <table:table-cell table:style-name="ce80"/>
          <table:table-cell office:value-type="float" office:value="58.612264999999979" table:style-name="ce80">
            <text:p>58.6</text:p>
          </table:table-cell>
          <table:table-cell office:value-type="string" table:style-name="ce163">
            <text:p>R</text:p>
          </table:table-cell>
          <table:table-cell office:value-type="float" office:value="54.951753000000004" table:style-name="ce80">
            <text:p>55.0</text:p>
          </table:table-cell>
          <table:table-cell office:value-type="string" table:style-name="ce164">
            <text:p>R</text:p>
          </table:table-cell>
          <table:table-cell office:value-type="float" office:value="58.688243999999962" table:style-name="ce80">
            <text:p>58.7</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Haddock</text:p>
          </table:table-cell>
          <table:table-cell table:number-columns-repeated="2" table:style-name="ce65"/>
          <table:table-cell office:value-type="float" office:value="3.0966030000000013" table:style-name="ce80">
            <text:p>3.1</text:p>
          </table:table-cell>
          <table:table-cell office:value-type="float" office:value="1.7089600000000003" table:style-name="ce80">
            <text:p>1.7</text:p>
          </table:table-cell>
          <table:table-cell office:value-type="float" office:value="0.91537999999999975" table:style-name="ce80">
            <text:p>0.9</text:p>
          </table:table-cell>
          <table:table-cell table:style-name="ce80"/>
          <table:table-cell office:value-type="float" office:value="1.196652" table:style-name="ce80">
            <text:p>1.2</text:p>
          </table:table-cell>
          <table:table-cell table:style-name="ce80"/>
          <table:table-cell office:value-type="float" office:value="1.1917479999999998" table:style-name="ce80">
            <text:p>1.2</text:p>
          </table:table-cell>
          <table:table-cell table:style-name="ce163"/>
          <table:table-cell office:value-type="float" office:value="1.3413700000000002" table:style-name="ce80">
            <text:p>1.3</text:p>
          </table:table-cell>
          <table:table-cell table:style-name="ce163"/>
          <table:table-cell office:value-type="float" office:value="1.955596000000001" table:style-name="ce80">
            <text:p>2.0</text:p>
          </table:table-cell>
          <table:table-cell table:style-name="ce80"/>
          <table:table-cell office:value-type="float" office:value="2.5451200000000003" table:style-name="ce80">
            <text:p>2.5</text:p>
          </table:table-cell>
          <table:table-cell table:style-name="ce80"/>
          <table:table-cell office:value-type="float" office:value="3.6566529999999999" table:style-name="ce80">
            <text:p>3.7</text:p>
          </table:table-cell>
          <table:table-cell table:style-name="ce80"/>
          <table:table-cell office:value-type="float" office:value="3.4634419999999997" table:style-name="ce80">
            <text:p>3.5</text:p>
          </table:table-cell>
          <table:table-cell table:style-name="ce80"/>
          <table:table-cell office:value-type="float" office:value="3.8823209999999997" table:style-name="ce80">
            <text:p>3.9</text:p>
          </table:table-cell>
          <table:table-cell table:style-name="ce163"/>
          <table:table-cell office:value-type="float" office:value="5.3538090000000018" table:style-name="ce80">
            <text:p>5.4</text:p>
          </table:table-cell>
          <table:table-cell table:style-name="ce164"/>
          <table:table-cell office:value-type="float" office:value="3.886731000000001" table:style-name="ce80">
            <text:p>3.9</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Hake</text:p>
          </table:table-cell>
          <table:table-cell table:number-columns-repeated="2" table:style-name="ce65"/>
          <table:table-cell office:value-type="float" office:value="2.2153750000000003" table:style-name="ce80">
            <text:p>2.2</text:p>
          </table:table-cell>
          <table:table-cell office:value-type="float" office:value="2.367872999999999" table:style-name="ce80">
            <text:p>2.4</text:p>
          </table:table-cell>
          <table:table-cell office:value-type="float" office:value="5.0489700000000015" table:style-name="ce80">
            <text:p>5.0</text:p>
          </table:table-cell>
          <table:table-cell table:style-name="ce80"/>
          <table:table-cell office:value-type="float" office:value="7.6247080000000018" table:style-name="ce80">
            <text:p>7.6</text:p>
          </table:table-cell>
          <table:table-cell table:style-name="ce80"/>
          <table:table-cell office:value-type="float" office:value="8.083419000000001" table:style-name="ce80">
            <text:p>8.1</text:p>
          </table:table-cell>
          <table:table-cell table:style-name="ce163"/>
          <table:table-cell office:value-type="float" office:value="6.5918349999999988" table:style-name="ce80">
            <text:p>6.6</text:p>
          </table:table-cell>
          <table:table-cell table:style-name="ce163"/>
          <table:table-cell office:value-type="float" office:value="5.1146980000000006" table:style-name="ce80">
            <text:p>5.1</text:p>
          </table:table-cell>
          <table:table-cell table:style-name="ce80"/>
          <table:table-cell office:value-type="float" office:value="17.449387000000005" table:style-name="ce80">
            <text:p>17.4</text:p>
          </table:table-cell>
          <table:table-cell table:style-name="ce80"/>
          <table:table-cell office:value-type="float" office:value="25.111831000000006" table:style-name="ce80">
            <text:p>25.1</text:p>
          </table:table-cell>
          <table:table-cell table:style-name="ce81"/>
          <table:table-cell office:value-type="float" office:value="33.068590999999991" table:style-name="ce80">
            <text:p>33.1</text:p>
          </table:table-cell>
          <table:table-cell table:style-name="ce80"/>
          <table:table-cell office:value-type="float" office:value="29.424467000000003" table:style-name="ce80">
            <text:p>29.4</text:p>
          </table:table-cell>
          <table:table-cell office:value-type="string" table:style-name="ce163">
            <text:p>R</text:p>
          </table:table-cell>
          <table:table-cell office:value-type="float" office:value="23.082282000000003" table:style-name="ce80">
            <text:p>23.1</text:p>
          </table:table-cell>
          <table:table-cell office:value-type="string" table:style-name="ce164">
            <text:p>R</text:p>
          </table:table-cell>
          <table:table-cell office:value-type="float" office:value="29.516244000000007" table:style-name="ce80">
            <text:p>29.5</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Halibut</text:p>
          </table:table-cell>
          <table:table-cell table:number-columns-repeated="2" table:style-name="ce65"/>
          <table:table-cell office:value-type="float" office:value="0.99689399999999984" table:style-name="ce80">
            <text:p>1.0</text:p>
          </table:table-cell>
          <table:table-cell office:value-type="float" office:value="0.85115799999999964" table:style-name="ce80">
            <text:p>0.9</text:p>
          </table:table-cell>
          <table:table-cell office:value-type="float" office:value="0.41804799999999998" table:style-name="ce80">
            <text:p>0.4</text:p>
          </table:table-cell>
          <table:table-cell table:style-name="ce80"/>
          <table:table-cell office:value-type="float" office:value="0.3526649999999999" table:style-name="ce80">
            <text:p>0.4</text:p>
          </table:table-cell>
          <table:table-cell table:style-name="ce80"/>
          <table:table-cell office:value-type="float" office:value="0.33856100000000011" table:style-name="ce80">
            <text:p>0.3</text:p>
          </table:table-cell>
          <table:table-cell table:style-name="ce163"/>
          <table:table-cell office:value-type="float" office:value="0.25295199999999995" table:style-name="ce80">
            <text:p>0.3</text:p>
          </table:table-cell>
          <table:table-cell table:style-name="ce163"/>
          <table:table-cell office:value-type="float" office:value="0.27615200000000006" table:style-name="ce80">
            <text:p>0.3</text:p>
          </table:table-cell>
          <table:table-cell table:style-name="ce80"/>
          <table:table-cell office:value-type="float" office:value="1.4982000000000002" table:style-name="ce80">
            <text:p>1.5</text:p>
          </table:table-cell>
          <table:table-cell table:style-name="ce80"/>
          <table:table-cell office:value-type="float" office:value="1.3054729999999994" table:style-name="ce80">
            <text:p>1.3</text:p>
          </table:table-cell>
          <table:table-cell table:style-name="ce80"/>
          <table:table-cell office:value-type="float" office:value="1.3344869999999998" table:style-name="ce80">
            <text:p>1.3</text:p>
          </table:table-cell>
          <table:table-cell table:style-name="ce80"/>
          <table:table-cell office:value-type="float" office:value="0.89707800000000015" table:style-name="ce80">
            <text:p>0.9</text:p>
          </table:table-cell>
          <table:table-cell table:style-name="ce163"/>
          <table:table-cell office:value-type="float" office:value="0.77635399999999999" table:style-name="ce80">
            <text:p>0.8</text:p>
          </table:table-cell>
          <table:table-cell table:style-name="ce164"/>
          <table:table-cell office:value-type="float" office:value="0.89757299999999995" table:style-name="ce80">
            <text:p>0.9</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Herring</text:p>
          </table:table-cell>
          <table:table-cell table:number-columns-repeated="2" table:style-name="ce65"/>
          <table:table-cell office:value-type="float" office:value="32.97892599999998" table:style-name="ce80">
            <text:p>33.0</text:p>
          </table:table-cell>
          <table:table-cell office:value-type="float" office:value="59.811150999999995" table:style-name="ce80">
            <text:p>59.8</text:p>
          </table:table-cell>
          <table:table-cell office:value-type="float" office:value="64.843878000000046" table:style-name="ce80">
            <text:p>64.8</text:p>
          </table:table-cell>
          <table:table-cell table:style-name="ce81"/>
          <table:table-cell office:value-type="float" office:value="44.054456000000023" table:style-name="ce80">
            <text:p>44.1</text:p>
          </table:table-cell>
          <table:table-cell table:style-name="ce80"/>
          <table:table-cell office:value-type="float" office:value="41.568707999999994" table:style-name="ce80">
            <text:p>41.6</text:p>
          </table:table-cell>
          <table:table-cell table:style-name="ce163"/>
          <table:table-cell office:value-type="float" office:value="51.199141000000019" table:style-name="ce80">
            <text:p>51.2</text:p>
          </table:table-cell>
          <table:table-cell table:style-name="ce163"/>
          <table:table-cell office:value-type="float" office:value="34.699186999999952" table:style-name="ce80">
            <text:p>34.7</text:p>
          </table:table-cell>
          <table:table-cell table:style-name="ce80"/>
          <table:table-cell office:value-type="float" office:value="35.618728000000033" table:style-name="ce80">
            <text:p>35.6</text:p>
          </table:table-cell>
          <table:table-cell table:style-name="ce80"/>
          <table:table-cell office:value-type="float" office:value="38.358313000000017" table:style-name="ce80">
            <text:p>38.4</text:p>
          </table:table-cell>
          <table:table-cell table:style-name="ce80"/>
          <table:table-cell office:value-type="float" office:value="37.219351000000003" table:style-name="ce80">
            <text:p>37.2</text:p>
          </table:table-cell>
          <table:table-cell table:style-name="ce80"/>
          <table:table-cell office:value-type="float" office:value="34.166388999999995" table:style-name="ce80">
            <text:p>34.2</text:p>
          </table:table-cell>
          <table:table-cell table:style-name="ce163"/>
          <table:table-cell office:value-type="float" office:value="27.159178000000004" table:style-name="ce80">
            <text:p>27.2</text:p>
          </table:table-cell>
          <table:table-cell office:value-type="string" table:style-name="ce164">
            <text:p>R</text:p>
          </table:table-cell>
          <table:table-cell office:value-type="float" office:value="34.185978999999996" table:style-name="ce80">
            <text:p>34.2</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Ling</text:p>
          </table:table-cell>
          <table:table-cell table:number-columns-repeated="2" table:style-name="ce65"/>
          <table:table-cell office:value-type="float" office:value="2.7794649999999992" table:style-name="ce80">
            <text:p>2.8</text:p>
          </table:table-cell>
          <table:table-cell office:value-type="float" office:value="2.3418770000000002" table:style-name="ce80">
            <text:p>2.3</text:p>
          </table:table-cell>
          <table:table-cell office:value-type="float" office:value="2.0461900000000002" table:style-name="ce80">
            <text:p>2.0</text:p>
          </table:table-cell>
          <table:table-cell table:style-name="ce80"/>
          <table:table-cell office:value-type="float" office:value="2.1223049999999994" table:style-name="ce80">
            <text:p>2.1</text:p>
          </table:table-cell>
          <table:table-cell table:style-name="ce80"/>
          <table:table-cell office:value-type="float" office:value="2.2458909999999999" table:style-name="ce80">
            <text:p>2.2</text:p>
          </table:table-cell>
          <table:table-cell table:style-name="ce163"/>
          <table:table-cell office:value-type="float" office:value="1.8105179999999996" table:style-name="ce80">
            <text:p>1.8</text:p>
          </table:table-cell>
          <table:table-cell table:style-name="ce163"/>
          <table:table-cell office:value-type="float" office:value="1.7894490000000001" table:style-name="ce80">
            <text:p>1.8</text:p>
          </table:table-cell>
          <table:table-cell table:style-name="ce80"/>
          <table:table-cell office:value-type="float" office:value="4.237309999999999" table:style-name="ce80">
            <text:p>4.2</text:p>
          </table:table-cell>
          <table:table-cell table:style-name="ce80"/>
          <table:table-cell office:value-type="float" office:value="4.7501749999999987" table:style-name="ce80">
            <text:p>4.8</text:p>
          </table:table-cell>
          <table:table-cell table:style-name="ce80"/>
          <table:table-cell office:value-type="float" office:value="5.9351209999999996" table:style-name="ce80">
            <text:p>5.9</text:p>
          </table:table-cell>
          <table:table-cell table:style-name="ce80"/>
          <table:table-cell office:value-type="float" office:value="4.1814429999999998" table:style-name="ce80">
            <text:p>4.2</text:p>
          </table:table-cell>
          <table:table-cell table:style-name="ce163"/>
          <table:table-cell office:value-type="float" office:value="3.9977099999999997" table:style-name="ce80">
            <text:p>4.0</text:p>
          </table:table-cell>
          <table:table-cell table:style-name="ce164"/>
          <table:table-cell office:value-type="float" office:value="4.1874740000000008" table:style-name="ce80">
            <text:p>4.2</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Mackerel</text:p>
          </table:table-cell>
          <table:table-cell table:number-columns-repeated="2" table:style-name="ce65"/>
          <table:table-cell office:value-type="float" office:value="77.77363500000007" table:style-name="ce80">
            <text:p>77.8</text:p>
          </table:table-cell>
          <table:table-cell office:value-type="float" office:value="74.992668999999921" table:style-name="ce80">
            <text:p>75.0</text:p>
          </table:table-cell>
          <table:table-cell office:value-type="float" office:value="80.250200000000007" table:style-name="ce80">
            <text:p>80.3</text:p>
          </table:table-cell>
          <table:table-cell table:style-name="ce80"/>
          <table:table-cell office:value-type="float" office:value="83.709531999999953" table:style-name="ce80">
            <text:p>83.7</text:p>
          </table:table-cell>
          <table:table-cell table:style-name="ce80"/>
          <table:table-cell office:value-type="float" office:value="77.533649999999994" table:style-name="ce80">
            <text:p>77.5</text:p>
          </table:table-cell>
          <table:table-cell table:style-name="ce163"/>
          <table:table-cell office:value-type="float" office:value="67.277942999999965" table:style-name="ce80">
            <text:p>67.3</text:p>
          </table:table-cell>
          <table:table-cell table:style-name="ce163"/>
          <table:table-cell office:value-type="float" office:value="62.186082999999996" table:style-name="ce80">
            <text:p>62.2</text:p>
          </table:table-cell>
          <table:table-cell table:style-name="ce80"/>
          <table:table-cell office:value-type="float" office:value="67.726348000000087" table:style-name="ce80">
            <text:p>67.7</text:p>
          </table:table-cell>
          <table:table-cell table:style-name="ce80"/>
          <table:table-cell office:value-type="float" office:value="81.007267999999968" table:style-name="ce80">
            <text:p>81.0</text:p>
          </table:table-cell>
          <table:table-cell table:style-name="ce81"/>
          <table:table-cell office:value-type="float" office:value="87.352571999999924" table:style-name="ce80">
            <text:p>87.4</text:p>
          </table:table-cell>
          <table:table-cell table:style-name="ce80"/>
          <table:table-cell office:value-type="float" office:value="81.010934000000091" table:style-name="ce80">
            <text:p>81.0</text:p>
          </table:table-cell>
          <table:table-cell office:value-type="string" table:style-name="ce163">
            <text:p>R</text:p>
          </table:table-cell>
          <table:table-cell office:value-type="float" office:value="86.511426999999969" table:style-name="ce80">
            <text:p>86.5</text:p>
          </table:table-cell>
          <table:table-cell table:style-name="ce164"/>
          <table:table-cell office:value-type="float" office:value="81.060983000000064" table:style-name="ce80">
            <text:p>81.1</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Megrim</text:p>
          </table:table-cell>
          <table:table-cell table:number-columns-repeated="2" table:style-name="ce65"/>
          <table:table-cell office:value-type="float" office:value="3.0432439999999996" table:style-name="ce80">
            <text:p>3.0</text:p>
          </table:table-cell>
          <table:table-cell office:value-type="float" office:value="3.001261" table:style-name="ce80">
            <text:p>3.0</text:p>
          </table:table-cell>
          <table:table-cell office:value-type="float" office:value="3.3364799999999999" table:style-name="ce80">
            <text:p>3.3</text:p>
          </table:table-cell>
          <table:table-cell table:style-name="ce80"/>
          <table:table-cell office:value-type="float" office:value="3.6432070000000003" table:style-name="ce80">
            <text:p>3.6</text:p>
          </table:table-cell>
          <table:table-cell table:style-name="ce80"/>
          <table:table-cell office:value-type="float" office:value="3.8221480000000003" table:style-name="ce80">
            <text:p>3.8</text:p>
          </table:table-cell>
          <table:table-cell table:style-name="ce163"/>
          <table:table-cell office:value-type="float" office:value="4.079237" table:style-name="ce80">
            <text:p>4.1</text:p>
          </table:table-cell>
          <table:table-cell table:style-name="ce163"/>
          <table:table-cell office:value-type="float" office:value="4.0728360000000006" table:style-name="ce80">
            <text:p>4.1</text:p>
          </table:table-cell>
          <table:table-cell table:style-name="ce80"/>
          <table:table-cell office:value-type="float" office:value="12.551929999999999" table:style-name="ce80">
            <text:p>12.6</text:p>
          </table:table-cell>
          <table:table-cell table:style-name="ce80"/>
          <table:table-cell office:value-type="float" office:value="15.15709" table:style-name="ce80">
            <text:p>15.2</text:p>
          </table:table-cell>
          <table:table-cell table:style-name="ce81"/>
          <table:table-cell office:value-type="float" office:value="16.540063" table:style-name="ce80">
            <text:p>16.5</text:p>
          </table:table-cell>
          <table:table-cell table:style-name="ce80"/>
          <table:table-cell office:value-type="float" office:value="19.033973" table:style-name="ce80">
            <text:p>19.0</text:p>
          </table:table-cell>
          <table:table-cell office:value-type="string" table:style-name="ce163">
            <text:p>R</text:p>
          </table:table-cell>
          <table:table-cell office:value-type="float" office:value="18.327473999999999" table:style-name="ce80">
            <text:p>18.3</text:p>
          </table:table-cell>
          <table:table-cell office:value-type="string" table:style-name="ce164">
            <text:p>R</text:p>
          </table:table-cell>
          <table:table-cell office:value-type="float" office:value="19.114312999999996" table:style-name="ce80">
            <text:p>19.1</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Monks or Anglerfish</text:p>
          </table:table-cell>
          <table:table-cell table:number-columns-repeated="2" table:style-name="ce65"/>
          <table:table-cell office:value-type="float" office:value="3.3357040000000002" table:style-name="ce80">
            <text:p>3.3</text:p>
          </table:table-cell>
          <table:table-cell office:value-type="float" office:value="1.996875" table:style-name="ce80">
            <text:p>2.0</text:p>
          </table:table-cell>
          <table:table-cell office:value-type="float" office:value="3.1390900000000004" table:style-name="ce80">
            <text:p>3.1</text:p>
          </table:table-cell>
          <table:table-cell table:style-name="ce80"/>
          <table:table-cell office:value-type="float" office:value="4.222519000000001" table:style-name="ce80">
            <text:p>4.2</text:p>
          </table:table-cell>
          <table:table-cell table:style-name="ce80"/>
          <table:table-cell office:value-type="float" office:value="4.4715419999999995" table:style-name="ce80">
            <text:p>4.5</text:p>
          </table:table-cell>
          <table:table-cell table:style-name="ce163"/>
          <table:table-cell office:value-type="float" office:value="3.8426620000000002" table:style-name="ce80">
            <text:p>3.8</text:p>
          </table:table-cell>
          <table:table-cell table:style-name="ce163"/>
          <table:table-cell office:value-type="float" office:value="3.845208" table:style-name="ce80">
            <text:p>3.8</text:p>
          </table:table-cell>
          <table:table-cell table:style-name="ce80"/>
          <table:table-cell office:value-type="float" office:value="15.915060000000002" table:style-name="ce80">
            <text:p>15.9</text:p>
          </table:table-cell>
          <table:table-cell table:style-name="ce80"/>
          <table:table-cell office:value-type="float" office:value="24.361711" table:style-name="ce80">
            <text:p>24.4</text:p>
          </table:table-cell>
          <table:table-cell table:style-name="ce80"/>
          <table:table-cell office:value-type="float" office:value="30.973053" table:style-name="ce80">
            <text:p>31.0</text:p>
          </table:table-cell>
          <table:table-cell table:style-name="ce80"/>
          <table:table-cell office:value-type="float" office:value="30.305454999999995" table:style-name="ce80">
            <text:p>30.3</text:p>
          </table:table-cell>
          <table:table-cell table:style-name="ce163"/>
          <table:table-cell office:value-type="float" office:value="28.101290000000009" table:style-name="ce80">
            <text:p>28.1</text:p>
          </table:table-cell>
          <table:table-cell table:style-name="ce164"/>
          <table:table-cell office:value-type="float" office:value="30.348392" table:style-name="ce80">
            <text:p>30.3</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Plaice</text:p>
          </table:table-cell>
          <table:table-cell table:number-columns-repeated="2" table:style-name="ce65"/>
          <table:table-cell office:value-type="float" office:value="0.45380199999999998" table:style-name="ce80">
            <text:p>0.5</text:p>
          </table:table-cell>
          <table:table-cell office:value-type="float" office:value="0.347132" table:style-name="ce80">
            <text:p>0.3</text:p>
          </table:table-cell>
          <table:table-cell office:value-type="float" office:value="0.43685499999999994" table:style-name="ce80">
            <text:p>0.4</text:p>
          </table:table-cell>
          <table:table-cell table:style-name="ce80"/>
          <table:table-cell office:value-type="float" office:value="1.1095549999999998" table:style-name="ce80">
            <text:p>1.1</text:p>
          </table:table-cell>
          <table:table-cell table:style-name="ce80"/>
          <table:table-cell office:value-type="float" office:value="1.5960769999999997" table:style-name="ce80">
            <text:p>1.6</text:p>
          </table:table-cell>
          <table:table-cell table:style-name="ce163"/>
          <table:table-cell office:value-type="float" office:value="2.1594889999999998" table:style-name="ce80">
            <text:p>2.2</text:p>
          </table:table-cell>
          <table:table-cell table:style-name="ce163"/>
          <table:table-cell office:value-type="float" office:value="1.8003439999999997" table:style-name="ce80">
            <text:p>1.8</text:p>
          </table:table-cell>
          <table:table-cell table:style-name="ce80"/>
          <table:table-cell office:value-type="float" office:value="0.63834999999999986" table:style-name="ce80">
            <text:p>0.6</text:p>
          </table:table-cell>
          <table:table-cell table:style-name="ce80"/>
          <table:table-cell office:value-type="float" office:value="1.6308230000000001" table:style-name="ce80">
            <text:p>1.6</text:p>
          </table:table-cell>
          <table:table-cell table:style-name="ce80"/>
          <table:table-cell office:value-type="float" office:value="2.9942349999999998" table:style-name="ce80">
            <text:p>3.0</text:p>
          </table:table-cell>
          <table:table-cell table:style-name="ce80"/>
          <table:table-cell office:value-type="float" office:value="5.2208270000000008" table:style-name="ce80">
            <text:p>5.2</text:p>
          </table:table-cell>
          <table:table-cell table:style-name="ce163"/>
          <table:table-cell office:value-type="float" office:value="3.9900709999999995" table:style-name="ce80">
            <text:p>4.0</text:p>
          </table:table-cell>
          <table:table-cell table:style-name="ce164"/>
          <table:table-cell office:value-type="float" office:value="5.2242790000000019" table:style-name="ce80">
            <text:p>5.2</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Pollack<text:span text:style-name="T2"><text:s/></text:span></text:p>
          </table:table-cell>
          <table:table-cell table:number-columns-repeated="2" table:style-name="ce65"/>
          <table:table-cell office:value-type="float" office:value="2.7847679999999997" table:style-name="ce80">
            <text:p>2.8</text:p>
          </table:table-cell>
          <table:table-cell office:value-type="float" office:value="3.0197279999999997" table:style-name="ce80">
            <text:p>3.0</text:p>
          </table:table-cell>
          <table:table-cell office:value-type="float" office:value="3.5743549999999993" table:style-name="ce80">
            <text:p>3.6</text:p>
          </table:table-cell>
          <table:table-cell table:style-name="ce80"/>
          <table:table-cell office:value-type="float" office:value="2.0015560000000003" table:style-name="ce80">
            <text:p>2.0</text:p>
          </table:table-cell>
          <table:table-cell table:style-name="ce80"/>
          <table:table-cell office:value-type="float" office:value="2.0556100000000002" table:style-name="ce80">
            <text:p>2.1</text:p>
          </table:table-cell>
          <table:table-cell table:style-name="ce163"/>
          <table:table-cell office:value-type="float" office:value="2.4046810000000001" table:style-name="ce80">
            <text:p>2.4</text:p>
          </table:table-cell>
          <table:table-cell table:style-name="ce163"/>
          <table:table-cell office:value-type="float" office:value="2.3296100000000002" table:style-name="ce80">
            <text:p>2.3</text:p>
          </table:table-cell>
          <table:table-cell table:style-name="ce80"/>
          <table:table-cell office:value-type="float" office:value="7.5677700000000003" table:style-name="ce80">
            <text:p>7.6</text:p>
          </table:table-cell>
          <table:table-cell table:style-name="ce80"/>
          <table:table-cell office:value-type="float" office:value="5.9927549999999998" table:style-name="ce80">
            <text:p>6.0</text:p>
          </table:table-cell>
          <table:table-cell table:style-name="ce80"/>
          <table:table-cell office:value-type="float" office:value="6.9253780000000003" table:style-name="ce80">
            <text:p>6.9</text:p>
          </table:table-cell>
          <table:table-cell table:style-name="ce80"/>
          <table:table-cell office:value-type="float" office:value="8.4772109999999987" table:style-name="ce80">
            <text:p>8.5</text:p>
          </table:table-cell>
          <table:table-cell table:style-name="ce163"/>
          <table:table-cell office:value-type="float" office:value="9.0559989999999999" table:style-name="ce80">
            <text:p>9.1</text:p>
          </table:table-cell>
          <table:table-cell table:style-name="ce164"/>
          <table:table-cell office:value-type="float" office:value="8.4884059999999995" table:style-name="ce80">
            <text:p>8.5</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Saithe</text:p>
          </table:table-cell>
          <table:table-cell table:number-columns-repeated="2" table:style-name="ce65"/>
          <table:table-cell office:value-type="float" office:value="4.5372970000000006" table:style-name="ce80">
            <text:p>4.5</text:p>
          </table:table-cell>
          <table:table-cell office:value-type="float" office:value="4.5183860000000013" table:style-name="ce80">
            <text:p>4.5</text:p>
          </table:table-cell>
          <table:table-cell office:value-type="float" office:value="4.7736149999999995" table:style-name="ce80">
            <text:p>4.8</text:p>
          </table:table-cell>
          <table:table-cell table:style-name="ce80"/>
          <table:table-cell office:value-type="float" office:value="5.3846410000000029" table:style-name="ce80">
            <text:p>5.4</text:p>
          </table:table-cell>
          <table:table-cell table:style-name="ce80"/>
          <table:table-cell office:value-type="float" office:value="5.4924749999999998" table:style-name="ce80">
            <text:p>5.5</text:p>
          </table:table-cell>
          <table:table-cell table:style-name="ce163"/>
          <table:table-cell office:value-type="float" office:value="6.7099409999999997" table:style-name="ce80">
            <text:p>6.7</text:p>
          </table:table-cell>
          <table:table-cell table:style-name="ce163"/>
          <table:table-cell office:value-type="float" office:value="7.5998310000000018" table:style-name="ce80">
            <text:p>7.6</text:p>
          </table:table-cell>
          <table:table-cell table:style-name="ce80"/>
          <table:table-cell office:value-type="float" office:value="9.1902300000000015" table:style-name="ce80">
            <text:p>9.2</text:p>
          </table:table-cell>
          <table:table-cell table:style-name="ce80"/>
          <table:table-cell office:value-type="float" office:value="12.762687999999995" table:style-name="ce80">
            <text:p>12.8</text:p>
          </table:table-cell>
          <table:table-cell table:style-name="ce80"/>
          <table:table-cell office:value-type="float" office:value="13.520072999999996" table:style-name="ce80">
            <text:p>13.5</text:p>
          </table:table-cell>
          <table:table-cell table:style-name="ce80"/>
          <table:table-cell office:value-type="float" office:value="14.066938999999998" table:style-name="ce80">
            <text:p>14.1</text:p>
          </table:table-cell>
          <table:table-cell table:style-name="ce163"/>
          <table:table-cell office:value-type="float" office:value="17.088577999999995" table:style-name="ce80">
            <text:p>17.1</text:p>
          </table:table-cell>
          <table:table-cell office:value-type="string" table:style-name="ce164">
            <text:p>R</text:p>
          </table:table-cell>
          <table:table-cell office:value-type="float" office:value="14.093786000000005" table:style-name="ce80">
            <text:p>14.1</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Salmon<text:span text:style-name="T2"><text:s/>(b)</text:span></text:p>
          </table:table-cell>
          <table:table-cell table:number-columns-repeated="2" table:style-name="ce65"/>
          <table:table-cell office:value-type="float" office:value="95.256242999999955" table:style-name="ce80">
            <text:p>95.3</text:p>
          </table:table-cell>
          <table:table-cell office:value-type="float" office:value="100.85885100000002" table:style-name="ce80">
            <text:p>100.9</text:p>
          </table:table-cell>
          <table:table-cell office:value-type="float" office:value="113.70162700000003" table:style-name="ce80">
            <text:p>113.7</text:p>
          </table:table-cell>
          <table:table-cell table:style-name="ce80"/>
          <table:table-cell office:value-type="float" office:value="105.34346799999997" table:style-name="ce80">
            <text:p>105.3</text:p>
          </table:table-cell>
          <table:table-cell table:style-name="ce80"/>
          <table:table-cell office:value-type="float" office:value="116.091922" table:style-name="ce80">
            <text:p>116.1</text:p>
          </table:table-cell>
          <table:table-cell table:style-name="ce163"/>
          <table:table-cell office:value-type="float" office:value="100.391981" table:style-name="ce80">
            <text:p>100.4</text:p>
          </table:table-cell>
          <table:table-cell table:style-name="ce163"/>
          <table:table-cell office:value-type="float" office:value="124.88040300000002" table:style-name="ce80">
            <text:p>124.9</text:p>
          </table:table-cell>
          <table:table-cell table:style-name="ce80"/>
          <table:table-cell office:value-type="float" office:value="493.59498999999994" table:style-name="ce80">
            <text:p>493.6</text:p>
          </table:table-cell>
          <table:table-cell table:style-name="ce80"/>
          <table:table-cell office:value-type="float" office:value="580.69680299999993" table:style-name="ce80">
            <text:p>580.7</text:p>
          </table:table-cell>
          <table:table-cell table:style-name="ce81"/>
          <table:table-cell office:value-type="float" office:value="725.60004300000014" table:style-name="ce80">
            <text:p>725.6</text:p>
          </table:table-cell>
          <table:table-cell table:style-name="ce80"/>
          <table:table-cell office:value-type="float" office:value="638.96888999999987" table:style-name="ce80">
            <text:p>639.0</text:p>
          </table:table-cell>
          <table:table-cell office:value-type="string" table:style-name="ce163">
            <text:p>R</text:p>
          </table:table-cell>
          <table:table-cell office:value-type="float" office:value="833.19217200000026" table:style-name="ce80">
            <text:p>833.2</text:p>
          </table:table-cell>
          <table:table-cell office:value-type="string" table:style-name="ce164">
            <text:p>R</text:p>
          </table:table-cell>
          <table:table-cell office:value-type="float" office:value="639.29143899999974" table:style-name="ce80">
            <text:p>639.3</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Sardines</text:p>
          </table:table-cell>
          <table:table-cell table:number-columns-repeated="2" table:style-name="ce65"/>
          <table:table-cell office:value-type="float" office:value="7.8221129999999981" table:style-name="ce80">
            <text:p>7.8</text:p>
          </table:table-cell>
          <table:table-cell office:value-type="float" office:value="8.6351960000000005" table:style-name="ce80">
            <text:p>8.6</text:p>
          </table:table-cell>
          <table:table-cell office:value-type="float" office:value="4.5336870000000014" table:style-name="ce80">
            <text:p>4.5</text:p>
          </table:table-cell>
          <table:table-cell table:style-name="ce80"/>
          <table:table-cell office:value-type="float" office:value="7.5599190000000007" table:style-name="ce80">
            <text:p>7.6</text:p>
          </table:table-cell>
          <table:table-cell table:style-name="ce80"/>
          <table:table-cell office:value-type="float" office:value="7.3282570000000007" table:style-name="ce80">
            <text:p>7.3</text:p>
          </table:table-cell>
          <table:table-cell table:style-name="ce163"/>
          <table:table-cell office:value-type="float" office:value="9.8364940000000001" table:style-name="ce80">
            <text:p>9.8</text:p>
          </table:table-cell>
          <table:table-cell table:style-name="ce163"/>
          <table:table-cell office:value-type="float" office:value="7.197840000000002" table:style-name="ce80">
            <text:p>7.2</text:p>
          </table:table-cell>
          <table:table-cell table:style-name="ce80"/>
          <table:table-cell office:value-type="float" office:value="7.6389340000000026" table:style-name="ce80">
            <text:p>7.6</text:p>
          </table:table-cell>
          <table:table-cell table:style-name="ce80"/>
          <table:table-cell office:value-type="float" office:value="9.3714160000000017" table:style-name="ce80">
            <text:p>9.4</text:p>
          </table:table-cell>
          <table:table-cell table:style-name="ce81"/>
          <table:table-cell office:value-type="float" office:value="9.7786919999999959" table:style-name="ce80">
            <text:p>9.8</text:p>
          </table:table-cell>
          <table:table-cell table:style-name="ce80"/>
          <table:table-cell office:value-type="float" office:value="13.075189000000007" table:style-name="ce80">
            <text:p>13.1</text:p>
          </table:table-cell>
          <table:table-cell table:style-name="ce163"/>
          <table:table-cell office:value-type="float" office:value="11.815872999999998" table:style-name="ce80">
            <text:p>11.8</text:p>
          </table:table-cell>
          <table:table-cell table:style-name="ce164"/>
          <table:table-cell office:value-type="float" office:value="13.086226000000002" table:style-name="ce80">
            <text:p>13.1</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Sole</text:p>
          </table:table-cell>
          <table:table-cell table:number-columns-repeated="2" table:style-name="ce65"/>
          <table:table-cell office:value-type="float" office:value="1.1821530000000002" table:style-name="ce80">
            <text:p>1.2</text:p>
          </table:table-cell>
          <table:table-cell office:value-type="float" office:value="1.0927150000000001" table:style-name="ce80">
            <text:p>1.1</text:p>
          </table:table-cell>
          <table:table-cell office:value-type="float" office:value="0.62181000000000008" table:style-name="ce80">
            <text:p>0.6</text:p>
          </table:table-cell>
          <table:table-cell table:style-name="ce80"/>
          <table:table-cell office:value-type="float" office:value="0.86584900000000009" table:style-name="ce80">
            <text:p>0.9</text:p>
          </table:table-cell>
          <table:table-cell table:style-name="ce80"/>
          <table:table-cell office:value-type="float" office:value="0.87966500000000014" table:style-name="ce80">
            <text:p>0.9</text:p>
          </table:table-cell>
          <table:table-cell table:style-name="ce163"/>
          <table:table-cell office:value-type="float" office:value="1.1085349999999998" table:style-name="ce80">
            <text:p>1.1</text:p>
          </table:table-cell>
          <table:table-cell table:style-name="ce163"/>
          <table:table-cell office:value-type="float" office:value="1.1227700000000003" table:style-name="ce80">
            <text:p>1.1</text:p>
          </table:table-cell>
          <table:table-cell table:style-name="ce80"/>
          <table:table-cell office:value-type="float" office:value="4.8109599999999997" table:style-name="ce80">
            <text:p>4.8</text:p>
          </table:table-cell>
          <table:table-cell table:style-name="ce80"/>
          <table:table-cell office:value-type="float" office:value="7.7834630000000002" table:style-name="ce80">
            <text:p>7.8</text:p>
          </table:table-cell>
          <table:table-cell table:style-name="ce80"/>
          <table:table-cell office:value-type="float" office:value="8.880269000000002" table:style-name="ce80">
            <text:p>8.9</text:p>
          </table:table-cell>
          <table:table-cell table:style-name="ce80"/>
          <table:table-cell office:value-type="float" office:value="10.817723999999995" table:style-name="ce80">
            <text:p>10.8</text:p>
          </table:table-cell>
          <table:table-cell table:style-name="ce163"/>
          <table:table-cell office:value-type="float" office:value="11.463333999999998" table:style-name="ce80">
            <text:p>11.5</text:p>
          </table:table-cell>
          <table:table-cell table:style-name="ce164"/>
          <table:table-cell office:value-type="float" office:value="10.827922999999997" table:style-name="ce80">
            <text:p>10.8</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Trout<text:span text:style-name="T2"><text:s/>(b)</text:span></text:p>
          </table:table-cell>
          <table:table-cell table:number-columns-repeated="2" table:style-name="ce65"/>
          <table:table-cell office:value-type="float" office:value="4.0112419999999984" table:style-name="ce80">
            <text:p>4.0</text:p>
          </table:table-cell>
          <table:table-cell office:value-type="float" office:value="2.3842199999999996" table:style-name="ce80">
            <text:p>2.4</text:p>
          </table:table-cell>
          <table:table-cell office:value-type="float" office:value="3.9918299999999993" table:style-name="ce80">
            <text:p>4.0</text:p>
          </table:table-cell>
          <table:table-cell table:style-name="ce80"/>
          <table:table-cell office:value-type="float" office:value="7.8080770000000026" table:style-name="ce80">
            <text:p>7.8</text:p>
          </table:table-cell>
          <table:table-cell table:style-name="ce80"/>
          <table:table-cell office:value-type="float" office:value="8.438246000000003" table:style-name="ce80">
            <text:p>8.4</text:p>
          </table:table-cell>
          <table:table-cell table:style-name="ce163"/>
          <table:table-cell office:value-type="float" office:value="6.4042339999999962" table:style-name="ce80">
            <text:p>6.4</text:p>
          </table:table-cell>
          <table:table-cell table:style-name="ce163"/>
          <table:table-cell office:value-type="float" office:value="11.151615000000005" table:style-name="ce80">
            <text:p>11.2</text:p>
          </table:table-cell>
          <table:table-cell table:style-name="ce80"/>
          <table:table-cell office:value-type="float" office:value="18.315267000000024" table:style-name="ce80">
            <text:p>18.3</text:p>
          </table:table-cell>
          <table:table-cell table:style-name="ce80"/>
          <table:table-cell office:value-type="float" office:value="48.353600999999983" table:style-name="ce80">
            <text:p>48.4</text:p>
          </table:table-cell>
          <table:table-cell table:style-name="ce81"/>
          <table:table-cell office:value-type="float" office:value="52.176163000000017" table:style-name="ce80">
            <text:p>52.2</text:p>
          </table:table-cell>
          <table:table-cell table:style-name="ce80"/>
          <table:table-cell office:value-type="float" office:value="43.208399000000014" table:style-name="ce80">
            <text:p>43.2</text:p>
          </table:table-cell>
          <table:table-cell table:style-name="ce163"/>
          <table:table-cell office:value-type="float" office:value="71.777705000000012" table:style-name="ce80">
            <text:p>71.8</text:p>
          </table:table-cell>
          <table:table-cell table:style-name="ce164"/>
          <table:table-cell office:value-type="float" office:value="43.213881000000015" table:style-name="ce80">
            <text:p>43.2</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Tuna</text:p>
          </table:table-cell>
          <table:table-cell table:number-columns-repeated="2" table:style-name="ce65"/>
          <table:table-cell office:value-type="float" office:value="3.1631149999999986" table:style-name="ce80">
            <text:p>3.2</text:p>
          </table:table-cell>
          <table:table-cell office:value-type="float" office:value="6.6613829999999972" table:style-name="ce80">
            <text:p>6.7</text:p>
          </table:table-cell>
          <table:table-cell office:value-type="float" office:value="5.3168650000000026" table:style-name="ce80">
            <text:p>5.3</text:p>
          </table:table-cell>
          <table:table-cell table:style-name="ce81"/>
          <table:table-cell office:value-type="float" office:value="5.8842930000000022" table:style-name="ce80">
            <text:p>5.9</text:p>
          </table:table-cell>
          <table:table-cell table:style-name="ce80"/>
          <table:table-cell office:value-type="float" office:value="4.7998540000000025" table:style-name="ce80">
            <text:p>4.8</text:p>
          </table:table-cell>
          <table:table-cell table:style-name="ce163"/>
          <table:table-cell office:value-type="float" office:value="8.1738110000000059" table:style-name="ce80">
            <text:p>8.2</text:p>
          </table:table-cell>
          <table:table-cell table:style-name="ce163"/>
          <table:table-cell office:value-type="float" office:value="4.8128710000000012" table:style-name="ce80">
            <text:p>4.8</text:p>
          </table:table-cell>
          <table:table-cell table:style-name="ce80"/>
          <table:table-cell office:value-type="float" office:value="19.185320999999991" table:style-name="ce80">
            <text:p>19.2</text:p>
          </table:table-cell>
          <table:table-cell table:style-name="ce80"/>
          <table:table-cell office:value-type="float" office:value="22.615255000000005" table:style-name="ce80">
            <text:p>22.6</text:p>
          </table:table-cell>
          <table:table-cell table:style-name="ce81"/>
          <table:table-cell office:value-type="float" office:value="20.012180999999988" table:style-name="ce80">
            <text:p>20.0</text:p>
          </table:table-cell>
          <table:table-cell table:style-name="ce80"/>
          <table:table-cell office:value-type="float" office:value="25.530501000000015" table:style-name="ce80">
            <text:p>25.5</text:p>
          </table:table-cell>
          <table:table-cell table:style-name="ce163"/>
          <table:table-cell office:value-type="float" office:value="23.263971999999988" table:style-name="ce80">
            <text:p>23.3</text:p>
          </table:table-cell>
          <table:table-cell office:value-type="string" table:style-name="ce164">
            <text:p>R</text:p>
          </table:table-cell>
          <table:table-cell office:value-type="float" office:value="25.460460000000008" table:style-name="ce80">
            <text:p>25.5</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Whiting</text:p>
          </table:table-cell>
          <table:table-cell table:number-columns-repeated="2" table:style-name="ce65"/>
          <table:table-cell office:value-type="float" office:value="0.68721099999999991" table:style-name="ce80">
            <text:p>0.7</text:p>
          </table:table-cell>
          <table:table-cell office:value-type="float" office:value="0.74107100000000015" table:style-name="ce80">
            <text:p>0.7</text:p>
          </table:table-cell>
          <table:table-cell office:value-type="float" office:value="0.34475999999999996" table:style-name="ce80">
            <text:p>0.3</text:p>
          </table:table-cell>
          <table:table-cell table:style-name="ce80"/>
          <table:table-cell office:value-type="float" office:value="0.49279999999999996" table:style-name="ce80">
            <text:p>0.5</text:p>
          </table:table-cell>
          <table:table-cell table:style-name="ce80"/>
          <table:table-cell office:value-type="float" office:value="0.39685000000000004" table:style-name="ce80">
            <text:p>0.4</text:p>
          </table:table-cell>
          <table:table-cell table:style-name="ce163"/>
          <table:table-cell office:value-type="float" office:value="0.53675499999999998" table:style-name="ce80">
            <text:p>0.5</text:p>
          </table:table-cell>
          <table:table-cell table:style-name="ce163"/>
          <table:table-cell office:value-type="float" office:value="0.79940200000000017" table:style-name="ce80">
            <text:p>0.8</text:p>
          </table:table-cell>
          <table:table-cell table:style-name="ce80"/>
          <table:table-cell office:value-type="float" office:value="0.55288000000000004" table:style-name="ce80">
            <text:p>0.6</text:p>
          </table:table-cell>
          <table:table-cell table:style-name="ce80"/>
          <table:table-cell office:value-type="float" office:value="0.79497700000000004" table:style-name="ce80">
            <text:p>0.8</text:p>
          </table:table-cell>
          <table:table-cell table:style-name="ce80"/>
          <table:table-cell office:value-type="float" office:value="0.77970500000000009" table:style-name="ce80">
            <text:p>0.8</text:p>
          </table:table-cell>
          <table:table-cell table:style-name="ce80"/>
          <table:table-cell office:value-type="float" office:value="1.1429930000000001" table:style-name="ce80">
            <text:p>1.1</text:p>
          </table:table-cell>
          <table:table-cell table:style-name="ce163"/>
          <table:table-cell office:value-type="float" office:value="1.5947119999999999" table:style-name="ce80">
            <text:p>1.6</text:p>
          </table:table-cell>
          <table:table-cell table:style-name="ce164"/>
          <table:table-cell office:value-type="float" office:value="1.1437360000000001" table:style-name="ce80">
            <text:p>1.1</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Other Fish<text:span text:style-name="T2"><text:s/>(c)</text:span></text:p>
          </table:table-cell>
          <table:table-cell table:number-columns-repeated="2" table:style-name="ce65"/>
          <table:table-cell office:value-type="float" office:value="55.39223599999999" table:style-name="ce80">
            <text:p>55.4</text:p>
          </table:table-cell>
          <table:table-cell office:value-type="float" office:value="48.766458999999998" table:style-name="ce80">
            <text:p>48.8</text:p>
          </table:table-cell>
          <table:table-cell office:value-type="float" office:value="45.717349999999946" table:style-name="ce80">
            <text:p>45.7</text:p>
          </table:table-cell>
          <table:table-cell table:style-name="ce81"/>
          <table:table-cell office:value-type="float" office:value="46.915621000000009" table:style-name="ce80">
            <text:p>46.9</text:p>
          </table:table-cell>
          <table:table-cell table:style-name="ce80"/>
          <table:table-cell office:value-type="float" office:value="69.908477000000062" table:style-name="ce80">
            <text:p>69.9</text:p>
          </table:table-cell>
          <table:table-cell table:style-name="ce163"/>
          <table:table-cell office:value-type="float" office:value="68.21014099999995" table:style-name="ce80">
            <text:p>68.2</text:p>
          </table:table-cell>
          <table:table-cell office:value-type="string" table:style-name="ce163">
            <text:p>R</text:p>
          </table:table-cell>
          <table:table-cell office:value-type="float" office:value="61.064818999999986" table:style-name="ce80">
            <text:p>61.1</text:p>
          </table:table-cell>
          <table:table-cell table:style-name="ce80"/>
          <table:table-cell office:value-type="float" office:value="120.48696699999996" table:style-name="ce80">
            <text:p>120.5</text:p>
          </table:table-cell>
          <table:table-cell table:style-name="ce80"/>
          <table:table-cell office:value-type="float" office:value="134.56237799999974" table:style-name="ce80">
            <text:p>134.6</text:p>
          </table:table-cell>
          <table:table-cell table:style-name="ce81"/>
          <table:table-cell office:value-type="float" office:value="179.42034300000032" table:style-name="ce80">
            <text:p>179.4</text:p>
          </table:table-cell>
          <table:table-cell table:style-name="ce80"/>
          <table:table-cell office:value-type="float" office:value="186.22038399999991" table:style-name="ce80">
            <text:p>186.2</text:p>
          </table:table-cell>
          <table:table-cell office:value-type="string" table:style-name="ce163">
            <text:p>R</text:p>
          </table:table-cell>
          <table:table-cell office:value-type="float" office:value="202.07932000000019" table:style-name="ce80">
            <text:p>202.1</text:p>
          </table:table-cell>
          <table:table-cell office:value-type="string" table:style-name="ce164">
            <text:p>R</text:p>
          </table:table-cell>
          <table:table-cell office:value-type="float" office:value="186.48062999999999" table:style-name="ce80">
            <text:p>186.5</text:p>
          </table:table-cell>
          <table:table-cell table:style-name="ce165"/>
          <table:table-cell table:style-name="ce65"/>
          <table:table-cell table:style-name="ce64"/>
          <table:table-cell table:number-columns-repeated="16354"/>
        </table:table-row>
        <table:table-row table:style-name="ro11">
          <table:table-cell table:style-name="ce86"/>
          <table:table-cell office:value-type="string" table:style-name="ce86">
            <text:p>Total</text:p>
          </table:table-cell>
          <table:table-cell table:number-columns-repeated="2" table:style-name="ce87"/>
          <table:table-cell office:value-type="float" office:value="339.97028399999994" table:style-name="ce88">
            <text:p>340.0</text:p>
          </table:table-cell>
          <table:table-cell office:value-type="float" office:value="371.41374699999989" table:style-name="ce88">
            <text:p>371.4</text:p>
          </table:table-cell>
          <table:table-cell office:value-type="float" office:value="361.21093500000001" table:style-name="ce88">
            <text:p>361.2</text:p>
          </table:table-cell>
          <table:table-cell table:style-name="ce89"/>
          <table:table-cell office:value-type="float" office:value="350.50613799999996" table:style-name="ce88">
            <text:p>350.5</text:p>
          </table:table-cell>
          <table:table-cell table:style-name="ce88"/>
          <table:table-cell office:value-type="float" office:value="373.68955700000004" table:style-name="ce88">
            <text:p>373.7</text:p>
          </table:table-cell>
          <table:table-cell table:style-name="ce166"/>
          <table:table-cell office:value-type="float" office:value="368.05595" table:style-name="ce88">
            <text:p>368.1</text:p>
          </table:table-cell>
          <table:table-cell office:value-type="string" table:style-name="ce166">
            <text:p>R</text:p>
          </table:table-cell>
          <table:table-cell office:value-type="float" office:value="370.77477699999992" table:style-name="ce88">
            <text:p>370.8</text:p>
          </table:table-cell>
          <table:table-cell table:style-name="ce88"/>
          <table:table-cell office:value-type="float" office:value="895.79891200000009" table:style-name="ce88">
            <text:p>895.8</text:p>
          </table:table-cell>
          <table:table-cell table:style-name="ce88"/>
          <table:table-cell office:value-type="float" office:value="1081.2533619999997" table:style-name="ce88">
            <text:p>1,081.3</text:p>
          </table:table-cell>
          <table:table-cell table:style-name="ce89"/>
          <table:table-cell office:value-type="float" office:value="1301.9350190000005" table:style-name="ce88">
            <text:p>1,301.9</text:p>
          </table:table-cell>
          <table:table-cell table:style-name="ce88"/>
          <table:table-cell office:value-type="float" office:value="1214.3255749999998" table:style-name="ce88">
            <text:p>1,214.3</text:p>
          </table:table-cell>
          <table:table-cell office:value-type="string" table:style-name="ce166">
            <text:p>R</text:p>
          </table:table-cell>
          <table:table-cell office:value-type="float" office:value="1442.9570170000004" table:style-name="ce88">
            <text:p>1,443.0</text:p>
          </table:table-cell>
          <table:table-cell office:value-type="string" table:style-name="ce167">
            <text:p>R</text:p>
          </table:table-cell>
          <table:table-cell office:value-type="float" office:value="1215.2876289999997" table:style-name="ce88">
            <text:p>1,215.3</text:p>
          </table:table-cell>
          <table:table-cell table:style-name="ce165"/>
          <table:table-cell table:style-name="ce66"/>
          <table:table-cell table:style-name="ce64"/>
          <table:table-cell table:number-columns-repeated="16354"/>
        </table:table-row>
        <table:table-row table:style-name="ro11">
          <table:table-cell office:value-type="string" table:style-name="ce66">
            <text:p>Shellfish (Crustaceans and Molluscs)</text:p>
          </table:table-cell>
          <table:table-cell table:number-columns-repeated="3" table:style-name="ce66"/>
          <table:table-cell table:number-columns-repeated="7" table:style-name="ce80"/>
          <table:table-cell table:style-name="ce163"/>
          <table:table-cell table:style-name="ce80"/>
          <table:table-cell table:style-name="ce163"/>
          <table:table-cell table:number-columns-repeated="9" table:style-name="ce80"/>
          <table:table-cell table:style-name="ce163"/>
          <table:table-cell table:style-name="ce80"/>
          <table:table-cell table:style-name="ce164"/>
          <table:table-cell table:style-name="ce80"/>
          <table:table-cell table:style-name="ce165"/>
          <table:table-cell table:style-name="ce66"/>
          <table:table-cell table:style-name="ce64"/>
          <table:table-cell table:number-columns-repeated="16354"/>
        </table:table-row>
        <table:table-row table:style-name="ro11">
          <table:table-cell table:number-columns-repeated="4" table:style-name="ce65"/>
          <table:table-cell table:number-columns-repeated="7" table:style-name="ce80"/>
          <table:table-cell table:style-name="ce163"/>
          <table:table-cell table:style-name="ce80"/>
          <table:table-cell table:style-name="ce163"/>
          <table:table-cell table:number-columns-repeated="9" table:style-name="ce80"/>
          <table:table-cell table:style-name="ce163"/>
          <table:table-cell table:style-name="ce80"/>
          <table:table-cell table:style-name="ce164"/>
          <table:table-cell table:style-name="ce80"/>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Crabs</text:p>
          </table:table-cell>
          <table:table-cell table:number-columns-repeated="2" table:style-name="ce66"/>
          <table:table-cell office:value-type="float" office:value="14.828965000000004" table:style-name="ce80">
            <text:p>14.8</text:p>
          </table:table-cell>
          <table:table-cell office:value-type="float" office:value="13.990312000000007" table:style-name="ce80">
            <text:p>14.0</text:p>
          </table:table-cell>
          <table:table-cell office:value-type="float" office:value="14.451800000000004" table:style-name="ce80">
            <text:p>14.5</text:p>
          </table:table-cell>
          <table:table-cell table:style-name="ce81"/>
          <table:table-cell office:value-type="float" office:value="16.708361999999994" table:style-name="ce80">
            <text:p>16.7</text:p>
          </table:table-cell>
          <table:table-cell table:style-name="ce80"/>
          <table:table-cell office:value-type="float" office:value="15.259053999999999" table:style-name="ce80">
            <text:p>15.3</text:p>
          </table:table-cell>
          <table:table-cell table:style-name="ce163"/>
          <table:table-cell office:value-type="float" office:value="16.553749999999997" table:style-name="ce80">
            <text:p>16.6</text:p>
          </table:table-cell>
          <table:table-cell table:style-name="ce163"/>
          <table:table-cell office:value-type="float" office:value="16.906298999999997" table:style-name="ce80">
            <text:p>16.9</text:p>
          </table:table-cell>
          <table:table-cell table:style-name="ce80"/>
          <table:table-cell office:value-type="float" office:value="48.49590000000002" table:style-name="ce80">
            <text:p>48.5</text:p>
          </table:table-cell>
          <table:table-cell table:style-name="ce80"/>
          <table:table-cell office:value-type="float" office:value="65.884102999999996" table:style-name="ce80">
            <text:p>65.9</text:p>
          </table:table-cell>
          <table:table-cell table:style-name="ce81"/>
          <table:table-cell office:value-type="float" office:value="71.78595599999997" table:style-name="ce80">
            <text:p>71.8</text:p>
          </table:table-cell>
          <table:table-cell table:style-name="ce80"/>
          <table:table-cell office:value-type="float" office:value="99.631976000000009" table:style-name="ce80">
            <text:p>99.6</text:p>
          </table:table-cell>
          <table:table-cell office:value-type="string" table:style-name="ce163">
            <text:p>R</text:p>
          </table:table-cell>
          <table:table-cell office:value-type="float" office:value="102.27909900000003" table:style-name="ce80">
            <text:p>102.3</text:p>
          </table:table-cell>
          <table:table-cell office:value-type="string" table:style-name="ce164">
            <text:p>R</text:p>
          </table:table-cell>
          <table:table-cell office:value-type="float" office:value="99.799260999999959" table:style-name="ce80">
            <text:p>99.8</text:p>
          </table:table-cell>
          <table:table-cell table:style-name="ce168"/>
          <table:table-cell table:style-name="ce65"/>
          <table:table-cell table:style-name="ce64"/>
          <table:table-cell table:number-columns-repeated="16354" table:style-name="ce66"/>
        </table:table-row>
        <table:table-row table:style-name="ro11">
          <table:table-cell table:style-name="ce65"/>
          <table:table-cell office:value-type="string" table:style-name="ce65">
            <text:p>Lobsters</text:p>
          </table:table-cell>
          <table:table-cell table:style-name="ce65"/>
          <table:table-cell table:style-name="ce66"/>
          <table:table-cell office:value-type="float" office:value="2.700962999999998" table:style-name="ce80">
            <text:p>2.7</text:p>
          </table:table-cell>
          <table:table-cell office:value-type="float" office:value="6.9607260000000002" table:style-name="ce80">
            <text:p>7.0</text:p>
          </table:table-cell>
          <table:table-cell office:value-type="float" office:value="3.1774349999999996" table:style-name="ce80">
            <text:p>3.2</text:p>
          </table:table-cell>
          <table:table-cell table:style-name="ce81"/>
          <table:table-cell office:value-type="float" office:value="3.9060399999999991" table:style-name="ce80">
            <text:p>3.9</text:p>
          </table:table-cell>
          <table:table-cell table:style-name="ce80"/>
          <table:table-cell office:value-type="float" office:value="4.8623659999999989" table:style-name="ce80">
            <text:p>4.9</text:p>
          </table:table-cell>
          <table:table-cell table:style-name="ce163"/>
          <table:table-cell office:value-type="float" office:value="4.1612530000000012" table:style-name="ce80">
            <text:p>4.2</text:p>
          </table:table-cell>
          <table:table-cell table:style-name="ce163"/>
          <table:table-cell office:value-type="float" office:value="4.1402609999999997" table:style-name="ce80">
            <text:p>4.1</text:p>
          </table:table-cell>
          <table:table-cell table:style-name="ce80"/>
          <table:table-cell office:value-type="float" office:value="35.195750000000011" table:style-name="ce80">
            <text:p>35.2</text:p>
          </table:table-cell>
          <table:table-cell table:style-name="ce80"/>
          <table:table-cell office:value-type="float" office:value="47.282072000000007" table:style-name="ce80">
            <text:p>47.3</text:p>
          </table:table-cell>
          <table:table-cell table:style-name="ce81"/>
          <table:table-cell office:value-type="float" office:value="62.009821000000002" table:style-name="ce80">
            <text:p>62.0</text:p>
          </table:table-cell>
          <table:table-cell table:style-name="ce80"/>
          <table:table-cell office:value-type="float" office:value="60.347863000000011" table:style-name="ce80">
            <text:p>60.3</text:p>
          </table:table-cell>
          <table:table-cell office:value-type="string" table:style-name="ce163">
            <text:p>R</text:p>
          </table:table-cell>
          <table:table-cell office:value-type="float" office:value="59.716149000000009" table:style-name="ce80">
            <text:p>59.7</text:p>
          </table:table-cell>
          <table:table-cell office:value-type="string" table:style-name="ce164">
            <text:p>R</text:p>
          </table:table-cell>
          <table:table-cell office:value-type="float" office:value="60.47229500000001" table:style-name="ce80">
            <text:p>60.5</text:p>
          </table:table-cell>
          <table:table-cell table:style-name="ce165"/>
          <table:table-cell table:style-name="ce65"/>
          <table:table-cell table:style-name="ce64"/>
          <table:table-cell table:number-columns-repeated="16354" table:style-name="ce66"/>
        </table:table-row>
        <table:table-row table:style-name="ro11">
          <table:table-cell table:style-name="ce65"/>
          <table:table-cell office:value-type="string" table:style-name="ce65">
            <text:p>Mussels</text:p>
          </table:table-cell>
          <table:table-cell table:number-columns-repeated="2" table:style-name="ce65"/>
          <table:table-cell office:value-type="float" office:value="12.481828000000005" table:style-name="ce80">
            <text:p>12.5</text:p>
          </table:table-cell>
          <table:table-cell office:value-type="float" office:value="13.789454999999998" table:style-name="ce80">
            <text:p>13.8</text:p>
          </table:table-cell>
          <table:table-cell office:value-type="float" office:value="5.2183940000000018" table:style-name="ce80">
            <text:p>5.2</text:p>
          </table:table-cell>
          <table:table-cell table:style-name="ce81"/>
          <table:table-cell office:value-type="float" office:value="3.605715" table:style-name="ce80">
            <text:p>3.6</text:p>
          </table:table-cell>
          <table:table-cell table:style-name="ce80"/>
          <table:table-cell office:value-type="float" office:value="3.6243789999999998" table:style-name="ce80">
            <text:p>3.6</text:p>
          </table:table-cell>
          <table:table-cell table:style-name="ce163"/>
          <table:table-cell office:value-type="float" office:value="3.7155429999999994" table:style-name="ce80">
            <text:p>3.7</text:p>
          </table:table-cell>
          <table:table-cell table:style-name="ce163"/>
          <table:table-cell office:value-type="float" office:value="3.5532630000000003" table:style-name="ce80">
            <text:p>3.6</text:p>
          </table:table-cell>
          <table:table-cell table:style-name="ce80"/>
          <table:table-cell office:value-type="float" office:value="4.1885400000000015" table:style-name="ce80">
            <text:p>4.2</text:p>
          </table:table-cell>
          <table:table-cell table:style-name="ce80"/>
          <table:table-cell office:value-type="float" office:value="3.2946270000000002" table:style-name="ce80">
            <text:p>3.3</text:p>
          </table:table-cell>
          <table:table-cell table:style-name="ce80"/>
          <table:table-cell office:value-type="float" office:value="5.0317539999999976" table:style-name="ce80">
            <text:p>5.0</text:p>
          </table:table-cell>
          <table:table-cell table:style-name="ce80"/>
          <table:table-cell office:value-type="float" office:value="4.3729360000000002" table:style-name="ce80">
            <text:p>4.4</text:p>
          </table:table-cell>
          <table:table-cell table:style-name="ce163"/>
          <table:table-cell office:value-type="float" office:value="3.7635810000000012" table:style-name="ce80">
            <text:p>3.8</text:p>
          </table:table-cell>
          <table:table-cell table:style-name="ce164"/>
          <table:table-cell office:value-type="float" office:value="4.3829029999999989" table:style-name="ce80">
            <text:p>4.4</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Nephrops<text:span text:style-name="T2"><text:s/></text:span></text:p>
          </table:table-cell>
          <table:table-cell table:number-columns-repeated="2" table:style-name="ce65"/>
          <table:table-cell office:value-type="float" office:value="17.863117000000003" table:style-name="ce80">
            <text:p>17.9</text:p>
          </table:table-cell>
          <table:table-cell office:value-type="float" office:value="11.060551999999999" table:style-name="ce80">
            <text:p>11.1</text:p>
          </table:table-cell>
          <table:table-cell office:value-type="float" office:value="13.049829000000001" table:style-name="ce80">
            <text:p>13.0</text:p>
          </table:table-cell>
          <table:table-cell table:style-name="ce81"/>
          <table:table-cell office:value-type="float" office:value="13.861756000000005" table:style-name="ce80">
            <text:p>13.9</text:p>
          </table:table-cell>
          <table:table-cell table:style-name="ce80"/>
          <table:table-cell office:value-type="float" office:value="13.343597999999998" table:style-name="ce80">
            <text:p>13.3</text:p>
          </table:table-cell>
          <table:table-cell table:style-name="ce163"/>
          <table:table-cell office:value-type="float" office:value="12.939144999999998" table:style-name="ce80">
            <text:p>12.9</text:p>
          </table:table-cell>
          <table:table-cell office:value-type="string" table:style-name="ce163">
            <text:p>R</text:p>
          </table:table-cell>
          <table:table-cell office:value-type="float" office:value="13.992145999999996" table:style-name="ce80">
            <text:p>14.0</text:p>
          </table:table-cell>
          <table:table-cell table:style-name="ce80"/>
          <table:table-cell office:value-type="float" office:value="93.228400000000008" table:style-name="ce80">
            <text:p>93.2</text:p>
          </table:table-cell>
          <table:table-cell table:style-name="ce80"/>
          <table:table-cell office:value-type="float" office:value="113.41220300000002" table:style-name="ce80">
            <text:p>113.4</text:p>
          </table:table-cell>
          <table:table-cell table:style-name="ce81"/>
          <table:table-cell office:value-type="float" office:value="119.71106400000002" table:style-name="ce80">
            <text:p>119.7</text:p>
          </table:table-cell>
          <table:table-cell table:style-name="ce80"/>
          <table:table-cell office:value-type="float" office:value="107.88708" table:style-name="ce80">
            <text:p>107.9</text:p>
          </table:table-cell>
          <table:table-cell office:value-type="string" table:style-name="ce163">
            <text:p>R</text:p>
          </table:table-cell>
          <table:table-cell office:value-type="float" office:value="112.54087399999999" table:style-name="ce80">
            <text:p>112.5</text:p>
          </table:table-cell>
          <table:table-cell office:value-type="string" table:style-name="ce164">
            <text:p>R</text:p>
          </table:table-cell>
          <table:table-cell office:value-type="float" office:value="108.18510399999998" table:style-name="ce80">
            <text:p>108.2</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Scallops<text:span text:style-name="T2"><text:s/></text:span></text:p>
          </table:table-cell>
          <table:table-cell table:number-columns-repeated="2" table:style-name="ce65"/>
          <table:table-cell office:value-type="float" office:value="16.709184" table:style-name="ce80">
            <text:p>16.7</text:p>
          </table:table-cell>
          <table:table-cell office:value-type="float" office:value="13.565381000000009" table:style-name="ce80">
            <text:p>13.6</text:p>
          </table:table-cell>
          <table:table-cell office:value-type="float" office:value="11.727849999999998" table:style-name="ce80">
            <text:p>11.7</text:p>
          </table:table-cell>
          <table:table-cell table:style-name="ce81"/>
          <table:table-cell office:value-type="float" office:value="12.877227" table:style-name="ce80">
            <text:p>12.9</text:p>
          </table:table-cell>
          <table:table-cell table:style-name="ce80"/>
          <table:table-cell office:value-type="float" office:value="8.2815410000000007" table:style-name="ce80">
            <text:p>8.3</text:p>
          </table:table-cell>
          <table:table-cell table:style-name="ce163"/>
          <table:table-cell office:value-type="float" office:value="7.5586729999999971" table:style-name="ce80">
            <text:p>7.6</text:p>
          </table:table-cell>
          <table:table-cell table:style-name="ce163"/>
          <table:table-cell office:value-type="float" office:value="6.9787860000000013" table:style-name="ce80">
            <text:p>7.0</text:p>
          </table:table-cell>
          <table:table-cell table:style-name="ce80"/>
          <table:table-cell office:value-type="float" office:value="100.22536000000004" table:style-name="ce80">
            <text:p>100.2</text:p>
          </table:table-cell>
          <table:table-cell table:style-name="ce80"/>
          <table:table-cell office:value-type="float" office:value="127.69719699999999" table:style-name="ce80">
            <text:p>127.7</text:p>
          </table:table-cell>
          <table:table-cell table:style-name="ce81"/>
          <table:table-cell office:value-type="float" office:value="102.18646099999999" table:style-name="ce80">
            <text:p>102.2</text:p>
          </table:table-cell>
          <table:table-cell table:style-name="ce80"/>
          <table:table-cell office:value-type="float" office:value="88.870457999999985" table:style-name="ce80">
            <text:p>88.9</text:p>
          </table:table-cell>
          <table:table-cell table:style-name="ce163"/>
          <table:table-cell office:value-type="float" office:value="84.404467000000011" table:style-name="ce80">
            <text:p>84.4</text:p>
          </table:table-cell>
          <table:table-cell office:value-type="string" table:style-name="ce164">
            <text:p>R</text:p>
          </table:table-cell>
          <table:table-cell office:value-type="float" office:value="88.947713999999976" table:style-name="ce80">
            <text:p>88.9</text:p>
          </table:table-cell>
          <table:table-cell table:style-name="ce165"/>
          <table:table-cell table:style-name="ce65"/>
          <table:table-cell table:style-name="ce63"/>
          <table:table-cell table:number-columns-repeated="16354"/>
        </table:table-row>
        <table:table-row table:style-name="ro11">
          <table:table-cell table:style-name="ce65"/>
          <table:table-cell office:value-type="string" table:style-name="ce65">
            <text:p>Shrimps and Prawns</text:p>
          </table:table-cell>
          <table:table-cell table:number-columns-repeated="2" table:style-name="ce66"/>
          <table:table-cell office:value-type="float" office:value="14.735908000000004" table:style-name="ce80">
            <text:p>14.7</text:p>
          </table:table-cell>
          <table:table-cell office:value-type="float" office:value="13.717118999999995" table:style-name="ce80">
            <text:p>13.7</text:p>
          </table:table-cell>
          <table:table-cell office:value-type="float" office:value="11.692393999999997" table:style-name="ce80">
            <text:p>11.7</text:p>
          </table:table-cell>
          <table:table-cell table:style-name="ce81"/>
          <table:table-cell office:value-type="float" office:value="12.598495000000003" table:style-name="ce80">
            <text:p>12.6</text:p>
          </table:table-cell>
          <table:table-cell table:style-name="ce80"/>
          <table:table-cell office:value-type="float" office:value="14.179425000000016" table:style-name="ce80">
            <text:p>14.2</text:p>
          </table:table-cell>
          <table:table-cell table:style-name="ce163"/>
          <table:table-cell office:value-type="float" office:value="13.139075000000005" table:style-name="ce80">
            <text:p>13.1</text:p>
          </table:table-cell>
          <table:table-cell office:value-type="string" table:style-name="ce163">
            <text:p>R</text:p>
          </table:table-cell>
          <table:table-cell office:value-type="float" office:value="11.233575000000004" table:style-name="ce80">
            <text:p>11.2</text:p>
          </table:table-cell>
          <table:table-cell table:style-name="ce80"/>
          <table:table-cell office:value-type="float" office:value="71.414282000000014" table:style-name="ce80">
            <text:p>71.4</text:p>
          </table:table-cell>
          <table:table-cell table:style-name="ce80"/>
          <table:table-cell office:value-type="float" office:value="86.499600000000015" table:style-name="ce80">
            <text:p>86.5</text:p>
          </table:table-cell>
          <table:table-cell table:style-name="ce81"/>
          <table:table-cell office:value-type="float" office:value="106.27840400000002" table:style-name="ce80">
            <text:p>106.3</text:p>
          </table:table-cell>
          <table:table-cell table:style-name="ce80"/>
          <table:table-cell office:value-type="float" office:value="88.578163999999987" table:style-name="ce80">
            <text:p>88.6</text:p>
          </table:table-cell>
          <table:table-cell office:value-type="string" table:style-name="ce163">
            <text:p>R</text:p>
          </table:table-cell>
          <table:table-cell office:value-type="float" office:value="75.92588300000007" table:style-name="ce80">
            <text:p>75.9</text:p>
          </table:table-cell>
          <table:table-cell office:value-type="string" table:style-name="ce164">
            <text:p>R</text:p>
          </table:table-cell>
          <table:table-cell office:value-type="float" office:value="88.751280000000023" table:style-name="ce80">
            <text:p>88.8</text:p>
          </table:table-cell>
          <table:table-cell table:style-name="ce165"/>
          <table:table-cell table:style-name="ce65"/>
          <table:table-cell table:style-name="ce63"/>
          <table:table-cell table:number-columns-repeated="16354" table:style-name="ce66"/>
        </table:table-row>
        <table:table-row table:style-name="ro11">
          <table:table-cell table:style-name="ce65"/>
          <table:table-cell office:value-type="string" table:style-name="ce65">
            <text:p>Squid<text:span text:style-name="T2"><text:s/></text:span></text:p>
          </table:table-cell>
          <table:table-cell table:number-columns-repeated="2" table:style-name="ce65"/>
          <table:table-cell office:value-type="float" office:value="3.0453470000000005" table:style-name="ce80">
            <text:p>3.0</text:p>
          </table:table-cell>
          <table:table-cell office:value-type="float" office:value="2.3273580000000007" table:style-name="ce80">
            <text:p>2.3</text:p>
          </table:table-cell>
          <table:table-cell office:value-type="float" office:value="3.2624910000000007" table:style-name="ce80">
            <text:p>3.3</text:p>
          </table:table-cell>
          <table:table-cell table:style-name="ce80"/>
          <table:table-cell office:value-type="float" office:value="3.1094340000000011" table:style-name="ce80">
            <text:p>3.1</text:p>
          </table:table-cell>
          <table:table-cell table:style-name="ce80"/>
          <table:table-cell office:value-type="float" office:value="10.608975999999998" table:style-name="ce80">
            <text:p>10.6</text:p>
          </table:table-cell>
          <table:table-cell table:style-name="ce163"/>
          <table:table-cell office:value-type="float" office:value="8.1749129999999983" table:style-name="ce80">
            <text:p>8.2</text:p>
          </table:table-cell>
          <table:table-cell table:style-name="ce163"/>
          <table:table-cell office:value-type="float" office:value="9.1917700000000018" table:style-name="ce80">
            <text:p>9.2</text:p>
          </table:table-cell>
          <table:table-cell table:style-name="ce80"/>
          <table:table-cell office:value-type="float" office:value="14.486516999999999" table:style-name="ce80">
            <text:p>14.5</text:p>
          </table:table-cell>
          <table:table-cell table:style-name="ce80"/>
          <table:table-cell office:value-type="float" office:value="13.772855000000005" table:style-name="ce80">
            <text:p>13.8</text:p>
          </table:table-cell>
          <table:table-cell table:style-name="ce81"/>
          <table:table-cell office:value-type="float" office:value="48.81827599999999" table:style-name="ce80">
            <text:p>48.8</text:p>
          </table:table-cell>
          <table:table-cell table:style-name="ce80"/>
          <table:table-cell office:value-type="float" office:value="39.551309000000025" table:style-name="ce80">
            <text:p>39.6</text:p>
          </table:table-cell>
          <table:table-cell table:style-name="ce163"/>
          <table:table-cell office:value-type="float" office:value="39.538242000000011" table:style-name="ce80">
            <text:p>39.5</text:p>
          </table:table-cell>
          <table:table-cell office:value-type="string" table:style-name="ce164">
            <text:p>R</text:p>
          </table:table-cell>
          <table:table-cell office:value-type="float" office:value="39.592669000000001" table:style-name="ce80">
            <text:p>39.6</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Other Crustaceans</text:p>
          </table:table-cell>
          <table:table-cell table:number-columns-repeated="2" table:style-name="ce65"/>
          <table:table-cell office:value-type="float" office:value="0.70154699999999981" table:style-name="ce80">
            <text:p>0.7</text:p>
          </table:table-cell>
          <table:table-cell office:value-type="float" office:value="1.8713409999999988" table:style-name="ce80">
            <text:p>1.9</text:p>
          </table:table-cell>
          <table:table-cell office:value-type="float" office:value="1.8515889999999997" table:style-name="ce80">
            <text:p>1.9</text:p>
          </table:table-cell>
          <table:table-cell table:style-name="ce80"/>
          <table:table-cell office:value-type="float" office:value="2.292724999999999" table:style-name="ce80">
            <text:p>2.3</text:p>
          </table:table-cell>
          <table:table-cell table:style-name="ce80"/>
          <table:table-cell office:value-type="float" office:value="1.9732660000000006" table:style-name="ce80">
            <text:p>2.0</text:p>
          </table:table-cell>
          <table:table-cell table:style-name="ce163"/>
          <table:table-cell office:value-type="float" office:value="2.1900990000000009" table:style-name="ce80">
            <text:p>2.2</text:p>
          </table:table-cell>
          <table:table-cell table:style-name="ce163"/>
          <table:table-cell office:value-type="float" office:value="1.006445" table:style-name="ce80">
            <text:p>1.0</text:p>
          </table:table-cell>
          <table:table-cell table:style-name="ce80"/>
          <table:table-cell office:value-type="float" office:value="13.306478999999996" table:style-name="ce80">
            <text:p>13.3</text:p>
          </table:table-cell>
          <table:table-cell table:style-name="ce80"/>
          <table:table-cell office:value-type="float" office:value="17.892095000000012" table:style-name="ce80">
            <text:p>17.9</text:p>
          </table:table-cell>
          <table:table-cell table:style-name="ce80"/>
          <table:table-cell office:value-type="float" office:value="14.763899000000004" table:style-name="ce80">
            <text:p>14.8</text:p>
          </table:table-cell>
          <table:table-cell table:style-name="ce80"/>
          <table:table-cell office:value-type="float" office:value="15.80795" table:style-name="ce80">
            <text:p>15.8</text:p>
          </table:table-cell>
          <table:table-cell table:style-name="ce163"/>
          <table:table-cell office:value-type="float" office:value="7.4902489999999995" table:style-name="ce80">
            <text:p>7.5</text:p>
          </table:table-cell>
          <table:table-cell table:style-name="ce164"/>
          <table:table-cell office:value-type="float" office:value="15.829943000000002" table:style-name="ce80">
            <text:p>15.8</text:p>
          </table:table-cell>
          <table:table-cell table:style-name="ce165"/>
          <table:table-cell table:style-name="ce65"/>
          <table:table-cell table:style-name="ce64"/>
          <table:table-cell table:number-columns-repeated="16354"/>
        </table:table-row>
        <table:table-row table:style-name="ro11">
          <table:table-cell table:style-name="ce66"/>
          <table:table-cell office:value-type="string" table:style-name="ce65">
            <text:p>Other Molluscs</text:p>
          </table:table-cell>
          <table:table-cell table:number-columns-repeated="2" table:style-name="ce65"/>
          <table:table-cell office:value-type="float" office:value="13.086276000000002" table:style-name="ce80">
            <text:p>13.1</text:p>
          </table:table-cell>
          <table:table-cell office:value-type="float" office:value="17.215446" table:style-name="ce80">
            <text:p>17.2</text:p>
          </table:table-cell>
          <table:table-cell office:value-type="float" office:value="16.390271999999978" table:style-name="ce80">
            <text:p>16.4</text:p>
          </table:table-cell>
          <table:table-cell table:style-name="ce81"/>
          <table:table-cell office:value-type="float" office:value="20.407810000000008" table:style-name="ce80">
            <text:p>20.4</text:p>
          </table:table-cell>
          <table:table-cell table:style-name="ce80"/>
          <table:table-cell office:value-type="float" office:value="13.636319000000006" table:style-name="ce80">
            <text:p>13.6</text:p>
          </table:table-cell>
          <table:table-cell table:style-name="ce163"/>
          <table:table-cell office:value-type="float" office:value="11.076602999999997" table:style-name="ce80">
            <text:p>11.1</text:p>
          </table:table-cell>
          <table:table-cell table:style-name="ce163"/>
          <table:table-cell office:value-type="float" office:value="14.353203000000006" table:style-name="ce80">
            <text:p>14.4</text:p>
          </table:table-cell>
          <table:table-cell table:style-name="ce80"/>
          <table:table-cell office:value-type="float" office:value="60.365982000000031" table:style-name="ce80">
            <text:p>60.4</text:p>
          </table:table-cell>
          <table:table-cell table:style-name="ce80"/>
          <table:table-cell office:value-type="float" office:value="81.415655000000029" table:style-name="ce80">
            <text:p>81.4</text:p>
          </table:table-cell>
          <table:table-cell table:style-name="ce80"/>
          <table:table-cell office:value-type="float" office:value="71.273432999999983" table:style-name="ce80">
            <text:p>71.3</text:p>
          </table:table-cell>
          <table:table-cell table:style-name="ce80"/>
          <table:table-cell office:value-type="float" office:value="69.926845000000014" table:style-name="ce80">
            <text:p>69.9</text:p>
          </table:table-cell>
          <table:table-cell table:style-name="ce163"/>
          <table:table-cell office:value-type="float" office:value="75.046351999999999" table:style-name="ce80">
            <text:p>75.0</text:p>
          </table:table-cell>
          <table:table-cell table:style-name="ce164"/>
          <table:table-cell office:value-type="float" office:value="69.927347000000026" table:style-name="ce80">
            <text:p>69.9</text:p>
          </table:table-cell>
          <table:table-cell table:style-name="ce165"/>
          <table:table-cell table:style-name="ce65"/>
          <table:table-cell table:style-name="ce64"/>
          <table:table-cell table:number-columns-repeated="16354"/>
        </table:table-row>
        <table:table-row table:style-name="ro11">
          <table:table-cell table:style-name="ce86"/>
          <table:table-cell office:value-type="string" table:style-name="ce86">
            <text:p>Total</text:p>
          </table:table-cell>
          <table:table-cell table:number-columns-repeated="2" table:style-name="ce87"/>
          <table:table-cell office:value-type="float" office:value="96.15313500000002" table:style-name="ce88">
            <text:p>96.2</text:p>
          </table:table-cell>
          <table:table-cell office:value-type="float" office:value="94.49769000000002" table:style-name="ce88">
            <text:p>94.5</text:p>
          </table:table-cell>
          <table:table-cell office:value-type="float" office:value="80.82205399999998" table:style-name="ce88">
            <text:p>80.8</text:p>
          </table:table-cell>
          <table:table-cell table:style-name="ce89"/>
          <table:table-cell office:value-type="float" office:value="89.367564000000016" table:style-name="ce88">
            <text:p>89.4</text:p>
          </table:table-cell>
          <table:table-cell table:style-name="ce88"/>
          <table:table-cell office:value-type="float" office:value="85.768924000000013" table:style-name="ce88">
            <text:p>85.8</text:p>
          </table:table-cell>
          <table:table-cell table:style-name="ce166"/>
          <table:table-cell office:value-type="float" office:value="79.509053999999992" table:style-name="ce88">
            <text:p>79.5</text:p>
          </table:table-cell>
          <table:table-cell office:value-type="string" table:style-name="ce166">
            <text:p>R</text:p>
          </table:table-cell>
          <table:table-cell office:value-type="float" office:value="81.355748000000006" table:style-name="ce88">
            <text:p>81.4</text:p>
          </table:table-cell>
          <table:table-cell table:style-name="ce88"/>
          <table:table-cell office:value-type="float" office:value="440.90721000000008" table:style-name="ce88">
            <text:p>440.9</text:p>
          </table:table-cell>
          <table:table-cell table:style-name="ce88"/>
          <table:table-cell office:value-type="float" office:value="557.15040699999997" table:style-name="ce88">
            <text:p>557.2</text:p>
          </table:table-cell>
          <table:table-cell table:style-name="ce89"/>
          <table:table-cell office:value-type="float" office:value="601.85906799999998" table:style-name="ce88">
            <text:p>601.9</text:p>
          </table:table-cell>
          <table:table-cell table:style-name="ce88"/>
          <table:table-cell office:value-type="float" office:value="574.97458100000006" table:style-name="ce88">
            <text:p>575.0</text:p>
          </table:table-cell>
          <table:table-cell office:value-type="string" table:style-name="ce166">
            <text:p>R</text:p>
          </table:table-cell>
          <table:table-cell office:value-type="float" office:value="560.70489600000008" table:style-name="ce88">
            <text:p>560.7</text:p>
          </table:table-cell>
          <table:table-cell office:value-type="string" table:style-name="ce167">
            <text:p>R</text:p>
          </table:table-cell>
          <table:table-cell office:value-type="float" office:value="575.88851599999998" table:style-name="ce88">
            <text:p>575.9</text:p>
          </table:table-cell>
          <table:table-cell table:style-name="ce165"/>
          <table:table-cell table:style-name="ce66"/>
          <table:table-cell table:style-name="ce64"/>
          <table:table-cell table:number-columns-repeated="16354"/>
        </table:table-row>
        <table:table-row table:style-name="ro11">
          <table:table-cell table:number-columns-repeated="2" table:style-name="ce66"/>
          <table:table-cell table:number-columns-repeated="2" table:style-name="ce65"/>
          <table:table-cell table:number-columns-repeated="7" table:style-name="ce88"/>
          <table:table-cell table:style-name="ce163"/>
          <table:table-cell table:style-name="ce88"/>
          <table:table-cell table:style-name="ce163"/>
          <table:table-cell table:style-name="ce88"/>
          <table:table-cell table:number-columns-repeated="8" table:style-name="ce76"/>
          <table:table-cell table:style-name="ce163"/>
          <table:table-cell table:style-name="ce76"/>
          <table:table-cell table:style-name="ce164"/>
          <table:table-cell table:style-name="ce76"/>
          <table:table-cell table:style-name="ce165"/>
          <table:table-cell table:style-name="ce66"/>
          <table:table-cell table:style-name="ce64"/>
          <table:table-cell table:number-columns-repeated="16354"/>
        </table:table-row>
        <table:table-row table:style-name="ro11">
          <table:table-cell office:value-type="string" table:style-name="ce86">
            <text:p>Total Exports of Fish</text:p>
          </table:table-cell>
          <table:table-cell table:number-columns-repeated="3" table:style-name="ce87"/>
          <table:table-cell office:value-type="float" office:value="436.12341899999996" table:style-name="ce88">
            <text:p>436.1</text:p>
          </table:table-cell>
          <table:table-cell office:value-type="float" office:value="465.91143699999992" table:style-name="ce88">
            <text:p>465.9</text:p>
          </table:table-cell>
          <table:table-cell office:value-type="float" office:value="442.03298899999999" table:style-name="ce88">
            <text:p>442.0</text:p>
          </table:table-cell>
          <table:table-cell table:style-name="ce89"/>
          <table:table-cell office:value-type="float" office:value="439.87370199999998" table:style-name="ce88">
            <text:p>439.9</text:p>
          </table:table-cell>
          <table:table-cell table:style-name="ce88"/>
          <table:table-cell office:value-type="float" office:value="459.45848100000006" table:style-name="ce88">
            <text:p>459.5</text:p>
          </table:table-cell>
          <table:table-cell table:style-name="ce166"/>
          <table:table-cell office:value-type="float" office:value="447.56500399999999" table:style-name="ce88">
            <text:p>447.6</text:p>
          </table:table-cell>
          <table:table-cell office:value-type="string" table:style-name="ce166">
            <text:p>R</text:p>
          </table:table-cell>
          <table:table-cell office:value-type="float" office:value="452.13052499999992" table:style-name="ce88">
            <text:p>452.1</text:p>
          </table:table-cell>
          <table:table-cell table:style-name="ce88"/>
          <table:table-cell office:value-type="float" office:value="1336.7061220000001" table:style-name="ce88">
            <text:p>1,336.7</text:p>
          </table:table-cell>
          <table:table-cell table:style-name="ce88"/>
          <table:table-cell office:value-type="float" office:value="1638.4037689999996" table:style-name="ce88">
            <text:p>1,638.4</text:p>
          </table:table-cell>
          <table:table-cell table:style-name="ce89"/>
          <table:table-cell office:value-type="float" office:value="1903.7940870000004" table:style-name="ce88">
            <text:p>1,903.8</text:p>
          </table:table-cell>
          <table:table-cell table:style-name="ce88"/>
          <table:table-cell office:value-type="float" office:value="1789.3001559999998" table:style-name="ce88">
            <text:p>1,789.3</text:p>
          </table:table-cell>
          <table:table-cell office:value-type="string" table:style-name="ce166">
            <text:p>R</text:p>
          </table:table-cell>
          <table:table-cell office:value-type="float" office:value="2003.6619130000004" table:style-name="ce88">
            <text:p>2,003.7</text:p>
          </table:table-cell>
          <table:table-cell office:value-type="string" table:style-name="ce167">
            <text:p>R</text:p>
          </table:table-cell>
          <table:table-cell office:value-type="float" office:value="1791.1761449999997" table:style-name="ce88">
            <text:p>1,791.2</text:p>
          </table:table-cell>
          <table:table-cell table:style-name="ce165"/>
          <table:table-cell table:style-name="ce65"/>
          <table:table-cell table:style-name="ce64"/>
          <table:table-cell table:number-columns-repeated="16354"/>
        </table:table-row>
        <table:table-row table:style-name="ro11">
          <table:table-cell office:value-type="string" table:style-name="ce66">
            <text:p>Fish Products</text:p>
          </table:table-cell>
          <table:table-cell table:number-columns-repeated="3" table:style-name="ce66"/>
          <table:table-cell table:number-columns-repeated="7" table:style-name="ce80"/>
          <table:table-cell table:style-name="ce163"/>
          <table:table-cell table:style-name="ce80"/>
          <table:table-cell table:style-name="ce163"/>
          <table:table-cell table:number-columns-repeated="9" table:style-name="ce80"/>
          <table:table-cell table:style-name="ce163"/>
          <table:table-cell table:style-name="ce80"/>
          <table:table-cell table:style-name="ce164"/>
          <table:table-cell table:style-name="ce80"/>
          <table:table-cell table:style-name="ce165"/>
          <table:table-cell table:style-name="ce66"/>
          <table:table-cell table:style-name="ce64"/>
          <table:table-cell table:number-columns-repeated="16354"/>
        </table:table-row>
        <table:table-row table:style-name="ro11">
          <table:table-cell table:number-columns-repeated="4" table:style-name="ce65"/>
          <table:table-cell table:number-columns-repeated="7" table:style-name="ce80"/>
          <table:table-cell table:style-name="ce163"/>
          <table:table-cell table:style-name="ce80"/>
          <table:table-cell table:style-name="ce163"/>
          <table:table-cell table:number-columns-repeated="9" table:style-name="ce80"/>
          <table:table-cell table:style-name="ce163"/>
          <table:table-cell table:style-name="ce80"/>
          <table:table-cell table:style-name="ce164"/>
          <table:table-cell table:style-name="ce80"/>
          <table:table-cell table:style-name="ce168"/>
          <table:table-cell table:style-name="ce65"/>
          <table:table-cell table:style-name="ce64"/>
          <table:table-cell table:number-columns-repeated="16354" table:style-name="ce66"/>
        </table:table-row>
        <table:table-row table:style-name="ro11">
          <table:table-cell table:style-name="ce65"/>
          <table:table-cell office:value-type="string" table:style-name="ce65">
            <text:p>Meals and Flours</text:p>
          </table:table-cell>
          <table:table-cell table:number-columns-repeated="2" table:style-name="ce65"/>
          <table:table-cell office:value-type="float" office:value="24.435673999999995" table:style-name="ce80">
            <text:p>24.4</text:p>
          </table:table-cell>
          <table:table-cell office:value-type="float" office:value="15.935119000000006" table:style-name="ce80">
            <text:p>15.9</text:p>
          </table:table-cell>
          <table:table-cell office:value-type="float" office:value="45.406489000000001" table:style-name="ce80">
            <text:p>45.4</text:p>
          </table:table-cell>
          <table:table-cell table:style-name="ce80"/>
          <table:table-cell office:value-type="float" office:value="47.171753999999993" table:style-name="ce80">
            <text:p>47.2</text:p>
          </table:table-cell>
          <table:table-cell table:style-name="ce80"/>
          <table:table-cell office:value-type="float" office:value="31.421273999999997" table:style-name="ce80">
            <text:p>31.4</text:p>
          </table:table-cell>
          <table:table-cell table:style-name="ce163"/>
          <table:table-cell office:value-type="float" office:value="24.884631999999993" table:style-name="ce80">
            <text:p>24.9</text:p>
          </table:table-cell>
          <table:table-cell table:style-name="ce163"/>
          <table:table-cell office:value-type="float" office:value="32.047817999999985" table:style-name="ce80">
            <text:p>32.0</text:p>
          </table:table-cell>
          <table:table-cell table:style-name="ce80"/>
          <table:table-cell office:value-type="float" office:value="55.302529999999997" table:style-name="ce80">
            <text:p>55.3</text:p>
          </table:table-cell>
          <table:table-cell table:style-name="ce80"/>
          <table:table-cell office:value-type="float" office:value="60.740273000000016" table:style-name="ce80">
            <text:p>60.7</text:p>
          </table:table-cell>
          <table:table-cell table:style-name="ce80"/>
          <table:table-cell office:value-type="float" office:value="40.868407999999995" table:style-name="ce80">
            <text:p>40.9</text:p>
          </table:table-cell>
          <table:table-cell table:style-name="ce80"/>
          <table:table-cell office:value-type="float" office:value="34.608708999999998" table:style-name="ce80">
            <text:p>34.6</text:p>
          </table:table-cell>
          <table:table-cell table:style-name="ce163"/>
          <table:table-cell office:value-type="float" office:value="45.731299999999997" table:style-name="ce80">
            <text:p>45.7</text:p>
          </table:table-cell>
          <table:table-cell table:style-name="ce164"/>
          <table:table-cell office:value-type="float" office:value="34.62565399999999" table:style-name="ce80">
            <text:p>34.6</text:p>
          </table:table-cell>
          <table:table-cell table:style-name="ce165"/>
          <table:table-cell table:style-name="ce65"/>
          <table:table-cell table:style-name="ce64"/>
          <table:table-cell table:number-columns-repeated="16354"/>
        </table:table-row>
        <table:table-row table:style-name="ro11">
          <table:table-cell table:style-name="ce65"/>
          <table:table-cell office:value-type="string" table:style-name="ce65">
            <text:p>Oils</text:p>
          </table:table-cell>
          <table:table-cell table:number-columns-repeated="2" table:style-name="ce65"/>
          <table:table-cell office:value-type="float" office:value="8.2210460000000012" table:style-name="ce80">
            <text:p>8.2</text:p>
          </table:table-cell>
          <table:table-cell office:value-type="float" office:value="8.4696939999999987" table:style-name="ce80">
            <text:p>8.5</text:p>
          </table:table-cell>
          <table:table-cell office:value-type="float" office:value="10.840056999999996" table:style-name="ce80">
            <text:p>10.8</text:p>
          </table:table-cell>
          <table:table-cell table:style-name="ce80"/>
          <table:table-cell office:value-type="float" office:value="10.838518000000004" table:style-name="ce80">
            <text:p>10.8</text:p>
          </table:table-cell>
          <table:table-cell table:style-name="ce80"/>
          <table:table-cell office:value-type="float" office:value="12.386188999999998" table:style-name="ce80">
            <text:p>12.4</text:p>
          </table:table-cell>
          <table:table-cell table:style-name="ce163"/>
          <table:table-cell office:value-type="float" office:value="11.122640000000001" table:style-name="ce80">
            <text:p>11.1</text:p>
          </table:table-cell>
          <table:table-cell table:style-name="ce163"/>
          <table:table-cell office:value-type="float" office:value="12.15828" table:style-name="ce80">
            <text:p>12.2</text:p>
          </table:table-cell>
          <table:table-cell table:style-name="ce80"/>
          <table:table-cell office:value-type="float" office:value="19.297110000000004" table:style-name="ce80">
            <text:p>19.3</text:p>
          </table:table-cell>
          <table:table-cell table:style-name="ce80"/>
          <table:table-cell office:value-type="float" office:value="26.410188999999985" table:style-name="ce80">
            <text:p>26.4</text:p>
          </table:table-cell>
          <table:table-cell table:style-name="ce80"/>
          <table:table-cell office:value-type="float" office:value="33.41859299999998" table:style-name="ce80">
            <text:p>33.4</text:p>
          </table:table-cell>
          <table:table-cell table:style-name="ce80"/>
          <table:table-cell office:value-type="float" office:value="26.986521000000003" table:style-name="ce80">
            <text:p>27.0</text:p>
          </table:table-cell>
          <table:table-cell table:style-name="ce163"/>
          <table:table-cell office:value-type="float" office:value="17.883297000000006" table:style-name="ce80">
            <text:p>17.9</text:p>
          </table:table-cell>
          <table:table-cell office:value-type="string" table:style-name="ce164">
            <text:p>R</text:p>
          </table:table-cell>
          <table:table-cell office:value-type="float" office:value="27.021500000000007" table:style-name="ce80">
            <text:p>27.0</text:p>
          </table:table-cell>
          <table:table-cell table:style-name="ce165"/>
          <table:table-cell table:style-name="ce65"/>
          <table:table-cell table:style-name="ce64"/>
          <table:table-cell table:number-columns-repeated="16354"/>
        </table:table-row>
        <table:table-row table:style-name="ro11">
          <table:table-cell table:style-name="ce86"/>
          <table:table-cell office:value-type="string" table:style-name="ce86">
            <text:p>Total</text:p>
          </table:table-cell>
          <table:table-cell table:number-columns-repeated="2" table:style-name="ce87"/>
          <table:table-cell office:value-type="float" office:value="32.656719999999993" table:style-name="ce88">
            <text:p>32.7</text:p>
          </table:table-cell>
          <table:table-cell office:value-type="float" office:value="24.404813000000004" table:style-name="ce88">
            <text:p>24.4</text:p>
          </table:table-cell>
          <table:table-cell office:value-type="float" office:value="56.246545999999995" table:style-name="ce88">
            <text:p>56.2</text:p>
          </table:table-cell>
          <table:table-cell table:style-name="ce88"/>
          <table:table-cell office:value-type="float" office:value="58.010272000000001" table:style-name="ce88">
            <text:p>58.0</text:p>
          </table:table-cell>
          <table:table-cell table:style-name="ce88"/>
          <table:table-cell office:value-type="float" office:value="43.807462999999998" table:style-name="ce88">
            <text:p>43.8</text:p>
          </table:table-cell>
          <table:table-cell table:style-name="ce166"/>
          <table:table-cell office:value-type="float" office:value="36.007271999999993" table:style-name="ce88">
            <text:p>36.0</text:p>
          </table:table-cell>
          <table:table-cell table:style-name="ce166"/>
          <table:table-cell office:value-type="float" office:value="44.206097999999983" table:style-name="ce88">
            <text:p>44.2</text:p>
          </table:table-cell>
          <table:table-cell table:style-name="ce88"/>
          <table:table-cell office:value-type="float" office:value="74.599639999999994" table:style-name="ce88">
            <text:p>74.6</text:p>
          </table:table-cell>
          <table:table-cell table:style-name="ce88"/>
          <table:table-cell office:value-type="float" office:value="87.150462000000005" table:style-name="ce88">
            <text:p>87.2</text:p>
          </table:table-cell>
          <table:table-cell table:style-name="ce88"/>
          <table:table-cell office:value-type="float" office:value="74.287000999999975" table:style-name="ce88">
            <text:p>74.3</text:p>
          </table:table-cell>
          <table:table-cell table:style-name="ce88"/>
          <table:table-cell office:value-type="float" office:value="61.595230000000001" table:style-name="ce88">
            <text:p>61.6</text:p>
          </table:table-cell>
          <table:table-cell table:style-name="ce166"/>
          <table:table-cell office:value-type="float" office:value="63.614597000000003" table:style-name="ce88">
            <text:p>63.6</text:p>
          </table:table-cell>
          <table:table-cell office:value-type="string" table:style-name="ce167">
            <text:p>R</text:p>
          </table:table-cell>
          <table:table-cell office:value-type="float" office:value="61.647154" table:style-name="ce88">
            <text:p>61.6</text:p>
          </table:table-cell>
          <table:table-cell table:number-columns-repeated="2" table:style-name="ce165"/>
          <table:table-cell table:style-name="ce64"/>
          <table:table-cell table:number-columns-repeated="16354"/>
        </table:table-row>
        <table:table-row table:style-name="ro11">
          <table:table-cell table:number-columns-repeated="2" table:style-name="ce66"/>
          <table:table-cell table:number-columns-repeated="2" table:style-name="ce65"/>
          <table:table-cell table:number-columns-repeated="7" table:style-name="ce76"/>
          <table:table-cell table:style-name="ce163"/>
          <table:table-cell table:style-name="ce76"/>
          <table:table-cell table:style-name="ce163"/>
          <table:table-cell table:number-columns-repeated="9" table:style-name="ce76"/>
          <table:table-cell table:style-name="ce163"/>
          <table:table-cell table:style-name="ce76"/>
          <table:table-cell table:style-name="ce164"/>
          <table:table-cell table:style-name="ce76"/>
          <table:table-cell table:number-columns-repeated="2" table:style-name="ce165"/>
          <table:table-cell table:style-name="ce64"/>
          <table:table-cell table:number-columns-repeated="16354"/>
        </table:table-row>
        <table:table-row table:style-name="ro11">
          <table:table-cell office:value-type="string" table:style-name="ce66">
            <text:p>Total Exports</text:p>
          </table:table-cell>
          <table:table-cell table:style-name="ce66"/>
          <table:table-cell table:style-name="ce65"/>
          <table:table-cell table:style-name="ce66"/>
          <table:table-cell table:number-columns-repeated="7" table:style-name="ce80"/>
          <table:table-cell table:style-name="ce163"/>
          <table:table-cell table:style-name="ce80"/>
          <table:table-cell table:style-name="ce163"/>
          <table:table-cell table:number-columns-repeated="9" table:style-name="ce80"/>
          <table:table-cell table:style-name="ce163"/>
          <table:table-cell table:style-name="ce80"/>
          <table:table-cell table:style-name="ce164"/>
          <table:table-cell table:style-name="ce80"/>
          <table:table-cell table:number-columns-repeated="2" table:style-name="ce165"/>
          <table:table-cell table:style-name="ce64"/>
          <table:table-cell table:number-columns-repeated="16354"/>
        </table:table-row>
        <table:table-row table:style-name="ro11">
          <table:table-cell office:value-type="string" table:style-name="ce95">
            <text:p>(inc. fish products)</text:p>
          </table:table-cell>
          <table:table-cell table:style-name="ce95"/>
          <table:table-cell table:style-name="ce59"/>
          <table:table-cell table:style-name="ce95"/>
          <table:table-cell office:value-type="float" office:value="468.78013899999996" table:style-name="ce96">
            <text:p>468.8</text:p>
          </table:table-cell>
          <table:table-cell office:value-type="float" office:value="490.31624999999991" table:style-name="ce96">
            <text:p>490.3</text:p>
          </table:table-cell>
          <table:table-cell office:value-type="float" office:value="498.27953500000001" table:style-name="ce96">
            <text:p>498.3</text:p>
          </table:table-cell>
          <table:table-cell table:style-name="ce97"/>
          <table:table-cell office:value-type="float" office:value="497.88397399999997" table:style-name="ce96">
            <text:p>497.9</text:p>
          </table:table-cell>
          <table:table-cell table:style-name="ce96"/>
          <table:table-cell office:value-type="float" office:value="503.26594400000005" table:style-name="ce96">
            <text:p>503.3</text:p>
          </table:table-cell>
          <table:table-cell table:style-name="ce169"/>
          <table:table-cell office:value-type="float" office:value="483.57227599999999" table:style-name="ce96">
            <text:p>483.6</text:p>
          </table:table-cell>
          <table:table-cell office:value-type="string" table:style-name="ce169">
            <text:p>R</text:p>
          </table:table-cell>
          <table:table-cell office:value-type="float" office:value="496.33662299999992" table:style-name="ce96">
            <text:p>496.3</text:p>
          </table:table-cell>
          <table:table-cell table:style-name="ce96"/>
          <table:table-cell office:value-type="float" office:value="1411.3057620000002" table:style-name="ce96">
            <text:p>1,411.3</text:p>
          </table:table-cell>
          <table:table-cell table:style-name="ce96"/>
          <table:table-cell office:value-type="float" office:value="1725.5542309999996" table:style-name="ce96">
            <text:p>1,725.6</text:p>
          </table:table-cell>
          <table:table-cell table:style-name="ce97"/>
          <table:table-cell office:value-type="float" office:value="1978.0810880000004" table:style-name="ce96">
            <text:p>1,978.1</text:p>
          </table:table-cell>
          <table:table-cell table:style-name="ce96"/>
          <table:table-cell office:value-type="float" office:value="1850.8953859999999" table:style-name="ce96">
            <text:p>1,850.9</text:p>
          </table:table-cell>
          <table:table-cell office:value-type="string" table:style-name="ce169">
            <text:p>R</text:p>
          </table:table-cell>
          <table:table-cell office:value-type="float" office:value="2067.2765100000006" table:style-name="ce96">
            <text:p>2,067.3</text:p>
          </table:table-cell>
          <table:table-cell office:value-type="string" table:style-name="ce170">
            <text:p>R</text:p>
          </table:table-cell>
          <table:table-cell office:value-type="float" office:value="1852.8232989999997" table:style-name="ce96">
            <text:p>1,852.8</text:p>
          </table:table-cell>
          <table:table-cell table:number-columns-repeated="2" table:style-name="ce165"/>
          <table:table-cell table:style-name="ce64"/>
          <table:table-cell table:number-columns-repeated="16354"/>
        </table:table-row>
        <table:table-row table:style-name="ro11">
          <table:table-cell office:value-type="string" table:style-name="ce65">
            <text:p>Source: <text:s/>H.M. Revenue and Customs</text:p>
          </table:table-cell>
          <table:table-cell table:number-columns-repeated="3" table:style-name="ce65"/>
          <table:table-cell table:number-columns-repeated="5" table:style-name="ce161"/>
          <table:table-cell table:number-columns-repeated="7" table:style-name="ce99"/>
          <table:table-cell table:number-columns-repeated="9" table:style-name="ce161"/>
          <table:table-cell table:style-name="ce162"/>
          <table:table-cell table:style-name="ce161"/>
          <table:table-cell table:style-name="ce165"/>
          <table:table-cell table:style-name="ce63"/>
          <table:table-cell table:style-name="ce64"/>
          <table:table-cell table:number-columns-repeated="16354"/>
        </table:table-row>
        <table:table-row table:style-name="ro5">
          <table:table-cell table:number-columns-repeated="4" table:style-name="ce65"/>
          <table:table-cell table:number-columns-repeated="5" table:style-name="ce161"/>
          <table:table-cell table:number-columns-repeated="7" table:style-name="ce99"/>
          <table:table-cell table:number-columns-repeated="9" table:style-name="ce161"/>
          <table:table-cell table:style-name="ce162"/>
          <table:table-cell table:style-name="ce161"/>
          <table:table-cell table:style-name="ce165"/>
          <table:table-cell table:style-name="ce63"/>
          <table:table-cell table:style-name="ce64"/>
          <table:table-cell table:number-columns-repeated="16354"/>
        </table:table-row>
        <table:table-row table:style-name="ro11">
          <table:table-cell office:value-type="string" table:style-name="ce100">
            <text:p>(a) 2018 data are provisional.</text:p>
          </table:table-cell>
          <table:table-cell table:style-name="ce100"/>
          <table:table-cell table:number-columns-repeated="2" table:style-name="ce65"/>
          <table:table-cell table:number-columns-repeated="5" table:style-name="ce161"/>
          <table:table-cell table:style-name="ce99"/>
          <table:table-cell table:style-name="ce161"/>
          <table:table-cell table:style-name="ce80"/>
          <table:table-cell table:style-name="ce161"/>
          <table:table-cell table:style-name="ce80"/>
          <table:table-cell table:style-name="ce161"/>
          <table:table-cell table:style-name="ce99"/>
          <table:table-cell table:number-columns-repeated="9" table:style-name="ce161"/>
          <table:table-cell table:style-name="ce162"/>
          <table:table-cell table:style-name="ce161"/>
          <table:table-cell table:style-name="ce165"/>
          <table:table-cell table:style-name="ce63"/>
          <table:table-cell table:style-name="ce64"/>
          <table:table-cell table:number-columns-repeated="16354"/>
        </table:table-row>
        <table:table-row table:style-name="ro11">
          <table:table-cell office:value-type="string" table:style-name="ce65">
            <text:p>(b) Freshwater species.</text:p>
          </table:table-cell>
          <table:table-cell table:number-columns-repeated="3" table:style-name="ce65"/>
          <table:table-cell table:number-columns-repeated="2" table:style-name="ce171"/>
          <table:table-cell table:style-name="ce66"/>
          <table:table-cell table:style-name="ce171"/>
          <table:table-cell table:style-name="ce66"/>
          <table:table-cell table:number-columns-repeated="7" table:style-name="ce80"/>
          <table:table-cell table:number-columns-repeated="9" table:style-name="ce171"/>
          <table:table-cell table:style-name="ce172"/>
          <table:table-cell table:style-name="ce171"/>
          <table:table-cell table:style-name="ce165"/>
          <table:table-cell table:style-name="ce63"/>
          <table:table-cell table:style-name="ce64"/>
          <table:table-cell table:number-columns-repeated="16354"/>
        </table:table-row>
        <table:table-row table:style-name="ro11">
          <table:table-cell office:value-type="string" table:style-name="ce65">
            <text:p>(c) Includes other freshwater species.</text:p>
          </table:table-cell>
          <table:table-cell table:number-columns-repeated="2" table:style-name="ce65"/>
          <table:table-cell table:style-name="ce80"/>
          <table:table-cell table:number-columns-repeated="2" table:style-name="ce66"/>
          <table:table-cell table:style-name="ce161"/>
          <table:table-cell table:style-name="ce66"/>
          <table:table-cell table:style-name="ce161"/>
          <table:table-cell table:number-columns-repeated="16" table:style-name="ce66"/>
          <table:table-cell table:style-name="ce173"/>
          <table:table-cell table:style-name="ce66"/>
          <table:table-cell table:style-name="ce168"/>
          <table:table-cell table:style-name="ce63"/>
          <table:table-cell table:style-name="ce64"/>
          <table:table-cell table:number-columns-repeated="16354" table:style-name="ce66"/>
        </table:table-row>
        <table:table-row table:style-name="ro11">
          <table:table-cell table:number-columns-repeated="6" table:style-name="ce66"/>
          <table:table-cell table:style-name="ce161"/>
          <table:table-cell table:style-name="ce66"/>
          <table:table-cell table:style-name="ce161"/>
          <table:table-cell table:number-columns-repeated="16" table:style-name="ce66"/>
          <table:table-cell table:style-name="ce173"/>
          <table:table-cell table:style-name="ce66"/>
          <table:table-cell table:style-name="ce165"/>
          <table:table-cell table:style-name="ce63"/>
          <table:table-cell table:style-name="ce64"/>
          <table:table-cell table:number-columns-repeated="16354" table:style-name="ce66"/>
        </table:table-row>
        <table:table-row table:style-name="ro11">
          <table:table-cell table:number-columns-repeated="6" table:style-name="ce66"/>
          <table:table-cell table:style-name="ce161"/>
          <table:table-cell table:style-name="ce66"/>
          <table:table-cell table:style-name="ce161"/>
          <table:table-cell table:number-columns-repeated="16" table:style-name="ce66"/>
          <table:table-cell table:style-name="ce173"/>
          <table:table-cell table:style-name="ce66"/>
          <table:table-cell table:style-name="ce168"/>
          <table:table-cell table:style-name="ce63"/>
          <table:table-cell table:style-name="ce64"/>
          <table:table-cell table:number-columns-repeated="16354" table:style-name="ce66"/>
        </table:table-row>
        <table:table-row table:style-name="ro11">
          <table:table-cell table:style-name="ce101"/>
          <table:table-cell table:number-columns-repeated="3" table:style-name="ce65"/>
          <table:table-cell table:number-columns-repeated="5" table:style-name="ce161"/>
          <table:table-cell table:number-columns-repeated="7" table:style-name="ce99"/>
          <table:table-cell table:number-columns-repeated="9" table:style-name="ce161"/>
          <table:table-cell table:style-name="ce162"/>
          <table:table-cell table:style-name="ce161"/>
          <table:table-cell table:number-columns-repeated="2" table:style-name="ce63"/>
          <table:table-cell table:style-name="ce64"/>
          <table:table-cell table:number-columns-repeated="16354"/>
        </table:table-row>
        <table:table-row table:style-name="ro11">
          <table:table-cell table:number-columns-repeated="16384"/>
        </table:table-row>
        <table:table-row table:style-name="ro11">
          <table:table-cell table:number-columns-repeated="4" table:style-name="ce65"/>
          <table:table-cell table:number-columns-repeated="2" table:style-name="ce161"/>
          <table:table-cell table:style-name="ce174"/>
          <table:table-cell table:style-name="ce161"/>
          <table:table-cell table:style-name="ce174"/>
          <table:table-cell table:number-columns-repeated="7" table:style-name="ce99"/>
          <table:table-cell table:number-columns-repeated="9" table:style-name="ce161"/>
          <table:table-cell table:style-name="ce162"/>
          <table:table-cell table:style-name="ce161"/>
          <table:table-cell table:number-columns-repeated="2" table:style-name="ce63"/>
          <table:table-cell table:style-name="ce64"/>
          <table:table-cell table:number-columns-repeated="16354"/>
        </table:table-row>
        <table:table-row table:number-rows-repeated="2" table:style-name="ro11">
          <table:table-cell table:number-columns-repeated="16384"/>
        </table:table-row>
        <table:table-row table:style-name="ro7">
          <table:table-cell table:style-name="ce102"/>
          <table:table-cell table:number-columns-repeated="3" table:style-name="ce103"/>
          <table:table-cell table:number-columns-repeated="2" table:style-name="ce174"/>
          <table:table-cell table:style-name="ce161"/>
          <table:table-cell table:style-name="ce174"/>
          <table:table-cell table:style-name="ce161"/>
          <table:table-cell table:number-columns-repeated="7" table:style-name="ce175"/>
          <table:table-cell table:number-columns-repeated="9" table:style-name="ce174"/>
          <table:table-cell table:style-name="ce176"/>
          <table:table-cell table:style-name="ce174"/>
          <table:table-cell table:number-columns-repeated="2" table:style-name="ce107"/>
          <table:table-cell table:number-columns-repeated="16355" table:style-name="ce103"/>
        </table:table-row>
        <table:table-row table:style-name="ro11">
          <table:table-cell table:number-columns-repeated="4" table:style-name="ce65"/>
          <table:table-cell table:number-columns-repeated="2" table:style-name="ce161"/>
          <table:table-cell table:style-name="ce177"/>
          <table:table-cell table:style-name="ce161"/>
          <table:table-cell table:style-name="ce177"/>
          <table:table-cell table:number-columns-repeated="7" table:style-name="ce99"/>
          <table:table-cell table:number-columns-repeated="9" table:style-name="ce161"/>
          <table:table-cell table:style-name="ce162"/>
          <table:table-cell table:style-name="ce161"/>
          <table:table-cell table:number-columns-repeated="2" table:style-name="ce63"/>
          <table:table-cell table:style-name="ce64"/>
          <table:table-cell table:number-columns-repeated="16354"/>
        </table:table-row>
        <table:table-row table:style-name="ro11">
          <table:table-cell table:number-columns-repeated="4"/>
          <table:table-cell table:number-columns-repeated="2" table:style-name="ce161"/>
          <table:table-cell table:style-name="ce178"/>
          <table:table-cell table:style-name="ce161"/>
          <table:table-cell table:style-name="ce178"/>
          <table:table-cell table:number-columns-repeated="7" table:style-name="ce99"/>
          <table:table-cell table:number-columns-repeated="9" table:style-name="ce161"/>
          <table:table-cell table:style-name="ce162"/>
          <table:table-cell table:style-name="ce161"/>
          <table:table-cell table:number-columns-repeated="16357"/>
        </table:table-row>
        <table:table-row table:style-name="ro11">
          <table:table-cell table:number-columns-repeated="16384"/>
        </table:table-row>
        <table:table-row table:style-name="ro11">
          <table:table-cell table:number-columns-repeated="4"/>
          <table:table-cell table:number-columns-repeated="2" table:style-name="ce177"/>
          <table:table-cell table:style-name="ce161"/>
          <table:table-cell table:style-name="ce177"/>
          <table:table-cell table:style-name="ce161"/>
          <table:table-cell table:number-columns-repeated="7" table:style-name="ce99"/>
          <table:table-cell table:number-columns-repeated="9" table:style-name="ce161"/>
          <table:table-cell table:style-name="ce162"/>
          <table:table-cell table:style-name="ce161"/>
          <table:table-cell table:number-columns-repeated="16357"/>
        </table:table-row>
        <table:table-row table:style-name="ro11">
          <table:table-cell table:number-columns-repeated="4"/>
          <table:table-cell table:number-columns-repeated="2" table:style-name="ce178"/>
          <table:table-cell table:style-name="ce161"/>
          <table:table-cell table:style-name="ce178"/>
          <table:table-cell table:style-name="ce161"/>
          <table:table-cell table:number-columns-repeated="16" table:style-name="ce178"/>
          <table:table-cell table:style-name="ce179"/>
          <table:table-cell table:style-name="ce178"/>
          <table:table-cell table:number-columns-repeated="16357"/>
        </table:table-row>
        <table:table-row table:number-rows-repeated="1048508" table:style-name="ro11">
          <table:table-cell table:number-columns-repeated="16384"/>
        </table:table-row>
        <table:named-expressions>
          <table:named-range table:name="Print_Area" table:cell-range-address="Table_4_3.$A$1:Table_4_3.$AA$55" table:base-cell-address="Table_4_3.$A$1"/>
        </table:named-expressions>
      </table:table>
      <table:table table:name="Table_4_3a_-_Quantity" table:style-name="ta7">
        <table:table-column table:style-name="co20" table:default-cell-style-name="ce112"/>
        <table:table-column table:style-name="co21" table:default-cell-style-name="ce112"/>
        <table:table-column table:style-name="co16"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default-cell-style-name="ce112"/>
        <table:table-column table:style-name="co23" table:number-columns-repeated="16340" table:default-cell-style-name="ce112"/>
        <table:table-row table:style-name="ro4">
          <table:table-cell office:value-type="string" table:style-name="ce109">
            <text:p>TABLE 4.3a <text:s text:c="2"/>Exports of fish and fish preparations from the UK by importing country: 2018 to 2019 (a)</text:p>
          </table:table-cell>
          <table:table-cell table:number-columns-repeated="16383" table:style-name="ce110"/>
        </table:table-row>
        <table:table-row table:style-name="ro10">
          <table:table-cell table:number-columns-repeated="44" table:style-name="ce111"/>
          <table:table-cell table:number-columns-repeated="16340"/>
        </table:table-row>
        <table:table-row table:style-name="ro10">
          <table:table-cell table:number-columns-repeated="2" table:style-name="ce112"/>
          <table:table-cell office:value-type="string" table:number-columns-spanned="3" table:number-rows-spanned="1" table:style-name="ce131">
            <text:p>Cod</text:p>
          </table:table-cell>
          <table:covered-table-cell table:number-columns-repeated="2"/>
          <table:table-cell office:value-type="string" table:number-columns-spanned="3" table:number-rows-spanned="1" table:style-name="ce131">
            <text:p>Herring</text:p>
          </table:table-cell>
          <table:covered-table-cell table:number-columns-repeated="2"/>
          <table:table-cell office:value-type="string" table:number-columns-spanned="3" table:number-rows-spanned="1" table:style-name="ce131">
            <text:p>Mackerel</text:p>
          </table:table-cell>
          <table:covered-table-cell table:number-columns-repeated="2"/>
          <table:table-cell office:value-type="string" table:number-columns-spanned="3" table:number-rows-spanned="1" table:style-name="ce131">
            <text:p>Saithe</text:p>
          </table:table-cell>
          <table:covered-table-cell table:number-columns-repeated="2"/>
          <table:table-cell office:value-type="string" table:number-columns-spanned="3" table:number-rows-spanned="1" table:style-name="ce131">
            <text:p>Salmon</text:p>
          </table:table-cell>
          <table:covered-table-cell table:number-columns-repeated="2"/>
          <table:table-cell office:value-type="string" table:number-columns-spanned="3" table:number-rows-spanned="1" table:style-name="ce131">
            <text:p>Sardines</text:p>
          </table:table-cell>
          <table:covered-table-cell table:number-columns-repeated="2"/>
          <table:table-cell office:value-type="string" table:number-columns-spanned="3" table:number-rows-spanned="1" table:style-name="ce131">
            <text:p>Other Fish</text:p>
          </table:table-cell>
          <table:covered-table-cell table:number-columns-repeated="2"/>
          <table:table-cell office:value-type="string" table:number-columns-spanned="3" table:number-rows-spanned="2" table:style-name="ce132">
            <text:p>Total Fish (excl. Shellfish)</text:p>
          </table:table-cell>
          <table:covered-table-cell table:number-columns-repeated="2"/>
          <table:table-cell office:value-type="string" table:number-columns-spanned="3" table:number-rows-spanned="1" table:style-name="ce131">
            <text:p>Crabs</text:p>
          </table:table-cell>
          <table:covered-table-cell table:number-columns-repeated="2"/>
          <table:table-cell office:value-type="string" table:number-columns-spanned="3" table:number-rows-spanned="1" table:style-name="ce131">
            <text:p>Mussels</text:p>
          </table:table-cell>
          <table:covered-table-cell table:number-columns-repeated="2"/>
          <table:table-cell office:value-type="string" table:number-columns-spanned="3" table:number-rows-spanned="1" table:style-name="ce131">
            <text:p>Shrimps &amp; Prawns</text:p>
          </table:table-cell>
          <table:covered-table-cell table:number-columns-repeated="2"/>
          <table:table-cell office:value-type="string" table:number-columns-spanned="3" table:number-rows-spanned="1" table:style-name="ce131">
            <text:p>Other Shellfish</text:p>
          </table:table-cell>
          <table:covered-table-cell table:number-columns-repeated="2"/>
          <table:table-cell office:value-type="string" table:number-columns-spanned="3" table:number-rows-spanned="1" table:style-name="ce131">
            <text:p>Total Shellfish</text:p>
          </table:table-cell>
          <table:covered-table-cell table:number-columns-repeated="2"/>
          <table:table-cell office:value-type="string" table:number-columns-spanned="3" table:number-rows-spanned="1" table:style-name="ce131">
            <text:p>Total All Fish</text:p>
          </table:table-cell>
          <table:covered-table-cell table:number-columns-repeated="2"/>
          <table:table-cell table:number-columns-repeated="16340"/>
        </table:table-row>
        <table:table-row table:style-name="ro10">
          <table:table-cell office:value-type="string" table:style-name="ce113">
            <text:p>Quantity (tonnes)</text:p>
          </table:table-cell>
          <table:table-cell table:style-name="ce112"/>
          <table:table-cell table:number-columns-repeated="21" table:style-name="ce114"/>
          <table:covered-table-cell/>
          <table:covered-table-cell table:number-columns-repeated="2"/>
          <table:table-cell table:number-columns-repeated="18" table:style-name="ce114"/>
          <table:table-cell table:number-columns-repeated="16340"/>
        </table:table-row>
        <table:table-row table:style-name="ro10">
          <table:table-cell table:number-columns-repeated="2" table:style-name="ce124"/>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table:number-columns-repeated="16340"/>
        </table:table-row>
        <table:table-row table:style-name="ro10">
          <table:table-cell office:value-type="string" table:style-name="ce113">
            <text:p>EU</text:p>
          </table:table-cell>
          <table:table-cell table:style-name="ce112"/>
          <table:table-cell table:number-columns-repeated="30" table:style-name="ce100"/>
          <table:table-cell table:style-name="ce117"/>
          <table:table-cell table:style-name="ce82"/>
          <table:table-cell table:number-columns-repeated="2" table:style-name="ce117"/>
          <table:table-cell table:style-name="ce118"/>
          <table:table-cell table:style-name="ce117"/>
          <table:table-cell table:style-name="ce100"/>
          <table:table-cell table:style-name="ce82"/>
          <table:table-cell table:number-columns-repeated="2" table:style-name="ce100"/>
          <table:table-cell table:style-name="ce82"/>
          <table:table-cell table:style-name="ce100"/>
          <table:table-cell table:number-columns-repeated="16340"/>
        </table:table-row>
        <table:table-row table:style-name="ro10">
          <table:table-cell table:style-name="ce112"/>
          <table:table-cell office:value-type="string" table:style-name="ce119">
            <text:p>Belgium</text:p>
          </table:table-cell>
          <table:table-cell office:value-type="float" office:value="198.90499999999997" table:style-name="ce120">
            <text:p>199</text:p>
          </table:table-cell>
          <table:table-cell office:value-type="string" table:style-name="ce82">
            <text:p>R</text:p>
          </table:table-cell>
          <table:table-cell office:value-type="float" office:value="82.641999999999996" table:style-name="ce120">
            <text:p>83</text:p>
          </table:table-cell>
          <table:table-cell office:value-type="float" office:value="0.75900000000000001" table:style-name="ce120">
            <text:p>1</text:p>
          </table:table-cell>
          <table:table-cell table:style-name="ce82"/>
          <table:table-cell office:value-type="float" office:value="2.117" table:style-name="ce120">
            <text:p>2</text:p>
          </table:table-cell>
          <table:table-cell office:value-type="float" office:value="208.88699999999997" table:style-name="ce120">
            <text:p>209</text:p>
          </table:table-cell>
          <table:table-cell office:value-type="string" table:style-name="ce82">
            <text:p>R</text:p>
          </table:table-cell>
          <table:table-cell office:value-type="float" office:value="183.95700000000002" table:style-name="ce120">
            <text:p>184</text:p>
          </table:table-cell>
          <table:table-cell office:value-type="float" office:value="157.28100000000001" table:style-name="ce120">
            <text:p>157</text:p>
          </table:table-cell>
          <table:table-cell office:value-type="string" table:style-name="ce82">
            <text:p>R</text:p>
          </table:table-cell>
          <table:table-cell office:value-type="float" office:value="106.38300000000001" table:style-name="ce120">
            <text:p>106</text:p>
          </table:table-cell>
          <table:table-cell office:value-type="float" office:value="1157.633" table:style-name="ce120">
            <text:p>1,158</text:p>
          </table:table-cell>
          <table:table-cell office:value-type="string" table:style-name="ce82">
            <text:p>R</text:p>
          </table:table-cell>
          <table:table-cell office:value-type="float" office:value="1683.5350000000001" table:style-name="ce120">
            <text:p>1,684</text:p>
          </table:table-cell>
          <table:table-cell office:value-type="float" office:value="19.216999999999999" table:style-name="ce120">
            <text:p>19</text:p>
          </table:table-cell>
          <table:table-cell table:style-name="ce82"/>
          <table:table-cell office:value-type="float" office:value="16.386000000000003" table:style-name="ce120">
            <text:p>16</text:p>
          </table:table-cell>
          <table:table-cell office:value-type="float" office:value="1087.979" table:style-name="ce120">
            <text:p>1,088</text:p>
          </table:table-cell>
          <table:table-cell office:value-type="string" table:style-name="ce82">
            <text:p>R</text:p>
          </table:table-cell>
          <table:table-cell office:value-type="float" office:value="1589.7299999999998" table:style-name="ce120">
            <text:p>1,590</text:p>
          </table:table-cell>
          <table:table-cell office:value-type="float" office:value="2830.6610000000001" table:style-name="ce120">
            <text:p>2,831</text:p>
          </table:table-cell>
          <table:table-cell office:value-type="string" table:style-name="ce82">
            <text:p>R</text:p>
          </table:table-cell>
          <table:table-cell office:value-type="float" office:value="3664.75" table:style-name="ce120">
            <text:p>3,665</text:p>
          </table:table-cell>
          <table:table-cell office:value-type="float" office:value="29.209" table:style-name="ce120">
            <text:p>29</text:p>
          </table:table-cell>
          <table:table-cell table:style-name="ce82"/>
          <table:table-cell office:value-type="float" office:value="42.156999999999996" table:style-name="ce120">
            <text:p>42</text:p>
          </table:table-cell>
          <table:table-cell office:value-type="float" office:value="0.22100000000000003" table:style-name="ce120"/>
          <table:table-cell table:style-name="ce82"/>
          <table:table-cell office:value-type="float" office:value="0.192" table:style-name="ce120"/>
          <table:table-cell office:value-type="float" office:value="894.12400000000014" table:style-name="ce120">
            <text:p>894</text:p>
          </table:table-cell>
          <table:table-cell office:value-type="string" table:style-name="ce82">
            <text:p>R</text:p>
          </table:table-cell>
          <table:table-cell office:value-type="float" office:value="1209.0810000000001" table:style-name="ce120">
            <text:p>1,209</text:p>
          </table:table-cell>
          <table:table-cell office:value-type="float" office:value="294.61" table:style-name="ce120">
            <text:p>295</text:p>
          </table:table-cell>
          <table:table-cell table:style-name="ce82"/>
          <table:table-cell office:value-type="float" office:value="412.6819999999999" table:style-name="ce120">
            <text:p>413</text:p>
          </table:table-cell>
          <table:table-cell office:value-type="float" office:value="1218.1640000000002" table:style-name="ce120">
            <text:p>1,218</text:p>
          </table:table-cell>
          <table:table-cell office:value-type="string" table:style-name="ce82">
            <text:p>R</text:p>
          </table:table-cell>
          <table:table-cell office:value-type="float" office:value="1664.1120000000001" table:style-name="ce120">
            <text:p>1,664</text:p>
          </table:table-cell>
          <table:table-cell office:value-type="float" office:value="4048.8250000000003" table:style-name="ce121">
            <text:p>4,049</text:p>
          </table:table-cell>
          <table:table-cell office:value-type="string" table:style-name="ce82">
            <text:p>R</text:p>
          </table:table-cell>
          <table:table-cell office:value-type="float" office:value="5328.8620000000001" table:style-name="ce121">
            <text:p>5,329</text:p>
          </table:table-cell>
          <table:table-cell table:number-columns-repeated="16340"/>
        </table:table-row>
        <table:table-row table:style-name="ro10">
          <table:table-cell table:style-name="ce112"/>
          <table:table-cell office:value-type="string" table:style-name="ce112">
            <text:p>Denmark</text:p>
          </table:table-cell>
          <table:table-cell office:value-type="float" office:value="1701.2170000000001" table:style-name="ce120">
            <text:p>1,701</text:p>
          </table:table-cell>
          <table:table-cell office:value-type="string" table:style-name="ce82">
            <text:p>R</text:p>
          </table:table-cell>
          <table:table-cell office:value-type="float" office:value="958.42099999999994" table:style-name="ce120">
            <text:p>958</text:p>
          </table:table-cell>
          <table:table-cell office:value-type="float" office:value="2317.5800000000004" table:style-name="ce120">
            <text:p>2,318</text:p>
          </table:table-cell>
          <table:table-cell office:value-type="string" table:style-name="ce82">
            <text:p>R</text:p>
          </table:table-cell>
          <table:table-cell office:value-type="float" office:value="397.77799999999996" table:style-name="ce120">
            <text:p>398</text:p>
          </table:table-cell>
          <table:table-cell office:value-type="float" office:value="5582.058" table:style-name="ce120">
            <text:p>5,582</text:p>
          </table:table-cell>
          <table:table-cell office:value-type="string" table:style-name="ce82">
            <text:p>R</text:p>
          </table:table-cell>
          <table:table-cell office:value-type="float" office:value="3826.4700000000003" table:style-name="ce120">
            <text:p>3,826</text:p>
          </table:table-cell>
          <table:table-cell office:value-type="float" office:value="1815.3810000000001" table:style-name="ce120">
            <text:p>1,815</text:p>
          </table:table-cell>
          <table:table-cell office:value-type="string" table:style-name="ce82">
            <text:p>R</text:p>
          </table:table-cell>
          <table:table-cell office:value-type="float" office:value="1814.9389999999999" table:style-name="ce120">
            <text:p>1,815</text:p>
          </table:table-cell>
          <table:table-cell office:value-type="float" office:value="3177.7219999999998" table:style-name="ce120">
            <text:p>3,178</text:p>
          </table:table-cell>
          <table:table-cell office:value-type="string" table:style-name="ce82">
            <text:p>R</text:p>
          </table:table-cell>
          <table:table-cell office:value-type="float" office:value="2980.9600000000005" table:style-name="ce120">
            <text:p>2,981</text:p>
          </table:table-cell>
          <table:table-cell office:value-type="float" office:value="2.359" table:style-name="ce120">
            <text:p>2</text:p>
          </table:table-cell>
          <table:table-cell table:style-name="ce82"/>
          <table:table-cell office:value-type="float" office:value="1.7809999999999999" table:style-name="ce120">
            <text:p>2</text:p>
          </table:table-cell>
          <table:table-cell office:value-type="float" office:value="7093.0649999999987" table:style-name="ce120">
            <text:p>7,093</text:p>
          </table:table-cell>
          <table:table-cell table:style-name="ce82"/>
          <table:table-cell office:value-type="float" office:value="6333.1220000000021" table:style-name="ce120">
            <text:p>6,333</text:p>
          </table:table-cell>
          <table:table-cell office:value-type="float" office:value="21689.381999999998" table:style-name="ce120">
            <text:p>21,689</text:p>
          </table:table-cell>
          <table:table-cell office:value-type="string" table:style-name="ce82">
            <text:p>R</text:p>
          </table:table-cell>
          <table:table-cell office:value-type="float" office:value="16313.471000000005" table:style-name="ce120">
            <text:p>16,313</text:p>
          </table:table-cell>
          <table:table-cell office:value-type="float" office:value="23.148000000000003" table:style-name="ce120">
            <text:p>23</text:p>
          </table:table-cell>
          <table:table-cell table:style-name="ce82"/>
          <table:table-cell office:value-type="float" office:value="153.69400000000002" table:style-name="ce120">
            <text:p>154</text:p>
          </table:table-cell>
          <table:table-cell office:value-type="float" office:value="3.746" table:style-name="ce120">
            <text:p>4</text:p>
          </table:table-cell>
          <table:table-cell table:style-name="ce82"/>
          <table:table-cell office:value-type="float" office:value="2.0129999999999999" table:style-name="ce120">
            <text:p>2</text:p>
          </table:table-cell>
          <table:table-cell office:value-type="float" office:value="952.43399999999997" table:style-name="ce120">
            <text:p>952</text:p>
          </table:table-cell>
          <table:table-cell office:value-type="string" table:style-name="ce82">
            <text:p>R</text:p>
          </table:table-cell>
          <table:table-cell office:value-type="float" office:value="429.74400000000003" table:style-name="ce120">
            <text:p>430</text:p>
          </table:table-cell>
          <table:table-cell office:value-type="float" office:value="650.73700000000008" table:style-name="ce120">
            <text:p>651</text:p>
          </table:table-cell>
          <table:table-cell office:value-type="string" table:style-name="ce82">
            <text:p>R</text:p>
          </table:table-cell>
          <table:table-cell office:value-type="float" office:value="439.07100000000003" table:style-name="ce120">
            <text:p>439</text:p>
          </table:table-cell>
          <table:table-cell office:value-type="float" office:value="1630.0650000000001" table:style-name="ce120">
            <text:p>1,630</text:p>
          </table:table-cell>
          <table:table-cell office:value-type="string" table:style-name="ce82">
            <text:p>R</text:p>
          </table:table-cell>
          <table:table-cell office:value-type="float" office:value="1024.5219999999999" table:style-name="ce120">
            <text:p>1,025</text:p>
          </table:table-cell>
          <table:table-cell office:value-type="float" office:value="23319.446999999996" table:style-name="ce121">
            <text:p>23,319</text:p>
          </table:table-cell>
          <table:table-cell office:value-type="string" table:style-name="ce82">
            <text:p>R</text:p>
          </table:table-cell>
          <table:table-cell office:value-type="float" office:value="17337.993000000006" table:style-name="ce121">
            <text:p>17,338</text:p>
          </table:table-cell>
          <table:table-cell table:number-columns-repeated="16340"/>
        </table:table-row>
        <table:table-row table:style-name="ro10">
          <table:table-cell table:style-name="ce112"/>
          <table:table-cell office:value-type="string" table:style-name="ce112">
            <text:p>France</text:p>
          </table:table-cell>
          <table:table-cell office:value-type="float" office:value="1608.2220000000002" table:style-name="ce120">
            <text:p>1,608</text:p>
          </table:table-cell>
          <table:table-cell office:value-type="string" table:style-name="ce82">
            <text:p>R</text:p>
          </table:table-cell>
          <table:table-cell office:value-type="float" office:value="1821.5759999999998" table:style-name="ce120">
            <text:p>1,822</text:p>
          </table:table-cell>
          <table:table-cell office:value-type="float" office:value="629.87000000000012" table:style-name="ce120">
            <text:p>630</text:p>
          </table:table-cell>
          <table:table-cell office:value-type="string" table:style-name="ce82">
            <text:p>R</text:p>
          </table:table-cell>
          <table:table-cell office:value-type="float" office:value="1011.1519999999999" table:style-name="ce120">
            <text:p>1,011</text:p>
          </table:table-cell>
          <table:table-cell office:value-type="float" office:value="7061.1279999999997" table:style-name="ce120">
            <text:p>7,061</text:p>
          </table:table-cell>
          <table:table-cell office:value-type="string" table:style-name="ce82">
            <text:p>R</text:p>
          </table:table-cell>
          <table:table-cell office:value-type="float" office:value="7675.4699999999993" table:style-name="ce120">
            <text:p>7,675</text:p>
          </table:table-cell>
          <table:table-cell office:value-type="float" office:value="3413.779" table:style-name="ce120">
            <text:p>3,414</text:p>
          </table:table-cell>
          <table:table-cell office:value-type="string" table:style-name="ce82">
            <text:p>R</text:p>
          </table:table-cell>
          <table:table-cell office:value-type="float" office:value="4598.22" table:style-name="ce120">
            <text:p>4,598</text:p>
          </table:table-cell>
          <table:table-cell office:value-type="float" office:value="27402.327999999998" table:style-name="ce120">
            <text:p>27,402</text:p>
          </table:table-cell>
          <table:table-cell office:value-type="string" table:style-name="ce82">
            <text:p>R</text:p>
          </table:table-cell>
          <table:table-cell office:value-type="float" office:value="39023.197999999997" table:style-name="ce120">
            <text:p>39,023</text:p>
          </table:table-cell>
          <table:table-cell office:value-type="float" office:value="2653.0110000000004" table:style-name="ce120">
            <text:p>2,653</text:p>
          </table:table-cell>
          <table:table-cell office:value-type="string" table:style-name="ce82">
            <text:p>R</text:p>
          </table:table-cell>
          <table:table-cell office:value-type="float" office:value="1869.261" table:style-name="ce120">
            <text:p>1,869</text:p>
          </table:table-cell>
          <table:table-cell office:value-type="float" office:value="18194.271000000004" table:style-name="ce120">
            <text:p>18,194</text:p>
          </table:table-cell>
          <table:table-cell office:value-type="string" table:style-name="ce82">
            <text:p>R</text:p>
          </table:table-cell>
          <table:table-cell office:value-type="float" office:value="19177.815000000006" table:style-name="ce120">
            <text:p>19,178</text:p>
          </table:table-cell>
          <table:table-cell office:value-type="float" office:value="60962.608999999997" table:style-name="ce120">
            <text:p>60,963</text:p>
          </table:table-cell>
          <table:table-cell office:value-type="string" table:style-name="ce82">
            <text:p>R</text:p>
          </table:table-cell>
          <table:table-cell office:value-type="float" office:value="75176.691999999995" table:style-name="ce120">
            <text:p>75,177</text:p>
          </table:table-cell>
          <table:table-cell office:value-type="float" office:value="4455.5029999999997" table:style-name="ce120">
            <text:p>4,456</text:p>
          </table:table-cell>
          <table:table-cell office:value-type="string" table:style-name="ce82">
            <text:p>R</text:p>
          </table:table-cell>
          <table:table-cell office:value-type="float" office:value="4367.5069999999996" table:style-name="ce120">
            <text:p>4,368</text:p>
          </table:table-cell>
          <table:table-cell office:value-type="float" office:value="450.37799999999999" table:style-name="ce120">
            <text:p>450</text:p>
          </table:table-cell>
          <table:table-cell office:value-type="string" table:style-name="ce82">
            <text:p>R</text:p>
          </table:table-cell>
          <table:table-cell office:value-type="float" office:value="2099.6759999999999" table:style-name="ce120">
            <text:p>2,100</text:p>
          </table:table-cell>
          <table:table-cell office:value-type="float" office:value="1607.578" table:style-name="ce120">
            <text:p>1,608</text:p>
          </table:table-cell>
          <table:table-cell office:value-type="string" table:style-name="ce82">
            <text:p>R</text:p>
          </table:table-cell>
          <table:table-cell office:value-type="float" office:value="1429.508" table:style-name="ce120">
            <text:p>1,430</text:p>
          </table:table-cell>
          <table:table-cell office:value-type="float" office:value="10783.222" table:style-name="ce120">
            <text:p>10,783</text:p>
          </table:table-cell>
          <table:table-cell office:value-type="string" table:style-name="ce82">
            <text:p>R</text:p>
          </table:table-cell>
          <table:table-cell office:value-type="float" office:value="10698.159000000003" table:style-name="ce120">
            <text:p>10,698</text:p>
          </table:table-cell>
          <table:table-cell office:value-type="float" office:value="17296.680999999997" table:style-name="ce120">
            <text:p>17,297</text:p>
          </table:table-cell>
          <table:table-cell office:value-type="string" table:style-name="ce82">
            <text:p>R</text:p>
          </table:table-cell>
          <table:table-cell office:value-type="float" office:value="18594.850000000002" table:style-name="ce120">
            <text:p>18,595</text:p>
          </table:table-cell>
          <table:table-cell office:value-type="float" office:value="78259.289999999994" table:style-name="ce121">
            <text:p>78,259</text:p>
          </table:table-cell>
          <table:table-cell office:value-type="string" table:style-name="ce82">
            <text:p>R</text:p>
          </table:table-cell>
          <table:table-cell office:value-type="float" office:value="93771.542000000001" table:style-name="ce121">
            <text:p>93,772</text:p>
          </table:table-cell>
          <table:table-cell table:number-columns-repeated="16340"/>
        </table:table-row>
        <table:table-row table:style-name="ro10">
          <table:table-cell table:style-name="ce112"/>
          <table:table-cell office:value-type="string" table:style-name="ce112">
            <text:p>Germany</text:p>
          </table:table-cell>
          <table:table-cell office:value-type="float" office:value="542.69500000000005" table:style-name="ce120">
            <text:p>543</text:p>
          </table:table-cell>
          <table:table-cell table:style-name="ce82"/>
          <table:table-cell office:value-type="float" office:value="386.64400000000006" table:style-name="ce120">
            <text:p>387</text:p>
          </table:table-cell>
          <table:table-cell office:value-type="float" office:value="9349.1880000000001" table:style-name="ce120">
            <text:p>9,349</text:p>
          </table:table-cell>
          <table:table-cell office:value-type="string" table:style-name="ce82">
            <text:p>R</text:p>
          </table:table-cell>
          <table:table-cell office:value-type="float" office:value="7752.2029999999995" table:style-name="ce120">
            <text:p>7,752</text:p>
          </table:table-cell>
          <table:table-cell office:value-type="float" office:value="1395.0910000000003" table:style-name="ce120">
            <text:p>1,395</text:p>
          </table:table-cell>
          <table:table-cell table:style-name="ce82"/>
          <table:table-cell office:value-type="float" office:value="1471.2179999999996" table:style-name="ce120">
            <text:p>1,471</text:p>
          </table:table-cell>
          <table:table-cell office:value-type="float" office:value="55.107999999999997" table:style-name="ce120">
            <text:p>55</text:p>
          </table:table-cell>
          <table:table-cell table:style-name="ce82"/>
          <table:table-cell office:value-type="float" office:value="197.316" table:style-name="ce120">
            <text:p>197</text:p>
          </table:table-cell>
          <table:table-cell office:value-type="float" office:value="2910.2070000000003" table:style-name="ce120">
            <text:p>2,910</text:p>
          </table:table-cell>
          <table:table-cell office:value-type="string" table:style-name="ce82">
            <text:p>R</text:p>
          </table:table-cell>
          <table:table-cell office:value-type="float" office:value="3319.239" table:style-name="ce120">
            <text:p>3,319</text:p>
          </table:table-cell>
          <table:table-cell office:value-type="float" office:value="95.747" table:style-name="ce120">
            <text:p>96</text:p>
          </table:table-cell>
          <table:table-cell table:style-name="ce82"/>
          <table:table-cell office:value-type="float" office:value="7.2889999999999997" table:style-name="ce120">
            <text:p>7</text:p>
          </table:table-cell>
          <table:table-cell office:value-type="float" office:value="1925.3829999999996" table:style-name="ce120">
            <text:p>1,925</text:p>
          </table:table-cell>
          <table:table-cell office:value-type="string" table:style-name="ce82">
            <text:p>R</text:p>
          </table:table-cell>
          <table:table-cell office:value-type="float" office:value="1852.5429999999997" table:style-name="ce120">
            <text:p>1,853</text:p>
          </table:table-cell>
          <table:table-cell office:value-type="float" office:value="16273.419" table:style-name="ce120">
            <text:p>16,273</text:p>
          </table:table-cell>
          <table:table-cell office:value-type="string" table:style-name="ce82">
            <text:p>R</text:p>
          </table:table-cell>
          <table:table-cell office:value-type="float" office:value="14986.451999999999" table:style-name="ce120">
            <text:p>14,986</text:p>
          </table:table-cell>
          <table:table-cell office:value-type="float" office:value="14.25" table:style-name="ce120">
            <text:p>14</text:p>
          </table:table-cell>
          <table:table-cell table:style-name="ce82"/>
          <table:table-cell office:value-type="float" office:value="10.701000000000001" table:style-name="ce120">
            <text:p>11</text:p>
          </table:table-cell>
          <table:table-cell office:value-type="float" office:value="1.486" table:style-name="ce120">
            <text:p>1</text:p>
          </table:table-cell>
          <table:table-cell table:style-name="ce82"/>
          <table:table-cell office:value-type="float" office:value="1.1220000000000001" table:style-name="ce120">
            <text:p>1</text:p>
          </table:table-cell>
          <table:table-cell office:value-type="float" office:value="1997.1699999999998" table:style-name="ce120">
            <text:p>1,997</text:p>
          </table:table-cell>
          <table:table-cell table:style-name="ce82"/>
          <table:table-cell office:value-type="float" office:value="1861.1589999999999" table:style-name="ce120">
            <text:p>1,861</text:p>
          </table:table-cell>
          <table:table-cell office:value-type="float" office:value="265.27599999999995" table:style-name="ce120">
            <text:p>265</text:p>
          </table:table-cell>
          <table:table-cell office:value-type="string" table:style-name="ce82">
            <text:p>R</text:p>
          </table:table-cell>
          <table:table-cell office:value-type="float" office:value="429.678" table:style-name="ce120">
            <text:p>430</text:p>
          </table:table-cell>
          <table:table-cell office:value-type="float" office:value="2278.1819999999998" table:style-name="ce120">
            <text:p>2,278</text:p>
          </table:table-cell>
          <table:table-cell office:value-type="string" table:style-name="ce82">
            <text:p>R</text:p>
          </table:table-cell>
          <table:table-cell office:value-type="float" office:value="2302.66" table:style-name="ce120">
            <text:p>2,303</text:p>
          </table:table-cell>
          <table:table-cell office:value-type="float" office:value="18551.600999999999" table:style-name="ce121">
            <text:p>18,552</text:p>
          </table:table-cell>
          <table:table-cell office:value-type="string" table:style-name="ce82">
            <text:p>R</text:p>
          </table:table-cell>
          <table:table-cell office:value-type="float" office:value="17289.112000000001" table:style-name="ce121">
            <text:p>17,289</text:p>
          </table:table-cell>
          <table:table-cell table:number-columns-repeated="16340"/>
        </table:table-row>
        <table:table-row table:style-name="ro10">
          <table:table-cell table:style-name="ce112"/>
          <table:table-cell office:value-type="string" table:style-name="ce112">
            <text:p>Greece</text:p>
          </table:table-cell>
          <table:table-cell office:value-type="float" office:value="0.52400000000000002" table:style-name="ce120">
            <text:p>1</text:p>
          </table:table-cell>
          <table:table-cell table:style-name="ce82"/>
          <table:table-cell office:value-type="float" office:value="75.583000000000013" table:style-name="ce120">
            <text:p>76</text:p>
          </table:table-cell>
          <table:table-cell office:value-type="float" office:value="66.960000000000008" table:style-name="ce120">
            <text:p>67</text:p>
          </table:table-cell>
          <table:table-cell table:style-name="ce82"/>
          <table:table-cell office:value-type="float" office:value="49.3" table:style-name="ce120">
            <text:p>49</text:p>
          </table:table-cell>
          <table:table-cell office:value-type="float" office:value="205.51" table:style-name="ce120">
            <text:p>206</text:p>
          </table:table-cell>
          <table:table-cell table:style-name="ce82"/>
          <table:table-cell office:value-type="float" office:value="280.38499999999999" table:style-name="ce120">
            <text:p>28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16.43599999999998" table:style-name="ce120">
            <text:p>216</text:p>
          </table:table-cell>
          <table:table-cell office:value-type="string" table:style-name="ce82">
            <text:p>R</text:p>
          </table:table-cell>
          <table:table-cell office:value-type="float" office:value="209.708" table:style-name="ce120">
            <text:p>210</text:p>
          </table:table-cell>
          <table:table-cell office:value-type="float" office:value="0.26100000000000001" table:style-name="ce120"/>
          <table:table-cell table:style-name="ce82"/>
          <table:table-cell office:value-type="float" office:value="1.889" table:style-name="ce120">
            <text:p>2</text:p>
          </table:table-cell>
          <table:table-cell office:value-type="float" office:value="66.494" table:style-name="ce120">
            <text:p>66</text:p>
          </table:table-cell>
          <table:table-cell office:value-type="string" table:style-name="ce82">
            <text:p>R</text:p>
          </table:table-cell>
          <table:table-cell office:value-type="float" office:value="48.336999999999996" table:style-name="ce120">
            <text:p>48</text:p>
          </table:table-cell>
          <table:table-cell office:value-type="float" office:value="556.18500000000006" table:style-name="ce120">
            <text:p>556</text:p>
          </table:table-cell>
          <table:table-cell office:value-type="string" table:style-name="ce82">
            <text:p>R</text:p>
          </table:table-cell>
          <table:table-cell office:value-type="float" office:value="665.202" table:style-name="ce120">
            <text:p>665</text:p>
          </table:table-cell>
          <table:table-cell office:value-type="float" office:value="6.8940000000000001" table:style-name="ce120">
            <text:p>7</text:p>
          </table:table-cell>
          <table:table-cell table:style-name="ce82"/>
          <table:table-cell office:value-type="float" office:value="32.418000000000006" table:style-name="ce120">
            <text:p>32</text:p>
          </table:table-cell>
          <table:table-cell office:value-type="float" office:value="2.149" table:style-name="ce120">
            <text:p>2</text:p>
          </table:table-cell>
          <table:table-cell table:style-name="ce82"/>
          <table:table-cell office:value-type="float" office:value="0.40400000000000003" table:style-name="ce120"/>
          <table:table-cell office:value-type="float" office:value="26.893000000000001" table:style-name="ce120">
            <text:p>27</text:p>
          </table:table-cell>
          <table:table-cell table:style-name="ce82"/>
          <table:table-cell office:value-type="float" office:value="33.398999999999994" table:style-name="ce120">
            <text:p>33</text:p>
          </table:table-cell>
          <table:table-cell office:value-type="float" office:value="118.736" table:style-name="ce120">
            <text:p>119</text:p>
          </table:table-cell>
          <table:table-cell table:style-name="ce82"/>
          <table:table-cell office:value-type="float" office:value="170.62600000000003" table:style-name="ce120">
            <text:p>171</text:p>
          </table:table-cell>
          <table:table-cell office:value-type="float" office:value="154.672" table:style-name="ce120">
            <text:p>155</text:p>
          </table:table-cell>
          <table:table-cell table:style-name="ce82"/>
          <table:table-cell office:value-type="float" office:value="236.84700000000004" table:style-name="ce120">
            <text:p>237</text:p>
          </table:table-cell>
          <table:table-cell office:value-type="float" office:value="710.85700000000008" table:style-name="ce121">
            <text:p>711</text:p>
          </table:table-cell>
          <table:table-cell office:value-type="string" table:style-name="ce82">
            <text:p>R</text:p>
          </table:table-cell>
          <table:table-cell office:value-type="float" office:value="902.04899999999998" table:style-name="ce121">
            <text:p>902</text:p>
          </table:table-cell>
          <table:table-cell table:number-columns-repeated="16340"/>
        </table:table-row>
        <table:table-row table:style-name="ro10">
          <table:table-cell table:style-name="ce112"/>
          <table:table-cell office:value-type="string" table:style-name="ce112">
            <text:p>Ireland</text:p>
          </table:table-cell>
          <table:table-cell office:value-type="float" office:value="4636.9799999999996" table:style-name="ce120">
            <text:p>4,637</text:p>
          </table:table-cell>
          <table:table-cell office:value-type="string" table:style-name="ce82">
            <text:p>R</text:p>
          </table:table-cell>
          <table:table-cell office:value-type="float" office:value="5162.1039999999994" table:style-name="ce120">
            <text:p>5,162</text:p>
          </table:table-cell>
          <table:table-cell office:value-type="float" office:value="1183.2470000000001" table:style-name="ce120">
            <text:p>1,183</text:p>
          </table:table-cell>
          <table:table-cell office:value-type="string" table:style-name="ce82">
            <text:p>R</text:p>
          </table:table-cell>
          <table:table-cell office:value-type="float" office:value="1697.9639999999999" table:style-name="ce120">
            <text:p>1,698</text:p>
          </table:table-cell>
          <table:table-cell office:value-type="float" office:value="2703.7770000000005" table:style-name="ce120">
            <text:p>2,704</text:p>
          </table:table-cell>
          <table:table-cell office:value-type="string" table:style-name="ce82">
            <text:p>R</text:p>
          </table:table-cell>
          <table:table-cell office:value-type="float" office:value="4484.6060000000016" table:style-name="ce120">
            <text:p>4,485</text:p>
          </table:table-cell>
          <table:table-cell office:value-type="float" office:value="729.33699999999999" table:style-name="ce120">
            <text:p>729</text:p>
          </table:table-cell>
          <table:table-cell office:value-type="string" table:style-name="ce82">
            <text:p>R</text:p>
          </table:table-cell>
          <table:table-cell office:value-type="float" office:value="517.154" table:style-name="ce120">
            <text:p>517</text:p>
          </table:table-cell>
          <table:table-cell office:value-type="float" office:value="8117.6200000000008" table:style-name="ce120">
            <text:p>8,118</text:p>
          </table:table-cell>
          <table:table-cell office:value-type="string" table:style-name="ce82">
            <text:p>R</text:p>
          </table:table-cell>
          <table:table-cell office:value-type="float" office:value="6943.1989999999987" table:style-name="ce120">
            <text:p>6,943</text:p>
          </table:table-cell>
          <table:table-cell office:value-type="float" office:value="1905.011" table:style-name="ce120">
            <text:p>1,905</text:p>
          </table:table-cell>
          <table:table-cell office:value-type="string" table:style-name="ce82">
            <text:p>R</text:p>
          </table:table-cell>
          <table:table-cell office:value-type="float" office:value="656.14699999999993" table:style-name="ce120">
            <text:p>656</text:p>
          </table:table-cell>
          <table:table-cell office:value-type="float" office:value="25955.986999999994" table:style-name="ce120">
            <text:p>25,956</text:p>
          </table:table-cell>
          <table:table-cell office:value-type="string" table:style-name="ce82">
            <text:p>R</text:p>
          </table:table-cell>
          <table:table-cell office:value-type="float" office:value="25893.503999999997" table:style-name="ce120">
            <text:p>25,894</text:p>
          </table:table-cell>
          <table:table-cell office:value-type="float" office:value="45231.958999999995" table:style-name="ce120">
            <text:p>45,232</text:p>
          </table:table-cell>
          <table:table-cell office:value-type="string" table:style-name="ce82">
            <text:p>R</text:p>
          </table:table-cell>
          <table:table-cell office:value-type="float" office:value="45354.678" table:style-name="ce120">
            <text:p>45,355</text:p>
          </table:table-cell>
          <table:table-cell office:value-type="float" office:value="1090.9009999999998" table:style-name="ce120">
            <text:p>1,091</text:p>
          </table:table-cell>
          <table:table-cell office:value-type="string" table:style-name="ce82">
            <text:p>R</text:p>
          </table:table-cell>
          <table:table-cell office:value-type="float" office:value="1120.5639999999999" table:style-name="ce120">
            <text:p>1,121</text:p>
          </table:table-cell>
          <table:table-cell office:value-type="float" office:value="700.53400000000011" table:style-name="ce120">
            <text:p>701</text:p>
          </table:table-cell>
          <table:table-cell office:value-type="string" table:style-name="ce82">
            <text:p>R</text:p>
          </table:table-cell>
          <table:table-cell office:value-type="float" office:value="361.36899999999997" table:style-name="ce120">
            <text:p>361</text:p>
          </table:table-cell>
          <table:table-cell office:value-type="float" office:value="2899.2509999999997" table:style-name="ce120">
            <text:p>2,899</text:p>
          </table:table-cell>
          <table:table-cell office:value-type="string" table:style-name="ce82">
            <text:p>R</text:p>
          </table:table-cell>
          <table:table-cell office:value-type="float" office:value="2836.8660000000004" table:style-name="ce120">
            <text:p>2,837</text:p>
          </table:table-cell>
          <table:table-cell office:value-type="float" office:value="2309.0420000000004" table:style-name="ce120">
            <text:p>2,309</text:p>
          </table:table-cell>
          <table:table-cell office:value-type="string" table:style-name="ce82">
            <text:p>R</text:p>
          </table:table-cell>
          <table:table-cell office:value-type="float" office:value="1841.0019999999995" table:style-name="ce120">
            <text:p>1,841</text:p>
          </table:table-cell>
          <table:table-cell office:value-type="float" office:value="6999.7280000000001" table:style-name="ce120">
            <text:p>7,000</text:p>
          </table:table-cell>
          <table:table-cell office:value-type="string" table:style-name="ce82">
            <text:p>R</text:p>
          </table:table-cell>
          <table:table-cell office:value-type="float" office:value="6159.8009999999995" table:style-name="ce120">
            <text:p>6,160</text:p>
          </table:table-cell>
          <table:table-cell office:value-type="float" office:value="52231.686999999998" table:style-name="ce121">
            <text:p>52,232</text:p>
          </table:table-cell>
          <table:table-cell office:value-type="string" table:style-name="ce82">
            <text:p>R</text:p>
          </table:table-cell>
          <table:table-cell office:value-type="float" office:value="51514.478999999999" table:style-name="ce121">
            <text:p>51,514</text:p>
          </table:table-cell>
          <table:table-cell table:number-columns-repeated="16340"/>
        </table:table-row>
        <table:table-row table:style-name="ro10">
          <table:table-cell table:style-name="ce112"/>
          <table:table-cell office:value-type="string" table:style-name="ce112">
            <text:p>Italy</text:p>
          </table:table-cell>
          <table:table-cell office:value-type="float" office:value="31.689" table:style-name="ce120">
            <text:p>32</text:p>
          </table:table-cell>
          <table:table-cell table:style-name="ce82"/>
          <table:table-cell office:value-type="float" office:value="37.757000000000005" table:style-name="ce120">
            <text:p>38</text:p>
          </table:table-cell>
          <table:table-cell office:value-type="float" office:value="7.64" table:style-name="ce120">
            <text:p>8</text:p>
          </table:table-cell>
          <table:table-cell table:style-name="ce82"/>
          <table:table-cell office:value-type="float" office:value="1.2389999999999999" table:style-name="ce120">
            <text:p>1</text:p>
          </table:table-cell>
          <table:table-cell office:value-type="float" office:value="927.87300000000005" table:style-name="ce120">
            <text:p>928</text:p>
          </table:table-cell>
          <table:table-cell table:style-name="ce82"/>
          <table:table-cell office:value-type="float" office:value="450.97499999999997" table:style-name="ce120">
            <text:p>451</text:p>
          </table:table-cell>
          <table:table-cell office:value-type="float" office:value="10.975999999999999" table:style-name="ce120">
            <text:p>11</text:p>
          </table:table-cell>
          <table:table-cell table:style-name="ce82"/>
          <table:table-cell office:value-type="float" office:value="18.731999999999999" table:style-name="ce120">
            <text:p>19</text:p>
          </table:table-cell>
          <table:table-cell office:value-type="float" office:value="2207.1759999999999" table:style-name="ce120">
            <text:p>2,207</text:p>
          </table:table-cell>
          <table:table-cell office:value-type="string" table:style-name="ce82">
            <text:p>R</text:p>
          </table:table-cell>
          <table:table-cell office:value-type="float" office:value="2005.3209999999999" table:style-name="ce120">
            <text:p>2,005</text:p>
          </table:table-cell>
          <table:table-cell office:value-type="float" office:value="6.3620000000000001" table:style-name="ce120">
            <text:p>6</text:p>
          </table:table-cell>
          <table:table-cell table:style-name="ce82"/>
          <table:table-cell office:value-type="float" office:value="14.106999999999999" table:style-name="ce120">
            <text:p>14</text:p>
          </table:table-cell>
          <table:table-cell office:value-type="float" office:value="5152.83" table:style-name="ce120">
            <text:p>5,153</text:p>
          </table:table-cell>
          <table:table-cell office:value-type="string" table:style-name="ce82">
            <text:p>R</text:p>
          </table:table-cell>
          <table:table-cell office:value-type="float" office:value="4697.5850000000009" table:style-name="ce120">
            <text:p>4,698</text:p>
          </table:table-cell>
          <table:table-cell office:value-type="float" office:value="8344.5460000000003" table:style-name="ce120">
            <text:p>8,345</text:p>
          </table:table-cell>
          <table:table-cell office:value-type="string" table:style-name="ce82">
            <text:p>R</text:p>
          </table:table-cell>
          <table:table-cell office:value-type="float" office:value="7225.7160000000003" table:style-name="ce120">
            <text:p>7,226</text:p>
          </table:table-cell>
          <table:table-cell office:value-type="float" office:value="317.50400000000002" table:style-name="ce120">
            <text:p>318</text:p>
          </table:table-cell>
          <table:table-cell table:style-name="ce82"/>
          <table:table-cell office:value-type="float" office:value="244.22800000000001" table:style-name="ce120">
            <text:p>244</text:p>
          </table:table-cell>
          <table:table-cell office:value-type="float" office:value="2.6479999999999997" table:style-name="ce120">
            <text:p>3</text:p>
          </table:table-cell>
          <table:table-cell table:style-name="ce82"/>
          <table:table-cell office:value-type="float" office:value="2.0859999999999999" table:style-name="ce120">
            <text:p>2</text:p>
          </table:table-cell>
          <table:table-cell office:value-type="float" office:value="692.83799999999997" table:style-name="ce120">
            <text:p>693</text:p>
          </table:table-cell>
          <table:table-cell office:value-type="string" table:style-name="ce82">
            <text:p>R</text:p>
          </table:table-cell>
          <table:table-cell office:value-type="float" office:value="576.03100000000006" table:style-name="ce120">
            <text:p>576</text:p>
          </table:table-cell>
          <table:table-cell office:value-type="float" office:value="8614.2659999999996" table:style-name="ce120">
            <text:p>8,614</text:p>
          </table:table-cell>
          <table:table-cell office:value-type="string" table:style-name="ce82">
            <text:p>R</text:p>
          </table:table-cell>
          <table:table-cell office:value-type="float" office:value="8956.9000000000015" table:style-name="ce120">
            <text:p>8,957</text:p>
          </table:table-cell>
          <table:table-cell office:value-type="float" office:value="9627.2559999999994" table:style-name="ce120">
            <text:p>9,627</text:p>
          </table:table-cell>
          <table:table-cell office:value-type="string" table:style-name="ce82">
            <text:p>R</text:p>
          </table:table-cell>
          <table:table-cell office:value-type="float" office:value="9779.2450000000008" table:style-name="ce120">
            <text:p>9,779</text:p>
          </table:table-cell>
          <table:table-cell office:value-type="float" office:value="17971.802" table:style-name="ce121">
            <text:p>17,972</text:p>
          </table:table-cell>
          <table:table-cell office:value-type="string" table:style-name="ce82">
            <text:p>R</text:p>
          </table:table-cell>
          <table:table-cell office:value-type="float" office:value="17004.961000000003" table:style-name="ce121">
            <text:p>17,005</text:p>
          </table:table-cell>
          <table:table-cell table:number-columns-repeated="16340"/>
        </table:table-row>
        <table:table-row table:style-name="ro10">
          <table:table-cell table:style-name="ce112"/>
          <table:table-cell office:value-type="string" table:style-name="ce112">
            <text:p>Netherlands</text:p>
          </table:table-cell>
          <table:table-cell office:value-type="float" office:value="1031.9209999999998" table:style-name="ce120">
            <text:p>1,032</text:p>
          </table:table-cell>
          <table:table-cell office:value-type="string" table:style-name="ce82">
            <text:p>R</text:p>
          </table:table-cell>
          <table:table-cell office:value-type="float" office:value="319.66900000000004" table:style-name="ce120">
            <text:p>320</text:p>
          </table:table-cell>
          <table:table-cell office:value-type="float" office:value="21135.77" table:style-name="ce120">
            <text:p>21,136</text:p>
          </table:table-cell>
          <table:table-cell office:value-type="string" table:style-name="ce82">
            <text:p>R</text:p>
          </table:table-cell>
          <table:table-cell office:value-type="float" office:value="14957.642000000002" table:style-name="ce120">
            <text:p>14,958</text:p>
          </table:table-cell>
          <table:table-cell office:value-type="float" office:value="22355.513999999999" table:style-name="ce120">
            <text:p>22,356</text:p>
          </table:table-cell>
          <table:table-cell table:style-name="ce82"/>
          <table:table-cell office:value-type="float" office:value="18789.471000000005" table:style-name="ce120">
            <text:p>18,789</text:p>
          </table:table-cell>
          <table:table-cell office:value-type="float" office:value="279.673" table:style-name="ce120">
            <text:p>280</text:p>
          </table:table-cell>
          <table:table-cell table:style-name="ce82"/>
          <table:table-cell office:value-type="float" office:value="122.251" table:style-name="ce120">
            <text:p>122</text:p>
          </table:table-cell>
          <table:table-cell office:value-type="float" office:value="1068.2589999999998" table:style-name="ce120">
            <text:p>1,068</text:p>
          </table:table-cell>
          <table:table-cell office:value-type="string" table:style-name="ce82">
            <text:p>R</text:p>
          </table:table-cell>
          <table:table-cell office:value-type="float" office:value="1243.6130000000003" table:style-name="ce120">
            <text:p>1,244</text:p>
          </table:table-cell>
          <table:table-cell office:value-type="float" office:value="138.435" table:style-name="ce120">
            <text:p>138</text:p>
          </table:table-cell>
          <table:table-cell office:value-type="string" table:style-name="ce82">
            <text:p>R</text:p>
          </table:table-cell>
          <table:table-cell office:value-type="float" office:value="95.076000000000008" table:style-name="ce120">
            <text:p>95</text:p>
          </table:table-cell>
          <table:table-cell office:value-type="float" office:value="12354.091000000006" table:style-name="ce120">
            <text:p>12,354</text:p>
          </table:table-cell>
          <table:table-cell office:value-type="string" table:style-name="ce82">
            <text:p>R</text:p>
          </table:table-cell>
          <table:table-cell office:value-type="float" office:value="15730.160999999996" table:style-name="ce120">
            <text:p>15,730</text:p>
          </table:table-cell>
          <table:table-cell office:value-type="float" office:value="58363.663000000008" table:style-name="ce120">
            <text:p>58,364</text:p>
          </table:table-cell>
          <table:table-cell office:value-type="string" table:style-name="ce82">
            <text:p>R</text:p>
          </table:table-cell>
          <table:table-cell office:value-type="float" office:value="51257.883000000002" table:style-name="ce120">
            <text:p>51,258</text:p>
          </table:table-cell>
          <table:table-cell office:value-type="float" office:value="94.064999999999998" table:style-name="ce120">
            <text:p>94</text:p>
          </table:table-cell>
          <table:table-cell table:style-name="ce82"/>
          <table:table-cell office:value-type="float" office:value="273.39599999999996" table:style-name="ce120">
            <text:p>273</text:p>
          </table:table-cell>
          <table:table-cell office:value-type="float" office:value="2501.5630000000001" table:style-name="ce120">
            <text:p>2,502</text:p>
          </table:table-cell>
          <table:table-cell office:value-type="string" table:style-name="ce82">
            <text:p>R</text:p>
          </table:table-cell>
          <table:table-cell office:value-type="float" office:value="949.23400000000004" table:style-name="ce120">
            <text:p>949</text:p>
          </table:table-cell>
          <table:table-cell office:value-type="float" office:value="1433.7349999999999" table:style-name="ce120">
            <text:p>1,434</text:p>
          </table:table-cell>
          <table:table-cell office:value-type="string" table:style-name="ce82">
            <text:p>R</text:p>
          </table:table-cell>
          <table:table-cell office:value-type="float" office:value="651.22700000000009" table:style-name="ce120">
            <text:p>651</text:p>
          </table:table-cell>
          <table:table-cell office:value-type="float" office:value="1707.7760000000003" table:style-name="ce120">
            <text:p>1,708</text:p>
          </table:table-cell>
          <table:table-cell office:value-type="string" table:style-name="ce82">
            <text:p>R</text:p>
          </table:table-cell>
          <table:table-cell office:value-type="float" office:value="4622.8270000000011" table:style-name="ce120">
            <text:p>4,623</text:p>
          </table:table-cell>
          <table:table-cell office:value-type="float" office:value="5737.139000000001" table:style-name="ce120">
            <text:p>5,737</text:p>
          </table:table-cell>
          <table:table-cell office:value-type="string" table:style-name="ce82">
            <text:p>R</text:p>
          </table:table-cell>
          <table:table-cell office:value-type="float" office:value="6496.6840000000011" table:style-name="ce120">
            <text:p>6,497</text:p>
          </table:table-cell>
          <table:table-cell office:value-type="float" office:value="64100.802000000011" table:style-name="ce121">
            <text:p>64,101</text:p>
          </table:table-cell>
          <table:table-cell office:value-type="string" table:style-name="ce82">
            <text:p>R</text:p>
          </table:table-cell>
          <table:table-cell office:value-type="float" office:value="57754.567000000003" table:style-name="ce121">
            <text:p>57,755</text:p>
          </table:table-cell>
          <table:table-cell table:number-columns-repeated="16340"/>
        </table:table-row>
        <table:table-row table:style-name="ro10">
          <table:table-cell table:style-name="ce112"/>
          <table:table-cell office:value-type="string" table:style-name="ce112">
            <text:p>Portugal</text:p>
          </table:table-cell>
          <table:table-cell office:value-type="float" office:value="1213.663" table:style-name="ce120">
            <text:p>1,214</text:p>
          </table:table-cell>
          <table:table-cell table:style-name="ce82"/>
          <table:table-cell office:value-type="float" office:value="593.32299999999998" table:style-name="ce120">
            <text:p>593</text:p>
          </table:table-cell>
          <table:table-cell office:value-type="float" office:value="2.5179999999999998" table:style-name="ce120">
            <text:p>3</text:p>
          </table:table-cell>
          <table:table-cell table:style-name="ce82"/>
          <table:table-cell office:value-type="float" office:value="1.827" table:style-name="ce120">
            <text:p>2</text:p>
          </table:table-cell>
          <table:table-cell office:value-type="float" office:value="0.76100000000000001" table:style-name="ce120">
            <text:p>1</text:p>
          </table:table-cell>
          <table:table-cell table:style-name="ce82"/>
          <table:table-cell office:value-type="float" office:value="44.22" table:style-name="ce120">
            <text:p>4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4.713000000000001" table:style-name="ce120">
            <text:p>25</text:p>
          </table:table-cell>
          <table:table-cell table:style-name="ce82"/>
          <table:table-cell office:value-type="float" office:value="53.04" table:style-name="ce120">
            <text:p>53</text:p>
          </table:table-cell>
          <table:table-cell office:value-type="float" office:value="902.09199999999998" table:style-name="ce120">
            <text:p>902</text:p>
          </table:table-cell>
          <table:table-cell table:style-name="ce82"/>
          <table:table-cell office:value-type="float" office:value="1518.883" table:style-name="ce120">
            <text:p>1,519</text:p>
          </table:table-cell>
          <table:table-cell office:value-type="float" office:value="106.09200000000001" table:style-name="ce120">
            <text:p>106</text:p>
          </table:table-cell>
          <table:table-cell table:style-name="ce82"/>
          <table:table-cell office:value-type="float" office:value="123.17" table:style-name="ce120">
            <text:p>123</text:p>
          </table:table-cell>
          <table:table-cell office:value-type="float" office:value="2249.8389999999999" table:style-name="ce120">
            <text:p>2,250</text:p>
          </table:table-cell>
          <table:table-cell table:style-name="ce82"/>
          <table:table-cell office:value-type="float" office:value="2334.4630000000002" table:style-name="ce120">
            <text:p>2,334</text:p>
          </table:table-cell>
          <table:table-cell office:value-type="float" office:value="1450.0890000000002" table:style-name="ce120">
            <text:p>1,450</text:p>
          </table:table-cell>
          <table:table-cell office:value-type="string" table:style-name="ce82">
            <text:p>R</text:p>
          </table:table-cell>
          <table:table-cell office:value-type="float" office:value="1585.35" table:style-name="ce120">
            <text:p>1,585</text:p>
          </table:table-cell>
          <table:table-cell office:value-type="float" office:value="2.1949999999999998" table:style-name="ce120">
            <text:p>2</text:p>
          </table:table-cell>
          <table:table-cell table:style-name="ce82"/>
          <table:table-cell office:value-type="float" office:value="3.4000000000000002E-2" table:style-name="ce120"/>
          <table:table-cell office:value-type="float" office:value="75.365000000000009" table:style-name="ce120">
            <text:p>75</text:p>
          </table:table-cell>
          <table:table-cell table:style-name="ce82"/>
          <table:table-cell office:value-type="float" office:value="21.983000000000004" table:style-name="ce120">
            <text:p>22</text:p>
          </table:table-cell>
          <table:table-cell office:value-type="float" office:value="160.02500000000003" table:style-name="ce120">
            <text:p>160</text:p>
          </table:table-cell>
          <table:table-cell table:style-name="ce82"/>
          <table:table-cell office:value-type="float" office:value="178.32799999999995" table:style-name="ce120">
            <text:p>178</text:p>
          </table:table-cell>
          <table:table-cell office:value-type="float" office:value="1687.6740000000002" table:style-name="ce120">
            <text:p>1,688</text:p>
          </table:table-cell>
          <table:table-cell office:value-type="string" table:style-name="ce82">
            <text:p>R</text:p>
          </table:table-cell>
          <table:table-cell office:value-type="float" office:value="1785.6949999999999" table:style-name="ce120">
            <text:p>1,786</text:p>
          </table:table-cell>
          <table:table-cell office:value-type="float" office:value="3937.5129999999999" table:style-name="ce121">
            <text:p>3,938</text:p>
          </table:table-cell>
          <table:table-cell office:value-type="string" table:style-name="ce82">
            <text:p>R</text:p>
          </table:table-cell>
          <table:table-cell office:value-type="float" office:value="4120.1580000000004" table:style-name="ce121">
            <text:p>4,120</text:p>
          </table:table-cell>
          <table:table-cell table:number-columns-repeated="16340"/>
        </table:table-row>
        <table:table-row table:style-name="ro10">
          <table:table-cell table:style-name="ce112"/>
          <table:table-cell office:value-type="string" table:style-name="ce112">
            <text:p>Spain</text:p>
          </table:table-cell>
          <table:table-cell office:value-type="float" office:value="1308.1570000000004" table:style-name="ce120">
            <text:p>1,308</text:p>
          </table:table-cell>
          <table:table-cell office:value-type="string" table:style-name="ce82">
            <text:p>R</text:p>
          </table:table-cell>
          <table:table-cell office:value-type="float" office:value="1308.9830000000002" table:style-name="ce120">
            <text:p>1,309</text:p>
          </table:table-cell>
          <table:table-cell office:value-type="float" office:value="3488.5600000000004" table:style-name="ce120">
            <text:p>3,489</text:p>
          </table:table-cell>
          <table:table-cell office:value-type="string" table:style-name="ce82">
            <text:p>R</text:p>
          </table:table-cell>
          <table:table-cell office:value-type="float" office:value="1082.961" table:style-name="ce120">
            <text:p>1,083</text:p>
          </table:table-cell>
          <table:table-cell office:value-type="float" office:value="2154.9169999999999" table:style-name="ce120">
            <text:p>2,155</text:p>
          </table:table-cell>
          <table:table-cell office:value-type="string" table:style-name="ce82">
            <text:p>R</text:p>
          </table:table-cell>
          <table:table-cell office:value-type="float" office:value="976.57899999999995" table:style-name="ce120">
            <text:p>977</text:p>
          </table:table-cell>
          <table:table-cell office:value-type="float" office:value="12.914000000000001" table:style-name="ce120">
            <text:p>13</text:p>
          </table:table-cell>
          <table:table-cell table:style-name="ce82"/>
          <table:table-cell office:value-type="float" office:value="16.882000000000001" table:style-name="ce120">
            <text:p>17</text:p>
          </table:table-cell>
          <table:table-cell office:value-type="float" office:value="472.46899999999999" table:style-name="ce120">
            <text:p>472</text:p>
          </table:table-cell>
          <table:table-cell office:value-type="string" table:style-name="ce82">
            <text:p>R</text:p>
          </table:table-cell>
          <table:table-cell office:value-type="float" office:value="871.93400000000008" table:style-name="ce120">
            <text:p>872</text:p>
          </table:table-cell>
          <table:table-cell office:value-type="float" office:value="2321.3580000000002" table:style-name="ce120">
            <text:p>2,321</text:p>
          </table:table-cell>
          <table:table-cell office:value-type="string" table:style-name="ce82">
            <text:p>R</text:p>
          </table:table-cell>
          <table:table-cell office:value-type="float" office:value="1640.2280000000001" table:style-name="ce120">
            <text:p>1,640</text:p>
          </table:table-cell>
          <table:table-cell office:value-type="float" office:value="16907.02900000002" table:style-name="ce120">
            <text:p>16,907</text:p>
          </table:table-cell>
          <table:table-cell office:value-type="string" table:style-name="ce82">
            <text:p>R</text:p>
          </table:table-cell>
          <table:table-cell office:value-type="float" office:value="14430.673000000006" table:style-name="ce120">
            <text:p>14,431</text:p>
          </table:table-cell>
          <table:table-cell office:value-type="float" office:value="26665.40400000002" table:style-name="ce120">
            <text:p>26,665</text:p>
          </table:table-cell>
          <table:table-cell office:value-type="string" table:style-name="ce82">
            <text:p>R</text:p>
          </table:table-cell>
          <table:table-cell office:value-type="float" office:value="20328.240000000005" table:style-name="ce120">
            <text:p>20,328</text:p>
          </table:table-cell>
          <table:table-cell office:value-type="float" office:value="4119.3510000000006" table:style-name="ce120">
            <text:p>4,119</text:p>
          </table:table-cell>
          <table:table-cell office:value-type="string" table:style-name="ce82">
            <text:p>R</text:p>
          </table:table-cell>
          <table:table-cell office:value-type="float" office:value="4331.8159999999998" table:style-name="ce120">
            <text:p>4,332</text:p>
          </table:table-cell>
          <table:table-cell office:value-type="float" office:value="9.2540000000000013" table:style-name="ce120">
            <text:p>9</text:p>
          </table:table-cell>
          <table:table-cell table:style-name="ce82"/>
          <table:table-cell office:value-type="float" office:value="1.603" table:style-name="ce120">
            <text:p>2</text:p>
          </table:table-cell>
          <table:table-cell office:value-type="float" office:value="291.43200000000002" table:style-name="ce120">
            <text:p>291</text:p>
          </table:table-cell>
          <table:table-cell office:value-type="string" table:style-name="ce82">
            <text:p>R</text:p>
          </table:table-cell>
          <table:table-cell office:value-type="float" office:value="171.316" table:style-name="ce120">
            <text:p>171</text:p>
          </table:table-cell>
          <table:table-cell office:value-type="float" office:value="11125.652000000002" table:style-name="ce120">
            <text:p>11,126</text:p>
          </table:table-cell>
          <table:table-cell office:value-type="string" table:style-name="ce82">
            <text:p>R</text:p>
          </table:table-cell>
          <table:table-cell office:value-type="float" office:value="12469.658999999998" table:style-name="ce120">
            <text:p>12,470</text:p>
          </table:table-cell>
          <table:table-cell office:value-type="float" office:value="15545.689000000002" table:style-name="ce120">
            <text:p>15,546</text:p>
          </table:table-cell>
          <table:table-cell office:value-type="string" table:style-name="ce82">
            <text:p>R</text:p>
          </table:table-cell>
          <table:table-cell office:value-type="float" office:value="16974.393999999997" table:style-name="ce120">
            <text:p>16,974</text:p>
          </table:table-cell>
          <table:table-cell office:value-type="float" office:value="42211.093000000023" table:style-name="ce121">
            <text:p>42,211</text:p>
          </table:table-cell>
          <table:table-cell office:value-type="string" table:style-name="ce82">
            <text:p>R</text:p>
          </table:table-cell>
          <table:table-cell office:value-type="float" office:value="37302.634000000005" table:style-name="ce121">
            <text:p>37,303</text:p>
          </table:table-cell>
          <table:table-cell table:number-columns-repeated="16340"/>
        </table:table-row>
        <table:table-row table:style-name="ro10">
          <table:table-cell table:style-name="ce112"/>
          <table:table-cell office:value-type="string" table:style-name="ce112">
            <text:p>Sweden</text:p>
          </table:table-cell>
          <table:table-cell office:value-type="float" office:value="9.8460000000000001" table:style-name="ce120">
            <text:p>10</text:p>
          </table:table-cell>
          <table:table-cell table:style-name="ce82"/>
          <table:table-cell office:value-type="float" office:value="6.149" table:style-name="ce120">
            <text:p>6</text:p>
          </table:table-cell>
          <table:table-cell office:value-type="float" office:value="5.1999999999999998E-2" table:style-name="ce120"/>
          <table:table-cell table:style-name="ce82"/>
          <table:table-cell office:value-type="float" office:value="108.51600000000001" table:style-name="ce120">
            <text:p>109</text:p>
          </table:table-cell>
          <table:table-cell office:value-type="float" office:value="0.29899999999999999" table:style-name="ce120"/>
          <table:table-cell table:style-name="ce82"/>
          <table:table-cell office:value-type="float" office:value="0.24399999999999999" table:style-name="ce120"/>
          <table:table-cell office:value-type="float" office:value="21.609000000000002" table:style-name="ce120">
            <text:p>22</text:p>
          </table:table-cell>
          <table:table-cell table:style-name="ce82"/>
          <table:table-cell office:value-type="float" office:value="0" table:style-name="ce120">
            <text:p>-</text:p>
          </table:table-cell>
          <table:table-cell office:value-type="float" office:value="5.3839999999999995" table:style-name="ce120">
            <text:p>5</text:p>
          </table:table-cell>
          <table:table-cell table:style-name="ce82"/>
          <table:table-cell office:value-type="float" office:value="18.888000000000002" table:style-name="ce120">
            <text:p>19</text:p>
          </table:table-cell>
          <table:table-cell office:value-type="float" office:value="0.54200000000000004" table:style-name="ce120">
            <text:p>1</text:p>
          </table:table-cell>
          <table:table-cell table:style-name="ce82"/>
          <table:table-cell office:value-type="float" office:value="7.8730000000000002" table:style-name="ce120">
            <text:p>8</text:p>
          </table:table-cell>
          <table:table-cell office:value-type="float" office:value="1230.9529999999997" table:style-name="ce120">
            <text:p>1,231</text:p>
          </table:table-cell>
          <table:table-cell table:style-name="ce82"/>
          <table:table-cell office:value-type="float" office:value="1509.9459999999999" table:style-name="ce120">
            <text:p>1,510</text:p>
          </table:table-cell>
          <table:table-cell office:value-type="float" office:value="1268.6849999999997" table:style-name="ce120">
            <text:p>1,269</text:p>
          </table:table-cell>
          <table:table-cell table:style-name="ce82"/>
          <table:table-cell office:value-type="float" office:value="1651.616" table:style-name="ce120">
            <text:p>1,652</text:p>
          </table:table-cell>
          <table:table-cell office:value-type="float" office:value="10.786999999999999" table:style-name="ce120">
            <text:p>11</text:p>
          </table:table-cell>
          <table:table-cell table:style-name="ce82"/>
          <table:table-cell office:value-type="float" office:value="7.2719999999999994" table:style-name="ce120">
            <text:p>7</text:p>
          </table:table-cell>
          <table:table-cell office:value-type="float" office:value="2E-3" table:style-name="ce120"/>
          <table:table-cell table:style-name="ce82"/>
          <table:table-cell office:value-type="float" office:value="0" table:style-name="ce120">
            <text:p>-</text:p>
          </table:table-cell>
          <table:table-cell office:value-type="float" office:value="56.457999999999998" table:style-name="ce120">
            <text:p>56</text:p>
          </table:table-cell>
          <table:table-cell office:value-type="string" table:style-name="ce82">
            <text:p>R</text:p>
          </table:table-cell>
          <table:table-cell office:value-type="float" office:value="46.095000000000006" table:style-name="ce120">
            <text:p>46</text:p>
          </table:table-cell>
          <table:table-cell office:value-type="float" office:value="37.326999999999991" table:style-name="ce120">
            <text:p>37</text:p>
          </table:table-cell>
          <table:table-cell office:value-type="string" table:style-name="ce82">
            <text:p>R</text:p>
          </table:table-cell>
          <table:table-cell office:value-type="float" office:value="33.008999999999993" table:style-name="ce120">
            <text:p>33</text:p>
          </table:table-cell>
          <table:table-cell office:value-type="float" office:value="104.57399999999998" table:style-name="ce120">
            <text:p>105</text:p>
          </table:table-cell>
          <table:table-cell table:style-name="ce82"/>
          <table:table-cell office:value-type="float" office:value="86.376000000000005" table:style-name="ce120">
            <text:p>86</text:p>
          </table:table-cell>
          <table:table-cell office:value-type="float" office:value="1373.2589999999998" table:style-name="ce121">
            <text:p>1,373</text:p>
          </table:table-cell>
          <table:table-cell office:value-type="string" table:style-name="ce82">
            <text:p>R</text:p>
          </table:table-cell>
          <table:table-cell office:value-type="float" office:value="1737.992" table:style-name="ce121">
            <text:p>1,738</text:p>
          </table:table-cell>
          <table:table-cell table:number-columns-repeated="16340"/>
        </table:table-row>
        <table:table-row table:style-name="ro10">
          <table:table-cell table:style-name="ce112"/>
          <table:table-cell office:value-type="string" table:style-name="ce112">
            <text:p>Other EU 15</text:p>
          </table:table-cell>
          <table:table-cell office:value-type="float" office:value="61.257999999999996" table:style-name="ce120">
            <text:p>61</text:p>
          </table:table-cell>
          <table:table-cell table:style-name="ce82"/>
          <table:table-cell office:value-type="float" office:value="25.672000000000001" table:style-name="ce120">
            <text:p>26</text:p>
          </table:table-cell>
          <table:table-cell office:value-type="float" office:value="0" table:style-name="ce120">
            <text:p>-</text:p>
          </table:table-cell>
          <table:table-cell table:style-name="ce82"/>
          <table:table-cell office:value-type="float" office:value="2.5000000000000001E-2" table:style-name="ce120"/>
          <table:table-cell office:value-type="float" office:value="66.419000000000011" table:style-name="ce120">
            <text:p>66</text:p>
          </table:table-cell>
          <table:table-cell table:style-name="ce82"/>
          <table:table-cell office:value-type="float" office:value="54.196000000000005" table:style-name="ce120">
            <text:p>54</text:p>
          </table:table-cell>
          <table:table-cell office:value-type="float" office:value="0.53" table:style-name="ce120">
            <text:p>1</text:p>
          </table:table-cell>
          <table:table-cell table:style-name="ce82"/>
          <table:table-cell office:value-type="float" office:value="0.3" table:style-name="ce120"/>
          <table:table-cell office:value-type="float" office:value="428.12500000000006" table:style-name="ce120">
            <text:p>428</text:p>
          </table:table-cell>
          <table:table-cell table:style-name="ce82"/>
          <table:table-cell office:value-type="float" office:value="367.66200000000003" table:style-name="ce120">
            <text:p>368</text:p>
          </table:table-cell>
          <table:table-cell office:value-type="float" office:value="1.4319999999999999" table:style-name="ce120">
            <text:p>1</text:p>
          </table:table-cell>
          <table:table-cell table:style-name="ce82"/>
          <table:table-cell office:value-type="float" office:value="2.0009999999999999" table:style-name="ce120">
            <text:p>2</text:p>
          </table:table-cell>
          <table:table-cell office:value-type="float" office:value="106.22200000000001" table:style-name="ce120">
            <text:p>106</text:p>
          </table:table-cell>
          <table:table-cell table:style-name="ce82"/>
          <table:table-cell office:value-type="float" office:value="191.26599999999999" table:style-name="ce120">
            <text:p>191</text:p>
          </table:table-cell>
          <table:table-cell office:value-type="float" office:value="663.9860000000001" table:style-name="ce120">
            <text:p>664</text:p>
          </table:table-cell>
          <table:table-cell table:style-name="ce82"/>
          <table:table-cell office:value-type="float" office:value="641.12199999999996" table:style-name="ce120">
            <text:p>641</text:p>
          </table:table-cell>
          <table:table-cell office:value-type="float" office:value="0.51800000000000002" table:style-name="ce120">
            <text:p>1</text:p>
          </table:table-cell>
          <table:table-cell table:style-name="ce82"/>
          <table:table-cell office:value-type="float" office:value="0.247" table:style-name="ce120"/>
          <table:table-cell office:value-type="float" office:value="2.0260000000000002" table:style-name="ce120">
            <text:p>2</text:p>
          </table:table-cell>
          <table:table-cell table:style-name="ce82"/>
          <table:table-cell office:value-type="float" office:value="0.72" table:style-name="ce120">
            <text:p>1</text:p>
          </table:table-cell>
          <table:table-cell office:value-type="float" office:value="140.51" table:style-name="ce120">
            <text:p>141</text:p>
          </table:table-cell>
          <table:table-cell table:style-name="ce82"/>
          <table:table-cell office:value-type="float" office:value="118.741" table:style-name="ce120">
            <text:p>119</text:p>
          </table:table-cell>
          <table:table-cell office:value-type="float" office:value="50.404999999999987" table:style-name="ce120">
            <text:p>50</text:p>
          </table:table-cell>
          <table:table-cell table:style-name="ce82"/>
          <table:table-cell office:value-type="float" office:value="81.606999999999999" table:style-name="ce120">
            <text:p>82</text:p>
          </table:table-cell>
          <table:table-cell office:value-type="float" office:value="193.459" table:style-name="ce120">
            <text:p>193</text:p>
          </table:table-cell>
          <table:table-cell table:style-name="ce82"/>
          <table:table-cell office:value-type="float" office:value="201.315" table:style-name="ce120">
            <text:p>201</text:p>
          </table:table-cell>
          <table:table-cell office:value-type="float" office:value="857.44500000000016" table:style-name="ce121">
            <text:p>857</text:p>
          </table:table-cell>
          <table:table-cell office:value-type="string" table:style-name="ce82">
            <text:p>R</text:p>
          </table:table-cell>
          <table:table-cell office:value-type="float" office:value="842.4369999999999" table:style-name="ce121">
            <text:p>842</text:p>
          </table:table-cell>
          <table:table-cell table:number-columns-repeated="16340"/>
        </table:table-row>
        <table:table-row table:style-name="ro10">
          <table:table-cell table:style-name="ce113"/>
          <table:table-cell office:value-type="string" table:style-name="ce122">
            <text:p>Total EU 15</text:p>
          </table:table-cell>
          <table:table-cell office:value-type="float" office:value="12345.077000000001" table:style-name="ce123">
            <text:p>12,345</text:p>
          </table:table-cell>
          <table:table-cell office:value-type="string" table:style-name="ce90">
            <text:p>R</text:p>
          </table:table-cell>
          <table:table-cell office:value-type="float" office:value="10778.522999999999" table:style-name="ce123">
            <text:p>10,779</text:p>
          </table:table-cell>
          <table:table-cell office:value-type="float" office:value="38182.143999999993" table:style-name="ce123">
            <text:p>38,182</text:p>
          </table:table-cell>
          <table:table-cell office:value-type="string" table:style-name="ce90">
            <text:p>R</text:p>
          </table:table-cell>
          <table:table-cell office:value-type="float" office:value="27062.724000000002" table:style-name="ce123">
            <text:p>27,063</text:p>
          </table:table-cell>
          <table:table-cell office:value-type="float" office:value="42662.234000000004" table:style-name="ce123">
            <text:p>42,662</text:p>
          </table:table-cell>
          <table:table-cell office:value-type="string" table:style-name="ce90">
            <text:p>R</text:p>
          </table:table-cell>
          <table:table-cell office:value-type="float" office:value="38237.791000000005" table:style-name="ce123">
            <text:p>38,238</text:p>
          </table:table-cell>
          <table:table-cell office:value-type="float" office:value="6496.5879999999997" table:style-name="ce123">
            <text:p>6,497</text:p>
          </table:table-cell>
          <table:table-cell office:value-type="string" table:style-name="ce90">
            <text:p>R</text:p>
          </table:table-cell>
          <table:table-cell office:value-type="float" office:value="7392.1770000000006" table:style-name="ce123">
            <text:p>7,392</text:p>
          </table:table-cell>
          <table:table-cell office:value-type="float" office:value="47188.072" table:style-name="ce123">
            <text:p>47,188</text:p>
          </table:table-cell>
          <table:table-cell office:value-type="string" table:style-name="ce90">
            <text:p>R</text:p>
          </table:table-cell>
          <table:table-cell office:value-type="float" office:value="58720.296999999999" table:style-name="ce123">
            <text:p>58,720</text:p>
          </table:table-cell>
          <table:table-cell office:value-type="float" office:value="8045.8270000000002" table:style-name="ce123">
            <text:p>8,046</text:p>
          </table:table-cell>
          <table:table-cell office:value-type="string" table:style-name="ce90">
            <text:p>R</text:p>
          </table:table-cell>
          <table:table-cell office:value-type="float" office:value="5830.9209999999994" table:style-name="ce123">
            <text:p>5,831</text:p>
          </table:table-cell>
          <table:table-cell office:value-type="float" office:value="90180.396000000008" table:style-name="ce123">
            <text:p>90,180</text:p>
          </table:table-cell>
          <table:table-cell office:value-type="string" table:style-name="ce90">
            <text:p>R</text:p>
          </table:table-cell>
          <table:table-cell office:value-type="float" office:value="91577.852000000014" table:style-name="ce123">
            <text:p>91,578</text:p>
          </table:table-cell>
          <table:table-cell office:value-type="float" office:value="245100.33800000002" table:style-name="ce123">
            <text:p>245,100</text:p>
          </table:table-cell>
          <table:table-cell office:value-type="string" table:style-name="ce90">
            <text:p>R</text:p>
          </table:table-cell>
          <table:table-cell office:value-type="float" office:value="239600.28500000003" table:style-name="ce123">
            <text:p>239,600</text:p>
          </table:table-cell>
          <table:table-cell office:value-type="float" office:value="11612.219000000001" table:style-name="ce123">
            <text:p>11,612</text:p>
          </table:table-cell>
          <table:table-cell office:value-type="string" table:style-name="ce90">
            <text:p>R</text:p>
          </table:table-cell>
          <table:table-cell office:value-type="float" office:value="12169.349999999999" table:style-name="ce123">
            <text:p>12,169</text:p>
          </table:table-cell>
          <table:table-cell office:value-type="float" office:value="3676.2020000000002" table:style-name="ce123">
            <text:p>3,676</text:p>
          </table:table-cell>
          <table:table-cell office:value-type="string" table:style-name="ce90">
            <text:p>R</text:p>
          </table:table-cell>
          <table:table-cell office:value-type="float" office:value="3418.4529999999995" table:style-name="ce123">
            <text:p>3,418</text:p>
          </table:table-cell>
          <table:table-cell office:value-type="float" office:value="11067.788" table:style-name="ce123">
            <text:p>11,068</text:p>
          </table:table-cell>
          <table:table-cell office:value-type="string" table:style-name="ce90">
            <text:p>R</text:p>
          </table:table-cell>
          <table:table-cell office:value-type="float" office:value="9385.1500000000033" table:style-name="ce123">
            <text:p>9,385</text:p>
          </table:table-cell>
          <table:table-cell office:value-type="float" office:value="36117.074000000001" table:style-name="ce123">
            <text:p>36,117</text:p>
          </table:table-cell>
          <table:table-cell office:value-type="string" table:style-name="ce90">
            <text:p>R</text:p>
          </table:table-cell>
          <table:table-cell office:value-type="float" office:value="40333.54800000001" table:style-name="ce123">
            <text:p>40,334</text:p>
          </table:table-cell>
          <table:table-cell office:value-type="float" office:value="62473.283000000003" table:style-name="ce123">
            <text:p>62,473</text:p>
          </table:table-cell>
          <table:table-cell office:value-type="string" table:style-name="ce90">
            <text:p>R</text:p>
          </table:table-cell>
          <table:table-cell office:value-type="float" office:value="65306.500999999997" table:style-name="ce123">
            <text:p>65,307</text:p>
          </table:table-cell>
          <table:table-cell office:value-type="float" office:value="307573.62100000004" table:style-name="ce123">
            <text:p>307,574</text:p>
          </table:table-cell>
          <table:table-cell office:value-type="string" table:style-name="ce90">
            <text:p>R</text:p>
          </table:table-cell>
          <table:table-cell office:value-type="float" office:value="304906.78600000008" table:style-name="ce123">
            <text:p>304,907</text:p>
          </table:table-cell>
          <table:table-cell table:number-columns-repeated="16340" table:style-name="ce113"/>
        </table:table-row>
        <table:table-row table:style-name="ro12">
          <table:table-cell table:number-columns-repeated="2" table:style-name="ce112"/>
          <table:table-cell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style-name="ce100"/>
          <table:table-cell table:style-name="ce117"/>
          <table:table-cell table:style-name="ce82"/>
          <table:table-cell table:number-columns-repeated="2" table:style-name="ce117"/>
          <table:table-cell table:style-name="ce82"/>
          <table:table-cell table:style-name="ce117"/>
          <table:table-cell table:style-name="ce100"/>
          <table:table-cell table:style-name="ce82"/>
          <table:table-cell table:style-name="ce100"/>
          <table:table-cell table:style-name="ce117"/>
          <table:table-cell table:style-name="ce82"/>
          <table:table-cell table:style-name="ce117"/>
          <table:table-cell table:number-columns-repeated="16340"/>
        </table:table-row>
        <table:table-row table:style-name="ro10">
          <table:table-cell table:style-name="ce112"/>
          <table:table-cell office:value-type="string" table:style-name="ce112">
            <text:p>Cyprus</text:p>
          </table:table-cell>
          <table:table-cell office:value-type="float" office:value="103.24799999999999" table:style-name="ce120">
            <text:p>103</text:p>
          </table:table-cell>
          <table:table-cell table:style-name="ce82"/>
          <table:table-cell office:value-type="float" office:value="113.752" table:style-name="ce120">
            <text:p>114</text:p>
          </table:table-cell>
          <table:table-cell office:value-type="float" office:value="38.368000000000009" table:style-name="ce120">
            <text:p>38</text:p>
          </table:table-cell>
          <table:table-cell office:value-type="string" table:style-name="ce82">
            <text:p>R</text:p>
          </table:table-cell>
          <table:table-cell office:value-type="float" office:value="5.343" table:style-name="ce120">
            <text:p>5</text:p>
          </table:table-cell>
          <table:table-cell office:value-type="float" office:value="275.11199999999997" table:style-name="ce120">
            <text:p>275</text:p>
          </table:table-cell>
          <table:table-cell office:value-type="string" table:style-name="ce82">
            <text:p>R</text:p>
          </table:table-cell>
          <table:table-cell office:value-type="float" office:value="681.91399999999987" table:style-name="ce120">
            <text:p>68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087" table:style-name="ce120">
            <text:p>15</text:p>
          </table:table-cell>
          <table:table-cell table:style-name="ce82"/>
          <table:table-cell office:value-type="float" office:value="17.672000000000001" table:style-name="ce120">
            <text:p>18</text:p>
          </table:table-cell>
          <table:table-cell office:value-type="float" office:value="7.2110000000000003" table:style-name="ce120">
            <text:p>7</text:p>
          </table:table-cell>
          <table:table-cell table:style-name="ce82"/>
          <table:table-cell office:value-type="float" office:value="9.6110000000000007" table:style-name="ce120">
            <text:p>10</text:p>
          </table:table-cell>
          <table:table-cell office:value-type="float" office:value="194.84299999999999" table:style-name="ce120">
            <text:p>195</text:p>
          </table:table-cell>
          <table:table-cell table:style-name="ce82"/>
          <table:table-cell office:value-type="float" office:value="186.15400000000002" table:style-name="ce120">
            <text:p>186</text:p>
          </table:table-cell>
          <table:table-cell office:value-type="float" office:value="633.86899999999991" table:style-name="ce120">
            <text:p>634</text:p>
          </table:table-cell>
          <table:table-cell office:value-type="string" table:style-name="ce82">
            <text:p>R</text:p>
          </table:table-cell>
          <table:table-cell office:value-type="float" office:value="1014.4459999999999" table:style-name="ce120">
            <text:p>1,014</text:p>
          </table:table-cell>
          <table:table-cell office:value-type="float" office:value="2.2000000000000002" table:style-name="ce100">
            <text:p>2</text:p>
          </table:table-cell>
          <table:table-cell table:style-name="ce82"/>
          <table:table-cell office:value-type="float" office:value="1.3149999999999999" table:style-name="ce100">
            <text:p>1</text:p>
          </table:table-cell>
          <table:table-cell office:value-type="float" office:value="0.21299999999999999" table:style-name="ce100"/>
          <table:table-cell table:style-name="ce82"/>
          <table:table-cell office:value-type="float" office:value="0.23700000000000002" table:style-name="ce100"/>
          <table:table-cell office:value-type="float" office:value="46.423000000000002" table:style-name="ce100">
            <text:p>46</text:p>
          </table:table-cell>
          <table:table-cell office:value-type="string" table:style-name="ce82">
            <text:p>R</text:p>
          </table:table-cell>
          <table:table-cell office:value-type="float" office:value="31.571000000000002" table:style-name="ce100">
            <text:p>32</text:p>
          </table:table-cell>
          <table:table-cell office:value-type="float" office:value="128.363" table:style-name="ce100">
            <text:p>128</text:p>
          </table:table-cell>
          <table:table-cell table:style-name="ce82"/>
          <table:table-cell office:value-type="float" office:value="161.88800000000001" table:style-name="ce100">
            <text:p>162</text:p>
          </table:table-cell>
          <table:table-cell office:value-type="float" office:value="177.19900000000001" table:style-name="ce120">
            <text:p>177</text:p>
          </table:table-cell>
          <table:table-cell table:style-name="ce82"/>
          <table:table-cell office:value-type="float" office:value="195.01100000000002" table:style-name="ce120">
            <text:p>195</text:p>
          </table:table-cell>
          <table:table-cell office:value-type="float" office:value="811.06799999999998" table:style-name="ce117">
            <text:p>811</text:p>
          </table:table-cell>
          <table:table-cell office:value-type="string" table:style-name="ce82">
            <text:p>R</text:p>
          </table:table-cell>
          <table:table-cell office:value-type="float" office:value="1209.4569999999999" table:style-name="ce117">
            <text:p>1,209</text:p>
          </table:table-cell>
          <table:table-cell table:number-columns-repeated="16340"/>
        </table:table-row>
        <table:table-row table:style-name="ro10">
          <table:table-cell table:style-name="ce112"/>
          <table:table-cell office:value-type="string" table:style-name="ce112">
            <text:p>Latvi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98.90999999999997" table:style-name="ce120">
            <text:p>299</text:p>
          </table:table-cell>
          <table:table-cell table:style-name="ce82"/>
          <table:table-cell office:value-type="float" office:value="1081.981" table:style-name="ce120">
            <text:p>1,082</text:p>
          </table:table-cell>
          <table:table-cell office:value-type="float" office:value="2149.598" table:style-name="ce120">
            <text:p>2,150</text:p>
          </table:table-cell>
          <table:table-cell table:style-name="ce82"/>
          <table:table-cell office:value-type="float" office:value="1216.116" table:style-name="ce120">
            <text:p>1,21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03.669" table:style-name="ce120">
            <text:p>104</text:p>
          </table:table-cell>
          <table:table-cell table:style-name="ce82"/>
          <table:table-cell office:value-type="float" office:value="16.762999999999998" table:style-name="ce120">
            <text:p>1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659999999999998" table:style-name="ce120">
            <text:p>2</text:p>
          </table:table-cell>
          <table:table-cell table:style-name="ce82"/>
          <table:table-cell office:value-type="float" office:value="132.625" table:style-name="ce120">
            <text:p>133</text:p>
          </table:table-cell>
          <table:table-cell office:value-type="float" office:value="2553.7429999999995" table:style-name="ce120">
            <text:p>2,554</text:p>
          </table:table-cell>
          <table:table-cell office:value-type="string" table:style-name="ce82">
            <text:p>R</text:p>
          </table:table-cell>
          <table:table-cell office:value-type="float" office:value="2447.4849999999997" table:style-name="ce120">
            <text:p>2,447</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62.558" table:style-name="ce100">
            <text:p>63</text:p>
          </table:table-cell>
          <table:table-cell table:style-name="ce82"/>
          <table:table-cell office:value-type="float" office:value="70.320000000000007" table:style-name="ce100">
            <text:p>70</text:p>
          </table:table-cell>
          <table:table-cell office:value-type="float" office:value="3.75" table:style-name="ce100">
            <text:p>4</text:p>
          </table:table-cell>
          <table:table-cell table:style-name="ce82"/>
          <table:table-cell office:value-type="float" office:value="3.3269999999999995" table:style-name="ce100">
            <text:p>3</text:p>
          </table:table-cell>
          <table:table-cell office:value-type="float" office:value="66.307999999999993" table:style-name="ce120">
            <text:p>66</text:p>
          </table:table-cell>
          <table:table-cell table:style-name="ce82"/>
          <table:table-cell office:value-type="float" office:value="73.647000000000006" table:style-name="ce120">
            <text:p>74</text:p>
          </table:table-cell>
          <table:table-cell office:value-type="float" office:value="2620.0509999999995" table:style-name="ce117">
            <text:p>2,620</text:p>
          </table:table-cell>
          <table:table-cell office:value-type="string" table:style-name="ce82">
            <text:p>R</text:p>
          </table:table-cell>
          <table:table-cell office:value-type="float" office:value="2521.1319999999996" table:style-name="ce117">
            <text:p>2,521</text:p>
          </table:table-cell>
          <table:table-cell table:number-columns-repeated="16340"/>
        </table:table-row>
        <table:table-row table:style-name="ro10">
          <table:table-cell table:style-name="ce112"/>
          <table:table-cell office:value-type="string" table:style-name="ce112">
            <text:p>Lithuania</text:p>
          </table:table-cell>
          <table:table-cell office:value-type="float" office:value="33.933" table:style-name="ce120">
            <text:p>34</text:p>
          </table:table-cell>
          <table:table-cell table:style-name="ce82"/>
          <table:table-cell office:value-type="float" office:value="0.67200000000000004" table:style-name="ce120">
            <text:p>1</text:p>
          </table:table-cell>
          <table:table-cell office:value-type="float" office:value="712.7639999999999" table:style-name="ce120">
            <text:p>713</text:p>
          </table:table-cell>
          <table:table-cell office:value-type="string" table:style-name="ce82">
            <text:p>R</text:p>
          </table:table-cell>
          <table:table-cell office:value-type="float" office:value="151.452" table:style-name="ce120">
            <text:p>151</text:p>
          </table:table-cell>
          <table:table-cell office:value-type="float" office:value="2940.81" table:style-name="ce120">
            <text:p>2,941</text:p>
          </table:table-cell>
          <table:table-cell office:value-type="string" table:style-name="ce82">
            <text:p>R</text:p>
          </table:table-cell>
          <table:table-cell office:value-type="float" office:value="2422.5720000000001" table:style-name="ce120">
            <text:p>2,423</text:p>
          </table:table-cell>
          <table:table-cell office:value-type="float" office:value="7.0940000000000003" table:style-name="ce120">
            <text:p>7</text:p>
          </table:table-cell>
          <table:table-cell table:style-name="ce82"/>
          <table:table-cell office:value-type="float" office:value="22.3" table:style-name="ce120">
            <text:p>22</text:p>
          </table:table-cell>
          <table:table-cell office:value-type="float" office:value="707.73500000000001" table:style-name="ce120">
            <text:p>708</text:p>
          </table:table-cell>
          <table:table-cell table:style-name="ce82"/>
          <table:table-cell office:value-type="float" office:value="460.154" table:style-name="ce120">
            <text:p>460</text:p>
          </table:table-cell>
          <table:table-cell office:value-type="float" office:value="7.4489999999999998" table:style-name="ce120">
            <text:p>7</text:p>
          </table:table-cell>
          <table:table-cell table:style-name="ce82"/>
          <table:table-cell office:value-type="float" office:value="3.109" table:style-name="ce120">
            <text:p>3</text:p>
          </table:table-cell>
          <table:table-cell office:value-type="float" office:value="765.51300000000003" table:style-name="ce120">
            <text:p>766</text:p>
          </table:table-cell>
          <table:table-cell table:style-name="ce82"/>
          <table:table-cell office:value-type="float" office:value="983.23100000000011" table:style-name="ce120">
            <text:p>983</text:p>
          </table:table-cell>
          <table:table-cell office:value-type="float" office:value="5175.2979999999989" table:style-name="ce120">
            <text:p>5,175</text:p>
          </table:table-cell>
          <table:table-cell office:value-type="string" table:style-name="ce82">
            <text:p>R</text:p>
          </table:table-cell>
          <table:table-cell office:value-type="float" office:value="4043.4900000000002" table:style-name="ce120">
            <text:p>4,043</text:p>
          </table:table-cell>
          <table:table-cell office:value-type="float" office:value="23.466999999999999" table:style-name="ce100">
            <text:p>23</text:p>
          </table:table-cell>
          <table:table-cell table:style-name="ce82"/>
          <table:table-cell office:value-type="float" office:value="1.7999999999999999E-2" table:style-name="ce100"/>
          <table:table-cell office:value-type="float" office:value="25.619" table:style-name="ce100">
            <text:p>26</text:p>
          </table:table-cell>
          <table:table-cell table:style-name="ce82"/>
          <table:table-cell office:value-type="float" office:value="0" table:style-name="ce100">
            <text:p>-</text:p>
          </table:table-cell>
          <table:table-cell office:value-type="float" office:value="1.206" table:style-name="ce100">
            <text:p>1</text:p>
          </table:table-cell>
          <table:table-cell table:style-name="ce82"/>
          <table:table-cell office:value-type="float" office:value="8.99" table:style-name="ce100">
            <text:p>9</text:p>
          </table:table-cell>
          <table:table-cell office:value-type="float" office:value="0.67299999999999993" table:style-name="ce100">
            <text:p>1</text:p>
          </table:table-cell>
          <table:table-cell table:style-name="ce82"/>
          <table:table-cell office:value-type="float" office:value="0" table:style-name="ce100">
            <text:p>-</text:p>
          </table:table-cell>
          <table:table-cell office:value-type="float" office:value="50.965000000000003" table:style-name="ce120">
            <text:p>51</text:p>
          </table:table-cell>
          <table:table-cell table:style-name="ce82"/>
          <table:table-cell office:value-type="float" office:value="9.0080000000000009" table:style-name="ce120">
            <text:p>9</text:p>
          </table:table-cell>
          <table:table-cell office:value-type="float" office:value="5226.262999999999" table:style-name="ce117">
            <text:p>5,226</text:p>
          </table:table-cell>
          <table:table-cell office:value-type="string" table:style-name="ce82">
            <text:p>R</text:p>
          </table:table-cell>
          <table:table-cell office:value-type="float" office:value="4052.498" table:style-name="ce117">
            <text:p>4,052</text:p>
          </table:table-cell>
          <table:table-cell table:number-columns-repeated="16340"/>
        </table:table-row>
        <table:table-row table:style-name="ro10">
          <table:table-cell table:style-name="ce112"/>
          <table:table-cell office:value-type="string" table:style-name="ce112">
            <text:p>Poland</text:p>
          </table:table-cell>
          <table:table-cell office:value-type="float" office:value="381.65599999999995" table:style-name="ce120">
            <text:p>382</text:p>
          </table:table-cell>
          <table:table-cell table:style-name="ce82"/>
          <table:table-cell office:value-type="float" office:value="12.746" table:style-name="ce120">
            <text:p>13</text:p>
          </table:table-cell>
          <table:table-cell office:value-type="float" office:value="2545.2780000000002" table:style-name="ce120">
            <text:p>2,545</text:p>
          </table:table-cell>
          <table:table-cell office:value-type="string" table:style-name="ce82">
            <text:p>R</text:p>
          </table:table-cell>
          <table:table-cell office:value-type="float" office:value="1726.7329999999999" table:style-name="ce120">
            <text:p>1,727</text:p>
          </table:table-cell>
          <table:table-cell office:value-type="float" office:value="3871.8739999999998" table:style-name="ce120">
            <text:p>3,872</text:p>
          </table:table-cell>
          <table:table-cell office:value-type="string" table:style-name="ce82">
            <text:p>R</text:p>
          </table:table-cell>
          <table:table-cell office:value-type="float" office:value="581.10400000000004" table:style-name="ce120">
            <text:p>581</text:p>
          </table:table-cell>
          <table:table-cell office:value-type="float" office:value="94.507000000000005" table:style-name="ce120">
            <text:p>95</text:p>
          </table:table-cell>
          <table:table-cell table:style-name="ce82"/>
          <table:table-cell office:value-type="float" office:value="98.766999999999996" table:style-name="ce120">
            <text:p>99</text:p>
          </table:table-cell>
          <table:table-cell office:value-type="float" office:value="2123.6440000000002" table:style-name="ce120">
            <text:p>2,124</text:p>
          </table:table-cell>
          <table:table-cell table:style-name="ce82"/>
          <table:table-cell office:value-type="float" office:value="2590.3830000000003" table:style-name="ce120">
            <text:p>2,590</text:p>
          </table:table-cell>
          <table:table-cell office:value-type="float" office:value="0" table:style-name="ce120">
            <text:p>-</text:p>
          </table:table-cell>
          <table:table-cell table:style-name="ce82"/>
          <table:table-cell office:value-type="float" office:value="21.127999999999997" table:style-name="ce120">
            <text:p>21</text:p>
          </table:table-cell>
          <table:table-cell office:value-type="float" office:value="953.44899999999996" table:style-name="ce120">
            <text:p>953</text:p>
          </table:table-cell>
          <table:table-cell office:value-type="string" table:style-name="ce82">
            <text:p>R</text:p>
          </table:table-cell>
          <table:table-cell office:value-type="float" office:value="1414.2569999999994" table:style-name="ce120">
            <text:p>1,414</text:p>
          </table:table-cell>
          <table:table-cell office:value-type="float" office:value="9970.4079999999994" table:style-name="ce120">
            <text:p>9,970</text:p>
          </table:table-cell>
          <table:table-cell office:value-type="string" table:style-name="ce82">
            <text:p>R</text:p>
          </table:table-cell>
          <table:table-cell office:value-type="float" office:value="6445.1179999999995" table:style-name="ce120">
            <text:p>6,445</text:p>
          </table:table-cell>
          <table:table-cell office:value-type="float" office:value="1E-3" table:style-name="ce100"/>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2.7" table:style-name="ce100">
            <text:p>3</text:p>
          </table:table-cell>
          <table:table-cell office:value-type="float" office:value="569.53600000000006" table:style-name="ce100">
            <text:p>570</text:p>
          </table:table-cell>
          <table:table-cell table:style-name="ce82"/>
          <table:table-cell office:value-type="float" office:value="753.18099999999993" table:style-name="ce100">
            <text:p>753</text:p>
          </table:table-cell>
          <table:table-cell office:value-type="float" office:value="104.17" table:style-name="ce100">
            <text:p>104</text:p>
          </table:table-cell>
          <table:table-cell table:style-name="ce82"/>
          <table:table-cell office:value-type="float" office:value="73.140000000000015" table:style-name="ce100">
            <text:p>73</text:p>
          </table:table-cell>
          <table:table-cell office:value-type="float" office:value="673.70699999999999" table:style-name="ce120">
            <text:p>674</text:p>
          </table:table-cell>
          <table:table-cell table:style-name="ce82"/>
          <table:table-cell office:value-type="float" office:value="829.02099999999996" table:style-name="ce120">
            <text:p>829</text:p>
          </table:table-cell>
          <table:table-cell office:value-type="float" office:value="10644.115" table:style-name="ce117">
            <text:p>10,644</text:p>
          </table:table-cell>
          <table:table-cell office:value-type="string" table:style-name="ce82">
            <text:p>R</text:p>
          </table:table-cell>
          <table:table-cell office:value-type="float" office:value="7274.1389999999992" table:style-name="ce117">
            <text:p>7,274</text:p>
          </table:table-cell>
          <table:table-cell table:number-columns-repeated="16340"/>
        </table:table-row>
        <table:table-row table:style-name="ro10">
          <table:table-cell table:style-name="ce112"/>
          <table:table-cell office:value-type="string" table:style-name="ce112">
            <text:p>Romania</text:p>
          </table:table-cell>
          <table:table-cell office:value-type="float" office:value="0" table:style-name="ce120">
            <text:p>-</text:p>
          </table:table-cell>
          <table:table-cell table:style-name="ce82"/>
          <table:table-cell office:value-type="float" office:value="0.69600000000000006" table:style-name="ce120">
            <text:p>1</text:p>
          </table:table-cell>
          <table:table-cell office:value-type="float" office:value="529.41000000000008" table:style-name="ce120">
            <text:p>529</text:p>
          </table:table-cell>
          <table:table-cell table:style-name="ce82"/>
          <table:table-cell office:value-type="float" office:value="134.40200000000002" table:style-name="ce120">
            <text:p>134</text:p>
          </table:table-cell>
          <table:table-cell office:value-type="float" office:value="3846.373" table:style-name="ce120">
            <text:p>3,846</text:p>
          </table:table-cell>
          <table:table-cell table:style-name="ce82"/>
          <table:table-cell office:value-type="float" office:value="4302.3410000000003" table:style-name="ce120">
            <text:p>4,302</text:p>
          </table:table-cell>
          <table:table-cell office:value-type="float" office:value="0" table:style-name="ce120">
            <text:p>-</text:p>
          </table:table-cell>
          <table:table-cell table:style-name="ce82"/>
          <table:table-cell office:value-type="float" office:value="0.54900000000000004" table:style-name="ce120">
            <text:p>1</text:p>
          </table:table-cell>
          <table:table-cell office:value-type="float" office:value="41.901000000000003" table:style-name="ce120">
            <text:p>42</text:p>
          </table:table-cell>
          <table:table-cell table:style-name="ce82"/>
          <table:table-cell office:value-type="float" office:value="3.5000000000000003E-2" table:style-name="ce120"/>
          <table:table-cell office:value-type="float" office:value="83.504000000000005" table:style-name="ce120">
            <text:p>84</text:p>
          </table:table-cell>
          <table:table-cell office:value-type="string" table:style-name="ce82">
            <text:p>R</text:p>
          </table:table-cell>
          <table:table-cell office:value-type="float" office:value="10.907999999999999" table:style-name="ce120">
            <text:p>11</text:p>
          </table:table-cell>
          <table:table-cell office:value-type="float" office:value="74.775000000000006" table:style-name="ce120">
            <text:p>75</text:p>
          </table:table-cell>
          <table:table-cell table:style-name="ce82"/>
          <table:table-cell office:value-type="float" office:value="143.47199999999998" table:style-name="ce120">
            <text:p>143</text:p>
          </table:table-cell>
          <table:table-cell office:value-type="float" office:value="4575.9629999999997" table:style-name="ce120">
            <text:p>4,576</text:p>
          </table:table-cell>
          <table:table-cell table:style-name="ce82"/>
          <table:table-cell office:value-type="float" office:value="4592.4030000000002" table:style-name="ce120">
            <text:p>4,592</text:p>
          </table:table-cell>
          <table:table-cell office:value-type="float" office:value="0" table:style-name="ce100">
            <text:p>-</text:p>
          </table:table-cell>
          <table:table-cell table:style-name="ce82"/>
          <table:table-cell office:value-type="float" office:value="5.0000000000000001E-3" table:style-name="ce100"/>
          <table:table-cell office:value-type="float" office:value="0.10199999999999999" table:style-name="ce100"/>
          <table:table-cell table:style-name="ce82"/>
          <table:table-cell office:value-type="float" office:value="0.10199999999999999" table:style-name="ce100"/>
          <table:table-cell office:value-type="float" office:value="102.07400000000001" table:style-name="ce100">
            <text:p>102</text:p>
          </table:table-cell>
          <table:table-cell table:style-name="ce82"/>
          <table:table-cell office:value-type="float" office:value="121.53699999999999" table:style-name="ce100">
            <text:p>122</text:p>
          </table:table-cell>
          <table:table-cell office:value-type="float" office:value="0.25" table:style-name="ce100"/>
          <table:table-cell table:style-name="ce82"/>
          <table:table-cell office:value-type="float" office:value="0.46300000000000002" table:style-name="ce100"/>
          <table:table-cell office:value-type="float" office:value="102.42600000000002" table:style-name="ce120">
            <text:p>102</text:p>
          </table:table-cell>
          <table:table-cell table:style-name="ce82"/>
          <table:table-cell office:value-type="float" office:value="122.10699999999999" table:style-name="ce120">
            <text:p>122</text:p>
          </table:table-cell>
          <table:table-cell office:value-type="float" office:value="4678.3890000000001" table:style-name="ce117">
            <text:p>4,678</text:p>
          </table:table-cell>
          <table:table-cell table:style-name="ce82"/>
          <table:table-cell office:value-type="float" office:value="4714.51" table:style-name="ce117">
            <text:p>4,715</text:p>
          </table:table-cell>
          <table:table-cell table:number-columns-repeated="16340"/>
        </table:table-row>
        <table:table-row table:style-name="ro10">
          <table:table-cell table:style-name="ce112"/>
          <table:table-cell office:value-type="string" table:style-name="ce112">
            <text:p>Other EU 28</text:p>
          </table:table-cell>
          <table:table-cell office:value-type="float" office:value="39.792000000000002" table:style-name="ce120">
            <text:p>40</text:p>
          </table:table-cell>
          <table:table-cell table:style-name="ce82"/>
          <table:table-cell office:value-type="float" office:value="59.942999999999998" table:style-name="ce120">
            <text:p>60</text:p>
          </table:table-cell>
          <table:table-cell office:value-type="float" office:value="4780.9570000000003" table:style-name="ce120">
            <text:p>4,781</text:p>
          </table:table-cell>
          <table:table-cell table:style-name="ce82"/>
          <table:table-cell office:value-type="float" office:value="2080.9289999999992" table:style-name="ce120">
            <text:p>2,081</text:p>
          </table:table-cell>
          <table:table-cell office:value-type="float" office:value="1711.7039999999995" table:style-name="ce120">
            <text:p>1,712</text:p>
          </table:table-cell>
          <table:table-cell table:style-name="ce82"/>
          <table:table-cell office:value-type="float" office:value="1771.6570000000002" table:style-name="ce120">
            <text:p>1,772</text:p>
          </table:table-cell>
          <table:table-cell office:value-type="float" office:value="0.26300000000000001" table:style-name="ce120"/>
          <table:table-cell table:style-name="ce82"/>
          <table:table-cell office:value-type="float" office:value="0.115" table:style-name="ce120"/>
          <table:table-cell office:value-type="float" office:value="1629.2879999999993" table:style-name="ce120">
            <text:p>1,629</text:p>
          </table:table-cell>
          <table:table-cell table:style-name="ce82"/>
          <table:table-cell office:value-type="float" office:value="2140.7939999999994" table:style-name="ce120">
            <text:p>2,141</text:p>
          </table:table-cell>
          <table:table-cell office:value-type="float" office:value="11.696999999999999" table:style-name="ce120">
            <text:p>12</text:p>
          </table:table-cell>
          <table:table-cell table:style-name="ce82"/>
          <table:table-cell office:value-type="float" office:value="69.206000000000003" table:style-name="ce120">
            <text:p>69</text:p>
          </table:table-cell>
          <table:table-cell office:value-type="float" office:value="1190.895999999999" table:style-name="ce120">
            <text:p>1,191</text:p>
          </table:table-cell>
          <table:table-cell office:value-type="string" table:style-name="ce82">
            <text:p>R</text:p>
          </table:table-cell>
          <table:table-cell office:value-type="float" office:value="1603.5920000000008" table:style-name="ce120">
            <text:p>1,604</text:p>
          </table:table-cell>
          <table:table-cell office:value-type="float" office:value="9364.5969999999998" table:style-name="ce120">
            <text:p>9,365</text:p>
          </table:table-cell>
          <table:table-cell office:value-type="string" table:style-name="ce82">
            <text:p>R</text:p>
          </table:table-cell>
          <table:table-cell office:value-type="float" office:value="7726.235999999999" table:style-name="ce120">
            <text:p>7,726</text:p>
          </table:table-cell>
          <table:table-cell office:value-type="float" office:value="2.4849999999999999" table:style-name="ce100">
            <text:p>2</text:p>
          </table:table-cell>
          <table:table-cell table:style-name="ce82"/>
          <table:table-cell office:value-type="float" office:value="24.384" table:style-name="ce100">
            <text:p>24</text:p>
          </table:table-cell>
          <table:table-cell office:value-type="float" office:value="2.4989999999999997" table:style-name="ce100">
            <text:p>2</text:p>
          </table:table-cell>
          <table:table-cell table:style-name="ce82"/>
          <table:table-cell office:value-type="float" office:value="11.401" table:style-name="ce100">
            <text:p>11</text:p>
          </table:table-cell>
          <table:table-cell office:value-type="float" office:value="299.82400000000001" table:style-name="ce100">
            <text:p>300</text:p>
          </table:table-cell>
          <table:table-cell table:style-name="ce82"/>
          <table:table-cell office:value-type="float" office:value="348.38299999999998" table:style-name="ce100">
            <text:p>348</text:p>
          </table:table-cell>
          <table:table-cell office:value-type="float" office:value="483.6629999999999" table:style-name="ce100">
            <text:p>484</text:p>
          </table:table-cell>
          <table:table-cell table:style-name="ce82"/>
          <table:table-cell office:value-type="float" office:value="613.64399999999966" table:style-name="ce100">
            <text:p>614</text:p>
          </table:table-cell>
          <table:table-cell office:value-type="float" office:value="788.47099999999989" table:style-name="ce120">
            <text:p>788</text:p>
          </table:table-cell>
          <table:table-cell office:value-type="string" table:style-name="ce82">
            <text:p>R</text:p>
          </table:table-cell>
          <table:table-cell office:value-type="float" office:value="997.81199999999967" table:style-name="ce120">
            <text:p>998</text:p>
          </table:table-cell>
          <table:table-cell office:value-type="float" office:value="10153.067999999999" table:style-name="ce117">
            <text:p>10,153</text:p>
          </table:table-cell>
          <table:table-cell office:value-type="string" table:style-name="ce82">
            <text:p>R</text:p>
          </table:table-cell>
          <table:table-cell office:value-type="float" office:value="8724.0479999999989" table:style-name="ce117">
            <text:p>8,724</text:p>
          </table:table-cell>
          <table:table-cell table:number-columns-repeated="16340"/>
        </table:table-row>
        <table:table-row table:style-name="ro10">
          <table:table-cell office:value-type="string" table:style-name="ce122">
            <text:p>Total EU 28</text:p>
          </table:table-cell>
          <table:table-cell table:style-name="ce124"/>
          <table:table-cell office:value-type="float" office:value="12903.706000000002" table:style-name="ce123">
            <text:p>12,904</text:p>
          </table:table-cell>
          <table:table-cell office:value-type="string" table:style-name="ce90">
            <text:p>R</text:p>
          </table:table-cell>
          <table:table-cell office:value-type="float" office:value="10966.331999999999" table:style-name="ce123">
            <text:p>10,966</text:p>
          </table:table-cell>
          <table:table-cell office:value-type="float" office:value="47087.830999999991" table:style-name="ce123">
            <text:p>47,088</text:p>
          </table:table-cell>
          <table:table-cell office:value-type="string" table:style-name="ce90">
            <text:p>R</text:p>
          </table:table-cell>
          <table:table-cell office:value-type="float" office:value="32243.564000000002" table:style-name="ce123">
            <text:p>32,244</text:p>
          </table:table-cell>
          <table:table-cell office:value-type="float" office:value="57457.705000000002" table:style-name="ce123">
            <text:p>57,458</text:p>
          </table:table-cell>
          <table:table-cell office:value-type="string" table:style-name="ce90">
            <text:p>R</text:p>
          </table:table-cell>
          <table:table-cell office:value-type="float" office:value="49213.49500000001" table:style-name="ce123">
            <text:p>49,213</text:p>
          </table:table-cell>
          <table:table-cell office:value-type="float" office:value="6598.4519999999993" table:style-name="ce123">
            <text:p>6,598</text:p>
          </table:table-cell>
          <table:table-cell office:value-type="string" table:style-name="ce90">
            <text:p>R</text:p>
          </table:table-cell>
          <table:table-cell office:value-type="float" office:value="7513.9080000000004" table:style-name="ce123">
            <text:p>7,514</text:p>
          </table:table-cell>
          <table:table-cell office:value-type="float" office:value="51809.396000000001" table:style-name="ce123">
            <text:p>51,809</text:p>
          </table:table-cell>
          <table:table-cell office:value-type="string" table:style-name="ce90">
            <text:p>R</text:p>
          </table:table-cell>
          <table:table-cell office:value-type="float" office:value="63946.097999999998" table:style-name="ce123">
            <text:p>63,946</text:p>
          </table:table-cell>
          <table:table-cell office:value-type="float" office:value="8155.6880000000001" table:style-name="ce123">
            <text:p>8,156</text:p>
          </table:table-cell>
          <table:table-cell office:value-type="string" table:style-name="ce90">
            <text:p>R</text:p>
          </table:table-cell>
          <table:table-cell office:value-type="float" office:value="5944.8829999999998" table:style-name="ce123">
            <text:p>5,945</text:p>
          </table:table-cell>
          <table:table-cell office:value-type="float" office:value="93361.438000000009" table:style-name="ce123">
            <text:p>93,361</text:p>
          </table:table-cell>
          <table:table-cell office:value-type="string" table:style-name="ce90">
            <text:p>R</text:p>
          </table:table-cell>
          <table:table-cell office:value-type="float" office:value="96041.183000000019" table:style-name="ce123">
            <text:p>96,041</text:p>
          </table:table-cell>
          <table:table-cell office:value-type="float" office:value="277374.21600000001" table:style-name="ce123">
            <text:p>277,374</text:p>
          </table:table-cell>
          <table:table-cell office:value-type="string" table:style-name="ce90">
            <text:p>R</text:p>
          </table:table-cell>
          <table:table-cell office:value-type="float" office:value="265869.46300000005" table:style-name="ce123">
            <text:p>265,869</text:p>
          </table:table-cell>
          <table:table-cell office:value-type="float" office:value="11640.372000000001" table:style-name="ce123">
            <text:p>11,640</text:p>
          </table:table-cell>
          <table:table-cell office:value-type="string" table:style-name="ce90">
            <text:p>R</text:p>
          </table:table-cell>
          <table:table-cell office:value-type="float" office:value="12195.071999999998" table:style-name="ce123">
            <text:p>12,195</text:p>
          </table:table-cell>
          <table:table-cell office:value-type="float" office:value="3704.6350000000002" table:style-name="ce123">
            <text:p>3,705</text:p>
          </table:table-cell>
          <table:table-cell office:value-type="string" table:style-name="ce90">
            <text:p>R</text:p>
          </table:table-cell>
          <table:table-cell office:value-type="float" office:value="3432.8929999999996" table:style-name="ce123">
            <text:p>3,433</text:p>
          </table:table-cell>
          <table:table-cell office:value-type="float" office:value="12149.409" table:style-name="ce123">
            <text:p>12,149</text:p>
          </table:table-cell>
          <table:table-cell office:value-type="string" table:style-name="ce90">
            <text:p>R</text:p>
          </table:table-cell>
          <table:table-cell office:value-type="float" office:value="10719.132000000003" table:style-name="ce123">
            <text:p>10,719</text:p>
          </table:table-cell>
          <table:table-cell office:value-type="float" office:value="36837.942999999999" table:style-name="ce123">
            <text:p>36,838</text:p>
          </table:table-cell>
          <table:table-cell office:value-type="string" table:style-name="ce90">
            <text:p>R</text:p>
          </table:table-cell>
          <table:table-cell office:value-type="float" office:value="41186.010000000009" table:style-name="ce123">
            <text:p>41,186</text:p>
          </table:table-cell>
          <table:table-cell office:value-type="float" office:value="64332.359000000004" table:style-name="ce123">
            <text:p>64,332</text:p>
          </table:table-cell>
          <table:table-cell office:value-type="string" table:style-name="ce90">
            <text:p>R</text:p>
          </table:table-cell>
          <table:table-cell office:value-type="float" office:value="67533.106999999989" table:style-name="ce123">
            <text:p>67,533</text:p>
          </table:table-cell>
          <table:table-cell office:value-type="float" office:value="341706.57500000007" table:style-name="ce123">
            <text:p>341,707</text:p>
          </table:table-cell>
          <table:table-cell office:value-type="string" table:style-name="ce90">
            <text:p>R</text:p>
          </table:table-cell>
          <table:table-cell office:value-type="float" office:value="333402.57000000007" table:style-name="ce123">
            <text:p>333,403</text:p>
          </table:table-cell>
          <table:table-cell table:number-columns-repeated="16340"/>
        </table:table-row>
        <table:table-row table:style-name="ro13">
          <table:table-cell table:style-name="ce113"/>
          <table:table-cell table:style-name="ce112"/>
          <table:table-cell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style-name="ce100"/>
          <table:table-cell table:style-name="ce117"/>
          <table:table-cell table:style-name="ce82"/>
          <table:table-cell table:number-columns-repeated="2" table:style-name="ce117"/>
          <table:table-cell table:style-name="ce82"/>
          <table:table-cell table:style-name="ce117"/>
          <table:table-cell table:style-name="ce100"/>
          <table:table-cell table:style-name="ce82"/>
          <table:table-cell table:style-name="ce100"/>
          <table:table-cell table:style-name="ce117"/>
          <table:table-cell table:style-name="ce82"/>
          <table:table-cell table:style-name="ce117"/>
          <table:table-cell table:number-columns-repeated="16340"/>
        </table:table-row>
        <table:table-row table:style-name="ro10">
          <table:table-cell office:value-type="string" table:style-name="ce113">
            <text:p>EFTA</text:p>
          </table:table-cell>
          <table:table-cell table:style-name="ce112"/>
          <table:table-cell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style-name="ce100"/>
          <table:table-cell table:style-name="ce117"/>
          <table:table-cell table:style-name="ce82"/>
          <table:table-cell table:number-columns-repeated="2" table:style-name="ce117"/>
          <table:table-cell table:style-name="ce82"/>
          <table:table-cell table:style-name="ce117"/>
          <table:table-cell table:style-name="ce100"/>
          <table:table-cell table:style-name="ce82"/>
          <table:table-cell table:style-name="ce100"/>
          <table:table-cell table:style-name="ce117"/>
          <table:table-cell table:style-name="ce82"/>
          <table:table-cell table:style-name="ce117"/>
          <table:table-cell table:number-columns-repeated="16340"/>
        </table:table-row>
        <table:table-row table:style-name="ro10">
          <table:table-cell table:style-name="ce112"/>
          <table:table-cell office:value-type="string" table:style-name="ce112">
            <text:p>Iceland</text:p>
          </table:table-cell>
          <table:table-cell office:value-type="float" office:value="37.935000000000002" table:style-name="ce120">
            <text:p>38</text:p>
          </table:table-cell>
          <table:table-cell table:style-name="ce82"/>
          <table:table-cell office:value-type="float" office:value="29.283999999999999" table:style-name="ce120">
            <text:p>29</text:p>
          </table:table-cell>
          <table:table-cell office:value-type="float" office:value="4.0010000000000003" table:style-name="ce120">
            <text:p>4</text:p>
          </table:table-cell>
          <table:table-cell table:style-name="ce82"/>
          <table:table-cell office:value-type="float" office:value="8.7989999999999995" table:style-name="ce120">
            <text:p>9</text:p>
          </table:table-cell>
          <table:table-cell office:value-type="float" office:value="3.8559999999999999" table:style-name="ce120">
            <text:p>4</text:p>
          </table:table-cell>
          <table:table-cell table:style-name="ce82"/>
          <table:table-cell office:value-type="float" office:value="3.0379999999999998" table:style-name="ce120">
            <text:p>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9.190000000000001" table:style-name="ce120">
            <text:p>19</text:p>
          </table:table-cell>
          <table:table-cell table:style-name="ce82"/>
          <table:table-cell office:value-type="float" office:value="26.721000000000004" table:style-name="ce120">
            <text:p>27</text:p>
          </table:table-cell>
          <table:table-cell office:value-type="float" office:value="11.45" table:style-name="ce120">
            <text:p>11</text:p>
          </table:table-cell>
          <table:table-cell table:style-name="ce82"/>
          <table:table-cell office:value-type="float" office:value="7.2409999999999997" table:style-name="ce120">
            <text:p>7</text:p>
          </table:table-cell>
          <table:table-cell office:value-type="float" office:value="354.21200000000005" table:style-name="ce120">
            <text:p>354</text:p>
          </table:table-cell>
          <table:table-cell table:style-name="ce82"/>
          <table:table-cell office:value-type="float" office:value="429.40199999999993" table:style-name="ce120">
            <text:p>429</text:p>
          </table:table-cell>
          <table:table-cell office:value-type="float" office:value="430.64400000000006" table:style-name="ce120">
            <text:p>431</text:p>
          </table:table-cell>
          <table:table-cell table:style-name="ce82"/>
          <table:table-cell office:value-type="float" office:value="504.4849999999999" table:style-name="ce120">
            <text:p>504</text:p>
          </table:table-cell>
          <table:table-cell office:value-type="float" office:value="2.016" table:style-name="ce120">
            <text:p>2</text:p>
          </table:table-cell>
          <table:table-cell table:style-name="ce82"/>
          <table:table-cell office:value-type="float" office:value="1.478" table:style-name="ce120">
            <text:p>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7.183999999999997" table:style-name="ce120">
            <text:p>67</text:p>
          </table:table-cell>
          <table:table-cell table:style-name="ce82"/>
          <table:table-cell office:value-type="float" office:value="42.959000000000003" table:style-name="ce120">
            <text:p>43</text:p>
          </table:table-cell>
          <table:table-cell office:value-type="float" office:value="15.371" table:style-name="ce120">
            <text:p>15</text:p>
          </table:table-cell>
          <table:table-cell table:style-name="ce82"/>
          <table:table-cell office:value-type="float" office:value="51.506999999999998" table:style-name="ce120">
            <text:p>52</text:p>
          </table:table-cell>
          <table:table-cell office:value-type="float" office:value="84.570999999999998" table:style-name="ce120">
            <text:p>85</text:p>
          </table:table-cell>
          <table:table-cell table:style-name="ce82"/>
          <table:table-cell office:value-type="float" office:value="95.944000000000003" table:style-name="ce120">
            <text:p>96</text:p>
          </table:table-cell>
          <table:table-cell office:value-type="float" office:value="515.21500000000003" table:style-name="ce121">
            <text:p>515</text:p>
          </table:table-cell>
          <table:table-cell table:style-name="ce82"/>
          <table:table-cell office:value-type="float" office:value="600.42899999999986" table:style-name="ce121">
            <text:p>600</text:p>
          </table:table-cell>
          <table:table-cell table:number-columns-repeated="16340"/>
        </table:table-row>
        <table:table-row table:style-name="ro10">
          <table:table-cell table:style-name="ce112"/>
          <table:table-cell office:value-type="string" table:style-name="ce112">
            <text:p>Norway</text:p>
          </table:table-cell>
          <table:table-cell office:value-type="float" office:value="6.7750000000000004" table:style-name="ce120">
            <text:p>7</text:p>
          </table:table-cell>
          <table:table-cell table:style-name="ce82"/>
          <table:table-cell office:value-type="float" office:value="30.795000000000002" table:style-name="ce120">
            <text:p>31</text:p>
          </table:table-cell>
          <table:table-cell office:value-type="float" office:value="2.1" table:style-name="ce120">
            <text:p>2</text:p>
          </table:table-cell>
          <table:table-cell table:style-name="ce82"/>
          <table:table-cell office:value-type="float" office:value="0" table:style-name="ce120">
            <text:p>-</text:p>
          </table:table-cell>
          <table:table-cell office:value-type="float" office:value="230.179" table:style-name="ce120">
            <text:p>230</text:p>
          </table:table-cell>
          <table:table-cell table:style-name="ce82"/>
          <table:table-cell office:value-type="float" office:value="349.702" table:style-name="ce120">
            <text:p>35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8.124000000000002" table:style-name="ce120">
            <text:p>18</text:p>
          </table:table-cell>
          <table:table-cell table:style-name="ce82"/>
          <table:table-cell office:value-type="float" office:value="7.6999999999999999E-2" table:style-name="ce120"/>
          <table:table-cell office:value-type="float" office:value="0" table:style-name="ce120">
            <text:p>-</text:p>
          </table:table-cell>
          <table:table-cell table:style-name="ce82"/>
          <table:table-cell office:value-type="float" office:value="17.042999999999999" table:style-name="ce120">
            <text:p>17</text:p>
          </table:table-cell>
          <table:table-cell office:value-type="float" office:value="890.65399999999988" table:style-name="ce120">
            <text:p>891</text:p>
          </table:table-cell>
          <table:table-cell table:style-name="ce82"/>
          <table:table-cell office:value-type="float" office:value="925.82400000000007" table:style-name="ce120">
            <text:p>926</text:p>
          </table:table-cell>
          <table:table-cell office:value-type="float" office:value="1147.8319999999999" table:style-name="ce120">
            <text:p>1,148</text:p>
          </table:table-cell>
          <table:table-cell table:style-name="ce82"/>
          <table:table-cell office:value-type="float" office:value="1323.441" table:style-name="ce120">
            <text:p>1,323</text:p>
          </table:table-cell>
          <table:table-cell office:value-type="float" office:value="3.456" table:style-name="ce120">
            <text:p>3</text:p>
          </table:table-cell>
          <table:table-cell table:style-name="ce82"/>
          <table:table-cell office:value-type="float" office:value="6.5780000000000003" table:style-name="ce120">
            <text:p>7</text:p>
          </table:table-cell>
          <table:table-cell office:value-type="float" office:value="0.52" table:style-name="ce120">
            <text:p>1</text:p>
          </table:table-cell>
          <table:table-cell table:style-name="ce82"/>
          <table:table-cell office:value-type="float" office:value="0" table:style-name="ce120">
            <text:p>-</text:p>
          </table:table-cell>
          <table:table-cell office:value-type="float" office:value="6.73" table:style-name="ce120">
            <text:p>7</text:p>
          </table:table-cell>
          <table:table-cell table:style-name="ce82"/>
          <table:table-cell office:value-type="float" office:value="20.36" table:style-name="ce120">
            <text:p>20</text:p>
          </table:table-cell>
          <table:table-cell office:value-type="float" office:value="21.324000000000002" table:style-name="ce120">
            <text:p>21</text:p>
          </table:table-cell>
          <table:table-cell table:style-name="ce82"/>
          <table:table-cell office:value-type="float" office:value="22.847000000000001" table:style-name="ce120">
            <text:p>23</text:p>
          </table:table-cell>
          <table:table-cell office:value-type="float" office:value="32.03" table:style-name="ce120">
            <text:p>32</text:p>
          </table:table-cell>
          <table:table-cell table:style-name="ce82"/>
          <table:table-cell office:value-type="float" office:value="49.784999999999997" table:style-name="ce120">
            <text:p>50</text:p>
          </table:table-cell>
          <table:table-cell office:value-type="float" office:value="1179.8619999999999" table:style-name="ce121">
            <text:p>1,180</text:p>
          </table:table-cell>
          <table:table-cell table:style-name="ce82"/>
          <table:table-cell office:value-type="float" office:value="1373.2260000000001" table:style-name="ce121">
            <text:p>1,373</text:p>
          </table:table-cell>
          <table:table-cell table:number-columns-repeated="16340"/>
        </table:table-row>
        <table:table-row table:style-name="ro10">
          <table:table-cell table:style-name="ce112"/>
          <table:table-cell office:value-type="string" table:style-name="ce112">
            <text:p>Other EFT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98.17999999999995" table:style-name="ce120">
            <text:p>498</text:p>
          </table:table-cell>
          <table:table-cell table:style-name="ce82"/>
          <table:table-cell office:value-type="float" office:value="564.11" table:style-name="ce120">
            <text:p>56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0.758999999999993" table:style-name="ce120">
            <text:p>61</text:p>
          </table:table-cell>
          <table:table-cell table:style-name="ce82"/>
          <table:table-cell office:value-type="float" office:value="50.546000000000006" table:style-name="ce120">
            <text:p>51</text:p>
          </table:table-cell>
          <table:table-cell office:value-type="float" office:value="558.93899999999996" table:style-name="ce120">
            <text:p>559</text:p>
          </table:table-cell>
          <table:table-cell table:style-name="ce82"/>
          <table:table-cell office:value-type="float" office:value="614.65600000000006" table:style-name="ce120">
            <text:p>615</text:p>
          </table:table-cell>
          <table:table-cell office:value-type="float" office:value="0.95499999999999996" table:style-name="ce120">
            <text:p>1</text:p>
          </table:table-cell>
          <table:table-cell table:style-name="ce82"/>
          <table:table-cell office:value-type="float" office:value="0.72499999999999998" table:style-name="ce120">
            <text:p>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14.83600000000001" table:style-name="ce144">
            <text:p>115</text:p>
          </table:table-cell>
          <table:table-cell table:style-name="ce82"/>
          <table:table-cell office:value-type="float" office:value="38.592000000000006" table:style-name="ce144">
            <text:p>39</text:p>
          </table:table-cell>
          <table:table-cell office:value-type="float" office:value="5.6230000000000002" table:style-name="ce120">
            <text:p>6</text:p>
          </table:table-cell>
          <table:table-cell table:style-name="ce82"/>
          <table:table-cell office:value-type="float" office:value="8.027000000000001" table:style-name="ce120">
            <text:p>8</text:p>
          </table:table-cell>
          <table:table-cell office:value-type="float" office:value="121.41400000000002" table:style-name="ce120">
            <text:p>121</text:p>
          </table:table-cell>
          <table:table-cell table:style-name="ce82"/>
          <table:table-cell office:value-type="float" office:value="47.344000000000008" table:style-name="ce120">
            <text:p>47</text:p>
          </table:table-cell>
          <table:table-cell office:value-type="float" office:value="680.35299999999995" table:style-name="ce121">
            <text:p>680</text:p>
          </table:table-cell>
          <table:table-cell table:style-name="ce82"/>
          <table:table-cell office:value-type="float" office:value="662.00000000000011" table:style-name="ce121">
            <text:p>662</text:p>
          </table:table-cell>
          <table:table-cell table:number-columns-repeated="16340"/>
        </table:table-row>
        <table:table-row table:style-name="ro10">
          <table:table-cell office:value-type="string" table:style-name="ce122">
            <text:p>Total</text:p>
          </table:table-cell>
          <table:table-cell table:style-name="ce122"/>
          <table:table-cell office:value-type="float" office:value="44.71" table:style-name="ce123">
            <text:p>45</text:p>
          </table:table-cell>
          <table:table-cell table:style-name="ce90"/>
          <table:table-cell office:value-type="float" office:value="60.079000000000001" table:style-name="ce123">
            <text:p>60</text:p>
          </table:table-cell>
          <table:table-cell office:value-type="float" office:value="6.1010000000000009" table:style-name="ce123">
            <text:p>6</text:p>
          </table:table-cell>
          <table:table-cell table:style-name="ce90"/>
          <table:table-cell office:value-type="float" office:value="8.7989999999999995" table:style-name="ce123">
            <text:p>9</text:p>
          </table:table-cell>
          <table:table-cell office:value-type="float" office:value="234.035" table:style-name="ce123">
            <text:p>234</text:p>
          </table:table-cell>
          <table:table-cell table:style-name="ce90"/>
          <table:table-cell office:value-type="float" office:value="352.74" table:style-name="ce123">
            <text:p>353</text:p>
          </table:table-cell>
          <table:table-cell office:value-type="float" office:value="0" table:style-name="ce123">
            <text:p>-</text:p>
          </table:table-cell>
          <table:table-cell table:style-name="ce90"/>
          <table:table-cell office:value-type="float" office:value="0" table:style-name="ce123">
            <text:p>-</text:p>
          </table:table-cell>
          <table:table-cell office:value-type="float" office:value="535.49399999999991" table:style-name="ce123">
            <text:p>535</text:p>
          </table:table-cell>
          <table:table-cell table:style-name="ce90"/>
          <table:table-cell office:value-type="float" office:value="590.90800000000002" table:style-name="ce123">
            <text:p>591</text:p>
          </table:table-cell>
          <table:table-cell office:value-type="float" office:value="11.45" table:style-name="ce123">
            <text:p>11</text:p>
          </table:table-cell>
          <table:table-cell table:style-name="ce90"/>
          <table:table-cell office:value-type="float" office:value="24.283999999999999" table:style-name="ce123">
            <text:p>24</text:p>
          </table:table-cell>
          <table:table-cell office:value-type="float" office:value="1305.625" table:style-name="ce123">
            <text:p>1,306</text:p>
          </table:table-cell>
          <table:table-cell table:style-name="ce90"/>
          <table:table-cell office:value-type="float" office:value="1405.7720000000002" table:style-name="ce123">
            <text:p>1,406</text:p>
          </table:table-cell>
          <table:table-cell office:value-type="float" office:value="2137.415" table:style-name="ce123">
            <text:p>2,137</text:p>
          </table:table-cell>
          <table:table-cell table:style-name="ce90"/>
          <table:table-cell office:value-type="float" office:value="2442.5819999999999" table:style-name="ce123">
            <text:p>2,443</text:p>
          </table:table-cell>
          <table:table-cell office:value-type="float" office:value="6.4269999999999996" table:style-name="ce123">
            <text:p>6</text:p>
          </table:table-cell>
          <table:table-cell table:style-name="ce90"/>
          <table:table-cell office:value-type="float" office:value="8.7810000000000006" table:style-name="ce123">
            <text:p>9</text:p>
          </table:table-cell>
          <table:table-cell office:value-type="float" office:value="0.52" table:style-name="ce123">
            <text:p>1</text:p>
          </table:table-cell>
          <table:table-cell table:style-name="ce90"/>
          <table:table-cell office:value-type="float" office:value="0" table:style-name="ce123">
            <text:p>-</text:p>
          </table:table-cell>
          <table:table-cell office:value-type="float" office:value="188.75" table:style-name="ce123">
            <text:p>189</text:p>
          </table:table-cell>
          <table:table-cell table:style-name="ce90"/>
          <table:table-cell office:value-type="float" office:value="101.911" table:style-name="ce123">
            <text:p>102</text:p>
          </table:table-cell>
          <table:table-cell office:value-type="float" office:value="42.317999999999998" table:style-name="ce123">
            <text:p>42</text:p>
          </table:table-cell>
          <table:table-cell table:style-name="ce90"/>
          <table:table-cell office:value-type="float" office:value="82.381" table:style-name="ce123">
            <text:p>82</text:p>
          </table:table-cell>
          <table:table-cell office:value-type="float" office:value="238.01500000000001" table:style-name="ce123">
            <text:p>238</text:p>
          </table:table-cell>
          <table:table-cell table:style-name="ce90"/>
          <table:table-cell office:value-type="float" office:value="193.07299999999998" table:style-name="ce123">
            <text:p>193</text:p>
          </table:table-cell>
          <table:table-cell office:value-type="float" office:value="2375.4299999999998" table:style-name="ce123">
            <text:p>2,375</text:p>
          </table:table-cell>
          <table:table-cell table:style-name="ce90"/>
          <table:table-cell office:value-type="float" office:value="2635.6550000000002" table:style-name="ce123">
            <text:p>2,636</text:p>
          </table:table-cell>
          <table:table-cell table:number-columns-repeated="16340" table:style-name="ce113"/>
        </table:table-row>
        <table:table-row table:style-name="ro12">
          <table:table-cell table:number-columns-repeated="2" table:style-name="ce113"/>
          <table:table-cell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style-name="ce117"/>
          <table:table-cell table:style-name="ce100"/>
          <table:table-cell table:style-name="ce82"/>
          <table:table-cell table:style-name="ce100"/>
          <table:table-cell table:style-name="ce117"/>
          <table:table-cell table:style-name="ce82"/>
          <table:table-cell table:style-name="ce117"/>
          <table:table-cell table:number-columns-repeated="16340" table:style-name="ce113"/>
        </table:table-row>
        <table:table-row table:style-name="ro10">
          <table:table-cell office:value-type="string" table:style-name="ce113">
            <text:p>OTHER COUNTRIES</text:p>
          </table:table-cell>
          <table:table-cell table:style-name="ce112"/>
          <table:table-cell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style-name="ce100"/>
          <table:table-cell table:style-name="ce117"/>
          <table:table-cell table:style-name="ce82"/>
          <table:table-cell table:number-columns-repeated="2" table:style-name="ce117"/>
          <table:table-cell table:style-name="ce82"/>
          <table:table-cell table:style-name="ce117"/>
          <table:table-cell table:style-name="ce100"/>
          <table:table-cell table:style-name="ce82"/>
          <table:table-cell table:style-name="ce100"/>
          <table:table-cell table:style-name="ce117"/>
          <table:table-cell table:style-name="ce82"/>
          <table:table-cell table:style-name="ce117"/>
          <table:table-cell table:number-columns-repeated="16340"/>
        </table:table-row>
        <table:table-row table:style-name="ro10">
          <table:table-cell table:style-name="ce113"/>
          <table:table-cell office:value-type="string" table:style-name="ce112">
            <text:p>Bangladesh</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50" table:style-name="ce120">
            <text:p>5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50" table:style-name="ce120">
            <text:p>5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50" table:style-name="ce121">
            <text:p>50</text:p>
          </table:table-cell>
          <table:table-cell table:number-columns-repeated="16340"/>
        </table:table-row>
        <table:table-row table:style-name="ro10">
          <table:table-cell table:style-name="ce112"/>
          <table:table-cell office:value-type="string" table:style-name="ce112">
            <text:p>Cameroon</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61.951999999999998" table:style-name="ce120">
            <text:p>62</text:p>
          </table:table-cell>
          <table:table-cell office:value-type="float" office:value="0" table:style-name="ce120">
            <text:p>-</text:p>
          </table:table-cell>
          <table:table-cell table:style-name="ce82"/>
          <table:table-cell office:value-type="float" office:value="61.951999999999998" table:style-name="ce120">
            <text:p>6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61.951999999999998" table:style-name="ce121">
            <text:p>62</text:p>
          </table:table-cell>
          <table:table-cell table:number-columns-repeated="16340"/>
        </table:table-row>
        <table:table-row table:style-name="ro10">
          <table:table-cell table:style-name="ce112"/>
          <table:table-cell office:value-type="string" table:style-name="ce112">
            <text:p>Canada</text:p>
          </table:table-cell>
          <table:table-cell office:value-type="float" office:value="3.4" table:style-name="ce120">
            <text:p>3</text:p>
          </table:table-cell>
          <table:table-cell table:style-name="ce82"/>
          <table:table-cell office:value-type="float" office:value="29.52" table:style-name="ce120">
            <text:p>30</text:p>
          </table:table-cell>
          <table:table-cell office:value-type="float" office:value="30.483000000000001" table:style-name="ce120">
            <text:p>30</text:p>
          </table:table-cell>
          <table:table-cell table:style-name="ce82"/>
          <table:table-cell office:value-type="float" office:value="182.56700000000001" table:style-name="ce120">
            <text:p>183</text:p>
          </table:table-cell>
          <table:table-cell office:value-type="float" office:value="37.01" table:style-name="ce120">
            <text:p>37</text:p>
          </table:table-cell>
          <table:table-cell table:style-name="ce82"/>
          <table:table-cell office:value-type="float" office:value="426.608" table:style-name="ce120">
            <text:p>42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59.38499999999999" table:style-name="ce120">
            <text:p>659</text:p>
          </table:table-cell>
          <table:table-cell table:style-name="ce82"/>
          <table:table-cell office:value-type="float" office:value="924.8130000000001" table:style-name="ce120">
            <text:p>925</text:p>
          </table:table-cell>
          <table:table-cell office:value-type="float" office:value="51.246000000000002" table:style-name="ce120">
            <text:p>51</text:p>
          </table:table-cell>
          <table:table-cell table:style-name="ce82"/>
          <table:table-cell office:value-type="float" office:value="28" table:style-name="ce120">
            <text:p>28</text:p>
          </table:table-cell>
          <table:table-cell office:value-type="float" office:value="582.49600000000009" table:style-name="ce120">
            <text:p>582</text:p>
          </table:table-cell>
          <table:table-cell table:style-name="ce82"/>
          <table:table-cell office:value-type="float" office:value="699.26600000000008" table:style-name="ce120">
            <text:p>699</text:p>
          </table:table-cell>
          <table:table-cell office:value-type="float" office:value="1364.02" table:style-name="ce120">
            <text:p>1,364</text:p>
          </table:table-cell>
          <table:table-cell table:style-name="ce82"/>
          <table:table-cell office:value-type="float" office:value="2290.7740000000003" table:style-name="ce120">
            <text:p>2,291</text:p>
          </table:table-cell>
          <table:table-cell office:value-type="float" office:value="11.62" table:style-name="ce120">
            <text:p>12</text:p>
          </table:table-cell>
          <table:table-cell table:style-name="ce82"/>
          <table:table-cell office:value-type="float" office:value="26.321000000000002" table:style-name="ce120">
            <text:p>26</text:p>
          </table:table-cell>
          <table:table-cell office:value-type="float" office:value="0.23799999999999999" table:style-name="ce120"/>
          <table:table-cell table:style-name="ce82"/>
          <table:table-cell office:value-type="float" office:value="0" table:style-name="ce120">
            <text:p>-</text:p>
          </table:table-cell>
          <table:table-cell office:value-type="float" office:value="32.087000000000003" table:style-name="ce120">
            <text:p>32</text:p>
          </table:table-cell>
          <table:table-cell table:style-name="ce82"/>
          <table:table-cell office:value-type="float" office:value="24.01" table:style-name="ce120">
            <text:p>24</text:p>
          </table:table-cell>
          <table:table-cell office:value-type="float" office:value="3.1760000000000002" table:style-name="ce120">
            <text:p>3</text:p>
          </table:table-cell>
          <table:table-cell table:style-name="ce82"/>
          <table:table-cell office:value-type="float" office:value="12.665000000000001" table:style-name="ce120">
            <text:p>13</text:p>
          </table:table-cell>
          <table:table-cell office:value-type="float" office:value="47.121000000000002" table:style-name="ce120">
            <text:p>47</text:p>
          </table:table-cell>
          <table:table-cell table:style-name="ce82"/>
          <table:table-cell office:value-type="float" office:value="62.996000000000002" table:style-name="ce120">
            <text:p>63</text:p>
          </table:table-cell>
          <table:table-cell office:value-type="float" office:value="1411.1410000000001" table:style-name="ce121">
            <text:p>1,411</text:p>
          </table:table-cell>
          <table:table-cell table:style-name="ce82"/>
          <table:table-cell office:value-type="float" office:value="2353.7700000000004" table:style-name="ce121">
            <text:p>2,354</text:p>
          </table:table-cell>
          <table:table-cell table:number-columns-repeated="16340"/>
        </table:table-row>
        <table:table-row table:style-name="ro10">
          <table:table-cell table:style-name="ce112"/>
          <table:table-cell office:value-type="string" table:style-name="ce112">
            <text:p>China</text:p>
          </table:table-cell>
          <table:table-cell office:value-type="float" office:value="326.00200000000007" table:style-name="ce120">
            <text:p>326</text:p>
          </table:table-cell>
          <table:table-cell table:style-name="ce82"/>
          <table:table-cell office:value-type="float" office:value="260.476" table:style-name="ce120">
            <text:p>260</text:p>
          </table:table-cell>
          <table:table-cell office:value-type="float" office:value="585.9" table:style-name="ce120">
            <text:p>586</text:p>
          </table:table-cell>
          <table:table-cell table:style-name="ce82"/>
          <table:table-cell office:value-type="float" office:value="99.444999999999993" table:style-name="ce120">
            <text:p>99</text:p>
          </table:table-cell>
          <table:table-cell office:value-type="float" office:value="2578" table:style-name="ce120">
            <text:p>2,578</text:p>
          </table:table-cell>
          <table:table-cell table:style-name="ce82"/>
          <table:table-cell office:value-type="float" office:value="3913.0349999999999" table:style-name="ce120">
            <text:p>3,913</text:p>
          </table:table-cell>
          <table:table-cell office:value-type="float" office:value="84.63" table:style-name="ce120">
            <text:p>85</text:p>
          </table:table-cell>
          <table:table-cell table:style-name="ce82"/>
          <table:table-cell office:value-type="float" office:value="32.603999999999999" table:style-name="ce120">
            <text:p>33</text:p>
          </table:table-cell>
          <table:table-cell office:value-type="float" office:value="10605.481000000002" table:style-name="ce120">
            <text:p>10,605</text:p>
          </table:table-cell>
          <table:table-cell table:style-name="ce82"/>
          <table:table-cell office:value-type="float" office:value="9442.2690000000002" table:style-name="ce120">
            <text:p>9,44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299.6039999999994" table:style-name="ce120">
            <text:p>2,300</text:p>
          </table:table-cell>
          <table:table-cell table:style-name="ce82"/>
          <table:table-cell office:value-type="float" office:value="4139.6049999999996" table:style-name="ce120">
            <text:p>4,140</text:p>
          </table:table-cell>
          <table:table-cell office:value-type="float" office:value="16479.617000000002" table:style-name="ce120">
            <text:p>16,480</text:p>
          </table:table-cell>
          <table:table-cell table:style-name="ce82"/>
          <table:table-cell office:value-type="float" office:value="17887.434000000001" table:style-name="ce120">
            <text:p>17,887</text:p>
          </table:table-cell>
          <table:table-cell office:value-type="float" office:value="4628.3790000000008" table:style-name="ce120">
            <text:p>4,628</text:p>
          </table:table-cell>
          <table:table-cell table:style-name="ce82"/>
          <table:table-cell office:value-type="float" office:value="4187.8919999999998" table:style-name="ce120">
            <text:p>4,188</text:p>
          </table:table-cell>
          <table:table-cell office:value-type="float" office:value="0" table:style-name="ce120">
            <text:p>-</text:p>
          </table:table-cell>
          <table:table-cell table:style-name="ce82"/>
          <table:table-cell office:value-type="float" office:value="0.52" table:style-name="ce120">
            <text:p>1</text:p>
          </table:table-cell>
          <table:table-cell office:value-type="float" office:value="0" table:style-name="ce120">
            <text:p>-</text:p>
          </table:table-cell>
          <table:table-cell table:style-name="ce82"/>
          <table:table-cell office:value-type="float" office:value="0.30399999999999999" table:style-name="ce120"/>
          <table:table-cell office:value-type="float" office:value="3480.4949999999999" table:style-name="ce120">
            <text:p>3,480</text:p>
          </table:table-cell>
          <table:table-cell table:style-name="ce82"/>
          <table:table-cell office:value-type="float" office:value="3143.1930000000002" table:style-name="ce120">
            <text:p>3,143</text:p>
          </table:table-cell>
          <table:table-cell office:value-type="float" office:value="8108.8740000000007" table:style-name="ce120">
            <text:p>8,109</text:p>
          </table:table-cell>
          <table:table-cell table:style-name="ce82"/>
          <table:table-cell office:value-type="float" office:value="7331.9090000000006" table:style-name="ce120">
            <text:p>7,332</text:p>
          </table:table-cell>
          <table:table-cell office:value-type="float" office:value="24588.491000000002" table:style-name="ce121">
            <text:p>24,588</text:p>
          </table:table-cell>
          <table:table-cell table:style-name="ce82"/>
          <table:table-cell office:value-type="float" office:value="25219.343000000001" table:style-name="ce121">
            <text:p>25,219</text:p>
          </table:table-cell>
          <table:table-cell table:number-columns-repeated="16340"/>
        </table:table-row>
        <table:table-row table:style-name="ro10">
          <table:table-cell table:style-name="ce112"/>
          <table:table-cell office:value-type="string" table:style-name="ce112">
            <text:p>Ecuador</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5549999999999997" table:style-name="ce120">
            <text:p>5</text:p>
          </table:table-cell>
          <table:table-cell table:style-name="ce82"/>
          <table:table-cell office:value-type="float" office:value="3.3980000000000001" table:style-name="ce120">
            <text:p>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965999999999999" table:style-name="ce120">
            <text:p>16</text:p>
          </table:table-cell>
          <table:table-cell table:style-name="ce82"/>
          <table:table-cell office:value-type="float" office:value="0" table:style-name="ce120">
            <text:p>-</text:p>
          </table:table-cell>
          <table:table-cell office:value-type="float" office:value="20.521000000000001" table:style-name="ce120">
            <text:p>21</text:p>
          </table:table-cell>
          <table:table-cell table:style-name="ce82"/>
          <table:table-cell office:value-type="float" office:value="3.3980000000000001" table:style-name="ce120">
            <text:p>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4.936" table:style-name="ce120">
            <text:p>15</text:p>
          </table:table-cell>
          <table:table-cell table:style-name="ce82"/>
          <table:table-cell office:value-type="float" office:value="5.61" table:style-name="ce120">
            <text:p>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4.936" table:style-name="ce120">
            <text:p>15</text:p>
          </table:table-cell>
          <table:table-cell table:style-name="ce82"/>
          <table:table-cell office:value-type="float" office:value="5.61" table:style-name="ce120">
            <text:p>6</text:p>
          </table:table-cell>
          <table:table-cell office:value-type="float" office:value="35.457000000000001" table:style-name="ce121">
            <text:p>35</text:p>
          </table:table-cell>
          <table:table-cell table:style-name="ce82"/>
          <table:table-cell office:value-type="float" office:value="9.0080000000000009" table:style-name="ce121">
            <text:p>9</text:p>
          </table:table-cell>
          <table:table-cell table:number-columns-repeated="16340"/>
        </table:table-row>
        <table:table-row table:style-name="ro10">
          <table:table-cell table:style-name="ce112"/>
          <table:table-cell office:value-type="string" table:style-name="ce112">
            <text:p>Egypt</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20.92" table:style-name="ce120">
            <text:p>421</text:p>
          </table:table-cell>
          <table:table-cell table:style-name="ce82"/>
          <table:table-cell office:value-type="float" office:value="115.628" table:style-name="ce120">
            <text:p>116</text:p>
          </table:table-cell>
          <table:table-cell office:value-type="float" office:value="702.24" table:style-name="ce120">
            <text:p>702</text:p>
          </table:table-cell>
          <table:table-cell table:style-name="ce82"/>
          <table:table-cell office:value-type="float" office:value="532.28700000000003" table:style-name="ce120">
            <text:p>53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12" table:style-name="ce120"/>
          <table:table-cell table:style-name="ce82"/>
          <table:table-cell office:value-type="float" office:value="0" table:style-name="ce120">
            <text:p>-</text:p>
          </table:table-cell>
          <table:table-cell office:value-type="float" office:value="586.322" table:style-name="ce120">
            <text:p>586</text:p>
          </table:table-cell>
          <table:table-cell table:style-name="ce82"/>
          <table:table-cell office:value-type="float" office:value="281.08" table:style-name="ce120">
            <text:p>281</text:p>
          </table:table-cell>
          <table:table-cell office:value-type="float" office:value="1493.981" table:style-name="ce120">
            <text:p>1,494</text:p>
          </table:table-cell>
          <table:table-cell table:style-name="ce82"/>
          <table:table-cell office:value-type="float" office:value="828.25300000000004" table:style-name="ce120">
            <text:p>828</text:p>
          </table:table-cell>
          <table:table-cell office:value-type="float" office:value="3203.5829999999996" table:style-name="ce120">
            <text:p>3,204</text:p>
          </table:table-cell>
          <table:table-cell table:style-name="ce82"/>
          <table:table-cell office:value-type="float" office:value="1757.248" table:style-name="ce120">
            <text:p>1,75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33400000000000002" table:style-name="ce120"/>
          <table:table-cell table:style-name="ce82"/>
          <table:table-cell office:value-type="float" office:value="0" table:style-name="ce120">
            <text:p>-</text:p>
          </table:table-cell>
          <table:table-cell office:value-type="float" office:value="0.33400000000000002" table:style-name="ce120"/>
          <table:table-cell table:style-name="ce82"/>
          <table:table-cell office:value-type="float" office:value="0" table:style-name="ce120">
            <text:p>-</text:p>
          </table:table-cell>
          <table:table-cell office:value-type="float" office:value="3203.9169999999995" table:style-name="ce121">
            <text:p>3,204</text:p>
          </table:table-cell>
          <table:table-cell table:style-name="ce82"/>
          <table:table-cell office:value-type="float" office:value="1757.248" table:style-name="ce121">
            <text:p>1,757</text:p>
          </table:table-cell>
          <table:table-cell table:number-columns-repeated="16340"/>
        </table:table-row>
        <table:table-row table:style-name="ro10">
          <table:table-cell table:style-name="ce112"/>
          <table:table-cell office:value-type="string" table:style-name="ce112">
            <text:p>Faroe Island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34" table:style-name="ce120"/>
          <table:table-cell office:value-type="float" office:value="0" table:style-name="ce120">
            <text:p>-</text:p>
          </table:table-cell>
          <table:table-cell table:style-name="ce82"/>
          <table:table-cell office:value-type="float" office:value="0" table:style-name="ce120">
            <text:p>-</text:p>
          </table:table-cell>
          <table:table-cell office:value-type="float" office:value="0.08" table:style-name="ce120"/>
          <table:table-cell table:style-name="ce82"/>
          <table:table-cell office:value-type="float" office:value="26.553000000000001" table:style-name="ce120">
            <text:p>27</text:p>
          </table:table-cell>
          <table:table-cell office:value-type="float" office:value="0.08" table:style-name="ce120"/>
          <table:table-cell table:style-name="ce82"/>
          <table:table-cell office:value-type="float" office:value="26.893000000000001" table:style-name="ce120">
            <text:p>2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08" table:style-name="ce121"/>
          <table:table-cell table:style-name="ce82"/>
          <table:table-cell office:value-type="float" office:value="26.893000000000001" table:style-name="ce121">
            <text:p>27</text:p>
          </table:table-cell>
          <table:table-cell table:number-columns-repeated="16340"/>
        </table:table-row>
        <table:table-row table:style-name="ro10">
          <table:table-cell table:style-name="ce112"/>
          <table:table-cell office:value-type="string" table:style-name="ce112">
            <text:p>Ghan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27.2" table:style-name="ce120">
            <text:p>27</text:p>
          </table:table-cell>
          <table:table-cell office:value-type="float" office:value="474.6" table:style-name="ce120">
            <text:p>475</text:p>
          </table:table-cell>
          <table:table-cell table:style-name="ce82"/>
          <table:table-cell office:value-type="float" office:value="0.41399999999999998" table:style-name="ce120"/>
          <table:table-cell office:value-type="float" office:value="0" table:style-name="ce120">
            <text:p>-</text:p>
          </table:table-cell>
          <table:table-cell table:style-name="ce82"/>
          <table:table-cell office:value-type="float" office:value="0" table:style-name="ce120">
            <text:p>-</text:p>
          </table:table-cell>
          <table:table-cell office:value-type="float" office:value="1.9890000000000001" table:style-name="ce120">
            <text:p>2</text:p>
          </table:table-cell>
          <table:table-cell table:style-name="ce82"/>
          <table:table-cell office:value-type="float" office:value="0.96299999999999997" table:style-name="ce120">
            <text:p>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52.178" table:style-name="ce120">
            <text:p>252</text:p>
          </table:table-cell>
          <table:table-cell table:style-name="ce82"/>
          <table:table-cell office:value-type="float" office:value="1.9080000000000001" table:style-name="ce120">
            <text:p>2</text:p>
          </table:table-cell>
          <table:table-cell office:value-type="float" office:value="728.76700000000005" table:style-name="ce120">
            <text:p>729</text:p>
          </table:table-cell>
          <table:table-cell table:style-name="ce82"/>
          <table:table-cell office:value-type="float" office:value="30.485000000000003" table:style-name="ce120">
            <text:p>30</text:p>
          </table:table-cell>
          <table:table-cell office:value-type="float" office:value="0" table:style-name="ce120">
            <text:p>-</text:p>
          </table:table-cell>
          <table:table-cell table:style-name="ce82"/>
          <table:table-cell office:value-type="float" office:value="0.45" table:style-name="ce120"/>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93" table:style-name="ce120">
            <text:p>1</text:p>
          </table:table-cell>
          <table:table-cell table:style-name="ce82"/>
          <table:table-cell office:value-type="float" office:value="1.35" table:style-name="ce120">
            <text:p>1</text:p>
          </table:table-cell>
          <table:table-cell office:value-type="float" office:value="0.93" table:style-name="ce120">
            <text:p>1</text:p>
          </table:table-cell>
          <table:table-cell table:style-name="ce82"/>
          <table:table-cell office:value-type="float" office:value="1.8" table:style-name="ce120">
            <text:p>2</text:p>
          </table:table-cell>
          <table:table-cell office:value-type="float" office:value="729.697" table:style-name="ce121">
            <text:p>730</text:p>
          </table:table-cell>
          <table:table-cell table:style-name="ce82"/>
          <table:table-cell office:value-type="float" office:value="32.285000000000004" table:style-name="ce121">
            <text:p>32</text:p>
          </table:table-cell>
          <table:table-cell table:number-columns-repeated="16340"/>
        </table:table-row>
        <table:table-row table:style-name="ro10">
          <table:table-cell table:style-name="ce112"/>
          <table:table-cell office:value-type="string" table:style-name="ce112">
            <text:p>Hondura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0" table:style-name="ce121">
            <text:p>-</text:p>
          </table:table-cell>
          <table:table-cell table:number-columns-repeated="16340"/>
        </table:table-row>
        <table:table-row table:style-name="ro10">
          <table:table-cell table:style-name="ce112"/>
          <table:table-cell office:value-type="string" table:style-name="ce112">
            <text:p>Indi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1.477000000000011" table:style-name="ce120">
            <text:p>61</text:p>
          </table:table-cell>
          <table:table-cell table:style-name="ce82"/>
          <table:table-cell office:value-type="float" office:value="55.693000000000005" table:style-name="ce120">
            <text:p>5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2.347" table:style-name="ce120">
            <text:p>12</text:p>
          </table:table-cell>
          <table:table-cell table:style-name="ce82"/>
          <table:table-cell office:value-type="float" office:value="8.2000000000000003E-2" table:style-name="ce120"/>
          <table:table-cell office:value-type="float" office:value="73.824000000000012" table:style-name="ce120">
            <text:p>74</text:p>
          </table:table-cell>
          <table:table-cell table:style-name="ce82"/>
          <table:table-cell office:value-type="float" office:value="55.775000000000006" table:style-name="ce120">
            <text:p>5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0" table:style-name="ce120">
            <text:p>20</text:p>
          </table:table-cell>
          <table:table-cell table:style-name="ce82"/>
          <table:table-cell office:value-type="float" office:value="15.12" table:style-name="ce120">
            <text:p>15</text:p>
          </table:table-cell>
          <table:table-cell office:value-type="float" office:value="99.418000000000006" table:style-name="ce120">
            <text:p>99</text:p>
          </table:table-cell>
          <table:table-cell table:style-name="ce82"/>
          <table:table-cell office:value-type="float" office:value="114.89500000000001" table:style-name="ce120">
            <text:p>115</text:p>
          </table:table-cell>
          <table:table-cell office:value-type="float" office:value="119.41800000000001" table:style-name="ce120">
            <text:p>119</text:p>
          </table:table-cell>
          <table:table-cell table:style-name="ce82"/>
          <table:table-cell office:value-type="float" office:value="130.01500000000001" table:style-name="ce120">
            <text:p>130</text:p>
          </table:table-cell>
          <table:table-cell office:value-type="float" office:value="193.24200000000002" table:style-name="ce121">
            <text:p>193</text:p>
          </table:table-cell>
          <table:table-cell table:style-name="ce82"/>
          <table:table-cell office:value-type="float" office:value="185.79000000000002" table:style-name="ce121">
            <text:p>186</text:p>
          </table:table-cell>
          <table:table-cell table:number-columns-repeated="16340"/>
        </table:table-row>
        <table:table-row table:style-name="ro10">
          <table:table-cell table:style-name="ce112"/>
          <table:table-cell office:value-type="string" table:style-name="ce112">
            <text:p>Indonesi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20699999999999999" table:style-name="ce120"/>
          <table:table-cell table:style-name="ce82"/>
          <table:table-cell office:value-type="float" office:value="0.22600000000000001" table:style-name="ce120"/>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5.5" table:style-name="ce120">
            <text:p>46</text:p>
          </table:table-cell>
          <table:table-cell table:style-name="ce82"/>
          <table:table-cell office:value-type="float" office:value="17.513000000000002" table:style-name="ce120">
            <text:p>1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31" table:style-name="ce120">
            <text:p>1</text:p>
          </table:table-cell>
          <table:table-cell table:style-name="ce82"/>
          <table:table-cell office:value-type="float" office:value="95.436999999999998" table:style-name="ce120">
            <text:p>95</text:p>
          </table:table-cell>
          <table:table-cell office:value-type="float" office:value="47.017000000000003" table:style-name="ce120">
            <text:p>47</text:p>
          </table:table-cell>
          <table:table-cell table:style-name="ce82"/>
          <table:table-cell office:value-type="float" office:value="113.176" table:style-name="ce120">
            <text:p>11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E-3" table:style-name="ce120"/>
          <table:table-cell table:style-name="ce82"/>
          <table:table-cell office:value-type="float" office:value="0" table:style-name="ce120">
            <text:p>-</text:p>
          </table:table-cell>
          <table:table-cell office:value-type="float" office:value="1E-3" table:style-name="ce120"/>
          <table:table-cell table:style-name="ce82"/>
          <table:table-cell office:value-type="float" office:value="0" table:style-name="ce120">
            <text:p>-</text:p>
          </table:table-cell>
          <table:table-cell office:value-type="float" office:value="47.018000000000001" table:style-name="ce121">
            <text:p>47</text:p>
          </table:table-cell>
          <table:table-cell table:style-name="ce82"/>
          <table:table-cell office:value-type="float" office:value="113.176" table:style-name="ce121">
            <text:p>113</text:p>
          </table:table-cell>
          <table:table-cell table:number-columns-repeated="16340"/>
        </table:table-row>
        <table:table-row table:style-name="ro10">
          <table:table-cell table:style-name="ce112"/>
          <table:table-cell office:value-type="string" table:style-name="ce112">
            <text:p>Japan</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8.497" table:style-name="ce120">
            <text:p>58</text:p>
          </table:table-cell>
          <table:table-cell table:style-name="ce82"/>
          <table:table-cell office:value-type="float" office:value="95.906000000000006" table:style-name="ce120">
            <text:p>96</text:p>
          </table:table-cell>
          <table:table-cell office:value-type="float" office:value="1809.375" table:style-name="ce120">
            <text:p>1,809</text:p>
          </table:table-cell>
          <table:table-cell table:style-name="ce82"/>
          <table:table-cell office:value-type="float" office:value="249.24600000000001" table:style-name="ce120">
            <text:p>24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824.75199999999995" table:style-name="ce120">
            <text:p>825</text:p>
          </table:table-cell>
          <table:table-cell table:style-name="ce82"/>
          <table:table-cell office:value-type="float" office:value="1286.2650000000003" table:style-name="ce120">
            <text:p>1,286</text:p>
          </table:table-cell>
          <table:table-cell office:value-type="float" office:value="21.234000000000002" table:style-name="ce120">
            <text:p>21</text:p>
          </table:table-cell>
          <table:table-cell table:style-name="ce82"/>
          <table:table-cell office:value-type="float" office:value="33.64" table:style-name="ce120">
            <text:p>34</text:p>
          </table:table-cell>
          <table:table-cell office:value-type="float" office:value="44.286999999999999" table:style-name="ce120">
            <text:p>44</text:p>
          </table:table-cell>
          <table:table-cell table:style-name="ce82"/>
          <table:table-cell office:value-type="float" office:value="218.536" table:style-name="ce120">
            <text:p>219</text:p>
          </table:table-cell>
          <table:table-cell office:value-type="float" office:value="2758.1449999999995" table:style-name="ce120">
            <text:p>2,758</text:p>
          </table:table-cell>
          <table:table-cell table:style-name="ce82"/>
          <table:table-cell office:value-type="float" office:value="1883.5930000000005" table:style-name="ce120">
            <text:p>1,884</text:p>
          </table:table-cell>
          <table:table-cell office:value-type="float" office:value="8.7050000000000001" table:style-name="ce120">
            <text:p>9</text:p>
          </table:table-cell>
          <table:table-cell table:style-name="ce82"/>
          <table:table-cell office:value-type="float" office:value="28.930999999999997" table:style-name="ce120">
            <text:p>2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80.319000000000003" table:style-name="ce120">
            <text:p>80</text:p>
          </table:table-cell>
          <table:table-cell table:style-name="ce82"/>
          <table:table-cell office:value-type="float" office:value="93.656000000000006" table:style-name="ce120">
            <text:p>94</text:p>
          </table:table-cell>
          <table:table-cell office:value-type="float" office:value="89.024000000000001" table:style-name="ce120">
            <text:p>89</text:p>
          </table:table-cell>
          <table:table-cell table:style-name="ce82"/>
          <table:table-cell office:value-type="float" office:value="122.587" table:style-name="ce120">
            <text:p>123</text:p>
          </table:table-cell>
          <table:table-cell office:value-type="float" office:value="2847.1689999999994" table:style-name="ce121">
            <text:p>2,847</text:p>
          </table:table-cell>
          <table:table-cell table:style-name="ce82"/>
          <table:table-cell office:value-type="float" office:value="2006.1800000000005" table:style-name="ce121">
            <text:p>2,006</text:p>
          </table:table-cell>
          <table:table-cell table:number-columns-repeated="16340"/>
        </table:table-row>
        <table:table-row table:style-name="ro10">
          <table:table-cell table:style-name="ce112"/>
          <table:table-cell office:value-type="string" table:style-name="ce112">
            <text:p>Mauritiu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0.971" table:style-name="ce120">
            <text:p>11</text:p>
          </table:table-cell>
          <table:table-cell table:style-name="ce82"/>
          <table:table-cell office:value-type="float" office:value="12.475999999999999" table:style-name="ce120">
            <text:p>1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18" table:style-name="ce120"/>
          <table:table-cell table:style-name="ce82"/>
          <table:table-cell office:value-type="float" office:value="0" table:style-name="ce120">
            <text:p>-</text:p>
          </table:table-cell>
          <table:table-cell office:value-type="float" office:value="11.151" table:style-name="ce120">
            <text:p>11</text:p>
          </table:table-cell>
          <table:table-cell table:style-name="ce82"/>
          <table:table-cell office:value-type="float" office:value="12.475999999999999" table:style-name="ce120">
            <text:p>1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1.151" table:style-name="ce121">
            <text:p>11</text:p>
          </table:table-cell>
          <table:table-cell table:style-name="ce82"/>
          <table:table-cell office:value-type="float" office:value="12.475999999999999" table:style-name="ce121">
            <text:p>12</text:p>
          </table:table-cell>
          <table:table-cell table:number-columns-repeated="16340"/>
        </table:table-row>
        <table:table-row table:style-name="ro10">
          <table:table-cell table:style-name="ce112"/>
          <table:table-cell office:value-type="string" table:style-name="ce112">
            <text:p>Nigeria</text:p>
          </table:table-cell>
          <table:table-cell office:value-type="float" office:value="455.26" table:style-name="ce120">
            <text:p>455</text:p>
          </table:table-cell>
          <table:table-cell table:style-name="ce82"/>
          <table:table-cell office:value-type="float" office:value="80" table:style-name="ce120">
            <text:p>80</text:p>
          </table:table-cell>
          <table:table-cell office:value-type="float" office:value="2125" table:style-name="ce120">
            <text:p>2,125</text:p>
          </table:table-cell>
          <table:table-cell table:style-name="ce82"/>
          <table:table-cell office:value-type="float" office:value="102" table:style-name="ce120">
            <text:p>102</text:p>
          </table:table-cell>
          <table:table-cell office:value-type="float" office:value="200" table:style-name="ce120">
            <text:p>200</text:p>
          </table:table-cell>
          <table:table-cell table:style-name="ce82"/>
          <table:table-cell office:value-type="float" office:value="895.6" table:style-name="ce120">
            <text:p>89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59" table:style-name="ce120">
            <text:p>1</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699.5050000000001" table:style-name="ce120">
            <text:p>4,700</text:p>
          </table:table-cell>
          <table:table-cell table:style-name="ce82"/>
          <table:table-cell office:value-type="float" office:value="1483.36" table:style-name="ce120">
            <text:p>1,483</text:p>
          </table:table-cell>
          <table:table-cell office:value-type="float" office:value="7480.3550000000005" table:style-name="ce120">
            <text:p>7,480</text:p>
          </table:table-cell>
          <table:table-cell table:style-name="ce82"/>
          <table:table-cell office:value-type="float" office:value="2560.96" table:style-name="ce120">
            <text:p>2,56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248" table:style-name="ce120"/>
          <table:table-cell table:style-name="ce82"/>
          <table:table-cell office:value-type="float" office:value="0" table:style-name="ce120">
            <text:p>-</text:p>
          </table:table-cell>
          <table:table-cell office:value-type="float" office:value="0.248" table:style-name="ce120"/>
          <table:table-cell table:style-name="ce82"/>
          <table:table-cell office:value-type="float" office:value="0" table:style-name="ce120">
            <text:p>-</text:p>
          </table:table-cell>
          <table:table-cell office:value-type="float" office:value="7480.6030000000001" table:style-name="ce121">
            <text:p>7,481</text:p>
          </table:table-cell>
          <table:table-cell table:style-name="ce82"/>
          <table:table-cell office:value-type="float" office:value="2560.96" table:style-name="ce121">
            <text:p>2,561</text:p>
          </table:table-cell>
          <table:table-cell table:number-columns-repeated="16340"/>
        </table:table-row>
        <table:table-row table:style-name="ro10">
          <table:table-cell table:style-name="ce112"/>
          <table:table-cell office:value-type="string" table:style-name="ce112">
            <text:p>Philippine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105" table:style-name="ce120"/>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761.9929999999999" table:style-name="ce120">
            <text:p>2,762</text:p>
          </table:table-cell>
          <table:table-cell table:style-name="ce82"/>
          <table:table-cell office:value-type="float" office:value="3657.5319999999997" table:style-name="ce120">
            <text:p>3,65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749.4300000000003" table:style-name="ce120">
            <text:p>2,749</text:p>
          </table:table-cell>
          <table:table-cell table:style-name="ce82"/>
          <table:table-cell office:value-type="float" office:value="2544.9780000000001" table:style-name="ce120">
            <text:p>2,545</text:p>
          </table:table-cell>
          <table:table-cell office:value-type="float" office:value="5511.5280000000002" table:style-name="ce120">
            <text:p>5,512</text:p>
          </table:table-cell>
          <table:table-cell table:style-name="ce82"/>
          <table:table-cell office:value-type="float" office:value="6202.51" table:style-name="ce120">
            <text:p>6,20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1" table:style-name="ce120"/>
          <table:table-cell office:value-type="float" office:value="0" table:style-name="ce120">
            <text:p>-</text:p>
          </table:table-cell>
          <table:table-cell table:style-name="ce82"/>
          <table:table-cell office:value-type="float" office:value="0.44500000000000001" table:style-name="ce120"/>
          <table:table-cell office:value-type="float" office:value="0" table:style-name="ce120">
            <text:p>-</text:p>
          </table:table-cell>
          <table:table-cell table:style-name="ce82"/>
          <table:table-cell office:value-type="float" office:value="0.54500000000000004" table:style-name="ce120">
            <text:p>1</text:p>
          </table:table-cell>
          <table:table-cell office:value-type="float" office:value="5511.5280000000002" table:style-name="ce121">
            <text:p>5,512</text:p>
          </table:table-cell>
          <table:table-cell table:style-name="ce82"/>
          <table:table-cell office:value-type="float" office:value="6203.0550000000003" table:style-name="ce121">
            <text:p>6,203</text:p>
          </table:table-cell>
          <table:table-cell table:number-columns-repeated="16340"/>
        </table:table-row>
        <table:table-row table:style-name="ro10">
          <table:table-cell table:style-name="ce112"/>
          <table:table-cell office:value-type="string" table:style-name="ce112">
            <text:p>Russi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17.989999999999998" table:style-name="ce120">
            <text:p>1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29399999999999998" table:style-name="ce120"/>
          <table:table-cell table:style-name="ce82"/>
          <table:table-cell office:value-type="float" office:value="8.6999999999999994E-2" table:style-name="ce120"/>
          <table:table-cell office:value-type="float" office:value="0.29399999999999998" table:style-name="ce120"/>
          <table:table-cell table:style-name="ce82"/>
          <table:table-cell office:value-type="float" office:value="18.076999999999998" table:style-name="ce120">
            <text:p>1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29399999999999998" table:style-name="ce121"/>
          <table:table-cell table:style-name="ce82"/>
          <table:table-cell office:value-type="float" office:value="18.076999999999998" table:style-name="ce121">
            <text:p>18</text:p>
          </table:table-cell>
          <table:table-cell table:number-columns-repeated="16340"/>
        </table:table-row>
        <table:table-row table:style-name="ro10">
          <table:table-cell table:style-name="ce112"/>
          <table:table-cell office:value-type="string" table:style-name="ce112">
            <text:p>Rwand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41" table:style-name="ce120"/>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41" table:style-name="ce120"/>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0.41" table:style-name="ce121"/>
          <table:table-cell table:number-columns-repeated="16340"/>
        </table:table-row>
        <table:table-row table:style-name="ro10">
          <table:table-cell table:style-name="ce112"/>
          <table:table-cell office:value-type="string" table:style-name="ce112">
            <text:p>Seychelle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1.014" table:style-name="ce120">
            <text:p>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4999999999999999E-2" table:style-name="ce120"/>
          <table:table-cell table:style-name="ce82"/>
          <table:table-cell office:value-type="float" office:value="0" table:style-name="ce120">
            <text:p>-</text:p>
          </table:table-cell>
          <table:table-cell office:value-type="float" office:value="1.4999999999999999E-2" table:style-name="ce120"/>
          <table:table-cell table:style-name="ce82"/>
          <table:table-cell office:value-type="float" office:value="1.014" table:style-name="ce120">
            <text:p>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4999999999999999E-2" table:style-name="ce121"/>
          <table:table-cell table:style-name="ce82"/>
          <table:table-cell office:value-type="float" office:value="1.014" table:style-name="ce121">
            <text:p>1</text:p>
          </table:table-cell>
          <table:table-cell table:number-columns-repeated="16340"/>
        </table:table-row>
        <table:table-row table:style-name="ro10">
          <table:table-cell table:style-name="ce112"/>
          <table:table-cell office:value-type="string" table:style-name="ce112">
            <text:p>South Korea</text:p>
          </table:table-cell>
          <table:table-cell office:value-type="float" office:value="0" table:style-name="ce120">
            <text:p>-</text:p>
          </table:table-cell>
          <table:table-cell table:style-name="ce82"/>
          <table:table-cell office:value-type="float" office:value="1.3" table:style-name="ce120">
            <text:p>1</text:p>
          </table:table-cell>
          <table:table-cell office:value-type="float" office:value="0" table:style-name="ce120">
            <text:p>-</text:p>
          </table:table-cell>
          <table:table-cell table:style-name="ce82"/>
          <table:table-cell office:value-type="float" office:value="225" table:style-name="ce120">
            <text:p>225</text:p>
          </table:table-cell>
          <table:table-cell office:value-type="float" office:value="143.04" table:style-name="ce120">
            <text:p>143</text:p>
          </table:table-cell>
          <table:table-cell table:style-name="ce82"/>
          <table:table-cell office:value-type="float" office:value="2328.5" table:style-name="ce120">
            <text:p>2,32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22.91699999999997" table:style-name="ce120">
            <text:p>223</text:p>
          </table:table-cell>
          <table:table-cell table:style-name="ce82"/>
          <table:table-cell office:value-type="float" office:value="382.262" table:style-name="ce120">
            <text:p>38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75" table:style-name="ce120">
            <text:p>1</text:p>
          </table:table-cell>
          <table:table-cell table:style-name="ce82"/>
          <table:table-cell office:value-type="float" office:value="318.44299999999998" table:style-name="ce120">
            <text:p>318</text:p>
          </table:table-cell>
          <table:table-cell office:value-type="float" office:value="366.70699999999999" table:style-name="ce120">
            <text:p>367</text:p>
          </table:table-cell>
          <table:table-cell table:style-name="ce82"/>
          <table:table-cell office:value-type="float" office:value="3255.5050000000001" table:style-name="ce120">
            <text:p>3,256</text:p>
          </table:table-cell>
          <table:table-cell office:value-type="float" office:value="9.5250000000000004" table:style-name="ce120">
            <text:p>10</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49099999999999999" table:style-name="ce120"/>
          <table:table-cell table:style-name="ce82"/>
          <table:table-cell office:value-type="float" office:value="0" table:style-name="ce120">
            <text:p>-</text:p>
          </table:table-cell>
          <table:table-cell office:value-type="float" office:value="3811.1260000000002" table:style-name="ce120">
            <text:p>3,811</text:p>
          </table:table-cell>
          <table:table-cell table:style-name="ce82"/>
          <table:table-cell office:value-type="float" office:value="3802.634" table:style-name="ce120">
            <text:p>3,803</text:p>
          </table:table-cell>
          <table:table-cell office:value-type="float" office:value="3821.1420000000003" table:style-name="ce120">
            <text:p>3,821</text:p>
          </table:table-cell>
          <table:table-cell table:style-name="ce82"/>
          <table:table-cell office:value-type="float" office:value="3802.634" table:style-name="ce120">
            <text:p>3,803</text:p>
          </table:table-cell>
          <table:table-cell office:value-type="float" office:value="4187.8490000000002" table:style-name="ce121">
            <text:p>4,188</text:p>
          </table:table-cell>
          <table:table-cell table:style-name="ce82"/>
          <table:table-cell office:value-type="float" office:value="7058.1390000000001" table:style-name="ce121">
            <text:p>7,058</text:p>
          </table:table-cell>
          <table:table-cell table:number-columns-repeated="16340"/>
        </table:table-row>
        <table:table-row table:style-name="ro10">
          <table:table-cell table:style-name="ce112"/>
          <table:table-cell office:value-type="string" table:style-name="ce112">
            <text:p>Thailand</text:p>
          </table:table-cell>
          <table:table-cell office:value-type="float" office:value="80.990000000000009" table:style-name="ce120">
            <text:p>81</text:p>
          </table:table-cell>
          <table:table-cell table:style-name="ce82"/>
          <table:table-cell office:value-type="float" office:value="1.016" table:style-name="ce120">
            <text:p>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21.3" table:style-name="ce120">
            <text:p>121</text:p>
          </table:table-cell>
          <table:table-cell table:style-name="ce82"/>
          <table:table-cell office:value-type="float" office:value="198.8" table:style-name="ce120">
            <text:p>199</text:p>
          </table:table-cell>
          <table:table-cell office:value-type="float" office:value="4.0860000000000003" table:style-name="ce120">
            <text:p>4</text:p>
          </table:table-cell>
          <table:table-cell table:style-name="ce82"/>
          <table:table-cell office:value-type="float" office:value="7.2640000000000002" table:style-name="ce120">
            <text:p>7</text:p>
          </table:table-cell>
          <table:table-cell office:value-type="float" office:value="717.43" table:style-name="ce120">
            <text:p>717</text:p>
          </table:table-cell>
          <table:table-cell table:style-name="ce82"/>
          <table:table-cell office:value-type="float" office:value="401.322" table:style-name="ce120">
            <text:p>401</text:p>
          </table:table-cell>
          <table:table-cell office:value-type="float" office:value="0.17100000000000001" table:style-name="ce120"/>
          <table:table-cell table:style-name="ce82"/>
          <table:table-cell office:value-type="float" office:value="0" table:style-name="ce120">
            <text:p>-</text:p>
          </table:table-cell>
          <table:table-cell office:value-type="float" office:value="1039.6600000000001" table:style-name="ce120">
            <text:p>1,040</text:p>
          </table:table-cell>
          <table:table-cell table:style-name="ce82"/>
          <table:table-cell office:value-type="float" office:value="2114.4560000000001" table:style-name="ce120">
            <text:p>2,114</text:p>
          </table:table-cell>
          <table:table-cell office:value-type="float" office:value="1963.6370000000002" table:style-name="ce120">
            <text:p>1,964</text:p>
          </table:table-cell>
          <table:table-cell table:style-name="ce82"/>
          <table:table-cell office:value-type="float" office:value="2722.8580000000002" table:style-name="ce120">
            <text:p>2,723</text:p>
          </table:table-cell>
          <table:table-cell office:value-type="float" office:value="0.56999999999999995" table:style-name="ce120">
            <text:p>1</text:p>
          </table:table-cell>
          <table:table-cell table:style-name="ce82"/>
          <table:table-cell office:value-type="float" office:value="1.3120000000000001" table:style-name="ce120">
            <text:p>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282" table:style-name="ce120">
            <text:p>15</text:p>
          </table:table-cell>
          <table:table-cell table:style-name="ce82"/>
          <table:table-cell office:value-type="float" office:value="38.94" table:style-name="ce120">
            <text:p>39</text:p>
          </table:table-cell>
          <table:table-cell office:value-type="float" office:value="0.97499999999999998" table:style-name="ce120">
            <text:p>1</text:p>
          </table:table-cell>
          <table:table-cell table:style-name="ce82"/>
          <table:table-cell office:value-type="float" office:value="0.16900000000000001" table:style-name="ce120"/>
          <table:table-cell office:value-type="float" office:value="16.827000000000002" table:style-name="ce120">
            <text:p>17</text:p>
          </table:table-cell>
          <table:table-cell table:style-name="ce82"/>
          <table:table-cell office:value-type="float" office:value="40.420999999999992" table:style-name="ce120">
            <text:p>40</text:p>
          </table:table-cell>
          <table:table-cell office:value-type="float" office:value="1980.4640000000002" table:style-name="ce121">
            <text:p>1,980</text:p>
          </table:table-cell>
          <table:table-cell table:style-name="ce82"/>
          <table:table-cell office:value-type="float" office:value="2763.279" table:style-name="ce121">
            <text:p>2,763</text:p>
          </table:table-cell>
          <table:table-cell table:number-columns-repeated="16340"/>
        </table:table-row>
        <table:table-row table:style-name="ro10">
          <table:table-cell table:style-name="ce112"/>
          <table:table-cell office:value-type="string" table:style-name="ce112">
            <text:p>U.S.A.</text:p>
          </table:table-cell>
          <table:table-cell office:value-type="float" office:value="375.54599999999999" table:style-name="ce120">
            <text:p>376</text:p>
          </table:table-cell>
          <table:table-cell table:style-name="ce82"/>
          <table:table-cell office:value-type="float" office:value="396.12" table:style-name="ce120">
            <text:p>396</text:p>
          </table:table-cell>
          <table:table-cell office:value-type="float" office:value="34.597999999999999" table:style-name="ce120">
            <text:p>35</text:p>
          </table:table-cell>
          <table:table-cell table:style-name="ce82"/>
          <table:table-cell office:value-type="float" office:value="48.283000000000001" table:style-name="ce120">
            <text:p>48</text:p>
          </table:table-cell>
          <table:table-cell office:value-type="float" office:value="217.70899999999997" table:style-name="ce120">
            <text:p>218</text:p>
          </table:table-cell>
          <table:table-cell table:style-name="ce82"/>
          <table:table-cell office:value-type="float" office:value="172.67400000000001" table:style-name="ce120">
            <text:p>173</text:p>
          </table:table-cell>
          <table:table-cell office:value-type="float" office:value="0" table:style-name="ce120">
            <text:p>-</text:p>
          </table:table-cell>
          <table:table-cell table:style-name="ce82"/>
          <table:table-cell office:value-type="float" office:value="22.35" table:style-name="ce120">
            <text:p>22</text:p>
          </table:table-cell>
          <table:table-cell office:value-type="float" office:value="20825.031999999999" table:style-name="ce120">
            <text:p>20,825</text:p>
          </table:table-cell>
          <table:table-cell table:style-name="ce82"/>
          <table:table-cell office:value-type="float" office:value="32178.846999999998" table:style-name="ce120">
            <text:p>32,179</text:p>
          </table:table-cell>
          <table:table-cell office:value-type="float" office:value="121.529" table:style-name="ce120">
            <text:p>122</text:p>
          </table:table-cell>
          <table:table-cell table:style-name="ce82"/>
          <table:table-cell office:value-type="float" office:value="98.334000000000003" table:style-name="ce120">
            <text:p>98</text:p>
          </table:table-cell>
          <table:table-cell office:value-type="float" office:value="4743.4980000000005" table:style-name="ce120">
            <text:p>4,743</text:p>
          </table:table-cell>
          <table:table-cell table:style-name="ce82"/>
          <table:table-cell office:value-type="float" office:value="7018.2290000000012" table:style-name="ce120">
            <text:p>7,018</text:p>
          </table:table-cell>
          <table:table-cell office:value-type="float" office:value="26317.911999999997" table:style-name="ce120">
            <text:p>26,318</text:p>
          </table:table-cell>
          <table:table-cell table:style-name="ce82"/>
          <table:table-cell office:value-type="float" office:value="39934.837" table:style-name="ce120">
            <text:p>39,935</text:p>
          </table:table-cell>
          <table:table-cell office:value-type="float" office:value="64.540999999999997" table:style-name="ce120">
            <text:p>65</text:p>
          </table:table-cell>
          <table:table-cell table:style-name="ce82"/>
          <table:table-cell office:value-type="float" office:value="47.08" table:style-name="ce120">
            <text:p>47</text:p>
          </table:table-cell>
          <table:table-cell office:value-type="float" office:value="0" table:style-name="ce120">
            <text:p>-</text:p>
          </table:table-cell>
          <table:table-cell table:style-name="ce82"/>
          <table:table-cell office:value-type="float" office:value="73.956999999999994" table:style-name="ce120">
            <text:p>74</text:p>
          </table:table-cell>
          <table:table-cell office:value-type="float" office:value="33.582000000000001" table:style-name="ce120">
            <text:p>34</text:p>
          </table:table-cell>
          <table:table-cell table:style-name="ce82"/>
          <table:table-cell office:value-type="float" office:value="6.9589999999999996" table:style-name="ce120">
            <text:p>7</text:p>
          </table:table-cell>
          <table:table-cell office:value-type="float" office:value="156.80100000000002" table:style-name="ce120">
            <text:p>157</text:p>
          </table:table-cell>
          <table:table-cell table:style-name="ce82"/>
          <table:table-cell office:value-type="float" office:value="110.426" table:style-name="ce120">
            <text:p>110</text:p>
          </table:table-cell>
          <table:table-cell office:value-type="float" office:value="254.92400000000001" table:style-name="ce120">
            <text:p>255</text:p>
          </table:table-cell>
          <table:table-cell table:style-name="ce82"/>
          <table:table-cell office:value-type="float" office:value="238.422" table:style-name="ce120">
            <text:p>238</text:p>
          </table:table-cell>
          <table:table-cell office:value-type="float" office:value="26572.835999999996" table:style-name="ce121">
            <text:p>26,573</text:p>
          </table:table-cell>
          <table:table-cell table:style-name="ce82"/>
          <table:table-cell office:value-type="float" office:value="40173.258999999998" table:style-name="ce121">
            <text:p>40,173</text:p>
          </table:table-cell>
          <table:table-cell table:number-columns-repeated="16340"/>
        </table:table-row>
        <table:table-row table:style-name="ro10">
          <table:table-cell table:style-name="ce112"/>
          <table:table-cell office:value-type="string" table:style-name="ce112">
            <text:p>U.A.E.</text:p>
          </table:table-cell>
          <table:table-cell office:value-type="float" office:value="86.165999999999997" table:style-name="ce120">
            <text:p>86</text:p>
          </table:table-cell>
          <table:table-cell table:style-name="ce82"/>
          <table:table-cell office:value-type="float" office:value="69.393000000000001" table:style-name="ce120">
            <text:p>69</text:p>
          </table:table-cell>
          <table:table-cell office:value-type="float" office:value="0.36799999999999999" table:style-name="ce120"/>
          <table:table-cell table:style-name="ce82"/>
          <table:table-cell office:value-type="float" office:value="4.5259999999999998" table:style-name="ce120">
            <text:p>5</text:p>
          </table:table-cell>
          <table:table-cell office:value-type="float" office:value="9.1539999999999999" table:style-name="ce120">
            <text:p>9</text:p>
          </table:table-cell>
          <table:table-cell table:style-name="ce82"/>
          <table:table-cell office:value-type="float" office:value="15.969000000000001" table:style-name="ce120">
            <text:p>1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36.11799999999994" table:style-name="ce120">
            <text:p>536</text:p>
          </table:table-cell>
          <table:table-cell table:style-name="ce82"/>
          <table:table-cell office:value-type="float" office:value="872.64700000000016" table:style-name="ce120">
            <text:p>873</text:p>
          </table:table-cell>
          <table:table-cell office:value-type="float" office:value="8.7479999999999993" table:style-name="ce120">
            <text:p>9</text:p>
          </table:table-cell>
          <table:table-cell table:style-name="ce82"/>
          <table:table-cell office:value-type="float" office:value="2.8380000000000001" table:style-name="ce120">
            <text:p>3</text:p>
          </table:table-cell>
          <table:table-cell office:value-type="float" office:value="273.81899999999996" table:style-name="ce120">
            <text:p>274</text:p>
          </table:table-cell>
          <table:table-cell table:style-name="ce82"/>
          <table:table-cell office:value-type="float" office:value="236.15200000000004" table:style-name="ce120">
            <text:p>236</text:p>
          </table:table-cell>
          <table:table-cell office:value-type="float" office:value="914.37299999999993" table:style-name="ce120">
            <text:p>914</text:p>
          </table:table-cell>
          <table:table-cell table:style-name="ce82"/>
          <table:table-cell office:value-type="float" office:value="1201.5250000000001" table:style-name="ce120">
            <text:p>1,202</text:p>
          </table:table-cell>
          <table:table-cell office:value-type="float" office:value="6.391" table:style-name="ce120">
            <text:p>6</text:p>
          </table:table-cell>
          <table:table-cell table:style-name="ce82"/>
          <table:table-cell office:value-type="float" office:value="2.8959999999999999" table:style-name="ce120">
            <text:p>3</text:p>
          </table:table-cell>
          <table:table-cell office:value-type="float" office:value="3.5110000000000001" table:style-name="ce120">
            <text:p>4</text:p>
          </table:table-cell>
          <table:table-cell table:style-name="ce82"/>
          <table:table-cell office:value-type="float" office:value="23.056000000000001" table:style-name="ce120">
            <text:p>23</text:p>
          </table:table-cell>
          <table:table-cell office:value-type="float" office:value="4.3119999999999994" table:style-name="ce120">
            <text:p>4</text:p>
          </table:table-cell>
          <table:table-cell table:style-name="ce82"/>
          <table:table-cell office:value-type="float" office:value="8.5450000000000017" table:style-name="ce120">
            <text:p>9</text:p>
          </table:table-cell>
          <table:table-cell office:value-type="float" office:value="25.691000000000003" table:style-name="ce120">
            <text:p>26</text:p>
          </table:table-cell>
          <table:table-cell table:style-name="ce82"/>
          <table:table-cell office:value-type="float" office:value="30.591000000000001" table:style-name="ce120">
            <text:p>31</text:p>
          </table:table-cell>
          <table:table-cell office:value-type="float" office:value="39.905000000000001" table:style-name="ce120">
            <text:p>40</text:p>
          </table:table-cell>
          <table:table-cell table:style-name="ce82"/>
          <table:table-cell office:value-type="float" office:value="65.087999999999994" table:style-name="ce120">
            <text:p>65</text:p>
          </table:table-cell>
          <table:table-cell office:value-type="float" office:value="954.27799999999991" table:style-name="ce121">
            <text:p>954</text:p>
          </table:table-cell>
          <table:table-cell table:style-name="ce82"/>
          <table:table-cell office:value-type="float" office:value="1266.6130000000001" table:style-name="ce121">
            <text:p>1,267</text:p>
          </table:table-cell>
          <table:table-cell table:number-columns-repeated="16340"/>
        </table:table-row>
        <table:table-row table:style-name="ro10">
          <table:table-cell table:style-name="ce112"/>
          <table:table-cell office:value-type="string" table:style-name="ce112">
            <text:p>Ukraine</text:p>
          </table:table-cell>
          <table:table-cell office:value-type="float" office:value="0.45200000000000001" table:style-name="ce120"/>
          <table:table-cell table:style-name="ce82"/>
          <table:table-cell office:value-type="float" office:value="0" table:style-name="ce120">
            <text:p>-</text:p>
          </table:table-cell>
          <table:table-cell office:value-type="float" office:value="463.6" table:style-name="ce120">
            <text:p>464</text:p>
          </table:table-cell>
          <table:table-cell table:style-name="ce82"/>
          <table:table-cell office:value-type="float" office:value="1174.6880000000001" table:style-name="ce120">
            <text:p>1,175</text:p>
          </table:table-cell>
          <table:table-cell office:value-type="float" office:value="856" table:style-name="ce120">
            <text:p>856</text:p>
          </table:table-cell>
          <table:table-cell table:style-name="ce82"/>
          <table:table-cell office:value-type="float" office:value="395.9" table:style-name="ce120">
            <text:p>39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184.223" table:style-name="ce120">
            <text:p>2,184</text:p>
          </table:table-cell>
          <table:table-cell table:style-name="ce82"/>
          <table:table-cell office:value-type="float" office:value="2203.0100000000002" table:style-name="ce120">
            <text:p>2,20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753.75099999999998" table:style-name="ce120">
            <text:p>754</text:p>
          </table:table-cell>
          <table:table-cell table:style-name="ce82"/>
          <table:table-cell office:value-type="float" office:value="578.57399999999984" table:style-name="ce120">
            <text:p>579</text:p>
          </table:table-cell>
          <table:table-cell office:value-type="float" office:value="4258.0259999999998" table:style-name="ce120">
            <text:p>4,258</text:p>
          </table:table-cell>
          <table:table-cell table:style-name="ce82"/>
          <table:table-cell office:value-type="float" office:value="4352.1720000000005" table:style-name="ce120">
            <text:p>4,352</text:p>
          </table:table-cell>
          <table:table-cell office:value-type="float" office:value="0" table:style-name="ce120">
            <text:p>-</text:p>
          </table:table-cell>
          <table:table-cell table:style-name="ce82"/>
          <table:table-cell office:value-type="float" office:value="0.112" table:style-name="ce120"/>
          <table:table-cell office:value-type="float" office:value="0" table:style-name="ce120">
            <text:p>-</text:p>
          </table:table-cell>
          <table:table-cell table:style-name="ce82"/>
          <table:table-cell office:value-type="float" office:value="0" table:style-name="ce120">
            <text:p>-</text:p>
          </table:table-cell>
          <table:table-cell office:value-type="float" office:value="91.075999999999993" table:style-name="ce120">
            <text:p>91</text:p>
          </table:table-cell>
          <table:table-cell table:style-name="ce82"/>
          <table:table-cell office:value-type="float" office:value="146.01400000000001" table:style-name="ce120">
            <text:p>14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91.075999999999993" table:style-name="ce120">
            <text:p>91</text:p>
          </table:table-cell>
          <table:table-cell table:style-name="ce82"/>
          <table:table-cell office:value-type="float" office:value="146.126" table:style-name="ce120">
            <text:p>146</text:p>
          </table:table-cell>
          <table:table-cell office:value-type="float" office:value="4349.1019999999999" table:style-name="ce121">
            <text:p>4,349</text:p>
          </table:table-cell>
          <table:table-cell table:style-name="ce82"/>
          <table:table-cell office:value-type="float" office:value="4498.2980000000007" table:style-name="ce121">
            <text:p>4,498</text:p>
          </table:table-cell>
          <table:table-cell table:number-columns-repeated="16340"/>
        </table:table-row>
        <table:table-row table:style-name="ro10">
          <table:table-cell table:style-name="ce112"/>
          <table:table-cell office:value-type="string" table:style-name="ce112">
            <text:p>Vietnam</text:p>
          </table:table-cell>
          <table:table-cell office:value-type="float" office:value="101.72" table:style-name="ce120">
            <text:p>102</text:p>
          </table:table-cell>
          <table:table-cell table:style-name="ce82"/>
          <table:table-cell office:value-type="float" office:value="21.6" table:style-name="ce120">
            <text:p>22</text:p>
          </table:table-cell>
          <table:table-cell office:value-type="float" office:value="192" table:style-name="ce120">
            <text:p>192</text:p>
          </table:table-cell>
          <table:table-cell table:style-name="ce82"/>
          <table:table-cell office:value-type="float" office:value="0" table:style-name="ce120">
            <text:p>-</text:p>
          </table:table-cell>
          <table:table-cell office:value-type="float" office:value="718.04" table:style-name="ce120">
            <text:p>718</text:p>
          </table:table-cell>
          <table:table-cell table:style-name="ce82"/>
          <table:table-cell office:value-type="float" office:value="1943.1299999999999" table:style-name="ce120">
            <text:p>1,94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069.4129999999996" table:style-name="ce120">
            <text:p>3,069</text:p>
          </table:table-cell>
          <table:table-cell table:style-name="ce82"/>
          <table:table-cell office:value-type="float" office:value="2283.8820000000001" table:style-name="ce120">
            <text:p>2,284</text:p>
          </table:table-cell>
          <table:table-cell office:value-type="float" office:value="0" table:style-name="ce120">
            <text:p>-</text:p>
          </table:table-cell>
          <table:table-cell table:style-name="ce82"/>
          <table:table-cell office:value-type="float" office:value="6.0650000000000004" table:style-name="ce120">
            <text:p>6</text:p>
          </table:table-cell>
          <table:table-cell office:value-type="float" office:value="2874.567" table:style-name="ce120">
            <text:p>2,875</text:p>
          </table:table-cell>
          <table:table-cell table:style-name="ce82"/>
          <table:table-cell office:value-type="float" office:value="1936.6680000000001" table:style-name="ce120">
            <text:p>1,937</text:p>
          </table:table-cell>
          <table:table-cell office:value-type="float" office:value="6955.74" table:style-name="ce120">
            <text:p>6,956</text:p>
          </table:table-cell>
          <table:table-cell table:style-name="ce82"/>
          <table:table-cell office:value-type="float" office:value="6191.3449999999993" table:style-name="ce120">
            <text:p>6,191</text:p>
          </table:table-cell>
          <table:table-cell office:value-type="float" office:value="0.996" table:style-name="ce120">
            <text:p>1</text:p>
          </table:table-cell>
          <table:table-cell table:style-name="ce82"/>
          <table:table-cell office:value-type="float" office:value="24.01" table:style-name="ce120">
            <text:p>2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66.94799999999998" table:style-name="ce120">
            <text:p>567</text:p>
          </table:table-cell>
          <table:table-cell table:style-name="ce82"/>
          <table:table-cell office:value-type="float" office:value="73.028000000000006" table:style-name="ce120">
            <text:p>73</text:p>
          </table:table-cell>
          <table:table-cell office:value-type="float" office:value="605.27199999999993" table:style-name="ce120">
            <text:p>605</text:p>
          </table:table-cell>
          <table:table-cell table:style-name="ce82"/>
          <table:table-cell office:value-type="float" office:value="132.33799999999999" table:style-name="ce120">
            <text:p>132</text:p>
          </table:table-cell>
          <table:table-cell office:value-type="float" office:value="1173.2159999999999" table:style-name="ce120">
            <text:p>1,173</text:p>
          </table:table-cell>
          <table:table-cell table:style-name="ce82"/>
          <table:table-cell office:value-type="float" office:value="229.376" table:style-name="ce120">
            <text:p>229</text:p>
          </table:table-cell>
          <table:table-cell office:value-type="float" office:value="8128.9560000000001" table:style-name="ce121">
            <text:p>8,129</text:p>
          </table:table-cell>
          <table:table-cell table:style-name="ce82"/>
          <table:table-cell office:value-type="float" office:value="6420.7209999999995" table:style-name="ce121">
            <text:p>6,421</text:p>
          </table:table-cell>
          <table:table-cell table:number-columns-repeated="16340"/>
        </table:table-row>
        <table:table-row table:style-name="ro10">
          <table:table-cell table:style-name="ce122"/>
          <table:table-cell office:value-type="string" table:style-name="ce122">
            <text:p>Others</text:p>
          </table:table-cell>
          <table:table-cell office:value-type="float" office:value="61.221999999999994" table:style-name="ce120">
            <text:p>61</text:p>
          </table:table-cell>
          <table:table-cell table:style-name="ce82"/>
          <table:table-cell office:value-type="float" office:value="160.81099999999998" table:style-name="ce120">
            <text:p>161</text:p>
          </table:table-cell>
          <table:table-cell office:value-type="float" office:value="193.63600000000005" table:style-name="ce120">
            <text:p>194</text:p>
          </table:table-cell>
          <table:table-cell table:style-name="ce82"/>
          <table:table-cell office:value-type="float" office:value="371.35500000000002" table:style-name="ce120">
            <text:p>371</text:p>
          </table:table-cell>
          <table:table-cell office:value-type="float" office:value="1719.6300000000006" table:style-name="ce120">
            <text:p>1,720</text:p>
          </table:table-cell>
          <table:table-cell table:style-name="ce82"/>
          <table:table-cell office:value-type="float" office:value="1497.6850000000004" table:style-name="ce120">
            <text:p>1,498</text:p>
          </table:table-cell>
          <table:table-cell office:value-type="float" office:value="22.773" table:style-name="ce120">
            <text:p>23</text:p>
          </table:table-cell>
          <table:table-cell table:style-name="ce82"/>
          <table:table-cell office:value-type="float" office:value="23.704999999999998" table:style-name="ce120">
            <text:p>24</text:p>
          </table:table-cell>
          <table:table-cell office:value-type="float" office:value="5515.1449999999995" table:style-name="ce120">
            <text:p>5,515</text:p>
          </table:table-cell>
          <table:table-cell table:style-name="ce82"/>
          <table:table-cell office:value-type="float" office:value="6600.751000000002" table:style-name="ce120">
            <text:p>6,601</text:p>
          </table:table-cell>
          <table:table-cell office:value-type="float" office:value="880.10599999999999" table:style-name="ce120">
            <text:p>880</text:p>
          </table:table-cell>
          <table:table-cell table:style-name="ce82"/>
          <table:table-cell office:value-type="float" office:value="778.71599999999989" table:style-name="ce120">
            <text:p>779</text:p>
          </table:table-cell>
          <table:table-cell office:value-type="float" office:value="1696.4949999999999" table:style-name="ce120">
            <text:p>1,696</text:p>
          </table:table-cell>
          <table:table-cell table:style-name="ce82"/>
          <table:table-cell office:value-type="float" office:value="2415.2920000000004" table:style-name="ce120">
            <text:p>2,415</text:p>
          </table:table-cell>
          <table:table-cell office:value-type="float" office:value="10089.007" table:style-name="ce120">
            <text:p>10,089</text:p>
          </table:table-cell>
          <table:table-cell table:style-name="ce82"/>
          <table:table-cell office:value-type="float" office:value="11848.315000000002" table:style-name="ce120">
            <text:p>11,848</text:p>
          </table:table-cell>
          <table:table-cell office:value-type="float" office:value="176.22399999999999" table:style-name="ce180">
            <text:p>176</text:p>
          </table:table-cell>
          <table:table-cell table:style-name="ce82"/>
          <table:table-cell office:value-type="float" office:value="383.44200000000001" table:style-name="ce180">
            <text:p>383</text:p>
          </table:table-cell>
          <table:table-cell office:value-type="float" office:value="6.6390000000000002" table:style-name="ce180">
            <text:p>7</text:p>
          </table:table-cell>
          <table:table-cell table:style-name="ce82"/>
          <table:table-cell office:value-type="float" office:value="22.837000000000003" table:style-name="ce180">
            <text:p>23</text:p>
          </table:table-cell>
          <table:table-cell office:value-type="float" office:value="22.201999999999995" table:style-name="ce180">
            <text:p>22</text:p>
          </table:table-cell>
          <table:table-cell table:style-name="ce82"/>
          <table:table-cell office:value-type="float" office:value="93.902000000000015" table:style-name="ce180">
            <text:p>94</text:p>
          </table:table-cell>
          <table:table-cell office:value-type="float" office:value="955.63900000000012" table:style-name="ce180">
            <text:p>956</text:p>
          </table:table-cell>
          <table:table-cell table:style-name="ce82"/>
          <table:table-cell office:value-type="float" office:value="951.85799999999972" table:style-name="ce180">
            <text:p>952</text:p>
          </table:table-cell>
          <table:table-cell office:value-type="float" office:value="1160.7040000000002" table:style-name="ce144">
            <text:p>1,161</text:p>
          </table:table-cell>
          <table:table-cell table:style-name="ce82"/>
          <table:table-cell office:value-type="float" office:value="1452.0389999999998" table:style-name="ce144">
            <text:p>1,452</text:p>
          </table:table-cell>
          <table:table-cell office:value-type="float" office:value="11249.710999999999" table:style-name="ce180">
            <text:p>11,250</text:p>
          </table:table-cell>
          <table:table-cell table:style-name="ce82"/>
          <table:table-cell office:value-type="float" office:value="13300.354000000003" table:style-name="ce180">
            <text:p>13,300</text:p>
          </table:table-cell>
          <table:table-cell table:number-columns-repeated="16340" table:style-name="ce113"/>
        </table:table-row>
        <table:table-row table:style-name="ro10">
          <table:table-cell office:value-type="string" table:style-name="ce122">
            <text:p>Total</text:p>
          </table:table-cell>
          <table:table-cell table:style-name="ce122"/>
          <table:table-cell office:value-type="float" office:value="1490.758" table:style-name="ce123">
            <text:p>1,491</text:p>
          </table:table-cell>
          <table:table-cell table:style-name="ce90"/>
          <table:table-cell office:value-type="float" office:value="1020.2360000000001" table:style-name="ce123">
            <text:p>1,020</text:p>
          </table:table-cell>
          <table:table-cell office:value-type="float" office:value="4105.2089999999998" table:style-name="ce123">
            <text:p>4,105</text:p>
          </table:table-cell>
          <table:table-cell table:style-name="ce90"/>
          <table:table-cell office:value-type="float" office:value="2446.8240000000001" table:style-name="ce123">
            <text:p>2,447</text:p>
          </table:table-cell>
          <table:table-cell office:value-type="float" office:value="9586.2030000000013" table:style-name="ce123">
            <text:p>9,586</text:p>
          </table:table-cell>
          <table:table-cell table:style-name="ce90"/>
          <table:table-cell office:value-type="float" office:value="12619.847999999998" table:style-name="ce123">
            <text:p>12,620</text:p>
          </table:table-cell>
          <table:table-cell office:value-type="float" office:value="111.48899999999999" table:style-name="ce123">
            <text:p>111</text:p>
          </table:table-cell>
          <table:table-cell office:value-type="float" office:value="0" table:style-name="ce123">
            <text:p>-</text:p>
          </table:table-cell>
          <table:table-cell office:value-type="float" office:value="85.923000000000002" table:style-name="ce123">
            <text:p>86</text:p>
          </table:table-cell>
          <table:table-cell office:value-type="float" office:value="48047.091" table:style-name="ce123">
            <text:p>48,047</text:p>
          </table:table-cell>
          <table:table-cell table:style-name="ce90"/>
          <table:table-cell office:value-type="float" office:value="60343.396999999997" table:style-name="ce123">
            <text:p>60,343</text:p>
          </table:table-cell>
          <table:table-cell office:value-type="float" office:value="1669.3560000000002" table:style-name="ce123">
            <text:p>1,669</text:p>
          </table:table-cell>
          <table:table-cell table:style-name="ce90"/>
          <table:table-cell office:value-type="float" office:value="1228.6729999999998" table:style-name="ce123">
            <text:p>1,229</text:p>
          </table:table-cell>
          <table:table-cell office:value-type="float" office:value="23534.213" table:style-name="ce123">
            <text:p>23,534</text:p>
          </table:table-cell>
          <table:table-cell table:style-name="ce90"/>
          <table:table-cell office:value-type="float" office:value="24717.831000000002" table:style-name="ce123">
            <text:p>24,718</text:p>
          </table:table-cell>
          <table:table-cell office:value-type="float" office:value="88544.319000000018" table:style-name="ce123">
            <text:p>88,544</text:p>
          </table:table-cell>
          <table:table-cell table:style-name="ce90"/>
          <table:table-cell office:value-type="float" office:value="102462.732" table:style-name="ce123">
            <text:p>102,463</text:p>
          </table:table-cell>
          <table:table-cell office:value-type="float" office:value="4906.951" table:style-name="ce123">
            <text:p>4,907</text:p>
          </table:table-cell>
          <table:table-cell table:style-name="ce90"/>
          <table:table-cell office:value-type="float" office:value="4702.445999999999" table:style-name="ce123">
            <text:p>4,702</text:p>
          </table:table-cell>
          <table:table-cell office:value-type="float" office:value="10.388" table:style-name="ce123">
            <text:p>10</text:p>
          </table:table-cell>
          <table:table-cell table:style-name="ce90"/>
          <table:table-cell office:value-type="float" office:value="120.36999999999999" table:style-name="ce123">
            <text:p>120</text:p>
          </table:table-cell>
          <table:table-cell office:value-type="float" office:value="800.91599999999994" table:style-name="ce123">
            <text:p>801</text:p>
          </table:table-cell>
          <table:table-cell table:style-name="ce90"/>
          <table:table-cell office:value-type="float" office:value="412.53200000000004" table:style-name="ce123">
            <text:p>413</text:p>
          </table:table-cell>
          <table:table-cell office:value-type="float" office:value="9220.4249999999993" table:style-name="ce123">
            <text:p>9,220</text:p>
          </table:table-cell>
          <table:table-cell table:style-name="ce90"/>
          <table:table-cell office:value-type="float" office:value="8394.2199999999993" table:style-name="ce123">
            <text:p>8,394</text:p>
          </table:table-cell>
          <table:table-cell office:value-type="float" office:value="14938.68" table:style-name="ce123">
            <text:p>14,939</text:p>
          </table:table-cell>
          <table:table-cell table:style-name="ce90"/>
          <table:table-cell office:value-type="float" office:value="13629.568000000003" table:style-name="ce123">
            <text:p>13,630</text:p>
          </table:table-cell>
          <table:table-cell office:value-type="float" office:value="103482.999" table:style-name="ce123">
            <text:p>103,483</text:p>
          </table:table-cell>
          <table:table-cell table:style-name="ce90"/>
          <table:table-cell office:value-type="float" office:value="116092.30000000002" table:style-name="ce123">
            <text:p>116,092</text:p>
          </table:table-cell>
          <table:table-cell table:number-columns-repeated="16340" table:style-name="ce113"/>
        </table:table-row>
        <table:table-row table:style-name="ro10">
          <table:table-cell table:number-columns-repeated="2" table:style-name="ce113"/>
          <table:table-cell table:style-name="ce181"/>
          <table:table-cell table:style-name="ce82"/>
          <table:table-cell table:number-columns-repeated="2" table:style-name="ce181"/>
          <table:table-cell table:style-name="ce82"/>
          <table:table-cell table:number-columns-repeated="2" table:style-name="ce181"/>
          <table:table-cell table:style-name="ce82"/>
          <table:table-cell table:number-columns-repeated="2" table:style-name="ce181"/>
          <table:table-cell table:style-name="ce82"/>
          <table:table-cell table:number-columns-repeated="2" table:style-name="ce181"/>
          <table:table-cell table:style-name="ce82"/>
          <table:table-cell table:number-columns-repeated="2" table:style-name="ce181"/>
          <table:table-cell table:style-name="ce82"/>
          <table:table-cell table:number-columns-repeated="2" table:style-name="ce181"/>
          <table:table-cell table:style-name="ce82"/>
          <table:table-cell table:number-columns-repeated="2" table:style-name="ce181"/>
          <table:table-cell table:style-name="ce82"/>
          <table:table-cell table:style-name="ce181"/>
          <table:table-cell table:style-name="ce121"/>
          <table:table-cell table:style-name="ce82"/>
          <table:table-cell table:number-columns-repeated="2" table:style-name="ce121"/>
          <table:table-cell table:style-name="ce82"/>
          <table:table-cell table:number-columns-repeated="2" table:style-name="ce121"/>
          <table:table-cell table:style-name="ce82"/>
          <table:table-cell table:number-columns-repeated="2" table:style-name="ce121"/>
          <table:table-cell table:style-name="ce82"/>
          <table:table-cell table:style-name="ce121"/>
          <table:table-cell table:style-name="ce120"/>
          <table:table-cell table:style-name="ce82"/>
          <table:table-cell table:style-name="ce120"/>
          <table:table-cell table:style-name="ce121"/>
          <table:table-cell table:style-name="ce82"/>
          <table:table-cell table:style-name="ce121"/>
          <table:table-cell table:number-columns-repeated="16340" table:style-name="ce113"/>
        </table:table-row>
        <table:table-row table:style-name="ro14">
          <table:table-cell office:value-type="string" table:style-name="ce126">
            <text:p>ALL COUNTRIES</text:p>
          </table:table-cell>
          <table:table-cell table:style-name="ce126"/>
          <table:table-cell office:value-type="float" office:value="14439.174000000001" table:style-name="ce128">
            <text:p>14,439</text:p>
          </table:table-cell>
          <table:table-cell office:value-type="string" table:style-name="ce98">
            <text:p>R</text:p>
          </table:table-cell>
          <table:table-cell office:value-type="float" office:value="12046.646999999999" table:style-name="ce128">
            <text:p>12,047</text:p>
          </table:table-cell>
          <table:table-cell office:value-type="float" office:value="51199.140999999996" table:style-name="ce128">
            <text:p>51,199</text:p>
          </table:table-cell>
          <table:table-cell office:value-type="string" table:style-name="ce98">
            <text:p>R</text:p>
          </table:table-cell>
          <table:table-cell office:value-type="float" office:value="34699.186999999998" table:style-name="ce128">
            <text:p>34,699</text:p>
          </table:table-cell>
          <table:table-cell office:value-type="float" office:value="67277.942999999999" table:style-name="ce128">
            <text:p>67,278</text:p>
          </table:table-cell>
          <table:table-cell office:value-type="string" table:style-name="ce98">
            <text:p>R</text:p>
          </table:table-cell>
          <table:table-cell office:value-type="float" office:value="62186.083000000006" table:style-name="ce128">
            <text:p>62,186</text:p>
          </table:table-cell>
          <table:table-cell office:value-type="float" office:value="6709.9409999999989" table:style-name="ce128">
            <text:p>6,710</text:p>
          </table:table-cell>
          <table:table-cell office:value-type="string" table:style-name="ce98">
            <text:p>R</text:p>
          </table:table-cell>
          <table:table-cell office:value-type="float" office:value="7599.8310000000001" table:style-name="ce128">
            <text:p>7,600</text:p>
          </table:table-cell>
          <table:table-cell office:value-type="float" office:value="100391.981" table:style-name="ce128">
            <text:p>100,392</text:p>
          </table:table-cell>
          <table:table-cell office:value-type="string" table:style-name="ce98">
            <text:p>R</text:p>
          </table:table-cell>
          <table:table-cell office:value-type="float" office:value="124880.40299999999" table:style-name="ce128">
            <text:p>124,880</text:p>
          </table:table-cell>
          <table:table-cell office:value-type="float" office:value="9836.4940000000006" table:style-name="ce128">
            <text:p>9,836</text:p>
          </table:table-cell>
          <table:table-cell office:value-type="string" table:style-name="ce98">
            <text:p>R</text:p>
          </table:table-cell>
          <table:table-cell office:value-type="float" office:value="7197.8399999999992" table:style-name="ce128">
            <text:p>7,198</text:p>
          </table:table-cell>
          <table:table-cell office:value-type="float" office:value="118201.27600000001" table:style-name="ce128">
            <text:p>118,201</text:p>
          </table:table-cell>
          <table:table-cell office:value-type="string" table:style-name="ce98">
            <text:p>R</text:p>
          </table:table-cell>
          <table:table-cell office:value-type="float" office:value="122164.78600000002" table:style-name="ce128">
            <text:p>122,165</text:p>
          </table:table-cell>
          <table:table-cell office:value-type="float" office:value="368055.95" table:style-name="ce128">
            <text:p>368,056</text:p>
          </table:table-cell>
          <table:table-cell office:value-type="string" table:style-name="ce98">
            <text:p>R</text:p>
          </table:table-cell>
          <table:table-cell office:value-type="float" office:value="370774.77700000006" table:style-name="ce128">
            <text:p>370,775</text:p>
          </table:table-cell>
          <table:table-cell office:value-type="float" office:value="16553.75" table:style-name="ce128">
            <text:p>16,554</text:p>
          </table:table-cell>
          <table:table-cell office:value-type="string" table:style-name="ce98">
            <text:p>R</text:p>
          </table:table-cell>
          <table:table-cell office:value-type="float" office:value="16906.298999999999" table:style-name="ce128">
            <text:p>16,906</text:p>
          </table:table-cell>
          <table:table-cell office:value-type="float" office:value="3715.5430000000001" table:style-name="ce128">
            <text:p>3,716</text:p>
          </table:table-cell>
          <table:table-cell office:value-type="string" table:style-name="ce98">
            <text:p>R</text:p>
          </table:table-cell>
          <table:table-cell office:value-type="float" office:value="3553.2629999999995" table:style-name="ce128">
            <text:p>3,553</text:p>
          </table:table-cell>
          <table:table-cell office:value-type="float" office:value="13139.074999999999" table:style-name="ce128">
            <text:p>13,139</text:p>
          </table:table-cell>
          <table:table-cell office:value-type="string" table:style-name="ce98">
            <text:p>R</text:p>
          </table:table-cell>
          <table:table-cell office:value-type="float" office:value="11233.575000000003" table:style-name="ce128">
            <text:p>11,234</text:p>
          </table:table-cell>
          <table:table-cell office:value-type="float" office:value="46100.686000000002" table:style-name="ce128">
            <text:p>46,101</text:p>
          </table:table-cell>
          <table:table-cell office:value-type="string" table:style-name="ce98">
            <text:p>R</text:p>
          </table:table-cell>
          <table:table-cell office:value-type="float" office:value="49662.611000000012" table:style-name="ce128">
            <text:p>49,663</text:p>
          </table:table-cell>
          <table:table-cell office:value-type="float" office:value="79509.054000000004" table:style-name="ce128">
            <text:p>79,509</text:p>
          </table:table-cell>
          <table:table-cell office:value-type="string" table:style-name="ce98">
            <text:p>R</text:p>
          </table:table-cell>
          <table:table-cell office:value-type="float" office:value="81355.747999999992" table:style-name="ce128">
            <text:p>81,356</text:p>
          </table:table-cell>
          <table:table-cell office:value-type="float" office:value="447565.00400000007" table:style-name="ce128">
            <text:p>447,565</text:p>
          </table:table-cell>
          <table:table-cell office:value-type="string" table:style-name="ce98">
            <text:p>R</text:p>
          </table:table-cell>
          <table:table-cell office:value-type="float" office:value="452130.52500000014" table:style-name="ce128">
            <text:p>452,131</text:p>
          </table:table-cell>
          <table:table-cell table:number-columns-repeated="16340"/>
        </table:table-row>
        <table:table-row table:style-name="ro10">
          <table:table-cell office:value-type="string" table:style-name="ce112">
            <text:p>Source: <text:s/>H.M. Revenue and Customs</text:p>
          </table:table-cell>
          <table:table-cell table:number-columns-repeated="31" table:style-name="ce112"/>
          <table:table-cell table:number-columns-repeated="10" table:style-name="ce113"/>
          <table:table-cell table:number-columns-repeated="16342" table:style-name="ce112"/>
        </table:table-row>
        <table:table-row table:style-name="ro15">
          <table:table-cell table:number-columns-repeated="14" table:style-name="ce112"/>
          <table:table-cell table:number-columns-repeated="3" table:style-name="ce113"/>
          <table:table-cell table:number-columns-repeated="6" table:style-name="ce112"/>
          <table:table-cell table:number-columns-repeated="3" table:style-name="ce113"/>
          <table:table-cell table:number-columns-repeated="6" table:style-name="ce112"/>
          <table:table-cell table:number-columns-repeated="10" table:style-name="ce113"/>
          <table:table-cell table:number-columns-repeated="16342"/>
        </table:table-row>
        <table:table-row table:style-name="ro16">
          <table:table-cell office:value-type="string" table:style-name="ce112">
            <text:p>(a) 2017 data are provisional.</text:p>
          </table:table-cell>
          <table:table-cell table:number-columns-repeated="13" table:style-name="ce112"/>
          <table:table-cell table:number-columns-repeated="3" table:style-name="ce113"/>
          <table:table-cell table:number-columns-repeated="6" table:style-name="ce112"/>
          <table:table-cell table:number-columns-repeated="3" table:style-name="ce113"/>
          <table:table-cell table:number-columns-repeated="6" table:style-name="ce112"/>
          <table:table-cell table:number-columns-repeated="8" table:style-name="ce113"/>
          <table:table-cell table:number-columns-repeated="16344" table:style-name="ce112"/>
        </table:table-row>
        <table:table-row table:style-name="ro10">
          <table:table-cell table:number-columns-repeated="14" table:style-name="ce112"/>
          <table:table-cell table:number-columns-repeated="3" table:style-name="ce113"/>
          <table:table-cell table:number-columns-repeated="6" table:style-name="ce112"/>
          <table:table-cell table:number-columns-repeated="3" table:style-name="ce113"/>
          <table:table-cell table:number-columns-repeated="6" table:style-name="ce112"/>
          <table:table-cell table:number-columns-repeated="8" table:style-name="ce113"/>
          <table:table-cell table:number-columns-repeated="16344" table:style-name="ce112"/>
        </table:table-row>
        <table:table-row table:number-rows-repeated="7" table:style-name="ro10">
          <table:table-cell table:number-columns-repeated="14" table:style-name="ce112"/>
          <table:table-cell table:number-columns-repeated="3" table:style-name="ce113"/>
          <table:table-cell table:number-columns-repeated="6" table:style-name="ce112"/>
          <table:table-cell table:number-columns-repeated="3" table:style-name="ce113"/>
          <table:table-cell table:number-columns-repeated="6" table:style-name="ce112"/>
          <table:table-cell table:number-columns-repeated="10" table:style-name="ce113"/>
          <table:table-cell table:number-columns-repeated="16342"/>
        </table:table-row>
        <table:table-row table:number-rows-repeated="3" table:style-name="ro10">
          <table:table-cell table:number-columns-repeated="14" table:style-name="ce112"/>
          <table:table-cell table:number-columns-repeated="3" table:style-name="ce113"/>
          <table:table-cell table:number-columns-repeated="6" table:style-name="ce112"/>
          <table:table-cell table:number-columns-repeated="3" table:style-name="ce113"/>
          <table:table-cell table:number-columns-repeated="16358" table:style-name="ce112"/>
        </table:table-row>
        <table:table-row table:number-rows-repeated="1048499" table:style-name="ro10">
          <table:table-cell table:number-columns-repeated="16384"/>
        </table:table-row>
        <table:named-expressions>
          <table:named-expression table:name="Data" table:expression="of:=OFFSET([.#REF!];1;0;COUNTA([.#REF!])-1;4)" table:base-cell-address="Contents.$A$1"/>
          <table:named-range table:name="Print_Area" table:cell-range-address="Table_4_3a_-_Quantity.$A$1:Table_4_3a_-_Quantity.$O$66" table:base-cell-address="Table_4_3a_-_Quantity.$A$1"/>
        </table:named-expressions>
      </table:table>
      <table:table table:name="Table_4_3a_-_Value" table:style-name="ta7">
        <table:table-column table:style-name="co20" table:default-cell-style-name="ce112"/>
        <table:table-column table:style-name="co21" table:default-cell-style-name="ce112"/>
        <table:table-column table:style-name="co16"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default-cell-style-name="ce112"/>
        <table:table-column table:style-name="co26" table:default-cell-style-name="ce112"/>
        <table:table-column table:style-name="co8" table:default-cell-style-name="ce112"/>
        <table:table-column table:style-name="co27" table:default-cell-style-name="ce112"/>
        <table:table-column table:style-name="co16"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number-columns-repeated="2" table:default-cell-style-name="ce112"/>
        <table:table-column table:style-name="co8" table:default-cell-style-name="ce112"/>
        <table:table-column table:style-name="co16" table:default-cell-style-name="ce112"/>
        <table:table-column table:style-name="co26" table:default-cell-style-name="ce112"/>
        <table:table-column table:style-name="co8" table:default-cell-style-name="ce112"/>
        <table:table-column table:style-name="co26" table:default-cell-style-name="ce112"/>
        <table:table-column table:style-name="co23" table:number-columns-repeated="16340" table:default-cell-style-name="ce112"/>
        <table:table-row table:style-name="ro4">
          <table:table-cell office:value-type="string" table:style-name="ce109">
            <text:p>TABLE 4.3a <text:s text:c="2"/>Exports of fish and fish preparations from the UK by importing country: 2018 to 2019 (a) (cont.)</text:p>
          </table:table-cell>
          <table:table-cell table:number-columns-repeated="16383" table:style-name="ce110"/>
        </table:table-row>
        <table:table-row table:style-name="ro10">
          <table:table-cell table:number-columns-repeated="23" table:style-name="ce111"/>
          <table:table-cell table:number-columns-repeated="16361" table:style-name="ce112"/>
        </table:table-row>
        <table:table-row table:style-name="ro10">
          <table:table-cell table:number-columns-repeated="2" table:style-name="ce112"/>
          <table:table-cell office:value-type="string" table:number-columns-spanned="3" table:number-rows-spanned="1" table:style-name="ce131">
            <text:p>Cod</text:p>
          </table:table-cell>
          <table:covered-table-cell table:number-columns-repeated="2"/>
          <table:table-cell office:value-type="string" table:number-columns-spanned="3" table:number-rows-spanned="1" table:style-name="ce131">
            <text:p>Herring</text:p>
          </table:table-cell>
          <table:covered-table-cell table:number-columns-repeated="2"/>
          <table:table-cell office:value-type="string" table:number-columns-spanned="3" table:number-rows-spanned="1" table:style-name="ce131">
            <text:p>Mackerel</text:p>
          </table:table-cell>
          <table:covered-table-cell table:number-columns-repeated="2"/>
          <table:table-cell office:value-type="string" table:number-columns-spanned="3" table:number-rows-spanned="1" table:style-name="ce131">
            <text:p>Saithe</text:p>
          </table:table-cell>
          <table:covered-table-cell table:number-columns-repeated="2"/>
          <table:table-cell office:value-type="string" table:number-columns-spanned="3" table:number-rows-spanned="1" table:style-name="ce131">
            <text:p>Salmon</text:p>
          </table:table-cell>
          <table:covered-table-cell table:number-columns-repeated="2"/>
          <table:table-cell office:value-type="string" table:number-columns-spanned="3" table:number-rows-spanned="1" table:style-name="ce131">
            <text:p>Sardines</text:p>
          </table:table-cell>
          <table:covered-table-cell table:number-columns-repeated="2"/>
          <table:table-cell office:value-type="string" table:number-columns-spanned="3" table:number-rows-spanned="1" table:style-name="ce131">
            <text:p>Other Fish</text:p>
          </table:table-cell>
          <table:covered-table-cell table:number-columns-repeated="2"/>
          <table:table-cell office:value-type="string" table:number-columns-spanned="3" table:number-rows-spanned="2" table:style-name="ce132">
            <text:p>Total Fish (excl. Shellfish)</text:p>
          </table:table-cell>
          <table:covered-table-cell table:number-columns-repeated="2"/>
          <table:table-cell office:value-type="string" table:number-columns-spanned="3" table:number-rows-spanned="1" table:style-name="ce131">
            <text:p>Crabs</text:p>
          </table:table-cell>
          <table:covered-table-cell table:number-columns-repeated="2"/>
          <table:table-cell office:value-type="string" table:number-columns-spanned="3" table:number-rows-spanned="1" table:style-name="ce131">
            <text:p>Mussels</text:p>
          </table:table-cell>
          <table:covered-table-cell table:number-columns-repeated="2"/>
          <table:table-cell office:value-type="string" table:number-columns-spanned="3" table:number-rows-spanned="1" table:style-name="ce131">
            <text:p>Shrimps &amp; Prawns</text:p>
          </table:table-cell>
          <table:covered-table-cell table:number-columns-repeated="2"/>
          <table:table-cell office:value-type="string" table:number-columns-spanned="3" table:number-rows-spanned="1" table:style-name="ce131">
            <text:p>Other Shellfish</text:p>
          </table:table-cell>
          <table:covered-table-cell table:number-columns-repeated="2"/>
          <table:table-cell office:value-type="string" table:number-columns-spanned="3" table:number-rows-spanned="1" table:style-name="ce131">
            <text:p>Total Shellfish</text:p>
          </table:table-cell>
          <table:covered-table-cell table:number-columns-repeated="2"/>
          <table:table-cell office:value-type="string" table:number-columns-spanned="3" table:number-rows-spanned="1" table:style-name="ce131">
            <text:p>Total All Fish</text:p>
          </table:table-cell>
          <table:covered-table-cell table:number-columns-repeated="2"/>
          <table:table-cell table:number-columns-repeated="16340"/>
        </table:table-row>
        <table:table-row table:style-name="ro10">
          <table:table-cell office:value-type="string" table:style-name="ce113">
            <text:p>Value (£ '000)</text:p>
          </table:table-cell>
          <table:table-cell table:style-name="ce112"/>
          <table:table-cell table:number-columns-repeated="21" table:style-name="ce114"/>
          <table:covered-table-cell/>
          <table:covered-table-cell table:number-columns-repeated="2"/>
          <table:table-cell table:number-columns-repeated="15" table:style-name="ce115"/>
          <table:table-cell table:number-columns-repeated="3" table:style-name="ce182"/>
          <table:table-cell table:number-columns-repeated="16340"/>
        </table:table-row>
        <table:table-row table:style-name="ro10">
          <table:table-cell table:number-columns-repeated="2" table:style-name="ce124"/>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7" table:style-name="ce116">
            <text:p>2017</text:p>
          </table:table-cell>
          <table:table-cell table:style-name="ce116"/>
          <table:table-cell office:value-type="float" office:value="2018" table:style-name="ce116">
            <text:p>2018</text:p>
          </table:table-cell>
          <table:table-cell office:value-type="float" office:value="2017" table:style-name="ce116">
            <text:p>2017</text:p>
          </table:table-cell>
          <table:table-cell table:style-name="ce116"/>
          <table:table-cell office:value-type="float" office:value="2018" table:style-name="ce116">
            <text:p>2018</text:p>
          </table:table-cell>
          <table:table-cell office:value-type="float" office:value="2017" table:style-name="ce116">
            <text:p>2017</text:p>
          </table:table-cell>
          <table:table-cell table:style-name="ce116"/>
          <table:table-cell office:value-type="float" office:value="2018" table:style-name="ce116">
            <text:p>2018</text:p>
          </table:table-cell>
          <table:table-cell office:value-type="float" office:value="2017" table:style-name="ce116">
            <text:p>2017</text:p>
          </table:table-cell>
          <table:table-cell table:style-name="ce116"/>
          <table:table-cell office:value-type="float" office:value="2018" table:style-name="ce116">
            <text:p>2018</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office:value-type="float" office:value="2018" table:style-name="ce116">
            <text:p>2018</text:p>
          </table:table-cell>
          <table:table-cell table:style-name="ce116"/>
          <table:table-cell office:value-type="float" office:value="2019" table:style-name="ce116">
            <text:p>2019</text:p>
          </table:table-cell>
          <table:table-cell table:number-columns-repeated="16340"/>
        </table:table-row>
        <table:table-row table:style-name="ro10">
          <table:table-cell office:value-type="string" table:style-name="ce113">
            <text:p>EU</text:p>
          </table:table-cell>
          <table:table-cell table:style-name="ce112"/>
          <table:table-cell table:number-columns-repeated="30" table:style-name="ce100"/>
          <table:table-cell table:number-columns-repeated="12" table:style-name="ce117"/>
          <table:table-cell table:number-columns-repeated="16340"/>
        </table:table-row>
        <table:table-row table:style-name="ro10">
          <table:table-cell table:style-name="ce112"/>
          <table:table-cell office:value-type="string" table:style-name="ce119">
            <text:p>Belgium</text:p>
          </table:table-cell>
          <table:table-cell office:value-type="float" office:value="1019.545" table:style-name="ce120">
            <text:p>1,020</text:p>
          </table:table-cell>
          <table:table-cell office:value-type="string" table:style-name="ce82">
            <text:p>R</text:p>
          </table:table-cell>
          <table:table-cell office:value-type="float" office:value="716.95700000000011" table:style-name="ce120">
            <text:p>717</text:p>
          </table:table-cell>
          <table:table-cell office:value-type="float" office:value="4.6289999999999996" table:style-name="ce120">
            <text:p>5</text:p>
          </table:table-cell>
          <table:table-cell table:style-name="ce82"/>
          <table:table-cell office:value-type="float" office:value="14.157999999999999" table:style-name="ce120">
            <text:p>14</text:p>
          </table:table-cell>
          <table:table-cell office:value-type="float" office:value="267.596" table:style-name="ce120">
            <text:p>268</text:p>
          </table:table-cell>
          <table:table-cell table:style-name="ce82"/>
          <table:table-cell office:value-type="float" office:value="296.863" table:style-name="ce120">
            <text:p>297</text:p>
          </table:table-cell>
          <table:table-cell office:value-type="float" office:value="440.33799999999997" table:style-name="ce120">
            <text:p>440</text:p>
          </table:table-cell>
          <table:table-cell office:value-type="string" table:style-name="ce82">
            <text:p>R</text:p>
          </table:table-cell>
          <table:table-cell office:value-type="float" office:value="350.11699999999996" table:style-name="ce120">
            <text:p>350</text:p>
          </table:table-cell>
          <table:table-cell office:value-type="float" office:value="13208.699999999999" table:style-name="ce120">
            <text:p>13,209</text:p>
          </table:table-cell>
          <table:table-cell office:value-type="string" table:style-name="ce82">
            <text:p>R</text:p>
          </table:table-cell>
          <table:table-cell office:value-type="float" office:value="18333.465" table:style-name="ce120">
            <text:p>18,333</text:p>
          </table:table-cell>
          <table:table-cell office:value-type="float" office:value="37.816999999999993" table:style-name="ce120">
            <text:p>38</text:p>
          </table:table-cell>
          <table:table-cell table:style-name="ce82"/>
          <table:table-cell office:value-type="float" office:value="32.122999999999998" table:style-name="ce120">
            <text:p>32</text:p>
          </table:table-cell>
          <table:table-cell office:value-type="float" office:value="5864.3050000000021" table:style-name="ce120">
            <text:p>5,864</text:p>
          </table:table-cell>
          <table:table-cell office:value-type="string" table:style-name="ce82">
            <text:p>R</text:p>
          </table:table-cell>
          <table:table-cell office:value-type="float" office:value="8203.6010000000006" table:style-name="ce120">
            <text:p>8,204</text:p>
          </table:table-cell>
          <table:table-cell office:value-type="float" office:value="20842.93" table:style-name="ce120">
            <text:p>20,843</text:p>
          </table:table-cell>
          <table:table-cell office:value-type="string" table:style-name="ce82">
            <text:p>R</text:p>
          </table:table-cell>
          <table:table-cell office:value-type="float" office:value="27947.284" table:style-name="ce120">
            <text:p>27,947</text:p>
          </table:table-cell>
          <table:table-cell office:value-type="float" office:value="235.78400000000002" table:style-name="ce120">
            <text:p>236</text:p>
          </table:table-cell>
          <table:table-cell table:style-name="ce82"/>
          <table:table-cell office:value-type="float" office:value="420.25599999999997" table:style-name="ce120">
            <text:p>420</text:p>
          </table:table-cell>
          <table:table-cell office:value-type="float" office:value="2.931" table:style-name="ce120">
            <text:p>3</text:p>
          </table:table-cell>
          <table:table-cell table:style-name="ce82"/>
          <table:table-cell office:value-type="float" office:value="0.753" table:style-name="ce120">
            <text:p>1</text:p>
          </table:table-cell>
          <table:table-cell office:value-type="float" office:value="6408.1909999999998" table:style-name="ce120">
            <text:p>6,408</text:p>
          </table:table-cell>
          <table:table-cell office:value-type="string" table:style-name="ce82">
            <text:p>R</text:p>
          </table:table-cell>
          <table:table-cell office:value-type="float" office:value="7624.6350000000002" table:style-name="ce120">
            <text:p>7,625</text:p>
          </table:table-cell>
          <table:table-cell office:value-type="float" office:value="2561.3719999999998" table:style-name="ce120">
            <text:p>2,561</text:p>
          </table:table-cell>
          <table:table-cell office:value-type="string" table:style-name="ce82">
            <text:p>R</text:p>
          </table:table-cell>
          <table:table-cell office:value-type="float" office:value="3347.0989999999993" table:style-name="ce120">
            <text:p>3,347</text:p>
          </table:table-cell>
          <table:table-cell office:value-type="float" office:value="9208.2780000000002" table:style-name="ce120">
            <text:p>9,208</text:p>
          </table:table-cell>
          <table:table-cell office:value-type="string" table:style-name="ce82">
            <text:p>R</text:p>
          </table:table-cell>
          <table:table-cell office:value-type="float" office:value="11392.742999999999" table:style-name="ce120">
            <text:p>11,393</text:p>
          </table:table-cell>
          <table:table-cell office:value-type="float" office:value="30051.207999999999" table:style-name="ce121">
            <text:p>30,051</text:p>
          </table:table-cell>
          <table:table-cell office:value-type="string" table:style-name="ce82">
            <text:p>R</text:p>
          </table:table-cell>
          <table:table-cell office:value-type="float" office:value="39340.027000000002" table:style-name="ce121">
            <text:p>39,340</text:p>
          </table:table-cell>
          <table:table-cell table:number-columns-repeated="16340"/>
        </table:table-row>
        <table:table-row table:style-name="ro10">
          <table:table-cell table:style-name="ce112"/>
          <table:table-cell office:value-type="string" table:style-name="ce112">
            <text:p>Denmark</text:p>
          </table:table-cell>
          <table:table-cell office:value-type="float" office:value="2005.0779999999997" table:style-name="ce120">
            <text:p>2,005</text:p>
          </table:table-cell>
          <table:table-cell office:value-type="string" table:style-name="ce82">
            <text:p>R</text:p>
          </table:table-cell>
          <table:table-cell office:value-type="float" office:value="1379.258" table:style-name="ce120">
            <text:p>1,379</text:p>
          </table:table-cell>
          <table:table-cell office:value-type="float" office:value="1590.798" table:style-name="ce120">
            <text:p>1,591</text:p>
          </table:table-cell>
          <table:table-cell office:value-type="string" table:style-name="ce82">
            <text:p>R</text:p>
          </table:table-cell>
          <table:table-cell office:value-type="float" office:value="415.32400000000001" table:style-name="ce120">
            <text:p>415</text:p>
          </table:table-cell>
          <table:table-cell office:value-type="float" office:value="7476.5339999999997" table:style-name="ce120">
            <text:p>7,477</text:p>
          </table:table-cell>
          <table:table-cell office:value-type="string" table:style-name="ce82">
            <text:p>R</text:p>
          </table:table-cell>
          <table:table-cell office:value-type="float" office:value="6368.7679999999991" table:style-name="ce120">
            <text:p>6,369</text:p>
          </table:table-cell>
          <table:table-cell office:value-type="float" office:value="1736.7" table:style-name="ce120">
            <text:p>1,737</text:p>
          </table:table-cell>
          <table:table-cell office:value-type="string" table:style-name="ce82">
            <text:p>R</text:p>
          </table:table-cell>
          <table:table-cell office:value-type="float" office:value="2253.1680000000001" table:style-name="ce120">
            <text:p>2,253</text:p>
          </table:table-cell>
          <table:table-cell office:value-type="float" office:value="9644.5380000000005" table:style-name="ce120">
            <text:p>9,645</text:p>
          </table:table-cell>
          <table:table-cell office:value-type="string" table:style-name="ce82">
            <text:p>R</text:p>
          </table:table-cell>
          <table:table-cell office:value-type="float" office:value="11326.070000000002" table:style-name="ce120">
            <text:p>11,326</text:p>
          </table:table-cell>
          <table:table-cell office:value-type="float" office:value="5.6039999999999992" table:style-name="ce120">
            <text:p>6</text:p>
          </table:table-cell>
          <table:table-cell table:style-name="ce82"/>
          <table:table-cell office:value-type="float" office:value="2.96" table:style-name="ce120">
            <text:p>3</text:p>
          </table:table-cell>
          <table:table-cell office:value-type="float" office:value="6537.7689999999993" table:style-name="ce120">
            <text:p>6,538</text:p>
          </table:table-cell>
          <table:table-cell office:value-type="string" table:style-name="ce82">
            <text:p>R</text:p>
          </table:table-cell>
          <table:table-cell office:value-type="float" office:value="5673.8020000000015" table:style-name="ce120">
            <text:p>5,674</text:p>
          </table:table-cell>
          <table:table-cell office:value-type="float" office:value="28997.021000000001" table:style-name="ce120">
            <text:p>28,997</text:p>
          </table:table-cell>
          <table:table-cell office:value-type="string" table:style-name="ce82">
            <text:p>R</text:p>
          </table:table-cell>
          <table:table-cell office:value-type="float" office:value="27419.350000000006" table:style-name="ce120">
            <text:p>27,419</text:p>
          </table:table-cell>
          <table:table-cell office:value-type="float" office:value="394.46" table:style-name="ce120">
            <text:p>394</text:p>
          </table:table-cell>
          <table:table-cell office:value-type="string" table:style-name="ce82">
            <text:p>R</text:p>
          </table:table-cell>
          <table:table-cell office:value-type="float" office:value="825.41700000000003" table:style-name="ce120">
            <text:p>825</text:p>
          </table:table-cell>
          <table:table-cell office:value-type="float" office:value="8.5709999999999997" table:style-name="ce120">
            <text:p>9</text:p>
          </table:table-cell>
          <table:table-cell table:style-name="ce82"/>
          <table:table-cell office:value-type="float" office:value="6.6589999999999998" table:style-name="ce120">
            <text:p>7</text:p>
          </table:table-cell>
          <table:table-cell office:value-type="float" office:value="7887.57" table:style-name="ce120">
            <text:p>7,888</text:p>
          </table:table-cell>
          <table:table-cell office:value-type="string" table:style-name="ce82">
            <text:p>R</text:p>
          </table:table-cell>
          <table:table-cell office:value-type="float" office:value="2998.9100000000003" table:style-name="ce120">
            <text:p>2,999</text:p>
          </table:table-cell>
          <table:table-cell office:value-type="float" office:value="3921.3529999999987" table:style-name="ce120">
            <text:p>3,921</text:p>
          </table:table-cell>
          <table:table-cell office:value-type="string" table:style-name="ce82">
            <text:p>R</text:p>
          </table:table-cell>
          <table:table-cell office:value-type="float" office:value="4006.6980000000003" table:style-name="ce120">
            <text:p>4,007</text:p>
          </table:table-cell>
          <table:table-cell office:value-type="float" office:value="12211.954" table:style-name="ce120">
            <text:p>12,212</text:p>
          </table:table-cell>
          <table:table-cell office:value-type="string" table:style-name="ce82">
            <text:p>R</text:p>
          </table:table-cell>
          <table:table-cell office:value-type="float" office:value="7837.6840000000011" table:style-name="ce120">
            <text:p>7,838</text:p>
          </table:table-cell>
          <table:table-cell office:value-type="float" office:value="41208.974999999999" table:style-name="ce121">
            <text:p>41,209</text:p>
          </table:table-cell>
          <table:table-cell office:value-type="string" table:style-name="ce82">
            <text:p>R</text:p>
          </table:table-cell>
          <table:table-cell office:value-type="float" office:value="35257.034000000007" table:style-name="ce121">
            <text:p>35,257</text:p>
          </table:table-cell>
          <table:table-cell table:number-columns-repeated="16340"/>
        </table:table-row>
        <table:table-row table:style-name="ro10">
          <table:table-cell table:style-name="ce112"/>
          <table:table-cell office:value-type="string" table:style-name="ce112">
            <text:p>France</text:p>
          </table:table-cell>
          <table:table-cell office:value-type="float" office:value="8106.5550000000003" table:style-name="ce120">
            <text:p>8,107</text:p>
          </table:table-cell>
          <table:table-cell office:value-type="string" table:style-name="ce82">
            <text:p>R</text:p>
          </table:table-cell>
          <table:table-cell office:value-type="float" office:value="8661.1029999999992" table:style-name="ce120">
            <text:p>8,661</text:p>
          </table:table-cell>
          <table:table-cell office:value-type="float" office:value="638.0680000000001" table:style-name="ce120">
            <text:p>638</text:p>
          </table:table-cell>
          <table:table-cell office:value-type="string" table:style-name="ce82">
            <text:p>R</text:p>
          </table:table-cell>
          <table:table-cell office:value-type="float" office:value="1143.2009999999998" table:style-name="ce120">
            <text:p>1,143</text:p>
          </table:table-cell>
          <table:table-cell office:value-type="float" office:value="12132.869000000002" table:style-name="ce120">
            <text:p>12,133</text:p>
          </table:table-cell>
          <table:table-cell office:value-type="string" table:style-name="ce82">
            <text:p>R</text:p>
          </table:table-cell>
          <table:table-cell office:value-type="float" office:value="15006.877000000002" table:style-name="ce120">
            <text:p>15,007</text:p>
          </table:table-cell>
          <table:table-cell office:value-type="float" office:value="8374.8700000000008" table:style-name="ce120">
            <text:p>8,375</text:p>
          </table:table-cell>
          <table:table-cell office:value-type="string" table:style-name="ce82">
            <text:p>R</text:p>
          </table:table-cell>
          <table:table-cell office:value-type="float" office:value="11266.206999999999" table:style-name="ce120">
            <text:p>11,266</text:p>
          </table:table-cell>
          <table:table-cell office:value-type="float" office:value="194357.22599999994" table:style-name="ce120">
            <text:p>194,357</text:p>
          </table:table-cell>
          <table:table-cell office:value-type="string" table:style-name="ce82">
            <text:p>R</text:p>
          </table:table-cell>
          <table:table-cell office:value-type="float" office:value="254239.61800000002" table:style-name="ce120">
            <text:p>254,240</text:p>
          </table:table-cell>
          <table:table-cell office:value-type="float" office:value="2965.24" table:style-name="ce120">
            <text:p>2,965</text:p>
          </table:table-cell>
          <table:table-cell office:value-type="string" table:style-name="ce82">
            <text:p>R</text:p>
          </table:table-cell>
          <table:table-cell office:value-type="float" office:value="2237.585" table:style-name="ce120">
            <text:p>2,238</text:p>
          </table:table-cell>
          <table:table-cell office:value-type="float" office:value="100359.66499999998" table:style-name="ce120">
            <text:p>100,360</text:p>
          </table:table-cell>
          <table:table-cell office:value-type="string" table:style-name="ce82">
            <text:p>R</text:p>
          </table:table-cell>
          <table:table-cell office:value-type="float" office:value="103728.49499999998" table:style-name="ce120">
            <text:p>103,728</text:p>
          </table:table-cell>
          <table:table-cell office:value-type="float" office:value="326934.4929999999" table:style-name="ce120">
            <text:p>326,934</text:p>
          </table:table-cell>
          <table:table-cell office:value-type="string" table:style-name="ce82">
            <text:p>R</text:p>
          </table:table-cell>
          <table:table-cell office:value-type="float" office:value="396283.08600000001" table:style-name="ce120">
            <text:p>396,283</text:p>
          </table:table-cell>
          <table:table-cell office:value-type="float" office:value="28232.118000000002" table:style-name="ce120">
            <text:p>28,232</text:p>
          </table:table-cell>
          <table:table-cell office:value-type="string" table:style-name="ce82">
            <text:p>R</text:p>
          </table:table-cell>
          <table:table-cell office:value-type="float" office:value="29685.879999999997" table:style-name="ce120">
            <text:p>29,686</text:p>
          </table:table-cell>
          <table:table-cell office:value-type="float" office:value="326.17400000000004" table:style-name="ce120">
            <text:p>326</text:p>
          </table:table-cell>
          <table:table-cell office:value-type="string" table:style-name="ce82">
            <text:p>R</text:p>
          </table:table-cell>
          <table:table-cell office:value-type="float" office:value="1737.3089999999997" table:style-name="ce120">
            <text:p>1,737</text:p>
          </table:table-cell>
          <table:table-cell office:value-type="float" office:value="11521.574000000001" table:style-name="ce120">
            <text:p>11,522</text:p>
          </table:table-cell>
          <table:table-cell office:value-type="string" table:style-name="ce82">
            <text:p>R</text:p>
          </table:table-cell>
          <table:table-cell office:value-type="float" office:value="10101.040999999999" table:style-name="ce120">
            <text:p>10,101</text:p>
          </table:table-cell>
          <table:table-cell office:value-type="float" office:value="121486.35699999999" table:style-name="ce120">
            <text:p>121,486</text:p>
          </table:table-cell>
          <table:table-cell office:value-type="string" table:style-name="ce82">
            <text:p>R</text:p>
          </table:table-cell>
          <table:table-cell office:value-type="float" office:value="119595.542" table:style-name="ce120">
            <text:p>119,596</text:p>
          </table:table-cell>
          <table:table-cell office:value-type="float" office:value="161566.223" table:style-name="ce120">
            <text:p>161,566</text:p>
          </table:table-cell>
          <table:table-cell office:value-type="string" table:style-name="ce82">
            <text:p>R</text:p>
          </table:table-cell>
          <table:table-cell office:value-type="float" office:value="161119.772" table:style-name="ce120">
            <text:p>161,120</text:p>
          </table:table-cell>
          <table:table-cell office:value-type="float" office:value="488500.7159999999" table:style-name="ce121">
            <text:p>488,501</text:p>
          </table:table-cell>
          <table:table-cell office:value-type="string" table:style-name="ce82">
            <text:p>R</text:p>
          </table:table-cell>
          <table:table-cell office:value-type="float" office:value="557402.85800000001" table:style-name="ce121">
            <text:p>557,403</text:p>
          </table:table-cell>
          <table:table-cell table:number-columns-repeated="16340"/>
        </table:table-row>
        <table:table-row table:style-name="ro10">
          <table:table-cell table:style-name="ce112"/>
          <table:table-cell office:value-type="string" table:style-name="ce112">
            <text:p>Germany</text:p>
          </table:table-cell>
          <table:table-cell office:value-type="float" office:value="2865.21" table:style-name="ce120">
            <text:p>2,865</text:p>
          </table:table-cell>
          <table:table-cell office:value-type="string" table:style-name="ce82">
            <text:p>R</text:p>
          </table:table-cell>
          <table:table-cell office:value-type="float" office:value="2186.3519999999999" table:style-name="ce120">
            <text:p>2,186</text:p>
          </table:table-cell>
          <table:table-cell office:value-type="float" office:value="8928.746000000001" table:style-name="ce120">
            <text:p>8,929</text:p>
          </table:table-cell>
          <table:table-cell office:value-type="string" table:style-name="ce82">
            <text:p>R</text:p>
          </table:table-cell>
          <table:table-cell office:value-type="float" office:value="7403.6490000000003" table:style-name="ce120">
            <text:p>7,404</text:p>
          </table:table-cell>
          <table:table-cell office:value-type="float" office:value="2064.9639999999999" table:style-name="ce120">
            <text:p>2,065</text:p>
          </table:table-cell>
          <table:table-cell table:style-name="ce82"/>
          <table:table-cell office:value-type="float" office:value="2337.6289999999995" table:style-name="ce120">
            <text:p>2,338</text:p>
          </table:table-cell>
          <table:table-cell office:value-type="float" office:value="158.36200000000005" table:style-name="ce120">
            <text:p>158</text:p>
          </table:table-cell>
          <table:table-cell table:style-name="ce82"/>
          <table:table-cell office:value-type="float" office:value="551.73799999999994" table:style-name="ce120">
            <text:p>552</text:p>
          </table:table-cell>
          <table:table-cell office:value-type="float" office:value="22419.149000000001" table:style-name="ce120">
            <text:p>22,419</text:p>
          </table:table-cell>
          <table:table-cell office:value-type="string" table:style-name="ce82">
            <text:p>R</text:p>
          </table:table-cell>
          <table:table-cell office:value-type="float" office:value="28612.508000000002" table:style-name="ce120">
            <text:p>28,613</text:p>
          </table:table-cell>
          <table:table-cell office:value-type="float" office:value="126.233" table:style-name="ce120">
            <text:p>126</text:p>
          </table:table-cell>
          <table:table-cell office:value-type="string" table:style-name="ce82">
            <text:p>R</text:p>
          </table:table-cell>
          <table:table-cell office:value-type="float" office:value="22.863999999999997" table:style-name="ce120">
            <text:p>23</text:p>
          </table:table-cell>
          <table:table-cell office:value-type="float" office:value="10088.449999999997" table:style-name="ce120">
            <text:p>10,088</text:p>
          </table:table-cell>
          <table:table-cell office:value-type="string" table:style-name="ce82">
            <text:p>R</text:p>
          </table:table-cell>
          <table:table-cell office:value-type="float" office:value="9722.0489999999991" table:style-name="ce120">
            <text:p>9,722</text:p>
          </table:table-cell>
          <table:table-cell office:value-type="float" office:value="46651.114000000001" table:style-name="ce120">
            <text:p>46,651</text:p>
          </table:table-cell>
          <table:table-cell table:style-name="ce82"/>
          <table:table-cell office:value-type="float" office:value="50836.789000000004" table:style-name="ce120">
            <text:p>50,837</text:p>
          </table:table-cell>
          <table:table-cell office:value-type="float" office:value="69.165999999999997" table:style-name="ce120">
            <text:p>69</text:p>
          </table:table-cell>
          <table:table-cell table:style-name="ce82"/>
          <table:table-cell office:value-type="float" office:value="109.62200000000001" table:style-name="ce120">
            <text:p>110</text:p>
          </table:table-cell>
          <table:table-cell office:value-type="float" office:value="36.043999999999997" table:style-name="ce120">
            <text:p>36</text:p>
          </table:table-cell>
          <table:table-cell table:style-name="ce82"/>
          <table:table-cell office:value-type="float" office:value="25.446000000000002" table:style-name="ce120">
            <text:p>25</text:p>
          </table:table-cell>
          <table:table-cell office:value-type="float" office:value="12829.627" table:style-name="ce120">
            <text:p>12,830</text:p>
          </table:table-cell>
          <table:table-cell table:style-name="ce82"/>
          <table:table-cell office:value-type="float" office:value="11895.494000000001" table:style-name="ce120">
            <text:p>11,895</text:p>
          </table:table-cell>
          <table:table-cell office:value-type="float" office:value="2222.498" table:style-name="ce120">
            <text:p>2,222</text:p>
          </table:table-cell>
          <table:table-cell office:value-type="string" table:style-name="ce82">
            <text:p>R</text:p>
          </table:table-cell>
          <table:table-cell office:value-type="float" office:value="3262.5389999999998" table:style-name="ce120">
            <text:p>3,263</text:p>
          </table:table-cell>
          <table:table-cell office:value-type="float" office:value="15157.334999999999" table:style-name="ce120">
            <text:p>15,157</text:p>
          </table:table-cell>
          <table:table-cell office:value-type="string" table:style-name="ce82">
            <text:p>R</text:p>
          </table:table-cell>
          <table:table-cell office:value-type="float" office:value="15293.100999999999" table:style-name="ce120">
            <text:p>15,293</text:p>
          </table:table-cell>
          <table:table-cell office:value-type="float" office:value="61808.449000000001" table:style-name="ce121">
            <text:p>61,808</text:p>
          </table:table-cell>
          <table:table-cell office:value-type="string" table:style-name="ce82">
            <text:p>R</text:p>
          </table:table-cell>
          <table:table-cell office:value-type="float" office:value="66129.89" table:style-name="ce121">
            <text:p>66,130</text:p>
          </table:table-cell>
          <table:table-cell table:number-columns-repeated="16340"/>
        </table:table-row>
        <table:table-row table:style-name="ro10">
          <table:table-cell table:style-name="ce112"/>
          <table:table-cell office:value-type="string" table:style-name="ce112">
            <text:p>Greece</text:p>
          </table:table-cell>
          <table:table-cell office:value-type="float" office:value="4.2300000000000004" table:style-name="ce120">
            <text:p>4</text:p>
          </table:table-cell>
          <table:table-cell table:style-name="ce82"/>
          <table:table-cell office:value-type="float" office:value="4.4969999999999999" table:style-name="ce120">
            <text:p>4</text:p>
          </table:table-cell>
          <table:table-cell office:value-type="float" office:value="77.057000000000002" table:style-name="ce120">
            <text:p>77</text:p>
          </table:table-cell>
          <table:table-cell table:style-name="ce82"/>
          <table:table-cell office:value-type="float" office:value="52.942" table:style-name="ce120">
            <text:p>53</text:p>
          </table:table-cell>
          <table:table-cell office:value-type="float" office:value="312.61200000000002" table:style-name="ce120">
            <text:p>313</text:p>
          </table:table-cell>
          <table:table-cell table:style-name="ce82"/>
          <table:table-cell office:value-type="float" office:value="640.4369999999999" table:style-name="ce120">
            <text:p>64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843.8519999999999" table:style-name="ce120">
            <text:p>2,844</text:p>
          </table:table-cell>
          <table:table-cell office:value-type="string" table:style-name="ce82">
            <text:p>R</text:p>
          </table:table-cell>
          <table:table-cell office:value-type="float" office:value="2664.8379999999993" table:style-name="ce120">
            <text:p>2,665</text:p>
          </table:table-cell>
          <table:table-cell office:value-type="float" office:value="0.89999999999999991" table:style-name="ce120">
            <text:p>1</text:p>
          </table:table-cell>
          <table:table-cell table:style-name="ce82"/>
          <table:table-cell office:value-type="float" office:value="0.93300000000000005" table:style-name="ce120">
            <text:p>1</text:p>
          </table:table-cell>
          <table:table-cell office:value-type="float" office:value="498.90000000000003" table:style-name="ce120">
            <text:p>499</text:p>
          </table:table-cell>
          <table:table-cell office:value-type="string" table:style-name="ce82">
            <text:p>R</text:p>
          </table:table-cell>
          <table:table-cell office:value-type="float" office:value="259.20500000000004" table:style-name="ce120">
            <text:p>259</text:p>
          </table:table-cell>
          <table:table-cell office:value-type="float" office:value="3737.5509999999999" table:style-name="ce120">
            <text:p>3,738</text:p>
          </table:table-cell>
          <table:table-cell office:value-type="string" table:style-name="ce82">
            <text:p>R</text:p>
          </table:table-cell>
          <table:table-cell office:value-type="float" office:value="3622.851999999999" table:style-name="ce120">
            <text:p>3,623</text:p>
          </table:table-cell>
          <table:table-cell office:value-type="float" office:value="58.738999999999997" table:style-name="ce120">
            <text:p>59</text:p>
          </table:table-cell>
          <table:table-cell office:value-type="string" table:style-name="ce82">
            <text:p>R</text:p>
          </table:table-cell>
          <table:table-cell office:value-type="float" office:value="386.57399999999996" table:style-name="ce120">
            <text:p>387</text:p>
          </table:table-cell>
          <table:table-cell office:value-type="float" office:value="7.7530000000000001" table:style-name="ce120">
            <text:p>8</text:p>
          </table:table-cell>
          <table:table-cell table:style-name="ce82"/>
          <table:table-cell office:value-type="float" office:value="1.6419999999999999" table:style-name="ce120">
            <text:p>2</text:p>
          </table:table-cell>
          <table:table-cell office:value-type="float" office:value="202.22099999999998" table:style-name="ce120">
            <text:p>202</text:p>
          </table:table-cell>
          <table:table-cell office:value-type="string" table:style-name="ce82">
            <text:p>R</text:p>
          </table:table-cell>
          <table:table-cell office:value-type="float" office:value="216.221" table:style-name="ce120">
            <text:p>216</text:p>
          </table:table-cell>
          <table:table-cell office:value-type="float" office:value="525.84500000000003" table:style-name="ce120">
            <text:p>526</text:p>
          </table:table-cell>
          <table:table-cell office:value-type="string" table:style-name="ce82">
            <text:p>R</text:p>
          </table:table-cell>
          <table:table-cell office:value-type="float" office:value="657.32499999999993" table:style-name="ce120">
            <text:p>657</text:p>
          </table:table-cell>
          <table:table-cell office:value-type="float" office:value="794.55799999999999" table:style-name="ce120">
            <text:p>795</text:p>
          </table:table-cell>
          <table:table-cell office:value-type="string" table:style-name="ce82">
            <text:p>R</text:p>
          </table:table-cell>
          <table:table-cell office:value-type="float" office:value="1261.7619999999997" table:style-name="ce120">
            <text:p>1,262</text:p>
          </table:table-cell>
          <table:table-cell office:value-type="float" office:value="4532.1090000000004" table:style-name="ce121">
            <text:p>4,532</text:p>
          </table:table-cell>
          <table:table-cell office:value-type="string" table:style-name="ce82">
            <text:p>R</text:p>
          </table:table-cell>
          <table:table-cell office:value-type="float" office:value="4884.6139999999987" table:style-name="ce121">
            <text:p>4,885</text:p>
          </table:table-cell>
          <table:table-cell table:number-columns-repeated="16340"/>
        </table:table-row>
        <table:table-row table:style-name="ro10">
          <table:table-cell table:style-name="ce112"/>
          <table:table-cell office:value-type="string" table:style-name="ce112">
            <text:p>Ireland</text:p>
          </table:table-cell>
          <table:table-cell office:value-type="float" office:value="24738.851999999999" table:style-name="ce120">
            <text:p>24,739</text:p>
          </table:table-cell>
          <table:table-cell office:value-type="string" table:style-name="ce82">
            <text:p>R</text:p>
          </table:table-cell>
          <table:table-cell office:value-type="float" office:value="27880.405000000002" table:style-name="ce120">
            <text:p>27,880</text:p>
          </table:table-cell>
          <table:table-cell office:value-type="float" office:value="1344.759" table:style-name="ce120">
            <text:p>1,345</text:p>
          </table:table-cell>
          <table:table-cell office:value-type="string" table:style-name="ce82">
            <text:p>R</text:p>
          </table:table-cell>
          <table:table-cell office:value-type="float" office:value="1419.6460000000002" table:style-name="ce120">
            <text:p>1,420</text:p>
          </table:table-cell>
          <table:table-cell office:value-type="float" office:value="5482.9250000000002" table:style-name="ce120">
            <text:p>5,483</text:p>
          </table:table-cell>
          <table:table-cell office:value-type="string" table:style-name="ce82">
            <text:p>R</text:p>
          </table:table-cell>
          <table:table-cell office:value-type="float" office:value="7902.93" table:style-name="ce120">
            <text:p>7,903</text:p>
          </table:table-cell>
          <table:table-cell office:value-type="float" office:value="1888.1469999999999" table:style-name="ce120">
            <text:p>1,888</text:p>
          </table:table-cell>
          <table:table-cell office:value-type="string" table:style-name="ce82">
            <text:p>R</text:p>
          </table:table-cell>
          <table:table-cell office:value-type="float" office:value="1566.598" table:style-name="ce120">
            <text:p>1,567</text:p>
          </table:table-cell>
          <table:table-cell office:value-type="float" office:value="48680.94" table:style-name="ce120">
            <text:p>48,681</text:p>
          </table:table-cell>
          <table:table-cell office:value-type="string" table:style-name="ce82">
            <text:p>R</text:p>
          </table:table-cell>
          <table:table-cell office:value-type="float" office:value="42490.635999999991" table:style-name="ce120">
            <text:p>42,491</text:p>
          </table:table-cell>
          <table:table-cell office:value-type="float" office:value="1996.431" table:style-name="ce120">
            <text:p>1,996</text:p>
          </table:table-cell>
          <table:table-cell office:value-type="string" table:style-name="ce82">
            <text:p>R</text:p>
          </table:table-cell>
          <table:table-cell office:value-type="float" office:value="1795.9789999999998" table:style-name="ce120">
            <text:p>1,796</text:p>
          </table:table-cell>
          <table:table-cell office:value-type="float" office:value="47870.573999999993" table:style-name="ce120">
            <text:p>47,871</text:p>
          </table:table-cell>
          <table:table-cell office:value-type="string" table:style-name="ce82">
            <text:p>R</text:p>
          </table:table-cell>
          <table:table-cell office:value-type="float" office:value="48617.907999999996" table:style-name="ce120">
            <text:p>48,618</text:p>
          </table:table-cell>
          <table:table-cell office:value-type="float" office:value="132002.62799999997" table:style-name="ce120">
            <text:p>132,003</text:p>
          </table:table-cell>
          <table:table-cell office:value-type="string" table:style-name="ce82">
            <text:p>R</text:p>
          </table:table-cell>
          <table:table-cell office:value-type="float" office:value="131674.10200000001" table:style-name="ce120">
            <text:p>131,674</text:p>
          </table:table-cell>
          <table:table-cell office:value-type="float" office:value="3811.5310000000004" table:style-name="ce120">
            <text:p>3,812</text:p>
          </table:table-cell>
          <table:table-cell office:value-type="string" table:style-name="ce82">
            <text:p>R</text:p>
          </table:table-cell>
          <table:table-cell office:value-type="float" office:value="3380.0389999999998" table:style-name="ce120">
            <text:p>3,380</text:p>
          </table:table-cell>
          <table:table-cell office:value-type="float" office:value="650.46900000000005" table:style-name="ce120">
            <text:p>650</text:p>
          </table:table-cell>
          <table:table-cell office:value-type="string" table:style-name="ce82">
            <text:p>R</text:p>
          </table:table-cell>
          <table:table-cell office:value-type="float" office:value="576.73500000000001" table:style-name="ce120">
            <text:p>577</text:p>
          </table:table-cell>
          <table:table-cell office:value-type="float" office:value="23213.161999999997" table:style-name="ce120">
            <text:p>23,213</text:p>
          </table:table-cell>
          <table:table-cell office:value-type="string" table:style-name="ce82">
            <text:p>R</text:p>
          </table:table-cell>
          <table:table-cell office:value-type="float" office:value="21659.595000000001" table:style-name="ce120">
            <text:p>21,660</text:p>
          </table:table-cell>
          <table:table-cell office:value-type="float" office:value="11627.5" table:style-name="ce120">
            <text:p>11,628</text:p>
          </table:table-cell>
          <table:table-cell office:value-type="string" table:style-name="ce82">
            <text:p>R</text:p>
          </table:table-cell>
          <table:table-cell office:value-type="float" office:value="11225.207" table:style-name="ce120">
            <text:p>11,225</text:p>
          </table:table-cell>
          <table:table-cell office:value-type="float" office:value="39302.661999999997" table:style-name="ce120">
            <text:p>39,303</text:p>
          </table:table-cell>
          <table:table-cell office:value-type="string" table:style-name="ce82">
            <text:p>R</text:p>
          </table:table-cell>
          <table:table-cell office:value-type="float" office:value="36841.576000000001" table:style-name="ce120">
            <text:p>36,842</text:p>
          </table:table-cell>
          <table:table-cell office:value-type="float" office:value="171305.28999999998" table:style-name="ce121">
            <text:p>171,305</text:p>
          </table:table-cell>
          <table:table-cell office:value-type="string" table:style-name="ce82">
            <text:p>R</text:p>
          </table:table-cell>
          <table:table-cell office:value-type="float" office:value="168515.67800000001" table:style-name="ce121">
            <text:p>168,516</text:p>
          </table:table-cell>
          <table:table-cell table:number-columns-repeated="16340"/>
        </table:table-row>
        <table:table-row table:style-name="ro10">
          <table:table-cell table:style-name="ce112"/>
          <table:table-cell office:value-type="string" table:style-name="ce112">
            <text:p>Italy</text:p>
          </table:table-cell>
          <table:table-cell office:value-type="float" office:value="281.03100000000001" table:style-name="ce120">
            <text:p>281</text:p>
          </table:table-cell>
          <table:table-cell table:style-name="ce82"/>
          <table:table-cell office:value-type="float" office:value="265.96799999999996" table:style-name="ce120">
            <text:p>266</text:p>
          </table:table-cell>
          <table:table-cell office:value-type="float" office:value="8.6579999999999995" table:style-name="ce120">
            <text:p>9</text:p>
          </table:table-cell>
          <table:table-cell table:style-name="ce82"/>
          <table:table-cell office:value-type="float" office:value="1.6679999999999999" table:style-name="ce120">
            <text:p>2</text:p>
          </table:table-cell>
          <table:table-cell office:value-type="float" office:value="1304.4880000000001" table:style-name="ce120">
            <text:p>1,304</text:p>
          </table:table-cell>
          <table:table-cell office:value-type="string" table:style-name="ce82">
            <text:p>R</text:p>
          </table:table-cell>
          <table:table-cell office:value-type="float" office:value="778.04499999999996" table:style-name="ce120">
            <text:p>778</text:p>
          </table:table-cell>
          <table:table-cell office:value-type="float" office:value="40.256" table:style-name="ce120">
            <text:p>40</text:p>
          </table:table-cell>
          <table:table-cell table:style-name="ce82"/>
          <table:table-cell office:value-type="float" office:value="88.754999999999995" table:style-name="ce120">
            <text:p>89</text:p>
          </table:table-cell>
          <table:table-cell office:value-type="float" office:value="21213.392" table:style-name="ce120">
            <text:p>21,213</text:p>
          </table:table-cell>
          <table:table-cell office:value-type="string" table:style-name="ce82">
            <text:p>R</text:p>
          </table:table-cell>
          <table:table-cell office:value-type="float" office:value="20719.251" table:style-name="ce120">
            <text:p>20,719</text:p>
          </table:table-cell>
          <table:table-cell office:value-type="float" office:value="24.181999999999999" table:style-name="ce120">
            <text:p>24</text:p>
          </table:table-cell>
          <table:table-cell table:style-name="ce82"/>
          <table:table-cell office:value-type="float" office:value="55.302" table:style-name="ce120">
            <text:p>55</text:p>
          </table:table-cell>
          <table:table-cell office:value-type="float" office:value="22413.360000000011" table:style-name="ce120">
            <text:p>22,413</text:p>
          </table:table-cell>
          <table:table-cell office:value-type="string" table:style-name="ce82">
            <text:p>R</text:p>
          </table:table-cell>
          <table:table-cell office:value-type="float" office:value="22459.030000000002" table:style-name="ce120">
            <text:p>22,459</text:p>
          </table:table-cell>
          <table:table-cell office:value-type="float" office:value="45285.367000000013" table:style-name="ce120">
            <text:p>45,285</text:p>
          </table:table-cell>
          <table:table-cell office:value-type="string" table:style-name="ce82">
            <text:p>R</text:p>
          </table:table-cell>
          <table:table-cell office:value-type="float" office:value="44368.019" table:style-name="ce120">
            <text:p>44,368</text:p>
          </table:table-cell>
          <table:table-cell office:value-type="float" office:value="1604.231" table:style-name="ce120">
            <text:p>1,604</text:p>
          </table:table-cell>
          <table:table-cell office:value-type="string" table:style-name="ce82">
            <text:p>R</text:p>
          </table:table-cell>
          <table:table-cell office:value-type="float" office:value="1550.2260000000001" table:style-name="ce120">
            <text:p>1,550</text:p>
          </table:table-cell>
          <table:table-cell office:value-type="float" office:value="5.0280000000000005" table:style-name="ce120">
            <text:p>5</text:p>
          </table:table-cell>
          <table:table-cell table:style-name="ce82"/>
          <table:table-cell office:value-type="float" office:value="7.5289999999999999" table:style-name="ce120">
            <text:p>8</text:p>
          </table:table-cell>
          <table:table-cell office:value-type="float" office:value="5167.3349999999991" table:style-name="ce120">
            <text:p>5,167</text:p>
          </table:table-cell>
          <table:table-cell office:value-type="string" table:style-name="ce82">
            <text:p>R</text:p>
          </table:table-cell>
          <table:table-cell office:value-type="float" office:value="4026.0059999999999" table:style-name="ce120">
            <text:p>4,026</text:p>
          </table:table-cell>
          <table:table-cell office:value-type="float" office:value="57256.425000000003" table:style-name="ce120">
            <text:p>57,256</text:p>
          </table:table-cell>
          <table:table-cell office:value-type="string" table:style-name="ce82">
            <text:p>R</text:p>
          </table:table-cell>
          <table:table-cell office:value-type="float" office:value="53990.143999999986" table:style-name="ce120">
            <text:p>53,990</text:p>
          </table:table-cell>
          <table:table-cell office:value-type="float" office:value="64033.019" table:style-name="ce120">
            <text:p>64,033</text:p>
          </table:table-cell>
          <table:table-cell office:value-type="string" table:style-name="ce82">
            <text:p>R</text:p>
          </table:table-cell>
          <table:table-cell office:value-type="float" office:value="59573.904999999984" table:style-name="ce120">
            <text:p>59,574</text:p>
          </table:table-cell>
          <table:table-cell office:value-type="float" office:value="109318.38600000001" table:style-name="ce121">
            <text:p>109,318</text:p>
          </table:table-cell>
          <table:table-cell office:value-type="string" table:style-name="ce82">
            <text:p>R</text:p>
          </table:table-cell>
          <table:table-cell office:value-type="float" office:value="103941.92399999998" table:style-name="ce121">
            <text:p>103,942</text:p>
          </table:table-cell>
          <table:table-cell table:number-columns-repeated="16340"/>
        </table:table-row>
        <table:table-row table:style-name="ro10">
          <table:table-cell table:style-name="ce112"/>
          <table:table-cell office:value-type="string" table:style-name="ce112">
            <text:p>Netherlands</text:p>
          </table:table-cell>
          <table:table-cell office:value-type="float" office:value="4439.6879999999992" table:style-name="ce120">
            <text:p>4,440</text:p>
          </table:table-cell>
          <table:table-cell office:value-type="string" table:style-name="ce82">
            <text:p>R</text:p>
          </table:table-cell>
          <table:table-cell office:value-type="float" office:value="1776.232" table:style-name="ce120">
            <text:p>1,776</text:p>
          </table:table-cell>
          <table:table-cell office:value-type="float" office:value="8935.0380000000005" table:style-name="ce120">
            <text:p>8,935</text:p>
          </table:table-cell>
          <table:table-cell office:value-type="string" table:style-name="ce82">
            <text:p>R</text:p>
          </table:table-cell>
          <table:table-cell office:value-type="float" office:value="6986.5820000000003" table:style-name="ce120">
            <text:p>6,987</text:p>
          </table:table-cell>
          <table:table-cell office:value-type="float" office:value="16641.218000000001" table:style-name="ce120">
            <text:p>16,641</text:p>
          </table:table-cell>
          <table:table-cell office:value-type="string" table:style-name="ce82">
            <text:p>R</text:p>
          </table:table-cell>
          <table:table-cell office:value-type="float" office:value="15967.376" table:style-name="ce120">
            <text:p>15,967</text:p>
          </table:table-cell>
          <table:table-cell office:value-type="float" office:value="784.80700000000002" table:style-name="ce120">
            <text:p>785</text:p>
          </table:table-cell>
          <table:table-cell office:value-type="string" table:style-name="ce82">
            <text:p>R</text:p>
          </table:table-cell>
          <table:table-cell office:value-type="float" office:value="287.983" table:style-name="ce120">
            <text:p>288</text:p>
          </table:table-cell>
          <table:table-cell office:value-type="float" office:value="7625.1459999999997" table:style-name="ce120">
            <text:p>7,625</text:p>
          </table:table-cell>
          <table:table-cell office:value-type="string" table:style-name="ce82">
            <text:p>R</text:p>
          </table:table-cell>
          <table:table-cell office:value-type="float" office:value="7191.8700000000008" table:style-name="ce120">
            <text:p>7,192</text:p>
          </table:table-cell>
          <table:table-cell office:value-type="float" office:value="188.87700000000001" table:style-name="ce120">
            <text:p>189</text:p>
          </table:table-cell>
          <table:table-cell table:style-name="ce82"/>
          <table:table-cell office:value-type="float" office:value="87.759" table:style-name="ce120">
            <text:p>88</text:p>
          </table:table-cell>
          <table:table-cell office:value-type="float" office:value="26114.118999999999" table:style-name="ce120">
            <text:p>26,114</text:p>
          </table:table-cell>
          <table:table-cell office:value-type="string" table:style-name="ce82">
            <text:p>R</text:p>
          </table:table-cell>
          <table:table-cell office:value-type="float" office:value="28798.06299999998" table:style-name="ce120">
            <text:p>28,798</text:p>
          </table:table-cell>
          <table:table-cell office:value-type="float" office:value="64728.892999999996" table:style-name="ce120">
            <text:p>64,729</text:p>
          </table:table-cell>
          <table:table-cell office:value-type="string" table:style-name="ce82">
            <text:p>R</text:p>
          </table:table-cell>
          <table:table-cell office:value-type="float" office:value="61095.864999999983" table:style-name="ce120">
            <text:p>61,096</text:p>
          </table:table-cell>
          <table:table-cell office:value-type="float" office:value="680.01700000000005" table:style-name="ce120">
            <text:p>680</text:p>
          </table:table-cell>
          <table:table-cell office:value-type="string" table:style-name="ce82">
            <text:p>R</text:p>
          </table:table-cell>
          <table:table-cell office:value-type="float" office:value="1698.4759999999999" table:style-name="ce120">
            <text:p>1,698</text:p>
          </table:table-cell>
          <table:table-cell office:value-type="float" office:value="2973.5070000000001" table:style-name="ce120">
            <text:p>2,974</text:p>
          </table:table-cell>
          <table:table-cell office:value-type="string" table:style-name="ce82">
            <text:p>R</text:p>
          </table:table-cell>
          <table:table-cell office:value-type="float" office:value="940.38900000000001" table:style-name="ce120">
            <text:p>940</text:p>
          </table:table-cell>
          <table:table-cell office:value-type="float" office:value="5509.8879999999999" table:style-name="ce120">
            <text:p>5,510</text:p>
          </table:table-cell>
          <table:table-cell office:value-type="string" table:style-name="ce82">
            <text:p>R</text:p>
          </table:table-cell>
          <table:table-cell office:value-type="float" office:value="2711.3910000000001" table:style-name="ce120">
            <text:p>2,711</text:p>
          </table:table-cell>
          <table:table-cell office:value-type="float" office:value="7535.2930000000033" table:style-name="ce120">
            <text:p>7,535</text:p>
          </table:table-cell>
          <table:table-cell office:value-type="string" table:style-name="ce82">
            <text:p>R</text:p>
          </table:table-cell>
          <table:table-cell office:value-type="float" office:value="10417.838000000002" table:style-name="ce120">
            <text:p>10,418</text:p>
          </table:table-cell>
          <table:table-cell office:value-type="float" office:value="16698.705000000002" table:style-name="ce120">
            <text:p>16,699</text:p>
          </table:table-cell>
          <table:table-cell office:value-type="string" table:style-name="ce82">
            <text:p>R</text:p>
          </table:table-cell>
          <table:table-cell office:value-type="float" office:value="15768.094000000001" table:style-name="ce120">
            <text:p>15,768</text:p>
          </table:table-cell>
          <table:table-cell office:value-type="float" office:value="81427.597999999998" table:style-name="ce121">
            <text:p>81,428</text:p>
          </table:table-cell>
          <table:table-cell office:value-type="string" table:style-name="ce82">
            <text:p>R</text:p>
          </table:table-cell>
          <table:table-cell office:value-type="float" office:value="76863.958999999988" table:style-name="ce121">
            <text:p>76,864</text:p>
          </table:table-cell>
          <table:table-cell table:number-columns-repeated="16340"/>
        </table:table-row>
        <table:table-row table:style-name="ro10">
          <table:table-cell table:style-name="ce112"/>
          <table:table-cell office:value-type="string" table:style-name="ce112">
            <text:p>Portugal</text:p>
          </table:table-cell>
          <table:table-cell office:value-type="float" office:value="2925.8230000000003" table:style-name="ce120">
            <text:p>2,926</text:p>
          </table:table-cell>
          <table:table-cell table:style-name="ce82"/>
          <table:table-cell office:value-type="float" office:value="1624.0600000000002" table:style-name="ce120">
            <text:p>1,624</text:p>
          </table:table-cell>
          <table:table-cell office:value-type="float" office:value="4.375" table:style-name="ce120">
            <text:p>4</text:p>
          </table:table-cell>
          <table:table-cell table:style-name="ce82"/>
          <table:table-cell office:value-type="float" office:value="2.883" table:style-name="ce120">
            <text:p>3</text:p>
          </table:table-cell>
          <table:table-cell office:value-type="float" office:value="6.3980000000000006" table:style-name="ce120">
            <text:p>6</text:p>
          </table:table-cell>
          <table:table-cell table:style-name="ce82"/>
          <table:table-cell office:value-type="float" office:value="60.830000000000005" table:style-name="ce120">
            <text:p>6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77.74099999999999" table:style-name="ce120">
            <text:p>278</text:p>
          </table:table-cell>
          <table:table-cell table:style-name="ce82"/>
          <table:table-cell office:value-type="float" office:value="594.87799999999993" table:style-name="ce120">
            <text:p>595</text:p>
          </table:table-cell>
          <table:table-cell office:value-type="float" office:value="735.94399999999996" table:style-name="ce120">
            <text:p>736</text:p>
          </table:table-cell>
          <table:table-cell table:style-name="ce82"/>
          <table:table-cell office:value-type="float" office:value="1369.6910000000003" table:style-name="ce120">
            <text:p>1,370</text:p>
          </table:table-cell>
          <table:table-cell office:value-type="float" office:value="427.81399999999991" table:style-name="ce120">
            <text:p>428</text:p>
          </table:table-cell>
          <table:table-cell table:style-name="ce82"/>
          <table:table-cell office:value-type="float" office:value="474.49399999999991" table:style-name="ce120">
            <text:p>474</text:p>
          </table:table-cell>
          <table:table-cell office:value-type="float" office:value="4378.0950000000003" table:style-name="ce120">
            <text:p>4,378</text:p>
          </table:table-cell>
          <table:table-cell table:style-name="ce82"/>
          <table:table-cell office:value-type="float" office:value="4126.8360000000002" table:style-name="ce120">
            <text:p>4,127</text:p>
          </table:table-cell>
          <table:table-cell office:value-type="float" office:value="6909.246000000001" table:style-name="ce120">
            <text:p>6,909</text:p>
          </table:table-cell>
          <table:table-cell office:value-type="string" table:style-name="ce82">
            <text:p>R</text:p>
          </table:table-cell>
          <table:table-cell office:value-type="float" office:value="7420.9879999999994" table:style-name="ce120">
            <text:p>7,421</text:p>
          </table:table-cell>
          <table:table-cell office:value-type="float" office:value="1.6139999999999999" table:style-name="ce120">
            <text:p>2</text:p>
          </table:table-cell>
          <table:table-cell table:style-name="ce82"/>
          <table:table-cell office:value-type="float" office:value="0.29199999999999998" table:style-name="ce120"/>
          <table:table-cell office:value-type="float" office:value="484.95800000000003" table:style-name="ce120">
            <text:p>485</text:p>
          </table:table-cell>
          <table:table-cell table:style-name="ce82"/>
          <table:table-cell office:value-type="float" office:value="182.78" table:style-name="ce120">
            <text:p>183</text:p>
          </table:table-cell>
          <table:table-cell office:value-type="float" office:value="2117.9740000000002" table:style-name="ce120">
            <text:p>2,118</text:p>
          </table:table-cell>
          <table:table-cell office:value-type="string" table:style-name="ce82">
            <text:p>R</text:p>
          </table:table-cell>
          <table:table-cell office:value-type="float" office:value="1889.4799999999998" table:style-name="ce120">
            <text:p>1,889</text:p>
          </table:table-cell>
          <table:table-cell office:value-type="float" office:value="9513.7920000000013" table:style-name="ce120">
            <text:p>9,514</text:p>
          </table:table-cell>
          <table:table-cell office:value-type="string" table:style-name="ce82">
            <text:p>R</text:p>
          </table:table-cell>
          <table:table-cell office:value-type="float" office:value="9493.5399999999991" table:style-name="ce120">
            <text:p>9,494</text:p>
          </table:table-cell>
          <table:table-cell office:value-type="float" office:value="13891.887000000002" table:style-name="ce121">
            <text:p>13,892</text:p>
          </table:table-cell>
          <table:table-cell office:value-type="string" table:style-name="ce82">
            <text:p>R</text:p>
          </table:table-cell>
          <table:table-cell office:value-type="float" office:value="13620.376" table:style-name="ce121">
            <text:p>13,620</text:p>
          </table:table-cell>
          <table:table-cell table:number-columns-repeated="16340"/>
        </table:table-row>
        <table:table-row table:style-name="ro10">
          <table:table-cell table:style-name="ce112"/>
          <table:table-cell office:value-type="string" table:style-name="ce112">
            <text:p>Spain</text:p>
          </table:table-cell>
          <table:table-cell office:value-type="float" office:value="4098.2339999999995" table:style-name="ce120">
            <text:p>4,098</text:p>
          </table:table-cell>
          <table:table-cell office:value-type="string" table:style-name="ce82">
            <text:p>R</text:p>
          </table:table-cell>
          <table:table-cell office:value-type="float" office:value="4351.6930000000002" table:style-name="ce120">
            <text:p>4,352</text:p>
          </table:table-cell>
          <table:table-cell office:value-type="float" office:value="1898.6179999999999" table:style-name="ce120">
            <text:p>1,899</text:p>
          </table:table-cell>
          <table:table-cell office:value-type="string" table:style-name="ce82">
            <text:p>R</text:p>
          </table:table-cell>
          <table:table-cell office:value-type="float" office:value="674.87599999999998" table:style-name="ce120">
            <text:p>675</text:p>
          </table:table-cell>
          <table:table-cell office:value-type="float" office:value="2439.6260000000007" table:style-name="ce120">
            <text:p>2,440</text:p>
          </table:table-cell>
          <table:table-cell office:value-type="string" table:style-name="ce82">
            <text:p>R</text:p>
          </table:table-cell>
          <table:table-cell office:value-type="float" office:value="1287.8679999999997" table:style-name="ce120">
            <text:p>1,288</text:p>
          </table:table-cell>
          <table:table-cell office:value-type="float" office:value="28.136000000000003" table:style-name="ce120">
            <text:p>28</text:p>
          </table:table-cell>
          <table:table-cell table:style-name="ce82"/>
          <table:table-cell office:value-type="float" office:value="43.400999999999996" table:style-name="ce120">
            <text:p>43</text:p>
          </table:table-cell>
          <table:table-cell office:value-type="float" office:value="3605.1909999999993" table:style-name="ce120">
            <text:p>3,605</text:p>
          </table:table-cell>
          <table:table-cell office:value-type="string" table:style-name="ce82">
            <text:p>R</text:p>
          </table:table-cell>
          <table:table-cell office:value-type="float" office:value="5489.3890000000001" table:style-name="ce120">
            <text:p>5,489</text:p>
          </table:table-cell>
          <table:table-cell office:value-type="float" office:value="1853.1970000000001" table:style-name="ce120">
            <text:p>1,853</text:p>
          </table:table-cell>
          <table:table-cell office:value-type="string" table:style-name="ce82">
            <text:p>R</text:p>
          </table:table-cell>
          <table:table-cell office:value-type="float" office:value="1311.537" table:style-name="ce120">
            <text:p>1,312</text:p>
          </table:table-cell>
          <table:table-cell office:value-type="float" office:value="72146.597000000053" table:style-name="ce120">
            <text:p>72,147</text:p>
          </table:table-cell>
          <table:table-cell office:value-type="string" table:style-name="ce82">
            <text:p>R</text:p>
          </table:table-cell>
          <table:table-cell office:value-type="float" office:value="63215.578999999991" table:style-name="ce120">
            <text:p>63,216</text:p>
          </table:table-cell>
          <table:table-cell office:value-type="float" office:value="86069.599000000046" table:style-name="ce120">
            <text:p>86,070</text:p>
          </table:table-cell>
          <table:table-cell office:value-type="string" table:style-name="ce82">
            <text:p>R</text:p>
          </table:table-cell>
          <table:table-cell office:value-type="float" office:value="76374.342999999993" table:style-name="ce120">
            <text:p>76,374</text:p>
          </table:table-cell>
          <table:table-cell office:value-type="float" office:value="21523.106" table:style-name="ce120">
            <text:p>21,523</text:p>
          </table:table-cell>
          <table:table-cell office:value-type="string" table:style-name="ce82">
            <text:p>R</text:p>
          </table:table-cell>
          <table:table-cell office:value-type="float" office:value="21755.805" table:style-name="ce120">
            <text:p>21,756</text:p>
          </table:table-cell>
          <table:table-cell office:value-type="float" office:value="44.583000000000006" table:style-name="ce120">
            <text:p>45</text:p>
          </table:table-cell>
          <table:table-cell table:style-name="ce82"/>
          <table:table-cell office:value-type="float" office:value="20.219000000000001" table:style-name="ce120">
            <text:p>20</text:p>
          </table:table-cell>
          <table:table-cell office:value-type="float" office:value="2354.8209999999999" table:style-name="ce120">
            <text:p>2,355</text:p>
          </table:table-cell>
          <table:table-cell office:value-type="string" table:style-name="ce82">
            <text:p>R</text:p>
          </table:table-cell>
          <table:table-cell office:value-type="float" office:value="1641.567" table:style-name="ce120">
            <text:p>1,642</text:p>
          </table:table-cell>
          <table:table-cell office:value-type="float" office:value="88463.034000000014" table:style-name="ce120">
            <text:p>88,463</text:p>
          </table:table-cell>
          <table:table-cell office:value-type="string" table:style-name="ce82">
            <text:p>R</text:p>
          </table:table-cell>
          <table:table-cell office:value-type="float" office:value="95204.927000000025" table:style-name="ce120">
            <text:p>95,205</text:p>
          </table:table-cell>
          <table:table-cell office:value-type="float" office:value="112385.54400000001" table:style-name="ce120">
            <text:p>112,386</text:p>
          </table:table-cell>
          <table:table-cell office:value-type="string" table:style-name="ce82">
            <text:p>R</text:p>
          </table:table-cell>
          <table:table-cell office:value-type="float" office:value="118622.51800000003" table:style-name="ce120">
            <text:p>118,623</text:p>
          </table:table-cell>
          <table:table-cell office:value-type="float" office:value="198455.14300000004" table:style-name="ce121">
            <text:p>198,455</text:p>
          </table:table-cell>
          <table:table-cell office:value-type="string" table:style-name="ce82">
            <text:p>R</text:p>
          </table:table-cell>
          <table:table-cell office:value-type="float" office:value="194996.86100000003" table:style-name="ce121">
            <text:p>194,997</text:p>
          </table:table-cell>
          <table:table-cell table:number-columns-repeated="16340"/>
        </table:table-row>
        <table:table-row table:style-name="ro10">
          <table:table-cell table:style-name="ce112"/>
          <table:table-cell office:value-type="string" table:style-name="ce112">
            <text:p>Sweden</text:p>
          </table:table-cell>
          <table:table-cell office:value-type="float" office:value="53.376000000000005" table:style-name="ce120">
            <text:p>53</text:p>
          </table:table-cell>
          <table:table-cell table:style-name="ce82"/>
          <table:table-cell office:value-type="float" office:value="30.222999999999999" table:style-name="ce120">
            <text:p>30</text:p>
          </table:table-cell>
          <table:table-cell office:value-type="float" office:value="0.80600000000000005" table:style-name="ce120">
            <text:p>1</text:p>
          </table:table-cell>
          <table:table-cell table:style-name="ce82"/>
          <table:table-cell office:value-type="float" office:value="153.57499999999999" table:style-name="ce120">
            <text:p>154</text:p>
          </table:table-cell>
          <table:table-cell office:value-type="float" office:value="1.411" table:style-name="ce120">
            <text:p>1</text:p>
          </table:table-cell>
          <table:table-cell table:style-name="ce82"/>
          <table:table-cell office:value-type="float" office:value="1.635" table:style-name="ce120">
            <text:p>2</text:p>
          </table:table-cell>
          <table:table-cell office:value-type="float" office:value="44.024999999999999" table:style-name="ce120">
            <text:p>44</text:p>
          </table:table-cell>
          <table:table-cell table:style-name="ce82"/>
          <table:table-cell office:value-type="float" office:value="0" table:style-name="ce120">
            <text:p>-</text:p>
          </table:table-cell>
          <table:table-cell office:value-type="float" office:value="19.479000000000003" table:style-name="ce120">
            <text:p>19</text:p>
          </table:table-cell>
          <table:table-cell table:style-name="ce82"/>
          <table:table-cell office:value-type="float" office:value="102.92800000000001" table:style-name="ce120">
            <text:p>103</text:p>
          </table:table-cell>
          <table:table-cell office:value-type="float" office:value="2.96" table:style-name="ce120">
            <text:p>3</text:p>
          </table:table-cell>
          <table:table-cell table:style-name="ce82"/>
          <table:table-cell office:value-type="float" office:value="13.606999999999999" table:style-name="ce120">
            <text:p>14</text:p>
          </table:table-cell>
          <table:table-cell office:value-type="float" office:value="3288.7740000000008" table:style-name="ce120">
            <text:p>3,289</text:p>
          </table:table-cell>
          <table:table-cell table:style-name="ce82"/>
          <table:table-cell office:value-type="float" office:value="4474.6630000000005" table:style-name="ce120">
            <text:p>4,475</text:p>
          </table:table-cell>
          <table:table-cell office:value-type="float" office:value="3410.8310000000006" table:style-name="ce120">
            <text:p>3,411</text:p>
          </table:table-cell>
          <table:table-cell table:style-name="ce82"/>
          <table:table-cell office:value-type="float" office:value="4776.6310000000003" table:style-name="ce120">
            <text:p>4,777</text:p>
          </table:table-cell>
          <table:table-cell office:value-type="float" office:value="89.448999999999998" table:style-name="ce120">
            <text:p>89</text:p>
          </table:table-cell>
          <table:table-cell table:style-name="ce82"/>
          <table:table-cell office:value-type="float" office:value="42.219000000000001" table:style-name="ce120">
            <text:p>42</text:p>
          </table:table-cell>
          <table:table-cell office:value-type="float" office:value="4.5999999999999999E-2" table:style-name="ce120"/>
          <table:table-cell table:style-name="ce82"/>
          <table:table-cell office:value-type="float" office:value="0" table:style-name="ce120">
            <text:p>-</text:p>
          </table:table-cell>
          <table:table-cell office:value-type="float" office:value="423.608" table:style-name="ce120">
            <text:p>424</text:p>
          </table:table-cell>
          <table:table-cell table:style-name="ce82"/>
          <table:table-cell office:value-type="float" office:value="313.93200000000002" table:style-name="ce120">
            <text:p>314</text:p>
          </table:table-cell>
          <table:table-cell office:value-type="float" office:value="429.91800000000006" table:style-name="ce120">
            <text:p>430</text:p>
          </table:table-cell>
          <table:table-cell office:value-type="string" table:style-name="ce82">
            <text:p>R</text:p>
          </table:table-cell>
          <table:table-cell office:value-type="float" office:value="318.22800000000001" table:style-name="ce120">
            <text:p>318</text:p>
          </table:table-cell>
          <table:table-cell office:value-type="float" office:value="943.02100000000019" table:style-name="ce120">
            <text:p>943</text:p>
          </table:table-cell>
          <table:table-cell office:value-type="string" table:style-name="ce82">
            <text:p>R</text:p>
          </table:table-cell>
          <table:table-cell office:value-type="float" office:value="674.37900000000002" table:style-name="ce120">
            <text:p>674</text:p>
          </table:table-cell>
          <table:table-cell office:value-type="float" office:value="4353.8520000000008" table:style-name="ce121">
            <text:p>4,354</text:p>
          </table:table-cell>
          <table:table-cell office:value-type="string" table:style-name="ce82">
            <text:p>R</text:p>
          </table:table-cell>
          <table:table-cell office:value-type="float" office:value="5451.01" table:style-name="ce121">
            <text:p>5,451</text:p>
          </table:table-cell>
          <table:table-cell table:number-columns-repeated="16340"/>
        </table:table-row>
        <table:table-row table:style-name="ro10">
          <table:table-cell table:style-name="ce112"/>
          <table:table-cell office:value-type="string" table:style-name="ce112">
            <text:p>Other EU 15</text:p>
          </table:table-cell>
          <table:table-cell office:value-type="float" office:value="264.71499999999997" table:style-name="ce120">
            <text:p>265</text:p>
          </table:table-cell>
          <table:table-cell table:style-name="ce82"/>
          <table:table-cell office:value-type="float" office:value="64.572999999999993" table:style-name="ce120">
            <text:p>65</text:p>
          </table:table-cell>
          <table:table-cell office:value-type="float" office:value="0" table:style-name="ce120">
            <text:p>-</text:p>
          </table:table-cell>
          <table:table-cell table:style-name="ce82"/>
          <table:table-cell office:value-type="float" office:value="0.51300000000000001" table:style-name="ce120">
            <text:p>1</text:p>
          </table:table-cell>
          <table:table-cell office:value-type="float" office:value="113.15499999999999" table:style-name="ce120">
            <text:p>113</text:p>
          </table:table-cell>
          <table:table-cell table:style-name="ce82"/>
          <table:table-cell office:value-type="float" office:value="130.13499999999999" table:style-name="ce120">
            <text:p>130</text:p>
          </table:table-cell>
          <table:table-cell office:value-type="float" office:value="1.6639999999999999" table:style-name="ce120">
            <text:p>2</text:p>
          </table:table-cell>
          <table:table-cell table:style-name="ce82"/>
          <table:table-cell office:value-type="float" office:value="1.17" table:style-name="ce120">
            <text:p>1</text:p>
          </table:table-cell>
          <table:table-cell office:value-type="float" office:value="4411.5079999999998" table:style-name="ce120">
            <text:p>4,412</text:p>
          </table:table-cell>
          <table:table-cell table:style-name="ce82"/>
          <table:table-cell office:value-type="float" office:value="4055.3119999999994" table:style-name="ce120">
            <text:p>4,055</text:p>
          </table:table-cell>
          <table:table-cell office:value-type="float" office:value="7.0030000000000001" table:style-name="ce120">
            <text:p>7</text:p>
          </table:table-cell>
          <table:table-cell table:style-name="ce82"/>
          <table:table-cell office:value-type="float" office:value="7.194" table:style-name="ce120">
            <text:p>7</text:p>
          </table:table-cell>
          <table:table-cell office:value-type="float" office:value="870.80799999999988" table:style-name="ce120">
            <text:p>871</text:p>
          </table:table-cell>
          <table:table-cell table:style-name="ce82"/>
          <table:table-cell office:value-type="float" office:value="1607.443" table:style-name="ce120">
            <text:p>1,607</text:p>
          </table:table-cell>
          <table:table-cell office:value-type="float" office:value="5668.8529999999992" table:style-name="ce120">
            <text:p>5,669</text:p>
          </table:table-cell>
          <table:table-cell table:style-name="ce82"/>
          <table:table-cell office:value-type="float" office:value="5866.34" table:style-name="ce120">
            <text:p>5,866</text:p>
          </table:table-cell>
          <table:table-cell office:value-type="float" office:value="4.4020000000000001" table:style-name="ce120">
            <text:p>4</text:p>
          </table:table-cell>
          <table:table-cell table:style-name="ce82"/>
          <table:table-cell office:value-type="float" office:value="4.843" table:style-name="ce120">
            <text:p>5</text:p>
          </table:table-cell>
          <table:table-cell office:value-type="float" office:value="63.542000000000002" table:style-name="ce120">
            <text:p>64</text:p>
          </table:table-cell>
          <table:table-cell table:style-name="ce82"/>
          <table:table-cell office:value-type="float" office:value="20.608000000000001" table:style-name="ce120">
            <text:p>21</text:p>
          </table:table-cell>
          <table:table-cell office:value-type="float" office:value="1008.542" table:style-name="ce120">
            <text:p>1,009</text:p>
          </table:table-cell>
          <table:table-cell table:style-name="ce82"/>
          <table:table-cell office:value-type="float" office:value="870.15400000000011" table:style-name="ce120">
            <text:p>870</text:p>
          </table:table-cell>
          <table:table-cell office:value-type="float" office:value="580.12900000000002" table:style-name="ce120">
            <text:p>580</text:p>
          </table:table-cell>
          <table:table-cell table:style-name="ce82"/>
          <table:table-cell office:value-type="float" office:value="708.08400000000006" table:style-name="ce120">
            <text:p>708</text:p>
          </table:table-cell>
          <table:table-cell office:value-type="float" office:value="1656.6150000000002" table:style-name="ce120">
            <text:p>1,657</text:p>
          </table:table-cell>
          <table:table-cell table:style-name="ce82"/>
          <table:table-cell office:value-type="float" office:value="1603.6890000000003" table:style-name="ce120">
            <text:p>1,604</text:p>
          </table:table-cell>
          <table:table-cell office:value-type="float" office:value="7325.4679999999989" table:style-name="ce121">
            <text:p>7,325</text:p>
          </table:table-cell>
          <table:table-cell office:value-type="string" table:style-name="ce82">
            <text:p>R</text:p>
          </table:table-cell>
          <table:table-cell office:value-type="float" office:value="7470.0290000000005" table:style-name="ce121">
            <text:p>7,470</text:p>
          </table:table-cell>
          <table:table-cell table:number-columns-repeated="16340"/>
        </table:table-row>
        <table:table-row table:style-name="ro10">
          <table:table-cell table:style-name="ce113"/>
          <table:table-cell office:value-type="string" table:style-name="ce122">
            <text:p>Total EU 15</text:p>
          </table:table-cell>
          <table:table-cell office:value-type="float" office:value="50802.336999999992" table:style-name="ce123">
            <text:p>50,802</text:p>
          </table:table-cell>
          <table:table-cell office:value-type="string" table:style-name="ce90">
            <text:p>R</text:p>
          </table:table-cell>
          <table:table-cell office:value-type="float" office:value="48941.320999999989" table:style-name="ce123">
            <text:p>48,941</text:p>
          </table:table-cell>
          <table:table-cell office:value-type="float" office:value="23431.552000000003" table:style-name="ce123">
            <text:p>23,432</text:p>
          </table:table-cell>
          <table:table-cell office:value-type="string" table:style-name="ce90">
            <text:p>R</text:p>
          </table:table-cell>
          <table:table-cell office:value-type="float" office:value="18269.017" table:style-name="ce123">
            <text:p>18,269</text:p>
          </table:table-cell>
          <table:table-cell office:value-type="float" office:value="48243.796000000009" table:style-name="ce123">
            <text:p>48,244</text:p>
          </table:table-cell>
          <table:table-cell office:value-type="string" table:style-name="ce90">
            <text:p>R</text:p>
          </table:table-cell>
          <table:table-cell office:value-type="float" office:value="50779.393000000011" table:style-name="ce123">
            <text:p>50,779</text:p>
          </table:table-cell>
          <table:table-cell office:value-type="float" office:value="13497.305000000002" table:style-name="ce123">
            <text:p>13,497</text:p>
          </table:table-cell>
          <table:table-cell office:value-type="string" table:style-name="ce90">
            <text:p>R</text:p>
          </table:table-cell>
          <table:table-cell office:value-type="float" office:value="16409.136999999995" table:style-name="ce123">
            <text:p>16,409</text:p>
          </table:table-cell>
          <table:table-cell office:value-type="float" office:value="328306.86199999985" table:style-name="ce123">
            <text:p>328,307</text:p>
          </table:table-cell>
          <table:table-cell office:value-type="string" table:style-name="ce90">
            <text:p>R</text:p>
          </table:table-cell>
          <table:table-cell office:value-type="float" office:value="395820.76300000009" table:style-name="ce123">
            <text:p>395,821</text:p>
          </table:table-cell>
          <table:table-cell office:value-type="float" office:value="7944.3880000000008" table:style-name="ce123">
            <text:p>7,944</text:p>
          </table:table-cell>
          <table:table-cell office:value-type="string" table:style-name="ce90">
            <text:p>R</text:p>
          </table:table-cell>
          <table:table-cell office:value-type="float" office:value="6937.5340000000006" table:style-name="ce123">
            <text:p>6,938</text:p>
          </table:table-cell>
          <table:table-cell office:value-type="float" office:value="296481.13500000001" table:style-name="ce123">
            <text:p>296,481</text:p>
          </table:table-cell>
          <table:table-cell office:value-type="string" table:style-name="ce90">
            <text:p>R</text:p>
          </table:table-cell>
          <table:table-cell office:value-type="float" office:value="297234.33199999999" table:style-name="ce123">
            <text:p>297,234</text:p>
          </table:table-cell>
          <table:table-cell office:value-type="float" office:value="768707.37499999988" table:style-name="ce123">
            <text:p>768,707</text:p>
          </table:table-cell>
          <table:table-cell office:value-type="string" table:style-name="ce90">
            <text:p>R</text:p>
          </table:table-cell>
          <table:table-cell office:value-type="float" office:value="834391.49699999997" table:style-name="ce123">
            <text:p>834,391</text:p>
          </table:table-cell>
          <table:table-cell office:value-type="float" office:value="63612.249000000003" table:style-name="ce123">
            <text:p>63,612</text:p>
          </table:table-cell>
          <table:table-cell office:value-type="string" table:style-name="ce90">
            <text:p>R</text:p>
          </table:table-cell>
          <table:table-cell office:value-type="float" office:value="67280.344999999987" table:style-name="ce123">
            <text:p>67,280</text:p>
          </table:table-cell>
          <table:table-cell office:value-type="float" office:value="4120.2619999999997" table:style-name="ce123">
            <text:p>4,120</text:p>
          </table:table-cell>
          <table:table-cell office:value-type="string" table:style-name="ce90">
            <text:p>R</text:p>
          </table:table-cell>
          <table:table-cell office:value-type="float" office:value="3337.5810000000001" table:style-name="ce123">
            <text:p>3,338</text:p>
          </table:table-cell>
          <table:table-cell office:value-type="float" office:value="77011.496999999988" table:style-name="ce123">
            <text:p>77,011</text:p>
          </table:table-cell>
          <table:table-cell office:value-type="string" table:style-name="ce90">
            <text:p>R</text:p>
          </table:table-cell>
          <table:table-cell office:value-type="float" office:value="64241.72600000001" table:style-name="ce123">
            <text:p>64,242</text:p>
          </table:table-cell>
          <table:table-cell office:value-type="float" office:value="298727.69799999997" table:style-name="ce123">
            <text:p>298,728</text:p>
          </table:table-cell>
          <table:table-cell office:value-type="string" table:style-name="ce90">
            <text:p>R</text:p>
          </table:table-cell>
          <table:table-cell office:value-type="float" office:value="304623.11099999998" table:style-name="ce123">
            <text:p>304,623</text:p>
          </table:table-cell>
          <table:table-cell office:value-type="float" office:value="443471.70600000001" table:style-name="ce123">
            <text:p>443,472</text:p>
          </table:table-cell>
          <table:table-cell office:value-type="string" table:style-name="ce90">
            <text:p>R</text:p>
          </table:table-cell>
          <table:table-cell office:value-type="float" office:value="439482.76299999998" table:style-name="ce123">
            <text:p>439,483</text:p>
          </table:table-cell>
          <table:table-cell office:value-type="float" office:value="1212179.081" table:style-name="ce123">
            <text:p>1,212,179</text:p>
          </table:table-cell>
          <table:table-cell office:value-type="string" table:style-name="ce90">
            <text:p>R</text:p>
          </table:table-cell>
          <table:table-cell office:value-type="float" office:value="1273874.26" table:style-name="ce123">
            <text:p>1,273,874</text:p>
          </table:table-cell>
          <table:table-cell table:number-columns-repeated="16340" table:style-name="ce113"/>
        </table:table-row>
        <table:table-row table:style-name="ro12">
          <table:table-cell table:number-columns-repeated="2" table:style-name="ce112"/>
          <table:table-cell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style-name="ce100"/>
          <table:table-cell table:style-name="ce117"/>
          <table:table-cell table:style-name="ce82"/>
          <table:table-cell table:number-columns-repeated="2" table:style-name="ce117"/>
          <table:table-cell table:style-name="ce82"/>
          <table:table-cell table:style-name="ce117"/>
          <table:table-cell table:style-name="ce100"/>
          <table:table-cell table:style-name="ce82"/>
          <table:table-cell table:style-name="ce100"/>
          <table:table-cell table:style-name="ce117"/>
          <table:table-cell table:style-name="ce82"/>
          <table:table-cell table:style-name="ce117"/>
          <table:table-cell table:number-columns-repeated="16340"/>
        </table:table-row>
        <table:table-row table:style-name="ro10">
          <table:table-cell table:style-name="ce112"/>
          <table:table-cell office:value-type="string" table:style-name="ce112">
            <text:p>Cyprus</text:p>
          </table:table-cell>
          <table:table-cell office:value-type="float" office:value="619.40500000000009" table:style-name="ce120">
            <text:p>619</text:p>
          </table:table-cell>
          <table:table-cell office:value-type="string" table:style-name="ce82">
            <text:p>R</text:p>
          </table:table-cell>
          <table:table-cell office:value-type="float" office:value="629.07600000000014" table:style-name="ce120">
            <text:p>629</text:p>
          </table:table-cell>
          <table:table-cell office:value-type="float" office:value="48.356999999999999" table:style-name="ce120">
            <text:p>48</text:p>
          </table:table-cell>
          <table:table-cell office:value-type="string" table:style-name="ce82">
            <text:p>R</text:p>
          </table:table-cell>
          <table:table-cell office:value-type="float" office:value="11.244999999999999" table:style-name="ce120">
            <text:p>11</text:p>
          </table:table-cell>
          <table:table-cell office:value-type="float" office:value="335.71300000000008" table:style-name="ce120">
            <text:p>336</text:p>
          </table:table-cell>
          <table:table-cell office:value-type="string" table:style-name="ce82">
            <text:p>R</text:p>
          </table:table-cell>
          <table:table-cell office:value-type="float" office:value="871.21400000000006" table:style-name="ce120">
            <text:p>87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18.99299999999999" table:style-name="ce120">
            <text:p>119</text:p>
          </table:table-cell>
          <table:table-cell table:style-name="ce82"/>
          <table:table-cell office:value-type="float" office:value="108.30199999999999" table:style-name="ce120">
            <text:p>108</text:p>
          </table:table-cell>
          <table:table-cell office:value-type="float" office:value="28.055999999999997" table:style-name="ce120">
            <text:p>28</text:p>
          </table:table-cell>
          <table:table-cell table:style-name="ce82"/>
          <table:table-cell office:value-type="float" office:value="31.323" table:style-name="ce120">
            <text:p>31</text:p>
          </table:table-cell>
          <table:table-cell office:value-type="float" office:value="1049.453" table:style-name="ce120">
            <text:p>1,049</text:p>
          </table:table-cell>
          <table:table-cell office:value-type="string" table:style-name="ce82">
            <text:p>R</text:p>
          </table:table-cell>
          <table:table-cell office:value-type="float" office:value="1062.0439999999999" table:style-name="ce120">
            <text:p>1,062</text:p>
          </table:table-cell>
          <table:table-cell office:value-type="float" office:value="2199.9769999999999" table:style-name="ce120">
            <text:p>2,200</text:p>
          </table:table-cell>
          <table:table-cell office:value-type="string" table:style-name="ce82">
            <text:p>R</text:p>
          </table:table-cell>
          <table:table-cell office:value-type="float" office:value="2713.2040000000002" table:style-name="ce120">
            <text:p>2,713</text:p>
          </table:table-cell>
          <table:table-cell office:value-type="float" office:value="20.96" table:style-name="ce100">
            <text:p>21</text:p>
          </table:table-cell>
          <table:table-cell table:style-name="ce82"/>
          <table:table-cell office:value-type="float" office:value="11.318999999999999" table:style-name="ce100">
            <text:p>11</text:p>
          </table:table-cell>
          <table:table-cell office:value-type="float" office:value="0.26600000000000001" table:style-name="ce100"/>
          <table:table-cell table:style-name="ce82"/>
          <table:table-cell office:value-type="float" office:value="4.4110000000000005" table:style-name="ce100">
            <text:p>4</text:p>
          </table:table-cell>
          <table:table-cell office:value-type="float" office:value="340.33" table:style-name="ce100">
            <text:p>340</text:p>
          </table:table-cell>
          <table:table-cell office:value-type="string" table:style-name="ce82">
            <text:p>R</text:p>
          </table:table-cell>
          <table:table-cell office:value-type="float" office:value="176.81200000000001" table:style-name="ce100">
            <text:p>177</text:p>
          </table:table-cell>
          <table:table-cell office:value-type="float" office:value="702.72200000000009" table:style-name="ce100">
            <text:p>703</text:p>
          </table:table-cell>
          <table:table-cell table:style-name="ce82"/>
          <table:table-cell office:value-type="float" office:value="1002.8440000000001" table:style-name="ce100">
            <text:p>1,003</text:p>
          </table:table-cell>
          <table:table-cell office:value-type="float" office:value="1064.278" table:style-name="ce120">
            <text:p>1,064</text:p>
          </table:table-cell>
          <table:table-cell office:value-type="string" table:style-name="ce82">
            <text:p>R</text:p>
          </table:table-cell>
          <table:table-cell office:value-type="float" office:value="1195.386" table:style-name="ce120">
            <text:p>1,195</text:p>
          </table:table-cell>
          <table:table-cell office:value-type="float" office:value="3264.2550000000001" table:style-name="ce117">
            <text:p>3,264</text:p>
          </table:table-cell>
          <table:table-cell office:value-type="string" table:style-name="ce82">
            <text:p>R</text:p>
          </table:table-cell>
          <table:table-cell office:value-type="float" office:value="3908.59" table:style-name="ce117">
            <text:p>3,909</text:p>
          </table:table-cell>
          <table:table-cell table:number-columns-repeated="16340"/>
        </table:table-row>
        <table:table-row table:style-name="ro10">
          <table:table-cell table:style-name="ce112"/>
          <table:table-cell office:value-type="string" table:style-name="ce112">
            <text:p>Latvi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61.709" table:style-name="ce120">
            <text:p>262</text:p>
          </table:table-cell>
          <table:table-cell table:style-name="ce82"/>
          <table:table-cell office:value-type="float" office:value="886.68599999999992" table:style-name="ce120">
            <text:p>887</text:p>
          </table:table-cell>
          <table:table-cell office:value-type="float" office:value="2955.0529999999999" table:style-name="ce120">
            <text:p>2,955</text:p>
          </table:table-cell>
          <table:table-cell table:style-name="ce82"/>
          <table:table-cell office:value-type="float" office:value="2045.9770000000001" table:style-name="ce120">
            <text:p>2,04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31.06200000000001" table:style-name="ce120">
            <text:p>131</text:p>
          </table:table-cell>
          <table:table-cell table:style-name="ce82"/>
          <table:table-cell office:value-type="float" office:value="80.283000000000001" table:style-name="ce120">
            <text:p>8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31.02400000000003" table:style-name="ce120">
            <text:p>131</text:p>
          </table:table-cell>
          <table:table-cell table:style-name="ce82"/>
          <table:table-cell office:value-type="float" office:value="725.90099999999995" table:style-name="ce120">
            <text:p>726</text:p>
          </table:table-cell>
          <table:table-cell office:value-type="float" office:value="3478.8479999999995" table:style-name="ce120">
            <text:p>3,479</text:p>
          </table:table-cell>
          <table:table-cell table:style-name="ce82"/>
          <table:table-cell office:value-type="float" office:value="3738.8469999999998" table:style-name="ce120">
            <text:p>3,739</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0" table:style-name="ce100">
            <text:p>-</text:p>
          </table:table-cell>
          <table:table-cell office:value-type="float" office:value="406.10300000000001" table:style-name="ce100">
            <text:p>406</text:p>
          </table:table-cell>
          <table:table-cell table:style-name="ce82"/>
          <table:table-cell office:value-type="float" office:value="420.81100000000004" table:style-name="ce100">
            <text:p>421</text:p>
          </table:table-cell>
          <table:table-cell office:value-type="float" office:value="14.500999999999999" table:style-name="ce100">
            <text:p>15</text:p>
          </table:table-cell>
          <table:table-cell table:style-name="ce82"/>
          <table:table-cell office:value-type="float" office:value="21.655000000000001" table:style-name="ce100">
            <text:p>22</text:p>
          </table:table-cell>
          <table:table-cell office:value-type="float" office:value="420.60399999999998" table:style-name="ce120">
            <text:p>421</text:p>
          </table:table-cell>
          <table:table-cell table:style-name="ce82"/>
          <table:table-cell office:value-type="float" office:value="442.46600000000001" table:style-name="ce120">
            <text:p>442</text:p>
          </table:table-cell>
          <table:table-cell office:value-type="float" office:value="3899.4519999999993" table:style-name="ce117">
            <text:p>3,899</text:p>
          </table:table-cell>
          <table:table-cell office:value-type="string" table:style-name="ce82">
            <text:p>R</text:p>
          </table:table-cell>
          <table:table-cell office:value-type="float" office:value="4181.3130000000001" table:style-name="ce117">
            <text:p>4,181</text:p>
          </table:table-cell>
          <table:table-cell table:number-columns-repeated="16340"/>
        </table:table-row>
        <table:table-row table:style-name="ro10">
          <table:table-cell table:style-name="ce112"/>
          <table:table-cell office:value-type="string" table:style-name="ce112">
            <text:p>Lithuania</text:p>
          </table:table-cell>
          <table:table-cell office:value-type="float" office:value="86.05" table:style-name="ce120">
            <text:p>86</text:p>
          </table:table-cell>
          <table:table-cell office:value-type="string" table:style-name="ce82">
            <text:p>R</text:p>
          </table:table-cell>
          <table:table-cell office:value-type="float" office:value="3.1960000000000002" table:style-name="ce120">
            <text:p>3</text:p>
          </table:table-cell>
          <table:table-cell office:value-type="float" office:value="960.38700000000006" table:style-name="ce120">
            <text:p>960</text:p>
          </table:table-cell>
          <table:table-cell office:value-type="string" table:style-name="ce82">
            <text:p>R</text:p>
          </table:table-cell>
          <table:table-cell office:value-type="float" office:value="432.85599999999999" table:style-name="ce120">
            <text:p>433</text:p>
          </table:table-cell>
          <table:table-cell office:value-type="float" office:value="3469.4680000000003" table:style-name="ce120">
            <text:p>3,469</text:p>
          </table:table-cell>
          <table:table-cell office:value-type="string" table:style-name="ce82">
            <text:p>R</text:p>
          </table:table-cell>
          <table:table-cell office:value-type="float" office:value="3575.761" table:style-name="ce120">
            <text:p>3,576</text:p>
          </table:table-cell>
          <table:table-cell office:value-type="float" office:value="18.192" table:style-name="ce120">
            <text:p>18</text:p>
          </table:table-cell>
          <table:table-cell table:style-name="ce82"/>
          <table:table-cell office:value-type="float" office:value="60.636000000000003" table:style-name="ce120">
            <text:p>61</text:p>
          </table:table-cell>
          <table:table-cell office:value-type="float" office:value="1092.6360000000002" table:style-name="ce120">
            <text:p>1,093</text:p>
          </table:table-cell>
          <table:table-cell office:value-type="string" table:style-name="ce82">
            <text:p>R</text:p>
          </table:table-cell>
          <table:table-cell office:value-type="float" office:value="1491.9279999999999" table:style-name="ce120">
            <text:p>1,492</text:p>
          </table:table-cell>
          <table:table-cell office:value-type="float" office:value="39.409999999999997" table:style-name="ce120">
            <text:p>39</text:p>
          </table:table-cell>
          <table:table-cell table:style-name="ce82"/>
          <table:table-cell office:value-type="float" office:value="3.04" table:style-name="ce120">
            <text:p>3</text:p>
          </table:table-cell>
          <table:table-cell office:value-type="float" office:value="1198.5169999999998" table:style-name="ce120">
            <text:p>1,199</text:p>
          </table:table-cell>
          <table:table-cell table:style-name="ce82"/>
          <table:table-cell office:value-type="float" office:value="4825.2559999999994" table:style-name="ce120">
            <text:p>4,825</text:p>
          </table:table-cell>
          <table:table-cell office:value-type="float" office:value="6864.6600000000008" table:style-name="ce120">
            <text:p>6,865</text:p>
          </table:table-cell>
          <table:table-cell office:value-type="string" table:style-name="ce82">
            <text:p>R</text:p>
          </table:table-cell>
          <table:table-cell office:value-type="float" office:value="10392.672999999999" table:style-name="ce120">
            <text:p>10,393</text:p>
          </table:table-cell>
          <table:table-cell office:value-type="float" office:value="138.774" table:style-name="ce100">
            <text:p>139</text:p>
          </table:table-cell>
          <table:table-cell table:style-name="ce82"/>
          <table:table-cell office:value-type="float" office:value="9.5000000000000001E-2" table:style-name="ce100"/>
          <table:table-cell office:value-type="float" office:value="137.04599999999999" table:style-name="ce100">
            <text:p>137</text:p>
          </table:table-cell>
          <table:table-cell table:style-name="ce82"/>
          <table:table-cell office:value-type="float" office:value="0" table:style-name="ce100">
            <text:p>-</text:p>
          </table:table-cell>
          <table:table-cell office:value-type="float" office:value="9.1820000000000004" table:style-name="ce100">
            <text:p>9</text:p>
          </table:table-cell>
          <table:table-cell table:style-name="ce82"/>
          <table:table-cell office:value-type="float" office:value="54.668999999999997" table:style-name="ce100">
            <text:p>55</text:p>
          </table:table-cell>
          <table:table-cell office:value-type="float" office:value="3.18" table:style-name="ce100">
            <text:p>3</text:p>
          </table:table-cell>
          <table:table-cell table:style-name="ce82"/>
          <table:table-cell office:value-type="float" office:value="0" table:style-name="ce100">
            <text:p>-</text:p>
          </table:table-cell>
          <table:table-cell office:value-type="float" office:value="288.18200000000002" table:style-name="ce120">
            <text:p>288</text:p>
          </table:table-cell>
          <table:table-cell table:style-name="ce82"/>
          <table:table-cell office:value-type="float" office:value="54.763999999999996" table:style-name="ce120">
            <text:p>55</text:p>
          </table:table-cell>
          <table:table-cell office:value-type="float" office:value="7152.8420000000006" table:style-name="ce117">
            <text:p>7,153</text:p>
          </table:table-cell>
          <table:table-cell office:value-type="string" table:style-name="ce82">
            <text:p>R</text:p>
          </table:table-cell>
          <table:table-cell office:value-type="float" office:value="10447.436999999998" table:style-name="ce117">
            <text:p>10,447</text:p>
          </table:table-cell>
          <table:table-cell table:number-columns-repeated="16340"/>
        </table:table-row>
        <table:table-row table:style-name="ro10">
          <table:table-cell table:style-name="ce112"/>
          <table:table-cell office:value-type="string" table:style-name="ce112">
            <text:p>Poland</text:p>
          </table:table-cell>
          <table:table-cell office:value-type="float" office:value="1314.1319999999998" table:style-name="ce120">
            <text:p>1,314</text:p>
          </table:table-cell>
          <table:table-cell table:style-name="ce82"/>
          <table:table-cell office:value-type="float" office:value="54.847000000000001" table:style-name="ce120">
            <text:p>55</text:p>
          </table:table-cell>
          <table:table-cell office:value-type="float" office:value="2715.1030000000001" table:style-name="ce120">
            <text:p>2,715</text:p>
          </table:table-cell>
          <table:table-cell office:value-type="string" table:style-name="ce82">
            <text:p>R</text:p>
          </table:table-cell>
          <table:table-cell office:value-type="float" office:value="1738.239" table:style-name="ce120">
            <text:p>1,738</text:p>
          </table:table-cell>
          <table:table-cell office:value-type="float" office:value="4207.549" table:style-name="ce120">
            <text:p>4,208</text:p>
          </table:table-cell>
          <table:table-cell office:value-type="string" table:style-name="ce82">
            <text:p>R</text:p>
          </table:table-cell>
          <table:table-cell office:value-type="float" office:value="918.02599999999984" table:style-name="ce120">
            <text:p>918</text:p>
          </table:table-cell>
          <table:table-cell office:value-type="float" office:value="227.09" table:style-name="ce120">
            <text:p>227</text:p>
          </table:table-cell>
          <table:table-cell table:style-name="ce82"/>
          <table:table-cell office:value-type="float" office:value="227.999" table:style-name="ce120">
            <text:p>228</text:p>
          </table:table-cell>
          <table:table-cell office:value-type="float" office:value="9015.0689999999995" table:style-name="ce120">
            <text:p>9,015</text:p>
          </table:table-cell>
          <table:table-cell office:value-type="string" table:style-name="ce82">
            <text:p>R</text:p>
          </table:table-cell>
          <table:table-cell office:value-type="float" office:value="12323.655999999999" table:style-name="ce120">
            <text:p>12,324</text:p>
          </table:table-cell>
          <table:table-cell office:value-type="float" office:value="0" table:style-name="ce120">
            <text:p>-</text:p>
          </table:table-cell>
          <table:table-cell table:style-name="ce82"/>
          <table:table-cell office:value-type="float" office:value="14.87" table:style-name="ce120">
            <text:p>15</text:p>
          </table:table-cell>
          <table:table-cell office:value-type="float" office:value="3312.3050000000003" table:style-name="ce120">
            <text:p>3,312</text:p>
          </table:table-cell>
          <table:table-cell office:value-type="string" table:style-name="ce82">
            <text:p>R</text:p>
          </table:table-cell>
          <table:table-cell office:value-type="float" office:value="5274.4040000000014" table:style-name="ce120">
            <text:p>5,274</text:p>
          </table:table-cell>
          <table:table-cell office:value-type="float" office:value="20791.248" table:style-name="ce120">
            <text:p>20,791</text:p>
          </table:table-cell>
          <table:table-cell office:value-type="string" table:style-name="ce82">
            <text:p>R</text:p>
          </table:table-cell>
          <table:table-cell office:value-type="float" office:value="20552.041000000001" table:style-name="ce120">
            <text:p>20,552</text:p>
          </table:table-cell>
          <table:table-cell office:value-type="float" office:value="0.375" table:style-name="ce100"/>
          <table:table-cell table:style-name="ce82"/>
          <table:table-cell office:value-type="float" office:value="0" table:style-name="ce100">
            <text:p>-</text:p>
          </table:table-cell>
          <table:table-cell office:value-type="float" office:value="0" table:style-name="ce100">
            <text:p>-</text:p>
          </table:table-cell>
          <table:table-cell table:style-name="ce82"/>
          <table:table-cell office:value-type="float" office:value="7.7119999999999997" table:style-name="ce100">
            <text:p>8</text:p>
          </table:table-cell>
          <table:table-cell office:value-type="float" office:value="3379.163" table:style-name="ce100">
            <text:p>3,379</text:p>
          </table:table-cell>
          <table:table-cell table:style-name="ce82"/>
          <table:table-cell office:value-type="float" office:value="4491.9009999999998" table:style-name="ce100">
            <text:p>4,492</text:p>
          </table:table-cell>
          <table:table-cell office:value-type="float" office:value="362.16199999999998" table:style-name="ce100">
            <text:p>362</text:p>
          </table:table-cell>
          <table:table-cell table:style-name="ce82"/>
          <table:table-cell office:value-type="float" office:value="224.548" table:style-name="ce100">
            <text:p>225</text:p>
          </table:table-cell>
          <table:table-cell office:value-type="float" office:value="3741.7" table:style-name="ce120">
            <text:p>3,742</text:p>
          </table:table-cell>
          <table:table-cell table:style-name="ce82"/>
          <table:table-cell office:value-type="float" office:value="4724.1610000000001" table:style-name="ce120">
            <text:p>4,724</text:p>
          </table:table-cell>
          <table:table-cell office:value-type="float" office:value="24532.948" table:style-name="ce117">
            <text:p>24,533</text:p>
          </table:table-cell>
          <table:table-cell office:value-type="string" table:style-name="ce82">
            <text:p>R</text:p>
          </table:table-cell>
          <table:table-cell office:value-type="float" office:value="25276.202000000001" table:style-name="ce117">
            <text:p>25,276</text:p>
          </table:table-cell>
          <table:table-cell table:number-columns-repeated="16340"/>
        </table:table-row>
        <table:table-row table:style-name="ro10">
          <table:table-cell table:style-name="ce112"/>
          <table:table-cell office:value-type="string" table:style-name="ce112">
            <text:p>Romania</text:p>
          </table:table-cell>
          <table:table-cell office:value-type="float" office:value="0" table:style-name="ce120">
            <text:p>-</text:p>
          </table:table-cell>
          <table:table-cell table:style-name="ce82"/>
          <table:table-cell office:value-type="float" office:value="5.1120000000000001" table:style-name="ce120">
            <text:p>5</text:p>
          </table:table-cell>
          <table:table-cell office:value-type="float" office:value="377.67399999999998" table:style-name="ce120">
            <text:p>378</text:p>
          </table:table-cell>
          <table:table-cell table:style-name="ce82"/>
          <table:table-cell office:value-type="float" office:value="161.982" table:style-name="ce120">
            <text:p>162</text:p>
          </table:table-cell>
          <table:table-cell office:value-type="float" office:value="4540.5290000000005" table:style-name="ce120">
            <text:p>4,541</text:p>
          </table:table-cell>
          <table:table-cell table:style-name="ce82"/>
          <table:table-cell office:value-type="float" office:value="6300.9290000000001" table:style-name="ce120">
            <text:p>6,301</text:p>
          </table:table-cell>
          <table:table-cell office:value-type="float" office:value="0" table:style-name="ce120">
            <text:p>-</text:p>
          </table:table-cell>
          <table:table-cell table:style-name="ce82"/>
          <table:table-cell office:value-type="float" office:value="1.8379999999999999" table:style-name="ce120">
            <text:p>2</text:p>
          </table:table-cell>
          <table:table-cell office:value-type="float" office:value="45.343999999999994" table:style-name="ce120">
            <text:p>45</text:p>
          </table:table-cell>
          <table:table-cell table:style-name="ce82"/>
          <table:table-cell office:value-type="float" office:value="0.29899999999999999" table:style-name="ce120"/>
          <table:table-cell office:value-type="float" office:value="84.058000000000007" table:style-name="ce120">
            <text:p>84</text:p>
          </table:table-cell>
          <table:table-cell table:style-name="ce82"/>
          <table:table-cell office:value-type="float" office:value="48.792000000000002" table:style-name="ce120">
            <text:p>49</text:p>
          </table:table-cell>
          <table:table-cell office:value-type="float" office:value="190.85399999999998" table:style-name="ce120">
            <text:p>191</text:p>
          </table:table-cell>
          <table:table-cell table:style-name="ce82"/>
          <table:table-cell office:value-type="float" office:value="282.26499999999999" table:style-name="ce120">
            <text:p>282</text:p>
          </table:table-cell>
          <table:table-cell office:value-type="float" office:value="5238.4590000000007" table:style-name="ce120">
            <text:p>5,238</text:p>
          </table:table-cell>
          <table:table-cell office:value-type="string" table:style-name="ce82">
            <text:p>R</text:p>
          </table:table-cell>
          <table:table-cell office:value-type="float" office:value="6801.2170000000006" table:style-name="ce120">
            <text:p>6,801</text:p>
          </table:table-cell>
          <table:table-cell office:value-type="float" office:value="0" table:style-name="ce100">
            <text:p>-</text:p>
          </table:table-cell>
          <table:table-cell table:style-name="ce82"/>
          <table:table-cell office:value-type="float" office:value="0.1" table:style-name="ce100"/>
          <table:table-cell office:value-type="float" office:value="1.4279999999999999" table:style-name="ce100">
            <text:p>1</text:p>
          </table:table-cell>
          <table:table-cell table:style-name="ce82"/>
          <table:table-cell office:value-type="float" office:value="1.3640000000000001" table:style-name="ce100">
            <text:p>1</text:p>
          </table:table-cell>
          <table:table-cell office:value-type="float" office:value="680.52199999999993" table:style-name="ce100">
            <text:p>681</text:p>
          </table:table-cell>
          <table:table-cell office:value-type="string" table:style-name="ce82">
            <text:p>R</text:p>
          </table:table-cell>
          <table:table-cell office:value-type="float" office:value="768.53800000000001" table:style-name="ce100">
            <text:p>769</text:p>
          </table:table-cell>
          <table:table-cell office:value-type="float" office:value="3.2750000000000004" table:style-name="ce100">
            <text:p>3</text:p>
          </table:table-cell>
          <table:table-cell table:style-name="ce82"/>
          <table:table-cell office:value-type="float" office:value="5.2050000000000001" table:style-name="ce100">
            <text:p>5</text:p>
          </table:table-cell>
          <table:table-cell office:value-type="float" office:value="685.22499999999991" table:style-name="ce120">
            <text:p>685</text:p>
          </table:table-cell>
          <table:table-cell table:style-name="ce82"/>
          <table:table-cell office:value-type="float" office:value="775.20700000000011" table:style-name="ce120">
            <text:p>775</text:p>
          </table:table-cell>
          <table:table-cell office:value-type="float" office:value="5923.6840000000011" table:style-name="ce117">
            <text:p>5,924</text:p>
          </table:table-cell>
          <table:table-cell table:style-name="ce82"/>
          <table:table-cell office:value-type="float" office:value="7576.4240000000009" table:style-name="ce117">
            <text:p>7,576</text:p>
          </table:table-cell>
          <table:table-cell table:number-columns-repeated="16340"/>
        </table:table-row>
        <table:table-row table:style-name="ro10">
          <table:table-cell table:style-name="ce112"/>
          <table:table-cell office:value-type="string" table:style-name="ce112">
            <text:p>Other EU 28</text:p>
          </table:table-cell>
          <table:table-cell office:value-type="float" office:value="214.18" table:style-name="ce120">
            <text:p>214</text:p>
          </table:table-cell>
          <table:table-cell table:style-name="ce82"/>
          <table:table-cell office:value-type="float" office:value="311.37899999999996" table:style-name="ce120">
            <text:p>311</text:p>
          </table:table-cell>
          <table:table-cell office:value-type="float" office:value="2941.0550000000003" table:style-name="ce120">
            <text:p>2,941</text:p>
          </table:table-cell>
          <table:table-cell table:style-name="ce82"/>
          <table:table-cell office:value-type="float" office:value="1521.0549999999998" table:style-name="ce120">
            <text:p>1,521</text:p>
          </table:table-cell>
          <table:table-cell office:value-type="float" office:value="2156.4939999999988" table:style-name="ce120">
            <text:p>2,156</text:p>
          </table:table-cell>
          <table:table-cell office:value-type="string" table:style-name="ce82">
            <text:p>R</text:p>
          </table:table-cell>
          <table:table-cell office:value-type="float" office:value="2808.6569999999997" table:style-name="ce120">
            <text:p>2,809</text:p>
          </table:table-cell>
          <table:table-cell office:value-type="float" office:value="1.335" table:style-name="ce120">
            <text:p>1</text:p>
          </table:table-cell>
          <table:table-cell table:style-name="ce82"/>
          <table:table-cell office:value-type="float" office:value="0.61299999999999999" table:style-name="ce120">
            <text:p>1</text:p>
          </table:table-cell>
          <table:table-cell office:value-type="float" office:value="2799.192" table:style-name="ce120">
            <text:p>2,799</text:p>
          </table:table-cell>
          <table:table-cell office:value-type="string" table:style-name="ce82">
            <text:p>R</text:p>
          </table:table-cell>
          <table:table-cell office:value-type="float" office:value="4004.5620000000013" table:style-name="ce120">
            <text:p>4,005</text:p>
          </table:table-cell>
          <table:table-cell office:value-type="float" office:value="58.784999999999997" table:style-name="ce120">
            <text:p>59</text:p>
          </table:table-cell>
          <table:table-cell table:style-name="ce82"/>
          <table:table-cell office:value-type="float" office:value="155.73500000000001" table:style-name="ce120">
            <text:p>156</text:p>
          </table:table-cell>
          <table:table-cell office:value-type="float" office:value="2661.1909999999984" table:style-name="ce120">
            <text:p>2,661</text:p>
          </table:table-cell>
          <table:table-cell office:value-type="string" table:style-name="ce82">
            <text:p>R</text:p>
          </table:table-cell>
          <table:table-cell office:value-type="float" office:value="4433.3649999999989" table:style-name="ce120">
            <text:p>4,433</text:p>
          </table:table-cell>
          <table:table-cell office:value-type="float" office:value="10832.231999999998" table:style-name="ce120">
            <text:p>10,832</text:p>
          </table:table-cell>
          <table:table-cell office:value-type="string" table:style-name="ce82">
            <text:p>R</text:p>
          </table:table-cell>
          <table:table-cell office:value-type="float" office:value="13235.366000000002" table:style-name="ce120">
            <text:p>13,235</text:p>
          </table:table-cell>
          <table:table-cell office:value-type="float" office:value="44.147000000000006" table:style-name="ce100">
            <text:p>44</text:p>
          </table:table-cell>
          <table:table-cell table:style-name="ce82"/>
          <table:table-cell office:value-type="float" office:value="74.691000000000003" table:style-name="ce100">
            <text:p>75</text:p>
          </table:table-cell>
          <table:table-cell office:value-type="float" office:value="55.672999999999995" table:style-name="ce100">
            <text:p>56</text:p>
          </table:table-cell>
          <table:table-cell table:style-name="ce82"/>
          <table:table-cell office:value-type="float" office:value="42.313999999999993" table:style-name="ce100">
            <text:p>42</text:p>
          </table:table-cell>
          <table:table-cell office:value-type="float" office:value="1764.8120000000004" table:style-name="ce100">
            <text:p>1,765</text:p>
          </table:table-cell>
          <table:table-cell office:value-type="string" table:style-name="ce82">
            <text:p>R</text:p>
          </table:table-cell>
          <table:table-cell office:value-type="float" office:value="1880.1420000000001" table:style-name="ce100">
            <text:p>1,880</text:p>
          </table:table-cell>
          <table:table-cell office:value-type="float" office:value="3739.9139999999984" table:style-name="ce100">
            <text:p>3,740</text:p>
          </table:table-cell>
          <table:table-cell office:value-type="string" table:style-name="ce82">
            <text:p>R</text:p>
          </table:table-cell>
          <table:table-cell office:value-type="float" office:value="4480.4510000000009" table:style-name="ce100">
            <text:p>4,480</text:p>
          </table:table-cell>
          <table:table-cell office:value-type="float" office:value="5604.5459999999985" table:style-name="ce120">
            <text:p>5,605</text:p>
          </table:table-cell>
          <table:table-cell office:value-type="string" table:style-name="ce82">
            <text:p>R</text:p>
          </table:table-cell>
          <table:table-cell office:value-type="float" office:value="6477.5980000000009" table:style-name="ce120">
            <text:p>6,478</text:p>
          </table:table-cell>
          <table:table-cell office:value-type="float" office:value="16436.777999999998" table:style-name="ce117">
            <text:p>16,437</text:p>
          </table:table-cell>
          <table:table-cell office:value-type="string" table:style-name="ce82">
            <text:p>R</text:p>
          </table:table-cell>
          <table:table-cell office:value-type="float" office:value="19712.964000000004" table:style-name="ce117">
            <text:p>19,713</text:p>
          </table:table-cell>
          <table:table-cell table:number-columns-repeated="16340"/>
        </table:table-row>
        <table:table-row table:style-name="ro10">
          <table:table-cell office:value-type="string" table:style-name="ce122">
            <text:p>Total EU 28</text:p>
          </table:table-cell>
          <table:table-cell table:style-name="ce124"/>
          <table:table-cell office:value-type="float" office:value="53036.103999999992" table:style-name="ce123">
            <text:p>53,036</text:p>
          </table:table-cell>
          <table:table-cell office:value-type="string" table:style-name="ce90">
            <text:p>R</text:p>
          </table:table-cell>
          <table:table-cell office:value-type="float" office:value="49944.93099999999" table:style-name="ce123">
            <text:p>49,945</text:p>
          </table:table-cell>
          <table:table-cell office:value-type="float" office:value="30735.837000000003" table:style-name="ce123">
            <text:p>30,736</text:p>
          </table:table-cell>
          <table:table-cell office:value-type="string" table:style-name="ce90">
            <text:p>R</text:p>
          </table:table-cell>
          <table:table-cell office:value-type="float" office:value="23021.08" table:style-name="ce123">
            <text:p>23,021</text:p>
          </table:table-cell>
          <table:table-cell office:value-type="float" office:value="65908.602000000014" table:style-name="ce123">
            <text:p>65,909</text:p>
          </table:table-cell>
          <table:table-cell office:value-type="string" table:style-name="ce90">
            <text:p>R</text:p>
          </table:table-cell>
          <table:table-cell office:value-type="float" office:value="67299.957000000009" table:style-name="ce123">
            <text:p>67,300</text:p>
          </table:table-cell>
          <table:table-cell office:value-type="float" office:value="13743.922000000002" table:style-name="ce123">
            <text:p>13,744</text:p>
          </table:table-cell>
          <table:table-cell office:value-type="string" table:style-name="ce90">
            <text:p>R</text:p>
          </table:table-cell>
          <table:table-cell office:value-type="float" office:value="16700.222999999994" table:style-name="ce123">
            <text:p>16,700</text:p>
          </table:table-cell>
          <table:table-cell office:value-type="float" office:value="341509.15799999982" table:style-name="ce123">
            <text:p>341,509</text:p>
          </table:table-cell>
          <table:table-cell office:value-type="string" table:style-name="ce90">
            <text:p>R</text:p>
          </table:table-cell>
          <table:table-cell office:value-type="float" office:value="413829.79300000006" table:style-name="ce123">
            <text:p>413,830</text:p>
          </table:table-cell>
          <table:table-cell office:value-type="float" office:value="8154.697000000001" table:style-name="ce123">
            <text:p>8,155</text:p>
          </table:table-cell>
          <table:table-cell office:value-type="string" table:style-name="ce90">
            <text:p>R</text:p>
          </table:table-cell>
          <table:table-cell office:value-type="float" office:value="7191.2940000000008" table:style-name="ce123">
            <text:p>7,191</text:p>
          </table:table-cell>
          <table:table-cell office:value-type="float" office:value="305024.47899999999" table:style-name="ce123">
            <text:p>305,024</text:p>
          </table:table-cell>
          <table:table-cell office:value-type="string" table:style-name="ce90">
            <text:p>R</text:p>
          </table:table-cell>
          <table:table-cell office:value-type="float" office:value="313837.56699999998" table:style-name="ce123">
            <text:p>313,838</text:p>
          </table:table-cell>
          <table:table-cell office:value-type="float" office:value="818112.79899999988" table:style-name="ce123">
            <text:p>818,113</text:p>
          </table:table-cell>
          <table:table-cell office:value-type="string" table:style-name="ce90">
            <text:p>R</text:p>
          </table:table-cell>
          <table:table-cell office:value-type="float" office:value="891824.84499999997" table:style-name="ce123">
            <text:p>891,825</text:p>
          </table:table-cell>
          <table:table-cell office:value-type="float" office:value="63816.505000000005" table:style-name="ce123">
            <text:p>63,817</text:p>
          </table:table-cell>
          <table:table-cell office:value-type="string" table:style-name="ce90">
            <text:p>R</text:p>
          </table:table-cell>
          <table:table-cell office:value-type="float" office:value="67366.549999999988" table:style-name="ce123">
            <text:p>67,367</text:p>
          </table:table-cell>
          <table:table-cell office:value-type="float" office:value="4314.6749999999993" table:style-name="ce123">
            <text:p>4,315</text:p>
          </table:table-cell>
          <table:table-cell office:value-type="string" table:style-name="ce90">
            <text:p>R</text:p>
          </table:table-cell>
          <table:table-cell office:value-type="float" office:value="3393.3820000000001" table:style-name="ce123">
            <text:p>3,393</text:p>
          </table:table-cell>
          <table:table-cell office:value-type="float" office:value="83591.608999999997" table:style-name="ce123">
            <text:p>83,592</text:p>
          </table:table-cell>
          <table:table-cell office:value-type="string" table:style-name="ce90">
            <text:p>R</text:p>
          </table:table-cell>
          <table:table-cell office:value-type="float" office:value="72034.599000000017" table:style-name="ce123">
            <text:p>72,035</text:p>
          </table:table-cell>
          <table:table-cell office:value-type="float" office:value="303553.45199999999" table:style-name="ce123">
            <text:p>303,553</text:p>
          </table:table-cell>
          <table:table-cell office:value-type="string" table:style-name="ce90">
            <text:p>R</text:p>
          </table:table-cell>
          <table:table-cell office:value-type="float" office:value="310357.81399999995" table:style-name="ce123">
            <text:p>310,358</text:p>
          </table:table-cell>
          <table:table-cell office:value-type="float" office:value="455276.24099999998" table:style-name="ce123">
            <text:p>455,276</text:p>
          </table:table-cell>
          <table:table-cell office:value-type="string" table:style-name="ce90">
            <text:p>R</text:p>
          </table:table-cell>
          <table:table-cell office:value-type="float" office:value="453152.34499999997" table:style-name="ce123">
            <text:p>453,152</text:p>
          </table:table-cell>
          <table:table-cell office:value-type="float" office:value="1273389.04" table:style-name="ce123">
            <text:p>1,273,389</text:p>
          </table:table-cell>
          <table:table-cell office:value-type="string" table:style-name="ce90">
            <text:p>R</text:p>
          </table:table-cell>
          <table:table-cell office:value-type="float" office:value="1344977.19" table:style-name="ce123">
            <text:p>1,344,977</text:p>
          </table:table-cell>
          <table:table-cell table:number-columns-repeated="16340"/>
        </table:table-row>
        <table:table-row table:style-name="ro13">
          <table:table-cell table:style-name="ce113"/>
          <table:table-cell table:style-name="ce112"/>
          <table:table-cell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style-name="ce100"/>
          <table:table-cell table:style-name="ce117"/>
          <table:table-cell table:style-name="ce82"/>
          <table:table-cell table:number-columns-repeated="2" table:style-name="ce117"/>
          <table:table-cell table:style-name="ce82"/>
          <table:table-cell table:style-name="ce117"/>
          <table:table-cell table:style-name="ce100"/>
          <table:table-cell table:style-name="ce82"/>
          <table:table-cell table:style-name="ce100"/>
          <table:table-cell table:style-name="ce117"/>
          <table:table-cell table:style-name="ce82"/>
          <table:table-cell table:style-name="ce117"/>
          <table:table-cell table:number-columns-repeated="16340"/>
        </table:table-row>
        <table:table-row table:style-name="ro10">
          <table:table-cell office:value-type="string" table:style-name="ce113">
            <text:p>EFTA</text:p>
          </table:table-cell>
          <table:table-cell table:style-name="ce112"/>
          <table:table-cell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style-name="ce100"/>
          <table:table-cell table:style-name="ce117"/>
          <table:table-cell table:style-name="ce82"/>
          <table:table-cell table:number-columns-repeated="2" table:style-name="ce117"/>
          <table:table-cell table:style-name="ce82"/>
          <table:table-cell table:style-name="ce117"/>
          <table:table-cell table:style-name="ce100"/>
          <table:table-cell table:style-name="ce82"/>
          <table:table-cell table:style-name="ce100"/>
          <table:table-cell table:style-name="ce117"/>
          <table:table-cell table:style-name="ce82"/>
          <table:table-cell table:style-name="ce117"/>
          <table:table-cell table:number-columns-repeated="16340"/>
        </table:table-row>
        <table:table-row table:style-name="ro10">
          <table:table-cell table:style-name="ce112"/>
          <table:table-cell office:value-type="string" table:style-name="ce112">
            <text:p>Iceland</text:p>
          </table:table-cell>
          <table:table-cell office:value-type="float" office:value="192.071" table:style-name="ce120">
            <text:p>192</text:p>
          </table:table-cell>
          <table:table-cell table:style-name="ce82"/>
          <table:table-cell office:value-type="float" office:value="166.40700000000001" table:style-name="ce120">
            <text:p>166</text:p>
          </table:table-cell>
          <table:table-cell office:value-type="float" office:value="18.297000000000001" table:style-name="ce120">
            <text:p>18</text:p>
          </table:table-cell>
          <table:table-cell table:style-name="ce82"/>
          <table:table-cell office:value-type="float" office:value="44.643999999999998" table:style-name="ce120">
            <text:p>45</text:p>
          </table:table-cell>
          <table:table-cell office:value-type="float" office:value="18.957000000000001" table:style-name="ce120">
            <text:p>19</text:p>
          </table:table-cell>
          <table:table-cell table:style-name="ce82"/>
          <table:table-cell office:value-type="float" office:value="15.957000000000001" table:style-name="ce120">
            <text:p>1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46.98999999999998" table:style-name="ce120">
            <text:p>147</text:p>
          </table:table-cell>
          <table:table-cell table:style-name="ce82"/>
          <table:table-cell office:value-type="float" office:value="92.938000000000017" table:style-name="ce120">
            <text:p>93</text:p>
          </table:table-cell>
          <table:table-cell office:value-type="float" office:value="59.11" table:style-name="ce120">
            <text:p>59</text:p>
          </table:table-cell>
          <table:table-cell table:style-name="ce82"/>
          <table:table-cell office:value-type="float" office:value="36.957000000000001" table:style-name="ce120">
            <text:p>37</text:p>
          </table:table-cell>
          <table:table-cell office:value-type="float" office:value="3627.0190000000002" table:style-name="ce120">
            <text:p>3,627</text:p>
          </table:table-cell>
          <table:table-cell table:style-name="ce82"/>
          <table:table-cell office:value-type="float" office:value="4950.0199999999986" table:style-name="ce120">
            <text:p>4,950</text:p>
          </table:table-cell>
          <table:table-cell office:value-type="float" office:value="4062.4440000000004" table:style-name="ce120">
            <text:p>4,062</text:p>
          </table:table-cell>
          <table:table-cell table:style-name="ce82"/>
          <table:table-cell office:value-type="float" office:value="5306.9229999999989" table:style-name="ce120">
            <text:p>5,307</text:p>
          </table:table-cell>
          <table:table-cell office:value-type="float" office:value="33.457999999999998" table:style-name="ce120">
            <text:p>33</text:p>
          </table:table-cell>
          <table:table-cell table:style-name="ce82"/>
          <table:table-cell office:value-type="float" office:value="29.941000000000003" table:style-name="ce120">
            <text:p>3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95.88400000000001" table:style-name="ce120">
            <text:p>596</text:p>
          </table:table-cell>
          <table:table-cell table:style-name="ce82"/>
          <table:table-cell office:value-type="float" office:value="473.50400000000002" table:style-name="ce120">
            <text:p>474</text:p>
          </table:table-cell>
          <table:table-cell office:value-type="float" office:value="233.09899999999999" table:style-name="ce120">
            <text:p>233</text:p>
          </table:table-cell>
          <table:table-cell table:style-name="ce82"/>
          <table:table-cell office:value-type="float" office:value="752.88599999999997" table:style-name="ce120">
            <text:p>753</text:p>
          </table:table-cell>
          <table:table-cell office:value-type="float" office:value="862.44100000000003" table:style-name="ce120">
            <text:p>862</text:p>
          </table:table-cell>
          <table:table-cell table:style-name="ce82"/>
          <table:table-cell office:value-type="float" office:value="1256.3310000000001" table:style-name="ce120">
            <text:p>1,256</text:p>
          </table:table-cell>
          <table:table-cell office:value-type="float" office:value="4924.8850000000002" table:style-name="ce121">
            <text:p>4,925</text:p>
          </table:table-cell>
          <table:table-cell table:style-name="ce82"/>
          <table:table-cell office:value-type="float" office:value="6563.253999999999" table:style-name="ce121">
            <text:p>6,563</text:p>
          </table:table-cell>
          <table:table-cell table:number-columns-repeated="16340"/>
        </table:table-row>
        <table:table-row table:style-name="ro10">
          <table:table-cell table:style-name="ce112"/>
          <table:table-cell office:value-type="string" table:style-name="ce112">
            <text:p>Norway</text:p>
          </table:table-cell>
          <table:table-cell office:value-type="float" office:value="104.84399999999999" table:style-name="ce120">
            <text:p>105</text:p>
          </table:table-cell>
          <table:table-cell table:style-name="ce82"/>
          <table:table-cell office:value-type="float" office:value="114.337" table:style-name="ce120">
            <text:p>114</text:p>
          </table:table-cell>
          <table:table-cell office:value-type="float" office:value="5.25" table:style-name="ce120">
            <text:p>5</text:p>
          </table:table-cell>
          <table:table-cell table:style-name="ce82"/>
          <table:table-cell office:value-type="float" office:value="0" table:style-name="ce120">
            <text:p>-</text:p>
          </table:table-cell>
          <table:table-cell office:value-type="float" office:value="736.76499999999999" table:style-name="ce120">
            <text:p>737</text:p>
          </table:table-cell>
          <table:table-cell table:style-name="ce82"/>
          <table:table-cell office:value-type="float" office:value="1209.855" table:style-name="ce120">
            <text:p>1,21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14.483" table:style-name="ce120">
            <text:p>114</text:p>
          </table:table-cell>
          <table:table-cell table:style-name="ce82"/>
          <table:table-cell office:value-type="float" office:value="2.9980000000000002" table:style-name="ce120">
            <text:p>3</text:p>
          </table:table-cell>
          <table:table-cell office:value-type="float" office:value="0" table:style-name="ce120">
            <text:p>-</text:p>
          </table:table-cell>
          <table:table-cell table:style-name="ce82"/>
          <table:table-cell office:value-type="float" office:value="79.866" table:style-name="ce120">
            <text:p>80</text:p>
          </table:table-cell>
          <table:table-cell office:value-type="float" office:value="2771.0670000000005" table:style-name="ce120">
            <text:p>2,771</text:p>
          </table:table-cell>
          <table:table-cell table:style-name="ce82"/>
          <table:table-cell office:value-type="float" office:value="3380.5850000000005" table:style-name="ce120">
            <text:p>3,381</text:p>
          </table:table-cell>
          <table:table-cell office:value-type="float" office:value="3732.4090000000006" table:style-name="ce120">
            <text:p>3,732</text:p>
          </table:table-cell>
          <table:table-cell table:style-name="ce82"/>
          <table:table-cell office:value-type="float" office:value="4787.6410000000005" table:style-name="ce120">
            <text:p>4,788</text:p>
          </table:table-cell>
          <table:table-cell office:value-type="float" office:value="65.369" table:style-name="ce120">
            <text:p>65</text:p>
          </table:table-cell>
          <table:table-cell table:style-name="ce82"/>
          <table:table-cell office:value-type="float" office:value="177.33199999999999" table:style-name="ce120">
            <text:p>177</text:p>
          </table:table-cell>
          <table:table-cell office:value-type="float" office:value="1.659" table:style-name="ce120">
            <text:p>2</text:p>
          </table:table-cell>
          <table:table-cell table:style-name="ce82"/>
          <table:table-cell office:value-type="float" office:value="0" table:style-name="ce120">
            <text:p>-</text:p>
          </table:table-cell>
          <table:table-cell office:value-type="float" office:value="47.478999999999999" table:style-name="ce120">
            <text:p>47</text:p>
          </table:table-cell>
          <table:table-cell table:style-name="ce82"/>
          <table:table-cell office:value-type="float" office:value="152.572" table:style-name="ce120">
            <text:p>153</text:p>
          </table:table-cell>
          <table:table-cell office:value-type="float" office:value="416.61" table:style-name="ce120">
            <text:p>417</text:p>
          </table:table-cell>
          <table:table-cell table:style-name="ce82"/>
          <table:table-cell office:value-type="float" office:value="445.35199999999992" table:style-name="ce120">
            <text:p>445</text:p>
          </table:table-cell>
          <table:table-cell office:value-type="float" office:value="531.11699999999996" table:style-name="ce120">
            <text:p>531</text:p>
          </table:table-cell>
          <table:table-cell table:style-name="ce82"/>
          <table:table-cell office:value-type="float" office:value="775.25599999999986" table:style-name="ce120">
            <text:p>775</text:p>
          </table:table-cell>
          <table:table-cell office:value-type="float" office:value="4263.5260000000007" table:style-name="ce121">
            <text:p>4,264</text:p>
          </table:table-cell>
          <table:table-cell table:style-name="ce82"/>
          <table:table-cell office:value-type="float" office:value="5562.8970000000008" table:style-name="ce121">
            <text:p>5,563</text:p>
          </table:table-cell>
          <table:table-cell table:number-columns-repeated="16340"/>
        </table:table-row>
        <table:table-row table:style-name="ro10">
          <table:table-cell table:style-name="ce112"/>
          <table:table-cell office:value-type="string" table:style-name="ce112">
            <text:p>Other EFT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303.36" table:style-name="ce120">
            <text:p>3,303</text:p>
          </table:table-cell>
          <table:table-cell table:style-name="ce82"/>
          <table:table-cell office:value-type="float" office:value="3753.2569999999996" table:style-name="ce120">
            <text:p>3,75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45.09300000000007" table:style-name="ce120">
            <text:p>545</text:p>
          </table:table-cell>
          <table:table-cell table:style-name="ce82"/>
          <table:table-cell office:value-type="float" office:value="471.44200000000001" table:style-name="ce120">
            <text:p>471</text:p>
          </table:table-cell>
          <table:table-cell office:value-type="float" office:value="3848.4530000000004" table:style-name="ce120">
            <text:p>3,848</text:p>
          </table:table-cell>
          <table:table-cell table:style-name="ce82"/>
          <table:table-cell office:value-type="float" office:value="4224.6989999999996" table:style-name="ce120">
            <text:p>4,225</text:p>
          </table:table-cell>
          <table:table-cell office:value-type="float" office:value="27.943000000000001" table:style-name="ce120">
            <text:p>28</text:p>
          </table:table-cell>
          <table:table-cell table:style-name="ce82"/>
          <table:table-cell office:value-type="float" office:value="29.922999999999998" table:style-name="ce120">
            <text:p>3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65.00800000000004" table:style-name="ce144">
            <text:p>665</text:p>
          </table:table-cell>
          <table:table-cell table:style-name="ce82"/>
          <table:table-cell office:value-type="float" office:value="271.11900000000003" table:style-name="ce144">
            <text:p>271</text:p>
          </table:table-cell>
          <table:table-cell office:value-type="float" office:value="63.686" table:style-name="ce120">
            <text:p>64</text:p>
          </table:table-cell>
          <table:table-cell table:style-name="ce82"/>
          <table:table-cell office:value-type="float" office:value="63.387" table:style-name="ce120">
            <text:p>63</text:p>
          </table:table-cell>
          <table:table-cell office:value-type="float" office:value="756.63700000000006" table:style-name="ce120">
            <text:p>757</text:p>
          </table:table-cell>
          <table:table-cell table:style-name="ce82"/>
          <table:table-cell office:value-type="float" office:value="364.42900000000003" table:style-name="ce120">
            <text:p>364</text:p>
          </table:table-cell>
          <table:table-cell office:value-type="float" office:value="4605.09" table:style-name="ce121">
            <text:p>4,605</text:p>
          </table:table-cell>
          <table:table-cell table:style-name="ce82"/>
          <table:table-cell office:value-type="float" office:value="4589.1279999999997" table:style-name="ce121">
            <text:p>4,589</text:p>
          </table:table-cell>
          <table:table-cell table:number-columns-repeated="16340"/>
        </table:table-row>
        <table:table-row table:style-name="ro10">
          <table:table-cell office:value-type="string" table:style-name="ce122">
            <text:p>Total</text:p>
          </table:table-cell>
          <table:table-cell table:style-name="ce122"/>
          <table:table-cell office:value-type="float" office:value="296.91499999999996" table:style-name="ce123">
            <text:p>297</text:p>
          </table:table-cell>
          <table:table-cell table:style-name="ce90"/>
          <table:table-cell office:value-type="float" office:value="280.74400000000003" table:style-name="ce123">
            <text:p>281</text:p>
          </table:table-cell>
          <table:table-cell office:value-type="float" office:value="23.547000000000001" table:style-name="ce123">
            <text:p>24</text:p>
          </table:table-cell>
          <table:table-cell table:style-name="ce90"/>
          <table:table-cell office:value-type="float" office:value="44.643999999999998" table:style-name="ce123">
            <text:p>45</text:p>
          </table:table-cell>
          <table:table-cell office:value-type="float" office:value="755.72199999999998" table:style-name="ce123">
            <text:p>756</text:p>
          </table:table-cell>
          <table:table-cell table:style-name="ce90"/>
          <table:table-cell office:value-type="float" office:value="1225.8120000000001" table:style-name="ce123">
            <text:p>1,226</text:p>
          </table:table-cell>
          <table:table-cell office:value-type="float" office:value="0" table:style-name="ce123">
            <text:p>-</text:p>
          </table:table-cell>
          <table:table-cell table:style-name="ce90"/>
          <table:table-cell office:value-type="float" office:value="0" table:style-name="ce123">
            <text:p>-</text:p>
          </table:table-cell>
          <table:table-cell office:value-type="float" office:value="3564.8330000000001" table:style-name="ce123">
            <text:p>3,565</text:p>
          </table:table-cell>
          <table:table-cell table:style-name="ce90"/>
          <table:table-cell office:value-type="float" office:value="3849.1929999999998" table:style-name="ce123">
            <text:p>3,849</text:p>
          </table:table-cell>
          <table:table-cell office:value-type="float" office:value="59.11" table:style-name="ce123">
            <text:p>59</text:p>
          </table:table-cell>
          <table:table-cell table:style-name="ce90"/>
          <table:table-cell office:value-type="float" office:value="116.82300000000001" table:style-name="ce123">
            <text:p>117</text:p>
          </table:table-cell>
          <table:table-cell office:value-type="float" office:value="6943.179000000001" table:style-name="ce123">
            <text:p>6,943</text:p>
          </table:table-cell>
          <table:table-cell table:style-name="ce90"/>
          <table:table-cell office:value-type="float" office:value="8802.0469999999987" table:style-name="ce123">
            <text:p>8,802</text:p>
          </table:table-cell>
          <table:table-cell office:value-type="float" office:value="11643.306" table:style-name="ce123">
            <text:p>11,643</text:p>
          </table:table-cell>
          <table:table-cell table:style-name="ce90"/>
          <table:table-cell office:value-type="float" office:value="14319.262999999999" table:style-name="ce123">
            <text:p>14,319</text:p>
          </table:table-cell>
          <table:table-cell office:value-type="float" office:value="126.77" table:style-name="ce123">
            <text:p>127</text:p>
          </table:table-cell>
          <table:table-cell table:style-name="ce90"/>
          <table:table-cell office:value-type="float" office:value="237.196" table:style-name="ce123">
            <text:p>237</text:p>
          </table:table-cell>
          <table:table-cell office:value-type="float" office:value="1.659" table:style-name="ce123">
            <text:p>2</text:p>
          </table:table-cell>
          <table:table-cell table:style-name="ce90"/>
          <table:table-cell office:value-type="float" office:value="0" table:style-name="ce123">
            <text:p>-</text:p>
          </table:table-cell>
          <table:table-cell office:value-type="float" office:value="1308.3710000000001" table:style-name="ce123">
            <text:p>1,308</text:p>
          </table:table-cell>
          <table:table-cell table:style-name="ce90"/>
          <table:table-cell office:value-type="float" office:value="897.19500000000005" table:style-name="ce123">
            <text:p>897</text:p>
          </table:table-cell>
          <table:table-cell office:value-type="float" office:value="713.3950000000001" table:style-name="ce123">
            <text:p>713</text:p>
          </table:table-cell>
          <table:table-cell table:style-name="ce90"/>
          <table:table-cell office:value-type="float" office:value="1261.6249999999998" table:style-name="ce123">
            <text:p>1,262</text:p>
          </table:table-cell>
          <table:table-cell office:value-type="float" office:value="2150.1950000000002" table:style-name="ce123">
            <text:p>2,150</text:p>
          </table:table-cell>
          <table:table-cell table:style-name="ce90"/>
          <table:table-cell office:value-type="float" office:value="2396.0160000000001" table:style-name="ce123">
            <text:p>2,396</text:p>
          </table:table-cell>
          <table:table-cell office:value-type="float" office:value="13793.501" table:style-name="ce123">
            <text:p>13,794</text:p>
          </table:table-cell>
          <table:table-cell table:style-name="ce90"/>
          <table:table-cell office:value-type="float" office:value="16715.278999999999" table:style-name="ce123">
            <text:p>16,715</text:p>
          </table:table-cell>
          <table:table-cell table:number-columns-repeated="16340" table:style-name="ce113"/>
        </table:table-row>
        <table:table-row table:style-name="ro12">
          <table:table-cell table:number-columns-repeated="2" table:style-name="ce113"/>
          <table:table-cell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number-columns-repeated="2" table:style-name="ce117"/>
          <table:table-cell table:style-name="ce82"/>
          <table:table-cell table:style-name="ce117"/>
          <table:table-cell table:style-name="ce100"/>
          <table:table-cell table:style-name="ce82"/>
          <table:table-cell table:style-name="ce100"/>
          <table:table-cell table:style-name="ce117"/>
          <table:table-cell table:style-name="ce82"/>
          <table:table-cell table:style-name="ce117"/>
          <table:table-cell table:number-columns-repeated="16340" table:style-name="ce113"/>
        </table:table-row>
        <table:table-row table:style-name="ro10">
          <table:table-cell office:value-type="string" table:style-name="ce113">
            <text:p>OTHER COUNTRIES</text:p>
          </table:table-cell>
          <table:table-cell table:style-name="ce112"/>
          <table:table-cell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number-columns-repeated="2" table:style-name="ce100"/>
          <table:table-cell table:style-name="ce82"/>
          <table:table-cell table:style-name="ce100"/>
          <table:table-cell table:style-name="ce117"/>
          <table:table-cell table:style-name="ce82"/>
          <table:table-cell table:number-columns-repeated="2" table:style-name="ce117"/>
          <table:table-cell table:style-name="ce82"/>
          <table:table-cell table:style-name="ce117"/>
          <table:table-cell table:style-name="ce100"/>
          <table:table-cell table:style-name="ce82"/>
          <table:table-cell table:style-name="ce100"/>
          <table:table-cell table:style-name="ce117"/>
          <table:table-cell table:style-name="ce82"/>
          <table:table-cell table:style-name="ce117"/>
          <table:table-cell table:number-columns-repeated="16340"/>
        </table:table-row>
        <table:table-row table:style-name="ro10">
          <table:table-cell table:style-name="ce113"/>
          <table:table-cell office:value-type="string" table:style-name="ce112">
            <text:p>Bangladesh</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38.317" table:style-name="ce120">
            <text:p>3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38.317" table:style-name="ce120">
            <text:p>3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38.317" table:style-name="ce121">
            <text:p>38</text:p>
          </table:table-cell>
          <table:table-cell table:number-columns-repeated="16340"/>
        </table:table-row>
        <table:table-row table:style-name="ro10">
          <table:table-cell table:style-name="ce112"/>
          <table:table-cell office:value-type="string" table:style-name="ce112">
            <text:p>Cameroon</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119.196" table:style-name="ce120">
            <text:p>119</text:p>
          </table:table-cell>
          <table:table-cell office:value-type="float" office:value="0" table:style-name="ce120">
            <text:p>-</text:p>
          </table:table-cell>
          <table:table-cell table:style-name="ce82"/>
          <table:table-cell office:value-type="float" office:value="119.196" table:style-name="ce120">
            <text:p>11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119.196" table:style-name="ce121">
            <text:p>119</text:p>
          </table:table-cell>
          <table:table-cell table:number-columns-repeated="16340"/>
        </table:table-row>
        <table:table-row table:style-name="ro10">
          <table:table-cell table:style-name="ce112"/>
          <table:table-cell office:value-type="string" table:style-name="ce112">
            <text:p>Canada</text:p>
          </table:table-cell>
          <table:table-cell office:value-type="float" office:value="23.181000000000001" table:style-name="ce120">
            <text:p>23</text:p>
          </table:table-cell>
          <table:table-cell table:style-name="ce82"/>
          <table:table-cell office:value-type="float" office:value="34.245999999999995" table:style-name="ce120">
            <text:p>34</text:p>
          </table:table-cell>
          <table:table-cell office:value-type="float" office:value="167.28700000000001" table:style-name="ce120">
            <text:p>167</text:p>
          </table:table-cell>
          <table:table-cell table:style-name="ce82"/>
          <table:table-cell office:value-type="float" office:value="664.84399999999994" table:style-name="ce120">
            <text:p>665</text:p>
          </table:table-cell>
          <table:table-cell office:value-type="float" office:value="29.815000000000001" table:style-name="ce120">
            <text:p>30</text:p>
          </table:table-cell>
          <table:table-cell table:style-name="ce82"/>
          <table:table-cell office:value-type="float" office:value="641.125" table:style-name="ce120">
            <text:p>64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206.7989999999991" table:style-name="ce120">
            <text:p>6,207</text:p>
          </table:table-cell>
          <table:table-cell table:style-name="ce82"/>
          <table:table-cell office:value-type="float" office:value="10391.016" table:style-name="ce120">
            <text:p>10,391</text:p>
          </table:table-cell>
          <table:table-cell office:value-type="float" office:value="254.70800000000003" table:style-name="ce120">
            <text:p>255</text:p>
          </table:table-cell>
          <table:table-cell table:style-name="ce82"/>
          <table:table-cell office:value-type="float" office:value="178.798" table:style-name="ce120">
            <text:p>179</text:p>
          </table:table-cell>
          <table:table-cell office:value-type="float" office:value="2278.7089999999998" table:style-name="ce120">
            <text:p>2,279</text:p>
          </table:table-cell>
          <table:table-cell table:style-name="ce82"/>
          <table:table-cell office:value-type="float" office:value="2616.1019999999999" table:style-name="ce120">
            <text:p>2,616</text:p>
          </table:table-cell>
          <table:table-cell office:value-type="float" office:value="8960.4989999999998" table:style-name="ce120">
            <text:p>8,960</text:p>
          </table:table-cell>
          <table:table-cell table:style-name="ce82"/>
          <table:table-cell office:value-type="float" office:value="14526.131000000001" table:style-name="ce120">
            <text:p>14,526</text:p>
          </table:table-cell>
          <table:table-cell office:value-type="float" office:value="94.54" table:style-name="ce120">
            <text:p>95</text:p>
          </table:table-cell>
          <table:table-cell table:style-name="ce82"/>
          <table:table-cell office:value-type="float" office:value="179.78900000000002" table:style-name="ce120">
            <text:p>180</text:p>
          </table:table-cell>
          <table:table-cell office:value-type="float" office:value="0.99099999999999999" table:style-name="ce120">
            <text:p>1</text:p>
          </table:table-cell>
          <table:table-cell table:style-name="ce82"/>
          <table:table-cell office:value-type="float" office:value="0" table:style-name="ce120">
            <text:p>-</text:p>
          </table:table-cell>
          <table:table-cell office:value-type="float" office:value="288.97399999999999" table:style-name="ce120">
            <text:p>289</text:p>
          </table:table-cell>
          <table:table-cell table:style-name="ce82"/>
          <table:table-cell office:value-type="float" office:value="327.74099999999999" table:style-name="ce120">
            <text:p>328</text:p>
          </table:table-cell>
          <table:table-cell office:value-type="float" office:value="30.817999999999998" table:style-name="ce120">
            <text:p>31</text:p>
          </table:table-cell>
          <table:table-cell table:style-name="ce82"/>
          <table:table-cell office:value-type="float" office:value="138.52799999999999" table:style-name="ce120">
            <text:p>139</text:p>
          </table:table-cell>
          <table:table-cell office:value-type="float" office:value="415.32299999999998" table:style-name="ce120">
            <text:p>415</text:p>
          </table:table-cell>
          <table:table-cell table:style-name="ce82"/>
          <table:table-cell office:value-type="float" office:value="646.05799999999999" table:style-name="ce120">
            <text:p>646</text:p>
          </table:table-cell>
          <table:table-cell office:value-type="float" office:value="9375.8220000000001" table:style-name="ce121">
            <text:p>9,376</text:p>
          </table:table-cell>
          <table:table-cell table:style-name="ce82"/>
          <table:table-cell office:value-type="float" office:value="15172.189000000002" table:style-name="ce121">
            <text:p>15,172</text:p>
          </table:table-cell>
          <table:table-cell table:number-columns-repeated="16340"/>
        </table:table-row>
        <table:table-row table:style-name="ro10">
          <table:table-cell table:style-name="ce112"/>
          <table:table-cell office:value-type="string" table:style-name="ce112">
            <text:p>China</text:p>
          </table:table-cell>
          <table:table-cell office:value-type="float" office:value="690.68100000000004" table:style-name="ce120">
            <text:p>691</text:p>
          </table:table-cell>
          <table:table-cell table:style-name="ce82"/>
          <table:table-cell office:value-type="float" office:value="713.68200000000002" table:style-name="ce120">
            <text:p>714</text:p>
          </table:table-cell>
          <table:table-cell office:value-type="float" office:value="683.13599999999997" table:style-name="ce120">
            <text:p>683</text:p>
          </table:table-cell>
          <table:table-cell table:style-name="ce82"/>
          <table:table-cell office:value-type="float" office:value="202.761" table:style-name="ce120">
            <text:p>203</text:p>
          </table:table-cell>
          <table:table-cell office:value-type="float" office:value="3490.442" table:style-name="ce120">
            <text:p>3,490</text:p>
          </table:table-cell>
          <table:table-cell table:style-name="ce82"/>
          <table:table-cell office:value-type="float" office:value="5895.473" table:style-name="ce120">
            <text:p>5,895</text:p>
          </table:table-cell>
          <table:table-cell office:value-type="float" office:value="96.555000000000007" table:style-name="ce120">
            <text:p>97</text:p>
          </table:table-cell>
          <table:table-cell table:style-name="ce82"/>
          <table:table-cell office:value-type="float" office:value="36.923999999999999" table:style-name="ce120">
            <text:p>37</text:p>
          </table:table-cell>
          <table:table-cell office:value-type="float" office:value="72967.768000000011" table:style-name="ce120">
            <text:p>72,968</text:p>
          </table:table-cell>
          <table:table-cell table:style-name="ce82"/>
          <table:table-cell office:value-type="float" office:value="62779.287000000004" table:style-name="ce120">
            <text:p>62,77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228.9710000000005" table:style-name="ce120">
            <text:p>6,229</text:p>
          </table:table-cell>
          <table:table-cell table:style-name="ce82"/>
          <table:table-cell office:value-type="float" office:value="11921.254000000003" table:style-name="ce120">
            <text:p>11,921</text:p>
          </table:table-cell>
          <table:table-cell office:value-type="float" office:value="84157.553000000014" table:style-name="ce120">
            <text:p>84,158</text:p>
          </table:table-cell>
          <table:table-cell table:style-name="ce82"/>
          <table:table-cell office:value-type="float" office:value="81549.381000000008" table:style-name="ce120">
            <text:p>81,549</text:p>
          </table:table-cell>
          <table:table-cell office:value-type="float" office:value="33422.47" table:style-name="ce120">
            <text:p>33,422</text:p>
          </table:table-cell>
          <table:table-cell table:style-name="ce82"/>
          <table:table-cell office:value-type="float" office:value="31014.979000000003" table:style-name="ce120">
            <text:p>31,015</text:p>
          </table:table-cell>
          <table:table-cell office:value-type="float" office:value="0" table:style-name="ce120">
            <text:p>-</text:p>
          </table:table-cell>
          <table:table-cell table:style-name="ce82"/>
          <table:table-cell office:value-type="float" office:value="1.0920000000000001" table:style-name="ce120">
            <text:p>1</text:p>
          </table:table-cell>
          <table:table-cell office:value-type="float" office:value="0" table:style-name="ce120">
            <text:p>-</text:p>
          </table:table-cell>
          <table:table-cell table:style-name="ce82"/>
          <table:table-cell office:value-type="float" office:value="9.468" table:style-name="ce120">
            <text:p>9</text:p>
          </table:table-cell>
          <table:table-cell office:value-type="float" office:value="24426.976999999999" table:style-name="ce120">
            <text:p>24,427</text:p>
          </table:table-cell>
          <table:table-cell table:style-name="ce82"/>
          <table:table-cell office:value-type="float" office:value="18498.598999999998" table:style-name="ce120">
            <text:p>18,499</text:p>
          </table:table-cell>
          <table:table-cell office:value-type="float" office:value="57849.447" table:style-name="ce120">
            <text:p>57,849</text:p>
          </table:table-cell>
          <table:table-cell table:style-name="ce82"/>
          <table:table-cell office:value-type="float" office:value="49524.138000000006" table:style-name="ce120">
            <text:p>49,524</text:p>
          </table:table-cell>
          <table:table-cell office:value-type="float" office:value="142007" table:style-name="ce121">
            <text:p>142,007</text:p>
          </table:table-cell>
          <table:table-cell table:style-name="ce82"/>
          <table:table-cell office:value-type="float" office:value="131073.51900000003" table:style-name="ce121">
            <text:p>131,074</text:p>
          </table:table-cell>
          <table:table-cell table:number-columns-repeated="16340"/>
        </table:table-row>
        <table:table-row table:style-name="ro10">
          <table:table-cell table:style-name="ce112"/>
          <table:table-cell office:value-type="string" table:style-name="ce112">
            <text:p>Ecuador</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72.186999999999998" table:style-name="ce120">
            <text:p>72</text:p>
          </table:table-cell>
          <table:table-cell table:style-name="ce82"/>
          <table:table-cell office:value-type="float" office:value="42.761000000000003" table:style-name="ce120">
            <text:p>4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7.611000000000004" table:style-name="ce120">
            <text:p>68</text:p>
          </table:table-cell>
          <table:table-cell table:style-name="ce82"/>
          <table:table-cell office:value-type="float" office:value="0" table:style-name="ce120">
            <text:p>-</text:p>
          </table:table-cell>
          <table:table-cell office:value-type="float" office:value="139.798" table:style-name="ce120">
            <text:p>140</text:p>
          </table:table-cell>
          <table:table-cell table:style-name="ce82"/>
          <table:table-cell office:value-type="float" office:value="42.761000000000003" table:style-name="ce120">
            <text:p>4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23.133" table:style-name="ce120">
            <text:p>123</text:p>
          </table:table-cell>
          <table:table-cell table:style-name="ce82"/>
          <table:table-cell office:value-type="float" office:value="50.164999999999999" table:style-name="ce120">
            <text:p>5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23.133" table:style-name="ce120">
            <text:p>123</text:p>
          </table:table-cell>
          <table:table-cell table:style-name="ce82"/>
          <table:table-cell office:value-type="float" office:value="50.164999999999999" table:style-name="ce120">
            <text:p>50</text:p>
          </table:table-cell>
          <table:table-cell office:value-type="float" office:value="262.93099999999998" table:style-name="ce121">
            <text:p>263</text:p>
          </table:table-cell>
          <table:table-cell table:style-name="ce82"/>
          <table:table-cell office:value-type="float" office:value="92.926000000000002" table:style-name="ce121">
            <text:p>93</text:p>
          </table:table-cell>
          <table:table-cell table:number-columns-repeated="16340"/>
        </table:table-row>
        <table:table-row table:style-name="ro10">
          <table:table-cell table:style-name="ce112"/>
          <table:table-cell office:value-type="string" table:style-name="ce112">
            <text:p>Egypt</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36.261" table:style-name="ce120">
            <text:p>236</text:p>
          </table:table-cell>
          <table:table-cell table:style-name="ce82"/>
          <table:table-cell office:value-type="float" office:value="76.783000000000001" table:style-name="ce120">
            <text:p>77</text:p>
          </table:table-cell>
          <table:table-cell office:value-type="float" office:value="789.87400000000002" table:style-name="ce120">
            <text:p>790</text:p>
          </table:table-cell>
          <table:table-cell table:style-name="ce82"/>
          <table:table-cell office:value-type="float" office:value="456.73399999999998" table:style-name="ce120">
            <text:p>45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5659999999999998" table:style-name="ce120">
            <text:p>4</text:p>
          </table:table-cell>
          <table:table-cell table:style-name="ce82"/>
          <table:table-cell office:value-type="float" office:value="0" table:style-name="ce120">
            <text:p>-</text:p>
          </table:table-cell>
          <table:table-cell office:value-type="float" office:value="353.07299999999998" table:style-name="ce120">
            <text:p>353</text:p>
          </table:table-cell>
          <table:table-cell table:style-name="ce82"/>
          <table:table-cell office:value-type="float" office:value="148.553" table:style-name="ce120">
            <text:p>149</text:p>
          </table:table-cell>
          <table:table-cell office:value-type="float" office:value="1018.432" table:style-name="ce120">
            <text:p>1,018</text:p>
          </table:table-cell>
          <table:table-cell table:style-name="ce82"/>
          <table:table-cell office:value-type="float" office:value="784.08100000000002" table:style-name="ce120">
            <text:p>784</text:p>
          </table:table-cell>
          <table:table-cell office:value-type="float" office:value="2401.2060000000001" table:style-name="ce120">
            <text:p>2,401</text:p>
          </table:table-cell>
          <table:table-cell table:style-name="ce82"/>
          <table:table-cell office:value-type="float" office:value="1466.1509999999998" table:style-name="ce120">
            <text:p>1,46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7.2549999999999999" table:style-name="ce120">
            <text:p>7</text:p>
          </table:table-cell>
          <table:table-cell table:style-name="ce82"/>
          <table:table-cell office:value-type="float" office:value="0" table:style-name="ce120">
            <text:p>-</text:p>
          </table:table-cell>
          <table:table-cell office:value-type="float" office:value="7.2549999999999999" table:style-name="ce120">
            <text:p>7</text:p>
          </table:table-cell>
          <table:table-cell table:style-name="ce82"/>
          <table:table-cell office:value-type="float" office:value="0" table:style-name="ce120">
            <text:p>-</text:p>
          </table:table-cell>
          <table:table-cell office:value-type="float" office:value="2408.4610000000002" table:style-name="ce121">
            <text:p>2,408</text:p>
          </table:table-cell>
          <table:table-cell table:style-name="ce82"/>
          <table:table-cell office:value-type="float" office:value="1466.1509999999998" table:style-name="ce121">
            <text:p>1,466</text:p>
          </table:table-cell>
          <table:table-cell table:number-columns-repeated="16340"/>
        </table:table-row>
        <table:table-row table:style-name="ro10">
          <table:table-cell table:style-name="ce112"/>
          <table:table-cell office:value-type="string" table:style-name="ce112">
            <text:p>Faroe Island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1.9219999999999999" table:style-name="ce120">
            <text:p>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9369999999999998" table:style-name="ce120">
            <text:p>3</text:p>
          </table:table-cell>
          <table:table-cell table:style-name="ce82"/>
          <table:table-cell office:value-type="float" office:value="69.422000000000011" table:style-name="ce120">
            <text:p>69</text:p>
          </table:table-cell>
          <table:table-cell office:value-type="float" office:value="2.9369999999999998" table:style-name="ce120">
            <text:p>3</text:p>
          </table:table-cell>
          <table:table-cell table:style-name="ce82"/>
          <table:table-cell office:value-type="float" office:value="71.344000000000008" table:style-name="ce120">
            <text:p>7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9369999999999998" table:style-name="ce121">
            <text:p>3</text:p>
          </table:table-cell>
          <table:table-cell table:style-name="ce82"/>
          <table:table-cell office:value-type="float" office:value="71.344000000000008" table:style-name="ce121">
            <text:p>71</text:p>
          </table:table-cell>
          <table:table-cell table:number-columns-repeated="16340"/>
        </table:table-row>
        <table:table-row table:style-name="ro10">
          <table:table-cell table:style-name="ce112"/>
          <table:table-cell office:value-type="string" table:style-name="ce112">
            <text:p>Ghan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12.507" table:style-name="ce120">
            <text:p>13</text:p>
          </table:table-cell>
          <table:table-cell office:value-type="float" office:value="581.09100000000001" table:style-name="ce120">
            <text:p>581</text:p>
          </table:table-cell>
          <table:table-cell table:style-name="ce82"/>
          <table:table-cell office:value-type="float" office:value="1.1539999999999999" table:style-name="ce120">
            <text:p>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2.085000000000001" table:style-name="ce120">
            <text:p>22</text:p>
          </table:table-cell>
          <table:table-cell table:style-name="ce82"/>
          <table:table-cell office:value-type="float" office:value="11.457000000000001" table:style-name="ce120">
            <text:p>1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96.65700000000004" table:style-name="ce120">
            <text:p>297</text:p>
          </table:table-cell>
          <table:table-cell table:style-name="ce82"/>
          <table:table-cell office:value-type="float" office:value="33.078000000000003" table:style-name="ce120">
            <text:p>33</text:p>
          </table:table-cell>
          <table:table-cell office:value-type="float" office:value="899.83300000000008" table:style-name="ce120">
            <text:p>900</text:p>
          </table:table-cell>
          <table:table-cell table:style-name="ce82"/>
          <table:table-cell office:value-type="float" office:value="58.196000000000005" table:style-name="ce120">
            <text:p>58</text:p>
          </table:table-cell>
          <table:table-cell office:value-type="float" office:value="0" table:style-name="ce120">
            <text:p>-</text:p>
          </table:table-cell>
          <table:table-cell table:style-name="ce82"/>
          <table:table-cell office:value-type="float" office:value="0.92900000000000005" table:style-name="ce120">
            <text:p>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5859999999999999" table:style-name="ce120">
            <text:p>4</text:p>
          </table:table-cell>
          <table:table-cell table:style-name="ce82"/>
          <table:table-cell office:value-type="float" office:value="5.335" table:style-name="ce120">
            <text:p>5</text:p>
          </table:table-cell>
          <table:table-cell office:value-type="float" office:value="3.5859999999999999" table:style-name="ce120">
            <text:p>4</text:p>
          </table:table-cell>
          <table:table-cell table:style-name="ce82"/>
          <table:table-cell office:value-type="float" office:value="6.2640000000000002" table:style-name="ce120">
            <text:p>6</text:p>
          </table:table-cell>
          <table:table-cell office:value-type="float" office:value="903.4190000000001" table:style-name="ce121">
            <text:p>903</text:p>
          </table:table-cell>
          <table:table-cell table:style-name="ce82"/>
          <table:table-cell office:value-type="float" office:value="64.460000000000008" table:style-name="ce121">
            <text:p>64</text:p>
          </table:table-cell>
          <table:table-cell table:number-columns-repeated="16340"/>
        </table:table-row>
        <table:table-row table:style-name="ro10">
          <table:table-cell table:style-name="ce112"/>
          <table:table-cell office:value-type="string" table:style-name="ce112">
            <text:p>Hondura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0" table:style-name="ce121">
            <text:p>-</text:p>
          </table:table-cell>
          <table:table-cell table:number-columns-repeated="16340"/>
        </table:table-row>
        <table:table-row table:style-name="ro10">
          <table:table-cell table:style-name="ce112"/>
          <table:table-cell office:value-type="string" table:style-name="ce112">
            <text:p>Indi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76.08000000000004" table:style-name="ce120">
            <text:p>576</text:p>
          </table:table-cell>
          <table:table-cell table:style-name="ce82"/>
          <table:table-cell office:value-type="float" office:value="411.77599999999995" table:style-name="ce120">
            <text:p>41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42.87799999999999" table:style-name="ce120">
            <text:p>143</text:p>
          </table:table-cell>
          <table:table-cell table:style-name="ce82"/>
          <table:table-cell office:value-type="float" office:value="4.6400000000000006" table:style-name="ce120">
            <text:p>5</text:p>
          </table:table-cell>
          <table:table-cell office:value-type="float" office:value="718.95800000000008" table:style-name="ce120">
            <text:p>719</text:p>
          </table:table-cell>
          <table:table-cell table:style-name="ce82"/>
          <table:table-cell office:value-type="float" office:value="416.41599999999994" table:style-name="ce120">
            <text:p>416</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37.69800000000001" table:style-name="ce120">
            <text:p>138</text:p>
          </table:table-cell>
          <table:table-cell table:style-name="ce82"/>
          <table:table-cell office:value-type="float" office:value="158.328" table:style-name="ce120">
            <text:p>158</text:p>
          </table:table-cell>
          <table:table-cell office:value-type="float" office:value="648.62800000000004" table:style-name="ce120">
            <text:p>649</text:p>
          </table:table-cell>
          <table:table-cell table:style-name="ce82"/>
          <table:table-cell office:value-type="float" office:value="748.46100000000001" table:style-name="ce120">
            <text:p>748</text:p>
          </table:table-cell>
          <table:table-cell office:value-type="float" office:value="786.32600000000002" table:style-name="ce120">
            <text:p>786</text:p>
          </table:table-cell>
          <table:table-cell table:style-name="ce82"/>
          <table:table-cell office:value-type="float" office:value="906.78899999999999" table:style-name="ce120">
            <text:p>907</text:p>
          </table:table-cell>
          <table:table-cell office:value-type="float" office:value="1505.2840000000001" table:style-name="ce121">
            <text:p>1,505</text:p>
          </table:table-cell>
          <table:table-cell table:style-name="ce82"/>
          <table:table-cell office:value-type="float" office:value="1323.2049999999999" table:style-name="ce121">
            <text:p>1,323</text:p>
          </table:table-cell>
          <table:table-cell table:number-columns-repeated="16340"/>
        </table:table-row>
        <table:table-row table:style-name="ro10">
          <table:table-cell table:style-name="ce112"/>
          <table:table-cell office:value-type="string" table:style-name="ce112">
            <text:p>Indonesi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1.84" table:style-name="ce120">
            <text:p>62</text:p>
          </table:table-cell>
          <table:table-cell table:style-name="ce82"/>
          <table:table-cell office:value-type="float" office:value="67.804000000000002" table:style-name="ce120">
            <text:p>68</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62.99399999999997" table:style-name="ce120">
            <text:p>263</text:p>
          </table:table-cell>
          <table:table-cell table:style-name="ce82"/>
          <table:table-cell office:value-type="float" office:value="121.322" table:style-name="ce120">
            <text:p>12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7.587000000000003" table:style-name="ce120">
            <text:p>48</text:p>
          </table:table-cell>
          <table:table-cell table:style-name="ce82"/>
          <table:table-cell office:value-type="float" office:value="524.61900000000003" table:style-name="ce120">
            <text:p>525</text:p>
          </table:table-cell>
          <table:table-cell office:value-type="float" office:value="372.42099999999994" table:style-name="ce120">
            <text:p>372</text:p>
          </table:table-cell>
          <table:table-cell table:style-name="ce82"/>
          <table:table-cell office:value-type="float" office:value="713.745" table:style-name="ce120">
            <text:p>71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53.04" table:style-name="ce120">
            <text:p>253</text:p>
          </table:table-cell>
          <table:table-cell table:style-name="ce82"/>
          <table:table-cell office:value-type="float" office:value="0" table:style-name="ce120">
            <text:p>-</text:p>
          </table:table-cell>
          <table:table-cell office:value-type="float" office:value="253.04" table:style-name="ce120">
            <text:p>253</text:p>
          </table:table-cell>
          <table:table-cell table:style-name="ce82"/>
          <table:table-cell office:value-type="float" office:value="0" table:style-name="ce120">
            <text:p>-</text:p>
          </table:table-cell>
          <table:table-cell office:value-type="float" office:value="625.4609999999999" table:style-name="ce121">
            <text:p>625</text:p>
          </table:table-cell>
          <table:table-cell table:style-name="ce82"/>
          <table:table-cell office:value-type="float" office:value="713.745" table:style-name="ce121">
            <text:p>714</text:p>
          </table:table-cell>
          <table:table-cell table:number-columns-repeated="16340"/>
        </table:table-row>
        <table:table-row table:style-name="ro10">
          <table:table-cell table:style-name="ce112"/>
          <table:table-cell office:value-type="string" table:style-name="ce112">
            <text:p>Japan</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14.318" table:style-name="ce120">
            <text:p>114</text:p>
          </table:table-cell>
          <table:table-cell table:style-name="ce82"/>
          <table:table-cell office:value-type="float" office:value="389.399" table:style-name="ce120">
            <text:p>389</text:p>
          </table:table-cell>
          <table:table-cell office:value-type="float" office:value="2436.9039999999995" table:style-name="ce120">
            <text:p>2,437</text:p>
          </table:table-cell>
          <table:table-cell table:style-name="ce82"/>
          <table:table-cell office:value-type="float" office:value="410.76" table:style-name="ce120">
            <text:p>41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6025.433" table:style-name="ce120">
            <text:p>6,025</text:p>
          </table:table-cell>
          <table:table-cell table:style-name="ce82"/>
          <table:table-cell office:value-type="float" office:value="13253.442999999999" table:style-name="ce120">
            <text:p>13,253</text:p>
          </table:table-cell>
          <table:table-cell office:value-type="float" office:value="99.990000000000009" table:style-name="ce120">
            <text:p>100</text:p>
          </table:table-cell>
          <table:table-cell table:style-name="ce82"/>
          <table:table-cell office:value-type="float" office:value="158.029" table:style-name="ce120">
            <text:p>158</text:p>
          </table:table-cell>
          <table:table-cell office:value-type="float" office:value="212.37800000000001" table:style-name="ce120">
            <text:p>212</text:p>
          </table:table-cell>
          <table:table-cell table:style-name="ce82"/>
          <table:table-cell office:value-type="float" office:value="899.98599999999999" table:style-name="ce120">
            <text:p>900</text:p>
          </table:table-cell>
          <table:table-cell office:value-type="float" office:value="8889.0229999999992" table:style-name="ce120">
            <text:p>8,889</text:p>
          </table:table-cell>
          <table:table-cell table:style-name="ce82"/>
          <table:table-cell office:value-type="float" office:value="15111.617" table:style-name="ce120">
            <text:p>15,112</text:p>
          </table:table-cell>
          <table:table-cell office:value-type="float" office:value="61.408000000000001" table:style-name="ce120">
            <text:p>61</text:p>
          </table:table-cell>
          <table:table-cell table:style-name="ce82"/>
          <table:table-cell office:value-type="float" office:value="184.25900000000001" table:style-name="ce120">
            <text:p>18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109.5330000000001" table:style-name="ce120">
            <text:p>1,110</text:p>
          </table:table-cell>
          <table:table-cell table:style-name="ce82"/>
          <table:table-cell office:value-type="float" office:value="1341.8320000000001" table:style-name="ce120">
            <text:p>1,342</text:p>
          </table:table-cell>
          <table:table-cell office:value-type="float" office:value="1170.941" table:style-name="ce120">
            <text:p>1,171</text:p>
          </table:table-cell>
          <table:table-cell table:style-name="ce82"/>
          <table:table-cell office:value-type="float" office:value="1526.0910000000001" table:style-name="ce120">
            <text:p>1,526</text:p>
          </table:table-cell>
          <table:table-cell office:value-type="float" office:value="10059.964" table:style-name="ce121">
            <text:p>10,060</text:p>
          </table:table-cell>
          <table:table-cell table:style-name="ce82"/>
          <table:table-cell office:value-type="float" office:value="16637.707999999999" table:style-name="ce121">
            <text:p>16,638</text:p>
          </table:table-cell>
          <table:table-cell table:number-columns-repeated="16340"/>
        </table:table-row>
        <table:table-row table:style-name="ro10">
          <table:table-cell table:style-name="ce112"/>
          <table:table-cell office:value-type="string" table:style-name="ce112">
            <text:p>Mauritiu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77.364" table:style-name="ce120">
            <text:p>177</text:p>
          </table:table-cell>
          <table:table-cell table:style-name="ce82"/>
          <table:table-cell office:value-type="float" office:value="167.22199999999998" table:style-name="ce120">
            <text:p>16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2480000000000002" table:style-name="ce120">
            <text:p>2</text:p>
          </table:table-cell>
          <table:table-cell table:style-name="ce82"/>
          <table:table-cell office:value-type="float" office:value="0" table:style-name="ce120">
            <text:p>-</text:p>
          </table:table-cell>
          <table:table-cell office:value-type="float" office:value="179.61199999999999" table:style-name="ce120">
            <text:p>180</text:p>
          </table:table-cell>
          <table:table-cell table:style-name="ce82"/>
          <table:table-cell office:value-type="float" office:value="167.22199999999998" table:style-name="ce120">
            <text:p>16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79.61199999999999" table:style-name="ce121">
            <text:p>180</text:p>
          </table:table-cell>
          <table:table-cell table:style-name="ce82"/>
          <table:table-cell office:value-type="float" office:value="167.22199999999998" table:style-name="ce121">
            <text:p>167</text:p>
          </table:table-cell>
          <table:table-cell table:number-columns-repeated="16340"/>
        </table:table-row>
        <table:table-row table:style-name="ro10">
          <table:table-cell table:style-name="ce112"/>
          <table:table-cell office:value-type="string" table:style-name="ce112">
            <text:p>Nigeria</text:p>
          </table:table-cell>
          <table:table-cell office:value-type="float" office:value="1635.559" table:style-name="ce120">
            <text:p>1,636</text:p>
          </table:table-cell>
          <table:table-cell table:style-name="ce82"/>
          <table:table-cell office:value-type="float" office:value="410.00400000000002" table:style-name="ce120">
            <text:p>410</text:p>
          </table:table-cell>
          <table:table-cell office:value-type="float" office:value="883.31100000000004" table:style-name="ce120">
            <text:p>883</text:p>
          </table:table-cell>
          <table:table-cell table:style-name="ce82"/>
          <table:table-cell office:value-type="float" office:value="66.063000000000002" table:style-name="ce120">
            <text:p>66</text:p>
          </table:table-cell>
          <table:table-cell office:value-type="float" office:value="220.625" table:style-name="ce120">
            <text:p>221</text:p>
          </table:table-cell>
          <table:table-cell table:style-name="ce82"/>
          <table:table-cell office:value-type="float" office:value="882.28300000000002" table:style-name="ce120">
            <text:p>88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9.8049999999999997" table:style-name="ce120">
            <text:p>10</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123.7290000000003" table:style-name="ce120">
            <text:p>4,124</text:p>
          </table:table-cell>
          <table:table-cell table:style-name="ce82"/>
          <table:table-cell office:value-type="float" office:value="3858.8519999999999" table:style-name="ce120">
            <text:p>3,859</text:p>
          </table:table-cell>
          <table:table-cell office:value-type="float" office:value="6873.0290000000005" table:style-name="ce120">
            <text:p>6,873</text:p>
          </table:table-cell>
          <table:table-cell table:style-name="ce82"/>
          <table:table-cell office:value-type="float" office:value="5217.2019999999993" table:style-name="ce120">
            <text:p>5,21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2080000000000002" table:style-name="ce120">
            <text:p>5</text:p>
          </table:table-cell>
          <table:table-cell table:style-name="ce82"/>
          <table:table-cell office:value-type="float" office:value="0" table:style-name="ce120">
            <text:p>-</text:p>
          </table:table-cell>
          <table:table-cell office:value-type="float" office:value="5.2080000000000002" table:style-name="ce120">
            <text:p>5</text:p>
          </table:table-cell>
          <table:table-cell table:style-name="ce82"/>
          <table:table-cell office:value-type="float" office:value="0" table:style-name="ce120">
            <text:p>-</text:p>
          </table:table-cell>
          <table:table-cell office:value-type="float" office:value="6878.2370000000001" table:style-name="ce121">
            <text:p>6,878</text:p>
          </table:table-cell>
          <table:table-cell table:style-name="ce82"/>
          <table:table-cell office:value-type="float" office:value="5217.2019999999993" table:style-name="ce121">
            <text:p>5,217</text:p>
          </table:table-cell>
          <table:table-cell table:number-columns-repeated="16340"/>
        </table:table-row>
        <table:table-row table:style-name="ro10">
          <table:table-cell table:style-name="ce112"/>
          <table:table-cell office:value-type="string" table:style-name="ce112">
            <text:p>Philippine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90300000000000002" table:style-name="ce120">
            <text:p>1</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418.0970000000002" table:style-name="ce120">
            <text:p>2,418</text:p>
          </table:table-cell>
          <table:table-cell table:style-name="ce82"/>
          <table:table-cell office:value-type="float" office:value="3399.24" table:style-name="ce120">
            <text:p>3,39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357.6370000000002" table:style-name="ce120">
            <text:p>2,358</text:p>
          </table:table-cell>
          <table:table-cell table:style-name="ce82"/>
          <table:table-cell office:value-type="float" office:value="2314.9579999999996" table:style-name="ce120">
            <text:p>2,315</text:p>
          </table:table-cell>
          <table:table-cell office:value-type="float" office:value="4776.6370000000006" table:style-name="ce120">
            <text:p>4,777</text:p>
          </table:table-cell>
          <table:table-cell table:style-name="ce82"/>
          <table:table-cell office:value-type="float" office:value="5714.1979999999994" table:style-name="ce120">
            <text:p>5,714</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5.13" table:style-name="ce120">
            <text:p>5</text:p>
          </table:table-cell>
          <table:table-cell office:value-type="float" office:value="0" table:style-name="ce120">
            <text:p>-</text:p>
          </table:table-cell>
          <table:table-cell table:style-name="ce82"/>
          <table:table-cell office:value-type="float" office:value="0.90900000000000003" table:style-name="ce120">
            <text:p>1</text:p>
          </table:table-cell>
          <table:table-cell office:value-type="float" office:value="0" table:style-name="ce120">
            <text:p>-</text:p>
          </table:table-cell>
          <table:table-cell table:style-name="ce82"/>
          <table:table-cell office:value-type="float" office:value="6.0389999999999997" table:style-name="ce120">
            <text:p>6</text:p>
          </table:table-cell>
          <table:table-cell office:value-type="float" office:value="4776.6370000000006" table:style-name="ce121">
            <text:p>4,777</text:p>
          </table:table-cell>
          <table:table-cell table:style-name="ce82"/>
          <table:table-cell office:value-type="float" office:value="5720.2369999999992" table:style-name="ce121">
            <text:p>5,720</text:p>
          </table:table-cell>
          <table:table-cell table:number-columns-repeated="16340"/>
        </table:table-row>
        <table:table-row table:style-name="ro10">
          <table:table-cell table:style-name="ce112"/>
          <table:table-cell office:value-type="string" table:style-name="ce112">
            <text:p>Russi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73.185000000000002" table:style-name="ce120">
            <text:p>7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9.6170000000000009" table:style-name="ce120">
            <text:p>10</text:p>
          </table:table-cell>
          <table:table-cell table:style-name="ce82"/>
          <table:table-cell office:value-type="float" office:value="13.957000000000001" table:style-name="ce120">
            <text:p>14</text:p>
          </table:table-cell>
          <table:table-cell office:value-type="float" office:value="9.6170000000000009" table:style-name="ce120">
            <text:p>10</text:p>
          </table:table-cell>
          <table:table-cell table:style-name="ce82"/>
          <table:table-cell office:value-type="float" office:value="87.141999999999996" table:style-name="ce120">
            <text:p>87</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9.6170000000000009" table:style-name="ce121">
            <text:p>10</text:p>
          </table:table-cell>
          <table:table-cell table:style-name="ce82"/>
          <table:table-cell office:value-type="float" office:value="87.141999999999996" table:style-name="ce121">
            <text:p>87</text:p>
          </table:table-cell>
          <table:table-cell table:number-columns-repeated="16340"/>
        </table:table-row>
        <table:table-row table:style-name="ro10">
          <table:table-cell table:style-name="ce112"/>
          <table:table-cell office:value-type="string" table:style-name="ce112">
            <text:p>Rwanda</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2.6269999999999998" table:style-name="ce120">
            <text:p>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2.6269999999999998" table:style-name="ce120">
            <text:p>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1">
            <text:p>-</text:p>
          </table:table-cell>
          <table:table-cell table:style-name="ce82"/>
          <table:table-cell office:value-type="float" office:value="2.6269999999999998" table:style-name="ce121">
            <text:p>3</text:p>
          </table:table-cell>
          <table:table-cell table:number-columns-repeated="16340"/>
        </table:table-row>
        <table:table-row table:style-name="ro10">
          <table:table-cell table:style-name="ce112"/>
          <table:table-cell office:value-type="string" table:style-name="ce112">
            <text:p>Seychelles</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12.833" table:style-name="ce120">
            <text:p>1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1419999999999999" table:style-name="ce120">
            <text:p>2</text:p>
          </table:table-cell>
          <table:table-cell table:style-name="ce82"/>
          <table:table-cell office:value-type="float" office:value="0" table:style-name="ce120">
            <text:p>-</text:p>
          </table:table-cell>
          <table:table-cell office:value-type="float" office:value="2.1419999999999999" table:style-name="ce120">
            <text:p>2</text:p>
          </table:table-cell>
          <table:table-cell table:style-name="ce82"/>
          <table:table-cell office:value-type="float" office:value="12.833" table:style-name="ce120">
            <text:p>1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2.1419999999999999" table:style-name="ce121">
            <text:p>2</text:p>
          </table:table-cell>
          <table:table-cell table:style-name="ce82"/>
          <table:table-cell office:value-type="float" office:value="12.833" table:style-name="ce121">
            <text:p>13</text:p>
          </table:table-cell>
          <table:table-cell table:number-columns-repeated="16340"/>
        </table:table-row>
        <table:table-row table:style-name="ro10">
          <table:table-cell table:style-name="ce112"/>
          <table:table-cell office:value-type="string" table:style-name="ce112">
            <text:p>South Korea</text:p>
          </table:table-cell>
          <table:table-cell office:value-type="float" office:value="0" table:style-name="ce120">
            <text:p>-</text:p>
          </table:table-cell>
          <table:table-cell table:style-name="ce82"/>
          <table:table-cell office:value-type="float" office:value="10.56" table:style-name="ce120">
            <text:p>11</text:p>
          </table:table-cell>
          <table:table-cell office:value-type="float" office:value="0" table:style-name="ce120">
            <text:p>-</text:p>
          </table:table-cell>
          <table:table-cell table:style-name="ce82"/>
          <table:table-cell office:value-type="float" office:value="87.3" table:style-name="ce120">
            <text:p>87</text:p>
          </table:table-cell>
          <table:table-cell office:value-type="float" office:value="214.92099999999999" table:style-name="ce120">
            <text:p>215</text:p>
          </table:table-cell>
          <table:table-cell table:style-name="ce82"/>
          <table:table-cell office:value-type="float" office:value="1295.2249999999999" table:style-name="ce120">
            <text:p>1,295</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590.7879999999998" table:style-name="ce120">
            <text:p>1,591</text:p>
          </table:table-cell>
          <table:table-cell table:style-name="ce82"/>
          <table:table-cell office:value-type="float" office:value="3069.201" table:style-name="ce120">
            <text:p>3,06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411" table:style-name="ce120">
            <text:p>3</text:p>
          </table:table-cell>
          <table:table-cell table:style-name="ce82"/>
          <table:table-cell office:value-type="float" office:value="971.81899999999996" table:style-name="ce120">
            <text:p>972</text:p>
          </table:table-cell>
          <table:table-cell office:value-type="float" office:value="1809.12" table:style-name="ce120">
            <text:p>1,809</text:p>
          </table:table-cell>
          <table:table-cell table:style-name="ce82"/>
          <table:table-cell office:value-type="float" office:value="5434.1049999999996" table:style-name="ce120">
            <text:p>5,434</text:p>
          </table:table-cell>
          <table:table-cell office:value-type="float" office:value="129.03800000000001" table:style-name="ce120">
            <text:p>129</text:p>
          </table:table-cell>
          <table:table-cell table:style-name="ce82"/>
          <table:table-cell office:value-type="float" office:value="0" table:style-name="ce120">
            <text:p>-</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13" table:style-name="ce120">
            <text:p>5</text:p>
          </table:table-cell>
          <table:table-cell table:style-name="ce82"/>
          <table:table-cell office:value-type="float" office:value="0" table:style-name="ce120">
            <text:p>-</text:p>
          </table:table-cell>
          <table:table-cell office:value-type="float" office:value="34832.029000000002" table:style-name="ce120">
            <text:p>34,832</text:p>
          </table:table-cell>
          <table:table-cell table:style-name="ce82"/>
          <table:table-cell office:value-type="float" office:value="34169.241000000002" table:style-name="ce120">
            <text:p>34,169</text:p>
          </table:table-cell>
          <table:table-cell office:value-type="float" office:value="34966.197" table:style-name="ce120">
            <text:p>34,966</text:p>
          </table:table-cell>
          <table:table-cell table:style-name="ce82"/>
          <table:table-cell office:value-type="float" office:value="34169.241000000002" table:style-name="ce120">
            <text:p>34,169</text:p>
          </table:table-cell>
          <table:table-cell office:value-type="float" office:value="36775.317000000003" table:style-name="ce121">
            <text:p>36,775</text:p>
          </table:table-cell>
          <table:table-cell table:style-name="ce82"/>
          <table:table-cell office:value-type="float" office:value="39603.346000000005" table:style-name="ce121">
            <text:p>39,603</text:p>
          </table:table-cell>
          <table:table-cell table:number-columns-repeated="16340"/>
        </table:table-row>
        <table:table-row table:style-name="ro10">
          <table:table-cell table:style-name="ce112"/>
          <table:table-cell office:value-type="string" table:style-name="ce112">
            <text:p>Thailand</text:p>
          </table:table-cell>
          <table:table-cell office:value-type="float" office:value="89.141999999999996" table:style-name="ce120">
            <text:p>89</text:p>
          </table:table-cell>
          <table:table-cell table:style-name="ce82"/>
          <table:table-cell office:value-type="float" office:value="9.6479999999999997" table:style-name="ce120">
            <text:p>1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94.83" table:style-name="ce120">
            <text:p>195</text:p>
          </table:table-cell>
          <table:table-cell table:style-name="ce82"/>
          <table:table-cell office:value-type="float" office:value="273.79700000000003" table:style-name="ce120">
            <text:p>274</text:p>
          </table:table-cell>
          <table:table-cell office:value-type="float" office:value="35.363" table:style-name="ce120">
            <text:p>35</text:p>
          </table:table-cell>
          <table:table-cell table:style-name="ce82"/>
          <table:table-cell office:value-type="float" office:value="62.987000000000002" table:style-name="ce120">
            <text:p>63</text:p>
          </table:table-cell>
          <table:table-cell office:value-type="float" office:value="1463.6140000000003" table:style-name="ce120">
            <text:p>1,464</text:p>
          </table:table-cell>
          <table:table-cell table:style-name="ce82"/>
          <table:table-cell office:value-type="float" office:value="1533.2250000000001" table:style-name="ce120">
            <text:p>1,533</text:p>
          </table:table-cell>
          <table:table-cell office:value-type="float" office:value="0.88" table:style-name="ce120">
            <text:p>1</text:p>
          </table:table-cell>
          <table:table-cell table:style-name="ce82"/>
          <table:table-cell office:value-type="float" office:value="0" table:style-name="ce120">
            <text:p>-</text:p>
          </table:table-cell>
          <table:table-cell office:value-type="float" office:value="907.14400000000001" table:style-name="ce120">
            <text:p>907</text:p>
          </table:table-cell>
          <table:table-cell table:style-name="ce82"/>
          <table:table-cell office:value-type="float" office:value="1856.8520000000001" table:style-name="ce120">
            <text:p>1,857</text:p>
          </table:table-cell>
          <table:table-cell office:value-type="float" office:value="2690.9730000000004" table:style-name="ce120">
            <text:p>2,691</text:p>
          </table:table-cell>
          <table:table-cell table:style-name="ce82"/>
          <table:table-cell office:value-type="float" office:value="3736.509" table:style-name="ce120">
            <text:p>3,737</text:p>
          </table:table-cell>
          <table:table-cell office:value-type="float" office:value="2.0209999999999999" table:style-name="ce120">
            <text:p>2</text:p>
          </table:table-cell>
          <table:table-cell table:style-name="ce82"/>
          <table:table-cell office:value-type="float" office:value="19.12" table:style-name="ce120">
            <text:p>1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37.08099999999999" table:style-name="ce120">
            <text:p>137</text:p>
          </table:table-cell>
          <table:table-cell table:style-name="ce82"/>
          <table:table-cell office:value-type="float" office:value="252.38200000000001" table:style-name="ce120">
            <text:p>252</text:p>
          </table:table-cell>
          <table:table-cell office:value-type="float" office:value="16.55" table:style-name="ce120">
            <text:p>17</text:p>
          </table:table-cell>
          <table:table-cell table:style-name="ce82"/>
          <table:table-cell office:value-type="float" office:value="3.0449999999999999" table:style-name="ce120">
            <text:p>3</text:p>
          </table:table-cell>
          <table:table-cell office:value-type="float" office:value="155.65199999999999" table:style-name="ce120">
            <text:p>156</text:p>
          </table:table-cell>
          <table:table-cell table:style-name="ce82"/>
          <table:table-cell office:value-type="float" office:value="274.54700000000003" table:style-name="ce120">
            <text:p>275</text:p>
          </table:table-cell>
          <table:table-cell office:value-type="float" office:value="2846.6250000000005" table:style-name="ce121">
            <text:p>2,847</text:p>
          </table:table-cell>
          <table:table-cell table:style-name="ce82"/>
          <table:table-cell office:value-type="float" office:value="4011.056" table:style-name="ce121">
            <text:p>4,011</text:p>
          </table:table-cell>
          <table:table-cell table:number-columns-repeated="16340"/>
        </table:table-row>
        <table:table-row table:style-name="ro10">
          <table:table-cell table:style-name="ce112"/>
          <table:table-cell office:value-type="string" table:style-name="ce112">
            <text:p>U.S.A.</text:p>
          </table:table-cell>
          <table:table-cell office:value-type="float" office:value="1716.3799999999999" table:style-name="ce120">
            <text:p>1,716</text:p>
          </table:table-cell>
          <table:table-cell table:style-name="ce82"/>
          <table:table-cell office:value-type="float" office:value="2075.3230000000003" table:style-name="ce120">
            <text:p>2,075</text:p>
          </table:table-cell>
          <table:table-cell office:value-type="float" office:value="185.22099999999998" table:style-name="ce120">
            <text:p>185</text:p>
          </table:table-cell>
          <table:table-cell table:style-name="ce82"/>
          <table:table-cell office:value-type="float" office:value="336.846" table:style-name="ce120">
            <text:p>337</text:p>
          </table:table-cell>
          <table:table-cell office:value-type="float" office:value="736.67699999999991" table:style-name="ce120">
            <text:p>737</text:p>
          </table:table-cell>
          <table:table-cell table:style-name="ce82"/>
          <table:table-cell office:value-type="float" office:value="707.10300000000007" table:style-name="ce120">
            <text:p>707</text:p>
          </table:table-cell>
          <table:table-cell office:value-type="float" office:value="0" table:style-name="ce120">
            <text:p>-</text:p>
          </table:table-cell>
          <table:table-cell table:style-name="ce82"/>
          <table:table-cell office:value-type="float" office:value="94.317999999999998" table:style-name="ce120">
            <text:p>94</text:p>
          </table:table-cell>
          <table:table-cell office:value-type="float" office:value="153434.54899999997" table:style-name="ce120">
            <text:p>153,435</text:p>
          </table:table-cell>
          <table:table-cell table:style-name="ce82"/>
          <table:table-cell office:value-type="float" office:value="259423.79399999997" table:style-name="ce120">
            <text:p>259,424</text:p>
          </table:table-cell>
          <table:table-cell office:value-type="float" office:value="751.55200000000002" table:style-name="ce120">
            <text:p>752</text:p>
          </table:table-cell>
          <table:table-cell table:style-name="ce82"/>
          <table:table-cell office:value-type="float" office:value="646.18200000000002" table:style-name="ce120">
            <text:p>646</text:p>
          </table:table-cell>
          <table:table-cell office:value-type="float" office:value="32763.116999999998" table:style-name="ce120">
            <text:p>32,763</text:p>
          </table:table-cell>
          <table:table-cell table:style-name="ce82"/>
          <table:table-cell office:value-type="float" office:value="49222.428" table:style-name="ce120">
            <text:p>49,222</text:p>
          </table:table-cell>
          <table:table-cell office:value-type="float" office:value="189587.49599999996" table:style-name="ce120">
            <text:p>189,587</text:p>
          </table:table-cell>
          <table:table-cell table:style-name="ce82"/>
          <table:table-cell office:value-type="float" office:value="312505.99399999995" table:style-name="ce120">
            <text:p>312,506</text:p>
          </table:table-cell>
          <table:table-cell office:value-type="float" office:value="767.46299999999997" table:style-name="ce120">
            <text:p>767</text:p>
          </table:table-cell>
          <table:table-cell table:style-name="ce82"/>
          <table:table-cell office:value-type="float" office:value="356.67200000000003" table:style-name="ce120">
            <text:p>357</text:p>
          </table:table-cell>
          <table:table-cell office:value-type="float" office:value="0" table:style-name="ce120">
            <text:p>-</text:p>
          </table:table-cell>
          <table:table-cell table:style-name="ce82"/>
          <table:table-cell office:value-type="float" office:value="250.96" table:style-name="ce120">
            <text:p>251</text:p>
          </table:table-cell>
          <table:table-cell office:value-type="float" office:value="310.43200000000002" table:style-name="ce120">
            <text:p>310</text:p>
          </table:table-cell>
          <table:table-cell table:style-name="ce82"/>
          <table:table-cell office:value-type="float" office:value="97.882000000000005" table:style-name="ce120">
            <text:p>98</text:p>
          </table:table-cell>
          <table:table-cell office:value-type="float" office:value="1105.1119999999999" table:style-name="ce120">
            <text:p>1,105</text:p>
          </table:table-cell>
          <table:table-cell table:style-name="ce82"/>
          <table:table-cell office:value-type="float" office:value="925.03" table:style-name="ce120">
            <text:p>925</text:p>
          </table:table-cell>
          <table:table-cell office:value-type="float" office:value="2183.0069999999996" table:style-name="ce120">
            <text:p>2,183</text:p>
          </table:table-cell>
          <table:table-cell table:style-name="ce82"/>
          <table:table-cell office:value-type="float" office:value="1630.5440000000001" table:style-name="ce120">
            <text:p>1,631</text:p>
          </table:table-cell>
          <table:table-cell office:value-type="float" office:value="191770.50299999997" table:style-name="ce121">
            <text:p>191,771</text:p>
          </table:table-cell>
          <table:table-cell table:style-name="ce82"/>
          <table:table-cell office:value-type="float" office:value="314136.53799999994" table:style-name="ce121">
            <text:p>314,137</text:p>
          </table:table-cell>
          <table:table-cell table:number-columns-repeated="16340"/>
        </table:table-row>
        <table:table-row table:style-name="ro10">
          <table:table-cell table:style-name="ce112"/>
          <table:table-cell office:value-type="string" table:style-name="ce112">
            <text:p>U.A.E.</text:p>
          </table:table-cell>
          <table:table-cell office:value-type="float" office:value="641.18899999999996" table:style-name="ce120">
            <text:p>641</text:p>
          </table:table-cell>
          <table:table-cell table:style-name="ce82"/>
          <table:table-cell office:value-type="float" office:value="560.29499999999996" table:style-name="ce120">
            <text:p>560</text:p>
          </table:table-cell>
          <table:table-cell office:value-type="float" office:value="2.59" table:style-name="ce120">
            <text:p>3</text:p>
          </table:table-cell>
          <table:table-cell table:style-name="ce82"/>
          <table:table-cell office:value-type="float" office:value="34.393000000000001" table:style-name="ce120">
            <text:p>34</text:p>
          </table:table-cell>
          <table:table-cell office:value-type="float" office:value="87.512" table:style-name="ce120">
            <text:p>88</text:p>
          </table:table-cell>
          <table:table-cell table:style-name="ce82"/>
          <table:table-cell office:value-type="float" office:value="122.40800000000002" table:style-name="ce120">
            <text:p>12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089.7310000000007" table:style-name="ce120">
            <text:p>4,090</text:p>
          </table:table-cell>
          <table:table-cell table:style-name="ce82"/>
          <table:table-cell office:value-type="float" office:value="7237.8210000000008" table:style-name="ce120">
            <text:p>7,238</text:p>
          </table:table-cell>
          <table:table-cell office:value-type="float" office:value="62.265000000000001" table:style-name="ce120">
            <text:p>62</text:p>
          </table:table-cell>
          <table:table-cell table:style-name="ce82"/>
          <table:table-cell office:value-type="float" office:value="18.619" table:style-name="ce120">
            <text:p>19</text:p>
          </table:table-cell>
          <table:table-cell office:value-type="float" office:value="2433.326" table:style-name="ce120">
            <text:p>2,433</text:p>
          </table:table-cell>
          <table:table-cell table:style-name="ce82"/>
          <table:table-cell office:value-type="float" office:value="1889.7330000000006" table:style-name="ce120">
            <text:p>1,890</text:p>
          </table:table-cell>
          <table:table-cell office:value-type="float" office:value="7316.6130000000012" table:style-name="ce120">
            <text:p>7,317</text:p>
          </table:table-cell>
          <table:table-cell table:style-name="ce82"/>
          <table:table-cell office:value-type="float" office:value="9863.2690000000021" table:style-name="ce120">
            <text:p>9,863</text:p>
          </table:table-cell>
          <table:table-cell office:value-type="float" office:value="67.402000000000001" table:style-name="ce120">
            <text:p>67</text:p>
          </table:table-cell>
          <table:table-cell table:style-name="ce82"/>
          <table:table-cell office:value-type="float" office:value="48.391999999999996" table:style-name="ce120">
            <text:p>48</text:p>
          </table:table-cell>
          <table:table-cell office:value-type="float" office:value="20.221" table:style-name="ce120">
            <text:p>20</text:p>
          </table:table-cell>
          <table:table-cell table:style-name="ce82"/>
          <table:table-cell office:value-type="float" office:value="63.460999999999999" table:style-name="ce120">
            <text:p>63</text:p>
          </table:table-cell>
          <table:table-cell office:value-type="float" office:value="67.926000000000002" table:style-name="ce120">
            <text:p>68</text:p>
          </table:table-cell>
          <table:table-cell table:style-name="ce82"/>
          <table:table-cell office:value-type="float" office:value="126.081" table:style-name="ce120">
            <text:p>126</text:p>
          </table:table-cell>
          <table:table-cell office:value-type="float" office:value="392.53600000000006" table:style-name="ce120">
            <text:p>393</text:p>
          </table:table-cell>
          <table:table-cell table:style-name="ce82"/>
          <table:table-cell office:value-type="float" office:value="400.72199999999998" table:style-name="ce120">
            <text:p>401</text:p>
          </table:table-cell>
          <table:table-cell office:value-type="float" office:value="548.08500000000004" table:style-name="ce120">
            <text:p>548</text:p>
          </table:table-cell>
          <table:table-cell table:style-name="ce82"/>
          <table:table-cell office:value-type="float" office:value="638.65599999999995" table:style-name="ce120">
            <text:p>639</text:p>
          </table:table-cell>
          <table:table-cell office:value-type="float" office:value="7864.6980000000012" table:style-name="ce121">
            <text:p>7,865</text:p>
          </table:table-cell>
          <table:table-cell table:style-name="ce82"/>
          <table:table-cell office:value-type="float" office:value="10501.925000000003" table:style-name="ce121">
            <text:p>10,502</text:p>
          </table:table-cell>
          <table:table-cell table:number-columns-repeated="16340"/>
        </table:table-row>
        <table:table-row table:style-name="ro10">
          <table:table-cell table:style-name="ce112"/>
          <table:table-cell office:value-type="string" table:style-name="ce112">
            <text:p>Ukraine</text:p>
          </table:table-cell>
          <table:table-cell office:value-type="float" office:value="3.52" table:style-name="ce120">
            <text:p>4</text:p>
          </table:table-cell>
          <table:table-cell table:style-name="ce82"/>
          <table:table-cell office:value-type="float" office:value="0" table:style-name="ce120">
            <text:p>-</text:p>
          </table:table-cell>
          <table:table-cell office:value-type="float" office:value="417.84299999999996" table:style-name="ce120">
            <text:p>418</text:p>
          </table:table-cell>
          <table:table-cell table:style-name="ce82"/>
          <table:table-cell office:value-type="float" office:value="1138.2090000000001" table:style-name="ce120">
            <text:p>1,138</text:p>
          </table:table-cell>
          <table:table-cell office:value-type="float" office:value="1037.8810000000001" table:style-name="ce120">
            <text:p>1,038</text:p>
          </table:table-cell>
          <table:table-cell table:style-name="ce82"/>
          <table:table-cell office:value-type="float" office:value="610.07899999999995" table:style-name="ce120">
            <text:p>610</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705.41" table:style-name="ce120">
            <text:p>1,705</text:p>
          </table:table-cell>
          <table:table-cell table:style-name="ce82"/>
          <table:table-cell office:value-type="float" office:value="2192.326" table:style-name="ce120">
            <text:p>2,19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484.43700000000001" table:style-name="ce120">
            <text:p>484</text:p>
          </table:table-cell>
          <table:table-cell table:style-name="ce82"/>
          <table:table-cell office:value-type="float" office:value="378.90000000000003" table:style-name="ce120">
            <text:p>379</text:p>
          </table:table-cell>
          <table:table-cell office:value-type="float" office:value="3649.0910000000003" table:style-name="ce120">
            <text:p>3,649</text:p>
          </table:table-cell>
          <table:table-cell table:style-name="ce82"/>
          <table:table-cell office:value-type="float" office:value="4319.5140000000001" table:style-name="ce120">
            <text:p>4,320</text:p>
          </table:table-cell>
          <table:table-cell office:value-type="float" office:value="0" table:style-name="ce120">
            <text:p>-</text:p>
          </table:table-cell>
          <table:table-cell table:style-name="ce82"/>
          <table:table-cell office:value-type="float" office:value="1.98" table:style-name="ce120">
            <text:p>2</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60.03600000000006" table:style-name="ce120">
            <text:p>560</text:p>
          </table:table-cell>
          <table:table-cell table:style-name="ce82"/>
          <table:table-cell office:value-type="float" office:value="721.13700000000006" table:style-name="ce120">
            <text:p>721</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560.03600000000006" table:style-name="ce120">
            <text:p>560</text:p>
          </table:table-cell>
          <table:table-cell table:style-name="ce82"/>
          <table:table-cell office:value-type="float" office:value="723.11700000000008" table:style-name="ce120">
            <text:p>723</text:p>
          </table:table-cell>
          <table:table-cell office:value-type="float" office:value="4209.1270000000004" table:style-name="ce121">
            <text:p>4,209</text:p>
          </table:table-cell>
          <table:table-cell table:style-name="ce82"/>
          <table:table-cell office:value-type="float" office:value="5042.6310000000003" table:style-name="ce121">
            <text:p>5,043</text:p>
          </table:table-cell>
          <table:table-cell table:number-columns-repeated="16340"/>
        </table:table-row>
        <table:table-row table:style-name="ro10">
          <table:table-cell table:style-name="ce112"/>
          <table:table-cell office:value-type="string" table:style-name="ce112">
            <text:p>Vietnam</text:p>
          </table:table-cell>
          <table:table-cell office:value-type="float" office:value="47.890999999999998" table:style-name="ce120">
            <text:p>48</text:p>
          </table:table-cell>
          <table:table-cell table:style-name="ce82"/>
          <table:table-cell office:value-type="float" office:value="9.8529999999999998" table:style-name="ce120">
            <text:p>10</text:p>
          </table:table-cell>
          <table:table-cell office:value-type="float" office:value="241.87799999999999" table:style-name="ce120">
            <text:p>242</text:p>
          </table:table-cell>
          <table:table-cell table:style-name="ce82"/>
          <table:table-cell office:value-type="float" office:value="0" table:style-name="ce120">
            <text:p>-</text:p>
          </table:table-cell>
          <table:table-cell office:value-type="float" office:value="1073.1559999999999" table:style-name="ce120">
            <text:p>1,073</text:p>
          </table:table-cell>
          <table:table-cell table:style-name="ce82"/>
          <table:table-cell office:value-type="float" office:value="3188.6489999999999" table:style-name="ce120">
            <text:p>3,189</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3310.3289999999997" table:style-name="ce120">
            <text:p>3,310</text:p>
          </table:table-cell>
          <table:table-cell table:style-name="ce82"/>
          <table:table-cell office:value-type="float" office:value="2500.9470000000001" table:style-name="ce120">
            <text:p>2,501</text:p>
          </table:table-cell>
          <table:table-cell office:value-type="float" office:value="0" table:style-name="ce120">
            <text:p>-</text:p>
          </table:table-cell>
          <table:table-cell table:style-name="ce82"/>
          <table:table-cell office:value-type="float" office:value="8.2129999999999992" table:style-name="ce120">
            <text:p>8</text:p>
          </table:table-cell>
          <table:table-cell office:value-type="float" office:value="2649.1930000000002" table:style-name="ce120">
            <text:p>2,649</text:p>
          </table:table-cell>
          <table:table-cell table:style-name="ce82"/>
          <table:table-cell office:value-type="float" office:value="1647.588" table:style-name="ce120">
            <text:p>1,648</text:p>
          </table:table-cell>
          <table:table-cell office:value-type="float" office:value="7322.4470000000001" table:style-name="ce120">
            <text:p>7,322</text:p>
          </table:table-cell>
          <table:table-cell table:style-name="ce82"/>
          <table:table-cell office:value-type="float" office:value="7355.25" table:style-name="ce120">
            <text:p>7,355</text:p>
          </table:table-cell>
          <table:table-cell office:value-type="float" office:value="9.3650000000000002" table:style-name="ce120">
            <text:p>9</text:p>
          </table:table-cell>
          <table:table-cell table:style-name="ce82"/>
          <table:table-cell office:value-type="float" office:value="173.49199999999999" table:style-name="ce120">
            <text:p>173</text:p>
          </table:table-cell>
          <table:table-cell office:value-type="float" office:value="0" table:style-name="ce120">
            <text:p>-</text:p>
          </table:table-cell>
          <table:table-cell table:style-name="ce82"/>
          <table:table-cell office:value-type="float" office:value="0" table:style-name="ce120">
            <text:p>-</text:p>
          </table:table-cell>
          <table:table-cell office:value-type="float" office:value="1819.4459999999999" table:style-name="ce120">
            <text:p>1,819</text:p>
          </table:table-cell>
          <table:table-cell table:style-name="ce82"/>
          <table:table-cell office:value-type="float" office:value="558.48599999999999" table:style-name="ce120">
            <text:p>558</text:p>
          </table:table-cell>
          <table:table-cell office:value-type="float" office:value="4400.2809999999999" table:style-name="ce120">
            <text:p>4,400</text:p>
          </table:table-cell>
          <table:table-cell table:style-name="ce82"/>
          <table:table-cell office:value-type="float" office:value="1068.2459999999999" table:style-name="ce120">
            <text:p>1,068</text:p>
          </table:table-cell>
          <table:table-cell office:value-type="float" office:value="6229.0919999999996" table:style-name="ce120">
            <text:p>6,229</text:p>
          </table:table-cell>
          <table:table-cell table:style-name="ce82"/>
          <table:table-cell office:value-type="float" office:value="1800.2239999999997" table:style-name="ce120">
            <text:p>1,800</text:p>
          </table:table-cell>
          <table:table-cell office:value-type="float" office:value="13551.539000000001" table:style-name="ce121">
            <text:p>13,552</text:p>
          </table:table-cell>
          <table:table-cell table:style-name="ce82"/>
          <table:table-cell office:value-type="float" office:value="9155.4740000000002" table:style-name="ce121">
            <text:p>9,155</text:p>
          </table:table-cell>
          <table:table-cell table:number-columns-repeated="16340"/>
        </table:table-row>
        <table:table-row table:style-name="ro10">
          <table:table-cell table:style-name="ce122"/>
          <table:table-cell office:value-type="string" table:style-name="ce122">
            <text:p>Others</text:p>
          </table:table-cell>
          <table:table-cell office:value-type="float" office:value="431.70299999999992" table:style-name="ce120">
            <text:p>432</text:p>
          </table:table-cell>
          <table:table-cell table:style-name="ce82"/>
          <table:table-cell office:value-type="float" office:value="902.4670000000001" table:style-name="ce120">
            <text:p>902</text:p>
          </table:table-cell>
          <table:table-cell office:value-type="float" office:value="413.32000000000005" table:style-name="ce120">
            <text:p>413</text:p>
          </table:table-cell>
          <table:table-cell table:style-name="ce82"/>
          <table:table-cell office:value-type="float" office:value="1016.5449999999998" table:style-name="ce120">
            <text:p>1,017</text:p>
          </table:table-cell>
          <table:table-cell office:value-type="float" office:value="3451.9789999999998" table:style-name="ce120">
            <text:p>3,452</text:p>
          </table:table-cell>
          <table:table-cell table:style-name="ce82"/>
          <table:table-cell office:value-type="float" office:value="3462.5510000000008" table:style-name="ce120">
            <text:p>3,463</text:p>
          </table:table-cell>
          <table:table-cell office:value-type="float" office:value="191.09899999999999" table:style-name="ce120">
            <text:p>191</text:p>
          </table:table-cell>
          <table:table-cell table:style-name="ce82"/>
          <table:table-cell office:value-type="float" office:value="194.126" table:style-name="ce120">
            <text:p>194</text:p>
          </table:table-cell>
          <table:table-cell office:value-type="float" office:value="39558.30000000001" table:style-name="ce120">
            <text:p>39,558</text:p>
          </table:table-cell>
          <table:table-cell table:style-name="ce82"/>
          <table:table-cell office:value-type="float" office:value="48887.781000000003" table:style-name="ce120">
            <text:p>48,888</text:p>
          </table:table-cell>
          <table:table-cell office:value-type="float" office:value="3338.9140000000007" table:style-name="ce120">
            <text:p>3,339</text:p>
          </table:table-cell>
          <table:table-cell table:style-name="ce82"/>
          <table:table-cell office:value-type="float" office:value="3349.3620000000001" table:style-name="ce120">
            <text:p>3,349</text:p>
          </table:table-cell>
          <table:table-cell office:value-type="float" office:value="6425.15" table:style-name="ce120">
            <text:p>6,425</text:p>
          </table:table-cell>
          <table:table-cell table:style-name="ce82"/>
          <table:table-cell office:value-type="float" office:value="10470.956999999991" table:style-name="ce120">
            <text:p>10,471</text:p>
          </table:table-cell>
          <table:table-cell office:value-type="float" office:value="53810.465000000018" table:style-name="ce120">
            <text:p>53,810</text:p>
          </table:table-cell>
          <table:table-cell table:style-name="ce82"/>
          <table:table-cell office:value-type="float" office:value="68283.78899999999" table:style-name="ce120">
            <text:p>68,284</text:p>
          </table:table-cell>
          <table:table-cell office:value-type="float" office:value="1134.9939999999999" table:style-name="ce180">
            <text:p>1,135</text:p>
          </table:table-cell>
          <table:table-cell table:style-name="ce82"/>
          <table:table-cell office:value-type="float" office:value="2695.7410000000004" table:style-name="ce180">
            <text:p>2,696</text:p>
          </table:table-cell>
          <table:table-cell office:value-type="float" office:value="35.389999999999993" table:style-name="ce180">
            <text:p>35</text:p>
          </table:table-cell>
          <table:table-cell table:style-name="ce82"/>
          <table:table-cell office:value-type="float" office:value="54.686" table:style-name="ce180">
            <text:p>55</text:p>
          </table:table-cell>
          <table:table-cell office:value-type="float" office:value="228.328" table:style-name="ce180">
            <text:p>228</text:p>
          </table:table-cell>
          <table:table-cell table:style-name="ce82"/>
          <table:table-cell office:value-type="float" office:value="687.28899999999999" table:style-name="ce180">
            <text:p>687</text:p>
          </table:table-cell>
          <table:table-cell office:value-type="float" office:value="10893.105000000003" table:style-name="ce180">
            <text:p>10,893</text:p>
          </table:table-cell>
          <table:table-cell table:style-name="ce82"/>
          <table:table-cell office:value-type="float" office:value="9816.9460000000036" table:style-name="ce180">
            <text:p>9,817</text:p>
          </table:table-cell>
          <table:table-cell office:value-type="float" office:value="12291.817000000003" table:style-name="ce144">
            <text:p>12,292</text:p>
          </table:table-cell>
          <table:table-cell table:style-name="ce82"/>
          <table:table-cell office:value-type="float" office:value="13254.662000000004" table:style-name="ce144">
            <text:p>13,255</text:p>
          </table:table-cell>
          <table:table-cell office:value-type="float" office:value="66102.282000000021" table:style-name="ce180">
            <text:p>66,102</text:p>
          </table:table-cell>
          <table:table-cell table:style-name="ce82"/>
          <table:table-cell office:value-type="float" office:value="81538.451000000001" table:style-name="ce180">
            <text:p>81,538</text:p>
          </table:table-cell>
          <table:table-cell table:number-columns-repeated="16340" table:style-name="ce113"/>
        </table:table-row>
        <table:table-row table:style-name="ro10">
          <table:table-cell office:value-type="string" table:style-name="ce122">
            <text:p>Total</text:p>
          </table:table-cell>
          <table:table-cell table:style-name="ce122"/>
          <table:table-cell office:value-type="float" office:value="5279.2460000000001" table:style-name="ce123">
            <text:p>5,279</text:p>
          </table:table-cell>
          <table:table-cell table:style-name="ce90"/>
          <table:table-cell office:value-type="float" office:value="4726.0780000000004" table:style-name="ce123">
            <text:p>4,726</text:p>
          </table:table-cell>
          <table:table-cell office:value-type="float" office:value="3407.0050000000001" table:style-name="ce123">
            <text:p>3,407</text:p>
          </table:table-cell>
          <table:table-cell table:style-name="ce90"/>
          <table:table-cell office:value-type="float" office:value="4093.4539999999997" table:style-name="ce123">
            <text:p>4,093</text:p>
          </table:table-cell>
          <table:table-cell office:value-type="float" office:value="14346.61" table:style-name="ce123">
            <text:p>14,347</text:p>
          </table:table-cell>
          <table:table-cell table:style-name="ce90"/>
          <table:table-cell office:value-type="float" office:value="17985.657999999999" table:style-name="ce123">
            <text:p>17,986</text:p>
          </table:table-cell>
          <table:table-cell office:value-type="float" office:value="323.017" table:style-name="ce123">
            <text:p>323</text:p>
          </table:table-cell>
          <table:table-cell table:style-name="ce90"/>
          <table:table-cell office:value-type="float" office:value="388.35500000000002" table:style-name="ce123">
            <text:p>388</text:p>
          </table:table-cell>
          <table:table-cell office:value-type="float" office:value="293894.89900000003" table:style-name="ce123">
            <text:p>293,895</text:p>
          </table:table-cell>
          <table:table-cell table:style-name="ce90"/>
          <table:table-cell office:value-type="float" office:value="415513.18599999999" table:style-name="ce123">
            <text:p>415,513</text:p>
          </table:table-cell>
          <table:table-cell office:value-type="float" office:value="4861.3820000000005" table:style-name="ce123">
            <text:p>4,861</text:p>
          </table:table-cell>
          <table:table-cell table:style-name="ce90"/>
          <table:table-cell office:value-type="float" office:value="4507.7559999999994" table:style-name="ce123">
            <text:p>4,508</text:p>
          </table:table-cell>
          <table:table-cell office:value-type="float" office:value="62457.311000000002" table:style-name="ce123">
            <text:p>62,457</text:p>
          </table:table-cell>
          <table:table-cell table:style-name="ce90"/>
          <table:table-cell office:value-type="float" office:value="89598.422000000006" table:style-name="ce123">
            <text:p>89,598</text:p>
          </table:table-cell>
          <table:table-cell office:value-type="float" office:value="384569.47" table:style-name="ce123">
            <text:p>384,569</text:p>
          </table:table-cell>
          <table:table-cell table:style-name="ce90"/>
          <table:table-cell office:value-type="float" office:value="536812.90899999999" table:style-name="ce123">
            <text:p>536,813</text:p>
          </table:table-cell>
          <table:table-cell office:value-type="float" office:value="35688.701000000008" table:style-name="ce123">
            <text:p>35,689</text:p>
          </table:table-cell>
          <table:table-cell table:style-name="ce90"/>
          <table:table-cell office:value-type="float" office:value="34675.353000000003" table:style-name="ce123">
            <text:p>34,675</text:p>
          </table:table-cell>
          <table:table-cell office:value-type="float" office:value="56.60199999999999" table:style-name="ce123">
            <text:p>57</text:p>
          </table:table-cell>
          <table:table-cell table:style-name="ce90"/>
          <table:table-cell office:value-type="float" office:value="370.19900000000001" table:style-name="ce123">
            <text:p>370</text:p>
          </table:table-cell>
          <table:table-cell office:value-type="float" office:value="3678.1839999999997" table:style-name="ce123">
            <text:p>3,678</text:p>
          </table:table-cell>
          <table:table-cell table:style-name="ce90"/>
          <table:table-cell office:value-type="float" office:value="2994.0889999999999" table:style-name="ce123">
            <text:p>2,994</text:p>
          </table:table-cell>
          <table:table-cell office:value-type="float" office:value="78124.657999999996" table:style-name="ce123">
            <text:p>78,125</text:p>
          </table:table-cell>
          <table:table-cell table:style-name="ce90"/>
          <table:table-cell office:value-type="float" office:value="67116.894" table:style-name="ce123">
            <text:p>67,117</text:p>
          </table:table-cell>
          <table:table-cell office:value-type="float" office:value="117548.14500000002" table:style-name="ce123">
            <text:p>117,548</text:p>
          </table:table-cell>
          <table:table-cell table:style-name="ce90"/>
          <table:table-cell office:value-type="float" office:value="105156.535" table:style-name="ce123">
            <text:p>105,157</text:p>
          </table:table-cell>
          <table:table-cell office:value-type="float" office:value="502117.61499999993" table:style-name="ce123">
            <text:p>502,118</text:p>
          </table:table-cell>
          <table:table-cell table:style-name="ce90"/>
          <table:table-cell office:value-type="float" office:value="641969.44400000013" table:style-name="ce123">
            <text:p>641,969</text:p>
          </table:table-cell>
          <table:table-cell table:number-columns-repeated="16340" table:style-name="ce113"/>
        </table:table-row>
        <table:table-row table:style-name="ro10">
          <table:table-cell table:number-columns-repeated="2" table:style-name="ce113"/>
          <table:table-cell table:style-name="ce181"/>
          <table:table-cell table:style-name="ce82"/>
          <table:table-cell table:number-columns-repeated="2" table:style-name="ce181"/>
          <table:table-cell table:style-name="ce82"/>
          <table:table-cell table:number-columns-repeated="2" table:style-name="ce181"/>
          <table:table-cell table:style-name="ce82"/>
          <table:table-cell table:number-columns-repeated="2" table:style-name="ce181"/>
          <table:table-cell table:style-name="ce82"/>
          <table:table-cell table:number-columns-repeated="2" table:style-name="ce181"/>
          <table:table-cell table:style-name="ce82"/>
          <table:table-cell table:number-columns-repeated="2" table:style-name="ce181"/>
          <table:table-cell table:style-name="ce82"/>
          <table:table-cell table:number-columns-repeated="2" table:style-name="ce181"/>
          <table:table-cell table:style-name="ce82"/>
          <table:table-cell table:number-columns-repeated="2" table:style-name="ce181"/>
          <table:table-cell table:style-name="ce82"/>
          <table:table-cell table:style-name="ce181"/>
          <table:table-cell table:style-name="ce121"/>
          <table:table-cell table:style-name="ce82"/>
          <table:table-cell table:number-columns-repeated="2" table:style-name="ce121"/>
          <table:table-cell table:style-name="ce82"/>
          <table:table-cell table:number-columns-repeated="2" table:style-name="ce121"/>
          <table:table-cell table:style-name="ce82"/>
          <table:table-cell table:number-columns-repeated="2" table:style-name="ce121"/>
          <table:table-cell table:style-name="ce82"/>
          <table:table-cell table:style-name="ce121"/>
          <table:table-cell table:style-name="ce120"/>
          <table:table-cell table:style-name="ce82"/>
          <table:table-cell table:style-name="ce120"/>
          <table:table-cell table:style-name="ce121"/>
          <table:table-cell table:style-name="ce82"/>
          <table:table-cell table:style-name="ce121"/>
          <table:table-cell table:number-columns-repeated="16340" table:style-name="ce113"/>
        </table:table-row>
        <table:table-row table:style-name="ro17">
          <table:table-cell office:value-type="string" table:style-name="ce126">
            <text:p>ALL COUNTRIES</text:p>
          </table:table-cell>
          <table:table-cell table:style-name="ce126"/>
          <table:table-cell office:value-type="float" office:value="58612.264999999992" table:style-name="ce128">
            <text:p>58,612</text:p>
          </table:table-cell>
          <table:table-cell office:value-type="string" table:style-name="ce98">
            <text:p>R</text:p>
          </table:table-cell>
          <table:table-cell office:value-type="float" office:value="54951.75299999999" table:style-name="ce128">
            <text:p>54,952</text:p>
          </table:table-cell>
          <table:table-cell office:value-type="float" office:value="34166.389000000003" table:style-name="ce128">
            <text:p>34,166</text:p>
          </table:table-cell>
          <table:table-cell office:value-type="string" table:style-name="ce98">
            <text:p>R</text:p>
          </table:table-cell>
          <table:table-cell office:value-type="float" office:value="27159.178" table:style-name="ce128">
            <text:p>27,159</text:p>
          </table:table-cell>
          <table:table-cell office:value-type="float" office:value="81010.934000000008" table:style-name="ce128">
            <text:p>81,011</text:p>
          </table:table-cell>
          <table:table-cell office:value-type="string" table:style-name="ce98">
            <text:p>R</text:p>
          </table:table-cell>
          <table:table-cell office:value-type="float" office:value="86511.427000000011" table:style-name="ce128">
            <text:p>86,511</text:p>
          </table:table-cell>
          <table:table-cell office:value-type="float" office:value="14066.939000000002" table:style-name="ce128">
            <text:p>14,067</text:p>
          </table:table-cell>
          <table:table-cell office:value-type="string" table:style-name="ce98">
            <text:p>R</text:p>
          </table:table-cell>
          <table:table-cell office:value-type="float" office:value="17088.577999999994" table:style-name="ce128">
            <text:p>17,089</text:p>
          </table:table-cell>
          <table:table-cell office:value-type="float" office:value="638968.8899999999" table:style-name="ce128">
            <text:p>638,969</text:p>
          </table:table-cell>
          <table:table-cell office:value-type="string" table:style-name="ce98">
            <text:p>R</text:p>
          </table:table-cell>
          <table:table-cell office:value-type="float" office:value="833192.17200000002" table:style-name="ce128">
            <text:p>833,192</text:p>
          </table:table-cell>
          <table:table-cell office:value-type="float" office:value="13075.189000000002" table:style-name="ce128">
            <text:p>13,075</text:p>
          </table:table-cell>
          <table:table-cell office:value-type="string" table:style-name="ce98">
            <text:p>R</text:p>
          </table:table-cell>
          <table:table-cell office:value-type="float" office:value="11815.873" table:style-name="ce128">
            <text:p>11,816</text:p>
          </table:table-cell>
          <table:table-cell office:value-type="float" office:value="374424.96899999998" table:style-name="ce128">
            <text:p>374,425</text:p>
          </table:table-cell>
          <table:table-cell office:value-type="string" table:style-name="ce98">
            <text:p>R</text:p>
          </table:table-cell>
          <table:table-cell office:value-type="float" office:value="412238.03600000002" table:style-name="ce128">
            <text:p>412,238</text:p>
          </table:table-cell>
          <table:table-cell office:value-type="float" office:value="1214325.5749999997" table:style-name="ce128">
            <text:p>1,214,326</text:p>
          </table:table-cell>
          <table:table-cell office:value-type="string" table:style-name="ce98">
            <text:p>R</text:p>
          </table:table-cell>
          <table:table-cell office:value-type="float" office:value="1442957.017" table:style-name="ce128">
            <text:p>1,442,957</text:p>
          </table:table-cell>
          <table:table-cell office:value-type="float" office:value="99631.97600000001" table:style-name="ce128">
            <text:p>99,632</text:p>
          </table:table-cell>
          <table:table-cell office:value-type="string" table:style-name="ce98">
            <text:p>R</text:p>
          </table:table-cell>
          <table:table-cell office:value-type="float" office:value="102279.09899999999" table:style-name="ce128">
            <text:p>102,279</text:p>
          </table:table-cell>
          <table:table-cell office:value-type="float" office:value="4372.9359999999988" table:style-name="ce128">
            <text:p>4,373</text:p>
          </table:table-cell>
          <table:table-cell office:value-type="string" table:style-name="ce98">
            <text:p>R</text:p>
          </table:table-cell>
          <table:table-cell office:value-type="float" office:value="3763.5810000000001" table:style-name="ce128">
            <text:p>3,764</text:p>
          </table:table-cell>
          <table:table-cell office:value-type="float" office:value="88578.16399999999" table:style-name="ce128">
            <text:p>88,578</text:p>
          </table:table-cell>
          <table:table-cell office:value-type="string" table:style-name="ce98">
            <text:p>R</text:p>
          </table:table-cell>
          <table:table-cell office:value-type="float" office:value="75925.883000000031" table:style-name="ce128">
            <text:p>75,926</text:p>
          </table:table-cell>
          <table:table-cell office:value-type="float" office:value="382391.505" table:style-name="ce128">
            <text:p>382,392</text:p>
          </table:table-cell>
          <table:table-cell office:value-type="string" table:style-name="ce98">
            <text:p>R</text:p>
          </table:table-cell>
          <table:table-cell office:value-type="float" office:value="378736.33299999998" table:style-name="ce128">
            <text:p>378,736</text:p>
          </table:table-cell>
          <table:table-cell office:value-type="float" office:value="574974.58100000001" table:style-name="ce128">
            <text:p>574,975</text:p>
          </table:table-cell>
          <table:table-cell office:value-type="string" table:style-name="ce98">
            <text:p>R</text:p>
          </table:table-cell>
          <table:table-cell office:value-type="float" office:value="560704.89599999995" table:style-name="ce128">
            <text:p>560,705</text:p>
          </table:table-cell>
          <table:table-cell office:value-type="float" office:value="1789300.156" table:style-name="ce128">
            <text:p>1,789,300</text:p>
          </table:table-cell>
          <table:table-cell office:value-type="string" table:style-name="ce98">
            <text:p>R</text:p>
          </table:table-cell>
          <table:table-cell office:value-type="float" office:value="2003661.9130000002" table:style-name="ce128">
            <text:p>2,003,662</text:p>
          </table:table-cell>
          <table:table-cell table:number-columns-repeated="16340"/>
        </table:table-row>
        <table:table-row table:style-name="ro10">
          <table:table-cell office:value-type="string" table:style-name="ce112">
            <text:p>Source: <text:s/>H.M. Revenue and Customs</text:p>
          </table:table-cell>
          <table:table-cell table:number-columns-repeated="13" table:style-name="ce112"/>
          <table:table-cell table:number-columns-repeated="3" table:style-name="ce113"/>
          <table:table-cell table:number-columns-repeated="15" table:style-name="ce112"/>
          <table:table-cell table:number-columns-repeated="12" table:style-name="ce113"/>
          <table:table-cell table:number-columns-repeated="16340"/>
        </table:table-row>
        <table:table-row table:style-name="ro10">
          <table:table-cell table:number-columns-repeated="14" table:style-name="ce112"/>
          <table:table-cell table:number-columns-repeated="3" table:style-name="ce148"/>
          <table:table-cell table:number-columns-repeated="9" table:style-name="ce130"/>
          <table:table-cell table:number-columns-repeated="6" table:style-name="ce112"/>
          <table:table-cell table:number-columns-repeated="12" table:style-name="ce113"/>
          <table:table-cell table:number-columns-repeated="16340"/>
        </table:table-row>
        <table:table-row table:style-name="ro10">
          <table:table-cell office:value-type="string" table:style-name="ce112">
            <text:p>(a) 2017 data are provisional.</text:p>
          </table:table-cell>
          <table:table-cell table:number-columns-repeated="13" table:style-name="ce112"/>
          <table:table-cell table:number-columns-repeated="3" table:style-name="ce113"/>
          <table:table-cell table:number-columns-repeated="8" table:style-name="ce112"/>
          <table:table-cell table:style-name="ce183"/>
          <table:table-cell table:number-columns-repeated="6" table:style-name="ce112"/>
          <table:table-cell table:number-columns-repeated="8" table:style-name="ce113"/>
          <table:table-cell table:number-columns-repeated="16344" table:style-name="ce112"/>
        </table:table-row>
        <table:table-row table:style-name="ro10">
          <table:table-cell table:number-columns-repeated="14" table:style-name="ce112"/>
          <table:table-cell table:number-columns-repeated="3" table:style-name="ce113"/>
          <table:table-cell table:number-columns-repeated="8" table:style-name="ce112"/>
          <table:table-cell table:style-name="ce184"/>
          <table:table-cell table:number-columns-repeated="6" table:style-name="ce112"/>
          <table:table-cell table:number-columns-repeated="8" table:style-name="ce113"/>
          <table:table-cell table:number-columns-repeated="16344" table:style-name="ce112"/>
        </table:table-row>
        <table:table-row table:number-rows-repeated="7" table:style-name="ro10">
          <table:table-cell table:number-columns-repeated="14" table:style-name="ce112"/>
          <table:table-cell table:number-columns-repeated="3" table:style-name="ce113"/>
          <table:table-cell table:number-columns-repeated="15" table:style-name="ce112"/>
          <table:table-cell table:number-columns-repeated="12" table:style-name="ce113"/>
          <table:table-cell table:number-columns-repeated="16340"/>
        </table:table-row>
        <table:table-row table:number-rows-repeated="6" table:style-name="ro10">
          <table:table-cell table:number-columns-repeated="14" table:style-name="ce112"/>
          <table:table-cell table:number-columns-repeated="3" table:style-name="ce113"/>
          <table:table-cell table:number-columns-repeated="16367" table:style-name="ce112"/>
        </table:table-row>
        <table:table-row table:number-rows-repeated="5" table:style-name="ro10">
          <table:table-cell table:number-columns-repeated="14"/>
          <table:table-cell table:number-columns-repeated="3" table:style-name="ce113"/>
          <table:table-cell table:number-columns-repeated="16367"/>
        </table:table-row>
        <table:table-row table:number-rows-repeated="1048491" table:style-name="ro10">
          <table:table-cell table:number-columns-repeated="16384"/>
        </table:table-row>
        <table:named-expressions>
          <table:named-expression table:name="Data" table:expression="of:=OFFSET([.#REF!];1;0;COUNTA([.#REF!])-1;4)" table:base-cell-address="Contents.$A$1"/>
          <table:named-range table:name="Print_Area" table:cell-range-address="Table_4_3a_-_Value.$A$1:Table_4_3a_-_Value.$P$66" table:base-cell-address="Table_4_3a_-_Value.$A$1"/>
        </table:named-expressions>
      </table:table>
      <table:table table:name="Table_4_4a" table:style-name="ta8">
        <table:table-column table:style-name="co28" table:default-cell-style-name="ce209"/>
        <table:table-column table:style-name="co29" table:default-cell-style-name="ce204"/>
        <table:table-column table:style-name="co7" table:number-columns-repeated="2" table:default-cell-style-name="ce225" table:visibility="collapse"/>
        <table:table-column table:style-name="co8" table:default-cell-style-name="ce225" table:visibility="collapse"/>
        <table:table-column table:style-name="co9" table:default-cell-style-name="ce225"/>
        <table:table-column table:style-name="co8" table:default-cell-style-name="ce225"/>
        <table:table-column table:style-name="co9" table:default-cell-style-name="ce225"/>
        <table:table-column table:style-name="co8" table:default-cell-style-name="ce225"/>
        <table:table-column table:style-name="co9" table:default-cell-style-name="ce226"/>
        <table:table-column table:style-name="co8" table:default-cell-style-name="ce226"/>
        <table:table-column table:style-name="co9" table:default-cell-style-name="ce226"/>
        <table:table-column table:style-name="co10" table:default-cell-style-name="ce226"/>
        <table:table-column table:style-name="co9" table:default-cell-style-name="ce226"/>
        <table:table-column table:style-name="co30" table:default-cell-style-name="ce226"/>
        <table:table-column table:style-name="co7" table:number-columns-repeated="2" table:default-cell-style-name="ce203" table:visibility="collapse"/>
        <table:table-column table:style-name="co8" table:default-cell-style-name="ce203" table:visibility="collapse"/>
        <table:table-column table:style-name="co9" table:default-cell-style-name="ce203"/>
        <table:table-column table:style-name="co8" table:default-cell-style-name="ce203"/>
        <table:table-column table:style-name="co9" table:default-cell-style-name="ce203"/>
        <table:table-column table:style-name="co8" table:default-cell-style-name="ce203"/>
        <table:table-column table:style-name="co9" table:default-cell-style-name="ce203"/>
        <table:table-column table:style-name="co8" table:default-cell-style-name="ce203"/>
        <table:table-column table:style-name="co9" table:default-cell-style-name="ce203"/>
        <table:table-column table:style-name="co10" table:default-cell-style-name="ce203"/>
        <table:table-column table:style-name="co9" table:default-cell-style-name="ce203"/>
        <table:table-column table:style-name="co9" table:default-cell-style-name="ce204"/>
        <table:table-column table:style-name="co1" table:number-columns-repeated="16356" table:default-cell-style-name="ce204"/>
        <table:table-row table:style-name="ro4">
          <table:table-cell office:value-type="string" table:style-name="ce185">
            <text:p>TABLE 4.4a <text:s/>Balance sheet for cod for the UK: 2015 to 2019</text:p>
          </table:table-cell>
          <table:table-cell table:style-name="ce186"/>
          <table:table-cell table:number-columns-repeated="7" table:style-name="ce187"/>
          <table:table-cell table:number-columns-repeated="6" table:style-name="ce188"/>
          <table:table-cell table:number-columns-repeated="12" table:style-name="ce189"/>
          <table:table-cell table:number-columns-repeated="16357" table:style-name="ce186"/>
        </table:table-row>
        <table:table-row table:style-name="ro18">
          <table:table-cell table:style-name="ce59"/>
          <table:table-cell table:style-name="ce65"/>
          <table:table-cell table:number-columns-repeated="7" table:style-name="ce190"/>
          <table:table-cell table:number-columns-repeated="5" table:style-name="ce191"/>
          <table:table-cell table:style-name="ce192"/>
          <table:table-cell table:number-columns-repeated="3" table:style-name="ce191"/>
          <table:table-cell table:number-columns-repeated="3" table:style-name="ce193"/>
          <table:table-cell table:number-columns-repeated="6" table:style-name="ce191"/>
          <table:table-cell table:number-columns-repeated="16357" table:style-name="ce190"/>
        </table:table-row>
        <table:table-row table:style-name="ro1">
          <table:table-cell table:style-name="ce65"/>
          <table:table-cell table:style-name="ce194"/>
          <table:table-cell office:value-type="string" table:number-columns-spanned="12" table:number-rows-spanned="1" table:style-name="ce108">
            <text:p>Quantity ('000 tonnes)</text:p>
          </table:table-cell>
          <table:covered-table-cell table:number-columns-repeated="11"/>
          <table:table-cell table:style-name="ce195"/>
          <table:table-cell table:number-columns-repeated="3" table:style-name="ce196"/>
          <table:table-cell office:value-type="string" table:number-columns-spanned="9" table:number-rows-spanned="1" table:style-name="ce230">
            <text:p>Value (£ million)</text:p>
          </table:table-cell>
          <table:covered-table-cell table:number-columns-repeated="8"/>
          <table:table-cell table:style-name="ce197"/>
          <table:table-cell table:number-columns-repeated="16356" table:style-name="ce190"/>
        </table:table-row>
        <table:table-row table:style-name="ro6">
          <table:table-cell table:number-columns-repeated="2" table:style-name="ce198"/>
          <table:table-cell office:value-type="float" office:value="2011" table:style-name="ce72">
            <text:p>2011</text:p>
          </table:table-cell>
          <table:table-cell office:value-type="float" office:value="2012" table:style-name="ce72">
            <text:p>2012</text:p>
          </table:table-cell>
          <table:table-cell table:style-name="ce72"/>
          <table:table-cell office:value-type="float" office:value="2015" table:style-name="ce72">
            <text:p>2015</text:p>
          </table:table-cell>
          <table:table-cell table:style-name="ce72"/>
          <table:table-cell office:value-type="float" office:value="2016" table:style-name="ce72">
            <text:p>2016</text:p>
          </table:table-cell>
          <table:table-cell table:style-name="ce72"/>
          <table:table-cell office:value-type="float" office:value="2017" table:style-name="ce157">
            <text:p>2017</text:p>
          </table:table-cell>
          <table:table-cell table:style-name="ce157"/>
          <table:table-cell office:value-type="float" office:value="2018" table:style-name="ce157">
            <text:p>2018</text:p>
          </table:table-cell>
          <table:table-cell table:style-name="ce157"/>
          <table:table-cell office:value-type="float" office:value="2019" table:style-name="ce157">
            <text:p>2019</text:p>
          </table:table-cell>
          <table:table-cell table:style-name="ce199"/>
          <table:table-cell office:value-type="float" office:value="2011" table:style-name="ce157">
            <text:p>2011</text:p>
          </table:table-cell>
          <table:table-cell office:value-type="float" office:value="2012" table:style-name="ce157">
            <text:p>2012</text:p>
          </table:table-cell>
          <table:table-cell table:style-name="ce157"/>
          <table:table-cell office:value-type="float" office:value="2015" table:style-name="ce72">
            <text:p>2015</text:p>
          </table:table-cell>
          <table:table-cell table:style-name="ce72"/>
          <table:table-cell office:value-type="float" office:value="2016" table:style-name="ce72">
            <text:p>2016</text:p>
          </table:table-cell>
          <table:table-cell table:style-name="ce72"/>
          <table:table-cell office:value-type="float" office:value="2017" table:style-name="ce157">
            <text:p>2017</text:p>
          </table:table-cell>
          <table:table-cell table:style-name="ce157"/>
          <table:table-cell office:value-type="float" office:value="2018" table:style-name="ce157">
            <text:p>2018</text:p>
          </table:table-cell>
          <table:table-cell table:style-name="ce157"/>
          <table:table-cell office:value-type="float" office:value="2019" table:style-name="ce157">
            <text:p>2019</text:p>
          </table:table-cell>
          <table:table-cell table:style-name="ce200"/>
          <table:table-cell table:number-columns-repeated="16356" table:style-name="ce190"/>
        </table:table-row>
        <table:table-row table:style-name="ro16">
          <table:table-cell table:number-columns-repeated="2" table:style-name="ce66"/>
          <table:table-cell table:number-columns-repeated="7" table:style-name="ce201"/>
          <table:table-cell table:number-columns-repeated="5" table:style-name="ce202"/>
          <table:table-cell table:number-columns-repeated="10" table:style-name="ce203"/>
          <table:table-cell table:number-columns-repeated="3" table:style-name="ce202"/>
          <table:table-cell table:style-name="ce201"/>
          <table:table-cell table:number-columns-repeated="16356"/>
        </table:table-row>
        <table:table-row table:style-name="ro11">
          <table:table-cell office:value-type="string" table:style-name="ce204">
            <text:p>Landings by UK vessels into the UK<text:s/><text:span text:style-name="T2">(a)</text:span></text:p>
          </table:table-cell>
          <table:table-cell table:style-name="ce204"/>
          <table:table-cell office:value-type="float" office:value="10.860365000000007" table:style-name="ce205">
            <text:p>10.9</text:p>
          </table:table-cell>
          <table:table-cell office:value-type="float" office:value="10.866518800000016" table:style-name="ce205">
            <text:p>10.9</text:p>
          </table:table-cell>
          <table:table-cell table:style-name="ce205"/>
          <table:table-cell office:value-type="float" office:value="11.9849184" table:style-name="ce206">
            <text:p>12.0</text:p>
          </table:table-cell>
          <table:table-cell table:style-name="ce206"/>
          <table:table-cell office:value-type="float" office:value="13.1673387" table:style-name="ce206">
            <text:p>13.2</text:p>
          </table:table-cell>
          <table:table-cell table:style-name="ce206"/>
          <table:table-cell office:value-type="float" office:value="16.95890539999996" table:style-name="ce207">
            <text:p>17.0</text:p>
          </table:table-cell>
          <table:table-cell table:style-name="ce208"/>
          <table:table-cell office:value-type="float" office:value="19.799051499999958" table:style-name="ce207">
            <text:p>19.8</text:p>
          </table:table-cell>
          <table:table-cell table:style-name="ce208"/>
          <table:table-cell office:value-type="float" office:value="16.493688199999976" table:style-name="ce207">
            <text:p>16.5</text:p>
          </table:table-cell>
          <table:table-cell table:style-name="ce206"/>
          <table:table-cell office:value-type="float" office:value="27.460055836752026" table:style-name="ce206">
            <text:p>27.5</text:p>
          </table:table-cell>
          <table:table-cell office:value-type="float" office:value="24.936221570444303" table:style-name="ce206">
            <text:p>24.9</text:p>
          </table:table-cell>
          <table:table-cell table:style-name="ce206"/>
          <table:table-cell office:value-type="float" office:value="27.836504640000001" table:style-name="ce206">
            <text:p>27.8</text:p>
          </table:table-cell>
          <table:table-cell table:style-name="ce206"/>
          <table:table-cell office:value-type="float" office:value="29.516795720000001" table:style-name="ce206">
            <text:p>29.5</text:p>
          </table:table-cell>
          <table:table-cell table:style-name="ce206"/>
          <table:table-cell office:value-type="float" office:value="48.001904540000048" table:style-name="ce206">
            <text:p>48.0</text:p>
          </table:table-cell>
          <table:table-cell office:value-type="float" office:value="59.657667893989824" table:style-name="ce206">
            <text:p>59.7</text:p>
          </table:table-cell>
          <table:table-cell office:value-type="float" office:value="56.253759160000037" table:style-name="ce206">
            <text:p>56.3</text:p>
          </table:table-cell>
          <table:table-cell table:style-name="ce208"/>
          <table:table-cell office:value-type="float" office:value="59.657667893989824" table:style-name="ce206">
            <text:p>59.7</text:p>
          </table:table-cell>
          <table:table-cell table:style-name="ce205"/>
          <table:table-cell table:number-columns-repeated="16356"/>
        </table:table-row>
        <table:table-row table:style-name="ro8">
          <table:table-cell table:style-name="ce209"/>
          <table:table-cell table:style-name="ce204"/>
          <table:table-cell table:number-columns-repeated="7" table:style-name="ce210"/>
          <table:table-cell table:number-columns-repeated="3" table:style-name="ce207"/>
          <table:table-cell table:style-name="ce82"/>
          <table:table-cell table:style-name="ce207"/>
          <table:table-cell table:number-columns-repeated="10" table:style-name="ce211"/>
          <table:table-cell table:style-name="ce207"/>
          <table:table-cell table:style-name="ce82"/>
          <table:table-cell table:style-name="ce207"/>
          <table:table-cell table:style-name="ce210"/>
          <table:table-cell table:number-columns-repeated="16356"/>
        </table:table-row>
        <table:table-row table:style-name="ro11">
          <table:table-cell office:value-type="string" table:style-name="ce204">
            <text:p>Imports<text:s/><text:span text:style-name="T2">(b)</text:span></text:p>
          </table:table-cell>
          <table:table-cell table:style-name="ce204"/>
          <table:table-cell office:value-type="float" office:value="103.11190000000003" table:style-name="ce212">
            <text:p>103.1</text:p>
          </table:table-cell>
          <table:table-cell office:value-type="float" office:value="101.51548399999996" table:style-name="ce212">
            <text:p>101.5</text:p>
          </table:table-cell>
          <table:table-cell table:style-name="ce212"/>
          <table:table-cell office:value-type="float" office:value="115.36615800000003" table:style-name="ce211">
            <text:p>115.4</text:p>
          </table:table-cell>
          <table:table-cell office:value-type="float" office:value="0" table:style-name="ce211">
            <text:p>-</text:p>
          </table:table-cell>
          <table:table-cell office:value-type="float" office:value="120.53921099999994" table:style-name="ce211">
            <text:p>120.5</text:p>
          </table:table-cell>
          <table:table-cell office:value-type="float" office:value="0" table:style-name="ce211">
            <text:p>-</text:p>
          </table:table-cell>
          <table:table-cell office:value-type="float" office:value="109.96168199999997" table:style-name="ce211">
            <text:p>110.0</text:p>
          </table:table-cell>
          <table:table-cell office:value-type="float" office:value="0" table:style-name="ce211">
            <text:p>-</text:p>
          </table:table-cell>
          <table:table-cell office:value-type="float" office:value="102.932096" table:style-name="ce211">
            <text:p>102.9</text:p>
          </table:table-cell>
          <table:table-cell office:value-type="string" table:style-name="ce82">
            <text:p>R</text:p>
          </table:table-cell>
          <table:table-cell office:value-type="float" office:value="105.54352599999997" table:style-name="ce211">
            <text:p>105.5</text:p>
          </table:table-cell>
          <table:table-cell table:style-name="ce211"/>
          <table:table-cell office:value-type="float" office:value="409.16354400000006" table:style-name="ce211">
            <text:p>409.2</text:p>
          </table:table-cell>
          <table:table-cell office:value-type="float" office:value="0" table:formula="of:=[.#REF!]" table:style-name="ce211">
            <text:p>#REF!</text:p>
          </table:table-cell>
          <table:table-cell office:value-type="float" office:value="0" table:formula="of:=[.#REF!]" table:style-name="ce211">
            <text:p>#REF!</text:p>
          </table:table-cell>
          <table:table-cell office:value-type="float" office:value="440.13997000000018" table:style-name="ce211">
            <text:p>440.1</text:p>
          </table:table-cell>
          <table:table-cell table:style-name="ce211"/>
          <table:table-cell office:value-type="float" office:value="491.05035600000014" table:style-name="ce211">
            <text:p>491.1</text:p>
          </table:table-cell>
          <table:table-cell table:style-name="ce211"/>
          <table:table-cell office:value-type="float" office:value="493.45077399999985" table:style-name="ce211">
            <text:p>493.5</text:p>
          </table:table-cell>
          <table:table-cell table:style-name="ce211"/>
          <table:table-cell office:value-type="float" office:value="495.40266199999996" table:style-name="ce211">
            <text:p>495.4</text:p>
          </table:table-cell>
          <table:table-cell office:value-type="string" table:style-name="ce82">
            <text:p>R</text:p>
          </table:table-cell>
          <table:table-cell office:value-type="float" office:value="571.67659499999968" table:style-name="ce211">
            <text:p>571.7</text:p>
          </table:table-cell>
          <table:table-cell table:style-name="ce212"/>
          <table:table-cell table:number-columns-repeated="16356"/>
        </table:table-row>
        <table:table-row table:style-name="ro8">
          <table:table-cell table:style-name="ce209"/>
          <table:table-cell table:style-name="ce204"/>
          <table:table-cell table:number-columns-repeated="7" table:style-name="ce213"/>
          <table:table-cell table:number-columns-repeated="3" table:style-name="ce214"/>
          <table:table-cell table:style-name="ce82"/>
          <table:table-cell table:style-name="ce214"/>
          <table:table-cell table:number-columns-repeated="4" table:style-name="ce215"/>
          <table:table-cell table:number-columns-repeated="6" table:style-name="ce211"/>
          <table:table-cell table:style-name="ce216"/>
          <table:table-cell table:style-name="ce82"/>
          <table:table-cell table:style-name="ce216"/>
          <table:table-cell table:style-name="ce217"/>
          <table:table-cell table:number-columns-repeated="16356"/>
        </table:table-row>
        <table:table-row table:style-name="ro6">
          <table:table-cell office:value-type="string" table:style-name="ce218">
            <text:p>Total supplies<text:span text:style-name="T1"><text:s/>(c)</text:span></text:p>
          </table:table-cell>
          <table:table-cell table:style-name="ce219"/>
          <table:table-cell office:value-type="float" office:value="113.97226500000004" table:style-name="ce220">
            <text:p>114.0</text:p>
          </table:table-cell>
          <table:table-cell office:value-type="float" office:value="112.38200279999998" table:style-name="ce220">
            <text:p>112.4</text:p>
          </table:table-cell>
          <table:table-cell table:style-name="ce220"/>
          <table:table-cell office:value-type="float" office:value="127.35107640000003" table:style-name="ce220">
            <text:p>127.4</text:p>
          </table:table-cell>
          <table:table-cell table:style-name="ce220"/>
          <table:table-cell office:value-type="float" office:value="133.70654969999993" table:style-name="ce220">
            <text:p>133.7</text:p>
          </table:table-cell>
          <table:table-cell table:style-name="ce220"/>
          <table:table-cell office:value-type="float" office:value="126.92058739999993" table:style-name="ce221">
            <text:p>126.9</text:p>
          </table:table-cell>
          <table:table-cell table:style-name="ce221"/>
          <table:table-cell office:value-type="float" office:value="122.73114749999996" table:style-name="ce221">
            <text:p>122.7</text:p>
          </table:table-cell>
          <table:table-cell office:value-type="string" table:style-name="ce90">
            <text:p>R</text:p>
          </table:table-cell>
          <table:table-cell office:value-type="float" office:value="122.03721419999995" table:style-name="ce221">
            <text:p>122.0</text:p>
          </table:table-cell>
          <table:table-cell table:style-name="ce221"/>
          <table:table-cell office:value-type="float" office:value="436.62359983675208" table:style-name="ce221">
            <text:p>436.6</text:p>
          </table:table-cell>
          <table:table-cell office:value-type="float" office:value="0" table:formula="of:=[.#REF!]" table:style-name="ce221">
            <text:p>#REF!</text:p>
          </table:table-cell>
          <table:table-cell office:value-type="float" office:value="0" table:formula="of:=[.#REF!]" table:style-name="ce221">
            <text:p>#REF!</text:p>
          </table:table-cell>
          <table:table-cell office:value-type="float" office:value="467.97647464000016" table:style-name="ce222">
            <text:p>468.0</text:p>
          </table:table-cell>
          <table:table-cell table:style-name="ce222"/>
          <table:table-cell office:value-type="float" office:value="520.56715172000008" table:style-name="ce222">
            <text:p>520.6</text:p>
          </table:table-cell>
          <table:table-cell table:style-name="ce222"/>
          <table:table-cell office:value-type="float" office:value="541.45267853999985" table:style-name="ce222">
            <text:p>541.5</text:p>
          </table:table-cell>
          <table:table-cell table:style-name="ce222"/>
          <table:table-cell office:value-type="float" office:value="551.65642116000004" table:style-name="ce222">
            <text:p>551.7</text:p>
          </table:table-cell>
          <table:table-cell office:value-type="string" table:style-name="ce90">
            <text:p>R</text:p>
          </table:table-cell>
          <table:table-cell office:value-type="float" office:value="631.33426289398949" table:style-name="ce222">
            <text:p>631.3</text:p>
          </table:table-cell>
          <table:table-cell table:style-name="ce223"/>
          <table:table-cell table:number-columns-repeated="16356"/>
        </table:table-row>
        <table:table-row table:style-name="ro8">
          <table:table-cell table:style-name="ce209"/>
          <table:table-cell table:style-name="ce204"/>
          <table:table-cell table:number-columns-repeated="3" table:style-name="ce217"/>
          <table:table-cell table:number-columns-repeated="22" table:style-name="ce224"/>
          <table:table-cell table:style-name="ce217"/>
          <table:table-cell table:number-columns-repeated="16356"/>
        </table:table-row>
        <table:table-row table:style-name="ro11">
          <table:table-cell office:value-type="string" table:style-name="ce204">
            <text:p>Exports<text:s/><text:span text:style-name="T2">(b)</text:span></text:p>
          </table:table-cell>
          <table:table-cell table:style-name="ce204"/>
          <table:table-cell office:value-type="float" office:value="34.78817999999999" table:style-name="ce212">
            <text:p>34.8</text:p>
          </table:table-cell>
          <table:table-cell office:value-type="float" office:value="20.160706000000008" table:style-name="ce212">
            <text:p>20.2</text:p>
          </table:table-cell>
          <table:table-cell table:style-name="ce212"/>
          <table:table-cell office:value-type="float" office:value="16.003884000000003" table:style-name="ce212">
            <text:p>16.0</text:p>
          </table:table-cell>
          <table:table-cell table:style-name="ce212"/>
          <table:table-cell office:value-type="float" office:value="17.180968" table:style-name="ce212">
            <text:p>17.2</text:p>
          </table:table-cell>
          <table:table-cell table:style-name="ce212"/>
          <table:table-cell office:value-type="float" office:value="16.732865" table:style-name="ce211">
            <text:p>16.7</text:p>
          </table:table-cell>
          <table:table-cell table:style-name="ce211"/>
          <table:table-cell office:value-type="float" office:value="14.439173999999998" table:style-name="ce211">
            <text:p>14.4</text:p>
          </table:table-cell>
          <table:table-cell office:value-type="string" table:style-name="ce82">
            <text:p>R</text:p>
          </table:table-cell>
          <table:table-cell office:value-type="float" office:value="12.046646999999997" table:style-name="ce211">
            <text:p>12.0</text:p>
          </table:table-cell>
          <table:table-cell table:style-name="ce211"/>
          <table:table-cell office:value-type="float" office:value="99.570681999999962" table:style-name="ce211">
            <text:p>99.6</text:p>
          </table:table-cell>
          <table:table-cell office:value-type="float" office:value="0" table:style-name="ce211">
            <text:p>-</text:p>
          </table:table-cell>
          <table:table-cell office:value-type="string" table:style-name="ce211">
            <text:p>R</text:p>
          </table:table-cell>
          <table:table-cell office:value-type="float" office:value="53.066890000000029" table:style-name="ce211">
            <text:p>53.1</text:p>
          </table:table-cell>
          <table:table-cell table:style-name="ce211"/>
          <table:table-cell office:value-type="float" office:value="58.85269899999998" table:style-name="ce211">
            <text:p>58.9</text:p>
          </table:table-cell>
          <table:table-cell table:style-name="ce211"/>
          <table:table-cell office:value-type="float" office:value="63.217221000000031" table:style-name="ce211">
            <text:p>63.2</text:p>
          </table:table-cell>
          <table:table-cell table:style-name="ce211"/>
          <table:table-cell office:value-type="float" office:value="58.612264999999979" table:style-name="ce211">
            <text:p>58.6</text:p>
          </table:table-cell>
          <table:table-cell office:value-type="string" table:style-name="ce82">
            <text:p>R</text:p>
          </table:table-cell>
          <table:table-cell office:value-type="float" office:value="54.951753000000004" table:style-name="ce211">
            <text:p>55.0</text:p>
          </table:table-cell>
          <table:table-cell table:style-name="ce212"/>
          <table:table-cell table:number-columns-repeated="16356"/>
        </table:table-row>
        <table:table-row table:style-name="ro7">
          <table:table-cell table:style-name="ce209"/>
          <table:table-cell table:style-name="ce204"/>
          <table:table-cell table:number-columns-repeated="7" table:style-name="ce213"/>
          <table:table-cell table:number-columns-repeated="3" table:style-name="ce214"/>
          <table:table-cell table:style-name="ce82"/>
          <table:table-cell table:number-columns-repeated="5" table:style-name="ce214"/>
          <table:table-cell table:number-columns-repeated="7" table:style-name="ce216"/>
          <table:table-cell table:style-name="ce82"/>
          <table:table-cell table:style-name="ce216"/>
          <table:table-cell table:style-name="ce217"/>
          <table:table-cell table:number-columns-repeated="16356"/>
        </table:table-row>
        <table:table-row table:style-name="ro6">
          <table:table-cell office:value-type="string" table:style-name="ce218">
            <text:p>Total available for domestic use<text:span text:style-name="T1"><text:s/>(c)</text:span></text:p>
          </table:table-cell>
          <table:table-cell table:style-name="ce219"/>
          <table:table-cell office:value-type="float" office:value="79.184085000000039" table:style-name="ce220">
            <text:p>79.2</text:p>
          </table:table-cell>
          <table:table-cell office:value-type="float" office:value="92.221296799999976" table:style-name="ce220">
            <text:p>92.2</text:p>
          </table:table-cell>
          <table:table-cell table:style-name="ce220"/>
          <table:table-cell office:value-type="float" office:value="111.34719240000003" table:style-name="ce220">
            <text:p>111.3</text:p>
          </table:table-cell>
          <table:table-cell table:style-name="ce220"/>
          <table:table-cell office:value-type="float" office:value="116.52558169999992" table:style-name="ce220">
            <text:p>116.5</text:p>
          </table:table-cell>
          <table:table-cell table:style-name="ce220"/>
          <table:table-cell office:value-type="float" office:value="110.18772239999993" table:style-name="ce221">
            <text:p>110.2</text:p>
          </table:table-cell>
          <table:table-cell table:style-name="ce221"/>
          <table:table-cell office:value-type="float" office:value="108.29197349999997" table:style-name="ce221">
            <text:p>108.3</text:p>
          </table:table-cell>
          <table:table-cell table:style-name="ce90"/>
          <table:table-cell office:value-type="float" office:value="109.99056719999996" table:style-name="ce221">
            <text:p>110.0</text:p>
          </table:table-cell>
          <table:table-cell table:style-name="ce221"/>
          <table:table-cell office:value-type="float" office:value="337.0529178367521" table:style-name="ce221">
            <text:p>337.1</text:p>
          </table:table-cell>
          <table:table-cell office:value-type="float" office:value="0" table:formula="of:=[.#REF!]" table:style-name="ce221">
            <text:p>#REF!</text:p>
          </table:table-cell>
          <table:table-cell office:value-type="float" office:value="0" table:formula="of:=[.#REF!]" table:style-name="ce221">
            <text:p>#REF!</text:p>
          </table:table-cell>
          <table:table-cell office:value-type="float" office:value="414.90958464000016" table:style-name="ce222">
            <text:p>414.9</text:p>
          </table:table-cell>
          <table:table-cell table:style-name="ce222"/>
          <table:table-cell office:value-type="float" office:value="461.71445272000011" table:style-name="ce222">
            <text:p>461.7</text:p>
          </table:table-cell>
          <table:table-cell table:style-name="ce222"/>
          <table:table-cell office:value-type="float" office:value="478.2354575399998" table:style-name="ce222">
            <text:p>478.2</text:p>
          </table:table-cell>
          <table:table-cell table:style-name="ce222"/>
          <table:table-cell office:value-type="float" office:value="493.04415616000006" table:style-name="ce222">
            <text:p>493.0</text:p>
          </table:table-cell>
          <table:table-cell office:value-type="string" table:style-name="ce90">
            <text:p>R</text:p>
          </table:table-cell>
          <table:table-cell office:value-type="float" office:value="576.38250989398944" table:style-name="ce222">
            <text:p>576.4</text:p>
          </table:table-cell>
          <table:table-cell table:style-name="ce223"/>
          <table:table-cell table:number-columns-repeated="16356"/>
        </table:table-row>
        <table:table-row table:style-name="ro17">
          <table:table-cell office:value-type="string" table:style-name="ce204">
            <text:p>Source: <text:s/>H.M. Revenue and Customs and Fisheries Administrations in the UK</text:p>
          </table:table-cell>
          <table:table-cell table:style-name="ce204"/>
          <table:table-cell table:number-columns-repeated="7" table:style-name="ce225"/>
          <table:table-cell table:number-columns-repeated="6" table:style-name="ce226"/>
          <table:table-cell table:number-columns-repeated="12" table:style-name="ce203"/>
          <table:table-cell table:number-columns-repeated="16357" table:style-name="ce204"/>
        </table:table-row>
        <table:table-row table:style-name="ro8">
          <table:table-cell table:style-name="ce209"/>
          <table:table-cell table:style-name="ce204"/>
          <table:table-cell table:number-columns-repeated="3" table:style-name="ce225"/>
          <table:table-cell table:number-columns-repeated="22" table:style-name="ce227"/>
          <table:table-cell table:number-columns-repeated="16357" table:style-name="ce204"/>
        </table:table-row>
        <table:table-row table:style-name="ro8">
          <table:table-cell office:value-type="string" table:style-name="ce204">
            <text:p>(a)</text:p>
          </table:table-cell>
          <table:table-cell office:value-type="string" table:style-name="ce204">
            <text:p>Landings are given in terms of landed weight.</text:p>
          </table:table-cell>
          <table:table-cell table:number-columns-repeated="7" table:style-name="ce225"/>
          <table:table-cell table:number-columns-repeated="6" table:style-name="ce226"/>
          <table:table-cell table:number-columns-repeated="12" table:style-name="ce203"/>
          <table:table-cell table:number-columns-repeated="16357" table:style-name="ce204"/>
        </table:table-row>
        <table:table-row table:style-name="ro8">
          <table:table-cell office:value-type="string" table:style-name="ce204">
            <text:p>(b)</text:p>
          </table:table-cell>
          <table:table-cell office:value-type="string" table:style-name="ce204">
            <text:p>Excludes fish products.</text:p>
          </table:table-cell>
          <table:table-cell table:number-columns-repeated="7" table:style-name="ce225"/>
          <table:table-cell table:number-columns-repeated="6" table:style-name="ce226"/>
          <table:table-cell table:number-columns-repeated="12" table:style-name="ce203"/>
          <table:table-cell table:number-columns-repeated="16357" table:style-name="ce204"/>
        </table:table-row>
        <table:table-row table:style-name="ro8">
          <table:table-cell office:value-type="string" table:style-name="ce204">
            <text:p>(c)</text:p>
          </table:table-cell>
          <table:table-cell office:value-type="string" table:style-name="ce204">
            <text:p>Excludes sources of fish other than imports and landings into the UK by UK vessels from sea fisheries.</text:p>
          </table:table-cell>
          <table:table-cell table:number-columns-repeated="7" table:style-name="ce225"/>
          <table:table-cell table:number-columns-repeated="6" table:style-name="ce226"/>
          <table:table-cell table:number-columns-repeated="12" table:style-name="ce203"/>
          <table:table-cell table:number-columns-repeated="16357" table:style-name="ce204"/>
        </table:table-row>
        <table:table-row table:number-rows-repeated="2" table:style-name="ro8">
          <table:table-cell table:number-columns-repeated="16384"/>
        </table:table-row>
        <table:table-row table:style-name="ro8">
          <table:table-cell table:style-name="ce209"/>
          <table:table-cell table:style-name="ce204"/>
          <table:table-cell table:number-columns-repeated="7" table:style-name="ce227"/>
          <table:table-cell table:number-columns-repeated="5" table:style-name="ce228"/>
          <table:table-cell table:style-name="ce226"/>
          <table:table-cell table:number-columns-repeated="2" table:style-name="ce228"/>
          <table:table-cell table:style-name="ce203"/>
          <table:table-cell table:number-columns-repeated="9" table:style-name="ce228"/>
          <table:table-cell table:style-name="ce227"/>
          <table:table-cell table:number-columns-repeated="16356"/>
        </table:table-row>
        <table:table-row table:number-rows-repeated="2" table:style-name="ro8">
          <table:table-cell table:number-columns-repeated="16384"/>
        </table:table-row>
        <table:table-row table:style-name="ro8">
          <table:table-cell table:style-name="ce209"/>
          <table:table-cell table:style-name="ce204"/>
          <table:table-cell table:number-columns-repeated="7" table:style-name="ce225"/>
          <table:table-cell table:number-columns-repeated="2" table:style-name="ce226"/>
          <table:table-cell table:number-columns-repeated="3" table:style-name="ce229"/>
          <table:table-cell table:style-name="ce226"/>
          <table:table-cell table:number-columns-repeated="9" table:style-name="ce203"/>
          <table:table-cell table:style-name="ce229"/>
          <table:table-cell table:style-name="ce203"/>
          <table:table-cell table:style-name="ce229"/>
          <table:table-cell table:number-columns-repeated="16357" table:style-name="ce204"/>
        </table:table-row>
        <table:table-row table:style-name="ro8">
          <table:table-cell table:number-columns-repeated="16384"/>
        </table:table-row>
        <table:table-row table:style-name="ro8">
          <table:table-cell table:style-name="ce209"/>
          <table:table-cell table:style-name="ce204"/>
          <table:table-cell table:number-columns-repeated="5" table:style-name="ce225"/>
          <table:table-cell table:style-name="ce226"/>
          <table:table-cell table:style-name="ce225"/>
          <table:table-cell table:number-columns-repeated="2" table:style-name="ce226"/>
          <table:table-cell table:number-columns-repeated="3" table:style-name="ce229"/>
          <table:table-cell table:style-name="ce226"/>
          <table:table-cell table:number-columns-repeated="9" table:style-name="ce203"/>
          <table:table-cell table:style-name="ce229"/>
          <table:table-cell table:style-name="ce203"/>
          <table:table-cell table:style-name="ce229"/>
          <table:table-cell table:number-columns-repeated="16357" table:style-name="ce204"/>
        </table:table-row>
        <table:table-row table:number-rows-repeated="1048549" table:style-name="ro8">
          <table:table-cell table:number-columns-repeated="16384"/>
        </table:table-row>
        <table:named-expressions>
          <table:named-range table:name="Print_Area" table:cell-range-address="Table_4_4a.$A$1:Table_4_4a.$AA$19" table:base-cell-address="Table_4_4a.$A$1"/>
        </table:named-expressions>
      </table:table>
      <table:table table:name="Table_4_4b" table:style-name="ta9">
        <table:table-column table:style-name="co28" table:default-cell-style-name="ce209"/>
        <table:table-column table:style-name="co29" table:default-cell-style-name="ce204"/>
        <table:table-column table:style-name="co7" table:number-columns-repeated="2" table:default-cell-style-name="ce225" table:visibility="collapse"/>
        <table:table-column table:style-name="co8" table:default-cell-style-name="ce225" table:visibility="collapse"/>
        <table:table-column table:style-name="co9" table:default-cell-style-name="ce225"/>
        <table:table-column table:style-name="co8" table:default-cell-style-name="ce225"/>
        <table:table-column table:style-name="co9" table:default-cell-style-name="ce225"/>
        <table:table-column table:style-name="co8" table:default-cell-style-name="ce225"/>
        <table:table-column table:style-name="co9" table:default-cell-style-name="ce226"/>
        <table:table-column table:style-name="co8" table:default-cell-style-name="ce226"/>
        <table:table-column table:style-name="co9" table:default-cell-style-name="ce226"/>
        <table:table-column table:style-name="co10" table:default-cell-style-name="ce226"/>
        <table:table-column table:style-name="co9" table:default-cell-style-name="ce226"/>
        <table:table-column table:style-name="co30" table:default-cell-style-name="ce226"/>
        <table:table-column table:style-name="co7" table:number-columns-repeated="2" table:default-cell-style-name="ce203" table:visibility="collapse"/>
        <table:table-column table:style-name="co8" table:default-cell-style-name="ce203" table:visibility="collapse"/>
        <table:table-column table:style-name="co9" table:default-cell-style-name="ce203"/>
        <table:table-column table:style-name="co8" table:default-cell-style-name="ce203"/>
        <table:table-column table:style-name="co9" table:default-cell-style-name="ce203"/>
        <table:table-column table:style-name="co8" table:default-cell-style-name="ce203"/>
        <table:table-column table:style-name="co9" table:default-cell-style-name="ce203"/>
        <table:table-column table:style-name="co8" table:default-cell-style-name="ce203"/>
        <table:table-column table:style-name="co9" table:default-cell-style-name="ce203"/>
        <table:table-column table:style-name="co31" table:default-cell-style-name="ce203"/>
        <table:table-column table:style-name="co9" table:default-cell-style-name="ce203"/>
        <table:table-column table:style-name="co1" table:number-columns-repeated="16357" table:default-cell-style-name="ce204"/>
        <table:table-row table:style-name="ro4">
          <table:table-cell office:value-type="string" table:style-name="ce185">
            <text:p>TABLE 4.4b <text:s/>Balance sheet for haddock for the UK: 2015 to 2019</text:p>
          </table:table-cell>
          <table:table-cell table:style-name="ce185"/>
          <table:table-cell table:number-columns-repeated="7" table:style-name="ce187"/>
          <table:table-cell table:number-columns-repeated="6" table:style-name="ce188"/>
          <table:table-cell table:number-columns-repeated="12" table:style-name="ce189"/>
          <table:table-cell table:number-columns-repeated="16357" table:style-name="ce186"/>
        </table:table-row>
        <table:table-row table:style-name="ro18">
          <table:table-cell table:number-columns-repeated="2" table:style-name="ce59"/>
          <table:table-cell table:number-columns-repeated="5" table:style-name="ce190"/>
          <table:table-cell table:number-columns-repeated="2" table:style-name="ce231"/>
          <table:table-cell table:number-columns-repeated="5" table:style-name="ce193"/>
          <table:table-cell table:style-name="ce232"/>
          <table:table-cell table:number-columns-repeated="3" table:style-name="ce191"/>
          <table:table-cell table:number-columns-repeated="3" table:style-name="ce193"/>
          <table:table-cell table:number-columns-repeated="6" table:style-name="ce191"/>
          <table:table-cell table:number-columns-repeated="16357" table:style-name="ce190"/>
        </table:table-row>
        <table:table-row table:style-name="ro1">
          <table:table-cell table:number-columns-repeated="2" table:style-name="ce65"/>
          <table:table-cell office:value-type="string" table:number-columns-spanned="12" table:number-rows-spanned="1" table:style-name="ce108">
            <text:p>Quantity ('000 tonnes)</text:p>
          </table:table-cell>
          <table:covered-table-cell table:number-columns-repeated="11"/>
          <table:table-cell table:style-name="ce195"/>
          <table:table-cell table:number-columns-repeated="3" table:style-name="ce196"/>
          <table:table-cell office:value-type="string" table:number-columns-spanned="9" table:number-rows-spanned="1" table:style-name="ce230">
            <text:p>Value (£ million)</text:p>
          </table:table-cell>
          <table:covered-table-cell table:number-columns-repeated="8"/>
          <table:table-cell table:number-columns-repeated="16357" table:style-name="ce190"/>
        </table:table-row>
        <table:table-row table:style-name="ro6">
          <table:table-cell table:number-columns-repeated="2" table:style-name="ce198"/>
          <table:table-cell office:value-type="float" office:value="2011" table:style-name="ce72">
            <text:p>2011</text:p>
          </table:table-cell>
          <table:table-cell office:value-type="float" office:value="2012" table:style-name="ce72">
            <text:p>2012</text:p>
          </table:table-cell>
          <table:table-cell table:style-name="ce72"/>
          <table:table-cell office:value-type="float" office:value="2015" table:style-name="ce72">
            <text:p>2015</text:p>
          </table:table-cell>
          <table:table-cell table:style-name="ce72"/>
          <table:table-cell office:value-type="float" office:value="2016" table:style-name="ce72">
            <text:p>2016</text:p>
          </table:table-cell>
          <table:table-cell table:style-name="ce72"/>
          <table:table-cell office:value-type="float" office:value="2017" table:style-name="ce157">
            <text:p>2017</text:p>
          </table:table-cell>
          <table:table-cell table:style-name="ce157"/>
          <table:table-cell office:value-type="float" office:value="2018" table:style-name="ce157">
            <text:p>2018</text:p>
          </table:table-cell>
          <table:table-cell table:style-name="ce157"/>
          <table:table-cell office:value-type="float" office:value="2019" table:style-name="ce157">
            <text:p>2019</text:p>
          </table:table-cell>
          <table:table-cell table:style-name="ce199"/>
          <table:table-cell office:value-type="float" office:value="2011" table:style-name="ce157">
            <text:p>2011</text:p>
          </table:table-cell>
          <table:table-cell office:value-type="float" office:value="2012" table:style-name="ce157">
            <text:p>2012</text:p>
          </table:table-cell>
          <table:table-cell table:style-name="ce157"/>
          <table:table-cell office:value-type="float" office:value="2015" table:style-name="ce72">
            <text:p>2015</text:p>
          </table:table-cell>
          <table:table-cell table:style-name="ce72"/>
          <table:table-cell office:value-type="float" office:value="2016" table:style-name="ce72">
            <text:p>2016</text:p>
          </table:table-cell>
          <table:table-cell table:style-name="ce72"/>
          <table:table-cell office:value-type="float" office:value="2017" table:style-name="ce157">
            <text:p>2017</text:p>
          </table:table-cell>
          <table:table-cell table:style-name="ce157"/>
          <table:table-cell office:value-type="float" office:value="2018" table:style-name="ce157">
            <text:p>2018</text:p>
          </table:table-cell>
          <table:table-cell table:style-name="ce157"/>
          <table:table-cell office:value-type="float" office:value="2019" table:style-name="ce157">
            <text:p>2019</text:p>
          </table:table-cell>
          <table:table-cell table:number-columns-repeated="16357" table:style-name="ce190"/>
        </table:table-row>
        <table:table-row table:style-name="ro16">
          <table:table-cell table:number-columns-repeated="2" table:style-name="ce66"/>
          <table:table-cell table:number-columns-repeated="7" table:style-name="ce201"/>
          <table:table-cell table:number-columns-repeated="6" table:style-name="ce202"/>
          <table:table-cell table:number-columns-repeated="9" table:style-name="ce203"/>
          <table:table-cell table:number-columns-repeated="3" table:style-name="ce202"/>
          <table:table-cell table:number-columns-repeated="16357"/>
        </table:table-row>
        <table:table-row table:style-name="ro11">
          <table:table-cell office:value-type="string" table:style-name="ce204">
            <text:p>Landings by UK vessels into the UK<text:s/><text:span text:style-name="T2">(a)</text:span></text:p>
          </table:table-cell>
          <table:table-cell table:style-name="ce204"/>
          <table:table-cell office:value-type="float" office:value="25.383107900000027" table:style-name="ce205">
            <text:p>25.4</text:p>
          </table:table-cell>
          <table:table-cell office:value-type="float" office:value="30.492713099999978" table:style-name="ce205">
            <text:p>30.5</text:p>
          </table:table-cell>
          <table:table-cell table:style-name="ce205"/>
          <table:table-cell office:value-type="float" office:value="31.511283499999951" table:style-name="ce205">
            <text:p>31.5</text:p>
          </table:table-cell>
          <table:table-cell table:style-name="ce205"/>
          <table:table-cell office:value-type="float" office:value="28.601395199999999" table:style-name="ce205">
            <text:p>28.6</text:p>
          </table:table-cell>
          <table:table-cell table:style-name="ce205"/>
          <table:table-cell office:value-type="float" office:value="29.682381900000021" table:style-name="ce206">
            <text:p>29.7</text:p>
          </table:table-cell>
          <table:table-cell table:style-name="ce206"/>
          <table:table-cell office:value-type="float" office:value="30.964505099999986" table:style-name="ce207">
            <text:p>31.0</text:p>
          </table:table-cell>
          <table:table-cell table:style-name="ce207"/>
          <table:table-cell office:value-type="float" office:value="29.256823200000003" table:style-name="ce207">
            <text:p>29.3</text:p>
          </table:table-cell>
          <table:table-cell table:style-name="ce206"/>
          <table:table-cell office:value-type="float" office:value="34.606829196165762" table:style-name="ce206">
            <text:p>34.6</text:p>
          </table:table-cell>
          <table:table-cell office:value-type="float" office:value="35.724054109999997" table:style-name="ce206">
            <text:p>35.7</text:p>
          </table:table-cell>
          <table:table-cell table:style-name="ce206"/>
          <table:table-cell office:value-type="float" office:value="49.344926950000001" table:style-name="ce206">
            <text:p>49.3</text:p>
          </table:table-cell>
          <table:table-cell table:style-name="ce206"/>
          <table:table-cell office:value-type="float" office:value="44.197896350000001" table:style-name="ce206">
            <text:p>44.2</text:p>
          </table:table-cell>
          <table:table-cell table:style-name="ce206"/>
          <table:table-cell office:value-type="float" office:value="50.62049671999997" table:style-name="ce206">
            <text:p>50.6</text:p>
          </table:table-cell>
          <table:table-cell office:value-type="float" office:value="50.457095404251142" table:style-name="ce206">
            <text:p>50.5</text:p>
          </table:table-cell>
          <table:table-cell office:value-type="float" office:value="50.976334069999965" table:style-name="ce206">
            <text:p>51.0</text:p>
          </table:table-cell>
          <table:table-cell office:value-type="string" table:style-name="ce82">
            <text:p>R</text:p>
          </table:table-cell>
          <table:table-cell office:value-type="float" office:value="50.457095404251142" table:style-name="ce206">
            <text:p>50.5</text:p>
          </table:table-cell>
          <table:table-cell table:number-columns-repeated="16357"/>
        </table:table-row>
        <table:table-row table:style-name="ro8">
          <table:table-cell table:style-name="ce209"/>
          <table:table-cell table:style-name="ce204"/>
          <table:table-cell table:number-columns-repeated="7" table:style-name="ce210"/>
          <table:table-cell table:number-columns-repeated="5" table:style-name="ce207"/>
          <table:table-cell table:number-columns-repeated="10" table:style-name="ce211"/>
          <table:table-cell table:style-name="ce207"/>
          <table:table-cell table:style-name="ce82"/>
          <table:table-cell table:style-name="ce207"/>
          <table:table-cell table:number-columns-repeated="16357"/>
        </table:table-row>
        <table:table-row table:style-name="ro7">
          <table:table-cell office:value-type="string" table:style-name="ce204">
            <text:p>Imports<text:s/><text:span text:style-name="T2">(b)</text:span></text:p>
          </table:table-cell>
          <table:table-cell table:style-name="ce204"/>
          <table:table-cell office:value-type="float" office:value="59.180315" table:style-name="ce212">
            <text:p>59.2</text:p>
          </table:table-cell>
          <table:table-cell office:value-type="float" office:value="60.694571000000018" table:style-name="ce212">
            <text:p>60.7</text:p>
          </table:table-cell>
          <table:table-cell table:style-name="ce212"/>
          <table:table-cell office:value-type="float" office:value="41.006770000000003" table:style-name="ce212">
            <text:p>41.0</text:p>
          </table:table-cell>
          <table:table-cell table:style-name="ce212"/>
          <table:table-cell office:value-type="float" office:value="44.883903999999994" table:style-name="ce212">
            <text:p>44.9</text:p>
          </table:table-cell>
          <table:table-cell table:style-name="ce212"/>
          <table:table-cell office:value-type="float" office:value="46.993710000000007" table:style-name="ce211">
            <text:p>47.0</text:p>
          </table:table-cell>
          <table:table-cell table:style-name="ce211"/>
          <table:table-cell office:value-type="float" office:value="49.766066000000002" table:style-name="ce211">
            <text:p>49.8</text:p>
          </table:table-cell>
          <table:table-cell table:style-name="ce211"/>
          <table:table-cell office:value-type="float" office:value="51.075646999999989" table:style-name="ce211">
            <text:p>51.1</text:p>
          </table:table-cell>
          <table:table-cell table:style-name="ce211"/>
          <table:table-cell office:value-type="float" office:value="159.10376199999999" table:style-name="ce211">
            <text:p>159.1</text:p>
          </table:table-cell>
          <table:table-cell office:value-type="float" office:value="159.10376199999999" table:style-name="ce211">
            <text:p>159.1</text:p>
          </table:table-cell>
          <table:table-cell office:value-type="string" table:style-name="ce211">
            <text:p>R</text:p>
          </table:table-cell>
          <table:table-cell office:value-type="float" office:value="119.94636000000003" table:style-name="ce211">
            <text:p>119.9</text:p>
          </table:table-cell>
          <table:table-cell table:style-name="ce211"/>
          <table:table-cell office:value-type="float" office:value="113.742306" table:style-name="ce211">
            <text:p>113.7</text:p>
          </table:table-cell>
          <table:table-cell table:style-name="ce211"/>
          <table:table-cell office:value-type="float" office:value="129.89435499999999" table:style-name="ce211">
            <text:p>129.9</text:p>
          </table:table-cell>
          <table:table-cell table:style-name="ce211"/>
          <table:table-cell office:value-type="float" office:value="159.14996700000003" table:style-name="ce211">
            <text:p>159.1</text:p>
          </table:table-cell>
          <table:table-cell office:value-type="string" table:style-name="ce82">
            <text:p>R</text:p>
          </table:table-cell>
          <table:table-cell office:value-type="float" office:value="179.68493099999998" table:style-name="ce211">
            <text:p>179.7</text:p>
          </table:table-cell>
          <table:table-cell table:number-columns-repeated="16357"/>
        </table:table-row>
        <table:table-row table:style-name="ro8">
          <table:table-cell table:style-name="ce209"/>
          <table:table-cell table:style-name="ce204"/>
          <table:table-cell table:number-columns-repeated="7" table:style-name="ce213"/>
          <table:table-cell table:number-columns-repeated="5" table:style-name="ce214"/>
          <table:table-cell table:number-columns-repeated="4" table:style-name="ce215"/>
          <table:table-cell table:number-columns-repeated="7" table:style-name="ce211"/>
          <table:table-cell table:style-name="ce82"/>
          <table:table-cell table:style-name="ce211"/>
          <table:table-cell table:number-columns-repeated="16357"/>
        </table:table-row>
        <table:table-row table:style-name="ro6">
          <table:table-cell office:value-type="string" table:style-name="ce218">
            <text:p>Total supplies<text:span text:style-name="T1"><text:s/>(c)</text:span></text:p>
          </table:table-cell>
          <table:table-cell table:style-name="ce219"/>
          <table:table-cell office:value-type="float" office:value="84.563422900000035" table:style-name="ce220">
            <text:p>84.6</text:p>
          </table:table-cell>
          <table:table-cell office:value-type="float" office:value="91.187284099999999" table:style-name="ce220">
            <text:p>91.2</text:p>
          </table:table-cell>
          <table:table-cell table:style-name="ce220"/>
          <table:table-cell office:value-type="float" office:value="72.518053499999951" table:style-name="ce220">
            <text:p>72.5</text:p>
          </table:table-cell>
          <table:table-cell table:style-name="ce220"/>
          <table:table-cell office:value-type="float" office:value="73.485299199999986" table:style-name="ce220">
            <text:p>73.5</text:p>
          </table:table-cell>
          <table:table-cell table:style-name="ce220"/>
          <table:table-cell office:value-type="float" office:value="76.676091900000031" table:style-name="ce221">
            <text:p>76.7</text:p>
          </table:table-cell>
          <table:table-cell table:style-name="ce221"/>
          <table:table-cell office:value-type="float" office:value="80.730571099999992" table:style-name="ce221">
            <text:p>80.7</text:p>
          </table:table-cell>
          <table:table-cell office:value-type="string" table:style-name="ce221">
            <text:p>R</text:p>
          </table:table-cell>
          <table:table-cell office:value-type="float" office:value="80.332470199999989" table:style-name="ce221">
            <text:p>80.3</text:p>
          </table:table-cell>
          <table:table-cell table:style-name="ce221"/>
          <table:table-cell office:value-type="float" office:value="193.71059119616575" table:style-name="ce221">
            <text:p>193.7</text:p>
          </table:table-cell>
          <table:table-cell office:value-type="float" office:value="194.82781610999999" table:style-name="ce221">
            <text:p>194.8</text:p>
          </table:table-cell>
          <table:table-cell office:value-type="string" table:style-name="ce221">
            <text:p>R</text:p>
          </table:table-cell>
          <table:table-cell office:value-type="float" office:value="169.29128695000003" table:style-name="ce222">
            <text:p>169.3</text:p>
          </table:table-cell>
          <table:table-cell table:style-name="ce222"/>
          <table:table-cell office:value-type="float" office:value="157.94020234999999" table:style-name="ce222">
            <text:p>157.9</text:p>
          </table:table-cell>
          <table:table-cell table:style-name="ce222"/>
          <table:table-cell office:value-type="float" office:value="180.51485171999997" table:style-name="ce222">
            <text:p>180.5</text:p>
          </table:table-cell>
          <table:table-cell table:style-name="ce222"/>
          <table:table-cell office:value-type="float" office:value="210.12630107000001" table:style-name="ce222">
            <text:p>210.1</text:p>
          </table:table-cell>
          <table:table-cell table:style-name="ce90"/>
          <table:table-cell office:value-type="float" office:value="230.14202640425111" table:style-name="ce222">
            <text:p>230.1</text:p>
          </table:table-cell>
          <table:table-cell table:number-columns-repeated="16357"/>
        </table:table-row>
        <table:table-row table:style-name="ro8">
          <table:table-cell table:style-name="ce209"/>
          <table:table-cell table:style-name="ce204"/>
          <table:table-cell table:number-columns-repeated="3" table:style-name="ce217"/>
          <table:table-cell table:number-columns-repeated="19" table:style-name="ce45"/>
          <table:table-cell table:style-name="ce233"/>
          <table:table-cell table:number-columns-repeated="2" table:style-name="ce45"/>
          <table:table-cell table:number-columns-repeated="16357"/>
        </table:table-row>
        <table:table-row table:style-name="ro9">
          <table:table-cell office:value-type="string" table:style-name="ce204">
            <text:p>Exports<text:s/><text:span text:style-name="T2">(b)</text:span></text:p>
          </table:table-cell>
          <table:table-cell table:style-name="ce204"/>
          <table:table-cell office:value-type="float" office:value="3.0966030000000013" table:style-name="ce212">
            <text:p>3.1</text:p>
          </table:table-cell>
          <table:table-cell office:value-type="float" office:value="1.7089600000000003" table:style-name="ce212">
            <text:p>1.7</text:p>
          </table:table-cell>
          <table:table-cell table:style-name="ce212"/>
          <table:table-cell office:value-type="float" office:value="0.91537999999999975" table:style-name="ce212">
            <text:p>0.9</text:p>
          </table:table-cell>
          <table:table-cell table:style-name="ce212"/>
          <table:table-cell office:value-type="float" office:value="1.196652" table:style-name="ce212">
            <text:p>1.2</text:p>
          </table:table-cell>
          <table:table-cell table:style-name="ce212"/>
          <table:table-cell office:value-type="float" office:value="1.1917479999999998" table:style-name="ce211">
            <text:p>1.2</text:p>
          </table:table-cell>
          <table:table-cell table:style-name="ce211"/>
          <table:table-cell office:value-type="float" office:value="1.3413700000000002" table:style-name="ce211">
            <text:p>1.3</text:p>
          </table:table-cell>
          <table:table-cell office:value-type="string" table:style-name="ce211">
            <text:p>R</text:p>
          </table:table-cell>
          <table:table-cell office:value-type="float" office:value="1.955596000000001" table:style-name="ce211">
            <text:p>2.0</text:p>
          </table:table-cell>
          <table:table-cell table:style-name="ce211"/>
          <table:table-cell office:value-type="float" office:value="8.3572740000000003" table:style-name="ce211">
            <text:p>8.4</text:p>
          </table:table-cell>
          <table:table-cell office:value-type="float" office:value="0" table:style-name="ce211">
            <text:p>-</text:p>
          </table:table-cell>
          <table:table-cell office:value-type="string" table:style-name="ce211">
            <text:p>R</text:p>
          </table:table-cell>
          <table:table-cell office:value-type="float" office:value="2.5451200000000003" table:style-name="ce211">
            <text:p>2.5</text:p>
          </table:table-cell>
          <table:table-cell table:style-name="ce211"/>
          <table:table-cell office:value-type="float" office:value="3.6566529999999999" table:style-name="ce211">
            <text:p>3.7</text:p>
          </table:table-cell>
          <table:table-cell table:style-name="ce211"/>
          <table:table-cell office:value-type="float" office:value="3.4634419999999997" table:style-name="ce211">
            <text:p>3.5</text:p>
          </table:table-cell>
          <table:table-cell table:style-name="ce211"/>
          <table:table-cell office:value-type="float" office:value="3.8823209999999997" table:style-name="ce211">
            <text:p>3.9</text:p>
          </table:table-cell>
          <table:table-cell table:style-name="ce82"/>
          <table:table-cell office:value-type="float" office:value="5.3538090000000018" table:style-name="ce211">
            <text:p>5.4</text:p>
          </table:table-cell>
          <table:table-cell table:number-columns-repeated="16357"/>
        </table:table-row>
        <table:table-row table:style-name="ro7">
          <table:table-cell table:style-name="ce209"/>
          <table:table-cell table:style-name="ce204"/>
          <table:table-cell table:number-columns-repeated="7" table:style-name="ce213"/>
          <table:table-cell table:number-columns-repeated="9" table:style-name="ce214"/>
          <table:table-cell table:number-columns-repeated="7" table:style-name="ce216"/>
          <table:table-cell table:style-name="ce82"/>
          <table:table-cell table:style-name="ce216"/>
          <table:table-cell table:number-columns-repeated="16357"/>
        </table:table-row>
        <table:table-row table:style-name="ro6">
          <table:table-cell office:value-type="string" table:style-name="ce218">
            <text:p>Total available for domestic use<text:span text:style-name="T1"><text:s/>(c)</text:span></text:p>
          </table:table-cell>
          <table:table-cell table:style-name="ce219"/>
          <table:table-cell office:value-type="float" office:value="81.466819900000033" table:style-name="ce220">
            <text:p>81.5</text:p>
          </table:table-cell>
          <table:table-cell office:value-type="float" office:value="89.478324099999995" table:style-name="ce220">
            <text:p>89.5</text:p>
          </table:table-cell>
          <table:table-cell table:style-name="ce220"/>
          <table:table-cell office:value-type="float" office:value="71.602673499999952" table:style-name="ce220">
            <text:p>71.6</text:p>
          </table:table-cell>
          <table:table-cell table:style-name="ce220"/>
          <table:table-cell office:value-type="float" office:value="72.288647199999986" table:style-name="ce220">
            <text:p>72.3</text:p>
          </table:table-cell>
          <table:table-cell table:style-name="ce220"/>
          <table:table-cell office:value-type="float" office:value="75.484343900000027" table:style-name="ce221">
            <text:p>75.5</text:p>
          </table:table-cell>
          <table:table-cell table:style-name="ce221"/>
          <table:table-cell office:value-type="float" office:value="79.389201099999994" table:style-name="ce221">
            <text:p>79.4</text:p>
          </table:table-cell>
          <table:table-cell office:value-type="string" table:style-name="ce221">
            <text:p>R</text:p>
          </table:table-cell>
          <table:table-cell office:value-type="float" office:value="78.376874199999989" table:style-name="ce221">
            <text:p>78.4</text:p>
          </table:table-cell>
          <table:table-cell table:style-name="ce221"/>
          <table:table-cell office:value-type="float" office:value="185.35331719616576" table:style-name="ce221">
            <text:p>185.4</text:p>
          </table:table-cell>
          <table:table-cell office:value-type="float" office:value="194.82781610999999" table:style-name="ce221">
            <text:p>194.8</text:p>
          </table:table-cell>
          <table:table-cell office:value-type="string" table:style-name="ce221">
            <text:p>R</text:p>
          </table:table-cell>
          <table:table-cell office:value-type="float" office:value="166.74616695000003" table:style-name="ce222">
            <text:p>166.7</text:p>
          </table:table-cell>
          <table:table-cell table:style-name="ce222"/>
          <table:table-cell office:value-type="float" office:value="154.28354934999999" table:style-name="ce222">
            <text:p>154.3</text:p>
          </table:table-cell>
          <table:table-cell table:style-name="ce222"/>
          <table:table-cell office:value-type="float" office:value="177.05140971999998" table:style-name="ce222">
            <text:p>177.1</text:p>
          </table:table-cell>
          <table:table-cell table:style-name="ce222"/>
          <table:table-cell office:value-type="float" office:value="206.24398007000002" table:style-name="ce222">
            <text:p>206.2</text:p>
          </table:table-cell>
          <table:table-cell office:value-type="string" table:style-name="ce90">
            <text:p>R</text:p>
          </table:table-cell>
          <table:table-cell office:value-type="float" office:value="224.7882174042511" table:style-name="ce222">
            <text:p>224.8</text:p>
          </table:table-cell>
          <table:table-cell table:number-columns-repeated="16357"/>
        </table:table-row>
        <table:table-row table:style-name="ro17">
          <table:table-cell office:value-type="string" table:style-name="ce204">
            <text:p>Source: <text:s/>H.M. Revenue and Customs and Fisheries Administrations in the UK</text:p>
          </table:table-cell>
          <table:table-cell table:style-name="ce204"/>
          <table:table-cell table:number-columns-repeated="7" table:style-name="ce225"/>
          <table:table-cell table:number-columns-repeated="6" table:style-name="ce226"/>
          <table:table-cell table:number-columns-repeated="8" table:style-name="ce203"/>
          <table:table-cell table:number-columns-repeated="4" table:style-name="ce191"/>
          <table:table-cell table:number-columns-repeated="16357"/>
        </table:table-row>
        <table:table-row table:style-name="ro8">
          <table:table-cell table:style-name="ce209"/>
          <table:table-cell table:style-name="ce204"/>
          <table:table-cell table:number-columns-repeated="3" table:style-name="ce225"/>
          <table:table-cell table:number-columns-repeated="22" table:style-name="ce227"/>
          <table:table-cell table:number-columns-repeated="16357"/>
        </table:table-row>
        <table:table-row table:style-name="ro8">
          <table:table-cell office:value-type="string" table:style-name="ce204">
            <text:p>(a)</text:p>
          </table:table-cell>
          <table:table-cell office:value-type="string" table:style-name="ce204">
            <text:p>Landings are given in terms of landed weight.</text:p>
          </table:table-cell>
          <table:table-cell table:number-columns-repeated="7" table:style-name="ce225"/>
          <table:table-cell table:number-columns-repeated="6" table:style-name="ce226"/>
          <table:table-cell table:number-columns-repeated="12" table:style-name="ce203"/>
          <table:table-cell table:number-columns-repeated="16357"/>
        </table:table-row>
        <table:table-row table:style-name="ro8">
          <table:table-cell office:value-type="string" table:style-name="ce204">
            <text:p>(b)</text:p>
          </table:table-cell>
          <table:table-cell office:value-type="string" table:style-name="ce204">
            <text:p>Excludes fish products.</text:p>
          </table:table-cell>
          <table:table-cell table:number-columns-repeated="7" table:style-name="ce225"/>
          <table:table-cell table:number-columns-repeated="6" table:style-name="ce226"/>
          <table:table-cell table:number-columns-repeated="12" table:style-name="ce203"/>
          <table:table-cell table:number-columns-repeated="16357"/>
        </table:table-row>
        <table:table-row table:style-name="ro8">
          <table:table-cell office:value-type="string" table:style-name="ce204">
            <text:p>(c)</text:p>
          </table:table-cell>
          <table:table-cell office:value-type="string" table:style-name="ce204">
            <text:p>Excludes sources of fish other than imports and landings into the UK by UK vessels from sea fisheries.</text:p>
          </table:table-cell>
          <table:table-cell table:number-columns-repeated="7" table:style-name="ce225"/>
          <table:table-cell table:number-columns-repeated="6" table:style-name="ce226"/>
          <table:table-cell table:number-columns-repeated="12" table:style-name="ce203"/>
          <table:table-cell table:number-columns-repeated="16357"/>
        </table:table-row>
        <table:table-row table:number-rows-repeated="2" table:style-name="ro8">
          <table:table-cell table:number-columns-repeated="16384"/>
        </table:table-row>
        <table:table-row table:style-name="ro8">
          <table:table-cell table:style-name="ce209"/>
          <table:table-cell table:style-name="ce204"/>
          <table:table-cell table:number-columns-repeated="7" table:style-name="ce227"/>
          <table:table-cell table:number-columns-repeated="12" table:style-name="ce228"/>
          <table:table-cell table:style-name="ce203"/>
          <table:table-cell table:number-columns-repeated="5" table:style-name="ce228"/>
          <table:table-cell table:number-columns-repeated="16357"/>
        </table:table-row>
        <table:table-row table:style-name="ro8">
          <table:table-cell table:number-columns-repeated="16384"/>
        </table:table-row>
        <table:table-row table:style-name="ro8">
          <table:table-cell table:style-name="ce209"/>
          <table:table-cell table:style-name="ce204"/>
          <table:table-cell table:number-columns-repeated="7" table:style-name="ce225"/>
          <table:table-cell table:number-columns-repeated="2" table:style-name="ce226"/>
          <table:table-cell table:number-columns-repeated="16" table:style-name="ce229"/>
          <table:table-cell table:number-columns-repeated="16357"/>
        </table:table-row>
        <table:table-row table:style-name="ro8">
          <table:table-cell table:number-columns-repeated="16384"/>
        </table:table-row>
        <table:table-row table:style-name="ro8">
          <table:table-cell table:style-name="ce209"/>
          <table:table-cell table:style-name="ce204"/>
          <table:table-cell table:number-columns-repeated="7" table:style-name="ce225"/>
          <table:table-cell table:number-columns-repeated="2" table:style-name="ce226"/>
          <table:table-cell table:number-columns-repeated="16" table:style-name="ce229"/>
          <table:table-cell table:number-columns-repeated="16357"/>
        </table:table-row>
        <table:table-row table:number-rows-repeated="1048550" table:style-name="ro8">
          <table:table-cell table:number-columns-repeated="16384"/>
        </table:table-row>
        <table:named-expressions>
          <table:named-range table:name="Print_Area" table:cell-range-address="Table_4_4b.$A$1:Table_4_4b.$AA$19" table:base-cell-address="Table_4_4b.$A$1"/>
        </table:named-expressions>
      </table:table>
      <table:table table:name="Table_4_4c" table:style-name="ta9">
        <table:table-column table:style-name="co28" table:default-cell-style-name="ce209"/>
        <table:table-column table:style-name="co29" table:default-cell-style-name="ce204"/>
        <table:table-column table:style-name="co7" table:number-columns-repeated="2" table:default-cell-style-name="ce225" table:visibility="collapse"/>
        <table:table-column table:style-name="co8" table:default-cell-style-name="ce225" table:visibility="collapse"/>
        <table:table-column table:style-name="co9" table:default-cell-style-name="ce225"/>
        <table:table-column table:style-name="co8" table:default-cell-style-name="ce225"/>
        <table:table-column table:style-name="co9" table:default-cell-style-name="ce225"/>
        <table:table-column table:style-name="co8" table:default-cell-style-name="ce225"/>
        <table:table-column table:style-name="co9" table:default-cell-style-name="ce226"/>
        <table:table-column table:style-name="co8" table:default-cell-style-name="ce226"/>
        <table:table-column table:style-name="co9" table:default-cell-style-name="ce226"/>
        <table:table-column table:style-name="co10" table:default-cell-style-name="ce226"/>
        <table:table-column table:style-name="co9" table:default-cell-style-name="ce226"/>
        <table:table-column table:style-name="co30" table:default-cell-style-name="ce226"/>
        <table:table-column table:style-name="co7" table:number-columns-repeated="2" table:default-cell-style-name="ce203" table:visibility="collapse"/>
        <table:table-column table:style-name="co8" table:default-cell-style-name="ce203" table:visibility="collapse"/>
        <table:table-column table:style-name="co9" table:default-cell-style-name="ce203"/>
        <table:table-column table:style-name="co8" table:default-cell-style-name="ce203"/>
        <table:table-column table:style-name="co9" table:default-cell-style-name="ce203"/>
        <table:table-column table:style-name="co8" table:default-cell-style-name="ce203"/>
        <table:table-column table:style-name="co9" table:default-cell-style-name="ce203"/>
        <table:table-column table:style-name="co8" table:default-cell-style-name="ce203"/>
        <table:table-column table:style-name="co9" table:default-cell-style-name="ce203"/>
        <table:table-column table:style-name="co8" table:default-cell-style-name="ce203"/>
        <table:table-column table:style-name="co9" table:default-cell-style-name="ce203"/>
        <table:table-column table:style-name="co1" table:number-columns-repeated="16357" table:default-cell-style-name="ce204"/>
        <table:table-row table:style-name="ro4">
          <table:table-cell office:value-type="string" table:style-name="ce185">
            <text:p>TABLE 4.4c <text:s/>Balance sheet for shrimps and prawns for the UK: 2015 to 2019</text:p>
          </table:table-cell>
          <table:table-cell table:style-name="ce186"/>
          <table:table-cell table:number-columns-repeated="7" table:style-name="ce187"/>
          <table:table-cell table:number-columns-repeated="6" table:style-name="ce188"/>
          <table:table-cell table:number-columns-repeated="12" table:style-name="ce189"/>
          <table:table-cell table:number-columns-repeated="16357" table:style-name="ce186"/>
        </table:table-row>
        <table:table-row table:style-name="ro18">
          <table:table-cell table:number-columns-repeated="2" table:style-name="ce59"/>
          <table:table-cell table:number-columns-repeated="3" table:style-name="ce190"/>
          <table:table-cell table:number-columns-repeated="4" table:style-name="ce231"/>
          <table:table-cell table:number-columns-repeated="5" table:style-name="ce193"/>
          <table:table-cell table:style-name="ce232"/>
          <table:table-cell table:number-columns-repeated="3" table:style-name="ce191"/>
          <table:table-cell table:number-columns-repeated="3" table:style-name="ce193"/>
          <table:table-cell table:number-columns-repeated="6" table:style-name="ce191"/>
          <table:table-cell table:number-columns-repeated="16357" table:style-name="ce190"/>
        </table:table-row>
        <table:table-row table:style-name="ro1">
          <table:table-cell table:number-columns-repeated="2" table:style-name="ce65"/>
          <table:table-cell office:value-type="string" table:number-columns-spanned="12" table:number-rows-spanned="1" table:style-name="ce108">
            <text:p>Quantity ('000 tonnes)</text:p>
          </table:table-cell>
          <table:covered-table-cell table:number-columns-repeated="11"/>
          <table:table-cell table:style-name="ce195"/>
          <table:table-cell table:number-columns-repeated="3" table:style-name="ce196"/>
          <table:table-cell office:value-type="string" table:number-columns-spanned="9" table:number-rows-spanned="1" table:style-name="ce230">
            <text:p>Value (£ million)</text:p>
          </table:table-cell>
          <table:covered-table-cell table:number-columns-repeated="8"/>
          <table:table-cell table:number-columns-repeated="16357" table:style-name="ce190"/>
        </table:table-row>
        <table:table-row table:style-name="ro6">
          <table:table-cell table:number-columns-repeated="2" table:style-name="ce198"/>
          <table:table-cell office:value-type="float" office:value="2011" table:style-name="ce72">
            <text:p>2011</text:p>
          </table:table-cell>
          <table:table-cell office:value-type="float" office:value="2012" table:style-name="ce72">
            <text:p>2012</text:p>
          </table:table-cell>
          <table:table-cell table:style-name="ce72"/>
          <table:table-cell office:value-type="float" office:value="2015" table:style-name="ce72">
            <text:p>2015</text:p>
          </table:table-cell>
          <table:table-cell table:style-name="ce72"/>
          <table:table-cell office:value-type="float" office:value="2016" table:style-name="ce72">
            <text:p>2016</text:p>
          </table:table-cell>
          <table:table-cell table:style-name="ce72"/>
          <table:table-cell office:value-type="float" office:value="2017" table:style-name="ce157">
            <text:p>2017</text:p>
          </table:table-cell>
          <table:table-cell table:style-name="ce157"/>
          <table:table-cell office:value-type="float" office:value="2018" table:style-name="ce157">
            <text:p>2018</text:p>
          </table:table-cell>
          <table:table-cell table:style-name="ce157"/>
          <table:table-cell office:value-type="float" office:value="2019" table:style-name="ce157">
            <text:p>2019</text:p>
          </table:table-cell>
          <table:table-cell table:style-name="ce199"/>
          <table:table-cell office:value-type="float" office:value="2011" table:style-name="ce157">
            <text:p>2011</text:p>
          </table:table-cell>
          <table:table-cell office:value-type="float" office:value="2012" table:style-name="ce157">
            <text:p>2012</text:p>
          </table:table-cell>
          <table:table-cell table:style-name="ce157"/>
          <table:table-cell office:value-type="float" office:value="2015" table:style-name="ce72">
            <text:p>2015</text:p>
          </table:table-cell>
          <table:table-cell table:style-name="ce72"/>
          <table:table-cell office:value-type="float" office:value="2016" table:style-name="ce72">
            <text:p>2016</text:p>
          </table:table-cell>
          <table:table-cell table:style-name="ce72"/>
          <table:table-cell office:value-type="float" office:value="2017" table:style-name="ce157">
            <text:p>2017</text:p>
          </table:table-cell>
          <table:table-cell table:style-name="ce157"/>
          <table:table-cell office:value-type="float" office:value="2018" table:style-name="ce157">
            <text:p>2018</text:p>
          </table:table-cell>
          <table:table-cell table:style-name="ce157"/>
          <table:table-cell office:value-type="float" office:value="2019" table:style-name="ce157">
            <text:p>2019</text:p>
          </table:table-cell>
          <table:table-cell table:number-columns-repeated="16357" table:style-name="ce190"/>
        </table:table-row>
        <table:table-row table:style-name="ro16">
          <table:table-cell table:number-columns-repeated="2" table:style-name="ce66"/>
          <table:table-cell table:number-columns-repeated="7" table:style-name="ce201"/>
          <table:table-cell table:number-columns-repeated="5" table:style-name="ce202"/>
          <table:table-cell table:number-columns-repeated="10" table:style-name="ce203"/>
          <table:table-cell table:number-columns-repeated="3" table:style-name="ce202"/>
          <table:table-cell table:number-columns-repeated="16357"/>
        </table:table-row>
        <table:table-row table:style-name="ro11">
          <table:table-cell office:value-type="string" table:style-name="ce204">
            <text:p>Landings by UK vessels into the UK<text:s/><text:span text:style-name="T2">(a)</text:span></text:p>
          </table:table-cell>
          <table:table-cell table:style-name="ce204"/>
          <table:table-cell office:value-type="float" office:value="0.44318830000000015" table:style-name="ce205">
            <text:p>0.4</text:p>
          </table:table-cell>
          <table:table-cell office:value-type="float" office:value="0.95728259999999943" table:style-name="ce205">
            <text:p>1.0</text:p>
          </table:table-cell>
          <table:table-cell table:style-name="ce205"/>
          <table:table-cell office:value-type="float" office:value="0.61389449999999901" table:style-name="ce205">
            <text:p>0.6</text:p>
          </table:table-cell>
          <table:table-cell table:style-name="ce205"/>
          <table:table-cell office:value-type="float" office:value="0.32597169999999998" table:style-name="ce205">
            <text:p>0.3</text:p>
          </table:table-cell>
          <table:table-cell table:style-name="ce205"/>
          <table:table-cell office:value-type="float" office:value="0.57696220000000031" table:style-name="ce207">
            <text:p>0.6</text:p>
          </table:table-cell>
          <table:table-cell table:style-name="ce82"/>
          <table:table-cell office:value-type="float" office:value="1.1293878000000011" table:style-name="ce207">
            <text:p>1.1</text:p>
          </table:table-cell>
          <table:table-cell table:style-name="ce82"/>
          <table:table-cell office:value-type="float" office:value="0.35247619999999991" table:style-name="ce207">
            <text:p>0.4</text:p>
          </table:table-cell>
          <table:table-cell table:style-name="ce206"/>
          <table:table-cell office:value-type="float" office:value="0.74740144000000019" table:style-name="ce206">
            <text:p>0.7</text:p>
          </table:table-cell>
          <table:table-cell office:value-type="float" office:value="2.3762613800000012" table:style-name="ce206">
            <text:p>2.4</text:p>
          </table:table-cell>
          <table:table-cell table:style-name="ce206"/>
          <table:table-cell office:value-type="float" office:value="1.3803445999999999" table:style-name="ce206">
            <text:p>1.4</text:p>
          </table:table-cell>
          <table:table-cell table:style-name="ce206"/>
          <table:table-cell office:value-type="float" office:value="0.81828745999999997" table:style-name="ce206">
            <text:p>0.8</text:p>
          </table:table-cell>
          <table:table-cell table:style-name="ce206"/>
          <table:table-cell office:value-type="float" office:value="2.5601729200000025" table:style-name="ce206">
            <text:p>2.6</text:p>
          </table:table-cell>
          <table:table-cell table:style-name="ce82"/>
          <table:table-cell office:value-type="float" office:value="2.7140316800000002" table:style-name="ce206">
            <text:p>2.7</text:p>
          </table:table-cell>
          <table:table-cell table:style-name="ce82"/>
          <table:table-cell office:value-type="float" office:value="0.68208162999999999" table:style-name="ce206">
            <text:p>0.7</text:p>
          </table:table-cell>
          <table:table-cell table:number-columns-repeated="16357"/>
        </table:table-row>
        <table:table-row table:style-name="ro8">
          <table:table-cell table:style-name="ce209"/>
          <table:table-cell table:style-name="ce204"/>
          <table:table-cell table:number-columns-repeated="7" table:style-name="ce210"/>
          <table:table-cell table:number-columns-repeated="3" table:style-name="ce207"/>
          <table:table-cell table:style-name="ce82"/>
          <table:table-cell table:style-name="ce207"/>
          <table:table-cell table:number-columns-repeated="10" table:style-name="ce211"/>
          <table:table-cell table:style-name="ce207"/>
          <table:table-cell table:style-name="ce82"/>
          <table:table-cell table:style-name="ce207"/>
          <table:table-cell table:number-columns-repeated="16357"/>
        </table:table-row>
        <table:table-row table:style-name="ro7">
          <table:table-cell office:value-type="string" table:style-name="ce204">
            <text:p>Imports<text:s/><text:span text:style-name="T2">(b)</text:span></text:p>
          </table:table-cell>
          <table:table-cell table:style-name="ce204"/>
          <table:table-cell office:value-type="float" office:value="90.378133999999989" table:style-name="ce212">
            <text:p>90.4</text:p>
          </table:table-cell>
          <table:table-cell office:value-type="float" office:value="85.775139999999993" table:style-name="ce212">
            <text:p>85.8</text:p>
          </table:table-cell>
          <table:table-cell table:style-name="ce212"/>
          <table:table-cell office:value-type="float" office:value="77.366792999999987" table:style-name="ce212">
            <text:p>77.4</text:p>
          </table:table-cell>
          <table:table-cell table:style-name="ce212"/>
          <table:table-cell office:value-type="float" office:value="81.793581000000003" table:style-name="ce212">
            <text:p>81.8</text:p>
          </table:table-cell>
          <table:table-cell table:style-name="ce212"/>
          <table:table-cell office:value-type="float" office:value="81.02240500000002" table:style-name="ce211">
            <text:p>81.0</text:p>
          </table:table-cell>
          <table:table-cell table:style-name="ce211"/>
          <table:table-cell office:value-type="float" office:value="80.222623999999939" table:style-name="ce211">
            <text:p>80.2</text:p>
          </table:table-cell>
          <table:table-cell table:style-name="ce82"/>
          <table:table-cell office:value-type="float" office:value="78.223209999999995" table:style-name="ce211">
            <text:p>78.2</text:p>
          </table:table-cell>
          <table:table-cell table:style-name="ce211"/>
          <table:table-cell office:value-type="float" office:value="526.43870100000004" table:style-name="ce211">
            <text:p>526.4</text:p>
          </table:table-cell>
          <table:table-cell office:value-type="float" office:value="526.43870100000004" table:style-name="ce211">
            <text:p>526.4</text:p>
          </table:table-cell>
          <table:table-cell office:value-type="string" table:style-name="ce211">
            <text:p>R</text:p>
          </table:table-cell>
          <table:table-cell office:value-type="float" office:value="593.57410999999956" table:style-name="ce211">
            <text:p>593.6</text:p>
          </table:table-cell>
          <table:table-cell table:style-name="ce211"/>
          <table:table-cell office:value-type="float" office:value="644.48722699999985" table:style-name="ce211">
            <text:p>644.5</text:p>
          </table:table-cell>
          <table:table-cell table:style-name="ce211"/>
          <table:table-cell office:value-type="float" office:value="684.13374599999997" table:style-name="ce211">
            <text:p>684.1</text:p>
          </table:table-cell>
          <table:table-cell table:style-name="ce211"/>
          <table:table-cell office:value-type="float" office:value="640.43058699999972" table:style-name="ce211">
            <text:p>640.4</text:p>
          </table:table-cell>
          <table:table-cell office:value-type="string" table:style-name="ce82">
            <text:p>R</text:p>
          </table:table-cell>
          <table:table-cell office:value-type="float" office:value="633.31763699999976" table:style-name="ce211">
            <text:p>633.3</text:p>
          </table:table-cell>
          <table:table-cell table:number-columns-repeated="16357"/>
        </table:table-row>
        <table:table-row table:style-name="ro8">
          <table:table-cell table:style-name="ce209"/>
          <table:table-cell table:style-name="ce204"/>
          <table:table-cell table:number-columns-repeated="7" table:style-name="ce213"/>
          <table:table-cell table:number-columns-repeated="3" table:style-name="ce214"/>
          <table:table-cell table:style-name="ce82"/>
          <table:table-cell table:style-name="ce214"/>
          <table:table-cell table:number-columns-repeated="4" table:style-name="ce215"/>
          <table:table-cell table:number-columns-repeated="7" table:style-name="ce211"/>
          <table:table-cell table:style-name="ce82"/>
          <table:table-cell table:style-name="ce211"/>
          <table:table-cell table:number-columns-repeated="16357"/>
        </table:table-row>
        <table:table-row table:style-name="ro6">
          <table:table-cell office:value-type="string" table:style-name="ce218">
            <text:p>Total supplies<text:span text:style-name="T1"><text:s/>(c)</text:span></text:p>
          </table:table-cell>
          <table:table-cell table:style-name="ce219"/>
          <table:table-cell office:value-type="float" office:value="90.821322299999991" table:style-name="ce220">
            <text:p>90.8</text:p>
          </table:table-cell>
          <table:table-cell office:value-type="float" office:value="86.732422599999992" table:style-name="ce220">
            <text:p>86.7</text:p>
          </table:table-cell>
          <table:table-cell table:style-name="ce220"/>
          <table:table-cell office:value-type="float" office:value="77.980687499999988" table:style-name="ce220">
            <text:p>78.0</text:p>
          </table:table-cell>
          <table:table-cell table:style-name="ce220"/>
          <table:table-cell office:value-type="float" office:value="82.1195527" table:style-name="ce220">
            <text:p>82.1</text:p>
          </table:table-cell>
          <table:table-cell table:style-name="ce220"/>
          <table:table-cell office:value-type="float" office:value="81.599367200000017" table:style-name="ce221">
            <text:p>81.6</text:p>
          </table:table-cell>
          <table:table-cell table:style-name="ce221"/>
          <table:table-cell office:value-type="float" office:value="81.352011799999943" table:style-name="ce221">
            <text:p>81.4</text:p>
          </table:table-cell>
          <table:table-cell table:style-name="ce90"/>
          <table:table-cell office:value-type="float" office:value="78.575686199999993" table:style-name="ce221">
            <text:p>78.6</text:p>
          </table:table-cell>
          <table:table-cell table:style-name="ce221"/>
          <table:table-cell office:value-type="float" office:value="527.18610244000001" table:style-name="ce221">
            <text:p>527.2</text:p>
          </table:table-cell>
          <table:table-cell office:value-type="float" office:value="528.81496238" table:style-name="ce221">
            <text:p>528.8</text:p>
          </table:table-cell>
          <table:table-cell office:value-type="string" table:style-name="ce221">
            <text:p>R</text:p>
          </table:table-cell>
          <table:table-cell office:value-type="float" office:value="594.95445459999951" table:style-name="ce222">
            <text:p>595.0</text:p>
          </table:table-cell>
          <table:table-cell table:style-name="ce222"/>
          <table:table-cell office:value-type="float" office:value="645.30551445999981" table:style-name="ce222">
            <text:p>645.3</text:p>
          </table:table-cell>
          <table:table-cell table:style-name="ce222"/>
          <table:table-cell office:value-type="float" office:value="686.69391891999999" table:style-name="ce222">
            <text:p>686.7</text:p>
          </table:table-cell>
          <table:table-cell table:style-name="ce222"/>
          <table:table-cell office:value-type="float" office:value="643.14461867999967" table:style-name="ce222">
            <text:p>643.1</text:p>
          </table:table-cell>
          <table:table-cell office:value-type="string" table:style-name="ce90">
            <text:p>R</text:p>
          </table:table-cell>
          <table:table-cell office:value-type="float" office:value="633.99971862999973" table:style-name="ce222">
            <text:p>634.0</text:p>
          </table:table-cell>
          <table:table-cell table:number-columns-repeated="16357"/>
        </table:table-row>
        <table:table-row table:style-name="ro8">
          <table:table-cell table:style-name="ce209"/>
          <table:table-cell table:style-name="ce204"/>
          <table:table-cell table:number-columns-repeated="3" table:style-name="ce217"/>
          <table:table-cell table:number-columns-repeated="22" table:style-name="ce224"/>
          <table:table-cell table:number-columns-repeated="16357"/>
        </table:table-row>
        <table:table-row table:style-name="ro9">
          <table:table-cell office:value-type="string" table:style-name="ce204">
            <text:p>Exports<text:s/><text:span text:style-name="T2">(b)</text:span></text:p>
          </table:table-cell>
          <table:table-cell table:style-name="ce204"/>
          <table:table-cell office:value-type="float" office:value="14.735908000000004" table:style-name="ce212">
            <text:p>14.7</text:p>
          </table:table-cell>
          <table:table-cell office:value-type="float" office:value="13.717118999999995" table:style-name="ce212">
            <text:p>13.7</text:p>
          </table:table-cell>
          <table:table-cell table:style-name="ce212"/>
          <table:table-cell office:value-type="float" office:value="11.692393999999997" table:style-name="ce212">
            <text:p>11.7</text:p>
          </table:table-cell>
          <table:table-cell table:style-name="ce212"/>
          <table:table-cell office:value-type="float" office:value="12.598495000000003" table:style-name="ce212">
            <text:p>12.6</text:p>
          </table:table-cell>
          <table:table-cell table:style-name="ce212"/>
          <table:table-cell office:value-type="float" office:value="14.179425000000016" table:style-name="ce211">
            <text:p>14.2</text:p>
          </table:table-cell>
          <table:table-cell table:style-name="ce211"/>
          <table:table-cell office:value-type="float" office:value="13.139075000000005" table:style-name="ce211">
            <text:p>13.1</text:p>
          </table:table-cell>
          <table:table-cell office:value-type="string" table:style-name="ce82">
            <text:p>R</text:p>
          </table:table-cell>
          <table:table-cell office:value-type="float" office:value="11.233575000000004" table:style-name="ce211">
            <text:p>11.2</text:p>
          </table:table-cell>
          <table:table-cell table:style-name="ce211"/>
          <table:table-cell office:value-type="float" office:value="80.900134000000008" table:style-name="ce211">
            <text:p>80.9</text:p>
          </table:table-cell>
          <table:table-cell office:value-type="float" office:value="0" table:style-name="ce211">
            <text:p>-</text:p>
          </table:table-cell>
          <table:table-cell office:value-type="string" table:style-name="ce211">
            <text:p>R</text:p>
          </table:table-cell>
          <table:table-cell office:value-type="float" office:value="71.414282000000014" table:style-name="ce211">
            <text:p>71.4</text:p>
          </table:table-cell>
          <table:table-cell table:style-name="ce211"/>
          <table:table-cell office:value-type="float" office:value="86.499600000000015" table:style-name="ce211">
            <text:p>86.5</text:p>
          </table:table-cell>
          <table:table-cell table:style-name="ce211"/>
          <table:table-cell office:value-type="float" office:value="106.27840400000002" table:style-name="ce211">
            <text:p>106.3</text:p>
          </table:table-cell>
          <table:table-cell table:style-name="ce211"/>
          <table:table-cell office:value-type="float" office:value="88.578163999999987" table:style-name="ce211">
            <text:p>88.6</text:p>
          </table:table-cell>
          <table:table-cell office:value-type="string" table:style-name="ce82">
            <text:p>R</text:p>
          </table:table-cell>
          <table:table-cell office:value-type="float" office:value="75.92588300000007" table:style-name="ce211">
            <text:p>75.9</text:p>
          </table:table-cell>
          <table:table-cell table:number-columns-repeated="16357"/>
        </table:table-row>
        <table:table-row table:style-name="ro7">
          <table:table-cell table:style-name="ce209"/>
          <table:table-cell table:style-name="ce204"/>
          <table:table-cell table:number-columns-repeated="7" table:style-name="ce213"/>
          <table:table-cell table:number-columns-repeated="3" table:style-name="ce214"/>
          <table:table-cell table:style-name="ce82"/>
          <table:table-cell table:number-columns-repeated="5" table:style-name="ce214"/>
          <table:table-cell table:number-columns-repeated="7" table:style-name="ce216"/>
          <table:table-cell table:style-name="ce82"/>
          <table:table-cell table:style-name="ce216"/>
          <table:table-cell table:number-columns-repeated="16357"/>
        </table:table-row>
        <table:table-row table:style-name="ro6">
          <table:table-cell office:value-type="string" table:style-name="ce218">
            <text:p>Total available for domestic use<text:span text:style-name="T1"><text:s/>(c)</text:span></text:p>
          </table:table-cell>
          <table:table-cell table:style-name="ce219"/>
          <table:table-cell office:value-type="float" office:value="76.085414299999982" table:style-name="ce220">
            <text:p>76.1</text:p>
          </table:table-cell>
          <table:table-cell office:value-type="float" office:value="73.015303599999996" table:style-name="ce220">
            <text:p>73.0</text:p>
          </table:table-cell>
          <table:table-cell table:style-name="ce220"/>
          <table:table-cell office:value-type="float" office:value="66.288293499999995" table:style-name="ce220">
            <text:p>66.3</text:p>
          </table:table-cell>
          <table:table-cell table:style-name="ce220"/>
          <table:table-cell office:value-type="float" office:value="69.5210577" table:style-name="ce220">
            <text:p>69.5</text:p>
          </table:table-cell>
          <table:table-cell table:style-name="ce220"/>
          <table:table-cell office:value-type="float" office:value="67.419942200000008" table:style-name="ce221">
            <text:p>67.4</text:p>
          </table:table-cell>
          <table:table-cell table:style-name="ce221"/>
          <table:table-cell office:value-type="float" office:value="68.212936799999937" table:style-name="ce221">
            <text:p>68.2</text:p>
          </table:table-cell>
          <table:table-cell table:style-name="ce90"/>
          <table:table-cell office:value-type="float" office:value="67.342111199999991" table:style-name="ce221">
            <text:p>67.3</text:p>
          </table:table-cell>
          <table:table-cell table:style-name="ce221"/>
          <table:table-cell office:value-type="float" office:value="446.28596844000003" table:style-name="ce221">
            <text:p>446.3</text:p>
          </table:table-cell>
          <table:table-cell office:value-type="float" office:value="528.81496238" table:style-name="ce221">
            <text:p>528.8</text:p>
          </table:table-cell>
          <table:table-cell office:value-type="string" table:style-name="ce221">
            <text:p>R</text:p>
          </table:table-cell>
          <table:table-cell office:value-type="float" office:value="523.54017259999955" table:style-name="ce222">
            <text:p>523.5</text:p>
          </table:table-cell>
          <table:table-cell table:style-name="ce222"/>
          <table:table-cell office:value-type="float" office:value="558.80591445999983" table:style-name="ce222">
            <text:p>558.8</text:p>
          </table:table-cell>
          <table:table-cell table:style-name="ce222"/>
          <table:table-cell office:value-type="float" office:value="580.41551491999996" table:style-name="ce222">
            <text:p>580.4</text:p>
          </table:table-cell>
          <table:table-cell table:style-name="ce222"/>
          <table:table-cell office:value-type="float" office:value="554.56645467999965" table:style-name="ce222">
            <text:p>554.6</text:p>
          </table:table-cell>
          <table:table-cell office:value-type="string" table:style-name="ce90">
            <text:p>R</text:p>
          </table:table-cell>
          <table:table-cell office:value-type="float" office:value="558.07383562999962" table:style-name="ce222">
            <text:p>558.1</text:p>
          </table:table-cell>
          <table:table-cell table:number-columns-repeated="16357"/>
        </table:table-row>
        <table:table-row table:style-name="ro17">
          <table:table-cell office:value-type="string" table:style-name="ce204">
            <text:p>Source: <text:s/>H.M. Revenue and Customs and Fisheries Administrations in the UK</text:p>
          </table:table-cell>
          <table:table-cell table:style-name="ce204"/>
          <table:table-cell table:number-columns-repeated="3" table:style-name="ce225"/>
          <table:table-cell table:number-columns-repeated="22" table:style-name="ce227"/>
          <table:table-cell table:number-columns-repeated="16357"/>
        </table:table-row>
        <table:table-row table:style-name="ro8">
          <table:table-cell table:number-columns-repeated="16384"/>
        </table:table-row>
        <table:table-row table:style-name="ro8">
          <table:table-cell office:value-type="string" table:style-name="ce204">
            <text:p>(a)</text:p>
          </table:table-cell>
          <table:table-cell office:value-type="string" table:style-name="ce204">
            <text:p>Landings are given in terms of landed weight.</text:p>
          </table:table-cell>
          <table:table-cell table:number-columns-repeated="7" table:style-name="ce225"/>
          <table:table-cell table:number-columns-repeated="6" table:style-name="ce226"/>
          <table:table-cell table:number-columns-repeated="12" table:style-name="ce203"/>
          <table:table-cell table:number-columns-repeated="16357"/>
        </table:table-row>
        <table:table-row table:style-name="ro8">
          <table:table-cell office:value-type="string" table:style-name="ce204">
            <text:p>(b)</text:p>
          </table:table-cell>
          <table:table-cell office:value-type="string" table:style-name="ce204">
            <text:p>Excludes fish products.</text:p>
          </table:table-cell>
          <table:table-cell table:number-columns-repeated="7" table:style-name="ce225"/>
          <table:table-cell table:number-columns-repeated="6" table:style-name="ce226"/>
          <table:table-cell table:number-columns-repeated="12" table:style-name="ce203"/>
          <table:table-cell table:number-columns-repeated="16357"/>
        </table:table-row>
        <table:table-row table:style-name="ro8">
          <table:table-cell office:value-type="string" table:style-name="ce204">
            <text:p>(c)</text:p>
          </table:table-cell>
          <table:table-cell office:value-type="string" table:style-name="ce204">
            <text:p>Excludes sources of fish other than imports and landings into the UK by UK vessels from sea fisheries.</text:p>
          </table:table-cell>
          <table:table-cell table:number-columns-repeated="7" table:style-name="ce225"/>
          <table:table-cell table:number-columns-repeated="6" table:style-name="ce226"/>
          <table:table-cell table:number-columns-repeated="12" table:style-name="ce203"/>
          <table:table-cell table:number-columns-repeated="16357"/>
        </table:table-row>
        <table:table-row table:number-rows-repeated="2" table:style-name="ro8">
          <table:table-cell table:number-columns-repeated="16384"/>
        </table:table-row>
        <table:table-row table:style-name="ro8">
          <table:table-cell table:style-name="ce209"/>
          <table:table-cell table:style-name="ce204"/>
          <table:table-cell table:number-columns-repeated="2" table:style-name="ce227"/>
          <table:table-cell table:style-name="ce225"/>
          <table:table-cell table:number-columns-repeated="4" table:style-name="ce227"/>
          <table:table-cell table:number-columns-repeated="5" table:style-name="ce228"/>
          <table:table-cell table:style-name="ce226"/>
          <table:table-cell table:number-columns-repeated="2" table:style-name="ce228"/>
          <table:table-cell table:style-name="ce203"/>
          <table:table-cell table:number-columns-repeated="3" table:style-name="ce228"/>
          <table:table-cell table:style-name="ce203"/>
          <table:table-cell table:number-columns-repeated="5" table:style-name="ce228"/>
          <table:table-cell table:number-columns-repeated="16357"/>
        </table:table-row>
        <table:table-row table:style-name="ro8">
          <table:table-cell table:number-columns-repeated="16384"/>
        </table:table-row>
        <table:table-row table:style-name="ro8">
          <table:table-cell table:style-name="ce209"/>
          <table:table-cell table:style-name="ce204"/>
          <table:table-cell table:style-name="ce227"/>
          <table:table-cell table:number-columns-repeated="6" table:style-name="ce225"/>
          <table:table-cell table:number-columns-repeated="6" table:style-name="ce226"/>
          <table:table-cell table:number-columns-repeated="12" table:style-name="ce203"/>
          <table:table-cell table:number-columns-repeated="16357"/>
        </table:table-row>
        <table:table-row table:style-name="ro8">
          <table:table-cell table:style-name="ce209"/>
          <table:table-cell table:style-name="ce204"/>
          <table:table-cell table:number-columns-repeated="7" table:style-name="ce225"/>
          <table:table-cell table:number-columns-repeated="2" table:style-name="ce226"/>
          <table:table-cell table:style-name="ce229"/>
          <table:table-cell table:style-name="ce226"/>
          <table:table-cell table:style-name="ce229"/>
          <table:table-cell table:style-name="ce226"/>
          <table:table-cell table:number-columns-repeated="9" table:style-name="ce203"/>
          <table:table-cell table:style-name="ce229"/>
          <table:table-cell table:style-name="ce203"/>
          <table:table-cell table:style-name="ce229"/>
          <table:table-cell table:number-columns-repeated="16357"/>
        </table:table-row>
        <table:table-row table:style-name="ro8">
          <table:table-cell table:number-columns-repeated="16384"/>
        </table:table-row>
        <table:table-row table:style-name="ro8">
          <table:table-cell table:style-name="ce209"/>
          <table:table-cell table:style-name="ce204"/>
          <table:table-cell table:number-columns-repeated="5" table:style-name="ce225"/>
          <table:table-cell table:style-name="ce226"/>
          <table:table-cell table:style-name="ce225"/>
          <table:table-cell table:number-columns-repeated="2" table:style-name="ce226"/>
          <table:table-cell table:style-name="ce229"/>
          <table:table-cell table:style-name="ce226"/>
          <table:table-cell table:style-name="ce229"/>
          <table:table-cell table:style-name="ce226"/>
          <table:table-cell table:number-columns-repeated="9" table:style-name="ce203"/>
          <table:table-cell table:style-name="ce229"/>
          <table:table-cell table:style-name="ce203"/>
          <table:table-cell table:style-name="ce229"/>
          <table:table-cell table:number-columns-repeated="16357"/>
        </table:table-row>
        <table:table-row table:number-rows-repeated="1048549" table:style-name="ro8">
          <table:table-cell table:number-columns-repeated="16384"/>
        </table:table-row>
        <table:named-expressions>
          <table:named-range table:name="Print_Area" table:cell-range-address="Table_4_4c.$A$1:Table_4_4c.$AA$19" table:base-cell-address="Table_4_4c.$A$1"/>
        </table:named-expressions>
      </table:table>
      <table:table table:name="Table_4_4d" table:style-name="ta9">
        <table:table-column table:style-name="co28" table:default-cell-style-name="ce238"/>
        <table:table-column table:style-name="co29" table:default-cell-style-name="ce203"/>
        <table:table-column table:style-name="co7" table:number-columns-repeated="2" table:default-cell-style-name="ce226" table:visibility="collapse"/>
        <table:table-column table:style-name="co8" table:default-cell-style-name="ce203" table:visibility="collapse"/>
        <table:table-column table:style-name="co9" table:default-cell-style-name="ce226"/>
        <table:table-column table:style-name="co8" table:default-cell-style-name="ce226"/>
        <table:table-column table:style-name="co9" table:default-cell-style-name="ce226"/>
        <table:table-column table:style-name="co8" table:default-cell-style-name="ce226"/>
        <table:table-column table:style-name="co9" table:default-cell-style-name="ce226"/>
        <table:table-column table:style-name="co8" table:default-cell-style-name="ce226"/>
        <table:table-column table:style-name="co9" table:default-cell-style-name="ce226"/>
        <table:table-column table:style-name="co10" table:default-cell-style-name="ce226"/>
        <table:table-column table:style-name="co9" table:default-cell-style-name="ce226"/>
        <table:table-column table:style-name="co30" table:default-cell-style-name="ce226"/>
        <table:table-column table:style-name="co7" table:number-columns-repeated="2" table:default-cell-style-name="ce203" table:visibility="collapse"/>
        <table:table-column table:style-name="co8" table:default-cell-style-name="ce203" table:visibility="collapse"/>
        <table:table-column table:style-name="co9" table:default-cell-style-name="ce203"/>
        <table:table-column table:style-name="co8" table:default-cell-style-name="ce203"/>
        <table:table-column table:style-name="co9" table:default-cell-style-name="ce203"/>
        <table:table-column table:style-name="co8" table:default-cell-style-name="ce203"/>
        <table:table-column table:style-name="co9" table:default-cell-style-name="ce203"/>
        <table:table-column table:style-name="co8" table:default-cell-style-name="ce203"/>
        <table:table-column table:style-name="co9" table:default-cell-style-name="ce203"/>
        <table:table-column table:style-name="co31" table:default-cell-style-name="ce203"/>
        <table:table-column table:style-name="co9" table:default-cell-style-name="ce203"/>
        <table:table-column table:style-name="co1" table:number-columns-repeated="16357" table:default-cell-style-name="ce204"/>
        <table:table-row table:style-name="ro4">
          <table:table-cell office:value-type="string" table:style-name="ce234">
            <text:p>TABLE 4.4d <text:s/>Balance sheet for tuna for the UK: 2015 to 2019</text:p>
          </table:table-cell>
          <table:table-cell table:style-name="ce189"/>
          <table:table-cell table:number-columns-repeated="2" table:style-name="ce188"/>
          <table:table-cell table:style-name="ce189"/>
          <table:table-cell table:number-columns-repeated="10" table:style-name="ce188"/>
          <table:table-cell table:number-columns-repeated="12" table:style-name="ce189"/>
          <table:table-cell table:number-columns-repeated="16357" table:style-name="ce186"/>
        </table:table-row>
        <table:table-row table:style-name="ro18">
          <table:table-cell table:number-columns-repeated="2" table:style-name="ce235"/>
          <table:table-cell table:number-columns-repeated="2" table:style-name="ce191"/>
          <table:table-cell table:number-columns-repeated="10" table:style-name="ce193"/>
          <table:table-cell table:style-name="ce232"/>
          <table:table-cell table:number-columns-repeated="4" table:style-name="ce191"/>
          <table:table-cell table:number-columns-repeated="2" table:style-name="ce193"/>
          <table:table-cell table:number-columns-repeated="6" table:style-name="ce191"/>
          <table:table-cell table:number-columns-repeated="16357" table:style-name="ce190"/>
        </table:table-row>
        <table:table-row table:style-name="ro1">
          <table:table-cell table:number-columns-repeated="2" table:style-name="ce236"/>
          <table:table-cell office:value-type="string" table:number-columns-spanned="12" table:number-rows-spanned="1" table:style-name="ce108">
            <text:p>Quantity ('000 tonnes)</text:p>
          </table:table-cell>
          <table:covered-table-cell table:number-columns-repeated="11"/>
          <table:table-cell table:style-name="ce195"/>
          <table:table-cell table:number-columns-repeated="3" table:style-name="ce196"/>
          <table:table-cell office:value-type="string" table:number-columns-spanned="9" table:number-rows-spanned="1" table:style-name="ce230">
            <text:p>Value (£ million)</text:p>
          </table:table-cell>
          <table:covered-table-cell table:number-columns-repeated="8"/>
          <table:table-cell table:number-columns-repeated="16357" table:style-name="ce190"/>
        </table:table-row>
        <table:table-row table:style-name="ro6">
          <table:table-cell table:number-columns-repeated="2" table:style-name="ce237"/>
          <table:table-cell office:value-type="float" office:value="2011" table:style-name="ce72">
            <text:p>2011</text:p>
          </table:table-cell>
          <table:table-cell office:value-type="float" office:value="2012" table:style-name="ce72">
            <text:p>2012</text:p>
          </table:table-cell>
          <table:table-cell table:style-name="ce72"/>
          <table:table-cell office:value-type="float" office:value="2014" table:style-name="ce72">
            <text:p>2014</text:p>
          </table:table-cell>
          <table:table-cell table:style-name="ce72"/>
          <table:table-cell office:value-type="float" office:value="2015" table:style-name="ce72">
            <text:p>2015</text:p>
          </table:table-cell>
          <table:table-cell table:style-name="ce72"/>
          <table:table-cell office:value-type="float" office:value="2016" table:style-name="ce157">
            <text:p>2016</text:p>
          </table:table-cell>
          <table:table-cell table:style-name="ce157"/>
          <table:table-cell office:value-type="float" office:value="2017" table:style-name="ce157">
            <text:p>2017</text:p>
          </table:table-cell>
          <table:table-cell table:style-name="ce157"/>
          <table:table-cell office:value-type="float" office:value="2018" table:style-name="ce157">
            <text:p>2018</text:p>
          </table:table-cell>
          <table:table-cell table:style-name="ce199"/>
          <table:table-cell office:value-type="float" office:value="2011" table:style-name="ce157">
            <text:p>2011</text:p>
          </table:table-cell>
          <table:table-cell office:value-type="float" office:value="2012" table:style-name="ce157">
            <text:p>2012</text:p>
          </table:table-cell>
          <table:table-cell table:style-name="ce157"/>
          <table:table-cell office:value-type="float" office:value="2014" table:style-name="ce72">
            <text:p>2014</text:p>
          </table:table-cell>
          <table:table-cell table:style-name="ce72"/>
          <table:table-cell office:value-type="float" office:value="2015" table:style-name="ce72">
            <text:p>2015</text:p>
          </table:table-cell>
          <table:table-cell table:style-name="ce72"/>
          <table:table-cell office:value-type="float" office:value="2016" table:style-name="ce157">
            <text:p>2016</text:p>
          </table:table-cell>
          <table:table-cell table:style-name="ce157"/>
          <table:table-cell office:value-type="float" office:value="2017" table:style-name="ce157">
            <text:p>2017</text:p>
          </table:table-cell>
          <table:table-cell table:style-name="ce157"/>
          <table:table-cell office:value-type="float" office:value="2018" table:style-name="ce157">
            <text:p>2018</text:p>
          </table:table-cell>
          <table:table-cell table:number-columns-repeated="16357" table:style-name="ce190"/>
        </table:table-row>
        <table:table-row table:style-name="ro16">
          <table:table-cell table:number-columns-repeated="2" table:style-name="ce173"/>
          <table:table-cell table:number-columns-repeated="12" table:style-name="ce202"/>
          <table:table-cell table:number-columns-repeated="10" table:style-name="ce203"/>
          <table:table-cell table:number-columns-repeated="3" table:style-name="ce202"/>
          <table:table-cell table:number-columns-repeated="16357"/>
        </table:table-row>
        <table:table-row table:style-name="ro11">
          <table:table-cell office:value-type="string" table:style-name="ce203">
            <text:p>Landings by UK vessels into the UK<text:s/><text:span text:style-name="T2">(a)</text:span></text:p>
          </table:table-cell>
          <table:table-cell table:style-name="ce203"/>
          <table:table-cell office:value-type="float" office:value="4.8652000000000009E-3" table:style-name="ce206">
            <text:p>..</text:p>
          </table:table-cell>
          <table:table-cell office:value-type="float" office:value="1.9189999999999998E-4" table:style-name="ce206">
            <text:p>..</text:p>
          </table:table-cell>
          <table:table-cell table:style-name="ce206"/>
          <table:table-cell office:value-type="float" office:value="5.950000000000001E-5" table:style-name="ce206">
            <text:p>..</text:p>
          </table:table-cell>
          <table:table-cell table:style-name="ce206"/>
          <table:table-cell office:value-type="float" office:value="2.041E-4" table:style-name="ce206">
            <text:p>..</text:p>
          </table:table-cell>
          <table:table-cell table:style-name="ce206"/>
          <table:table-cell office:value-type="float" office:value="7.4199999999999988E-5" table:style-name="ce206">
            <text:p>..</text:p>
          </table:table-cell>
          <table:table-cell table:style-name="ce206"/>
          <table:table-cell office:value-type="float" office:value="7.4599999999999997E-5" table:style-name="ce207">
            <text:p>..</text:p>
          </table:table-cell>
          <table:table-cell table:style-name="ce82"/>
          <table:table-cell office:value-type="float" office:value="3.4300000000000007E-5" table:style-name="ce207">
            <text:p>..</text:p>
          </table:table-cell>
          <table:table-cell table:style-name="ce206"/>
          <table:table-cell office:value-type="float" office:value="2.4660760000000007E-2" table:style-name="ce206">
            <text:p>..</text:p>
          </table:table-cell>
          <table:table-cell office:value-type="float" office:value="8.0799999999999999E-5" table:style-name="ce206">
            <text:p>..</text:p>
          </table:table-cell>
          <table:table-cell table:style-name="ce206"/>
          <table:table-cell office:value-type="float" office:value="4.7670000000000003E-5" table:style-name="ce206">
            <text:p>..</text:p>
          </table:table-cell>
          <table:table-cell table:style-name="ce206"/>
          <table:table-cell office:value-type="float" office:value="1.4975999999999998E-4" table:style-name="ce206">
            <text:p>..</text:p>
          </table:table-cell>
          <table:table-cell table:style-name="ce206"/>
          <table:table-cell office:value-type="float" office:value="5.8589000000000004E-4" table:style-name="ce206">
            <text:p>..</text:p>
          </table:table-cell>
          <table:table-cell table:style-name="ce206"/>
          <table:table-cell office:value-type="float" office:value="6.6940999999999995E-4" table:style-name="ce206">
            <text:p>..</text:p>
          </table:table-cell>
          <table:table-cell table:style-name="ce82"/>
          <table:table-cell office:value-type="float" office:value="3.0540999999999999E-4" table:style-name="ce206">
            <text:p>..</text:p>
          </table:table-cell>
          <table:table-cell table:number-columns-repeated="16357"/>
        </table:table-row>
        <table:table-row table:style-name="ro8">
          <table:table-cell table:style-name="ce238"/>
          <table:table-cell table:style-name="ce203"/>
          <table:table-cell table:number-columns-repeated="10" table:style-name="ce207"/>
          <table:table-cell table:style-name="ce82"/>
          <table:table-cell table:style-name="ce207"/>
          <table:table-cell table:number-columns-repeated="10" table:style-name="ce211"/>
          <table:table-cell table:style-name="ce207"/>
          <table:table-cell table:style-name="ce82"/>
          <table:table-cell table:style-name="ce207"/>
          <table:table-cell table:number-columns-repeated="16357"/>
        </table:table-row>
        <table:table-row table:style-name="ro7">
          <table:table-cell office:value-type="string" table:style-name="ce203">
            <text:p>Imports<text:s/><text:span text:style-name="T2">(b)</text:span></text:p>
          </table:table-cell>
          <table:table-cell table:style-name="ce203"/>
          <table:table-cell office:value-type="float" office:value="97.965260000000029" table:style-name="ce211">
            <text:p>98.0</text:p>
          </table:table-cell>
          <table:table-cell office:value-type="float" office:value="89.672190999999998" table:style-name="ce211">
            <text:p>89.7</text:p>
          </table:table-cell>
          <table:table-cell table:style-name="ce211"/>
          <table:table-cell office:value-type="float" office:value="118.95763300000004" table:style-name="ce211">
            <text:p>119.0</text:p>
          </table:table-cell>
          <table:table-cell table:style-name="ce211"/>
          <table:table-cell office:value-type="float" office:value="122.6878160000001" table:style-name="ce211">
            <text:p>122.7</text:p>
          </table:table-cell>
          <table:table-cell table:style-name="ce211"/>
          <table:table-cell office:value-type="float" office:value="114.11750800000002" table:style-name="ce211">
            <text:p>114.1</text:p>
          </table:table-cell>
          <table:table-cell table:style-name="ce211"/>
          <table:table-cell office:value-type="float" office:value="109.52118500000003" table:style-name="ce211">
            <text:p>109.5</text:p>
          </table:table-cell>
          <table:table-cell table:style-name="ce82"/>
          <table:table-cell office:value-type="float" office:value="110.29656499999999" table:style-name="ce211">
            <text:p>110.3</text:p>
          </table:table-cell>
          <table:table-cell table:style-name="ce211"/>
          <table:table-cell office:value-type="float" office:value="267.99308600000001" table:style-name="ce211">
            <text:p>268.0</text:p>
          </table:table-cell>
          <table:table-cell office:value-type="float" office:value="267.99308600000001" table:style-name="ce211">
            <text:p>268.0</text:p>
          </table:table-cell>
          <table:table-cell office:value-type="string" table:style-name="ce211">
            <text:p>R</text:p>
          </table:table-cell>
          <table:table-cell office:value-type="float" office:value="357.38401799999968" table:style-name="ce211">
            <text:p>357.4</text:p>
          </table:table-cell>
          <table:table-cell table:style-name="ce211"/>
          <table:table-cell office:value-type="float" office:value="390.76523500000002" table:style-name="ce211">
            <text:p>390.8</text:p>
          </table:table-cell>
          <table:table-cell table:style-name="ce211"/>
          <table:table-cell office:value-type="float" office:value="428.60368099999994" table:style-name="ce211">
            <text:p>428.6</text:p>
          </table:table-cell>
          <table:table-cell table:style-name="ce211"/>
          <table:table-cell office:value-type="float" office:value="437.68741499999987" table:style-name="ce211">
            <text:p>437.7</text:p>
          </table:table-cell>
          <table:table-cell office:value-type="string" table:style-name="ce82">
            <text:p>R</text:p>
          </table:table-cell>
          <table:table-cell office:value-type="float" office:value="439.90978899999988" table:style-name="ce211">
            <text:p>439.9</text:p>
          </table:table-cell>
          <table:table-cell table:number-columns-repeated="16357"/>
        </table:table-row>
        <table:table-row table:style-name="ro8">
          <table:table-cell table:style-name="ce238"/>
          <table:table-cell table:style-name="ce203"/>
          <table:table-cell table:number-columns-repeated="10" table:style-name="ce214"/>
          <table:table-cell table:style-name="ce82"/>
          <table:table-cell table:style-name="ce214"/>
          <table:table-cell table:number-columns-repeated="4" table:style-name="ce215"/>
          <table:table-cell table:number-columns-repeated="7" table:style-name="ce211"/>
          <table:table-cell table:style-name="ce82"/>
          <table:table-cell table:style-name="ce211"/>
          <table:table-cell table:number-columns-repeated="16357"/>
        </table:table-row>
        <table:table-row table:style-name="ro6">
          <table:table-cell office:value-type="string" table:style-name="ce239">
            <text:p>Total supplies<text:span text:style-name="T1"><text:s/>(c)</text:span></text:p>
          </table:table-cell>
          <table:table-cell table:style-name="ce240"/>
          <table:table-cell office:value-type="float" office:value="97.970125200000027" table:style-name="ce221">
            <text:p>98.0</text:p>
          </table:table-cell>
          <table:table-cell office:value-type="float" office:value="89.672382900000002" table:style-name="ce221">
            <text:p>89.7</text:p>
          </table:table-cell>
          <table:table-cell table:style-name="ce221"/>
          <table:table-cell office:value-type="float" office:value="118.95769250000005" table:style-name="ce221">
            <text:p>119.0</text:p>
          </table:table-cell>
          <table:table-cell table:style-name="ce221"/>
          <table:table-cell office:value-type="float" office:value="122.6880201000001" table:style-name="ce221">
            <text:p>122.7</text:p>
          </table:table-cell>
          <table:table-cell table:style-name="ce221"/>
          <table:table-cell office:value-type="float" office:value="114.11758220000002" table:style-name="ce221">
            <text:p>114.1</text:p>
          </table:table-cell>
          <table:table-cell table:style-name="ce221"/>
          <table:table-cell office:value-type="float" office:value="109.52125960000004" table:style-name="ce221">
            <text:p>109.5</text:p>
          </table:table-cell>
          <table:table-cell table:style-name="ce90"/>
          <table:table-cell office:value-type="float" office:value="110.29659929999998" table:style-name="ce221">
            <text:p>110.3</text:p>
          </table:table-cell>
          <table:table-cell table:style-name="ce221"/>
          <table:table-cell office:value-type="float" office:value="268.01774676000002" table:style-name="ce221">
            <text:p>268.0</text:p>
          </table:table-cell>
          <table:table-cell office:value-type="float" office:value="267.99316679999998" table:style-name="ce221">
            <text:p>268.0</text:p>
          </table:table-cell>
          <table:table-cell office:value-type="string" table:style-name="ce221">
            <text:p>R</text:p>
          </table:table-cell>
          <table:table-cell office:value-type="float" office:value="357.3840656699997" table:style-name="ce222">
            <text:p>357.4</text:p>
          </table:table-cell>
          <table:table-cell table:style-name="ce222"/>
          <table:table-cell office:value-type="float" office:value="390.76538476000002" table:style-name="ce222">
            <text:p>390.8</text:p>
          </table:table-cell>
          <table:table-cell table:style-name="ce222"/>
          <table:table-cell office:value-type="float" office:value="428.60426688999996" table:style-name="ce222">
            <text:p>428.6</text:p>
          </table:table-cell>
          <table:table-cell table:style-name="ce222"/>
          <table:table-cell office:value-type="float" office:value="437.68808440999987" table:style-name="ce222">
            <text:p>437.7</text:p>
          </table:table-cell>
          <table:table-cell office:value-type="string" table:style-name="ce90">
            <text:p>R</text:p>
          </table:table-cell>
          <table:table-cell office:value-type="float" office:value="439.91009440999989" table:style-name="ce222">
            <text:p>439.9</text:p>
          </table:table-cell>
          <table:table-cell table:number-columns-repeated="16357"/>
        </table:table-row>
        <table:table-row table:style-name="ro8">
          <table:table-cell table:style-name="ce238"/>
          <table:table-cell table:style-name="ce203"/>
          <table:table-cell table:number-columns-repeated="3" table:style-name="ce216"/>
          <table:table-cell table:number-columns-repeated="7" table:style-name="ce233"/>
          <table:table-cell table:style-name="ce224"/>
          <table:table-cell table:number-columns-repeated="12" table:style-name="ce233"/>
          <table:table-cell table:style-name="ce224"/>
          <table:table-cell table:style-name="ce233"/>
          <table:table-cell table:number-columns-repeated="16357"/>
        </table:table-row>
        <table:table-row table:style-name="ro9">
          <table:table-cell office:value-type="string" table:style-name="ce203">
            <text:p>Exports<text:s/><text:span text:style-name="T2">(b)</text:span></text:p>
          </table:table-cell>
          <table:table-cell table:style-name="ce203"/>
          <table:table-cell office:value-type="float" office:value="3.1631149999999986" table:style-name="ce211">
            <text:p>3.2</text:p>
          </table:table-cell>
          <table:table-cell office:value-type="float" office:value="6.6613829999999972" table:style-name="ce211">
            <text:p>6.7</text:p>
          </table:table-cell>
          <table:table-cell table:style-name="ce211"/>
          <table:table-cell office:value-type="float" office:value="5.3168650000000026" table:style-name="ce211">
            <text:p>5.3</text:p>
          </table:table-cell>
          <table:table-cell table:style-name="ce211"/>
          <table:table-cell office:value-type="float" office:value="5.8842930000000022" table:style-name="ce211">
            <text:p>5.9</text:p>
          </table:table-cell>
          <table:table-cell table:style-name="ce211"/>
          <table:table-cell office:value-type="float" office:value="4.7998540000000025" table:style-name="ce211">
            <text:p>4.8</text:p>
          </table:table-cell>
          <table:table-cell table:style-name="ce211"/>
          <table:table-cell office:value-type="float" office:value="8.1738110000000059" table:style-name="ce211">
            <text:p>8.2</text:p>
          </table:table-cell>
          <table:table-cell table:style-name="ce82"/>
          <table:table-cell office:value-type="float" office:value="4.7791970000000008" table:style-name="ce211">
            <text:p>4.8</text:p>
          </table:table-cell>
          <table:table-cell table:style-name="ce211"/>
          <table:table-cell office:value-type="float" office:value="11.881948000000005" table:style-name="ce211">
            <text:p>11.9</text:p>
          </table:table-cell>
          <table:table-cell office:value-type="float" office:value="0" table:style-name="ce211">
            <text:p>-</text:p>
          </table:table-cell>
          <table:table-cell office:value-type="string" table:style-name="ce211">
            <text:p>R</text:p>
          </table:table-cell>
          <table:table-cell office:value-type="float" office:value="19.185320999999991" table:style-name="ce211">
            <text:p>19.2</text:p>
          </table:table-cell>
          <table:table-cell table:style-name="ce211"/>
          <table:table-cell office:value-type="float" office:value="22.615255000000005" table:style-name="ce211">
            <text:p>22.6</text:p>
          </table:table-cell>
          <table:table-cell table:style-name="ce211"/>
          <table:table-cell office:value-type="float" office:value="20.012180999999988" table:style-name="ce211">
            <text:p>20.0</text:p>
          </table:table-cell>
          <table:table-cell table:style-name="ce211"/>
          <table:table-cell office:value-type="float" office:value="25.530501000000015" table:style-name="ce211">
            <text:p>25.5</text:p>
          </table:table-cell>
          <table:table-cell table:style-name="ce82"/>
          <table:table-cell office:value-type="float" office:value="22.998221999999991" table:style-name="ce211">
            <text:p>23.0</text:p>
          </table:table-cell>
          <table:table-cell table:number-columns-repeated="16357"/>
        </table:table-row>
        <table:table-row table:style-name="ro7">
          <table:table-cell table:style-name="ce238"/>
          <table:table-cell table:style-name="ce203"/>
          <table:table-cell table:number-columns-repeated="10" table:style-name="ce214"/>
          <table:table-cell table:style-name="ce82"/>
          <table:table-cell table:number-columns-repeated="5" table:style-name="ce214"/>
          <table:table-cell table:number-columns-repeated="7" table:style-name="ce216"/>
          <table:table-cell table:style-name="ce82"/>
          <table:table-cell table:style-name="ce216"/>
          <table:table-cell table:number-columns-repeated="16357"/>
        </table:table-row>
        <table:table-row table:style-name="ro6">
          <table:table-cell office:value-type="string" table:style-name="ce239">
            <text:p>Total available for domestic use<text:span text:style-name="T1"><text:s/>(c)</text:span></text:p>
          </table:table-cell>
          <table:table-cell table:style-name="ce240"/>
          <table:table-cell office:value-type="float" office:value="94.807010200000022" table:style-name="ce221">
            <text:p>94.8</text:p>
          </table:table-cell>
          <table:table-cell office:value-type="float" office:value="83.010999900000002" table:style-name="ce221">
            <text:p>83.0</text:p>
          </table:table-cell>
          <table:table-cell table:style-name="ce221"/>
          <table:table-cell office:value-type="float" office:value="113.64082750000004" table:style-name="ce221">
            <text:p>113.6</text:p>
          </table:table-cell>
          <table:table-cell table:style-name="ce221"/>
          <table:table-cell office:value-type="float" office:value="116.8037271000001" table:style-name="ce221">
            <text:p>116.8</text:p>
          </table:table-cell>
          <table:table-cell table:style-name="ce221"/>
          <table:table-cell office:value-type="float" office:value="109.31772820000002" table:style-name="ce221">
            <text:p>109.3</text:p>
          </table:table-cell>
          <table:table-cell table:style-name="ce221"/>
          <table:table-cell office:value-type="float" office:value="101.34744860000004" table:style-name="ce221">
            <text:p>101.3</text:p>
          </table:table-cell>
          <table:table-cell office:value-type="string" table:style-name="ce90">
            <text:p>R</text:p>
          </table:table-cell>
          <table:table-cell office:value-type="float" office:value="105.51740229999999" table:style-name="ce221">
            <text:p>105.5</text:p>
          </table:table-cell>
          <table:table-cell table:style-name="ce221"/>
          <table:table-cell office:value-type="float" office:value="256.13579876" table:style-name="ce221">
            <text:p>256.1</text:p>
          </table:table-cell>
          <table:table-cell office:value-type="float" office:value="267.99316679999998" table:style-name="ce221">
            <text:p>268.0</text:p>
          </table:table-cell>
          <table:table-cell office:value-type="string" table:style-name="ce221">
            <text:p>R</text:p>
          </table:table-cell>
          <table:table-cell office:value-type="float" office:value="338.19874466999971" table:style-name="ce222">
            <text:p>338.2</text:p>
          </table:table-cell>
          <table:table-cell table:style-name="ce222"/>
          <table:table-cell office:value-type="float" office:value="368.15012976000003" table:style-name="ce222">
            <text:p>368.2</text:p>
          </table:table-cell>
          <table:table-cell table:style-name="ce222"/>
          <table:table-cell office:value-type="float" office:value="408.59208588999996" table:style-name="ce222">
            <text:p>408.6</text:p>
          </table:table-cell>
          <table:table-cell table:style-name="ce222"/>
          <table:table-cell office:value-type="float" office:value="412.15758340999986" table:style-name="ce222">
            <text:p>412.2</text:p>
          </table:table-cell>
          <table:table-cell office:value-type="string" table:style-name="ce90">
            <text:p>R</text:p>
          </table:table-cell>
          <table:table-cell office:value-type="float" office:value="416.91187240999989" table:style-name="ce222">
            <text:p>416.9</text:p>
          </table:table-cell>
          <table:table-cell table:number-columns-repeated="16357"/>
        </table:table-row>
        <table:table-row table:style-name="ro17">
          <table:table-cell office:value-type="string" table:style-name="ce203">
            <text:p>Source: <text:s/>H.M. Revenue and Customs and Fisheries Administrations in the UK</text:p>
          </table:table-cell>
          <table:table-cell table:style-name="ce203"/>
          <table:table-cell table:number-columns-repeated="2" table:style-name="ce226"/>
          <table:table-cell table:style-name="ce203"/>
          <table:table-cell table:number-columns-repeated="10" table:style-name="ce226"/>
          <table:table-cell table:number-columns-repeated="12" table:style-name="ce203"/>
          <table:table-cell table:number-columns-repeated="16357"/>
        </table:table-row>
        <table:table-row table:style-name="ro8">
          <table:table-cell table:style-name="ce238"/>
          <table:table-cell table:style-name="ce203"/>
          <table:table-cell table:number-columns-repeated="2" table:style-name="ce226"/>
          <table:table-cell table:style-name="ce203"/>
          <table:table-cell table:number-columns-repeated="22" table:style-name="ce228"/>
          <table:table-cell table:number-columns-repeated="16357"/>
        </table:table-row>
        <table:table-row table:style-name="ro8">
          <table:table-cell office:value-type="string" table:style-name="ce203">
            <text:p>(a)</text:p>
          </table:table-cell>
          <table:table-cell office:value-type="string" table:style-name="ce203">
            <text:p>Landings are given in terms of landed weight.</text:p>
          </table:table-cell>
          <table:table-cell table:number-columns-repeated="2" table:style-name="ce226"/>
          <table:table-cell table:style-name="ce203"/>
          <table:table-cell table:number-columns-repeated="10" table:style-name="ce226"/>
          <table:table-cell table:number-columns-repeated="12" table:style-name="ce203"/>
          <table:table-cell table:number-columns-repeated="16357"/>
        </table:table-row>
        <table:table-row table:style-name="ro8">
          <table:table-cell office:value-type="string" table:style-name="ce203">
            <text:p>(b)</text:p>
          </table:table-cell>
          <table:table-cell office:value-type="string" table:style-name="ce203">
            <text:p>Excludes fish products.</text:p>
          </table:table-cell>
          <table:table-cell table:number-columns-repeated="2" table:style-name="ce226"/>
          <table:table-cell table:style-name="ce203"/>
          <table:table-cell table:number-columns-repeated="10" table:style-name="ce226"/>
          <table:table-cell table:number-columns-repeated="12" table:style-name="ce203"/>
          <table:table-cell table:number-columns-repeated="16357"/>
        </table:table-row>
        <table:table-row table:style-name="ro8">
          <table:table-cell office:value-type="string" table:style-name="ce203">
            <text:p>(c)</text:p>
          </table:table-cell>
          <table:table-cell office:value-type="string" table:style-name="ce203">
            <text:p>Excludes sources of fish other than imports and landings into the UK by UK vessels from sea fisheries.</text:p>
          </table:table-cell>
          <table:table-cell table:number-columns-repeated="2" table:style-name="ce226"/>
          <table:table-cell table:style-name="ce203"/>
          <table:table-cell table:number-columns-repeated="10" table:style-name="ce226"/>
          <table:table-cell table:number-columns-repeated="12" table:style-name="ce203"/>
          <table:table-cell table:number-columns-repeated="16357"/>
        </table:table-row>
        <table:table-row table:number-rows-repeated="2" table:style-name="ro8">
          <table:table-cell table:number-columns-repeated="16384"/>
        </table:table-row>
        <table:table-row table:style-name="ro8">
          <table:table-cell table:style-name="ce238"/>
          <table:table-cell table:style-name="ce203"/>
          <table:table-cell table:number-columns-repeated="12" table:style-name="ce228"/>
          <table:table-cell table:style-name="ce226"/>
          <table:table-cell table:number-columns-repeated="6" table:style-name="ce228"/>
          <table:table-cell table:style-name="ce203"/>
          <table:table-cell table:number-columns-repeated="5" table:style-name="ce228"/>
          <table:table-cell table:number-columns-repeated="16357"/>
        </table:table-row>
        <table:table-row table:number-rows-repeated="2" table:style-name="ro8">
          <table:table-cell table:number-columns-repeated="16384"/>
        </table:table-row>
        <table:table-row table:style-name="ro8">
          <table:table-cell table:style-name="ce238"/>
          <table:table-cell table:style-name="ce203"/>
          <table:table-cell table:style-name="ce241"/>
          <table:table-cell table:style-name="ce226"/>
          <table:table-cell table:style-name="ce203"/>
          <table:table-cell table:number-columns-repeated="6" table:style-name="ce226"/>
          <table:table-cell table:number-columns-repeated="16" table:style-name="ce229"/>
          <table:table-cell table:number-columns-repeated="16357"/>
        </table:table-row>
        <table:table-row table:number-rows-repeated="1048551" table:style-name="ro8">
          <table:table-cell table:number-columns-repeated="16384"/>
        </table:table-row>
        <table:named-expressions>
          <table:named-range table:name="Print_Area" table:cell-range-address="Table_4_4d.$A$1:Table_4_4d.$AA$19" table:base-cell-address="Table_4_4d.$A$1"/>
        </table:named-expressions>
      </table:table>
      <table:table table:name="Table_4_4e" table:style-name="ta9">
        <table:table-column table:style-name="co28" table:default-cell-style-name="ce238"/>
        <table:table-column table:style-name="co29" table:default-cell-style-name="ce203"/>
        <table:table-column table:style-name="co7" table:default-cell-style-name="ce226" table:visibility="collapse"/>
        <table:table-column table:style-name="co9" table:default-cell-style-name="ce226" table:visibility="collapse"/>
        <table:table-column table:style-name="co8" table:default-cell-style-name="ce226" table:visibility="collapse"/>
        <table:table-column table:style-name="co9" table:default-cell-style-name="ce226"/>
        <table:table-column table:style-name="co8" table:default-cell-style-name="ce226"/>
        <table:table-column table:style-name="co9" table:default-cell-style-name="ce226"/>
        <table:table-column table:style-name="co8" table:default-cell-style-name="ce226"/>
        <table:table-column table:style-name="co9" table:default-cell-style-name="ce226"/>
        <table:table-column table:style-name="co8" table:default-cell-style-name="ce226"/>
        <table:table-column table:style-name="co9" table:default-cell-style-name="ce226"/>
        <table:table-column table:style-name="co10" table:default-cell-style-name="ce226"/>
        <table:table-column table:style-name="co9" table:default-cell-style-name="ce226"/>
        <table:table-column table:style-name="co30" table:default-cell-style-name="ce226"/>
        <table:table-column table:style-name="co7" table:default-cell-style-name="ce203" table:visibility="collapse"/>
        <table:table-column table:style-name="co9" table:default-cell-style-name="ce203" table:visibility="collapse"/>
        <table:table-column table:style-name="co8" table:default-cell-style-name="ce203" table:visibility="collapse"/>
        <table:table-column table:style-name="co9" table:default-cell-style-name="ce203"/>
        <table:table-column table:style-name="co8" table:default-cell-style-name="ce203"/>
        <table:table-column table:style-name="co9" table:default-cell-style-name="ce203"/>
        <table:table-column table:style-name="co8" table:default-cell-style-name="ce203"/>
        <table:table-column table:style-name="co9" table:default-cell-style-name="ce203"/>
        <table:table-column table:style-name="co8" table:default-cell-style-name="ce203"/>
        <table:table-column table:style-name="co9" table:default-cell-style-name="ce203"/>
        <table:table-column table:style-name="co10" table:default-cell-style-name="ce203"/>
        <table:table-column table:style-name="co9" table:default-cell-style-name="ce203"/>
        <table:table-column table:style-name="co1" table:number-columns-repeated="16357" table:default-cell-style-name="ce204"/>
        <table:table-row table:style-name="ro4">
          <table:table-cell office:value-type="string" table:style-name="ce234">
            <text:p>TABLE 4.4e <text:s/>Balance sheet for mackerel for the UK: 2015 to 2019</text:p>
          </table:table-cell>
          <table:table-cell table:style-name="ce189"/>
          <table:table-cell table:number-columns-repeated="13" table:style-name="ce188"/>
          <table:table-cell table:number-columns-repeated="12" table:style-name="ce189"/>
          <table:table-cell table:number-columns-repeated="16357" table:style-name="ce186"/>
        </table:table-row>
        <table:table-row table:style-name="ro18">
          <table:table-cell table:number-columns-repeated="2" table:style-name="ce235"/>
          <table:table-cell table:number-columns-repeated="4" table:style-name="ce191"/>
          <table:table-cell table:number-columns-repeated="8" table:style-name="ce193"/>
          <table:table-cell table:style-name="ce232"/>
          <table:table-cell table:number-columns-repeated="4" table:style-name="ce191"/>
          <table:table-cell table:number-columns-repeated="2" table:style-name="ce193"/>
          <table:table-cell table:number-columns-repeated="6" table:style-name="ce191"/>
          <table:table-cell table:number-columns-repeated="16357" table:style-name="ce190"/>
        </table:table-row>
        <table:table-row table:style-name="ro1">
          <table:table-cell table:number-columns-repeated="2" table:style-name="ce236"/>
          <table:table-cell office:value-type="string" table:number-columns-spanned="12" table:number-rows-spanned="1" table:style-name="ce108">
            <text:p>Quantity ('000 tonnes)</text:p>
          </table:table-cell>
          <table:covered-table-cell table:number-columns-repeated="11"/>
          <table:table-cell table:style-name="ce195"/>
          <table:table-cell table:number-columns-repeated="3" table:style-name="ce196"/>
          <table:table-cell office:value-type="string" table:number-columns-spanned="9" table:number-rows-spanned="1" table:style-name="ce230">
            <text:p>Value (£ million)</text:p>
          </table:table-cell>
          <table:covered-table-cell table:number-columns-repeated="8"/>
          <table:table-cell table:number-columns-repeated="16357" table:style-name="ce190"/>
        </table:table-row>
        <table:table-row table:style-name="ro6">
          <table:table-cell table:number-columns-repeated="2" table:style-name="ce237"/>
          <table:table-cell office:value-type="float" office:value="2011" table:style-name="ce72">
            <text:p>2011</text:p>
          </table:table-cell>
          <table:table-cell office:value-type="float" office:value="2012" table:style-name="ce72">
            <text:p>2012</text:p>
          </table:table-cell>
          <table:table-cell table:style-name="ce72"/>
          <table:table-cell office:value-type="float" office:value="2014" table:style-name="ce72">
            <text:p>2014</text:p>
          </table:table-cell>
          <table:table-cell table:style-name="ce72"/>
          <table:table-cell office:value-type="float" office:value="2015" table:style-name="ce72">
            <text:p>2015</text:p>
          </table:table-cell>
          <table:table-cell table:style-name="ce72"/>
          <table:table-cell office:value-type="float" office:value="2016" table:style-name="ce157">
            <text:p>2016</text:p>
          </table:table-cell>
          <table:table-cell table:style-name="ce157"/>
          <table:table-cell office:value-type="float" office:value="2017" table:style-name="ce157">
            <text:p>2017</text:p>
          </table:table-cell>
          <table:table-cell table:style-name="ce157"/>
          <table:table-cell office:value-type="float" office:value="2018" table:style-name="ce157">
            <text:p>2018</text:p>
          </table:table-cell>
          <table:table-cell table:style-name="ce199"/>
          <table:table-cell office:value-type="float" office:value="2011" table:style-name="ce157">
            <text:p>2011</text:p>
          </table:table-cell>
          <table:table-cell office:value-type="float" office:value="2012" table:style-name="ce157">
            <text:p>2012</text:p>
          </table:table-cell>
          <table:table-cell table:style-name="ce157"/>
          <table:table-cell office:value-type="float" office:value="2014" table:style-name="ce157">
            <text:p>2014</text:p>
          </table:table-cell>
          <table:table-cell table:style-name="ce157"/>
          <table:table-cell office:value-type="float" office:value="2015" table:style-name="ce157">
            <text:p>2015</text:p>
          </table:table-cell>
          <table:table-cell table:style-name="ce157"/>
          <table:table-cell office:value-type="float" office:value="2016" table:style-name="ce157">
            <text:p>2016</text:p>
          </table:table-cell>
          <table:table-cell table:style-name="ce157"/>
          <table:table-cell office:value-type="float" office:value="2017" table:style-name="ce157">
            <text:p>2017</text:p>
          </table:table-cell>
          <table:table-cell table:style-name="ce157"/>
          <table:table-cell office:value-type="float" office:value="2018" table:style-name="ce157">
            <text:p>2018</text:p>
          </table:table-cell>
          <table:table-cell table:number-columns-repeated="16357" table:style-name="ce190"/>
        </table:table-row>
        <table:table-row table:style-name="ro16">
          <table:table-cell table:number-columns-repeated="2" table:style-name="ce173"/>
          <table:table-cell table:number-columns-repeated="12" table:style-name="ce202"/>
          <table:table-cell table:number-columns-repeated="10" table:style-name="ce203"/>
          <table:table-cell table:number-columns-repeated="3" table:style-name="ce202"/>
          <table:table-cell table:number-columns-repeated="16357"/>
        </table:table-row>
        <table:table-row table:style-name="ro11">
          <table:table-cell office:value-type="string" table:style-name="ce203">
            <text:p>Landings by UK vessels into the UK<text:s/><text:span text:style-name="T2">(a)</text:span></text:p>
          </table:table-cell>
          <table:table-cell table:style-name="ce203"/>
          <table:table-cell office:value-type="float" office:value="94.421622099999922" table:style-name="ce206">
            <text:p>94.4</text:p>
          </table:table-cell>
          <table:table-cell office:value-type="float" office:value="67.799812299999985" table:style-name="ce206">
            <text:p>67.8</text:p>
          </table:table-cell>
          <table:table-cell table:style-name="ce206"/>
          <table:table-cell office:value-type="float" office:value="126.1724351" table:style-name="ce206">
            <text:p>126.2</text:p>
          </table:table-cell>
          <table:table-cell table:style-name="ce206"/>
          <table:table-cell office:value-type="float" office:value="94.837057200000004" table:style-name="ce206">
            <text:p>94.8</text:p>
          </table:table-cell>
          <table:table-cell table:style-name="ce206"/>
          <table:table-cell office:value-type="float" office:value="95.480169800000098" table:style-name="ce207">
            <text:p>95.5</text:p>
          </table:table-cell>
          <table:table-cell table:style-name="ce206"/>
          <table:table-cell office:value-type="float" office:value="80.950889100000012" table:style-name="ce207">
            <text:p>81.0</text:p>
          </table:table-cell>
          <table:table-cell office:value-type="string" table:style-name="ce82">
            <text:p>R</text:p>
          </table:table-cell>
          <table:table-cell office:value-type="float" office:value="61.531282499999911" table:style-name="ce207">
            <text:p>61.5</text:p>
          </table:table-cell>
          <table:table-cell table:style-name="ce206"/>
          <table:table-cell office:value-type="float" office:value="106.75439741504215" table:style-name="ce206">
            <text:p>106.8</text:p>
          </table:table-cell>
          <table:table-cell office:value-type="float" office:value="63.805360576752655" table:style-name="ce206">
            <text:p>63.8</text:p>
          </table:table-cell>
          <table:table-cell table:style-name="ce206"/>
          <table:table-cell office:value-type="float" office:value="104.0807549" table:style-name="ce206">
            <text:p>104.1</text:p>
          </table:table-cell>
          <table:table-cell table:style-name="ce206"/>
          <table:table-cell office:value-type="float" office:value="60.577819509999998" table:style-name="ce206">
            <text:p>60.6</text:p>
          </table:table-cell>
          <table:table-cell table:style-name="ce206"/>
          <table:table-cell office:value-type="float" office:value="86.467197610000071" table:style-name="ce206">
            <text:p>86.5</text:p>
          </table:table-cell>
          <table:table-cell office:value-type="string" table:style-name="ce82">
            <text:p>R</text:p>
          </table:table-cell>
          <table:table-cell office:value-type="float" office:value="84.750317459999962" table:style-name="ce206">
            <text:p>84.8</text:p>
          </table:table-cell>
          <table:table-cell office:value-type="string" table:style-name="ce82">
            <text:p>R</text:p>
          </table:table-cell>
          <table:table-cell office:value-type="float" office:value="76.565280049999899" table:style-name="ce206">
            <text:p>76.6</text:p>
          </table:table-cell>
          <table:table-cell table:number-columns-repeated="16357"/>
        </table:table-row>
        <table:table-row table:style-name="ro8">
          <table:table-cell table:style-name="ce238"/>
          <table:table-cell table:style-name="ce203"/>
          <table:table-cell table:number-columns-repeated="10" table:style-name="ce207"/>
          <table:table-cell table:style-name="ce82"/>
          <table:table-cell table:style-name="ce207"/>
          <table:table-cell table:number-columns-repeated="10" table:style-name="ce211"/>
          <table:table-cell table:style-name="ce207"/>
          <table:table-cell table:style-name="ce82"/>
          <table:table-cell table:style-name="ce207"/>
          <table:table-cell table:number-columns-repeated="16357"/>
        </table:table-row>
        <table:table-row table:style-name="ro7">
          <table:table-cell office:value-type="string" table:style-name="ce203">
            <text:p>Imports<text:s/><text:span text:style-name="T2">(b)</text:span></text:p>
          </table:table-cell>
          <table:table-cell table:style-name="ce203"/>
          <table:table-cell office:value-type="float" office:value="33.486898999999987" table:style-name="ce211">
            <text:p>33.5</text:p>
          </table:table-cell>
          <table:table-cell office:value-type="float" office:value="49.010090000000034" table:style-name="ce211">
            <text:p>49.0</text:p>
          </table:table-cell>
          <table:table-cell table:style-name="ce211"/>
          <table:table-cell office:value-type="float" office:value="18.974322999999998" table:style-name="ce211">
            <text:p>19.0</text:p>
          </table:table-cell>
          <table:table-cell table:style-name="ce211"/>
          <table:table-cell office:value-type="float" office:value="18.977574999999991" table:style-name="ce211">
            <text:p>19.0</text:p>
          </table:table-cell>
          <table:table-cell table:style-name="ce211"/>
          <table:table-cell office:value-type="float" office:value="26.370460000000001" table:style-name="ce211">
            <text:p>26.4</text:p>
          </table:table-cell>
          <table:table-cell table:style-name="ce211"/>
          <table:table-cell office:value-type="float" office:value="14.014037000000009" table:style-name="ce211">
            <text:p>14.0</text:p>
          </table:table-cell>
          <table:table-cell table:style-name="ce82"/>
          <table:table-cell office:value-type="float" office:value="20.087605000000007" table:style-name="ce211">
            <text:p>20.1</text:p>
          </table:table-cell>
          <table:table-cell table:style-name="ce211"/>
          <table:table-cell office:value-type="float" office:value="63.966220999999976" table:style-name="ce211">
            <text:p>64.0</text:p>
          </table:table-cell>
          <table:table-cell office:value-type="float" office:value="63.966220999999976" table:style-name="ce211">
            <text:p>64.0</text:p>
          </table:table-cell>
          <table:table-cell office:value-type="string" table:style-name="ce211">
            <text:p>R</text:p>
          </table:table-cell>
          <table:table-cell office:value-type="float" office:value="38.869396999999992" table:style-name="ce211">
            <text:p>38.9</text:p>
          </table:table-cell>
          <table:table-cell table:style-name="ce211"/>
          <table:table-cell office:value-type="float" office:value="42.876603000000003" table:style-name="ce211">
            <text:p>42.9</text:p>
          </table:table-cell>
          <table:table-cell table:style-name="ce211"/>
          <table:table-cell office:value-type="float" office:value="52.329023999999983" table:style-name="ce211">
            <text:p>52.3</text:p>
          </table:table-cell>
          <table:table-cell table:style-name="ce211"/>
          <table:table-cell office:value-type="float" office:value="40.655903999999985" table:style-name="ce211">
            <text:p>40.7</text:p>
          </table:table-cell>
          <table:table-cell office:value-type="string" table:style-name="ce82">
            <text:p>R</text:p>
          </table:table-cell>
          <table:table-cell office:value-type="float" office:value="56.033790000000018" table:style-name="ce211">
            <text:p>56.0</text:p>
          </table:table-cell>
          <table:table-cell table:number-columns-repeated="16357"/>
        </table:table-row>
        <table:table-row table:style-name="ro8">
          <table:table-cell table:style-name="ce238"/>
          <table:table-cell table:style-name="ce203"/>
          <table:table-cell table:number-columns-repeated="10" table:style-name="ce214"/>
          <table:table-cell table:style-name="ce82"/>
          <table:table-cell table:style-name="ce214"/>
          <table:table-cell table:number-columns-repeated="4" table:style-name="ce215"/>
          <table:table-cell table:number-columns-repeated="7" table:style-name="ce211"/>
          <table:table-cell table:style-name="ce82"/>
          <table:table-cell table:style-name="ce211"/>
          <table:table-cell table:number-columns-repeated="16357"/>
        </table:table-row>
        <table:table-row table:style-name="ro6">
          <table:table-cell office:value-type="string" table:style-name="ce239">
            <text:p>Total supplies<text:span text:style-name="T1"><text:s/>(c)</text:span></text:p>
          </table:table-cell>
          <table:table-cell table:style-name="ce240"/>
          <table:table-cell office:value-type="float" office:value="127.90852109999992" table:style-name="ce221">
            <text:p>127.9</text:p>
          </table:table-cell>
          <table:table-cell office:value-type="float" office:value="116.80990230000002" table:style-name="ce221">
            <text:p>116.8</text:p>
          </table:table-cell>
          <table:table-cell table:style-name="ce221"/>
          <table:table-cell office:value-type="float" office:value="145.1467581" table:style-name="ce221">
            <text:p>145.1</text:p>
          </table:table-cell>
          <table:table-cell table:style-name="ce221"/>
          <table:table-cell office:value-type="float" office:value="113.81463219999999" table:style-name="ce221">
            <text:p>113.8</text:p>
          </table:table-cell>
          <table:table-cell table:style-name="ce221"/>
          <table:table-cell office:value-type="float" office:value="121.85062980000009" table:style-name="ce221">
            <text:p>121.9</text:p>
          </table:table-cell>
          <table:table-cell table:style-name="ce221"/>
          <table:table-cell office:value-type="float" office:value="94.964926100000014" table:style-name="ce221">
            <text:p>95.0</text:p>
          </table:table-cell>
          <table:table-cell office:value-type="string" table:style-name="ce90">
            <text:p>R</text:p>
          </table:table-cell>
          <table:table-cell office:value-type="float" office:value="81.618887499999914" table:style-name="ce221">
            <text:p>81.6</text:p>
          </table:table-cell>
          <table:table-cell table:style-name="ce221"/>
          <table:table-cell office:value-type="float" office:value="170.72061841504211" table:style-name="ce221">
            <text:p>170.7</text:p>
          </table:table-cell>
          <table:table-cell office:value-type="float" office:value="127.77158157675262" table:style-name="ce221">
            <text:p>127.8</text:p>
          </table:table-cell>
          <table:table-cell office:value-type="string" table:style-name="ce221">
            <text:p>R</text:p>
          </table:table-cell>
          <table:table-cell office:value-type="float" office:value="142.95015189999998" table:style-name="ce222">
            <text:p>143.0</text:p>
          </table:table-cell>
          <table:table-cell table:style-name="ce222"/>
          <table:table-cell office:value-type="float" office:value="103.45442251" table:style-name="ce222">
            <text:p>103.5</text:p>
          </table:table-cell>
          <table:table-cell table:style-name="ce222"/>
          <table:table-cell office:value-type="float" office:value="138.79622161000006" table:style-name="ce222">
            <text:p>138.8</text:p>
          </table:table-cell>
          <table:table-cell table:style-name="ce222"/>
          <table:table-cell office:value-type="float" office:value="125.40622145999995" table:style-name="ce222">
            <text:p>125.4</text:p>
          </table:table-cell>
          <table:table-cell office:value-type="string" table:style-name="ce90">
            <text:p>R</text:p>
          </table:table-cell>
          <table:table-cell office:value-type="float" office:value="132.59907004999991" table:style-name="ce222">
            <text:p>132.6</text:p>
          </table:table-cell>
          <table:table-cell table:number-columns-repeated="16357"/>
        </table:table-row>
        <table:table-row table:style-name="ro8">
          <table:table-cell table:style-name="ce238"/>
          <table:table-cell table:style-name="ce203"/>
          <table:table-cell table:number-columns-repeated="3" table:style-name="ce216"/>
          <table:table-cell table:number-columns-repeated="22" table:style-name="ce233"/>
          <table:table-cell table:number-columns-repeated="16357"/>
        </table:table-row>
        <table:table-row table:style-name="ro9">
          <table:table-cell office:value-type="string" table:style-name="ce203">
            <text:p>Exports<text:s/><text:span text:style-name="T2">(b)</text:span></text:p>
          </table:table-cell>
          <table:table-cell table:style-name="ce203"/>
          <table:table-cell office:value-type="float" office:value="77.77363500000007" table:style-name="ce211">
            <text:p>77.8</text:p>
          </table:table-cell>
          <table:table-cell office:value-type="float" office:value="74.992668999999921" table:style-name="ce211">
            <text:p>75.0</text:p>
          </table:table-cell>
          <table:table-cell table:style-name="ce211"/>
          <table:table-cell office:value-type="float" office:value="80.250200000000007" table:style-name="ce211">
            <text:p>80.3</text:p>
          </table:table-cell>
          <table:table-cell table:style-name="ce211"/>
          <table:table-cell office:value-type="float" office:value="83.709531999999953" table:style-name="ce211">
            <text:p>83.7</text:p>
          </table:table-cell>
          <table:table-cell table:style-name="ce211"/>
          <table:table-cell office:value-type="float" office:value="77.533649999999994" table:style-name="ce211">
            <text:p>77.5</text:p>
          </table:table-cell>
          <table:table-cell table:style-name="ce211"/>
          <table:table-cell office:value-type="float" office:value="67.277942999999965" table:style-name="ce211">
            <text:p>67.3</text:p>
          </table:table-cell>
          <table:table-cell table:style-name="ce82"/>
          <table:table-cell office:value-type="float" office:value="62.186082999999996" table:style-name="ce211">
            <text:p>62.2</text:p>
          </table:table-cell>
          <table:table-cell table:style-name="ce211"/>
          <table:table-cell office:value-type="float" office:value="107.22996300000004" table:style-name="ce211">
            <text:p>107.2</text:p>
          </table:table-cell>
          <table:table-cell office:value-type="float" office:value="0" table:style-name="ce211">
            <text:p>-</text:p>
          </table:table-cell>
          <table:table-cell office:value-type="string" table:style-name="ce211">
            <text:p>R</text:p>
          </table:table-cell>
          <table:table-cell office:value-type="float" office:value="67.726348000000087" table:style-name="ce211">
            <text:p>67.7</text:p>
          </table:table-cell>
          <table:table-cell table:style-name="ce211"/>
          <table:table-cell office:value-type="float" office:value="81.007267999999968" table:style-name="ce211">
            <text:p>81.0</text:p>
          </table:table-cell>
          <table:table-cell table:style-name="ce211"/>
          <table:table-cell office:value-type="float" office:value="87.352571999999924" table:style-name="ce211">
            <text:p>87.4</text:p>
          </table:table-cell>
          <table:table-cell table:style-name="ce211"/>
          <table:table-cell office:value-type="float" office:value="81.010934000000091" table:style-name="ce211">
            <text:p>81.0</text:p>
          </table:table-cell>
          <table:table-cell office:value-type="string" table:style-name="ce82">
            <text:p>R</text:p>
          </table:table-cell>
          <table:table-cell office:value-type="float" office:value="86.511426999999969" table:style-name="ce211">
            <text:p>86.5</text:p>
          </table:table-cell>
          <table:table-cell table:number-columns-repeated="16357"/>
        </table:table-row>
        <table:table-row table:style-name="ro7">
          <table:table-cell table:style-name="ce238"/>
          <table:table-cell table:style-name="ce203"/>
          <table:table-cell table:number-columns-repeated="10" table:style-name="ce214"/>
          <table:table-cell table:style-name="ce82"/>
          <table:table-cell table:number-columns-repeated="5" table:style-name="ce214"/>
          <table:table-cell table:number-columns-repeated="7" table:style-name="ce216"/>
          <table:table-cell table:style-name="ce82"/>
          <table:table-cell table:style-name="ce216"/>
          <table:table-cell table:number-columns-repeated="16357"/>
        </table:table-row>
        <table:table-row table:style-name="ro6">
          <table:table-cell office:value-type="string" table:style-name="ce239">
            <text:p>Total available for domestic use<text:span text:style-name="T1"><text:s/>(c)</text:span></text:p>
          </table:table-cell>
          <table:table-cell table:style-name="ce240"/>
          <table:table-cell office:value-type="float" office:value="50.134886099999846" table:style-name="ce221">
            <text:p>50.1</text:p>
          </table:table-cell>
          <table:table-cell office:value-type="float" office:value="41.817233300000098" table:style-name="ce221">
            <text:p>41.8</text:p>
          </table:table-cell>
          <table:table-cell table:style-name="ce221"/>
          <table:table-cell office:value-type="float" office:value="64.896558099999993" table:style-name="ce221">
            <text:p>64.9</text:p>
          </table:table-cell>
          <table:table-cell table:style-name="ce221"/>
          <table:table-cell office:value-type="float" office:value="30.105100200000038" table:style-name="ce221">
            <text:p>30.1</text:p>
          </table:table-cell>
          <table:table-cell table:style-name="ce221"/>
          <table:table-cell office:value-type="float" office:value="44.316979800000098" table:style-name="ce221">
            <text:p>44.3</text:p>
          </table:table-cell>
          <table:table-cell table:style-name="ce221"/>
          <table:table-cell office:value-type="float" office:value="27.686983100000049" table:style-name="ce221">
            <text:p>27.7</text:p>
          </table:table-cell>
          <table:table-cell office:value-type="string" table:style-name="ce90">
            <text:p>R</text:p>
          </table:table-cell>
          <table:table-cell office:value-type="float" office:value="19.432804499999918" table:style-name="ce221">
            <text:p>19.4</text:p>
          </table:table-cell>
          <table:table-cell table:style-name="ce221"/>
          <table:table-cell office:value-type="float" office:value="63.49065541504207" table:style-name="ce221">
            <text:p>63.5</text:p>
          </table:table-cell>
          <table:table-cell office:value-type="float" office:value="127.77158157675262" table:style-name="ce221">
            <text:p>127.8</text:p>
          </table:table-cell>
          <table:table-cell office:value-type="string" table:style-name="ce221">
            <text:p>R</text:p>
          </table:table-cell>
          <table:table-cell office:value-type="float" office:value="75.223803899999893" table:style-name="ce222">
            <text:p>75.2</text:p>
          </table:table-cell>
          <table:table-cell table:style-name="ce222"/>
          <table:table-cell office:value-type="float" office:value="22.447154510000033" table:style-name="ce222">
            <text:p>22.4</text:p>
          </table:table-cell>
          <table:table-cell table:style-name="ce222"/>
          <table:table-cell office:value-type="float" office:value="51.443649610000136" table:style-name="ce222">
            <text:p>51.4</text:p>
          </table:table-cell>
          <table:table-cell table:style-name="ce222"/>
          <table:table-cell office:value-type="float" office:value="44.395287459999864" table:style-name="ce222">
            <text:p>44.4</text:p>
          </table:table-cell>
          <table:table-cell office:value-type="string" table:style-name="ce90">
            <text:p>R</text:p>
          </table:table-cell>
          <table:table-cell office:value-type="float" office:value="46.08764304999994" table:style-name="ce222">
            <text:p>46.1</text:p>
          </table:table-cell>
          <table:table-cell table:number-columns-repeated="16357"/>
        </table:table-row>
        <table:table-row table:style-name="ro17">
          <table:table-cell office:value-type="string" table:style-name="ce203">
            <text:p>Source: <text:s/>H.M. Revenue and Customs and Fisheries Administrations in the UK</text:p>
          </table:table-cell>
          <table:table-cell table:style-name="ce203"/>
          <table:table-cell table:number-columns-repeated="13" table:style-name="ce226"/>
          <table:table-cell table:number-columns-repeated="10" table:style-name="ce203"/>
          <table:table-cell table:style-name="ce242"/>
          <table:table-cell table:style-name="ce203"/>
          <table:table-cell table:number-columns-repeated="16357"/>
        </table:table-row>
        <table:table-row table:style-name="ro8">
          <table:table-cell table:style-name="ce238"/>
          <table:table-cell table:style-name="ce203"/>
          <table:table-cell table:number-columns-repeated="3" table:style-name="ce226"/>
          <table:table-cell table:number-columns-repeated="22" table:style-name="ce228"/>
          <table:table-cell table:number-columns-repeated="16357"/>
        </table:table-row>
        <table:table-row table:style-name="ro8">
          <table:table-cell office:value-type="string" table:style-name="ce203">
            <text:p>(a)</text:p>
          </table:table-cell>
          <table:table-cell office:value-type="string" table:style-name="ce203">
            <text:p>Landings are given in terms of landed weight.</text:p>
          </table:table-cell>
          <table:table-cell table:number-columns-repeated="13" table:style-name="ce226"/>
          <table:table-cell table:number-columns-repeated="12" table:style-name="ce203"/>
          <table:table-cell table:number-columns-repeated="16357"/>
        </table:table-row>
        <table:table-row table:style-name="ro8">
          <table:table-cell office:value-type="string" table:style-name="ce203">
            <text:p>(b)</text:p>
          </table:table-cell>
          <table:table-cell office:value-type="string" table:style-name="ce203">
            <text:p>Excludes fish products.</text:p>
          </table:table-cell>
          <table:table-cell table:number-columns-repeated="13" table:style-name="ce226"/>
          <table:table-cell table:number-columns-repeated="12" table:style-name="ce203"/>
          <table:table-cell table:number-columns-repeated="16357"/>
        </table:table-row>
        <table:table-row table:style-name="ro8">
          <table:table-cell office:value-type="string" table:style-name="ce203">
            <text:p>(c)</text:p>
          </table:table-cell>
          <table:table-cell office:value-type="string" table:style-name="ce203">
            <text:p>Excludes sources of fish other than imports and landings into the UK by UK vessels from sea fisheries.</text:p>
          </table:table-cell>
          <table:table-cell table:number-columns-repeated="13" table:style-name="ce226"/>
          <table:table-cell table:number-columns-repeated="12" table:style-name="ce203"/>
          <table:table-cell table:number-columns-repeated="16357"/>
        </table:table-row>
        <table:table-row table:number-rows-repeated="2" table:style-name="ro8">
          <table:table-cell table:number-columns-repeated="16384"/>
        </table:table-row>
        <table:table-row table:style-name="ro8">
          <table:table-cell table:style-name="ce238"/>
          <table:table-cell table:style-name="ce203"/>
          <table:table-cell table:number-columns-repeated="19" table:style-name="ce228"/>
          <table:table-cell table:style-name="ce203"/>
          <table:table-cell table:number-columns-repeated="3" table:style-name="ce228"/>
          <table:table-cell table:style-name="ce203"/>
          <table:table-cell table:style-name="ce228"/>
          <table:table-cell table:number-columns-repeated="16357"/>
        </table:table-row>
        <table:table-row table:number-rows-repeated="2" table:style-name="ro8">
          <table:table-cell table:number-columns-repeated="16384"/>
        </table:table-row>
        <table:table-row table:style-name="ro8">
          <table:table-cell table:style-name="ce238"/>
          <table:table-cell table:style-name="ce203"/>
          <table:table-cell table:number-columns-repeated="5" table:style-name="ce226"/>
          <table:table-cell table:number-columns-repeated="2" table:style-name="ce225"/>
          <table:table-cell table:number-columns-repeated="2" table:style-name="ce226"/>
          <table:table-cell table:number-columns-repeated="4" table:style-name="ce229"/>
          <table:table-cell table:number-columns-repeated="3" table:style-name="ce203"/>
          <table:table-cell table:style-name="ce229"/>
          <table:table-cell table:number-columns-repeated="5" table:style-name="ce203"/>
          <table:table-cell table:style-name="ce229"/>
          <table:table-cell table:number-columns-repeated="2" table:style-name="ce203"/>
          <table:table-cell table:number-columns-repeated="16357"/>
        </table:table-row>
        <table:table-row table:style-name="ro8">
          <table:table-cell table:number-columns-repeated="16384"/>
        </table:table-row>
        <table:table-row table:style-name="ro8">
          <table:table-cell table:style-name="ce238"/>
          <table:table-cell table:style-name="ce203"/>
          <table:table-cell table:number-columns-repeated="6" table:style-name="ce226"/>
          <table:table-cell table:style-name="ce225"/>
          <table:table-cell table:number-columns-repeated="2" table:style-name="ce226"/>
          <table:table-cell table:number-columns-repeated="4" table:style-name="ce229"/>
          <table:table-cell table:number-columns-repeated="3" table:style-name="ce203"/>
          <table:table-cell table:style-name="ce229"/>
          <table:table-cell table:number-columns-repeated="5" table:style-name="ce203"/>
          <table:table-cell table:style-name="ce229"/>
          <table:table-cell table:style-name="ce203"/>
          <table:table-cell table:style-name="ce229"/>
          <table:table-cell table:number-columns-repeated="16357"/>
        </table:table-row>
        <table:table-row table:number-rows-repeated="1048549" table:style-name="ro8">
          <table:table-cell table:number-columns-repeated="16384"/>
        </table:table-row>
        <table:named-expressions>
          <table:named-range table:name="Print_Area" table:cell-range-address="Table_4_4e.$A$1:Table_4_4e.$AA$19" table:base-cell-address="Table_4_4e.$A$1"/>
        </table:named-expressions>
      </table:table>
      <table:table table:name="Table_4_5" table:style-name="ta10">
        <table:table-column table:style-name="co14" table:default-cell-style-name="ce282"/>
        <table:table-column table:style-name="co32" table:default-cell-style-name="ce284"/>
        <table:table-column table:style-name="co33" table:number-columns-repeated="6" table:default-cell-style-name="ce285"/>
        <table:table-column table:style-name="co33" table:number-columns-repeated="5" table:default-cell-style-name="ce283"/>
        <table:table-column table:style-name="co1" table:number-columns-repeated="16371" table:default-cell-style-name="ce119"/>
        <table:table-row table:style-name="ro4">
          <table:table-cell office:value-type="string" table:style-name="ce243">
            <text:p>TABLE 4.5 <text:s text:c="2"/>Household consumption and inflation: 2009 to 2019</text:p>
          </table:table-cell>
          <table:table-cell table:style-name="ce244"/>
          <table:table-cell table:number-columns-repeated="6" table:style-name="ce245"/>
          <table:table-cell table:number-columns-repeated="5" table:style-name="ce246"/>
          <table:table-cell table:number-columns-repeated="16371" table:style-name="ce247"/>
        </table:table-row>
        <table:table-row table:style-name="ro19">
          <table:table-cell table:style-name="ce248"/>
          <table:table-cell table:style-name="ce43"/>
          <table:table-cell table:number-columns-repeated="6" table:style-name="ce249"/>
          <table:table-cell table:number-columns-repeated="3" table:style-name="ce250"/>
          <table:table-cell table:number-columns-repeated="2" table:style-name="ce251"/>
          <table:table-cell table:number-columns-repeated="16371"/>
        </table:table-row>
        <table:table-row table:style-name="ro5">
          <table:table-cell table:style-name="ce252"/>
          <table:table-cell table:style-name="ce253"/>
          <table:table-cell office:value-type="float" office:value="2009" table:style-name="ce254">
            <text:p>2009</text:p>
          </table:table-cell>
          <table:table-cell office:value-type="float" office:value="2010" table:style-name="ce254">
            <text:p>2010</text:p>
          </table:table-cell>
          <table:table-cell office:value-type="float" office:value="2011" table:style-name="ce254">
            <text:p>2011</text:p>
          </table:table-cell>
          <table:table-cell office:value-type="float" office:value="2012" table:style-name="ce254">
            <text:p>2012</text:p>
          </table:table-cell>
          <table:table-cell office:value-type="float" office:value="2013" table:style-name="ce254">
            <text:p>2013</text:p>
          </table:table-cell>
          <table:table-cell office:value-type="float" office:value="2014" table:style-name="ce254">
            <text:p>2014</text:p>
          </table:table-cell>
          <table:table-cell office:value-type="float" office:value="2015" table:style-name="ce254">
            <text:p>2015</text:p>
          </table:table-cell>
          <table:table-cell office:value-type="float" office:value="2016" table:style-name="ce254">
            <text:p>2016</text:p>
          </table:table-cell>
          <table:table-cell office:value-type="float" office:value="2017" table:style-name="ce254">
            <text:p>2017</text:p>
          </table:table-cell>
          <table:table-cell office:value-type="float" office:value="2018" table:style-name="ce254">
            <text:p>2018</text:p>
          </table:table-cell>
          <table:table-cell office:value-type="float" office:value="2019" table:style-name="ce254">
            <text:p>2019</text:p>
          </table:table-cell>
          <table:table-cell table:number-columns-repeated="16371"/>
        </table:table-row>
        <table:table-row table:style-name="ro1">
          <table:table-cell office:value-type="string" table:style-name="ce255">
            <text:p>Household consumption</text:p>
          </table:table-cell>
          <table:table-cell table:style-name="ce248"/>
          <table:table-cell table:number-columns-repeated="2" table:style-name="ce256"/>
          <table:table-cell table:number-columns-repeated="9" table:style-name="ce257"/>
          <table:table-cell table:number-columns-repeated="16371"/>
        </table:table-row>
        <table:table-row table:style-name="ro5">
          <table:table-cell table:style-name="ce248"/>
          <table:table-cell office:value-type="string" table:style-name="ce258">
            <text:p>('000 tonnes)</text:p>
          </table:table-cell>
          <table:table-cell office:value-type="float" office:value="500.97142114489253" table:style-name="ce259">
            <text:p>501</text:p>
          </table:table-cell>
          <table:table-cell office:value-type="float" office:value="482.59490248282174" table:style-name="ce259">
            <text:p>483</text:p>
          </table:table-cell>
          <table:table-cell office:value-type="float" office:value="471.614427165" table:style-name="ce259">
            <text:p>472</text:p>
          </table:table-cell>
          <table:table-cell office:value-type="float" office:value="466.71112151328413" table:style-name="ce259">
            <text:p>467</text:p>
          </table:table-cell>
          <table:table-cell office:value-type="float" office:value="481.18850087940291" table:style-name="ce259">
            <text:p>481</text:p>
          </table:table-cell>
          <table:table-cell office:value-type="float" office:value="478.73132504639983" table:style-name="ce259">
            <text:p>479</text:p>
          </table:table-cell>
          <table:table-cell office:value-type="float" office:value="489.44842940749641" table:style-name="ce259">
            <text:p>489</text:p>
          </table:table-cell>
          <table:table-cell office:value-type="float" office:value="475.94687016447273" table:style-name="ce259">
            <text:p>476</text:p>
          </table:table-cell>
          <table:table-cell office:value-type="float" office:value="476.93436974759618" table:style-name="ce259">
            <text:p>477</text:p>
          </table:table-cell>
          <table:table-cell office:value-type="string" table:style-name="ce260">
            <text:p>nd</text:p>
          </table:table-cell>
          <table:table-cell office:value-type="string" table:style-name="ce260">
            <text:p>nd</text:p>
          </table:table-cell>
          <table:table-cell table:number-columns-repeated="16371"/>
        </table:table-row>
        <table:table-row table:style-name="ro5">
          <table:table-cell table:style-name="ce248"/>
          <table:table-cell office:value-type="string" table:style-name="ce248">
            <text:p>Population ('000 persons)<text:s/><text:span text:style-name="T2">(a)</text:span></text:p>
          </table:table-cell>
          <table:table-cell office:value-type="float" office:value="60907.084000000097" table:style-name="ce261">
            <text:p>60,907</text:p>
          </table:table-cell>
          <table:table-cell office:value-type="float" office:value="61463.65" table:style-name="ce261">
            <text:p>61,464</text:p>
          </table:table-cell>
          <table:table-cell office:value-type="float" office:value="61528.300999999999" table:style-name="ce262">
            <text:p>61,528</text:p>
          </table:table-cell>
          <table:table-cell office:value-type="float" office:value="61946.256999999998" table:style-name="ce33">
            <text:p>61,946</text:p>
          </table:table-cell>
          <table:table-cell office:value-type="float" office:value="63421.136999999901" table:style-name="ce34">
            <text:p>63,421</text:p>
          </table:table-cell>
          <table:table-cell office:value-type="float" office:value="63879.163" table:style-name="ce34">
            <text:p>63,879</text:p>
          </table:table-cell>
          <table:table-cell office:value-type="float" office:value="64188.300999999999" table:style-name="ce34">
            <text:p>64,188</text:p>
          </table:table-cell>
          <table:table-cell office:value-type="float" office:value="65648.229000000007" table:style-name="ce34">
            <text:p>65,648</text:p>
          </table:table-cell>
          <table:table-cell office:value-type="float" office:value="66040" table:style-name="ce34">
            <text:p>66,040</text:p>
          </table:table-cell>
          <table:table-cell office:value-type="float" office:value="66436" table:style-name="ce34">
            <text:p>66,436</text:p>
          </table:table-cell>
          <table:table-cell office:value-type="float" office:value="66797" table:style-name="ce34">
            <text:p>66,797</text:p>
          </table:table-cell>
          <table:table-cell table:number-columns-repeated="16371"/>
        </table:table-row>
        <table:table-row table:style-name="ro1">
          <table:table-cell table:style-name="ce248"/>
          <table:table-cell table:style-name="ce258"/>
          <table:table-cell table:number-columns-repeated="2" table:style-name="ce263"/>
          <table:table-cell table:number-columns-repeated="9" table:style-name="ce257"/>
          <table:table-cell table:number-columns-repeated="16371"/>
        </table:table-row>
        <table:table-row table:style-name="ro1">
          <table:table-cell office:value-type="string" table:style-name="ce255">
            <text:p>Consumers expenditure</text:p>
          </table:table-cell>
          <table:table-cell table:style-name="ce248"/>
          <table:table-cell table:number-columns-repeated="8" table:style-name="ce264"/>
          <table:table-cell table:number-columns-repeated="3" table:style-name="ce265"/>
          <table:table-cell table:number-columns-repeated="16371"/>
        </table:table-row>
        <table:table-row table:style-name="ro5">
          <table:table-cell table:style-name="ce248"/>
          <table:table-cell office:value-type="string" table:style-name="ce258">
            <text:p>on fish (£ million)</text:p>
          </table:table-cell>
          <table:table-cell office:value-type="float" office:value="3711.4281234285709" table:style-name="ce266">
            <text:p>3,711</text:p>
          </table:table-cell>
          <table:table-cell office:value-type="float" office:value="3741.6910373214359" table:style-name="ce266">
            <text:p>3,742</text:p>
          </table:table-cell>
          <table:table-cell office:value-type="float" office:value="3865.704485914312" table:style-name="ce266">
            <text:p>3,866</text:p>
          </table:table-cell>
          <table:table-cell office:value-type="float" office:value="3997.6849115214095" table:style-name="ce266">
            <text:p>3,998</text:p>
          </table:table-cell>
          <table:table-cell office:value-type="float" office:value="4271.1407814857121" table:style-name="ce262">
            <text:p>4,271</text:p>
          </table:table-cell>
          <table:table-cell office:value-type="float" office:value="4308.8788776500169" table:style-name="ce262">
            <text:p>4,309</text:p>
          </table:table-cell>
          <table:table-cell office:value-type="float" office:value="4511.5229291116439" table:style-name="ce262">
            <text:p>4,512</text:p>
          </table:table-cell>
          <table:table-cell office:value-type="float" office:value="4422.9363844131967" table:style-name="ce262">
            <text:p>4,423</text:p>
          </table:table-cell>
          <table:table-cell office:value-type="float" office:value="4687.1191094539636" table:style-name="ce262">
            <text:p>4,687</text:p>
          </table:table-cell>
          <table:table-cell office:value-type="string" table:style-name="ce262">
            <text:p>nd</text:p>
          </table:table-cell>
          <table:table-cell office:value-type="string" table:style-name="ce262">
            <text:p>nd</text:p>
          </table:table-cell>
          <table:table-cell table:number-columns-repeated="16371"/>
        </table:table-row>
        <table:table-row table:style-name="ro5">
          <table:table-cell table:style-name="ce248"/>
          <table:table-cell office:value-type="string" table:style-name="ce258">
            <text:p>on food (£ million)<text:span text:style-name="T2"><text:s/>(b)</text:span></text:p>
          </table:table-cell>
          <table:table-cell office:value-type="float" office:value="70142.688760428384" table:style-name="ce266">
            <text:p>70,143</text:p>
          </table:table-cell>
          <table:table-cell office:value-type="float" office:value="72586.596875499905" table:style-name="ce266">
            <text:p>72,587</text:p>
          </table:table-cell>
          <table:table-cell office:value-type="float" office:value="73743.819543182675" table:style-name="ce266">
            <text:p>73,744</text:p>
          </table:table-cell>
          <table:table-cell office:value-type="float" office:value="77523.309920017578" table:style-name="ce266">
            <text:p>77,523</text:p>
          </table:table-cell>
          <table:table-cell office:value-type="float" office:value="81291.367910507499" table:style-name="ce262">
            <text:p>81,291</text:p>
          </table:table-cell>
          <table:table-cell office:value-type="float" office:value="80668.771680050137" table:style-name="ce262">
            <text:p>80,669</text:p>
          </table:table-cell>
          <table:table-cell office:value-type="float" office:value="79905.88440520734" table:style-name="ce262">
            <text:p>79,906</text:p>
          </table:table-cell>
          <table:table-cell office:value-type="float" office:value="83920.737532138417" table:style-name="ce262">
            <text:p>83,921</text:p>
          </table:table-cell>
          <table:table-cell office:value-type="float" office:value="86542.013521661953" table:style-name="ce262">
            <text:p>86,542</text:p>
          </table:table-cell>
          <table:table-cell office:value-type="string" table:style-name="ce262">
            <text:p>nd</text:p>
          </table:table-cell>
          <table:table-cell office:value-type="string" table:style-name="ce262">
            <text:p>nd</text:p>
          </table:table-cell>
          <table:table-cell table:number-columns-repeated="16371"/>
        </table:table-row>
        <table:table-row table:style-name="ro5">
          <table:table-cell table:style-name="ce248"/>
          <table:table-cell office:value-type="string" table:style-name="ce258">
            <text:p>Fish as a % of food<text:s/><text:span text:style-name="T2">(b)</text:span></text:p>
          </table:table-cell>
          <table:table-cell office:value-type="percentage" office:value="5.2912544258246423E-2" table:style-name="ce267">
            <text:p>5.3%</text:p>
          </table:table-cell>
          <table:table-cell office:value-type="percentage" office:value="5.1547960620597244E-2" table:style-name="ce267">
            <text:p>5.2%</text:p>
          </table:table-cell>
          <table:table-cell office:value-type="percentage" office:value="5.2420725016157389E-2" table:style-name="ce267">
            <text:p>5.2%</text:p>
          </table:table-cell>
          <table:table-cell office:value-type="percentage" office:value="5.1567520990085491E-2" table:style-name="ce267">
            <text:p>5.2%</text:p>
          </table:table-cell>
          <table:table-cell office:value-type="percentage" office:value="5.2541135562975759E-2" table:style-name="ce268">
            <text:p>5.3%</text:p>
          </table:table-cell>
          <table:table-cell office:value-type="percentage" office:value="5.3414459993762715E-2" table:style-name="ce268">
            <text:p>5.3%</text:p>
          </table:table-cell>
          <table:table-cell office:value-type="percentage" office:value="5.6460459235185376E-2" table:style-name="ce269">
            <text:p>5.6%</text:p>
          </table:table-cell>
          <table:table-cell office:value-type="percentage" office:value="5.2703735864087012E-2" table:style-name="ce269">
            <text:p>5.3%</text:p>
          </table:table-cell>
          <table:table-cell office:value-type="percentage" office:value="5.4160042258327525E-2" table:style-name="ce269">
            <text:p>5.4%</text:p>
          </table:table-cell>
          <table:table-cell office:value-type="string" table:style-name="ce269">
            <text:p>nd</text:p>
          </table:table-cell>
          <table:table-cell office:value-type="string" table:style-name="ce269">
            <text:p>nd</text:p>
          </table:table-cell>
          <table:table-cell table:number-columns-repeated="16371"/>
        </table:table-row>
        <table:table-row table:style-name="ro1">
          <table:table-cell table:style-name="ce270"/>
          <table:table-cell table:style-name="ce271"/>
          <table:table-cell table:number-columns-repeated="2" table:style-name="ce272"/>
          <table:table-cell table:number-columns-repeated="9" table:style-name="ce273"/>
          <table:table-cell table:number-columns-repeated="16371"/>
        </table:table-row>
        <table:table-row table:style-name="ro5">
          <table:table-cell office:value-type="string" table:style-name="ce255">
            <text:p>Landed Price Index<text:s/><text:span text:style-name="T1">(c)</text:span></text:p>
          </table:table-cell>
          <table:table-cell table:style-name="ce248"/>
          <table:table-cell office:value-type="float" office:value="141.71693522782192" table:style-name="ce274">
            <text:p>141.7</text:p>
          </table:table-cell>
          <table:table-cell office:value-type="float" office:value="152.16319086235455" table:style-name="ce274">
            <text:p>152.2</text:p>
          </table:table-cell>
          <table:table-cell office:value-type="float" office:value="163.7083403527424" table:style-name="ce275">
            <text:p>163.7</text:p>
          </table:table-cell>
          <table:table-cell office:value-type="float" office:value="153.87356942641063" table:style-name="ce275">
            <text:p>153.9</text:p>
          </table:table-cell>
          <table:table-cell office:value-type="float" office:value="149.26950306427659" table:style-name="ce275">
            <text:p>149.3</text:p>
          </table:table-cell>
          <table:table-cell office:value-type="float" office:value="150.82752566955" table:style-name="ce275">
            <text:p>150.8</text:p>
          </table:table-cell>
          <table:table-cell office:value-type="float" office:value="146.50543381968612" table:style-name="ce275">
            <text:p>146.5</text:p>
          </table:table-cell>
          <table:table-cell office:value-type="float" office:value="171.92168349032059" table:style-name="ce275">
            <text:p>171.9</text:p>
          </table:table-cell>
          <table:table-cell office:value-type="float" office:value="184.30041094103439" table:style-name="ce275">
            <text:p>184.3</text:p>
          </table:table-cell>
          <table:table-cell office:value-type="float" office:value="190.32288177874014" table:style-name="ce275">
            <text:p>190.3</text:p>
          </table:table-cell>
          <table:table-cell office:value-type="float" office:value="214.7274245054198" table:style-name="ce275">
            <text:p>214.7</text:p>
          </table:table-cell>
          <table:table-cell table:number-columns-repeated="16371"/>
        </table:table-row>
        <table:table-row table:style-name="ro1">
          <table:table-cell table:style-name="ce248"/>
          <table:table-cell table:style-name="ce276"/>
          <table:table-cell table:number-columns-repeated="2" table:style-name="ce256"/>
          <table:table-cell table:number-columns-repeated="9" table:style-name="ce265"/>
          <table:table-cell table:number-columns-repeated="16371"/>
        </table:table-row>
        <table:table-row table:style-name="ro5">
          <table:table-cell office:value-type="string" table:style-name="ce255">
            <text:p>Retail Price Index<text:s/><text:span text:style-name="T1">(d)</text:span></text:p>
          </table:table-cell>
          <table:table-cell table:style-name="ce248"/>
          <table:table-cell office:value-type="float" office:value="130.33162279975724" table:style-name="ce277">
            <text:p>130.3</text:p>
          </table:table-cell>
          <table:table-cell office:value-type="float" office:value="138.22766650113121" table:style-name="ce277">
            <text:p>138.2</text:p>
          </table:table-cell>
          <table:table-cell office:value-type="float" office:value="150.99045411907522" table:style-name="ce274">
            <text:p>151.0</text:p>
          </table:table-cell>
          <table:table-cell office:value-type="float" office:value="157.4077139546433" table:style-name="ce274">
            <text:p>157.4</text:p>
          </table:table-cell>
          <table:table-cell office:value-type="float" office:value="163.42768857253216" table:style-name="ce274">
            <text:p>163.4</text:p>
          </table:table-cell>
          <table:table-cell office:value-type="float" office:value="168.24477183689237" table:style-name="ce274">
            <text:p>168.2</text:p>
          </table:table-cell>
          <table:table-cell office:value-type="float" office:value="163.21249241295592" table:style-name="ce274">
            <text:p>163.2</text:p>
          </table:table-cell>
          <table:table-cell office:value-type="float" office:value="159.90178226562935" table:style-name="ce274">
            <text:p>159.9</text:p>
          </table:table-cell>
          <table:table-cell office:value-type="float" office:value="171.28510732218732" table:style-name="ce274">
            <text:p>171.3</text:p>
          </table:table-cell>
          <table:table-cell office:value-type="float" office:value="176.88572532141481" table:style-name="ce274">
            <text:p>176.9</text:p>
          </table:table-cell>
          <table:table-cell office:value-type="float" office:value="180.4" table:style-name="ce274">
            <text:p>180.4</text:p>
          </table:table-cell>
          <table:table-cell table:number-columns-repeated="16371"/>
        </table:table-row>
        <table:table-row table:style-name="ro5">
          <table:table-cell table:style-name="ce248"/>
          <table:table-cell table:style-name="ce276"/>
          <table:table-cell table:number-columns-repeated="2" table:style-name="ce278"/>
          <table:table-cell table:style-name="ce279"/>
          <table:table-cell table:number-columns-repeated="5" table:style-name="ce278"/>
          <table:table-cell table:number-columns-repeated="3" table:style-name="ce277"/>
          <table:table-cell table:number-columns-repeated="16371"/>
        </table:table-row>
        <table:table-row table:style-name="ro5">
          <table:table-cell office:value-type="string" table:style-name="ce255">
            <text:p>Consumer Price Index<text:s/><text:span text:style-name="T1">(e)</text:span></text:p>
          </table:table-cell>
          <table:table-cell table:style-name="ce248"/>
          <table:table-cell office:value-type="float" office:value="131.4667386317636" table:style-name="ce277">
            <text:p>131.5</text:p>
          </table:table-cell>
          <table:table-cell office:value-type="float" office:value="140.1025502631224" table:style-name="ce277">
            <text:p>140.1</text:p>
          </table:table-cell>
          <table:table-cell office:value-type="float" office:value="153.01578734313861" table:style-name="ce274">
            <text:p>153.0</text:p>
          </table:table-cell>
          <table:table-cell office:value-type="float" office:value="158.48063689110782" table:style-name="ce274">
            <text:p>158.5</text:p>
          </table:table-cell>
          <table:table-cell office:value-type="float" office:value="163.63513695857509" table:style-name="ce274">
            <text:p>163.6</text:p>
          </table:table-cell>
          <table:table-cell office:value-type="float" office:value="167.81810821751449" table:style-name="ce274">
            <text:p>167.8</text:p>
          </table:table-cell>
          <table:table-cell office:value-type="float" office:value="161.90797463230334" table:style-name="ce274">
            <text:p>161.9</text:p>
          </table:table-cell>
          <table:table-cell office:value-type="float" office:value="158.18378086627985" table:style-name="ce274">
            <text:p>158.2</text:p>
          </table:table-cell>
          <table:table-cell office:value-type="float" office:value="172.17649440021592" table:style-name="ce274">
            <text:p>172.2</text:p>
          </table:table-cell>
          <table:table-cell office:value-type="float" office:value="178.68034003508299" table:style-name="ce274">
            <text:p>178.7</text:p>
          </table:table-cell>
          <table:table-cell office:value-type="float" office:value="181.64890028336254" table:style-name="ce274">
            <text:p>181.6</text:p>
          </table:table-cell>
          <table:table-cell table:number-columns-repeated="16371"/>
        </table:table-row>
        <table:table-row table:style-name="ro20">
          <table:table-cell table:style-name="ce255"/>
          <table:table-cell table:style-name="ce248"/>
          <table:table-cell table:style-name="ce279"/>
          <table:table-cell table:number-columns-repeated="2" table:style-name="ce278"/>
          <table:table-cell table:number-columns-repeated="2" table:style-name="ce279"/>
          <table:table-cell table:number-columns-repeated="6" table:style-name="ce280"/>
          <table:table-cell table:number-columns-repeated="16371"/>
        </table:table-row>
        <table:table-row table:style-name="ro21">
          <table:table-cell office:value-type="string" table:number-columns-spanned="8" table:number-rows-spanned="1" table:style-name="ce286">
            <text:p>Source: <text:s/>Fisheries Administrations in the UK, Expenditure and Food Survey, Office for National Statistics</text:p>
          </table:table-cell>
          <table:covered-table-cell table:number-columns-repeated="7"/>
          <table:table-cell table:number-columns-repeated="5" table:style-name="ce281"/>
          <table:table-cell table:number-columns-repeated="16371"/>
        </table:table-row>
        <table:table-row table:style-name="ro22">
          <table:table-cell office:value-type="string" table:style-name="ce248">
            <text:p>(a)</text:p>
          </table:table-cell>
          <table:table-cell office:value-type="string" table:number-columns-spanned="12" table:number-rows-spanned="1" table:style-name="ce287">
            <text:p>The population estimates have been updated to be consistent with the Living Costs and Food Survey figures, which provide the basis for the household consumption and consumers' expenditure figures given in this table.</text:p>
          </table:table-cell>
          <table:covered-table-cell table:number-columns-repeated="11"/>
          <table:table-cell table:number-columns-repeated="16371"/>
        </table:table-row>
        <table:table-row table:style-name="ro11">
          <table:table-cell office:value-type="string" table:style-name="ce248">
            <text:p>(b)</text:p>
          </table:table-cell>
          <table:table-cell office:value-type="string" table:style-name="ce248">
            <text:p>Including non-alcoholic beverages.</text:p>
          </table:table-cell>
          <table:table-cell table:number-columns-repeated="6" table:style-name="ce258"/>
          <table:table-cell table:number-columns-repeated="5" table:style-name="ce281"/>
          <table:table-cell table:number-columns-repeated="16371"/>
        </table:table-row>
        <table:table-row table:style-name="ro11">
          <table:table-cell office:value-type="string" table:style-name="ce248">
            <text:p>(c)</text:p>
          </table:table-cell>
          <table:table-cell office:value-type="string" table:style-name="ce248">
            <text:p>The landed price index has been calculated on an annual basis with 2000 = 100.</text:p>
          </table:table-cell>
          <table:table-cell table:number-columns-repeated="6" table:style-name="ce258"/>
          <table:table-cell table:number-columns-repeated="5" table:style-name="ce281"/>
          <table:table-cell table:number-columns-repeated="16371"/>
        </table:table-row>
        <table:table-row table:style-name="ro1">
          <table:table-cell office:value-type="string" table:style-name="ce248">
            <text:p>(d)</text:p>
          </table:table-cell>
          <table:table-cell office:value-type="string" table:style-name="ce248">
            <text:p>The fish component of the RPI which includes canned and processed fish. The index has been re-based such that 2000 = 100.</text:p>
          </table:table-cell>
          <table:table-cell table:number-columns-repeated="6" table:style-name="ce248"/>
          <table:table-cell table:number-columns-repeated="5" table:style-name="ce281"/>
          <table:table-cell table:number-columns-repeated="16371"/>
        </table:table-row>
        <table:table-row table:style-name="ro5">
          <table:table-cell office:value-type="string" table:style-name="ce248">
            <text:p>(e)</text:p>
          </table:table-cell>
          <table:table-cell office:value-type="string" table:style-name="ce248">
            <text:p>The fish component of the CPI which includes canned and processed fish. The index has been re-based such that 2000 = 100.</text:p>
          </table:table-cell>
          <table:table-cell table:number-columns-repeated="6" table:style-name="ce248"/>
          <table:table-cell table:number-columns-repeated="5" table:style-name="ce250"/>
          <table:table-cell table:number-columns-repeated="16371"/>
        </table:table-row>
        <table:table-row table:style-name="ro1">
          <table:table-cell table:style-name="ce282"/>
          <table:table-cell table:number-columns-spanned="7" table:number-rows-spanned="1" table:style-name="ce288"/>
          <table:covered-table-cell table:number-columns-repeated="6"/>
          <table:table-cell table:number-columns-repeated="5" table:style-name="ce283"/>
          <table:table-cell table:number-columns-repeated="16371"/>
        </table:table-row>
        <table:table-row table:number-rows-repeated="2" table:style-name="ro5">
          <table:table-cell table:number-columns-repeated="16384"/>
        </table:table-row>
        <table:table-row table:number-rows-repeated="6" table:style-name="ro5">
          <table:table-cell table:style-name="ce282"/>
          <table:table-cell table:style-name="ce284"/>
          <table:table-cell table:number-columns-repeated="16382" table:style-name="ce119"/>
        </table:table-row>
        <table:table-row table:number-rows-repeated="1048543" table:style-name="ro5">
          <table:table-cell table:number-columns-repeated="16384"/>
        </table:table-row>
        <table:named-expressions>
          <table:named-range table:name="Print_Area" table:cell-range-address="Table_4_5.$A$1:Table_4_5.$M$25" table:base-cell-address="Table_4_5.$A$1"/>
        </table:named-expressions>
      </table:table>
      <table:table table:name="Table_4_6" table:style-name="ta11">
        <table:table-column table:style-name="co14" table:default-cell-style-name="ce282"/>
        <table:table-column table:style-name="co34" table:default-cell-style-name="ce284"/>
        <table:table-column table:style-name="co7" table:number-columns-repeated="4" table:default-cell-style-name="ce285"/>
        <table:table-column table:style-name="co7" table:number-columns-repeated="7" table:default-cell-style-name="ce119"/>
        <table:table-column table:style-name="co1" table:number-columns-repeated="16371" table:default-cell-style-name="ce119"/>
        <table:table-row table:style-name="ro4">
          <table:table-cell office:value-type="string" table:style-name="ce289">
            <text:p>TABLE 4.6 <text:s text:c="2"/>GDP for fishing: 2009 to 2019</text:p>
          </table:table-cell>
          <table:table-cell table:style-name="ce247"/>
          <table:table-cell table:number-columns-repeated="4" table:style-name="ce290"/>
          <table:table-cell table:number-columns-repeated="16378" table:style-name="ce247"/>
        </table:table-row>
        <table:table-row table:style-name="ro5">
          <table:table-cell table:number-columns-repeated="16384"/>
        </table:table-row>
        <table:table-row table:style-name="ro19">
          <table:table-cell office:value-type="string" table:style-name="ce282">
            <text:p>£ million (unless otherwise specified)</text:p>
          </table:table-cell>
          <table:table-cell table:style-name="ce119"/>
          <table:table-cell table:number-columns-repeated="4" table:style-name="ce285"/>
          <table:table-cell table:number-columns-repeated="3" table:style-name="ce119"/>
          <table:table-cell table:style-name="ce291"/>
          <table:table-cell table:number-columns-repeated="16374" table:style-name="ce119"/>
        </table:table-row>
        <table:table-row table:style-name="ro5">
          <table:table-cell table:style-name="ce292"/>
          <table:table-cell table:style-name="ce293"/>
          <table:table-cell office:value-type="float" office:value="2009" table:style-name="ce294">
            <text:p>2009</text:p>
          </table:table-cell>
          <table:table-cell office:value-type="float" office:value="2010" table:style-name="ce294">
            <text:p>2010</text:p>
          </table:table-cell>
          <table:table-cell office:value-type="float" office:value="2011" table:style-name="ce294">
            <text:p>2011</text:p>
          </table:table-cell>
          <table:table-cell office:value-type="float" office:value="2012" table:style-name="ce294">
            <text:p>2012</text:p>
          </table:table-cell>
          <table:table-cell office:value-type="float" office:value="2013" table:style-name="ce294">
            <text:p>2013</text:p>
          </table:table-cell>
          <table:table-cell office:value-type="float" office:value="2014" table:style-name="ce294">
            <text:p>2014</text:p>
          </table:table-cell>
          <table:table-cell office:value-type="float" office:value="2015" table:style-name="ce294">
            <text:p>2015</text:p>
          </table:table-cell>
          <table:table-cell office:value-type="float" office:value="2016" table:style-name="ce294">
            <text:p>2016</text:p>
          </table:table-cell>
          <table:table-cell office:value-type="float" office:value="2017" table:style-name="ce294">
            <text:p>2017</text:p>
          </table:table-cell>
          <table:table-cell office:value-type="float" office:value="2018" table:style-name="ce294">
            <text:p>2018</text:p>
          </table:table-cell>
          <table:table-cell office:value-type="float" office:value="2019" table:style-name="ce294">
            <text:p>2019</text:p>
          </table:table-cell>
          <table:table-cell table:number-columns-repeated="5" table:style-name="ce295"/>
          <table:table-cell table:number-columns-repeated="16366" table:style-name="ce119"/>
        </table:table-row>
        <table:table-row table:style-name="ro23">
          <table:table-cell office:value-type="string" table:style-name="ce296">
            <text:p>GDP for Fishing<text:s/><text:span text:style-name="T1">(a)(b)</text:span></text:p>
          </table:table-cell>
          <table:table-cell table:style-name="ce282"/>
          <table:table-cell table:number-columns-repeated="4" table:style-name="ce297"/>
          <table:table-cell table:number-columns-repeated="7" table:style-name="ce298"/>
          <table:table-cell table:number-columns-repeated="11" table:style-name="ce299"/>
          <table:table-cell table:number-columns-repeated="16360"/>
        </table:table-row>
        <table:table-row table:style-name="ro24">
          <table:table-cell table:style-name="ce282"/>
          <table:table-cell office:value-type="string" table:style-name="ce284">
            <text:p>Current price gross value added at basic prices (KK37)<text:s/></text:p>
          </table:table-cell>
          <table:table-cell office:value-type="float" office:value="520" table:style-name="ce300">
            <text:p>520</text:p>
          </table:table-cell>
          <table:table-cell office:value-type="float" office:value="629" table:style-name="ce300">
            <text:p>629</text:p>
          </table:table-cell>
          <table:table-cell office:value-type="float" office:value="678" table:style-name="ce300">
            <text:p>678</text:p>
          </table:table-cell>
          <table:table-cell office:value-type="float" office:value="690" table:style-name="ce300">
            <text:p>690</text:p>
          </table:table-cell>
          <table:table-cell office:value-type="float" office:value="643" table:style-name="ce300">
            <text:p>643</text:p>
          </table:table-cell>
          <table:table-cell office:value-type="float" office:value="832" table:style-name="ce298">
            <text:p>832</text:p>
          </table:table-cell>
          <table:table-cell office:value-type="float" office:value="588" table:style-name="ce298">
            <text:p>588</text:p>
          </table:table-cell>
          <table:table-cell office:value-type="float" office:value="534" table:style-name="ce298">
            <text:p>534</text:p>
          </table:table-cell>
          <table:table-cell office:value-type="float" office:value="774" table:style-name="ce300">
            <text:p>774</text:p>
          </table:table-cell>
          <table:table-cell office:value-type="float" office:value="801" table:style-name="ce300">
            <text:p>801</text:p>
          </table:table-cell>
          <table:table-cell office:value-type="float" office:value="747" table:style-name="ce300">
            <text:p>747</text:p>
          </table:table-cell>
          <table:table-cell table:number-columns-repeated="10" table:style-name="ce301"/>
          <table:table-cell table:style-name="ce302"/>
          <table:table-cell table:number-columns-repeated="16360"/>
        </table:table-row>
        <table:table-row table:style-name="ro25">
          <table:table-cell table:style-name="ce282"/>
          <table:table-cell office:value-type="string" table:style-name="ce284">
            <text:p>Output index (chain volume measures) (L2KO) (2016=100)</text:p>
          </table:table-cell>
          <table:table-cell office:value-type="float" office:value="88.6" table:style-name="ce302">
            <text:p>88.6</text:p>
          </table:table-cell>
          <table:table-cell office:value-type="float" office:value="91.6" table:style-name="ce302">
            <text:p>91.6</text:p>
          </table:table-cell>
          <table:table-cell office:value-type="float" office:value="91.8" table:style-name="ce302">
            <text:p>91.8</text:p>
          </table:table-cell>
          <table:table-cell office:value-type="float" office:value="91.4" table:style-name="ce302">
            <text:p>91.4</text:p>
          </table:table-cell>
          <table:table-cell office:value-type="float" office:value="90.6" table:style-name="ce302">
            <text:p>90.6</text:p>
          </table:table-cell>
          <table:table-cell office:value-type="float" office:value="103.4" table:style-name="ce303">
            <text:p>103.4</text:p>
          </table:table-cell>
          <table:table-cell office:value-type="float" office:value="100" table:style-name="ce303">
            <text:p>100.0</text:p>
          </table:table-cell>
          <table:table-cell office:value-type="float" office:value="100" table:style-name="ce303">
            <text:p>100.0</text:p>
          </table:table-cell>
          <table:table-cell office:value-type="float" office:value="98.5" table:style-name="ce302">
            <text:p>98.5</text:p>
          </table:table-cell>
          <table:table-cell office:value-type="float" office:value="90.1" table:style-name="ce302">
            <text:p>90.1</text:p>
          </table:table-cell>
          <table:table-cell office:value-type="float" office:value="80.8" table:style-name="ce302">
            <text:p>80.8</text:p>
          </table:table-cell>
          <table:table-cell table:number-columns-repeated="10" table:style-name="ce299"/>
          <table:table-cell table:number-columns-repeated="16361" table:style-name="ce119"/>
        </table:table-row>
        <table:table-row table:style-name="ro11">
          <table:table-cell office:value-type="string" table:style-name="ce296">
            <text:p>GDP for Agriculture, Forestry and Fishing<text:span text:style-name="T1"><text:s/>(b)</text:span></text:p>
          </table:table-cell>
          <table:table-cell table:style-name="ce282"/>
          <table:table-cell table:number-columns-repeated="11" table:style-name="ce297"/>
          <table:table-cell table:number-columns-repeated="5" table:style-name="ce304"/>
          <table:table-cell table:number-columns-repeated="16366" table:style-name="ce119"/>
        </table:table-row>
        <table:table-row table:style-name="ro24">
          <table:table-cell table:style-name="ce282"/>
          <table:table-cell office:value-type="string" table:style-name="ce284">
            <text:p>Current price gross value added at basic prices (KKD5)<text:s/></text:p>
          </table:table-cell>
          <table:table-cell office:value-type="float" office:value="10747" table:style-name="ce305">
            <text:p>10,747</text:p>
          </table:table-cell>
          <table:table-cell office:value-type="float" office:value="9959" table:style-name="ce305">
            <text:p>9,959</text:p>
          </table:table-cell>
          <table:table-cell office:value-type="float" office:value="10628" table:style-name="ce305">
            <text:p>10,628</text:p>
          </table:table-cell>
          <table:table-cell office:value-type="float" office:value="11302" table:style-name="ce305">
            <text:p>11,302</text:p>
          </table:table-cell>
          <table:table-cell office:value-type="float" office:value="11979" table:style-name="ce305">
            <text:p>11,979</text:p>
          </table:table-cell>
          <table:table-cell office:value-type="float" office:value="12419" table:style-name="ce305">
            <text:p>12,419</text:p>
          </table:table-cell>
          <table:table-cell office:value-type="float" office:value="11913" table:style-name="ce305">
            <text:p>11,913</text:p>
          </table:table-cell>
          <table:table-cell office:value-type="float" office:value="12064" table:style-name="ce305">
            <text:p>12,064</text:p>
          </table:table-cell>
          <table:table-cell office:value-type="float" office:value="13660" table:style-name="ce305">
            <text:p>13,660</text:p>
          </table:table-cell>
          <table:table-cell office:value-type="float" office:value="13604" table:style-name="ce305">
            <text:p>13,604</text:p>
          </table:table-cell>
          <table:table-cell office:value-type="float" office:value="13570" table:style-name="ce305">
            <text:p>13,570</text:p>
          </table:table-cell>
          <table:table-cell table:number-columns-repeated="5" table:style-name="ce305"/>
          <table:table-cell table:number-columns-repeated="16366" table:style-name="ce119"/>
        </table:table-row>
        <table:table-row table:style-name="ro25">
          <table:table-cell table:style-name="ce282"/>
          <table:table-cell office:value-type="string" table:style-name="ce284">
            <text:p>Output index (chain volume measures) (L2KL) (2016=100)</text:p>
          </table:table-cell>
          <table:table-cell office:value-type="float" office:value="91.1" table:style-name="ce302">
            <text:p>91.1</text:p>
          </table:table-cell>
          <table:table-cell office:value-type="float" office:value="90.1" table:style-name="ce302">
            <text:p>90.1</text:p>
          </table:table-cell>
          <table:table-cell office:value-type="float" office:value="102.3" table:style-name="ce302">
            <text:p>102.3</text:p>
          </table:table-cell>
          <table:table-cell office:value-type="float" office:value="91.1" table:style-name="ce302">
            <text:p>91.1</text:p>
          </table:table-cell>
          <table:table-cell office:value-type="float" office:value="91.5" table:style-name="ce302">
            <text:p>91.5</text:p>
          </table:table-cell>
          <table:table-cell office:value-type="float" office:value="104.7" table:style-name="ce303">
            <text:p>104.7</text:p>
          </table:table-cell>
          <table:table-cell office:value-type="float" office:value="106.5" table:style-name="ce303">
            <text:p>106.5</text:p>
          </table:table-cell>
          <table:table-cell office:value-type="float" office:value="100" table:style-name="ce303">
            <text:p>100.0</text:p>
          </table:table-cell>
          <table:table-cell office:value-type="float" office:value="106.2" table:style-name="ce303">
            <text:p>106.2</text:p>
          </table:table-cell>
          <table:table-cell office:value-type="float" office:value="102.4" table:style-name="ce303">
            <text:p>102.4</text:p>
          </table:table-cell>
          <table:table-cell office:value-type="float" office:value="101.4" table:style-name="ce303">
            <text:p>101.4</text:p>
          </table:table-cell>
          <table:table-cell table:number-columns-repeated="5" table:style-name="ce302"/>
          <table:table-cell table:number-columns-repeated="16366" table:style-name="ce119"/>
        </table:table-row>
        <table:table-row table:style-name="ro7">
          <table:table-cell office:value-type="string" table:style-name="ce296">
            <text:p>GDP at Market Prices<text:span text:style-name="T1"><text:s/>(b)</text:span></text:p>
          </table:table-cell>
          <table:table-cell table:style-name="ce282"/>
          <table:table-cell table:number-columns-repeated="4" table:style-name="ce297"/>
          <table:table-cell table:number-columns-repeated="7" table:style-name="ce306"/>
          <table:table-cell table:number-columns-repeated="5" table:style-name="ce304"/>
          <table:table-cell table:number-columns-repeated="16366" table:style-name="ce119"/>
        </table:table-row>
        <table:table-row table:style-name="ro24">
          <table:table-cell table:style-name="ce282"/>
          <table:table-cell office:value-type="string" table:style-name="ce284">
            <text:p>Current price GDP at market prices (KKP5) (£ billion)</text:p>
          </table:table-cell>
          <table:table-cell office:value-type="float" office:value="1408.9369999999999" table:style-name="ce305">
            <text:p>1,409</text:p>
          </table:table-cell>
          <table:table-cell office:value-type="float" office:value="1442.377" table:style-name="ce305">
            <text:p>1,442</text:p>
          </table:table-cell>
          <table:table-cell office:value-type="float" office:value="1481.518" table:style-name="ce305">
            <text:p>1,482</text:p>
          </table:table-cell>
          <table:table-cell office:value-type="float" office:value="1530.213" table:style-name="ce305">
            <text:p>1,530</text:p>
          </table:table-cell>
          <table:table-cell office:value-type="float" office:value="1590.569" table:style-name="ce305">
            <text:p>1,591</text:p>
          </table:table-cell>
          <table:table-cell office:value-type="float" office:value="1660.1880000000001" table:style-name="ce305">
            <text:p>1,660</text:p>
          </table:table-cell>
          <table:table-cell office:value-type="float" office:value="1709.325" table:style-name="ce305">
            <text:p>1,709</text:p>
          </table:table-cell>
          <table:table-cell office:value-type="float" office:value="1778.134" table:style-name="ce305">
            <text:p>1,778</text:p>
          </table:table-cell>
          <table:table-cell office:value-type="float" office:value="1846.694" table:style-name="ce305">
            <text:p>1,847</text:p>
          </table:table-cell>
          <table:table-cell office:value-type="float" office:value="1922.0229999999999" table:style-name="ce305">
            <text:p>1,922</text:p>
          </table:table-cell>
          <table:table-cell office:value-type="float" office:value="1984.789" table:style-name="ce305">
            <text:p>1,985</text:p>
          </table:table-cell>
          <table:table-cell table:number-columns-repeated="5" table:style-name="ce307"/>
          <table:table-cell table:number-columns-repeated="3" table:style-name="ce308"/>
          <table:table-cell table:number-columns-repeated="16363" table:style-name="ce119"/>
        </table:table-row>
        <table:table-row table:style-name="ro24">
          <table:table-cell table:style-name="ce282"/>
          <table:table-cell office:value-type="string" table:style-name="ce284">
            <text:p>Chain volume measures index (YBEZ) (2016=100)</text:p>
          </table:table-cell>
          <table:table-cell office:value-type="float" office:value="87.1" table:style-name="ce302">
            <text:p>87.1</text:p>
          </table:table-cell>
          <table:table-cell office:value-type="float" office:value="88.8" table:style-name="ce302">
            <text:p>88.8</text:p>
          </table:table-cell>
          <table:table-cell office:value-type="float" office:value="90.1" table:style-name="ce302">
            <text:p>90.1</text:p>
          </table:table-cell>
          <table:table-cell office:value-type="float" office:value="91.5" table:style-name="ce302">
            <text:p>91.5</text:p>
          </table:table-cell>
          <table:table-cell office:value-type="float" office:value="93.4" table:style-name="ce302">
            <text:p>93.4</text:p>
          </table:table-cell>
          <table:table-cell office:value-type="float" office:value="95.9" table:style-name="ce303">
            <text:p>95.9</text:p>
          </table:table-cell>
          <table:table-cell office:value-type="float" office:value="98.1" table:style-name="ce303">
            <text:p>98.1</text:p>
          </table:table-cell>
          <table:table-cell office:value-type="float" office:value="100" table:style-name="ce303">
            <text:p>100.0</text:p>
          </table:table-cell>
          <table:table-cell office:value-type="float" office:value="101.9" table:style-name="ce303">
            <text:p>101.9</text:p>
          </table:table-cell>
          <table:table-cell office:value-type="float" office:value="103.3" table:style-name="ce303">
            <text:p>103.3</text:p>
          </table:table-cell>
          <table:table-cell office:value-type="float" office:value="104.7" table:style-name="ce303">
            <text:p>104.7</text:p>
          </table:table-cell>
          <table:table-cell table:number-columns-repeated="8" table:style-name="ce305"/>
          <table:table-cell table:number-columns-repeated="16363" table:style-name="ce119"/>
        </table:table-row>
        <table:table-row table:style-name="ro7">
          <table:table-cell office:value-type="string" table:style-name="ce296">
            <text:p>Percentage contribution of GVA from fishing to GVA for agriculture, hunting, forestry and fishing</text:p>
          </table:table-cell>
          <table:table-cell table:style-name="ce282"/>
          <table:table-cell table:number-columns-repeated="4" table:style-name="ce297"/>
          <table:table-cell table:number-columns-repeated="7" table:style-name="ce306"/>
          <table:table-cell table:number-columns-repeated="5" table:style-name="ce304"/>
          <table:table-cell table:number-columns-repeated="16366" table:style-name="ce119"/>
        </table:table-row>
        <table:table-row table:style-name="ro17">
          <table:table-cell table:style-name="ce282"/>
          <table:table-cell office:value-type="string" table:style-name="ce284">
            <text:p>Current prices (%)</text:p>
          </table:table-cell>
          <table:table-cell office:value-type="percentage" office:value="4.8385595980273567E-2" table:style-name="ce309">
            <text:p>4.8%</text:p>
          </table:table-cell>
          <table:table-cell office:value-type="percentage" office:value="6.3158951701978105E-2" table:style-name="ce309">
            <text:p>6.3%</text:p>
          </table:table-cell>
          <table:table-cell office:value-type="percentage" office:value="6.3793752352277008E-2" table:style-name="ce309">
            <text:p>6.4%</text:p>
          </table:table-cell>
          <table:table-cell office:value-type="percentage" office:value="6.1051141390904264E-2" table:style-name="ce309">
            <text:p>6.1%</text:p>
          </table:table-cell>
          <table:table-cell office:value-type="percentage" office:value="5.3677268553301613E-2" table:style-name="ce309">
            <text:p>5.4%</text:p>
          </table:table-cell>
          <table:table-cell office:value-type="percentage" office:value="6.6994121909976653E-2" table:style-name="ce309">
            <text:p>6.7%</text:p>
          </table:table-cell>
          <table:table-cell office:value-type="percentage" office:value="4.9357844371694784E-2" table:style-name="ce309">
            <text:p>4.9%</text:p>
          </table:table-cell>
          <table:table-cell office:value-type="percentage" office:value="4.4263925729442974E-2" table:style-name="ce309">
            <text:p>4.4%</text:p>
          </table:table-cell>
          <table:table-cell office:value-type="percentage" office:value="5.6661786237188871E-2" table:style-name="ce309">
            <text:p>5.7%</text:p>
          </table:table-cell>
          <table:table-cell office:value-type="percentage" office:value="5.8879741252572775E-2" table:style-name="ce309">
            <text:p>5.9%</text:p>
          </table:table-cell>
          <table:table-cell office:value-type="percentage" office:value="5.5047899778924096E-2" table:style-name="ce309">
            <text:p>5.5%</text:p>
          </table:table-cell>
          <table:table-cell table:number-columns-repeated="5" table:style-name="ce310"/>
          <table:table-cell table:number-columns-repeated="16366" table:style-name="ce119"/>
        </table:table-row>
        <table:table-row table:style-name="ro19">
          <table:table-cell table:style-name="ce311"/>
          <table:table-cell table:style-name="ce312"/>
          <table:table-cell table:number-columns-repeated="11" table:style-name="ce313"/>
          <table:table-cell table:number-columns-repeated="4" table:style-name="ce302"/>
          <table:table-cell table:style-name="ce314"/>
          <table:table-cell table:number-columns-repeated="16366" table:style-name="ce119"/>
        </table:table-row>
        <table:table-row table:style-name="ro1">
          <table:table-cell office:value-type="string" table:number-columns-spanned="6" table:number-rows-spanned="1" table:style-name="ce320">
            <text:p>Source: <text:s/>Office for National Statistics</text:p>
          </table:table-cell>
          <table:covered-table-cell table:number-columns-repeated="5"/>
          <table:table-cell table:number-columns-repeated="4" table:style-name="ce306"/>
          <table:table-cell table:number-columns-repeated="16374" table:style-name="ce119"/>
        </table:table-row>
        <table:table-row table:style-name="ro13">
          <table:table-cell table:style-name="ce282"/>
          <table:table-cell table:style-name="ce315"/>
          <table:table-cell table:number-columns-repeated="4" table:style-name="ce316"/>
          <table:table-cell table:number-columns-repeated="4" table:style-name="ce306"/>
          <table:table-cell table:number-columns-repeated="16374" table:style-name="ce119"/>
        </table:table-row>
        <table:table-row table:style-name="ro1">
          <table:table-cell office:value-type="string" table:style-name="ce282">
            <text:p>(a)</text:p>
          </table:table-cell>
          <table:table-cell office:value-type="string" table:style-name="ce317">
            <text:p>GDP for fishing includes landings abroad and aquaculture, according to the KK37 index.</text:p>
          </table:table-cell>
          <table:table-cell table:number-columns-repeated="2" table:style-name="ce318"/>
          <table:table-cell table:number-columns-repeated="2" table:style-name="ce319"/>
          <table:table-cell table:number-columns-repeated="4" table:style-name="ce306"/>
          <table:table-cell table:number-columns-repeated="16374" table:style-name="ce119"/>
        </table:table-row>
        <table:table-row table:style-name="ro26">
          <table:table-cell office:value-type="string" table:style-name="ce282">
            <text:p>(b)</text:p>
          </table:table-cell>
          <table:table-cell office:value-type="string" table:number-columns-spanned="12" table:number-rows-spanned="1" table:style-name="ce321">
            <text:p>From 2019 the Office for National Statistics (ONS) has <text:s/>introduced a new framework to produce real estimates of gross domestic product (GDP), including double deflations and improvements to main data sources. <text:s/>Details are available at: https://www.ons.gov.uk/economy/nationalaccounts/uksectoraccounts/articles/nationalaccountsarticles/transformationofgrossdomesticproductinbluebook2019</text:p>
          </table:table-cell>
          <table:covered-table-cell table:number-columns-repeated="11"/>
          <table:table-cell table:number-columns-repeated="16371" table:style-name="ce119"/>
        </table:table-row>
        <table:table-row table:style-name="ro1">
          <table:table-cell table:style-name="ce282"/>
          <table:table-cell table:style-name="ce284"/>
          <table:table-cell table:number-columns-repeated="4" table:style-name="ce285"/>
          <table:table-cell table:number-columns-repeated="4" table:style-name="ce306"/>
          <table:table-cell table:number-columns-repeated="16374" table:style-name="ce119"/>
        </table:table-row>
        <table:table-row table:style-name="ro5">
          <table:table-cell table:number-columns-repeated="16384"/>
        </table:table-row>
        <table:table-row table:style-name="ro5">
          <table:table-cell table:style-name="ce282"/>
          <table:table-cell table:style-name="ce284"/>
          <table:table-cell table:number-columns-repeated="11" table:style-name="ce285"/>
          <table:table-cell table:number-columns-repeated="16371" table:style-name="ce119"/>
        </table:table-row>
        <table:table-row table:style-name="ro5">
          <table:table-cell table:number-columns-repeated="16384"/>
        </table:table-row>
        <table:table-row table:style-name="ro5">
          <table:table-cell table:style-name="ce282"/>
          <table:table-cell table:style-name="ce284"/>
          <table:table-cell table:number-columns-repeated="16" table:style-name="ce285"/>
          <table:table-cell table:number-columns-repeated="16366"/>
        </table:table-row>
        <table:table-row table:number-rows-repeated="7" table:style-name="ro5">
          <table:table-cell table:style-name="ce282"/>
          <table:table-cell table:style-name="ce284"/>
          <table:table-cell table:number-columns-repeated="5" table:style-name="ce285"/>
          <table:table-cell table:number-columns-repeated="16377" table:style-name="ce119"/>
        </table:table-row>
        <table:table-row table:number-rows-repeated="3" table:style-name="ro5">
          <table:table-cell table:number-columns-repeated="6"/>
          <table:table-cell table:style-name="ce285"/>
          <table:table-cell table:number-columns-repeated="16377"/>
        </table:table-row>
        <table:table-row table:number-rows-repeated="1048541" table:style-name="ro5">
          <table:table-cell table:number-columns-repeated="16384"/>
        </table:table-row>
        <table:named-expressions>
          <table:named-range table:name="Print_Area" table:cell-range-address="Table_4_6.$A$1:Table_4_6.$K$20" table:base-cell-address="Table_4_6.$A$1"/>
        </table:named-expressions>
      </table:table>
      <table:named-expressions>
        <table:named-expression table:name="Areas" table:expression="of:=OFFSET([.#REF!];1;0;COUNTA([.#REF!])-1;1)" table:base-cell-address="Contents.$A$1"/>
        <table:named-expression table:name="Countries" table:expression="of:=OFFSET([.#REF!];1;0;COUNTA([.#REF!]);1)" table:base-cell-address="Contents.$A$1"/>
        <table:named-expression table:name="Data" table:expression="of:=OFFSET([.#REF!];1;1;COUNTA([.#REF!]);COUNTA([.#REF!]))" table:base-cell-address="Contents.$A$1"/>
        <table:named-expression table:name="Years" table:expression="of:=OFFSET([.#REF!];0;1;1;COUNTA([.#REF!]))" table:base-cell-address="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MS Sans Serif" svg:font-family="&quot;MS Sans Serif&quot;"/>
    <style:font-face style:name="Times New Roman" svg:font-family="&quot;Times New Roman&quot;"/>
    <style:font-face style:name="Arial Baltic" svg:font-family="&quot;Arial Baltic&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2">
      <number:month number:textual="true"/>
      <number:text>-</number:text>
      <number:year/>
    </number:date-style>
    <number:text-style style:name="N30">
      <number:text-content/>
    </number:text-style>
    <number:text-style style:name="N36P0">
      <number:text>-</number:text>
    </number:text-style>
    <number:number-style style:name="N36P1">
      <number:number number:decimal-places="0" number:min-integer-digits="0"/>
    </number:number-style>
    <number:number-style style:name="N36">
      <number:number number:decimal-places="0" number:min-integer-digits="1" number:grouping="true"/>
      <style:map style:condition="value()=0" style:apply-style-name="N36P0"/>
      <style:map style:condition="value()&lt;0.5" style:apply-style-name="N36P1"/>
    </number:number-style>
    <number:text-style style:name="N37P0">
      <number:text>-</number:text>
    </number:text-style>
    <number:text-style style:name="N37P1">
      <number:text>..</number:text>
    </number:text-style>
    <number:number-style style:name="N37">
      <number:number number:decimal-places="1" number:min-integer-digits="1" number:grouping="true"/>
      <style:map style:condition="value()=0" style:apply-style-name="N37P0"/>
      <style:map style:condition="value()&lt;0.05" style:apply-style-name="N37P1"/>
    </number:number-style>
    <number:number-style style:name="N38">
      <number:number number:decimal-places="4" number:min-integer-digits="1"/>
    </number:number-style>
    <number:text-style style:name="N39P0">
      <number:text>-</number:text>
    </number:text-style>
    <number:text-style style:name="N39P1">
      <number:text>..</number:text>
    </number:text-style>
    <number:number-style style:name="N39">
      <number:number number:decimal-places="1" number:min-integer-digits="1" number:grouping="true"/>
      <style:map style:condition="value()=0" style:apply-style-name="N39P0"/>
      <style:map style:condition="value()&lt;0.1" style:apply-style-name="N39P1"/>
    </number:number-style>
    <number:text-style style:name="N40P0">
      <number:text>-</number:text>
    </number:text-style>
    <number:text-style style:name="N40P1">
      <number:text>..</number:text>
    </number:text-style>
    <number:number-style style:name="N40">
      <number:number number:decimal-places="0" number:min-integer-digits="1" number:grouping="true"/>
      <style:map style:condition="value()=0" style:apply-style-name="N40P0"/>
      <style:map style:condition="value()&lt;0.05" style:apply-style-name="N40P1"/>
    </number:number-style>
    <number:text-style style:name="N41P0">
      <number:text>-</number:text>
    </number:text-style>
    <number:text-style style:name="N41P1">
      <number:text>..</number:text>
    </number:text-style>
    <number:number-style style:name="N41">
      <number:number number:decimal-places="0" number:min-integer-digits="1" number:grouping="true"/>
      <style:map style:condition="value()=0" style:apply-style-name="N41P0"/>
      <style:map style:condition="value()&lt;0.1" style:apply-style-name="N41P1"/>
    </number:number-style>
    <number:number-style style:name="N42">
      <number:number number:decimal-places="1" number:min-integer-digits="1"/>
    </number:number-style>
    <number:percentage-style style:name="N43">
      <number:number number:decimal-places="1" number:min-integer-digits="1"/>
      <number:text>%</number:text>
    </number:percentage-style>
    <number:number-style style:name="N44">
      <number:number number:decimal-places="1" number:min-integer-digits="1" number:grouping="true"/>
    </number:number-style>
    <style:style style:name="Inscode" style:family="table-cell" style:data-style-name="N0">
      <style:table-cell-properties fo:background-color="transparent"/>
      <style:text-properties fo:color="#00008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font-size="12pt" style:font-size-asian="12pt" style:font-size-complex="12pt"/>
    </style:style>
    <style:style style:name="Normal_32_2_32_2" style:display-name="Normal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Table_32_4.6" style:display-name="Normal 2_Table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MS Sans Serif" style:font-name-asian="MS Sans Serif" style:font-name-complex="MS Sans Serif"/>
    </style:style>
    <style:style style:name="Normal_32_5" style:display-name="Normal 5" style:family="table-cell" style:data-style-name="N0">
      <style:table-cell-properties style:vertical-align="automatic" fo:background-color="transparent"/>
      <style:text-properties style:font-name="MS Sans Serif" style:font-name-asian="MS Sans Serif" style:font-name-complex="MS Sans Serif"/>
    </style:style>
    <style:style style:name="Normal_rpihist2" style:family="table-cell" style:data-style-name="N0">
      <style:table-cell-properties style:vertical-align="automatic" fo:background-color="transparent"/>
      <style:text-properties style:font-name="Times New Roman" style:font-name-asian="Times New Roman" style:font-name-complex="Times New Roman" style:font-family-generic="roman"/>
    </style:style>
    <style:style style:name="Normal_Sheet1" style:family="table-cell" style:data-style-name="N0">
      <style:table-cell-properties style:vertical-align="automatic" fo:background-color="transparent"/>
      <style:text-properties style:font-name="MS Sans Serif" style:font-name-asian="MS Sans Serif" style:font-name-complex="MS Sans Serif"/>
    </style:style>
    <style:style style:name="Normal_TAB3_1" style:family="table-cell" style:data-style-name="N0">
      <style:table-cell-properties style:vertical-align="automatic" fo:background-color="transparent"/>
      <style:text-properties style:font-name="MS Sans Serif" style:font-name-asian="MS Sans Serif" style:font-name-complex="MS Sans Serif"/>
    </style:style>
    <style:style style:name="Normal_TAB3_3" style:family="table-cell" style:data-style-name="N0">
      <style:table-cell-properties style:vertical-align="automatic" fo:background-color="transparent"/>
      <style:text-properties style:font-name="MS Sans Serif" style:font-name-asian="MS Sans Serif" style:font-name-complex="MS Sans Serif"/>
    </style:style>
    <style:style style:name="Normal_TAB4-4" style:family="table-cell" style:data-style-name="N0">
      <style:table-cell-properties style:vertical-align="automatic" fo:background-color="transparent"/>
      <style:text-properties style:font-name="MS Sans Serif" style:font-name-asian="MS Sans Serif" style:font-name-complex="MS Sans Serif"/>
    </style:style>
    <style:style style:name="Normal_TAB4-4_4.4a_32_-_32_Cod" style:display-name="Normal_TAB4-4_4.4a - Cod" style:family="table-cell" style:data-style-name="N0">
      <style:table-cell-properties style:vertical-align="automatic" fo:background-color="transparent"/>
      <style:text-properties style:font-name="MS Sans Serif" style:font-name-asian="MS Sans Serif" style:font-name-complex="MS Sans Serif"/>
    </style:style>
    <style:style style:name="Normal_TAB4-4_4.4b_32_-_32_Haddock" style:display-name="Normal_TAB4-4_4.4b - Haddock" style:family="table-cell" style:data-style-name="N0">
      <style:table-cell-properties style:vertical-align="automatic" fo:background-color="transparent"/>
      <style:text-properties style:font-name="MS Sans Serif" style:font-name-asian="MS Sans Serif" style:font-name-complex="MS Sans Serif"/>
    </style:style>
    <style:style style:name="Normal_TAB4-4_4.4c_32_-_32_Shrimps_32_and_32_Prawns" style:display-name="Normal_TAB4-4_4.4c - Shrimps and Prawns" style:family="table-cell" style:data-style-name="N0">
      <style:table-cell-properties style:vertical-align="automatic" fo:background-color="transparent"/>
      <style:text-properties style:font-name="MS Sans Serif" style:font-name-asian="MS Sans Serif" style:font-name-complex="MS Sans Serif"/>
    </style:style>
    <style:style style:name="Normal_TAB4-4_4.4d_32_-_32_Tuna" style:display-name="Normal_TAB4-4_4.4d - Tuna" style:family="table-cell" style:data-style-name="N0">
      <style:table-cell-properties style:vertical-align="automatic" fo:background-color="transparent"/>
      <style:text-properties style:font-name="MS Sans Serif" style:font-name-asian="MS Sans Serif" style:font-name-complex="MS Sans Serif"/>
    </style:style>
    <style:style style:name="Normal_TAB4-4_4.4e_32_-_32_Mackerel" style:display-name="Normal_TAB4-4_4.4e - Mackerel" style:family="table-cell" style:data-style-name="N0">
      <style:table-cell-properties style:vertical-align="automatic" fo:background-color="transparent"/>
      <style:text-properties style:font-name="MS Sans Serif" style:font-name-asian="MS Sans Serif" style:font-name-complex="MS Sans Serif"/>
    </style:style>
    <style:style style:name="Normal_Table_32_4.6" style:display-name="Normal_Table 4.6" style:family="table-cell" style:data-style-name="N0">
      <style:table-cell-properties style:vertical-align="automatic" fo:background-color="transparent"/>
      <style:text-properties style:font-name="MS Sans Serif" style:font-name-asian="MS Sans Serif" style:font-name-complex="MS Sans Serif"/>
    </style:style>
    <style:style style:name="Normal_Table4.1" style:family="table-cell" style:data-style-name="N0">
      <style:table-cell-properties style:vertical-align="automatic" fo:background-color="transparent"/>
      <style:text-properties style:font-name="MS Sans Serif" style:font-name-asian="MS Sans Serif" style:font-name-complex="MS Sans Serif"/>
    </style:style>
    <style:style style:name="Percent_32_2" style:display-name="Percent 2" style:family="table-cell" style:data-style-name="N13"/>
    <style:style style:name="Refdb_32_standard" style:display-name="Refdb standard" style:family="table-cell" style:data-style-name="N22">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11811023622047in" fo:margin-bottom="0.511811023622047in" fo:margin-left="0.78740157480315in" fo:margin-right="0.590551181102362in" style:print-orientation="portrait" style:print-page-order="ttb" style:first-page-number="56" style:scale-to="93%" style:table-centering="horizontal" style:print="objects charts drawings"/>
      <style:header-style>
        <style:header-footer-properties fo:min-height="0.118110236220472in" fo:margin-left="0in" fo:margin-right="0in" fo:margin-bottom="0in"/>
      </style:header-style>
      <style:footer-style>
        <style:header-footer-properties fo:min-height="0.433070866141732in" fo:margin-left="0in" fo:margin-right="0in" fo:margin-top="0in"/>
      </style:footer-style>
    </style:page-layout>
    <style:page-layout style:name="pm3">
      <style:page-layout-properties fo:margin-top="0.511811023622047in" fo:margin-bottom="0.511811023622047in" fo:margin-left="0.78740157480315in" fo:margin-right="0.78740157480315in" style:print-orientation="portrait" style:print-page-order="ttb" style:first-page-number="30" style:scale-to="92%" style:table-centering="none" style:print="objects charts drawings"/>
      <style:header-style>
        <style:header-footer-properties fo:min-height="0.118110236220472in" fo:margin-left="0in" fo:margin-right="0in" fo:margin-bottom="0in"/>
      </style:header-style>
      <style:footer-style>
        <style:header-footer-properties fo:min-height="0.433070866141732in" fo:margin-left="0in" fo:margin-right="0in" fo:margin-top="0in"/>
      </style:footer-style>
    </style:page-layout>
    <style:page-layout style:name="pm4">
      <style:page-layout-properties fo:margin-top="0.511811023622047in" fo:margin-bottom="0.511811023622047in" fo:margin-left="0.78740157480315in" fo:margin-right="0.590551181102362in" style:print-orientation="portrait" style:print-page-order="ttb" style:first-page-number="79" style:scale-to="98%" style:table-centering="horizontal" style:print="objects charts drawings"/>
      <style:header-style>
        <style:header-footer-properties fo:min-height="0.118110236220472in" fo:margin-left="0in" fo:margin-right="0in" fo:margin-bottom="0in"/>
      </style:header-style>
      <style:footer-style>
        <style:header-footer-properties fo:min-height="0.433070866141732in" fo:margin-left="0in" fo:margin-right="0in" fo:margin-top="0in"/>
      </style:footer-style>
    </style:page-layout>
    <style:page-layout style:name="pm5">
      <style:page-layout-properties fo:margin-top="0.511811023622047in" fo:margin-bottom="0.511811023622047in" fo:margin-left="0.78740157480315in" fo:margin-right="0.590551181102362in" style:print-orientation="portrait" style:print-page-order="ttb" style:first-page-number="79" style:scale-to="97%" style:table-centering="horizontal" style:print="objects charts drawings"/>
      <style:header-style>
        <style:header-footer-properties fo:min-height="0.118110236220472in" fo:margin-left="0in" fo:margin-right="0in" fo:margin-bottom="0in"/>
      </style:header-style>
      <style:footer-style>
        <style:header-footer-properties fo:min-height="0.433070866141732in" fo:margin-left="0in" fo:margin-right="0in" fo:margin-top="0in"/>
      </style:footer-style>
    </style:page-layout>
    <style:page-layout style:name="pm6">
      <style:page-layout-properties fo:margin-top="0.511811023622047in" fo:margin-bottom="0.511811023622047in" fo:margin-left="0.590551181102362in" fo:margin-right="0.590551181102362in" style:print-orientation="portrait" style:print-page-order="ttb" style:first-page-number="30" style:scale-to="96%" style:table-centering="none" style:print="objects charts drawings"/>
      <style:header-style>
        <style:header-footer-properties fo:min-height="0.118110236220472in" fo:margin-left="0in" fo:margin-right="0in" fo:margin-bottom="0in"/>
      </style:header-style>
      <style:footer-style>
        <style:header-footer-properties fo:min-height="0.236220472440945in" fo:margin-left="0in" fo:margin-right="0in" fo:margin-top="0in"/>
      </style:footer-style>
    </style:page-layout>
    <style:page-layout style:name="pm7">
      <style:page-layout-properties fo:margin-top="0.511811023622047in" fo:margin-bottom="0.511811023622047in" fo:margin-left="0.78740157480315in" fo:margin-right="0.590551181102362in" style:print-orientation="portrait" style:print-page-order="ttb" style:first-page-number="79" style:scale-to="100%" style:table-centering="horizontal" style:print="objects charts drawings"/>
      <style:header-style>
        <style:header-footer-properties fo:min-height="0.118110236220472in" fo:margin-left="0in" fo:margin-right="0in" fo:margin-bottom="0in"/>
      </style:header-style>
      <style:footer-style>
        <style:header-footer-properties fo:min-height="0.433070866141732in" fo:margin-left="0in" fo:margin-right="0in" fo:margin-top="0in"/>
      </style:footer-style>
    </style:page-layout>
    <style:page-layout style:name="pm8">
      <style:page-layout-properties fo:margin-top="0.511811023622047in" fo:margin-bottom="0.511811023622047in" fo:margin-left="0.78740157480315in" fo:margin-right="0.590551181102362in" style:print-orientation="portrait" style:print-page-order="ttb" style:first-page-number="56" style:scale-to="100%" style:table-centering="horizontal" style:print="objects charts drawings"/>
      <style:header-style>
        <style:header-footer-properties fo:min-height="0.118110236220472in" fo:margin-left="0in" fo:margin-right="0in" fo:margin-bottom="0in"/>
      </style:header-style>
      <style:footer-style>
        <style:header-footer-properties fo:min-height="0.433070866141732in" fo:margin-left="0in" fo:margin-right="0in" fo:margin-top="0in"/>
      </style:footer-style>
    </style:page-layout>
    <style:page-layout style:name="pm9">
      <style:page-layout-properties fo:margin-top="0.511811023622047in" fo:margin-bottom="0.511811023622047in" fo:margin-left="0.78740157480315in" fo:margin-right="0.590551181102362in" style:print-orientation="portrait" style:print-page-order="ttb" style:first-page-number="69" style:scale-to="100%" style:table-centering="horizontal" style:print="objects charts drawings"/>
      <style:header-style>
        <style:header-footer-properties fo:min-height="0.118110236220472in" fo:margin-left="0in" fo:margin-right="0in" fo:margin-bottom="0in"/>
      </style:header-style>
      <style:footer-style>
        <style:header-footer-properties fo:min-height="0.433070866141732in" fo:margin-left="0in" fo:margin-right="0in" fo:margin-top="0in"/>
      </style:footer-style>
    </style:page-layout>
    <style:page-layout style:name="pm10">
      <style:page-layout-properties fo:margin-top="0.511811023622047in" fo:margin-bottom="0.511811023622047in" fo:margin-left="0.590551181102362in" fo:margin-right="0.78740157480315in" style:print-orientation="portrait" style:print-page-order="ttb" style:first-page-number="continue" style:scale-to="88%" style:table-centering="horizontal" style:print="objects charts drawings"/>
      <style:header-style>
        <style:header-footer-properties fo:min-height="0.118110236220472in" fo:margin-left="0in" fo:margin-right="0in" fo:margin-bottom="0in"/>
      </style:header-style>
      <style:footer-style>
        <style:header-footer-properties fo:min-height="0.433070866141732in" fo:margin-left="0in" fo:margin-right="0in" fo:margin-top="0in"/>
      </style:footer-style>
    </style:page-layout>
    <style:page-layout style:name="pm11">
      <style:page-layout-properties fo:margin-top="0.511811023622047in" fo:margin-bottom="0.511811023622047in" fo:margin-left="0.590551181102362in" fo:margin-right="0.78740157480315in" style:print-orientation="portrait" style:print-page-order="ttb" style:first-page-number="continue" style:scale-to="100%" style:table-centering="horizontal" style:print="objects charts drawings"/>
      <style:header-style>
        <style:header-footer-properties fo:min-height="0.118110236220472in" fo:margin-left="0in" fo:margin-right="0in" fo:margin-bottom="0in"/>
      </style:header-style>
      <style:footer-style>
        <style:header-footer-properties fo:min-height="0.43307086614173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style:master-page style:name="mp10" style:page-layout-name="pm10">
      <style:header/>
      <style:header-left style:display="false"/>
      <style:footer/>
      <style:footer-left style:display="false"/>
    </style:master-page>
    <style:master-page style:name="mp11" style:page-layout-name="pm1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MAFF</meta:initial-creator>
    <dc:creator>Cavanagh, Rebecca (MMO)</dc:creator>
    <meta:creation-date>2001-04-12T12:01:24Z</meta:creation-date>
    <dc:date>2020-09-21T16:21:45Z</dc:date>
    <meta:print-date>2013-09-04T15:19:54Z</meta:print-date>
    <meta:user-defined meta:name="ContentTypeId">0x0101007E434B182758D944875D23339ED9F9BD</meta:user-defined>
  </office:meta>
</office:document-meta>
</file>